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Tahoma" svg:font-family="Tahoma" style:font-family-generic="system" style:font-pitch="variable"/>
  </office:font-face-decls>
  <office:automatic-styles>
    <style:style style:name="co1" style:family="table-column">
      <style:table-column-properties fo:break-before="auto" style:column-width="2.752cm"/>
    </style:style>
    <style:style style:name="co2" style:family="table-column">
      <style:table-column-properties fo:break-before="auto" style:column-width="15.637cm"/>
    </style:style>
    <style:style style:name="co3" style:family="table-column">
      <style:table-column-properties fo:break-before="auto" style:column-width="13.52cm"/>
    </style:style>
    <style:style style:name="co4" style:family="table-column">
      <style:table-column-properties fo:break-before="auto" style:column-width="5.927cm"/>
    </style:style>
    <style:style style:name="co5" style:family="table-column">
      <style:table-column-properties fo:break-before="auto" style:column-width="3.175cm"/>
    </style:style>
    <style:style style:name="co0" style:family="table-column">
      <style:table-column-properties fo:break-before="auto" style:column-width="3.175cm"/>
    </style:style>
    <style:style style:name="co6" style:family="table-column">
      <style:table-column-properties fo:break-before="auto" style:column-width="2.143cm"/>
    </style:style>
    <style:style style:name="co7" style:family="table-column">
      <style:table-column-properties fo:break-before="auto" style:column-width="2.328cm"/>
    </style:style>
    <style:style style:name="co8" style:family="table-column">
      <style:table-column-properties fo:break-before="auto" style:column-width="4.445cm"/>
    </style:style>
    <style:style style:name="co9" style:family="table-column">
      <style:table-column-properties fo:break-before="auto" style:column-width="3.572cm"/>
    </style:style>
    <style:style style:name="co10" style:family="table-column">
      <style:table-column-properties fo:break-before="auto" style:column-width="15.531cm"/>
    </style:style>
    <style:style style:name="co11" style:family="table-column">
      <style:table-column-properties fo:break-before="auto" style:column-width="11.271cm"/>
    </style:style>
    <style:style style:name="co19" style:family="table-column">
      <style:table-column-properties fo:break-before="auto" style:column-width="9.102cm"/>
    </style:style>
    <style:style style:name="co20" style:family="table-column">
      <style:table-column-properties fo:break-before="auto" style:column-width="16.087cm"/>
    </style:style>
    <style:style style:name="co21" style:family="table-column">
      <style:table-column-properties fo:break-before="auto" style:column-width="4.26cm"/>
    </style:style>
    <style:style style:name="co22" style:family="table-column">
      <style:table-column-properties fo:break-before="auto" style:column-width="7.805cm"/>
    </style:style>
    <style:style style:name="co23" style:family="table-column">
      <style:table-column-properties fo:break-before="auto" style:column-width="15.928cm"/>
    </style:style>
    <style:style style:name="co24" style:family="table-column">
      <style:table-column-properties fo:break-before="auto" style:column-width="5.292cm"/>
    </style:style>
    <style:style style:name="co25" style:family="table-column">
      <style:table-column-properties fo:break-before="auto" style:column-width="15.372cm"/>
    </style:style>
    <style:style style:name="co26" style:family="table-column">
      <style:table-column-properties fo:break-before="auto" style:column-width="5.45cm"/>
    </style:style>
    <style:style style:name="co27" style:family="table-column">
      <style:table-column-properties fo:break-before="auto" style:column-width="16.907cm"/>
    </style:style>
    <style:style style:name="co28" style:family="table-column">
      <style:table-column-properties fo:break-before="auto" style:column-width="3.81cm"/>
    </style:style>
    <style:style style:name="co29" style:family="table-column">
      <style:table-column-properties fo:break-before="auto" style:column-width="15.266cm"/>
    </style:style>
    <style:style style:name="co30" style:family="table-column">
      <style:table-column-properties fo:break-before="auto" style:column-width="7.038cm"/>
    </style:style>
    <style:style style:name="co31" style:family="table-column">
      <style:table-column-properties fo:break-before="auto" style:column-width="15.002cm"/>
    </style:style>
    <style:style style:name="co32" style:family="table-column">
      <style:table-column-properties fo:break-before="auto" style:column-width="9.684cm"/>
    </style:style>
    <style:style style:name="co33" style:family="table-column">
      <style:table-column-properties fo:break-before="auto" style:column-width="12.753cm"/>
    </style:style>
    <style:style style:name="co34" style:family="table-column">
      <style:table-column-properties fo:break-before="auto" style:column-width="6.8cm"/>
    </style:style>
    <style:style style:name="co35" style:family="table-column">
      <style:table-column-properties fo:break-before="auto" style:column-width="1.958cm"/>
    </style:style>
    <style:style style:name="co36" style:family="table-column">
      <style:table-column-properties fo:break-before="auto" style:column-width="8.281cm"/>
    </style:style>
    <style:style style:name="co37" style:family="table-column">
      <style:table-column-properties fo:break-before="auto" style:column-width="8.599cm"/>
    </style:style>
    <style:style style:name="co38" style:family="table-column">
      <style:table-column-properties fo:break-before="auto" style:column-width="11.298cm"/>
    </style:style>
    <style:style style:name="co39" style:family="table-column">
      <style:table-column-properties fo:break-before="auto" style:column-width="13.044cm"/>
    </style:style>
    <style:style style:name="co40" style:family="table-column">
      <style:table-column-properties fo:break-before="auto" style:column-width="8.811cm"/>
    </style:style>
    <style:style style:name="co41" style:family="table-column">
      <style:table-column-properties fo:break-before="auto" style:column-width="0.953cm"/>
    </style:style>
    <style:style style:name="ro1" style:family="table-row">
      <style:table-row-properties style:row-height="0.564cm" fo:break-before="auto" style:use-optimal-row-height="false"/>
    </style:style>
    <style:style style:name="ro2" style:family="table-row">
      <style:table-row-properties style:row-height="2.011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2.505cm" fo:break-before="auto" style:use-optimal-row-height="false"/>
    </style:style>
    <style:style style:name="ro5" style:family="table-row">
      <style:table-row-properties style:row-height="1.023cm" fo:break-before="auto" style:use-optimal-row-height="false"/>
    </style:style>
    <style:style style:name="ro6" style:family="table-row">
      <style:table-row-properties style:row-height="1.517cm" fo:break-before="auto" style:use-optimal-row-height="false"/>
    </style:style>
    <style:style style:name="ro0" style:family="table-row">
      <style:table-row-properties style:row-height="0.453cm" fo:break-before="auto" style:use-optimal-row-height="true"/>
    </style:style>
    <style:style style:name="ro7" style:family="table-row">
      <style:table-row-properties style:row-height="3.175cm" fo:break-before="auto" style:use-optimal-row-height="false"/>
    </style:style>
    <style:style style:name="ro8" style:family="table-row">
      <style:table-row-properties style:row-height="1.058cm" fo:break-before="auto" style:use-optimal-row-height="false"/>
    </style:style>
    <style:style style:name="ro9" style:family="table-row">
      <style:table-row-properties style:row-height="0.529cm" fo:break-before="auto" style:use-optimal-row-height="false"/>
    </style:style>
    <style:style style:name="ro32" style:family="table-row">
      <style:table-row-properties style:row-height="3.034cm" fo:break-before="auto" style:use-optimal-row-height="false"/>
    </style:style>
    <style:style style:name="ro33" style:family="table-row">
      <style:table-row-properties style:row-height="3.528cm" fo:break-before="auto" style:use-optimal-row-height="false"/>
    </style:style>
    <style:style style:name="ro34" style:family="table-row">
      <style:table-row-properties style:row-height="4.022cm" fo:break-before="auto" style:use-optimal-row-height="false"/>
    </style:style>
    <style:style style:name="ro35" style:family="table-row">
      <style:table-row-properties style:row-height="4.516cm" fo:break-before="auto" style:use-optimal-row-height="false"/>
    </style:style>
    <style:style style:name="ro12" style:family="table-row">
      <style:table-row-properties style:row-height="1.588cm" fo:break-before="auto" style:use-optimal-row-height="false"/>
    </style:style>
    <style:style style:name="ro28" style:family="table-row">
      <style:table-row-properties style:row-height="5.292cm" fo:break-before="auto" style:use-optimal-row-height="false"/>
    </style:style>
    <style:style style:name="ro10" style:family="table-row">
      <style:table-row-properties style:row-height="2.117cm" fo:break-before="auto" style:use-optimal-row-height="false"/>
    </style:style>
    <style:style style:name="ro29" style:family="table-row">
      <style:table-row-properties style:row-height="5.821cm" fo:break-before="auto" style:use-optimal-row-height="false"/>
    </style:style>
    <style:style style:name="ro15" style:family="table-row">
      <style:table-row-properties style:row-height="2.646cm" fo:break-before="auto" style:use-optimal-row-height="false"/>
    </style:style>
    <style:style style:name="ro16" style:family="table-row">
      <style:table-row-properties style:row-height="4.233cm" fo:break-before="auto" style:use-optimal-row-height="false"/>
    </style:style>
    <style:style style:name="ro30" style:family="table-row">
      <style:table-row-properties style:row-height="6.35cm" fo:break-before="auto" style:use-optimal-row-height="false"/>
    </style:style>
    <style:style style:name="ro13" style:family="table-row">
      <style:table-row-properties style:row-height="4.763cm" fo:break-before="auto" style:use-optimal-row-height="false"/>
    </style:style>
    <style:style style:name="ro14" style:family="table-row">
      <style:table-row-properties style:row-height="3.704cm" fo:break-before="auto" style:use-optimal-row-height="false"/>
    </style:style>
    <style:style style:name="ro18" style:family="table-row">
      <style:table-row-properties style:row-height="14.464cm" fo:break-before="auto" style:use-optimal-row-height="false"/>
    </style:style>
    <style:style style:name="ro27" style:family="table-row">
      <style:table-row-properties style:row-height="6.879cm" fo:break-before="auto" style:use-optimal-row-height="false"/>
    </style:style>
    <style:style style:name="ro20" style:family="table-row">
      <style:table-row-properties style:row-height="10.583cm" fo:break-before="auto" style:use-optimal-row-height="false"/>
    </style:style>
    <style:style style:name="ro25" style:family="table-row">
      <style:table-row-properties style:row-height="8.996cm" fo:break-before="auto" style:use-optimal-row-height="false"/>
    </style:style>
    <style:style style:name="ro21" style:family="table-row">
      <style:table-row-properties style:row-height="12.7cm" fo:break-before="auto" style:use-optimal-row-height="false"/>
    </style:style>
    <style:style style:name="ro24" style:family="table-row">
      <style:table-row-properties style:row-height="10.054cm" fo:break-before="auto" style:use-optimal-row-height="false"/>
    </style:style>
    <style:style style:name="ro11" style:family="table-row">
      <style:table-row-properties style:row-height="7.408cm" fo:break-before="auto" style:use-optimal-row-height="false"/>
    </style:style>
    <style:style style:name="ro23" style:family="table-row">
      <style:table-row-properties style:row-height="13.229cm" fo:break-before="auto" style:use-optimal-row-height="false"/>
    </style:style>
    <style:style style:name="ro31" style:family="table-row">
      <style:table-row-properties style:row-height="8.467cm" fo:break-before="auto" style:use-optimal-row-height="false"/>
    </style:style>
    <style:style style:name="ro36" style:family="table-row">
      <style:table-row-properties style:row-height="11.642cm" fo:break-before="auto" style:use-optimal-row-height="false"/>
    </style:style>
    <style:style style:name="ro22" style:family="table-row">
      <style:table-row-properties style:row-height="14.288cm" fo:break-before="auto" style:use-optimal-row-height="false"/>
    </style:style>
    <style:style style:name="ro37" style:family="table-row">
      <style:table-row-properties style:row-height="7.938cm" fo:break-before="auto" style:use-optimal-row-height="false"/>
    </style:style>
    <style:style style:name="ro17" style:family="table-row">
      <style:table-row-properties style:row-height="9.525cm" fo:break-before="auto" style:use-optimal-row-height="false"/>
    </style:style>
    <style:style style:name="ro38" style:family="table-row">
      <style:table-row-properties style:row-height="5.539cm" fo:break-before="auto" style:use-optimal-row-height="false"/>
    </style:style>
    <style:style style:name="ro39" style:family="table-row">
      <style:table-row-properties style:row-height="9.066cm" fo:break-before="auto" style:use-optimal-row-height="false"/>
    </style:style>
    <style:style style:name="ro40" style:family="table-row">
      <style:table-row-properties style:row-height="6.033cm" fo:break-before="auto" style:use-optimal-row-height="false"/>
    </style:style>
    <style:style style:name="ro41" style:family="table-row">
      <style:table-row-properties style:row-height="5.045cm" fo:break-before="auto" style:use-optimal-row-height="false"/>
    </style:style>
    <style:style style:name="ro42" style:family="table-row">
      <style:table-row-properties style:row-height="9.56cm" fo:break-before="auto" style:use-optimal-row-height="false"/>
    </style:style>
    <style:style style:name="ro43" style:family="table-row">
      <style:table-row-properties style:row-height="6.526cm" fo:break-before="auto" style:use-optimal-row-height="false"/>
    </style:style>
    <style:style style:name="ro44" style:family="table-row">
      <style:table-row-properties style:row-height="7.056cm" fo:break-before="auto" style:use-optimal-row-height="false"/>
    </style:style>
    <style:style style:name="ro45" style:family="table-row">
      <style:table-row-properties style:row-height="7.549cm" fo:break-before="auto" style:use-optimal-row-height="false"/>
    </style:style>
    <style:style style:name="ro46" style:family="table-row">
      <style:table-row-properties style:row-height="8.043cm" fo:break-before="auto" style:use-optimal-row-height="false"/>
    </style:style>
    <style:style style:name="ro47" style:family="table-row">
      <style:table-row-properties style:row-height="10.548cm" fo:break-before="auto" style:use-optimal-row-height="false"/>
    </style:style>
    <style:style style:name="ro55" style:family="table-row">
      <style:table-row-properties style:row-height="0.459cm" fo:break-before="auto" style:use-optimal-row-height="true"/>
    </style:style>
    <style:style style:name="ro56" style:family="table-row">
      <style:table-row-properties style:row-height="12.171cm" fo:break-before="auto" style:use-optimal-row-height="false"/>
    </style:style>
    <style:style style:name="ro57" style:family="table-row">
      <style:table-row-properties style:row-height="11.113cm" fo:break-before="auto" style:use-optimal-row-height="false"/>
    </style:style>
    <style:style style:name="ta0" style:family="table" style:master-page-name="mp0">
      <style:table-properties table:display="true" style:writing-mode="lr-tb"/>
    </style:style>
    <number:percentage-style style:name="N11">
      <number:number number:decimal-places="2" number:min-integer-digits="1"/>
      <number:text>%</number:text>
    </number:percentage-style>
    <style:style style:name="ce21" style:family="table-cell" style:parent-style-name="Default">
      <style:table-cell-properties fo:background-color="#ff6600" fo:wrap-option="wrap" style:vertical-align="top"/>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22" style:family="table-cell" style:parent-style-name="Default">
      <style:table-cell-properties fo:wrap-option="wrap" style:vertical-align="top"/>
    </style:style>
    <style:style style:name="ce23" style:family="table-cell" style:parent-style-name="Default">
      <style:table-cell-properties fo:wrap-option="wrap" style:vertical-align="top"/>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4" style:family="table-cell" style:parent-style-name="Default">
      <style:table-cell-properties fo:background-color="#ff0000" fo:wrap-option="wrap" style:vertical-align="top"/>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25" style:family="table-cell" style:parent-style-name="Default">
      <style:table-cell-properties fo:wrap-option="wrap" style:vertical-align="top"/>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6" style:family="table-cell" style:parent-style-name="Default">
      <style:table-cell-properties fo:background-color="#0000ff" fo:wrap-option="wrap" style:vertical-align="top"/>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27" style:family="table-cell" style:parent-style-name="Default">
      <style:table-cell-properties fo:background-color="#003300" fo:wrap-option="wrap" style:vertical-align="top"/>
      <style:text-properties fo:color="#ffffff"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28" style:family="table-cell" style:parent-style-name="Default">
      <style:table-cell-properties fo:wrap-option="wrap" style:vertical-align="top"/>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29" style:family="table-cell" style:parent-style-name="Default">
      <style:table-cell-properties fo:wrap-option="wrap" style:vertical-align="top"/>
      <style:text-properties fo:color="#ff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30" style:family="table-cell" style:parent-style-name="Default">
      <style:table-cell-properties fo:background-color="#e6b8af" fo:wrap-option="wrap" style:vertical-align="top"/>
    </style:style>
    <style:style style:name="ce31" style:family="table-cell" style:parent-style-name="Default">
      <style:table-cell-properties fo:background-color="#38761d" style:text-align-source="fix" style:repeat-content="false" fo:wrap-option="wrap" style:vertical-align="top"/>
      <style:paragraph-properties fo:text-align="start"/>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32" style:family="table-cell" style:parent-style-name="Default">
      <style:table-cell-properties fo:background-color="#38761d" style:text-align-source="fix" style:repeat-content="false" fo:wrap-option="wrap" style:vertical-align="bottom"/>
      <style:paragraph-properties fo:text-align="start"/>
    </style:style>
    <style:style style:name="ce33" style:family="table-cell" style:parent-style-name="Default">
      <style:table-cell-properties fo:background-color="#fff2cc" style:text-align-source="fix" style:repeat-content="false" fo:wrap-option="wrap" style:vertical-align="top"/>
      <style:paragraph-properties fo:text-align="start"/>
    </style:style>
    <style:style style:name="ce34" style:family="table-cell" style:parent-style-name="Default">
      <style:table-cell-properties fo:background-color="#fff2cc" style:text-align-source="fix" style:repeat-content="false" fo:wrap-option="wrap" style:vertical-align="top"/>
      <style:paragraph-properties fo:text-align="start"/>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35" style:family="table-cell" style:parent-style-name="Default">
      <style:table-cell-properties style:text-align-source="fix" style:repeat-content="false" fo:wrap-option="wrap" style:vertical-align="bottom"/>
      <style:paragraph-properties fo:text-align="start"/>
    </style:style>
    <style:style style:name="ce36" style:family="table-cell" style:parent-style-name="Default">
      <style:table-cell-properties style:text-align-source="fix" style:repeat-content="false" fo:wrap-option="wrap" style:vertical-align="top"/>
      <style:paragraph-properties fo:text-align="start"/>
    </style:style>
    <style:style style:name="ce37"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38" style:family="table-cell" style:parent-style-name="Default">
      <style:table-cell-properties fo:background-color="#fff2cc"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39" style:family="table-cell" style:parent-style-name="Default">
      <style:table-cell-properties fo:background-color="#fff2cc" style:text-align-source="fix" style:repeat-content="false" fo:wrap-option="wrap" style:vertical-align="bottom"/>
      <style:paragraph-properties fo:text-align="start"/>
    </style:style>
    <style:style style:name="ce40" style:family="table-cell" style:parent-style-name="Default">
      <style:table-cell-properties fo:background-color="#fff2cc"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41" style:family="table-cell" style:parent-style-name="Default">
      <style:table-cell-properties style:text-align-source="fix" style:repeat-content="false" fo:wrap-option="wrap" style:vertical-align="bottom"/>
      <style:paragraph-properties fo:text-align="start"/>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42" style:family="table-cell" style:parent-style-name="Default">
      <style:table-cell-properties fo:background-color="#351c75" style:text-align-source="fix" style:repeat-content="false" fo:wrap-option="wrap" style:vertical-align="top"/>
      <style:paragraph-properties fo:text-align="start"/>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43" style:family="table-cell" style:parent-style-name="Default">
      <style:table-cell-properties fo:background-color="#351c75" style:text-align-source="fix" style:repeat-content="false" fo:wrap-option="wrap" style:vertical-align="bottom"/>
      <style:paragraph-properties fo:text-align="start"/>
    </style:style>
    <style:style style:name="ce44" style:family="table-cell" style:parent-style-name="Default">
      <style:table-cell-properties style:text-align-source="fix" style:repeat-content="false" fo:wrap-option="wrap" style:vertical-align="top"/>
      <style:paragraph-properties fo:text-align="start"/>
      <style:text-properties fo:color="#ff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45"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46"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47" style:family="table-cell" style:parent-style-name="Default">
      <style:table-cell-properties style:text-align-source="fix" style:repeat-content="false" fo:wrap-option="wrap" style:vertical-align="top"/>
      <style:paragraph-properties fo:text-align="start"/>
      <style:text-properties fo:color="#ff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64" style:family="table-cell" style:parent-style-name="Default">
      <style:table-cell-properties fo:wrap-option="wrap"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77" style:family="table-cell" style:parent-style-name="Default">
      <style:table-cell-properties fo:background-color="#ccffff" fo:wrap-option="wrap"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78" style:family="table-cell" style:parent-style-name="Default">
      <style:table-cell-properties fo:background-color="#ccffff" fo:wrap-option="wrap"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79" style:family="table-cell" style:parent-style-name="Default">
      <style:table-cell-properties fo:wrap-option="wrap" style:vertical-align="bottom"/>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80" style:family="table-cell" style:parent-style-name="Default">
      <style:table-cell-properties fo:background-color="#e6b8af" fo:wrap-option="wrap"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81" style:family="table-cell" style:parent-style-name="Default">
      <style:table-cell-properties fo:background-color="#dddddd" fo:wrap-option="wrap"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54" style:family="table-cell" style:parent-style-name="Default">
      <style:table-cell-properties fo:border-bottom="none" style:diagonal-bl-tr="none" style:diagonal-tl-br="none" fo:wrap-option="wrap" fo:border-left="none" fo:border-right="0.035cm solid #000000" fo:border-top="none"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55" style:family="table-cell" style:parent-style-name="Default">
      <style:table-cell-properties fo:border-bottom="none" style:diagonal-bl-tr="none" style:diagonal-tl-br="none" fo:wrap-option="wrap" fo:border-left="none" fo:border-right="0.035cm solid #000000" fo:border-top="none"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56" style:family="table-cell" style:parent-style-name="Default">
      <style:table-cell-properties fo:background-color="#c2d1f0"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57" style:family="table-cell" style:parent-style-name="Default">
      <style:table-cell-properties fo:background-color="#fce5cd"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58" style:family="table-cell" style:parent-style-name="Default">
      <style:table-cell-properties fo:background-color="#d9ead3"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59" style:family="table-cell" style:parent-style-name="Default">
      <style:table-cell-properties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60" style:family="table-cell" style:parent-style-name="Default">
      <style:table-cell-properties fo:background-color="#cfe2f3"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61" style:family="table-cell" style:parent-style-name="Default">
      <style:table-cell-properties fo:border-bottom="none" style:diagonal-bl-tr="none" style:diagonal-tl-br="none" fo:wrap-option="wrap" fo:border-left="none" fo:border-right="none" fo:border-top="0.035cm solid #000000" style:vertical-align="bottom"/>
    </style:style>
    <style:style style:name="ce62" style:family="table-cell" style:parent-style-name="Default">
      <style:table-cell-properties fo:background-color="#c2d1f0" style:diagonal-bl-tr="none" style:diagonal-tl-br="none" fo:wrap-option="wrap" fo:border="0.035cm solid #000000"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63" style:family="table-cell" style:parent-style-name="Default" style:data-style-name="N123">
      <style:table-cell-properties fo:background-color="#fce5cd"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65" style:family="table-cell" style:parent-style-name="Default">
      <style:table-cell-properties style:diagonal-bl-tr="none" style:diagonal-tl-br="none" fo:wrap-option="wrap" fo:border="0.035cm solid #000000"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66" style:family="table-cell" style:parent-style-name="Default" style:data-style-name="N124">
      <style:table-cell-properties fo:background-color="#fce5cd" style:diagonal-bl-tr="none" style:diagonal-tl-br="none" fo:wrap-option="wrap" fo:border="0.035cm solid #000000" style:vertical-align="top"/>
      <style:text-properties fo:color="#ff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67" style:family="table-cell" style:parent-style-name="Default" style:data-style-name="N11">
      <style:table-cell-properties style:diagonal-bl-tr="none" style:diagonal-tl-br="none" fo:wrap-option="wrap" fo:border="0.035cm solid #000000"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68" style:family="table-cell" style:parent-style-name="Default" style:data-style-name="N11">
      <style:table-cell-properties fo:background-color="#cfe2f3"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69" style:family="table-cell" style:parent-style-name="Default">
      <style:table-cell-properties fo:border-bottom="none" style:diagonal-bl-tr="none" style:diagonal-tl-br="none" fo:wrap-option="wrap" fo:border-left="0.035cm solid #000000" fo:border-right="none" fo:border-top="none"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70" style:family="table-cell" style:parent-style-name="Default">
      <style:table-cell-properties fo:border-bottom="none" style:diagonal-bl-tr="none" style:diagonal-tl-br="none" fo:wrap-option="wrap" fo:border-left="0.035cm solid #000000" fo:border-right="none" fo:border-top="none" style:vertical-align="top"/>
      <style:text-properties fo:color="#ff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71" style:family="table-cell" style:parent-style-name="Default">
      <style:table-cell-properties fo:border-bottom="none" style:diagonal-bl-tr="none" style:diagonal-tl-br="none" fo:wrap-option="wrap" fo:border-left="0.035cm solid #000000" fo:border-right="none" fo:border-top="none"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72" style:family="table-cell" style:parent-style-name="Default">
      <style:table-cell-properties fo:background-color="#ccffff"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73" style:family="table-cell" style:parent-style-name="Default">
      <style:table-cell-properties fo:background-color="#003300" style:text-align-source="fix" style:repeat-content="false" fo:wrap-option="wrap" style:vertical-align="top"/>
      <style:paragraph-properties fo:text-align="start"/>
      <style:text-properties fo:color="#ffffff"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74" style:family="table-cell" style:parent-style-name="Default">
      <style:table-cell-properties fo:background-color="#e6b8af"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75" style:family="table-cell" style:parent-style-name="Default">
      <style:table-cell-properties fo:background-color="#fce5cd"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76" style:family="table-cell" style:parent-style-name="Default">
      <style:table-cell-properties fo:background-color="#bde6e1"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82" style:family="table-cell" style:parent-style-name="Default">
      <style:table-cell-properties fo:background-color="#ccffff"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83" style:family="table-cell" style:parent-style-name="Default">
      <style:table-cell-properties fo:background-color="#d0e0e3"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84" style:family="table-cell" style:parent-style-name="Default">
      <style:table-cell-properties fo:background-color="#d9ead3"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85" style:family="table-cell" style:parent-style-name="Default">
      <style:table-cell-properties fo:wrap-option="wrap" style:vertical-align="bottom"/>
    </style:style>
    <style:style style:name="ce86" style:family="table-cell" style:parent-style-name="Default">
      <style:table-cell-properties fo:background-color="#808080" style:text-align-source="fix" style:repeat-content="false" fo:wrap-option="wrap" style:vertical-align="top"/>
      <style:paragraph-properties fo:text-align="start"/>
      <style:text-properties fo:color="#ffffff"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gr0" style:family="graphic">
      <style:graphic-properties draw:stroke="solid" svg:stroke-width="0.026cm" svg:stroke-color="#000000" draw:marker-start="線の終点_20_1" draw:marker-start-width="0.2cm" draw:marker-start-center="false" draw:fill="solid" draw:fill-color="#ffffe1" draw:textarea-horizontal-align="left" draw:auto-grow-height="false" draw:auto-grow-width="false" fo:padding-top="0.013cm" fo:padding-bottom="0.013cm" fo:padding-left="0.013cm" fo:padding-right="0.013cm" fo:wrap-option="wrap"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table table:name="翻訳ルール" table:style-name="ta0">
        <office:forms form:automatic-focus="false" form:apply-design-mode="false"/>
        <table:table-column table:style-name="co1" table:default-cell-style-name="ce22"/>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21" office:value-type="string">
            <text:p>連絡事項</text:p>
          </table:table-cell>
          <table:table-cell table:style-name="ce21" table:number-columns-repeated="3"/>
          <table:table-cell table:number-columns-repeated="1020"/>
        </table:table-row>
        <table:table-row table:style-name="ro2">
          <table:table-cell/>
          <table:table-cell table:style-name="ce23" office:value-type="string">
            <text:p>111201 - アップデート対応</text:p>
            <text:p>111222 - DLC07追加</text:p>
          </table:table-cell>
          <table:table-cell table:style-name="ce22" table:number-columns-repeated="2"/>
          <table:table-cell table:number-columns-repeated="1020"/>
        </table:table-row>
        <table:table-row table:style-name="ro1">
          <table:table-cell table:style-name="ce24" office:value-type="string">
            <text:p>翻訳ルール</text:p>
          </table:table-cell>
          <table:table-cell table:style-name="ce24" table:number-columns-repeated="3"/>
          <table:table-cell table:number-columns-repeated="1020"/>
        </table:table-row>
        <table:table-row table:style-name="ro3">
          <table:table-cell/>
          <table:table-cell table:style-name="ce23" office:value-type="string">
            <text:p>上書きされても泣かない</text:p>
          </table:table-cell>
          <table:table-cell table:style-name="ce22" table:number-columns-repeated="2"/>
          <table:table-cell table:number-columns-repeated="1020"/>
        </table:table-row>
        <table:table-row table:style-name="ro4">
          <table:table-cell/>
          <table:table-cell table:style-name="ce23" office:value-type="string">
            <text:p>翻訳は意訳でOK</text:p>
          </table:table-cell>
          <table:table-cell table:style-name="ce22" office:value-type="string">
            <text:p>機械翻訳をベースにした物でも日本語として不適切で無ければ良し。</text:p>
            <text:p>AIのメッセージを翻訳する際は会話の流れに注意。</text:p>
          </table:table-cell>
          <table:table-cell table:style-name="ce22"/>
          <table:table-cell table:number-columns-repeated="1020"/>
        </table:table-row>
        <table:table-row table:style-name="ro3" table:number-rows-repeated="2">
          <table:table-cell table:number-columns-repeated="3"/>
          <table:table-cell table:style-name="ce22"/>
          <table:table-cell table:number-columns-repeated="1020"/>
        </table:table-row>
        <table:table-row table:style-name="ro3" table:number-rows-repeated="2">
          <table:table-cell/>
          <table:table-cell table:style-name="ce23"/>
          <table:table-cell table:style-name="ce22" table:number-columns-repeated="2"/>
          <table:table-cell table:number-columns-repeated="1020"/>
        </table:table-row>
        <table:table-row table:style-name="ro1">
          <table:table-cell table:style-name="ce26" office:value-type="string">
            <text:p>編集に関する注意事項</text:p>
          </table:table-cell>
          <table:table-cell table:style-name="ce26" table:number-columns-repeated="3"/>
          <table:table-cell table:number-columns-repeated="1020"/>
        </table:table-row>
        <table:table-row table:style-name="ro2">
          <table:table-cell/>
          <table:table-cell table:style-name="ce23" office:value-type="string">
            <text:p>翻訳対象はstrings、dlc01～dlc06stringsの計7シートになります。 </text:p>
          </table:table-cell>
          <table:table-cell table:style-name="ce22" table:number-columns-repeated="2"/>
          <table:table-cell table:number-columns-repeated="1020"/>
        </table:table-row>
        <table:table-row table:style-name="ro5">
          <table:table-cell/>
          <table:table-cell table:style-name="ce23" office:value-type="string">
            <text:p>翻訳したテキストはC列（訳文）に記入して下さい。</text:p>
          </table:table-cell>
          <table:table-cell table:style-name="ce22" table:number-columns-repeated="2"/>
          <table:table-cell table:number-columns-repeated="1020"/>
        </table:table-row>
        <table:table-row table:style-name="ro6">
          <table:table-cell/>
          <table:table-cell table:style-name="ce23" office:value-type="string">
            <text:p>A列の文字列の先頭が#の行はコメント行になります。翻訳は不要です。</text:p>
          </table:table-cell>
          <table:table-cell table:style-name="ce27" office:value-type="string">
            <text:p>背景を濃い緑色で塗りつぶしています。</text:p>
          </table:table-cell>
          <table:table-cell table:style-name="ce22"/>
          <table:table-cell table:number-columns-repeated="1020"/>
        </table:table-row>
        <table:table-row table:style-name="ro2">
          <table:table-cell/>
          <table:table-cell table:style-name="ce23" office:value-type="string">
            <text:p><text:s/>{ } で囲まれた文字列はゲームにより動的に置換される文字列になり翻訳は不要です。</text:p>
          </table:table-cell>
          <table:table-cell table:style-name="ce22" table:number-columns-repeated="2"/>
          <table:table-cell table:number-columns-repeated="1020"/>
        </table:table-row>
        <table:table-row table:style-name="ro4">
          <table:table-cell table:style-name="ce28"/>
          <table:table-cell table:style-name="ce23" office:value-type="string">
            <text:p>テキストの表示にはFlashが用いられているので改行を意識する必要は有りません。</text:p>
            <text:p>改行、タブ文字を表す置換文字の存在は不明です。</text:p>
          </table:table-cell>
          <table:table-cell table:style-name="ce28" office:value-type="string">
            <text:p>一部にはHTMLタグが使われている場合も有るので、他所でも使えるかも？</text:p>
            <text:p>強制改行は&lt;br&gt;以外しか方法は無いかも</text:p>
          </table:table-cell>
          <table:table-cell table:style-name="ce28" office:value-type="string">
            <text:p>-&gt;辞典では使えませんでした</text:p>
          </table:table-cell>
          <table:table-cell table:number-columns-repeated="1020"/>
        </table:table-row>
        <table:table-row table:style-name="ro5">
          <table:table-cell/>
          <table:table-cell table:style-name="ce23" office:value-type="string">
            <text:p>使用可能な文字はSJIS第2水準まで</text:p>
          </table:table-cell>
          <table:table-cell table:style-name="ce22" table:number-columns-repeated="2"/>
          <table:table-cell table:number-columns-repeated="1020"/>
        </table:table-row>
        <table:table-row table:style-name="ro6">
          <table:table-cell/>
          <table:table-cell table:style-name="ce23" office:value-type="string">
            <text:p>シートのインポートはコピペをすると二重引用符など一部の記号が消えるので注意</text:p>
          </table:table-cell>
          <table:table-cell table:style-name="ce22" table:number-columns-repeated="2"/>
          <table:table-cell table:number-columns-repeated="1020"/>
        </table:table-row>
        <table:table-row table:style-name="ro3">
          <table:table-cell/>
          <table:table-cell table:style-name="ce23"/>
          <table:table-cell table:style-name="ce22" table:number-columns-repeated="2"/>
          <table:table-cell table:number-columns-repeated="1020"/>
        </table:table-row>
        <table:table-row table:style-name="ro4">
          <table:table-cell/>
          <table:table-cell table:style-name="ce29" office:value-type="string">
            <text:p>2011/12/01 アップデート対応</text:p>
          </table:table-cell>
          <table:table-cell table:style-name="ce30" office:value-type="string">
            <text:p>原文が変更されたシート：strings, dlc06strings</text:p>
            <text:p>変更された項目はキー列の背景色を当セルと同じ色にしています。</text:p>
          </table:table-cell>
          <table:table-cell table:style-name="ce22"/>
          <table:table-cell table:number-columns-repeated="1020"/>
        </table:table-row>
        <table:table-row table:style-name="ro3">
          <table:table-cell/>
          <table:table-cell table:style-name="ce23"/>
          <table:table-cell table:style-name="ce22" table:number-columns-repeated="2"/>
          <table:table-cell table:number-columns-repeated="1020"/>
        </table:table-row>
        <table:table-row table:style-name="ro3" table:number-rows-repeated="37">
          <table:table-cell table:number-columns-repeated="1024"/>
        </table:table-row>
        <table:table-row table:style-name="ro3">
          <table:table-cell table:number-columns-repeated="1024"/>
        </table:table-row>
      </table:table>
      <table:table table:name="単語帳" table:style-name="ta0">
        <office:forms form:automatic-focus="false" form:apply-design-mode="false">
          <form:form form:name="unnamed0" form:apply-filter="true" form:control-implementation="ooo:com.sun.star.form.component.Form" xlink:href="" xlink:type="simple"/>
        </office:forms>
        <table:table-column table:style-name="co6" table:default-cell-style-name="ce35"/>
        <table:table-column table:style-name="co7" table:default-cell-style-name="ce35"/>
        <table:table-column table:style-name="co8" table:default-cell-style-name="ce45"/>
        <table:table-column table:style-name="co9" table:default-cell-style-name="ce46"/>
        <table:table-column table:style-name="co10" table:default-cell-style-name="ce46"/>
        <table:table-column table:style-name="co11" table:default-cell-style-name="ce35"/>
        <table:table-column table:style-name="co5" table:default-cell-style-name="ce35"/>
        <table:table-column table:style-name="co5" table:number-columns-repeated="1017" table:default-cell-style-name="Default"/>
        <table:table-row table:style-name="ro1">
          <table:table-cell table:style-name="ce31" office:value-type="string">
            <text:p>検討事項</text:p>
          </table:table-cell>
          <table:table-cell table:style-name="ce31"/>
          <table:table-cell table:style-name="ce31" office:value-type="string">
            <text:p>項目</text:p>
          </table:table-cell>
          <table:table-cell table:style-name="ce31"/>
          <table:table-cell table:style-name="ce31" office:value-type="string">
            <text:p>内容</text:p>
          </table:table-cell>
          <table:table-cell table:style-name="ce31" office:value-type="string">
            <text:p>備考</text:p>
          </table:table-cell>
          <table:table-cell table:style-name="ce32"/>
          <table:table-cell table:number-columns-repeated="1017"/>
        </table:table-row>
        <table:table-row table:style-name="ro2">
          <table:table-cell table:style-name="ce33" table:number-columns-repeated="2"/>
          <table:table-cell table:style-name="ce34" office:value-type="string">
            <text:p>ミッション（マップ）名</text:p>
          </table:table-cell>
          <table:table-cell table:style-name="ce33"/>
          <table:table-cell table:style-name="ce33" office:value-type="string">
            <text:p>原文まま？</text:p>
            <text:p/>
          </table:table-cell>
          <table:table-cell table:style-name="ce33" office:value-type="string">
            <text:p>原文でも訳文でも可とし、最終的には表示か配布段階で日／英／日英併記の何れか、または幾つかを選択するでどうでしょう？</text:p>
          </table:table-cell>
          <table:table-cell table:number-columns-repeated="1018"/>
        </table:table-row>
        <table:table-row table:style-name="ro3">
          <table:table-cell table:style-name="ce36" table:number-columns-repeated="2"/>
          <table:table-cell table:style-name="ce37"/>
          <table:table-cell table:style-name="ce36" table:number-columns-repeated="3"/>
          <table:table-cell table:number-columns-repeated="1018"/>
        </table:table-row>
        <table:table-row table:style-name="ro7">
          <table:table-cell table:style-name="ce33" table:number-columns-repeated="2"/>
          <table:table-cell table:style-name="ce34" office:value-type="string">
            <text:p>エイリアンの強さ</text:p>
          </table:table-cell>
          <table:table-cell table:style-name="ce33"/>
          <table:table-cell table:style-name="ce38" office:value-type="string">
            <text:p>エイリアンにはノーマル、ストロング、ボスの三種類居るらしい。これは用語みたいなものなので、訳してもカタカナの方が良いのだろうか？</text:p>
          </table:table-cell>
          <table:table-cell table:style-name="ce33"/>
          <table:table-cell table:number-columns-repeated="1018"/>
        </table:table-row>
        <table:table-row table:style-name="ro4">
          <table:table-cell table:style-name="ce33" table:number-columns-repeated="2"/>
          <table:table-cell table:style-name="ce34" office:value-type="string">
            <text:p>Spawn型エイリアンの名称</text:p>
          </table:table-cell>
          <table:table-cell table:style-name="ce33"/>
          <table:table-cell table:style-name="ce33" office:value-type="string">
            <text:p>"spawning のマシな訳頼む。スパウニング・エイリアンもぴんとこないというか長すぎるし。増殖エイリアン？</text:p>
          </table:table-cell>
          <table:table-cell table:style-name="ce33"/>
          <table:table-cell table:number-columns-repeated="1018"/>
        </table:table-row>
        <table:table-row table:style-name="ro8">
          <table:table-cell table:style-name="ce39" table:number-columns-repeated="2"/>
          <table:table-cell table:style-name="ce40" office:value-type="string">
            <text:p>エイリアンとタワーの強弱</text:p>
          </table:table-cell>
          <table:table-cell table:style-name="ce39"/>
          <table:table-cell table:style-name="ce38" office:value-type="string">
            <text:p>グリーン・アンバー・レッド？緑・黄・赤？</text:p>
          </table:table-cell>
          <table:table-cell table:style-name="ce39"/>
          <table:table-cell table:number-columns-repeated="1018"/>
        </table:table-row>
        <table:table-row table:style-name="ro3">
          <table:table-cell table:number-columns-repeated="2"/>
          <table:table-cell table:style-name="ce41" table:number-columns-repeated="2"/>
          <table:table-cell table:style-name="ce35"/>
          <table:table-cell table:number-columns-repeated="1019"/>
        </table:table-row>
        <table:table-row table:style-name="ro1">
          <table:table-cell table:style-name="ce42" office:value-type="string">
            <text:p>単語帳</text:p>
          </table:table-cell>
          <table:table-cell table:style-name="ce42" office:value-type="string">
            <text:p>区分</text:p>
          </table:table-cell>
          <table:table-cell table:style-name="ce42" office:value-type="string">
            <office:annotation draw:style-name="gr0" draw:text-style-name="P1" svg:width="3.387cm" svg:height="1.958cm" svg:x="9.922cm" svg:y="2.937cm" draw:caption-point-x="-1.049cm" draw:caption-point-y="7.336cm">
              <dc:date>1899-12-30T00:00:00</dc:date>
              <text:p text:style-name="P1">赤文字は募集中！ --qweoro 2011年10月22日 21:51:29</text:p>
            </office:annotation>
            <text:p>原文</text:p>
          </table:table-cell>
          <table:table-cell table:style-name="ce42" office:value-type="string">
            <text:p>候補</text:p>
          </table:table-cell>
          <table:table-cell table:style-name="ce42" office:value-type="string">
            <text:p>2次候補</text:p>
          </table:table-cell>
          <table:table-cell table:style-name="ce42" office:value-type="string">
            <text:p>意見</text:p>
          </table:table-cell>
          <table:table-cell table:style-name="ce43"/>
          <table:table-cell table:number-columns-repeated="1017"/>
        </table:table-row>
        <table:table-row table:style-name="ro6">
          <table:table-cell/>
          <table:table-cell office:value-type="string">
            <text:p>他</text:p>
          </table:table-cell>
          <table:table-cell table:style-name="ce44" office:value-type="string">
            <text:p>Recon/Tactical Recon</text:p>
          </table:table-cell>
          <table:table-cell table:style-name="ce35"/>
          <table:table-cell table:style-name="ce35" office:value-type="string">
            <text:p>戦術リーコン、レーダー、索敵レーダー、偵察レーダー、戦術偵察システム</text:p>
          </table:table-cell>
          <table:table-cell office:value-type="string">
            <text:p>レーダーだけじゃなく、ドローンなどの観測も含めたシステムかもしれません。</text:p>
          </table:table-cell>
          <table:table-cell table:number-columns-repeated="1018"/>
        </table:table-row>
        <table:table-row table:style-name="ro9">
          <table:table-cell/>
          <table:table-cell office:value-type="string">
            <text:p>タワー</text:p>
          </table:table-cell>
          <table:table-cell office:value-type="string">
            <text:p>Gun</text:p>
          </table:table-cell>
          <table:table-cell office:value-type="string">
            <text:p>ガン</text:p>
          </table:table-cell>
          <table:table-cell table:number-columns-repeated="1020"/>
        </table:table-row>
        <table:table-row table:style-name="ro9">
          <table:table-cell/>
          <table:table-cell office:value-type="string">
            <text:p>タワー</text:p>
          </table:table-cell>
          <table:table-cell office:value-type="string">
            <text:p>Cannon</text:p>
          </table:table-cell>
          <table:table-cell office:value-type="string">
            <text:p>キャノン</text:p>
          </table:table-cell>
          <table:table-cell table:number-columns-repeated="1020"/>
        </table:table-row>
        <table:table-row table:style-name="ro9">
          <table:table-cell/>
          <table:table-cell office:value-type="string">
            <text:p>タワー</text:p>
          </table:table-cell>
          <table:table-cell office:value-type="string">
            <text:p>Missile</text:p>
          </table:table-cell>
          <table:table-cell office:value-type="string">
            <text:p>ミサイル</text:p>
          </table:table-cell>
          <table:table-cell table:number-columns-repeated="1020"/>
        </table:table-row>
        <table:table-row table:style-name="ro9">
          <table:table-cell/>
          <table:table-cell office:value-type="string">
            <text:p>タワー</text:p>
          </table:table-cell>
          <table:table-cell office:value-type="string">
            <text:p>Inferno</text:p>
          </table:table-cell>
          <table:table-cell office:value-type="string">
            <text:p>インフェルノ</text:p>
          </table:table-cell>
          <table:table-cell table:number-columns-repeated="1020"/>
        </table:table-row>
        <table:table-row table:style-name="ro9">
          <table:table-cell/>
          <table:table-cell office:value-type="string">
            <text:p>タワー</text:p>
          </table:table-cell>
          <table:table-cell office:value-type="string">
            <text:p>Concussion</text:p>
          </table:table-cell>
          <table:table-cell office:value-type="string">
            <text:p>コンカッション</text:p>
          </table:table-cell>
          <table:table-cell table:number-columns-repeated="1020"/>
        </table:table-row>
        <table:table-row table:style-name="ro9">
          <table:table-cell/>
          <table:table-cell office:value-type="string">
            <text:p>タワー</text:p>
          </table:table-cell>
          <table:table-cell office:value-type="string">
            <text:p>Meteor</text:p>
          </table:table-cell>
          <table:table-cell office:value-type="string">
            <text:p>メテオ</text:p>
          </table:table-cell>
          <table:table-cell table:number-columns-repeated="1020"/>
        </table:table-row>
        <table:table-row table:style-name="ro9">
          <table:table-cell/>
          <table:table-cell office:value-type="string">
            <text:p>タワー</text:p>
          </table:table-cell>
          <table:table-cell office:value-type="string">
            <text:p>Temporal</text:p>
          </table:table-cell>
          <table:table-cell office:value-type="string">
            <text:p>テンポラル</text:p>
          </table:table-cell>
          <table:table-cell table:number-columns-repeated="1020"/>
        </table:table-row>
        <table:table-row table:style-name="ro9">
          <table:table-cell/>
          <table:table-cell office:value-type="string">
            <text:p>タワー</text:p>
          </table:table-cell>
          <table:table-cell office:value-type="string">
            <text:p>Tesla</text:p>
          </table:table-cell>
          <table:table-cell office:value-type="string">
            <text:p>テスラ</text:p>
          </table:table-cell>
          <table:table-cell table:number-columns-repeated="1020"/>
        </table:table-row>
        <table:table-row table:style-name="ro9">
          <table:table-cell/>
          <table:table-cell office:value-type="string">
            <text:p>タワー</text:p>
          </table:table-cell>
          <table:table-cell office:value-type="string">
            <text:p>Laser</text:p>
          </table:table-cell>
          <table:table-cell office:value-type="string">
            <text:p>レーザー</text:p>
          </table:table-cell>
          <table:table-cell table:number-columns-repeated="1020"/>
        </table:table-row>
        <table:table-row table:style-name="ro9">
          <table:table-cell/>
          <table:table-cell office:value-type="string">
            <text:p>タワー</text:p>
          </table:table-cell>
          <table:table-cell office:value-type="string">
            <text:p>Command</text:p>
          </table:table-cell>
          <table:table-cell office:value-type="string">
            <text:p>コマンド</text:p>
          </table:table-cell>
          <table:table-cell table:number-columns-repeated="1020"/>
        </table:table-row>
        <table:table-row table:style-name="ro9">
          <table:table-cell/>
          <table:table-cell office:value-type="string">
            <text:p>エイリアン</text:p>
          </table:table-cell>
          <table:table-cell office:value-type="string">
            <text:p>Dart</text:p>
          </table:table-cell>
          <table:table-cell office:value-type="string">
            <text:p>ダート</text:p>
          </table:table-cell>
          <table:table-cell table:number-columns-repeated="1020"/>
        </table:table-row>
        <table:table-row table:style-name="ro9">
          <table:table-cell/>
          <table:table-cell office:value-type="string">
            <text:p>エイリアン</text:p>
          </table:table-cell>
          <table:table-cell office:value-type="string">
            <text:p>Manta</text:p>
          </table:table-cell>
          <table:table-cell office:value-type="string">
            <text:p>マンタ</text:p>
          </table:table-cell>
          <table:table-cell table:number-columns-repeated="1020"/>
        </table:table-row>
        <table:table-row table:style-name="ro9">
          <table:table-cell/>
          <table:table-cell office:value-type="string">
            <text:p>エイリアン</text:p>
          </table:table-cell>
          <table:table-cell office:value-type="string">
            <text:p>Bulwark</text:p>
          </table:table-cell>
          <table:table-cell office:value-type="string">
            <text:p>ブルワーク</text:p>
          </table:table-cell>
          <table:table-cell table:number-columns-repeated="1020"/>
        </table:table-row>
        <table:table-row table:style-name="ro9">
          <table:table-cell/>
          <table:table-cell office:value-type="string">
            <text:p>エイリアン</text:p>
          </table:table-cell>
          <table:table-cell office:value-type="string">
            <text:p>Decoy</text:p>
          </table:table-cell>
          <table:table-cell office:value-type="string">
            <text:p>デコイ</text:p>
          </table:table-cell>
          <table:table-cell table:number-columns-repeated="1020"/>
        </table:table-row>
        <table:table-row table:style-name="ro9">
          <table:table-cell/>
          <table:table-cell office:value-type="string">
            <text:p>エイリアン</text:p>
          </table:table-cell>
          <table:table-cell office:value-type="string">
            <text:p>Spire</text:p>
          </table:table-cell>
          <table:table-cell office:value-type="string">
            <text:p>スパイア</text:p>
          </table:table-cell>
          <table:table-cell table:number-columns-repeated="1020"/>
        </table:table-row>
        <table:table-row table:style-name="ro9">
          <table:table-cell/>
          <table:table-cell office:value-type="string">
            <text:p>エイリアン</text:p>
          </table:table-cell>
          <table:table-cell office:value-type="string">
            <text:p>Drone</text:p>
          </table:table-cell>
          <table:table-cell office:value-type="string">
            <text:p>ドローン</text:p>
          </table:table-cell>
          <table:table-cell table:number-columns-repeated="1020"/>
        </table:table-row>
        <table:table-row table:style-name="ro9">
          <table:table-cell/>
          <table:table-cell office:value-type="string">
            <text:p>エイリアン</text:p>
          </table:table-cell>
          <table:table-cell office:value-type="string">
            <text:p>Rumbler</text:p>
          </table:table-cell>
          <table:table-cell office:value-type="string">
            <text:p>ランブラー</text:p>
          </table:table-cell>
          <table:table-cell table:number-columns-repeated="1020"/>
        </table:table-row>
        <table:table-row table:style-name="ro9">
          <table:table-cell/>
          <table:table-cell office:value-type="string">
            <text:p>エイリアン</text:p>
          </table:table-cell>
          <table:table-cell office:value-type="string">
            <text:p>Seeker</text:p>
          </table:table-cell>
          <table:table-cell office:value-type="string">
            <text:p>シーカー</text:p>
          </table:table-cell>
          <table:table-cell table:number-columns-repeated="1020"/>
        </table:table-row>
        <table:table-row table:style-name="ro9">
          <table:table-cell/>
          <table:table-cell office:value-type="string">
            <text:p>エイリアン</text:p>
          </table:table-cell>
          <table:table-cell office:value-type="string">
            <text:p>Lurker</text:p>
          </table:table-cell>
          <table:table-cell office:value-type="string">
            <text:p>ラーカー</text:p>
          </table:table-cell>
          <table:table-cell table:number-columns-repeated="1020"/>
        </table:table-row>
        <table:table-row table:style-name="ro9">
          <table:table-cell/>
          <table:table-cell office:value-type="string">
            <text:p>エイリアン</text:p>
          </table:table-cell>
          <table:table-cell office:value-type="string">
            <text:p>Turtle</text:p>
          </table:table-cell>
          <table:table-cell office:value-type="string">
            <text:p>タートル</text:p>
          </table:table-cell>
          <table:table-cell table:number-columns-repeated="1020"/>
        </table:table-row>
        <table:table-row table:style-name="ro9">
          <table:table-cell/>
          <table:table-cell office:value-type="string">
            <text:p>エイリアン</text:p>
          </table:table-cell>
          <table:table-cell office:value-type="string">
            <text:p>Walker</text:p>
          </table:table-cell>
          <table:table-cell office:value-type="string">
            <text:p>ウォーカー</text:p>
          </table:table-cell>
          <table:table-cell table:number-columns-repeated="1020"/>
        </table:table-row>
        <table:table-row table:style-name="ro9">
          <table:table-cell/>
          <table:table-cell office:value-type="string">
            <text:p>エイリアン</text:p>
          </table:table-cell>
          <table:table-cell office:value-type="string">
            <text:p>Swarmer</text:p>
          </table:table-cell>
          <table:table-cell office:value-type="string">
            <text:p>スワーマー</text:p>
          </table:table-cell>
          <table:table-cell office:value-type="string">
            <text:p>スウォーマー</text:p>
          </table:table-cell>
          <table:table-cell table:number-columns-repeated="1019"/>
        </table:table-row>
        <table:table-row table:style-name="ro9">
          <table:table-cell/>
          <table:table-cell office:value-type="string">
            <text:p>エイリアン</text:p>
          </table:table-cell>
          <table:table-cell office:value-type="string">
            <text:p>Rhino</text:p>
          </table:table-cell>
          <table:table-cell office:value-type="string">
            <text:p>ライノー</text:p>
          </table:table-cell>
          <table:table-cell office:value-type="string">
            <text:p>ライノ </text:p>
          </table:table-cell>
          <table:table-cell table:number-columns-repeated="1019"/>
        </table:table-row>
        <table:table-row table:style-name="ro9">
          <table:table-cell/>
          <table:table-cell office:value-type="string">
            <text:p>エイリアン</text:p>
          </table:table-cell>
          <table:table-cell office:value-type="string">
            <text:p>Racer</text:p>
          </table:table-cell>
          <table:table-cell office:value-type="string">
            <text:p>レイサー</text:p>
          </table:table-cell>
          <table:table-cell office:value-type="string">
            <text:p>レーサー</text:p>
          </table:table-cell>
          <table:table-cell table:number-columns-repeated="1019"/>
        </table:table-row>
        <table:table-row table:style-name="ro9">
          <table:table-cell/>
          <table:table-cell office:value-type="string">
            <text:p>エイリアン</text:p>
          </table:table-cell>
          <table:table-cell office:value-type="string">
            <text:p>Crasher</text:p>
          </table:table-cell>
          <table:table-cell office:value-type="string">
            <text:p>クラッシャー</text:p>
          </table:table-cell>
          <table:table-cell table:number-columns-repeated="1020"/>
        </table:table-row>
        <table:table-row table:style-name="ro9">
          <table:table-cell/>
          <table:table-cell office:value-type="string">
            <text:p>エイリアン</text:p>
          </table:table-cell>
          <table:table-cell office:value-type="string">
            <text:p>Juggernaut</text:p>
          </table:table-cell>
          <table:table-cell office:value-type="string">
            <text:p>ジャガーノート</text:p>
          </table:table-cell>
          <table:table-cell table:number-columns-repeated="1020"/>
        </table:table-row>
        <table:table-row table:style-name="ro9">
          <table:table-cell/>
          <table:table-cell table:style-name="ce46" office:value-type="string">
            <text:p>タワー種別</text:p>
          </table:table-cell>
          <table:table-cell office:value-type="string">
            <text:p>Energy</text:p>
          </table:table-cell>
          <table:table-cell office:value-type="string">
            <text:p>エネルギー</text:p>
          </table:table-cell>
          <table:table-cell table:number-columns-repeated="1020"/>
        </table:table-row>
        <table:table-row table:style-name="ro9">
          <table:table-cell/>
          <table:table-cell table:style-name="ce46" office:value-type="string">
            <text:p>タワー種別</text:p>
          </table:table-cell>
          <table:table-cell office:value-type="string">
            <text:p>Fire</text:p>
          </table:table-cell>
          <table:table-cell office:value-type="string">
            <text:p>炎</text:p>
          </table:table-cell>
          <table:table-cell table:number-columns-repeated="1020"/>
        </table:table-row>
        <table:table-row table:style-name="ro9">
          <table:table-cell/>
          <table:table-cell table:style-name="ce46" office:value-type="string">
            <text:p>タワー種別</text:p>
          </table:table-cell>
          <table:table-cell office:value-type="string">
            <text:p>Projectile</text:p>
          </table:table-cell>
          <table:table-cell office:value-type="string">
            <text:p>実弾</text:p>
          </table:table-cell>
          <table:table-cell table:number-columns-repeated="1020"/>
        </table:table-row>
        <table:table-row table:style-name="ro9">
          <table:table-cell/>
          <table:table-cell table:style-name="ce46" office:value-type="string">
            <text:p>タワー種別</text:p>
          </table:table-cell>
          <table:table-cell office:value-type="string">
            <text:p>Special</text:p>
          </table:table-cell>
          <table:table-cell office:value-type="string">
            <text:p>特殊</text:p>
          </table:table-cell>
          <table:table-cell table:number-columns-repeated="1020"/>
        </table:table-row>
        <table:table-row table:style-name="ro6">
          <table:table-cell/>
          <table:table-cell office:value-type="string">
            <text:p>エイリアン種別</text:p>
          </table:table-cell>
          <table:table-cell office:value-type="string">
            <text:p>Fast Aliens</text:p>
          </table:table-cell>
          <table:table-cell office:value-type="string">
            <text:p>高機動エイリアン</text:p>
          </table:table-cell>
          <table:table-cell office:value-type="string">
            <text:p>ファスト</text:p>
          </table:table-cell>
          <table:table-cell office:value-type="string">
            <text:p>ゲーマーにとっては馴染み深い単語ばかりなのでカタカナでもいいかも？</text:p>
          </table:table-cell>
          <table:table-cell table:number-columns-repeated="1018"/>
        </table:table-row>
        <table:table-row table:style-name="ro8">
          <table:table-cell/>
          <table:table-cell office:value-type="string">
            <text:p>エイリアン種別</text:p>
          </table:table-cell>
          <table:table-cell office:value-type="string">
            <text:p>Shielded Aliens</text:p>
          </table:table-cell>
          <table:table-cell office:value-type="string">
            <text:p>シールド・エイリアン</text:p>
          </table:table-cell>
          <table:table-cell table:number-columns-repeated="1020"/>
        </table:table-row>
        <table:table-row table:style-name="ro9">
          <table:table-cell/>
          <table:table-cell office:value-type="string">
            <text:p>エイリアン種別</text:p>
          </table:table-cell>
          <table:table-cell office:value-type="string">
            <text:p>Flying Aliens</text:p>
          </table:table-cell>
          <table:table-cell office:value-type="string">
            <text:p>航空エイリアン</text:p>
          </table:table-cell>
          <table:table-cell office:value-type="string">
            <text:p>フライング</text:p>
          </table:table-cell>
          <table:table-cell table:number-columns-repeated="1019"/>
        </table:table-row>
        <table:table-row table:style-name="ro8">
          <table:table-cell/>
          <table:table-cell office:value-type="string">
            <text:p>エイリアン種別</text:p>
          </table:table-cell>
          <table:table-cell table:style-name="ce47" office:value-type="string">
            <text:p>Spawning Aliens</text:p>
          </table:table-cell>
          <table:table-cell/>
          <table:table-cell office:value-type="string">
            <text:p>産卵、増殖、召喚、親エイリアン、スポーン、展開型</text:p>
          </table:table-cell>
          <table:table-cell table:number-columns-repeated="1019"/>
        </table:table-row>
        <table:table-row table:style-name="ro9">
          <table:table-cell/>
          <table:table-cell office:value-type="string">
            <text:p>エイリアン種別</text:p>
          </table:table-cell>
          <table:table-cell office:value-type="string">
            <text:p>Stealth Aliens</text:p>
          </table:table-cell>
          <table:table-cell office:value-type="string">
            <text:p>ステルス・エイリアン</text:p>
          </table:table-cell>
          <table:table-cell table:number-columns-repeated="1020"/>
        </table:table-row>
        <table:table-row table:style-name="ro8">
          <table:table-cell/>
          <table:table-cell office:value-type="string">
            <text:p>他</text:p>
          </table:table-cell>
          <table:table-cell table:style-name="ce46" office:value-type="string">
            <text:p>Orbital Laser Enabled</text:p>
          </table:table-cell>
          <table:table-cell office:value-type="string">
            <text:p>軌道レーザー</text:p>
          </table:table-cell>
          <table:table-cell table:number-columns-repeated="1020"/>
        </table:table-row>
        <table:table-row table:style-name="ro3">
          <table:table-cell table:number-columns-repeated="2"/>
          <table:table-cell table:style-name="ce35" table:number-columns-repeated="3"/>
          <table:table-cell table:number-columns-repeated="1019"/>
        </table:table-row>
        <table:table-row table:style-name="ro9" table:number-rows-repeated="11">
          <table:table-cell table:number-columns-repeated="1024"/>
        </table:table-row>
        <table:table-row table:style-name="ro9">
          <table:table-cell table:number-columns-repeated="1024"/>
        </table:table-row>
      </table:table>
      <table:table table:name="翻訳状況" table:style-name="ta0">
        <table:table-column table:style-name="co35" table:default-cell-style-name="Default"/>
        <table:table-column table:style-name="co5" table:number-columns-repeated="4" table:default-cell-style-name="Default"/>
        <table:table-column table:style-name="co36" table:default-cell-style-name="Default"/>
        <table:table-column table:style-name="co5" table:number-columns-repeated="1018" table:default-cell-style-name="Default"/>
        <table:table-row table:style-name="ro9">
          <table:table-cell table:style-name="ce54"/>
          <table:table-cell table:style-name="ce56" office:value-type="string">
            <text:p>翻訳状況</text:p>
          </table:table-cell>
          <table:table-cell table:style-name="ce62" table:number-columns-repeated="3"/>
          <table:table-cell table:style-name="ce69"/>
          <table:table-cell table:number-columns-repeated="1018"/>
        </table:table-row>
        <table:table-row table:style-name="ro8">
          <table:table-cell table:style-name="ce55"/>
          <table:table-cell table:style-name="ce57" office:value-type="string">
            <text:p>開始日</text:p>
          </table:table-cell>
          <table:table-cell table:style-name="ce63" office:value-type="float" office:value="40791">
            <text:p>9/5/2011</text:p>
          </table:table-cell>
          <table:table-cell table:style-name="ce57" office:value-type="string">
            <text:p>予測終了日</text:p>
          </table:table-cell>
          <table:table-cell table:style-name="ce66" table:formula="of:=[.C2]+([.C12]/([.D12]/DAYS360([.C2];NOW();0)))" office:value-type="float" office:value="1337872.21387283">
            <text:p>5562/12/19</text:p>
          </table:table-cell>
          <table:table-cell table:style-name="ce70" office:value-type="string">
            <text:p>※予測終了日は翻訳状況に応じて変動します。</text:p>
          </table:table-cell>
          <table:table-cell table:number-columns-repeated="1018"/>
        </table:table-row>
        <table:table-row table:style-name="ro8">
          <table:table-cell table:style-name="ce54"/>
          <table:table-cell table:style-name="ce58" office:value-type="string">
            <text:p>シート名</text:p>
          </table:table-cell>
          <table:table-cell table:style-name="ce58" office:value-type="string">
            <text:p>全項目数</text:p>
          </table:table-cell>
          <table:table-cell table:style-name="ce58" office:value-type="string">
            <text:p>翻訳数</text:p>
          </table:table-cell>
          <table:table-cell table:style-name="ce58" office:value-type="string">
            <text:p>進捗率</text:p>
            <text:p>（現在）</text:p>
          </table:table-cell>
          <table:table-cell table:style-name="ce69"/>
          <table:table-cell table:number-columns-repeated="1018"/>
        </table:table-row>
        <table:table-row table:style-name="ro9">
          <table:table-cell table:style-name="ce54"/>
          <table:table-cell table:style-name="ce59" office:value-type="string">
            <text:p>strings</text:p>
          </table:table-cell>
          <table:table-cell table:style-name="ce65" table:formula="of:=ROWS([strings.$A$1:.$A$1048576])-((1+COUNTIF([strings.$A$1:.$A$1048576];&quot;#*&quot;))+COUNTIF([strings.$A$1:.$A$1048576];&quot;ACH*&quot;))" office:value-type="float" office:value="1048575">
            <text:p>1048575</text:p>
          </table:table-cell>
          <table:table-cell table:style-name="ce65" table:formula="of:=(ROWS([strings.$A$1:.$A$1048576])-1)-COUNTBLANK([strings.$C$1:.$C$1048576])" office:value-type="float" office:value="598">
            <text:p>598</text:p>
          </table:table-cell>
          <table:table-cell table:style-name="ce67" table:formula="of:=to_percent(([.D4]/[.C4]))" office:value-type="percentage" office:value="0">
            <text:p>#NAME?</text:p>
          </table:table-cell>
          <table:table-cell table:style-name="ce69"/>
          <table:table-cell table:number-columns-repeated="1018"/>
        </table:table-row>
        <table:table-row table:style-name="ro9">
          <table:table-cell table:style-name="ce54"/>
          <table:table-cell table:style-name="ce59" office:value-type="string">
            <text:p>dlc01strings</text:p>
          </table:table-cell>
          <table:table-cell table:style-name="ce65" table:formula="of:=ROWS([dlc01strings.$A$1:.$A$1048576])-((1+COUNTIF([dlc01strings.$A$1:.$A$1048576];&quot;#*&quot;))+COUNTIF([dlc01strings.$A$1:.$A$1048576];&quot;ACH*&quot;))" office:value-type="float" office:value="1048575">
            <text:p>1048575</text:p>
          </table:table-cell>
          <table:table-cell table:style-name="ce65" table:formula="of:=(ROWS([dlc01strings.$A$1:.$A$1048576])-1)-COUNTBLANK([dlc01strings.$C$1:.$C$1048576])" office:value-type="float" office:value="18">
            <text:p>18</text:p>
          </table:table-cell>
          <table:table-cell table:style-name="ce67" table:formula="of:=to_percent(([.D5]/[.C5]))" office:value-type="percentage" office:value="0">
            <text:p>#NAME?</text:p>
          </table:table-cell>
          <table:table-cell table:style-name="ce69"/>
          <table:table-cell table:number-columns-repeated="1018"/>
        </table:table-row>
        <table:table-row table:style-name="ro9">
          <table:table-cell table:style-name="ce54"/>
          <table:table-cell table:style-name="ce59" office:value-type="string">
            <text:p>dlc02strings</text:p>
          </table:table-cell>
          <table:table-cell table:style-name="ce65" table:formula="of:=ROWS([dlc02strings.$A$1:.$A$1048576])-((1+COUNTIF([dlc02strings.$A$1:.$A$1048576];&quot;#*&quot;))+COUNTIF([dlc02strings.$A$1:.$A$1048576];&quot;ACH*&quot;))" office:value-type="float" office:value="1048575">
            <text:p>1048575</text:p>
          </table:table-cell>
          <table:table-cell table:style-name="ce65" table:formula="of:=(ROWS([dlc02strings.$A$1:.$A$1048576])-1)-COUNTBLANK([dlc02strings.$C$1:.$C$1048576])" office:value-type="float" office:value="13">
            <text:p>13</text:p>
          </table:table-cell>
          <table:table-cell table:style-name="ce67" table:formula="of:=to_percent(([.D6]/[.C6]))" office:value-type="percentage" office:value="0">
            <text:p>#NAME?</text:p>
          </table:table-cell>
          <table:table-cell table:style-name="ce69"/>
          <table:table-cell table:number-columns-repeated="1018"/>
        </table:table-row>
        <table:table-row table:style-name="ro9">
          <table:table-cell table:style-name="ce54"/>
          <table:table-cell table:style-name="ce59" office:value-type="string">
            <text:p>dlc03strings</text:p>
          </table:table-cell>
          <table:table-cell table:style-name="ce65" table:formula="of:=ROWS([dlc03strings.$A$1:.$A$1048576])-((1+COUNTIF([dlc03strings.$A$1:.$A$1048576];&quot;#*&quot;))+COUNTIF([dlc03strings.$A$1:.$A$1048576];&quot;ACH*&quot;))" office:value-type="float" office:value="1048575">
            <text:p>1048575</text:p>
          </table:table-cell>
          <table:table-cell table:style-name="ce65" table:formula="of:=(ROWS([dlc03strings.$A$1:.$A$1048576])-1)-COUNTBLANK([dlc03strings.$C$1:.$C$1048576])" office:value-type="float" office:value="13">
            <text:p>13</text:p>
          </table:table-cell>
          <table:table-cell table:style-name="ce67" table:formula="of:=to_percent(([.D7]/[.C7]))" office:value-type="percentage" office:value="0">
            <text:p>#NAME?</text:p>
          </table:table-cell>
          <table:table-cell table:style-name="ce69"/>
          <table:table-cell table:number-columns-repeated="1018"/>
        </table:table-row>
        <table:table-row table:style-name="ro9">
          <table:table-cell table:style-name="ce54"/>
          <table:table-cell table:style-name="ce59" office:value-type="string">
            <text:p>dlc04strings</text:p>
          </table:table-cell>
          <table:table-cell table:style-name="ce65" table:formula="of:=ROWS([dlc04strings.$A$1:.$A$1048576])-((1+COUNTIF([dlc04strings.$A$1:.$A$1048576];&quot;#*&quot;))+COUNTIF([dlc04strings.$A$1:.$A$1048576];&quot;ACH*&quot;))" office:value-type="float" office:value="1048575">
            <text:p>1048575</text:p>
          </table:table-cell>
          <table:table-cell table:style-name="ce65" table:formula="of:=(ROWS([dlc04strings.$A$1:.$A$1048576])-1)-COUNTBLANK([dlc04strings.$C$1:.$C$1048576])" office:value-type="float" office:value="9">
            <text:p>9</text:p>
          </table:table-cell>
          <table:table-cell table:style-name="ce67" table:formula="of:=to_percent(([.D8]/[.C8]))" office:value-type="percentage" office:value="0">
            <text:p>#NAME?</text:p>
          </table:table-cell>
          <table:table-cell table:style-name="ce69"/>
          <table:table-cell table:number-columns-repeated="1018"/>
        </table:table-row>
        <table:table-row table:style-name="ro9">
          <table:table-cell table:style-name="ce54"/>
          <table:table-cell table:style-name="ce59" office:value-type="string">
            <text:p>dlc05strings</text:p>
          </table:table-cell>
          <table:table-cell table:style-name="ce65" table:formula="of:=ROWS([dlc05strings.$A$1:.$A$1048576])-((1+COUNTIF([dlc05strings.$A$1:.$A$1048576];&quot;#*&quot;))+COUNTIF([dlc05strings.$A$1:.$A$1048576];&quot;ACH*&quot;))" office:value-type="float" office:value="1048575">
            <text:p>1048575</text:p>
          </table:table-cell>
          <table:table-cell table:style-name="ce65" table:formula="of:=(ROWS([dlc05strings.$A$1:.$A$1048576])-1)-COUNTBLANK([dlc05strings.$C$1:.$C$1048576])" office:value-type="float" office:value="13">
            <text:p>13</text:p>
          </table:table-cell>
          <table:table-cell table:style-name="ce67" table:formula="of:=to_percent(([.D9]/[.C9]))" office:value-type="percentage" office:value="0">
            <text:p>#NAME?</text:p>
          </table:table-cell>
          <table:table-cell table:style-name="ce69"/>
          <table:table-cell table:number-columns-repeated="1018"/>
        </table:table-row>
        <table:table-row table:style-name="ro9">
          <table:table-cell table:style-name="ce54"/>
          <table:table-cell table:style-name="ce59" office:value-type="string">
            <text:p>dlc06strings</text:p>
          </table:table-cell>
          <table:table-cell table:style-name="ce65" table:formula="of:=ROWS([dlc06strings.$A$1:.$A$1048576])-((1+COUNTIF([dlc06strings.$A$1:.$A$1048576];&quot;#*&quot;))+COUNTIF([dlc06strings.$A$1:.$A$1048576];&quot;ACH*&quot;))" office:value-type="float" office:value="1048575">
            <text:p>1048575</text:p>
          </table:table-cell>
          <table:table-cell table:style-name="ce65" table:formula="of:=(ROWS([dlc06strings.$A$1:.$A$1048576])-1)-COUNTBLANK([dlc06strings.$C$1:.$C$1048576])" office:value-type="float" office:value="28">
            <text:p>28</text:p>
          </table:table-cell>
          <table:table-cell table:style-name="ce67" table:formula="of:=to_percent(([.D10]/[.C10]))" office:value-type="percentage" office:value="0">
            <text:p>#NAME?</text:p>
          </table:table-cell>
          <table:table-cell table:style-name="ce69"/>
          <table:table-cell table:number-columns-repeated="1018"/>
        </table:table-row>
        <table:table-row table:style-name="ro9">
          <table:table-cell table:style-name="ce54"/>
          <table:table-cell table:style-name="ce59" office:value-type="string">
            <text:p>dlc07strings</text:p>
          </table:table-cell>
          <table:table-cell table:style-name="ce65" table:formula="of:=ROWS([dlc07strings.$A$1:.$A$1048576])-((1+COUNTIF([dlc07strings.$A$1:.$A$1048576];&quot;#*&quot;))+COUNTIF([dlc07strings.$A$1:.$A$1048576];&quot;ACH*&quot;))" office:value-type="float" office:value="1048575">
            <text:p>1048575</text:p>
          </table:table-cell>
          <table:table-cell table:style-name="ce65" table:formula="of:=(ROWS([dlc07strings.$A$1:.$A$1048576])-1)-COUNTBLANK([dlc07strings.$C$1:.$C$1048576])" office:value-type="float" office:value="0">
            <text:p>0</text:p>
          </table:table-cell>
          <table:table-cell table:style-name="ce67" table:formula="of:=to_percent(([.D11]/[.C11]))" office:value-type="percentage" office:value="0">
            <text:p>#NAME?</text:p>
          </table:table-cell>
          <table:table-cell table:style-name="ce69"/>
          <table:table-cell table:number-columns-repeated="1018"/>
        </table:table-row>
        <table:table-row table:style-name="ro9">
          <table:table-cell table:style-name="ce55"/>
          <table:table-cell table:style-name="ce60" office:value-type="string">
            <text:p>全体</text:p>
          </table:table-cell>
          <table:table-cell table:style-name="ce60" table:formula="of:=SUM([.C4:.C11])" office:value-type="float" office:value="8388600">
            <text:p>8388600</text:p>
          </table:table-cell>
          <table:table-cell table:style-name="ce60" table:formula="of:=SUM([.D4:.D11])" office:value-type="float" office:value="692">
            <text:p>692</text:p>
          </table:table-cell>
          <table:table-cell table:style-name="ce68" table:formula="of:=to_percent(([.D12]/[.C12]))" office:value-type="percentage" office:value="0">
            <text:p>#NAME?</text:p>
          </table:table-cell>
          <table:table-cell table:style-name="ce71"/>
          <table:table-cell table:number-columns-repeated="1018"/>
        </table:table-row>
        <table:table-row table:style-name="ro9">
          <table:table-cell table:style-name="ce64"/>
          <table:table-cell table:style-name="ce61" table:number-columns-repeated="4"/>
          <table:table-cell table:style-name="ce64"/>
          <table:table-cell table:number-columns-repeated="1018"/>
        </table:table-row>
        <table:table-row table:style-name="ro9">
          <table:table-cell table:style-name="ce64"/>
          <table:table-cell table:number-columns-repeated="2"/>
          <table:table-cell table:style-name="ce64" table:number-columns-repeated="3"/>
          <table:table-cell table:number-columns-repeated="1018"/>
        </table:table-row>
        <table:table-row table:style-name="ro55" table:number-rows-repeated="1048561">
          <table:table-cell table:number-columns-repeated="1024"/>
        </table:table-row>
        <table:table-row table:style-name="ro55">
          <table:table-cell table:number-columns-repeated="1024"/>
        </table:table-row>
      </table:table>
      <table:table table:name="strings" table:style-name="ta0">
        <office:forms form:automatic-focus="false" form:apply-design-mode="false"/>
        <table:table-column table:style-name="co37" table:default-cell-style-name="ce46"/>
        <table:table-column table:style-name="co38" table:default-cell-style-name="ce46"/>
        <table:table-column table:style-name="co39" table:default-cell-style-name="ce46"/>
        <table:table-column table:style-name="co40" table:default-cell-style-name="ce46"/>
        <table:table-column table:style-name="co41" table:default-cell-style-name="ce86"/>
        <table:table-column table:style-name="co5" table:number-columns-repeated="1019" table:default-cell-style-name="Default"/>
        <table:table-row table:style-name="ro9">
          <table:table-cell table:style-name="ce72" office:value-type="string">
            <text:p>#キー／コメント</text:p>
          </table:table-cell>
          <table:table-cell table:style-name="ce72" office:value-type="string">
            <text:p>原文</text:p>
          </table:table-cell>
          <table:table-cell table:style-name="ce72" office:value-type="string">
            <text:p>訳文</text:p>
          </table:table-cell>
          <table:table-cell table:style-name="ce72" office:value-type="string">
            <text:p>備考</text:p>
          </table:table-cell>
          <table:table-cell office:value-type="string">
            <text:p>順序</text:p>
          </table:table-cell>
          <table:table-cell table:number-columns-repeated="1019"/>
        </table:table-row>
        <table:table-row table:style-name="ro7">
          <table:table-cell table:style-name="ce73" office:value-type="string">
            <text:p>﻿# This string table is read at runtime and Field-Value pairs are extracted</text:p>
          </table:table-cell>
          <table:table-cell table:style-name="ce73" table:number-columns-repeated="3"/>
          <table:table-cell office:value-type="float" office:value="1">
            <text:p>1</text:p>
          </table:table-cell>
          <table:table-cell table:number-columns-repeated="1019"/>
        </table:table-row>
        <table:table-row table:style-name="ro10">
          <table:table-cell table:style-name="ce73" office:value-type="string">
            <text:p># All data is in the format &lt;Key&gt; &lt;String&gt;</text:p>
          </table:table-cell>
          <table:table-cell table:style-name="ce73" table:number-columns-repeated="3"/>
          <table:table-cell office:value-type="float" office:value="2">
            <text:p>2</text:p>
          </table:table-cell>
          <table:table-cell table:number-columns-repeated="1019"/>
        </table:table-row>
        <table:table-row table:style-name="ro11">
          <table:table-cell table:style-name="ce73" office:value-type="string">
            <text:p># Any text in curly brackets { } should NOT be translated - it represents variable that will be replaced at runtime (usually with a number or keyboard or controller symbol)</text:p>
          </table:table-cell>
          <table:table-cell table:style-name="ce73" table:number-columns-repeated="3"/>
          <table:table-cell office:value-type="float" office:value="3">
            <text:p>3</text:p>
          </table:table-cell>
          <table:table-cell table:number-columns-repeated="1019"/>
        </table:table-row>
        <table:table-row table:style-name="ro9">
          <table:table-cell table:style-name="ce73" office:value-type="string">
            <text:p># General UI</text:p>
          </table:table-cell>
          <table:table-cell table:style-name="ce73" office:value-type="string">
            <text:p>ボタン類</text:p>
          </table:table-cell>
          <table:table-cell table:style-name="ce73" table:number-columns-repeated="2"/>
          <table:table-cell office:value-type="float" office:value="4">
            <text:p>4</text:p>
          </table:table-cell>
          <table:table-cell table:number-columns-repeated="1019"/>
        </table:table-row>
        <table:table-row table:style-name="ro8">
          <table:table-cell office:value-type="string">
            <text:p>ACCEPT</text:p>
          </table:table-cell>
          <table:table-cell office:value-type="string">
            <text:p>Accept</text:p>
          </table:table-cell>
          <table:table-cell table:style-name="ce75" office:value-type="string">
            <text:p>決定</text:p>
          </table:table-cell>
          <table:table-cell office:value-type="string">
            <text:p>決定　ぐらいで良いんじゃないかな？</text:p>
          </table:table-cell>
          <table:table-cell office:value-type="float" office:value="5">
            <text:p>5</text:p>
          </table:table-cell>
          <table:table-cell table:number-columns-repeated="1019"/>
        </table:table-row>
        <table:table-row table:style-name="ro9">
          <table:table-cell office:value-type="string">
            <text:p>BACK</text:p>
          </table:table-cell>
          <table:table-cell office:value-type="string">
            <text:p>Back</text:p>
          </table:table-cell>
          <table:table-cell table:style-name="ce76" office:value-type="string">
            <text:p>戻る</text:p>
          </table:table-cell>
          <table:table-cell/>
          <table:table-cell office:value-type="float" office:value="6">
            <text:p>6</text:p>
          </table:table-cell>
          <table:table-cell table:number-columns-repeated="1019"/>
        </table:table-row>
        <table:table-row table:style-name="ro9">
          <table:table-cell office:value-type="string">
            <text:p>BUILD</text:p>
          </table:table-cell>
          <table:table-cell office:value-type="string">
            <text:p>Build</text:p>
          </table:table-cell>
          <table:table-cell table:style-name="ce76" office:value-type="string">
            <text:p>建設</text:p>
          </table:table-cell>
          <table:table-cell/>
          <table:table-cell office:value-type="float" office:value="7">
            <text:p>7</text:p>
          </table:table-cell>
          <table:table-cell table:number-columns-repeated="1019"/>
        </table:table-row>
        <table:table-row table:style-name="ro9">
          <table:table-cell office:value-type="string">
            <text:p>CANCEL</text:p>
          </table:table-cell>
          <table:table-cell office:value-type="string">
            <text:p>Cancel</text:p>
          </table:table-cell>
          <table:table-cell table:style-name="ce76" office:value-type="string">
            <text:p>取り消し</text:p>
          </table:table-cell>
          <table:table-cell/>
          <table:table-cell office:value-type="float" office:value="8">
            <text:p>8</text:p>
          </table:table-cell>
          <table:table-cell table:number-columns-repeated="1019"/>
        </table:table-row>
        <table:table-row table:style-name="ro9">
          <table:table-cell office:value-type="string">
            <text:p>CONTINUE</text:p>
          </table:table-cell>
          <table:table-cell office:value-type="string">
            <text:p>Continue</text:p>
          </table:table-cell>
          <table:table-cell office:value-type="string">
            <text:p>続ける</text:p>
          </table:table-cell>
          <table:table-cell/>
          <table:table-cell office:value-type="float" office:value="9">
            <text:p>9</text:p>
          </table:table-cell>
          <table:table-cell table:number-columns-repeated="1019"/>
        </table:table-row>
        <table:table-row table:style-name="ro9">
          <table:table-cell office:value-type="string">
            <text:p>DEFAULT</text:p>
          </table:table-cell>
          <table:table-cell office:value-type="string">
            <text:p>Default</text:p>
          </table:table-cell>
          <table:table-cell office:value-type="string">
            <text:p>デフォルト</text:p>
          </table:table-cell>
          <table:table-cell/>
          <table:table-cell office:value-type="float" office:value="10">
            <text:p>10</text:p>
          </table:table-cell>
          <table:table-cell table:number-columns-repeated="1019"/>
        </table:table-row>
        <table:table-row table:style-name="ro9">
          <table:table-cell office:value-type="string">
            <text:p>NO</text:p>
          </table:table-cell>
          <table:table-cell office:value-type="string">
            <text:p>No</text:p>
          </table:table-cell>
          <table:table-cell table:style-name="ce76" office:value-type="string">
            <text:p>いいえ</text:p>
          </table:table-cell>
          <table:table-cell/>
          <table:table-cell office:value-type="float" office:value="11">
            <text:p>11</text:p>
          </table:table-cell>
          <table:table-cell table:number-columns-repeated="1019"/>
        </table:table-row>
        <table:table-row table:style-name="ro9">
          <table:table-cell office:value-type="string">
            <text:p>PLAY_AGAIN</text:p>
          </table:table-cell>
          <table:table-cell office:value-type="string">
            <text:p>Play Again</text:p>
          </table:table-cell>
          <table:table-cell table:style-name="ce76" office:value-type="string">
            <text:p>やり直す</text:p>
          </table:table-cell>
          <table:table-cell/>
          <table:table-cell office:value-type="float" office:value="12">
            <text:p>12</text:p>
          </table:table-cell>
          <table:table-cell table:number-columns-repeated="1019"/>
        </table:table-row>
        <table:table-row table:style-name="ro9">
          <table:table-cell office:value-type="string">
            <text:p>RESTART</text:p>
          </table:table-cell>
          <table:table-cell office:value-type="string">
            <text:p>Restart</text:p>
          </table:table-cell>
          <table:table-cell table:style-name="ce76" office:value-type="string">
            <text:p>再スタート</text:p>
          </table:table-cell>
          <table:table-cell/>
          <table:table-cell office:value-type="float" office:value="13">
            <text:p>13</text:p>
          </table:table-cell>
          <table:table-cell table:number-columns-repeated="1019"/>
        </table:table-row>
        <table:table-row table:style-name="ro9">
          <table:table-cell office:value-type="string">
            <text:p>SELECT</text:p>
          </table:table-cell>
          <table:table-cell office:value-type="string">
            <text:p>Select</text:p>
          </table:table-cell>
          <table:table-cell table:style-name="ce76" office:value-type="string">
            <text:p>選択</text:p>
          </table:table-cell>
          <table:table-cell/>
          <table:table-cell office:value-type="float" office:value="14">
            <text:p>14</text:p>
          </table:table-cell>
          <table:table-cell table:number-columns-repeated="1019"/>
        </table:table-row>
        <table:table-row table:style-name="ro9">
          <table:table-cell office:value-type="string">
            <text:p>SELL</text:p>
          </table:table-cell>
          <table:table-cell office:value-type="string">
            <text:p>Sell</text:p>
          </table:table-cell>
          <table:table-cell table:style-name="ce76" office:value-type="string">
            <text:p>売却</text:p>
          </table:table-cell>
          <table:table-cell/>
          <table:table-cell office:value-type="float" office:value="15">
            <text:p>15</text:p>
          </table:table-cell>
          <table:table-cell table:number-columns-repeated="1019"/>
        </table:table-row>
        <table:table-row table:style-name="ro9">
          <table:table-cell office:value-type="string">
            <text:p>SELL_FOR_X</text:p>
          </table:table-cell>
          <table:table-cell office:value-type="string">
            <text:p>Sell for {value}</text:p>
          </table:table-cell>
          <table:table-cell office:value-type="string">
            <text:p>売却: {value}</text:p>
          </table:table-cell>
          <table:table-cell/>
          <table:table-cell office:value-type="float" office:value="16">
            <text:p>16</text:p>
          </table:table-cell>
          <table:table-cell table:number-columns-repeated="1019"/>
        </table:table-row>
        <table:table-row table:style-name="ro9">
          <table:table-cell office:value-type="string">
            <text:p>START</text:p>
          </table:table-cell>
          <table:table-cell office:value-type="string">
            <text:p>Start</text:p>
          </table:table-cell>
          <table:table-cell table:style-name="ce76" office:value-type="string">
            <text:p>開始</text:p>
          </table:table-cell>
          <table:table-cell/>
          <table:table-cell office:value-type="float" office:value="17">
            <text:p>17</text:p>
          </table:table-cell>
          <table:table-cell table:number-columns-repeated="1019"/>
        </table:table-row>
        <table:table-row table:style-name="ro8">
          <table:table-cell office:value-type="string">
            <text:p>UPGRADE</text:p>
          </table:table-cell>
          <table:table-cell office:value-type="string">
            <text:p>Upgrade</text:p>
          </table:table-cell>
          <table:table-cell table:style-name="ce76" office:value-type="string">
            <text:p>アップグレード</text:p>
          </table:table-cell>
          <table:table-cell office:value-type="string">
            <text:p>"改良"より”アップグレード”の方が日本語っぽい</text:p>
          </table:table-cell>
          <table:table-cell office:value-type="float" office:value="18">
            <text:p>18</text:p>
          </table:table-cell>
          <table:table-cell table:number-columns-repeated="1019"/>
        </table:table-row>
        <table:table-row table:style-name="ro8">
          <table:table-cell office:value-type="string">
            <text:p>UPGRADE_FOR_X</text:p>
          </table:table-cell>
          <table:table-cell office:value-type="string">
            <text:p>Upgrade for {cost}</text:p>
          </table:table-cell>
          <table:table-cell table:style-name="ce76" office:value-type="string">
            <text:p>アップグレード:{cost}</text:p>
          </table:table-cell>
          <table:table-cell/>
          <table:table-cell office:value-type="float" office:value="19">
            <text:p>19</text:p>
          </table:table-cell>
          <table:table-cell table:number-columns-repeated="1019"/>
        </table:table-row>
        <table:table-row table:style-name="ro8">
          <table:table-cell office:value-type="string">
            <text:p>UPGRADE_NOT_AVAILABLE</text:p>
          </table:table-cell>
          <table:table-cell office:value-type="string">
            <text:p>Upgrade not available</text:p>
          </table:table-cell>
          <table:table-cell table:style-name="ce76" office:value-type="string">
            <text:p>アップグレード不可</text:p>
          </table:table-cell>
          <table:table-cell/>
          <table:table-cell office:value-type="float" office:value="20">
            <text:p>20</text:p>
          </table:table-cell>
          <table:table-cell table:number-columns-repeated="1019"/>
        </table:table-row>
        <table:table-row table:style-name="ro9">
          <table:table-cell office:value-type="string">
            <text:p>YES</text:p>
          </table:table-cell>
          <table:table-cell office:value-type="string">
            <text:p>Yes</text:p>
          </table:table-cell>
          <table:table-cell table:style-name="ce76" office:value-type="string">
            <text:p>はい</text:p>
          </table:table-cell>
          <table:table-cell/>
          <table:table-cell office:value-type="float" office:value="21">
            <text:p>21</text:p>
          </table:table-cell>
          <table:table-cell table:number-columns-repeated="1019"/>
        </table:table-row>
        <table:table-row table:style-name="ro12">
          <table:table-cell table:style-name="ce73" office:value-type="string">
            <text:p># Notification and error messages</text:p>
          </table:table-cell>
          <table:table-cell table:style-name="ce73" office:value-type="string">
            <text:p>ダイアログ、エラーメッセージ等</text:p>
          </table:table-cell>
          <table:table-cell table:style-name="ce73" table:number-columns-repeated="2"/>
          <table:table-cell office:value-type="float" office:value="22">
            <text:p>22</text:p>
          </table:table-cell>
          <table:table-cell table:number-columns-repeated="1019"/>
        </table:table-row>
        <table:table-row table:style-name="ro8">
          <table:table-cell office:value-type="string">
            <text:p>CONTINUE_LEVEL_TITLE</text:p>
          </table:table-cell>
          <table:table-cell office:value-type="string">
            <text:p>Continue From Checkpoint?</text:p>
          </table:table-cell>
          <table:table-cell table:style-name="ce76" office:value-type="string">
            <text:p>チェックポイントから続けますか？</text:p>
          </table:table-cell>
          <table:table-cell/>
          <table:table-cell office:value-type="float" office:value="23">
            <text:p>23</text:p>
          </table:table-cell>
          <table:table-cell table:number-columns-repeated="1019"/>
        </table:table-row>
        <table:table-row table:style-name="ro7">
          <table:table-cell office:value-type="string">
            <text:p>CONTINUE_LEVEL_MESSAGE</text:p>
          </table:table-cell>
          <table:table-cell office:value-type="string">
            <text:p>Would you like to continue from your last save or restart from the beginning?</text:p>
          </table:table-cell>
          <table:table-cell table:style-name="ce38" office:value-type="string">
            <text:p>最後に保存した状態から続けますか？ それとも最初からゲームを始めますか？</text:p>
          </table:table-cell>
          <table:table-cell/>
          <table:table-cell office:value-type="float" office:value="24">
            <text:p>24</text:p>
          </table:table-cell>
          <table:table-cell table:number-columns-repeated="1019"/>
        </table:table-row>
        <table:table-row table:style-name="ro8">
          <table:table-cell office:value-type="string">
            <text:p>EXIT_GAME_TITLE</text:p>
          </table:table-cell>
          <table:table-cell office:value-type="string">
            <text:p>Exit Game?</text:p>
          </table:table-cell>
          <table:table-cell table:style-name="ce76" office:value-type="string">
            <text:p>ゲームの終了？</text:p>
          </table:table-cell>
          <table:table-cell/>
          <table:table-cell office:value-type="float" office:value="25">
            <text:p>25</text:p>
          </table:table-cell>
          <table:table-cell table:number-columns-repeated="1019"/>
        </table:table-row>
        <table:table-row table:style-name="ro12">
          <table:table-cell office:value-type="string">
            <text:p>EXIT_GAME_MESSAGE</text:p>
          </table:table-cell>
          <table:table-cell office:value-type="string">
            <text:p>Are you sure you want to exit the game?</text:p>
          </table:table-cell>
          <table:table-cell table:style-name="ce76" office:value-type="string">
            <text:p>ゲームを終了しますか？</text:p>
          </table:table-cell>
          <table:table-cell/>
          <table:table-cell office:value-type="float" office:value="26">
            <text:p>26</text:p>
          </table:table-cell>
          <table:table-cell table:number-columns-repeated="1019"/>
        </table:table-row>
        <table:table-row table:style-name="ro8">
          <table:table-cell office:value-type="string">
            <text:p>RESTART_GAME_TITLE</text:p>
          </table:table-cell>
          <table:table-cell office:value-type="string">
            <text:p>Restart Mission?</text:p>
          </table:table-cell>
          <table:table-cell table:style-name="ce76" office:value-type="string">
            <text:p>任務の再スタート？</text:p>
          </table:table-cell>
          <table:table-cell/>
          <table:table-cell office:value-type="float" office:value="27">
            <text:p>27</text:p>
          </table:table-cell>
          <table:table-cell table:number-columns-repeated="1019"/>
        </table:table-row>
        <table:table-row table:style-name="ro13">
          <table:table-cell office:value-type="string">
            <text:p>RESTART_GAME_MESSAGE</text:p>
          </table:table-cell>
          <table:table-cell office:value-type="string">
            <text:p>Would you like to continue from the latest checkpoint save or restart from the beginning? <text:s/>All progress will be lost.</text:p>
          </table:table-cell>
          <table:table-cell table:style-name="ce76" office:value-type="string">
            <text:p>最後に保存されたチェックポイントからゲームを続けますか？ それとも最初からゲームを始めますか？ 進行状況の全てが失われます。</text:p>
          </table:table-cell>
          <table:table-cell/>
          <table:table-cell office:value-type="float" office:value="28">
            <text:p>28</text:p>
          </table:table-cell>
          <table:table-cell table:number-columns-repeated="1019"/>
        </table:table-row>
        <table:table-row table:style-name="ro8">
          <table:table-cell office:value-type="string">
            <text:p>PAUSE_RESTART_GAME_TITLE</text:p>
          </table:table-cell>
          <table:table-cell office:value-type="string">
            <text:p>Restart Mission?</text:p>
          </table:table-cell>
          <table:table-cell table:style-name="ce76" office:value-type="string">
            <text:p>任務の再スタート？</text:p>
          </table:table-cell>
          <table:table-cell/>
          <table:table-cell office:value-type="float" office:value="29">
            <text:p>29</text:p>
          </table:table-cell>
          <table:table-cell table:number-columns-repeated="1019"/>
        </table:table-row>
        <table:table-row table:style-name="ro7">
          <table:table-cell office:value-type="string">
            <text:p>PAUSE_RESTART_GAME_MESSAGE</text:p>
          </table:table-cell>
          <table:table-cell office:value-type="string">
            <text:p>Are you sure you want to restart from the beginning? <text:s/>All progress will be lost.</text:p>
          </table:table-cell>
          <table:table-cell table:style-name="ce76" office:value-type="string">
            <text:p>最初からゲームを始めますか？ 進行状況の全てが失われます。</text:p>
          </table:table-cell>
          <table:table-cell/>
          <table:table-cell office:value-type="float" office:value="30">
            <text:p>30</text:p>
          </table:table-cell>
          <table:table-cell table:number-columns-repeated="1019"/>
        </table:table-row>
        <table:table-row table:style-name="ro12">
          <table:table-cell office:value-type="string">
            <text:p>EARLIER_CHECKPOINT_TITLE</text:p>
          </table:table-cell>
          <table:table-cell office:value-type="string">
            <text:p>Revert to Earlier Checkpoint?</text:p>
          </table:table-cell>
          <table:table-cell table:style-name="ce76" office:value-type="string">
            <text:p>前のチェックポイントへ戻る？</text:p>
          </table:table-cell>
          <table:table-cell/>
          <table:table-cell office:value-type="float" office:value="31">
            <text:p>31</text:p>
          </table:table-cell>
          <table:table-cell table:number-columns-repeated="1019"/>
        </table:table-row>
        <table:table-row table:style-name="ro7">
          <table:table-cell office:value-type="string">
            <text:p>EARLIER_CHECKPOINT_MESSAGE</text:p>
          </table:table-cell>
          <table:table-cell office:value-type="string">
            <text:p>Would you like to revert to an earlier checkpoint? All progress will be lost.</text:p>
          </table:table-cell>
          <table:table-cell table:style-name="ce76" office:value-type="string">
            <text:p>前のチェックポイントへ戻しますか？ 進行状況の全てが失われます。</text:p>
          </table:table-cell>
          <table:table-cell/>
          <table:table-cell office:value-type="float" office:value="32">
            <text:p>32</text:p>
          </table:table-cell>
          <table:table-cell table:number-columns-repeated="1019"/>
        </table:table-row>
        <table:table-row table:style-name="ro8">
          <table:table-cell office:value-type="string">
            <text:p>DEFAULT_KEY_TITLE</text:p>
          </table:table-cell>
          <table:table-cell office:value-type="string">
            <text:p>Reset Mappings?</text:p>
          </table:table-cell>
          <table:table-cell table:style-name="ce76" office:value-type="string">
            <text:p>キー設定の初期化？</text:p>
          </table:table-cell>
          <table:table-cell/>
          <table:table-cell office:value-type="float" office:value="33">
            <text:p>33</text:p>
          </table:table-cell>
          <table:table-cell table:number-columns-repeated="1019"/>
        </table:table-row>
        <table:table-row table:style-name="ro14">
          <table:table-cell office:value-type="string">
            <text:p>DEFAULT_KEY_MESSAGE</text:p>
          </table:table-cell>
          <table:table-cell office:value-type="string">
            <text:p>Are you sure you want to revert to default key mappings? All changes will be lost.</text:p>
          </table:table-cell>
          <table:table-cell table:style-name="ce76" office:value-type="string">
            <text:p>キー設定を初期値へ戻しますか？ 変更の全てが失われます。</text:p>
          </table:table-cell>
          <table:table-cell/>
          <table:table-cell office:value-type="float" office:value="34">
            <text:p>34</text:p>
          </table:table-cell>
          <table:table-cell table:number-columns-repeated="1019"/>
        </table:table-row>
        <table:table-row table:style-name="ro8">
          <table:table-cell office:value-type="string">
            <text:p>DEFAULT_AV_TITLE</text:p>
          </table:table-cell>
          <table:table-cell office:value-type="string">
            <text:p>Reset Settings?</text:p>
          </table:table-cell>
          <table:table-cell table:style-name="ce76" office:value-type="string">
            <text:p>設定の初期化？</text:p>
          </table:table-cell>
          <table:table-cell/>
          <table:table-cell office:value-type="float" office:value="35">
            <text:p>35</text:p>
          </table:table-cell>
          <table:table-cell table:number-columns-repeated="1019"/>
        </table:table-row>
        <table:table-row table:style-name="ro14">
          <table:table-cell office:value-type="string">
            <text:p>DEFAULT_AV_MESSAGE</text:p>
          </table:table-cell>
          <table:table-cell office:value-type="string">
            <text:p>Are you sure you want to revert to default settings? All changes will be lost.</text:p>
          </table:table-cell>
          <table:table-cell table:style-name="ce76" office:value-type="string">
            <text:p>設定を初期値へ戻しますか？ 変更の全てが失われます。</text:p>
          </table:table-cell>
          <table:table-cell/>
          <table:table-cell office:value-type="float" office:value="36">
            <text:p>36</text:p>
          </table:table-cell>
          <table:table-cell table:number-columns-repeated="1019"/>
        </table:table-row>
        <table:table-row table:style-name="ro8">
          <table:table-cell office:value-type="string">
            <text:p>ERROR_TITLE_MESSAGE</text:p>
          </table:table-cell>
          <table:table-cell office:value-type="string">
            <text:p>Error</text:p>
          </table:table-cell>
          <table:table-cell table:style-name="ce76" office:value-type="string">
            <text:p>エラー</text:p>
          </table:table-cell>
          <table:table-cell/>
          <table:table-cell office:value-type="float" office:value="37">
            <text:p>37</text:p>
          </table:table-cell>
          <table:table-cell table:number-columns-repeated="1019"/>
        </table:table-row>
        <table:table-row table:style-name="ro10">
          <table:table-cell office:value-type="string">
            <text:p>ERROR_SAVE_GAME_CORRUPT_MESSAGE</text:p>
          </table:table-cell>
          <table:table-cell office:value-type="string">
            <text:p>The save game file is corrupt. Please restart the mission.</text:p>
          </table:table-cell>
          <table:table-cell table:style-name="ce76" office:value-type="string">
            <text:p>ゲームの保存ファイルが壊れています。 任務を最初から始めて下さい。 </text:p>
          </table:table-cell>
          <table:table-cell/>
          <table:table-cell office:value-type="float" office:value="38">
            <text:p>38</text:p>
          </table:table-cell>
          <table:table-cell table:number-columns-repeated="1019"/>
        </table:table-row>
        <table:table-row table:style-name="ro10">
          <table:table-cell office:value-type="string">
            <text:p>ERROR_CONTENT_CORRUPT_MESSAGE</text:p>
          </table:table-cell>
          <table:table-cell office:value-type="string">
            <text:p>Game data files are corrupt. Please reinstall.</text:p>
          </table:table-cell>
          <table:table-cell table:style-name="ce76" office:value-type="string">
            <text:p>ゲームのデータファイルが壊れています。 再インストールして下さい。</text:p>
          </table:table-cell>
          <table:table-cell/>
          <table:table-cell office:value-type="float" office:value="39">
            <text:p>39</text:p>
          </table:table-cell>
          <table:table-cell table:number-columns-repeated="1019"/>
        </table:table-row>
        <table:table-row table:style-name="ro7">
          <table:table-cell office:value-type="string">
            <text:p>ERROR_GRAPHICS_NOT_SUPPORTED_MESSAGE</text:p>
          </table:table-cell>
          <table:table-cell office:value-type="string">
            <text:p>Unable to initialize graphics. Your system may not support this game.</text:p>
          </table:table-cell>
          <table:table-cell table:style-name="ce76" office:value-type="string">
            <text:p>グラフィックを初期化する事が出来ません。 使われているシステムはゲームをサポートしていません。</text:p>
          </table:table-cell>
          <table:table-cell/>
          <table:table-cell office:value-type="float" office:value="40">
            <text:p>40</text:p>
          </table:table-cell>
          <table:table-cell table:number-columns-repeated="1019"/>
        </table:table-row>
        <table:table-row table:style-name="ro15">
          <table:table-cell office:value-type="string">
            <text:p>ERROR_DLC_CORRUPT_MESSAGE</text:p>
          </table:table-cell>
          <table:table-cell office:value-type="string">
            <text:p>Downloaded content appears to be corrupt. <text:s/>Please reinstall.</text:p>
          </table:table-cell>
          <table:table-cell table:style-name="ce76" office:value-type="string">
            <text:p>ダウンロードコンテンツが壊れています。 再インストールして下さい。</text:p>
          </table:table-cell>
          <table:table-cell/>
          <table:table-cell office:value-type="float" office:value="41">
            <text:p>41</text:p>
          </table:table-cell>
          <table:table-cell table:number-columns-repeated="1019"/>
        </table:table-row>
        <table:table-row table:style-name="ro9">
          <table:table-cell office:value-type="string">
            <text:p>NOTIFY_TITLE</text:p>
          </table:table-cell>
          <table:table-cell office:value-type="string">
            <text:p>Notification</text:p>
          </table:table-cell>
          <table:table-cell table:style-name="ce76" office:value-type="string">
            <text:p>通知</text:p>
          </table:table-cell>
          <table:table-cell/>
          <table:table-cell office:value-type="float" office:value="42">
            <text:p>42</text:p>
          </table:table-cell>
          <table:table-cell table:number-columns-repeated="1019"/>
        </table:table-row>
        <table:table-row table:style-name="ro16">
          <table:table-cell office:value-type="string">
            <text:p>NOTIFY_STEAM_DISCONNECT_MESSAGE</text:p>
          </table:table-cell>
          <table:table-cell office:value-type="string">
            <text:p>Connection to Steam has been lost. Progress towards achievements may not be credited.</text:p>
          </table:table-cell>
          <table:table-cell table:style-name="ce76" office:value-type="string">
            <text:p>Steamへの接続が失われました。 解除された実績が登録されない恐れが有ります。</text:p>
          </table:table-cell>
          <table:table-cell/>
          <table:table-cell office:value-type="float" office:value="43">
            <text:p>43</text:p>
          </table:table-cell>
          <table:table-cell table:number-columns-repeated="1019"/>
        </table:table-row>
        <table:table-row table:style-name="ro16">
          <table:table-cell office:value-type="string">
            <text:p>NOTIFY_LEADERBOARD_DISCONNECT_MESSAGE</text:p>
          </table:table-cell>
          <table:table-cell office:value-type="string">
            <text:p>Connection to the leaderboard server has been lost. <text:s/>High scores may not be credited.</text:p>
          </table:table-cell>
          <table:table-cell table:style-name="ce76" office:value-type="string">
            <text:p>リーダーボード・サーバーへの接続が失われました。 最高得点が登録されない恐れが有ります。</text:p>
          </table:table-cell>
          <table:table-cell/>
          <table:table-cell office:value-type="float" office:value="44">
            <text:p>44</text:p>
          </table:table-cell>
          <table:table-cell table:number-columns-repeated="1019"/>
        </table:table-row>
        <table:table-row table:style-name="ro15">
          <table:table-cell office:value-type="string">
            <text:p>NOTIFY_NO_LEADERBOARDS</text:p>
          </table:table-cell>
          <table:table-cell office:value-type="string">
            <text:p>Unable to connect to the leaderboard server. Please try again later.</text:p>
          </table:table-cell>
          <table:table-cell table:style-name="ce76" office:value-type="string">
            <text:p>リーダーボード・サーバーへ接続する事が出来ません。 後で試して下さい。</text:p>
          </table:table-cell>
          <table:table-cell/>
          <table:table-cell office:value-type="float" office:value="45">
            <text:p>45</text:p>
          </table:table-cell>
          <table:table-cell table:number-columns-repeated="1019"/>
        </table:table-row>
        <table:table-row table:style-name="ro10">
          <table:table-cell office:value-type="string">
            <text:p>NOTIFY_NO_STEAM</text:p>
          </table:table-cell>
          <table:table-cell office:value-type="string">
            <text:p>Unable to connect to Steam. Please try again later.</text:p>
          </table:table-cell>
          <table:table-cell table:style-name="ce76" office:value-type="string">
            <text:p>Steamへ接続する事が出来ません。 後で試して下さい。</text:p>
          </table:table-cell>
          <table:table-cell/>
          <table:table-cell office:value-type="float" office:value="46">
            <text:p>46</text:p>
          </table:table-cell>
          <table:table-cell table:number-columns-repeated="1019"/>
        </table:table-row>
        <table:table-row table:style-name="ro10">
          <table:table-cell office:value-type="string">
            <text:p>NOTIFY_DLC_FAILURE</text:p>
          </table:table-cell>
          <table:table-cell office:value-type="string">
            <text:p>Unable to download content. Please try again later.</text:p>
          </table:table-cell>
          <table:table-cell table:style-name="ce76" office:value-type="string">
            <text:p>ダウンロード・コンテンツをダウンロードする事が出来ません。 後で試して下さい。</text:p>
          </table:table-cell>
          <table:table-cell office:value-type="string">
            <text:p>ダウンロード時の事か、ファイルの事か…</text:p>
          </table:table-cell>
          <table:table-cell office:value-type="float" office:value="47">
            <text:p>47</text:p>
          </table:table-cell>
          <table:table-cell table:number-columns-repeated="1019"/>
        </table:table-row>
        <table:table-row table:style-name="ro12">
          <table:table-cell office:value-type="string">
            <text:p>NOTIFY_STEAM_NOT_RUNNING_TITLE</text:p>
          </table:table-cell>
          <table:table-cell office:value-type="string">
            <text:p>Steam Unavailable</text:p>
          </table:table-cell>
          <table:table-cell table:style-name="ce76" office:value-type="string">
            <text:p>Steamの利用不可</text:p>
          </table:table-cell>
          <table:table-cell/>
          <table:table-cell office:value-type="float" office:value="48">
            <text:p>48</text:p>
          </table:table-cell>
          <table:table-cell table:number-columns-repeated="1019"/>
        </table:table-row>
        <table:table-row table:style-name="ro13">
          <table:table-cell office:value-type="string">
            <text:p>NOTIFY_STEAM_NOT_RUNNING_MESSAGE</text:p>
          </table:table-cell>
          <table:table-cell office:value-type="string">
            <text:p>Unable to connect to the Steam Client. <text:s/>Progress towards achievements and high scores will not be credited.</text:p>
          </table:table-cell>
          <table:table-cell table:style-name="ce76" office:value-type="string">
            <text:p>Steamクライアントへ接続する事が出来ません。 解除された実績や最高得点が登録されない恐れが有ります。</text:p>
          </table:table-cell>
          <table:table-cell/>
          <table:table-cell office:value-type="float" office:value="49">
            <text:p>49</text:p>
          </table:table-cell>
          <table:table-cell table:number-columns-repeated="1019"/>
        </table:table-row>
        <table:table-row table:style-name="ro15">
          <table:table-cell office:value-type="string">
            <text:p>WARN_TOO_MANY_TOWERS</text:p>
          </table:table-cell>
          <table:table-cell office:value-type="string">
            <text:p>You have already built the maximum number of towers.</text:p>
          </table:table-cell>
          <table:table-cell table:style-name="ce76" office:value-type="string">
            <text:p>タワーの建設数が最大に達しています</text:p>
          </table:table-cell>
          <table:table-cell/>
          <table:table-cell office:value-type="float" office:value="50">
            <text:p>50</text:p>
          </table:table-cell>
          <table:table-cell table:number-columns-repeated="1019"/>
        </table:table-row>
        <table:table-row table:style-name="ro7">
          <table:table-cell table:style-name="ce74" office:value-type="string">
            <text:p>WARN_TOO_MANY_TOWERS_OF_TYPE</text:p>
          </table:table-cell>
          <table:table-cell office:value-type="string">
            <text:p>You have already built the maximum number of towers for that type.</text:p>
          </table:table-cell>
          <table:table-cell table:style-name="ce76" office:value-type="string">
            <text:p>この種のタワーの建設数が最大に達しています</text:p>
          </table:table-cell>
          <table:table-cell office:value-type="string">
            <text:p>111201-追加</text:p>
          </table:table-cell>
          <table:table-cell office:value-type="float" office:value="51">
            <text:p>51</text:p>
          </table:table-cell>
          <table:table-cell table:number-columns-repeated="1019"/>
        </table:table-row>
        <table:table-row table:style-name="ro8">
          <table:table-cell table:style-name="ce73" office:value-type="string">
            <text:p># General UI messages</text:p>
          </table:table-cell>
          <table:table-cell table:style-name="ce73" table:number-columns-repeated="3"/>
          <table:table-cell office:value-type="float" office:value="52">
            <text:p>52</text:p>
          </table:table-cell>
          <table:table-cell table:number-columns-repeated="1019"/>
        </table:table-row>
        <table:table-row table:style-name="ro8">
          <table:table-cell office:value-type="string">
            <text:p>CREATING_GAME</text:p>
          </table:table-cell>
          <table:table-cell office:value-type="string">
            <text:p>Creating Game</text:p>
          </table:table-cell>
          <table:table-cell table:style-name="ce76" office:value-type="string">
            <text:p>ゲームの作成</text:p>
          </table:table-cell>
          <table:table-cell/>
          <table:table-cell office:value-type="float" office:value="53">
            <text:p>53</text:p>
          </table:table-cell>
          <table:table-cell table:number-columns-repeated="1019"/>
        </table:table-row>
        <table:table-row table:style-name="ro8">
          <table:table-cell office:value-type="string">
            <text:p>CREATING_LOBBY</text:p>
          </table:table-cell>
          <table:table-cell office:value-type="string">
            <text:p>Creating Lobby</text:p>
          </table:table-cell>
          <table:table-cell table:style-name="ce76" office:value-type="string">
            <text:p>ロビーの作成</text:p>
          </table:table-cell>
          <table:table-cell/>
          <table:table-cell office:value-type="float" office:value="54">
            <text:p>54</text:p>
          </table:table-cell>
          <table:table-cell table:number-columns-repeated="1019"/>
        </table:table-row>
        <table:table-row table:style-name="ro9">
          <table:table-cell office:value-type="string">
            <text:p>JOINING_GAME</text:p>
          </table:table-cell>
          <table:table-cell office:value-type="string">
            <text:p>Joining Game</text:p>
          </table:table-cell>
          <table:table-cell table:style-name="ce76" office:value-type="string">
            <text:p>ゲームへ参加</text:p>
          </table:table-cell>
          <table:table-cell/>
          <table:table-cell office:value-type="float" office:value="55">
            <text:p>55</text:p>
          </table:table-cell>
          <table:table-cell table:number-columns-repeated="1019"/>
        </table:table-row>
        <table:table-row table:style-name="ro9">
          <table:table-cell office:value-type="string">
            <text:p>JOINING_LOBBY</text:p>
          </table:table-cell>
          <table:table-cell office:value-type="string">
            <text:p>Joining Lobby</text:p>
          </table:table-cell>
          <table:table-cell table:style-name="ce76" office:value-type="string">
            <text:p>ロビーへ参加</text:p>
          </table:table-cell>
          <table:table-cell/>
          <table:table-cell office:value-type="float" office:value="56">
            <text:p>56</text:p>
          </table:table-cell>
          <table:table-cell table:number-columns-repeated="1019"/>
        </table:table-row>
        <table:table-row table:style-name="ro9">
          <table:table-cell office:value-type="string">
            <text:p>LEAVING_GAME</text:p>
          </table:table-cell>
          <table:table-cell office:value-type="string">
            <text:p>Leaving Game</text:p>
          </table:table-cell>
          <table:table-cell table:style-name="ce76" office:value-type="string">
            <text:p>ゲームを去る</text:p>
          </table:table-cell>
          <table:table-cell/>
          <table:table-cell office:value-type="float" office:value="57">
            <text:p>57</text:p>
          </table:table-cell>
          <table:table-cell table:number-columns-repeated="1019"/>
        </table:table-row>
        <table:table-row table:style-name="ro9">
          <table:table-cell office:value-type="string">
            <text:p>LEAVING_LOBBY</text:p>
          </table:table-cell>
          <table:table-cell office:value-type="string">
            <text:p>Leaving Lobby</text:p>
          </table:table-cell>
          <table:table-cell table:style-name="ce76" office:value-type="string">
            <text:p>ロビーを去る</text:p>
          </table:table-cell>
          <table:table-cell/>
          <table:table-cell office:value-type="float" office:value="58">
            <text:p>58</text:p>
          </table:table-cell>
          <table:table-cell table:number-columns-repeated="1019"/>
        </table:table-row>
        <table:table-row table:style-name="ro9">
          <table:table-cell office:value-type="string">
            <text:p>LOADING</text:p>
          </table:table-cell>
          <table:table-cell office:value-type="string">
            <text:p>Loading</text:p>
          </table:table-cell>
          <table:table-cell table:style-name="ce76" office:value-type="string">
            <text:p>読込中</text:p>
          </table:table-cell>
          <table:table-cell/>
          <table:table-cell office:value-type="float" office:value="59">
            <text:p>59</text:p>
          </table:table-cell>
          <table:table-cell table:number-columns-repeated="1019"/>
        </table:table-row>
        <table:table-row table:style-name="ro9">
          <table:table-cell office:value-type="string">
            <text:p>SEARCHING</text:p>
          </table:table-cell>
          <table:table-cell office:value-type="string">
            <text:p>Searching</text:p>
          </table:table-cell>
          <table:table-cell table:style-name="ce76" office:value-type="string">
            <text:p>検索中</text:p>
          </table:table-cell>
          <table:table-cell/>
          <table:table-cell office:value-type="float" office:value="60">
            <text:p>60</text:p>
          </table:table-cell>
          <table:table-cell table:number-columns-repeated="1019"/>
        </table:table-row>
        <table:table-row table:style-name="ro8">
          <table:table-cell table:style-name="ce73" office:value-type="string">
            <text:p># Main Menu UI</text:p>
          </table:table-cell>
          <table:table-cell table:style-name="ce73" office:value-type="string">
            <text:p>メインメニュー</text:p>
          </table:table-cell>
          <table:table-cell table:style-name="ce73" table:number-columns-repeated="2"/>
          <table:table-cell office:value-type="float" office:value="61">
            <text:p>61</text:p>
          </table:table-cell>
          <table:table-cell table:number-columns-repeated="1019"/>
        </table:table-row>
        <table:table-row table:style-name="ro9">
          <table:table-cell office:value-type="string">
            <text:p>PLAY</text:p>
          </table:table-cell>
          <table:table-cell office:value-type="string">
            <text:p>Play</text:p>
          </table:table-cell>
          <table:table-cell table:style-name="ce76" office:value-type="string">
            <text:p>プレイする</text:p>
          </table:table-cell>
          <table:table-cell/>
          <table:table-cell office:value-type="float" office:value="62">
            <text:p>62</text:p>
          </table:table-cell>
          <table:table-cell table:number-columns-repeated="1019"/>
        </table:table-row>
        <table:table-row table:style-name="ro9">
          <table:table-cell office:value-type="string">
            <text:p>PLAY_GAME</text:p>
          </table:table-cell>
          <table:table-cell office:value-type="string">
            <text:p>Play Game</text:p>
          </table:table-cell>
          <table:table-cell table:style-name="ce76" office:value-type="string">
            <text:p>ゲームをプレイ</text:p>
          </table:table-cell>
          <table:table-cell/>
          <table:table-cell office:value-type="float" office:value="63">
            <text:p>63</text:p>
          </table:table-cell>
          <table:table-cell table:number-columns-repeated="1019"/>
        </table:table-row>
        <table:table-row table:style-name="ro9">
          <table:table-cell office:value-type="string">
            <text:p>STORY_MODE</text:p>
          </table:table-cell>
          <table:table-cell office:value-type="string">
            <text:p>Story Mode</text:p>
          </table:table-cell>
          <table:table-cell table:style-name="ce76" office:value-type="string">
            <text:p>ストーリー</text:p>
          </table:table-cell>
          <table:table-cell/>
          <table:table-cell office:value-type="float" office:value="64">
            <text:p>64</text:p>
          </table:table-cell>
          <table:table-cell table:number-columns-repeated="1019"/>
        </table:table-row>
        <table:table-row table:style-name="ro8">
          <table:table-cell office:value-type="string">
            <text:p>CHALLENGE_MODE</text:p>
          </table:table-cell>
          <table:table-cell office:value-type="string">
            <text:p>Challenge Mode</text:p>
          </table:table-cell>
          <table:table-cell table:style-name="ce76" office:value-type="string">
            <text:p>チャレンジ</text:p>
          </table:table-cell>
          <table:table-cell/>
          <table:table-cell office:value-type="float" office:value="65">
            <text:p>65</text:p>
          </table:table-cell>
          <table:table-cell table:number-columns-repeated="1019"/>
        </table:table-row>
        <table:table-row table:style-name="ro9">
          <table:table-cell office:value-type="string">
            <text:p>MAIN_MENU</text:p>
          </table:table-cell>
          <table:table-cell office:value-type="string">
            <text:p>Main Menu</text:p>
          </table:table-cell>
          <table:table-cell table:style-name="ce76" office:value-type="string">
            <text:p>メインメニュー</text:p>
          </table:table-cell>
          <table:table-cell/>
          <table:table-cell office:value-type="float" office:value="66">
            <text:p>66</text:p>
          </table:table-cell>
          <table:table-cell table:number-columns-repeated="1019"/>
        </table:table-row>
        <table:table-row table:style-name="ro9">
          <table:table-cell office:value-type="string">
            <text:p>MULTIPLAYER</text:p>
          </table:table-cell>
          <table:table-cell office:value-type="string">
            <text:p>Multiplayer</text:p>
          </table:table-cell>
          <table:table-cell table:style-name="ce76" office:value-type="string">
            <text:p>マルチプレーヤー</text:p>
          </table:table-cell>
          <table:table-cell/>
          <table:table-cell office:value-type="float" office:value="67">
            <text:p>67</text:p>
          </table:table-cell>
          <table:table-cell table:number-columns-repeated="1019"/>
        </table:table-row>
        <table:table-row table:style-name="ro9">
          <table:table-cell office:value-type="string">
            <text:p>LEADERBOARDS</text:p>
          </table:table-cell>
          <table:table-cell office:value-type="string">
            <text:p>Leaderboards</text:p>
          </table:table-cell>
          <table:table-cell table:style-name="ce76" office:value-type="string">
            <text:p>リーダーボード</text:p>
          </table:table-cell>
          <table:table-cell/>
          <table:table-cell office:value-type="float" office:value="68">
            <text:p>68</text:p>
          </table:table-cell>
          <table:table-cell table:number-columns-repeated="1019"/>
        </table:table-row>
        <table:table-row table:style-name="ro9">
          <table:table-cell office:value-type="string">
            <text:p>ACHIEVEMENTS</text:p>
          </table:table-cell>
          <table:table-cell office:value-type="string">
            <text:p>Achievements</text:p>
          </table:table-cell>
          <table:table-cell table:style-name="ce76" office:value-type="string">
            <text:p>実績</text:p>
          </table:table-cell>
          <table:table-cell/>
          <table:table-cell office:value-type="float" office:value="69">
            <text:p>69</text:p>
          </table:table-cell>
          <table:table-cell table:number-columns-repeated="1019"/>
        </table:table-row>
        <table:table-row table:style-name="ro8">
          <table:table-cell office:value-type="string">
            <text:p>HELP_AND_OPTIONS</text:p>
          </table:table-cell>
          <table:table-cell office:value-type="string">
            <text:p>Help And Options</text:p>
          </table:table-cell>
          <table:table-cell table:style-name="ce76" office:value-type="string">
            <text:p>ヘルプとオプション</text:p>
          </table:table-cell>
          <table:table-cell/>
          <table:table-cell office:value-type="float" office:value="70">
            <text:p>70</text:p>
          </table:table-cell>
          <table:table-cell table:number-columns-repeated="1019"/>
        </table:table-row>
        <table:table-row table:style-name="ro12">
          <table:table-cell office:value-type="string">
            <text:p>UNLOCK_FULL_GAME</text:p>
          </table:table-cell>
          <table:table-cell office:value-type="string">
            <text:p>Unlock Full Game</text:p>
          </table:table-cell>
          <table:table-cell table:style-name="ce38" office:value-type="string">
            <text:p>全ゲームをアンロック</text:p>
          </table:table-cell>
          <table:table-cell office:value-type="string">
            <text:p>XBLAのDEMOプレイ時に出てくる、製品版アンロックのことかな</text:p>
          </table:table-cell>
          <table:table-cell office:value-type="float" office:value="71">
            <text:p>71</text:p>
          </table:table-cell>
          <table:table-cell table:number-columns-repeated="1019"/>
        </table:table-row>
        <table:table-row table:style-name="ro8">
          <table:table-cell office:value-type="string">
            <text:p>DOWNLOAD_CONTENT</text:p>
          </table:table-cell>
          <table:table-cell office:value-type="string">
            <text:p>Download Content</text:p>
          </table:table-cell>
          <table:table-cell table:style-name="ce76" office:value-type="string">
            <text:p>ダウンロード・コンテンツ</text:p>
          </table:table-cell>
          <table:table-cell/>
          <table:table-cell office:value-type="float" office:value="72">
            <text:p>72</text:p>
          </table:table-cell>
          <table:table-cell table:number-columns-repeated="1019"/>
        </table:table-row>
        <table:table-row table:style-name="ro9">
          <table:table-cell office:value-type="string">
            <text:p>EXIT</text:p>
          </table:table-cell>
          <table:table-cell office:value-type="string">
            <text:p>Exit</text:p>
          </table:table-cell>
          <table:table-cell table:style-name="ce76" office:value-type="string">
            <text:p>終了</text:p>
          </table:table-cell>
          <table:table-cell/>
          <table:table-cell office:value-type="float" office:value="73">
            <text:p>73</text:p>
          </table:table-cell>
          <table:table-cell table:number-columns-repeated="1019"/>
        </table:table-row>
        <table:table-row table:style-name="ro8">
          <table:table-cell office:value-type="string">
            <text:p>NEW_CONTENT_AVAILABLE</text:p>
          </table:table-cell>
          <table:table-cell office:value-type="string">
            <text:p>New Content Available</text:p>
          </table:table-cell>
          <table:table-cell table:style-name="ce38" office:value-type="string">
            <text:p>新たなコンテンツを利用可能です。</text:p>
          </table:table-cell>
          <table:table-cell/>
          <table:table-cell office:value-type="float" office:value="74">
            <text:p>74</text:p>
          </table:table-cell>
          <table:table-cell table:number-columns-repeated="1019"/>
        </table:table-row>
        <table:table-row table:style-name="ro8">
          <table:table-cell office:value-type="string">
            <text:p>CAMPAIGN_SELECTION</text:p>
          </table:table-cell>
          <table:table-cell office:value-type="string">
            <text:p>Campaign Selection</text:p>
          </table:table-cell>
          <table:table-cell table:style-name="ce76" office:value-type="string">
            <text:p>キャンペーン選択</text:p>
          </table:table-cell>
          <table:table-cell/>
          <table:table-cell office:value-type="float" office:value="75">
            <text:p>75</text:p>
          </table:table-cell>
          <table:table-cell table:number-columns-repeated="1019"/>
        </table:table-row>
        <table:table-row table:style-name="ro8">
          <table:table-cell table:style-name="ce73" office:value-type="string">
            <text:p># Help And Options</text:p>
          </table:table-cell>
          <table:table-cell table:style-name="ce73" office:value-type="string">
            <text:p>ヘルプ＆オプションメニュー</text:p>
          </table:table-cell>
          <table:table-cell table:style-name="ce73" table:number-columns-repeated="2"/>
          <table:table-cell office:value-type="float" office:value="76">
            <text:p>76</text:p>
          </table:table-cell>
          <table:table-cell table:number-columns-repeated="1019"/>
        </table:table-row>
        <table:table-row table:style-name="ro8">
          <table:table-cell office:value-type="string">
            <text:p>HELP_AND_OPTIONS</text:p>
          </table:table-cell>
          <table:table-cell office:value-type="string">
            <text:p>Help And Options</text:p>
          </table:table-cell>
          <table:table-cell table:style-name="ce76" office:value-type="string">
            <text:p>ヘルプとオプション</text:p>
          </table:table-cell>
          <table:table-cell/>
          <table:table-cell office:value-type="float" office:value="77">
            <text:p>77</text:p>
          </table:table-cell>
          <table:table-cell table:number-columns-repeated="1019"/>
        </table:table-row>
        <table:table-row table:style-name="ro9">
          <table:table-cell office:value-type="string">
            <text:p>HOW_TO_PLAY</text:p>
          </table:table-cell>
          <table:table-cell office:value-type="string">
            <text:p>How To Play</text:p>
          </table:table-cell>
          <table:table-cell table:style-name="ce76" office:value-type="string">
            <text:p>遊び方</text:p>
          </table:table-cell>
          <table:table-cell/>
          <table:table-cell office:value-type="float" office:value="78">
            <text:p>78</text:p>
          </table:table-cell>
          <table:table-cell table:number-columns-repeated="1019"/>
        </table:table-row>
        <table:table-row table:style-name="ro9">
          <table:table-cell office:value-type="string">
            <text:p>CONTROLS</text:p>
          </table:table-cell>
          <table:table-cell office:value-type="string">
            <text:p>Controls</text:p>
          </table:table-cell>
          <table:table-cell table:style-name="ce76" office:value-type="string">
            <text:p>操作</text:p>
          </table:table-cell>
          <table:table-cell/>
          <table:table-cell office:value-type="float" office:value="79">
            <text:p>79</text:p>
          </table:table-cell>
          <table:table-cell table:number-columns-repeated="1019"/>
        </table:table-row>
        <table:table-row table:style-name="ro9">
          <table:table-cell office:value-type="string">
            <text:p>SETTINGS</text:p>
          </table:table-cell>
          <table:table-cell office:value-type="string">
            <text:p>Settings</text:p>
          </table:table-cell>
          <table:table-cell table:style-name="ce76" office:value-type="string">
            <text:p>設定</text:p>
          </table:table-cell>
          <table:table-cell/>
          <table:table-cell office:value-type="float" office:value="80">
            <text:p>80</text:p>
          </table:table-cell>
          <table:table-cell table:number-columns-repeated="1019"/>
        </table:table-row>
        <table:table-row table:style-name="ro9">
          <table:table-cell office:value-type="string">
            <text:p>CREDITS</text:p>
          </table:table-cell>
          <table:table-cell office:value-type="string">
            <text:p>Credits</text:p>
          </table:table-cell>
          <table:table-cell table:style-name="ce76" office:value-type="string">
            <text:p>クレジット</text:p>
          </table:table-cell>
          <table:table-cell/>
          <table:table-cell office:value-type="float" office:value="81">
            <text:p>81</text:p>
          </table:table-cell>
          <table:table-cell table:number-columns-repeated="1019"/>
        </table:table-row>
        <table:table-row table:style-name="ro9">
          <table:table-cell table:style-name="ce73" office:value-type="string">
            <text:p># Controls</text:p>
          </table:table-cell>
          <table:table-cell table:style-name="ce73" office:value-type="string">
            <text:p>オプション・操作画面</text:p>
          </table:table-cell>
          <table:table-cell table:style-name="ce73" table:number-columns-repeated="2"/>
          <table:table-cell office:value-type="float" office:value="82">
            <text:p>82</text:p>
          </table:table-cell>
          <table:table-cell table:number-columns-repeated="1019"/>
        </table:table-row>
        <table:table-row table:style-name="ro9">
          <table:table-cell office:value-type="string">
            <text:p>ACTION</text:p>
          </table:table-cell>
          <table:table-cell office:value-type="string">
            <text:p>Action</text:p>
          </table:table-cell>
          <table:table-cell table:style-name="ce82" office:value-type="string">
            <text:p>動作</text:p>
          </table:table-cell>
          <table:table-cell/>
          <table:table-cell office:value-type="float" office:value="83">
            <text:p>83</text:p>
          </table:table-cell>
          <table:table-cell table:number-columns-repeated="1019"/>
        </table:table-row>
        <table:table-row table:style-name="ro8">
          <table:table-cell office:value-type="string">
            <text:p>BUILD_UPGRADE_TOWER</text:p>
          </table:table-cell>
          <table:table-cell office:value-type="string">
            <text:p>Build / Upgrade Tower</text:p>
          </table:table-cell>
          <table:table-cell table:style-name="ce76" office:value-type="string">
            <text:p>タワーの建設／アップグレード</text:p>
          </table:table-cell>
          <table:table-cell/>
          <table:table-cell office:value-type="float" office:value="84">
            <text:p>84</text:p>
          </table:table-cell>
          <table:table-cell table:number-columns-repeated="1019"/>
        </table:table-row>
        <table:table-row table:style-name="ro9">
          <table:table-cell office:value-type="string">
            <text:p>CAMERA_ZOOM</text:p>
          </table:table-cell>
          <table:table-cell office:value-type="string">
            <text:p>Camera Zoom</text:p>
          </table:table-cell>
          <table:table-cell table:style-name="ce76" office:value-type="string">
            <text:p>カメラの拡大／縮小</text:p>
          </table:table-cell>
          <table:table-cell/>
          <table:table-cell office:value-type="float" office:value="85">
            <text:p>85</text:p>
          </table:table-cell>
          <table:table-cell table:number-columns-repeated="1019"/>
        </table:table-row>
        <table:table-row table:style-name="ro8">
          <table:table-cell office:value-type="string">
            <text:p>CAMERA_ZOOM_IN</text:p>
          </table:table-cell>
          <table:table-cell office:value-type="string">
            <text:p>Zoom In</text:p>
          </table:table-cell>
          <table:table-cell table:style-name="ce76" office:value-type="string">
            <text:p>拡大</text:p>
          </table:table-cell>
          <table:table-cell/>
          <table:table-cell office:value-type="float" office:value="86">
            <text:p>86</text:p>
          </table:table-cell>
          <table:table-cell table:number-columns-repeated="1019"/>
        </table:table-row>
        <table:table-row table:style-name="ro8">
          <table:table-cell office:value-type="string">
            <text:p>CAMERA_ZOOM_OUT</text:p>
          </table:table-cell>
          <table:table-cell office:value-type="string">
            <text:p>Zoom Out</text:p>
          </table:table-cell>
          <table:table-cell table:style-name="ce76" office:value-type="string">
            <text:p>縮小</text:p>
          </table:table-cell>
          <table:table-cell/>
          <table:table-cell office:value-type="float" office:value="87">
            <text:p>87</text:p>
          </table:table-cell>
          <table:table-cell table:number-columns-repeated="1019"/>
        </table:table-row>
        <table:table-row table:style-name="ro9">
          <table:table-cell office:value-type="string">
            <text:p>CONTROLLER</text:p>
          </table:table-cell>
          <table:table-cell office:value-type="string">
            <text:p>Controller</text:p>
          </table:table-cell>
          <table:table-cell table:style-name="ce76" office:value-type="string">
            <text:p>コントローラー</text:p>
          </table:table-cell>
          <table:table-cell/>
          <table:table-cell office:value-type="float" office:value="88">
            <text:p>88</text:p>
          </table:table-cell>
          <table:table-cell table:number-columns-repeated="1019"/>
        </table:table-row>
        <table:table-row table:style-name="ro9">
          <table:table-cell office:value-type="string">
            <text:p>FAST_FORWARD</text:p>
          </table:table-cell>
          <table:table-cell office:value-type="string">
            <text:p>Fast Forward</text:p>
          </table:table-cell>
          <table:table-cell table:style-name="ce76" office:value-type="string">
            <text:p>ゲーム進行の高速化</text:p>
          </table:table-cell>
          <table:table-cell/>
          <table:table-cell office:value-type="float" office:value="89">
            <text:p>89</text:p>
          </table:table-cell>
          <table:table-cell table:number-columns-repeated="1019"/>
        </table:table-row>
        <table:table-row table:style-name="ro8">
          <table:table-cell office:value-type="string">
            <text:p>FIRE_ORBITAL_LASER</text:p>
          </table:table-cell>
          <table:table-cell office:value-type="string">
            <text:p>Fire Orbital Laser</text:p>
          </table:table-cell>
          <table:table-cell table:style-name="ce76" office:value-type="string">
            <text:p>軌道レーザーの発射</text:p>
          </table:table-cell>
          <table:table-cell/>
          <table:table-cell office:value-type="float" office:value="90">
            <text:p>90</text:p>
          </table:table-cell>
          <table:table-cell table:number-columns-repeated="1019"/>
        </table:table-row>
        <table:table-row table:style-name="ro9">
          <table:table-cell office:value-type="string">
            <text:p>INSPECT</text:p>
          </table:table-cell>
          <table:table-cell office:value-type="string">
            <text:p>Inspect Aliens</text:p>
          </table:table-cell>
          <table:table-cell table:style-name="ce76" office:value-type="string">
            <text:p>エイリアンの調査</text:p>
          </table:table-cell>
          <table:table-cell/>
          <table:table-cell office:value-type="float" office:value="91">
            <text:p>91</text:p>
          </table:table-cell>
          <table:table-cell table:number-columns-repeated="1019"/>
        </table:table-row>
        <table:table-row table:style-name="ro9">
          <table:table-cell office:value-type="string">
            <text:p>KEY0</text:p>
          </table:table-cell>
          <table:table-cell office:value-type="string">
            <text:p>Primary</text:p>
          </table:table-cell>
          <table:table-cell table:style-name="ce76" office:value-type="string">
            <text:p>キー</text:p>
          </table:table-cell>
          <table:table-cell/>
          <table:table-cell office:value-type="float" office:value="92">
            <text:p>92</text:p>
          </table:table-cell>
          <table:table-cell table:number-columns-repeated="1019"/>
        </table:table-row>
        <table:table-row table:style-name="ro9">
          <table:table-cell office:value-type="string">
            <text:p>KEY1</text:p>
          </table:table-cell>
          <table:table-cell office:value-type="string">
            <text:p>Secondary</text:p>
          </table:table-cell>
          <table:table-cell table:style-name="ce76" office:value-type="string">
            <text:p>サブキー</text:p>
          </table:table-cell>
          <table:table-cell/>
          <table:table-cell office:value-type="float" office:value="93">
            <text:p>93</text:p>
          </table:table-cell>
          <table:table-cell table:number-columns-repeated="1019"/>
        </table:table-row>
        <table:table-row table:style-name="ro9">
          <table:table-cell office:value-type="string">
            <text:p>KEYBOARD</text:p>
          </table:table-cell>
          <table:table-cell office:value-type="string">
            <text:p>Keyboard</text:p>
          </table:table-cell>
          <table:table-cell table:style-name="ce76" office:value-type="string">
            <text:p>キーボード</text:p>
          </table:table-cell>
          <table:table-cell/>
          <table:table-cell office:value-type="float" office:value="94">
            <text:p>94</text:p>
          </table:table-cell>
          <table:table-cell table:number-columns-repeated="1019"/>
        </table:table-row>
        <table:table-row table:style-name="ro9">
          <table:table-cell office:value-type="string">
            <text:p>MOUSE</text:p>
          </table:table-cell>
          <table:table-cell office:value-type="string">
            <text:p>Mouse</text:p>
          </table:table-cell>
          <table:table-cell table:style-name="ce76" office:value-type="string">
            <text:p>マウス</text:p>
          </table:table-cell>
          <table:table-cell/>
          <table:table-cell office:value-type="float" office:value="95">
            <text:p>95</text:p>
          </table:table-cell>
          <table:table-cell table:number-columns-repeated="1019"/>
        </table:table-row>
        <table:table-row table:style-name="ro8">
          <table:table-cell office:value-type="string">
            <text:p>MOUSE_SENSITIVITY</text:p>
          </table:table-cell>
          <table:table-cell office:value-type="string">
            <text:p>Mouse Sensitivity</text:p>
          </table:table-cell>
          <table:table-cell table:style-name="ce76" office:value-type="string">
            <text:p>マウスの感度</text:p>
          </table:table-cell>
          <table:table-cell/>
          <table:table-cell office:value-type="float" office:value="96">
            <text:p>96</text:p>
          </table:table-cell>
          <table:table-cell table:number-columns-repeated="1019"/>
        </table:table-row>
        <table:table-row table:style-name="ro10">
          <table:table-cell office:value-type="string">
            <text:p>MOUSE_SENSITIVITY_INGAME_ONLY</text:p>
          </table:table-cell>
          <table:table-cell office:value-type="string">
            <text:p>Mouse Sensitivity affects gameplay only</text:p>
          </table:table-cell>
          <table:table-cell table:style-name="ce76" office:value-type="string">
            <text:p>ゲームプレイ時のみマウス感度を反映させる</text:p>
          </table:table-cell>
          <table:table-cell/>
          <table:table-cell office:value-type="float" office:value="97">
            <text:p>97</text:p>
          </table:table-cell>
          <table:table-cell table:number-columns-repeated="1019"/>
        </table:table-row>
        <table:table-row table:style-name="ro9">
          <table:table-cell office:value-type="string">
            <text:p>MOVE_RETICLE</text:p>
          </table:table-cell>
          <table:table-cell office:value-type="string">
            <text:p>Move</text:p>
          </table:table-cell>
          <table:table-cell table:style-name="ce76" office:value-type="string">
            <text:p>移動</text:p>
          </table:table-cell>
          <table:table-cell/>
          <table:table-cell office:value-type="float" office:value="98">
            <text:p>98</text:p>
          </table:table-cell>
          <table:table-cell table:number-columns-repeated="1019"/>
        </table:table-row>
        <table:table-row table:style-name="ro8">
          <table:table-cell office:value-type="string">
            <text:p>MOVE_RETICLE_DOWN</text:p>
          </table:table-cell>
          <table:table-cell office:value-type="string">
            <text:p>Move Down</text:p>
          </table:table-cell>
          <table:table-cell table:style-name="ce76" office:value-type="string">
            <text:p>下へ移動</text:p>
          </table:table-cell>
          <table:table-cell/>
          <table:table-cell office:value-type="float" office:value="99">
            <text:p>99</text:p>
          </table:table-cell>
          <table:table-cell table:number-columns-repeated="1019"/>
        </table:table-row>
        <table:table-row table:style-name="ro8">
          <table:table-cell office:value-type="string">
            <text:p>MOVE_RETICLE_LEFT</text:p>
          </table:table-cell>
          <table:table-cell office:value-type="string">
            <text:p>Move Left</text:p>
          </table:table-cell>
          <table:table-cell table:style-name="ce76" office:value-type="string">
            <text:p>左へ移動</text:p>
          </table:table-cell>
          <table:table-cell/>
          <table:table-cell office:value-type="float" office:value="100">
            <text:p>100</text:p>
          </table:table-cell>
          <table:table-cell table:number-columns-repeated="1019"/>
        </table:table-row>
        <table:table-row table:style-name="ro8">
          <table:table-cell office:value-type="string">
            <text:p>MOVE_RETICLE_RIGHT</text:p>
          </table:table-cell>
          <table:table-cell office:value-type="string">
            <text:p>Move Right</text:p>
          </table:table-cell>
          <table:table-cell table:style-name="ce76" office:value-type="string">
            <text:p>右へ移動</text:p>
          </table:table-cell>
          <table:table-cell/>
          <table:table-cell office:value-type="float" office:value="101">
            <text:p>101</text:p>
          </table:table-cell>
          <table:table-cell table:number-columns-repeated="1019"/>
        </table:table-row>
        <table:table-row table:style-name="ro8">
          <table:table-cell office:value-type="string">
            <text:p>MOVE_RETICLE_UP</text:p>
          </table:table-cell>
          <table:table-cell office:value-type="string">
            <text:p>Move Up</text:p>
          </table:table-cell>
          <table:table-cell table:style-name="ce76" office:value-type="string">
            <text:p>上へ移動</text:p>
          </table:table-cell>
          <table:table-cell/>
          <table:table-cell office:value-type="float" office:value="102">
            <text:p>102</text:p>
          </table:table-cell>
          <table:table-cell table:number-columns-repeated="1019"/>
        </table:table-row>
        <table:table-row table:style-name="ro9">
          <table:table-cell office:value-type="string">
            <text:p>PAUSE</text:p>
          </table:table-cell>
          <table:table-cell office:value-type="string">
            <text:p>Pause</text:p>
          </table:table-cell>
          <table:table-cell table:style-name="ce76" office:value-type="string">
            <text:p>一時停止</text:p>
          </table:table-cell>
          <table:table-cell/>
          <table:table-cell office:value-type="float" office:value="103">
            <text:p>103</text:p>
          </table:table-cell>
          <table:table-cell table:number-columns-repeated="1019"/>
        </table:table-row>
        <table:table-row table:style-name="ro12">
          <table:table-cell office:value-type="string">
            <text:p>PRESS_KEY</text:p>
          </table:table-cell>
          <table:table-cell office:value-type="string">
            <text:p>Press a key to map to this action.</text:p>
          </table:table-cell>
          <table:table-cell table:style-name="ce76" office:value-type="string">
            <text:p>この行動に割り当てるキーを押して下さい。</text:p>
          </table:table-cell>
          <table:table-cell/>
          <table:table-cell office:value-type="float" office:value="104">
            <text:p>104</text:p>
          </table:table-cell>
          <table:table-cell table:number-columns-repeated="1019"/>
        </table:table-row>
        <table:table-row table:style-name="ro8">
          <table:table-cell office:value-type="string">
            <text:p>PREVIOUS_CHECKPOINT</text:p>
          </table:table-cell>
          <table:table-cell office:value-type="string">
            <text:p>Previous Checkpoint</text:p>
          </table:table-cell>
          <table:table-cell table:style-name="ce76" office:value-type="string">
            <text:p>直前のチェックポイント</text:p>
          </table:table-cell>
          <table:table-cell/>
          <table:table-cell office:value-type="float" office:value="105">
            <text:p>105</text:p>
          </table:table-cell>
          <table:table-cell table:number-columns-repeated="1019"/>
        </table:table-row>
        <table:table-row table:style-name="ro8">
          <table:table-cell office:value-type="string">
            <text:p>SHOW_TOWER_RANGES</text:p>
          </table:table-cell>
          <table:table-cell office:value-type="string">
            <text:p>Show Tactical View</text:p>
          </table:table-cell>
          <table:table-cell table:style-name="ce76" office:value-type="string">
            <text:p>作戦画面の表示</text:p>
          </table:table-cell>
          <table:table-cell/>
          <table:table-cell office:value-type="float" office:value="106">
            <text:p>106</text:p>
          </table:table-cell>
          <table:table-cell table:number-columns-repeated="1019"/>
        </table:table-row>
        <table:table-row table:style-name="ro12">
          <table:table-cell office:value-type="string">
            <text:p>UNBOUND</text:p>
          </table:table-cell>
          <table:table-cell office:value-type="string">
            <text:p>Unbound {key} from {action}.</text:p>
          </table:table-cell>
          <table:table-cell table:style-name="ce76" office:value-type="string">
            <text:p>{action} から {key} を解除しました。</text:p>
          </table:table-cell>
          <table:table-cell/>
          <table:table-cell office:value-type="float" office:value="107">
            <text:p>107</text:p>
          </table:table-cell>
          <table:table-cell table:number-columns-repeated="1019"/>
        </table:table-row>
        <table:table-row table:style-name="ro9">
          <table:table-cell table:style-name="ce73" office:value-type="string">
            <text:p># Settings</text:p>
          </table:table-cell>
          <table:table-cell table:style-name="ce73" office:value-type="string">
            <text:p>オプション・設定画面</text:p>
          </table:table-cell>
          <table:table-cell table:style-name="ce73" table:number-columns-repeated="2"/>
          <table:table-cell office:value-type="float" office:value="108">
            <text:p>108</text:p>
          </table:table-cell>
          <table:table-cell table:number-columns-repeated="1019"/>
        </table:table-row>
        <table:table-row table:style-name="ro9">
          <table:table-cell office:value-type="string">
            <text:p>AUDIO</text:p>
          </table:table-cell>
          <table:table-cell office:value-type="string">
            <text:p>Audio</text:p>
          </table:table-cell>
          <table:table-cell table:style-name="ce38" office:value-type="string">
            <text:p>オーディオ</text:p>
          </table:table-cell>
          <table:table-cell/>
          <table:table-cell office:value-type="float" office:value="109">
            <text:p>109</text:p>
          </table:table-cell>
          <table:table-cell table:number-columns-repeated="1019"/>
        </table:table-row>
        <table:table-row table:style-name="ro8">
          <table:table-cell office:value-type="string">
            <text:p>DIALOGUE_VOLUME</text:p>
          </table:table-cell>
          <table:table-cell office:value-type="string">
            <text:p>Voice Over</text:p>
          </table:table-cell>
          <table:table-cell table:style-name="ce38" office:value-type="string">
            <text:p>音声</text:p>
          </table:table-cell>
          <table:table-cell/>
          <table:table-cell office:value-type="float" office:value="110">
            <text:p>110</text:p>
          </table:table-cell>
          <table:table-cell table:number-columns-repeated="1019"/>
        </table:table-row>
        <table:table-row table:style-name="ro8">
          <table:table-cell office:value-type="string">
            <text:p>EFFECTS_VOLUME</text:p>
          </table:table-cell>
          <table:table-cell office:value-type="string">
            <text:p>Effects</text:p>
          </table:table-cell>
          <table:table-cell table:style-name="ce38" office:value-type="string">
            <text:p>効果音</text:p>
          </table:table-cell>
          <table:table-cell/>
          <table:table-cell office:value-type="float" office:value="111">
            <text:p>111</text:p>
          </table:table-cell>
          <table:table-cell table:number-columns-repeated="1019"/>
        </table:table-row>
        <table:table-row table:style-name="ro8">
          <table:table-cell office:value-type="string">
            <text:p>FASTFORWARD_TOGGLE</text:p>
          </table:table-cell>
          <table:table-cell office:value-type="string">
            <text:p>Fast Forward</text:p>
          </table:table-cell>
          <table:table-cell table:style-name="ce76" office:value-type="string">
            <text:p>ゲーム進行の高速化</text:p>
          </table:table-cell>
          <table:table-cell/>
          <table:table-cell office:value-type="float" office:value="112">
            <text:p>112</text:p>
          </table:table-cell>
          <table:table-cell table:number-columns-repeated="1019"/>
        </table:table-row>
        <table:table-row table:style-name="ro8">
          <table:table-cell office:value-type="string">
            <text:p>FASTFORWARD_TOGGLE_ON</text:p>
          </table:table-cell>
          <table:table-cell office:value-type="string">
            <text:p>Toggle Speed</text:p>
          </table:table-cell>
          <table:table-cell table:style-name="ce76" office:value-type="string">
            <text:p>ゲーム速度を切り替える</text:p>
          </table:table-cell>
          <table:table-cell/>
          <table:table-cell office:value-type="float" office:value="113">
            <text:p>113</text:p>
          </table:table-cell>
          <table:table-cell table:number-columns-repeated="1019"/>
        </table:table-row>
        <table:table-row table:style-name="ro8">
          <table:table-cell office:value-type="string">
            <text:p>FASTFORWARD_TOGGLE_OFF</text:p>
          </table:table-cell>
          <table:table-cell office:value-type="string">
            <text:p>Hold to Speed Up</text:p>
          </table:table-cell>
          <table:table-cell table:style-name="ce76" office:value-type="string">
            <text:p>長押し時のみ高速化する</text:p>
          </table:table-cell>
          <table:table-cell/>
          <table:table-cell office:value-type="float" office:value="114">
            <text:p>114</text:p>
          </table:table-cell>
          <table:table-cell table:number-columns-repeated="1019"/>
        </table:table-row>
        <table:table-row table:style-name="ro9">
          <table:table-cell office:value-type="string">
            <text:p>FULLSCREEN</text:p>
          </table:table-cell>
          <table:table-cell office:value-type="string">
            <text:p>Fullscreen</text:p>
          </table:table-cell>
          <table:table-cell table:style-name="ce76" office:value-type="string">
            <text:p>全画面表示</text:p>
          </table:table-cell>
          <table:table-cell/>
          <table:table-cell office:value-type="float" office:value="115">
            <text:p>115</text:p>
          </table:table-cell>
          <table:table-cell table:number-columns-repeated="1019"/>
        </table:table-row>
        <table:table-row table:style-name="ro9">
          <table:table-cell office:value-type="string">
            <text:p>GAMEPLAY</text:p>
          </table:table-cell>
          <table:table-cell office:value-type="string">
            <text:p>Interface</text:p>
          </table:table-cell>
          <table:table-cell table:style-name="ce76" office:value-type="string">
            <text:p>操作</text:p>
          </table:table-cell>
          <table:table-cell/>
          <table:table-cell office:value-type="float" office:value="116">
            <text:p>116</text:p>
          </table:table-cell>
          <table:table-cell table:number-columns-repeated="1019"/>
        </table:table-row>
        <table:table-row table:style-name="ro9">
          <table:table-cell office:value-type="string">
            <text:p>GAME_TIPS</text:p>
          </table:table-cell>
          <table:table-cell office:value-type="string">
            <text:p>Game Tips</text:p>
          </table:table-cell>
          <table:table-cell table:style-name="ce76" office:value-type="string">
            <text:p>ゲームのヒント</text:p>
          </table:table-cell>
          <table:table-cell/>
          <table:table-cell office:value-type="float" office:value="117">
            <text:p>117</text:p>
          </table:table-cell>
          <table:table-cell table:number-columns-repeated="1019"/>
        </table:table-row>
        <table:table-row table:style-name="ro8">
          <table:table-cell office:value-type="string">
            <text:p>GRAPHICS_LEVEL</text:p>
          </table:table-cell>
          <table:table-cell office:value-type="string">
            <text:p>Quality</text:p>
          </table:table-cell>
          <table:table-cell table:style-name="ce76" office:value-type="string">
            <text:p>品質</text:p>
          </table:table-cell>
          <table:table-cell/>
          <table:table-cell office:value-type="float" office:value="118">
            <text:p>118</text:p>
          </table:table-cell>
          <table:table-cell table:number-columns-repeated="1019"/>
        </table:table-row>
        <table:table-row table:style-name="ro8">
          <table:table-cell office:value-type="string">
            <text:p>GRAPHICS_MODE</text:p>
          </table:table-cell>
          <table:table-cell office:value-type="string">
            <text:p>Mode</text:p>
          </table:table-cell>
          <table:table-cell table:style-name="ce76" office:value-type="string">
            <text:p>モード</text:p>
          </table:table-cell>
          <table:table-cell/>
          <table:table-cell office:value-type="float" office:value="119">
            <text:p>119</text:p>
          </table:table-cell>
          <table:table-cell table:number-columns-repeated="1019"/>
        </table:table-row>
        <table:table-row table:style-name="ro8">
          <table:table-cell office:value-type="string">
            <text:p>GRAPHICS_RESOLUTION</text:p>
          </table:table-cell>
          <table:table-cell office:value-type="string">
            <text:p>Resolution</text:p>
          </table:table-cell>
          <table:table-cell table:style-name="ce76" office:value-type="string">
            <text:p>解像度</text:p>
          </table:table-cell>
          <table:table-cell/>
          <table:table-cell office:value-type="float" office:value="120">
            <text:p>120</text:p>
          </table:table-cell>
          <table:table-cell table:number-columns-repeated="1019"/>
        </table:table-row>
        <table:table-row table:style-name="ro8">
          <table:table-cell office:value-type="string">
            <text:p>HEALTH_INDICATOR</text:p>
          </table:table-cell>
          <table:table-cell office:value-type="string">
            <text:p>Health Indicator</text:p>
          </table:table-cell>
          <table:table-cell table:style-name="ce76" office:value-type="string">
            <text:p>耐久力の表示</text:p>
          </table:table-cell>
          <table:table-cell/>
          <table:table-cell office:value-type="float" office:value="121">
            <text:p>121</text:p>
          </table:table-cell>
          <table:table-cell table:number-columns-repeated="1019"/>
        </table:table-row>
        <table:table-row table:style-name="ro9">
          <table:table-cell office:value-type="string">
            <text:p>HIGH</text:p>
          </table:table-cell>
          <table:table-cell office:value-type="string">
            <text:p>High</text:p>
          </table:table-cell>
          <table:table-cell table:style-name="ce76" office:value-type="string">
            <text:p>高</text:p>
          </table:table-cell>
          <table:table-cell/>
          <table:table-cell office:value-type="float" office:value="122">
            <text:p>122</text:p>
          </table:table-cell>
          <table:table-cell table:number-columns-repeated="1019"/>
        </table:table-row>
        <table:table-row table:style-name="ro9">
          <table:table-cell office:value-type="string">
            <text:p>LOW</text:p>
          </table:table-cell>
          <table:table-cell office:value-type="string">
            <text:p>Low</text:p>
          </table:table-cell>
          <table:table-cell table:style-name="ce76" office:value-type="string">
            <text:p>低</text:p>
          </table:table-cell>
          <table:table-cell/>
          <table:table-cell office:value-type="float" office:value="123">
            <text:p>123</text:p>
          </table:table-cell>
          <table:table-cell table:number-columns-repeated="1019"/>
        </table:table-row>
        <table:table-row table:style-name="ro8">
          <table:table-cell office:value-type="string">
            <text:p>MASTER_VOLUME</text:p>
          </table:table-cell>
          <table:table-cell office:value-type="string">
            <text:p>Master</text:p>
          </table:table-cell>
          <table:table-cell table:style-name="ce76" office:value-type="string">
            <text:p>全体</text:p>
          </table:table-cell>
          <table:table-cell/>
          <table:table-cell office:value-type="float" office:value="124">
            <text:p>124</text:p>
          </table:table-cell>
          <table:table-cell table:number-columns-repeated="1019"/>
        </table:table-row>
        <table:table-row table:style-name="ro9">
          <table:table-cell office:value-type="string">
            <text:p>MEDIUM</text:p>
          </table:table-cell>
          <table:table-cell office:value-type="string">
            <text:p>Medium</text:p>
          </table:table-cell>
          <table:table-cell table:style-name="ce76" office:value-type="string">
            <text:p>中</text:p>
          </table:table-cell>
          <table:table-cell/>
          <table:table-cell office:value-type="float" office:value="125">
            <text:p>125</text:p>
          </table:table-cell>
          <table:table-cell table:number-columns-repeated="1019"/>
        </table:table-row>
        <table:table-row table:style-name="ro9">
          <table:table-cell office:value-type="string">
            <text:p>MUSIC_VOLUME</text:p>
          </table:table-cell>
          <table:table-cell office:value-type="string">
            <text:p>Music</text:p>
          </table:table-cell>
          <table:table-cell table:style-name="ce38" office:value-type="string">
            <text:p>BGM</text:p>
          </table:table-cell>
          <table:table-cell/>
          <table:table-cell office:value-type="float" office:value="126">
            <text:p>126</text:p>
          </table:table-cell>
          <table:table-cell table:number-columns-repeated="1019"/>
        </table:table-row>
        <table:table-row table:style-name="ro9">
          <table:table-cell office:value-type="string">
            <text:p>OFF</text:p>
          </table:table-cell>
          <table:table-cell office:value-type="string">
            <text:p>Off</text:p>
          </table:table-cell>
          <table:table-cell table:style-name="ce76" office:value-type="string">
            <text:p>オフ</text:p>
          </table:table-cell>
          <table:table-cell/>
          <table:table-cell office:value-type="float" office:value="127">
            <text:p>127</text:p>
          </table:table-cell>
          <table:table-cell table:number-columns-repeated="1019"/>
        </table:table-row>
        <table:table-row table:style-name="ro9">
          <table:table-cell office:value-type="string">
            <text:p>ON</text:p>
          </table:table-cell>
          <table:table-cell office:value-type="string">
            <text:p>On</text:p>
          </table:table-cell>
          <table:table-cell table:style-name="ce76" office:value-type="string">
            <text:p>オン</text:p>
          </table:table-cell>
          <table:table-cell/>
          <table:table-cell office:value-type="float" office:value="128">
            <text:p>128</text:p>
          </table:table-cell>
          <table:table-cell table:number-columns-repeated="1019"/>
        </table:table-row>
        <table:table-row table:style-name="ro9">
          <table:table-cell office:value-type="string">
            <text:p>SUBTITLES</text:p>
          </table:table-cell>
          <table:table-cell office:value-type="string">
            <text:p>Subtitles</text:p>
          </table:table-cell>
          <table:table-cell table:style-name="ce76" office:value-type="string">
            <text:p>字幕</text:p>
          </table:table-cell>
          <table:table-cell/>
          <table:table-cell office:value-type="float" office:value="129">
            <text:p>129</text:p>
          </table:table-cell>
          <table:table-cell table:number-columns-repeated="1019"/>
        </table:table-row>
        <table:table-row table:style-name="ro9">
          <table:table-cell office:value-type="string">
            <text:p>VIDEO</text:p>
          </table:table-cell>
          <table:table-cell office:value-type="string">
            <text:p>Video</text:p>
          </table:table-cell>
          <table:table-cell table:style-name="ce38" office:value-type="string">
            <text:p>ビデオ</text:p>
          </table:table-cell>
          <table:table-cell/>
          <table:table-cell office:value-type="float" office:value="130">
            <text:p>130</text:p>
          </table:table-cell>
          <table:table-cell table:number-columns-repeated="1019"/>
        </table:table-row>
        <table:table-row table:style-name="ro9">
          <table:table-cell office:value-type="string">
            <text:p>WINDOWED</text:p>
          </table:table-cell>
          <table:table-cell office:value-type="string">
            <text:p>Windowed</text:p>
          </table:table-cell>
          <table:table-cell table:style-name="ce76" office:value-type="string">
            <text:p>ウィンドウ表示</text:p>
          </table:table-cell>
          <table:table-cell/>
          <table:table-cell office:value-type="float" office:value="131">
            <text:p>131</text:p>
          </table:table-cell>
          <table:table-cell table:number-columns-repeated="1019"/>
        </table:table-row>
        <table:table-row table:style-name="ro8">
          <table:table-cell table:style-name="ce73" office:value-type="string">
            <text:p># Encyclopedia</text:p>
          </table:table-cell>
          <table:table-cell table:style-name="ce73" office:value-type="string">
            <text:p>オプション・エンサイクロペディア画面</text:p>
          </table:table-cell>
          <table:table-cell table:style-name="ce73" table:number-columns-repeated="2"/>
          <table:table-cell office:value-type="float" office:value="132">
            <text:p>132</text:p>
          </table:table-cell>
          <table:table-cell table:number-columns-repeated="1019"/>
        </table:table-row>
        <table:table-row table:style-name="ro9">
          <table:table-cell office:value-type="string">
            <text:p>DIFFICULTY</text:p>
          </table:table-cell>
          <table:table-cell office:value-type="string">
            <text:p>Difficulty</text:p>
          </table:table-cell>
          <table:table-cell table:style-name="ce76" office:value-type="string">
            <text:p>難易度</text:p>
          </table:table-cell>
          <table:table-cell/>
          <table:table-cell office:value-type="float" office:value="133">
            <text:p>133</text:p>
          </table:table-cell>
          <table:table-cell table:number-columns-repeated="1019"/>
        </table:table-row>
        <table:table-row table:style-name="ro9">
          <table:table-cell office:value-type="string">
            <text:p>ENCYCLOPEDIA</text:p>
          </table:table-cell>
          <table:table-cell office:value-type="string">
            <text:p>Encyclopedia</text:p>
          </table:table-cell>
          <table:table-cell table:number-columns-repeated="2"/>
          <table:table-cell office:value-type="float" office:value="134">
            <text:p>134</text:p>
          </table:table-cell>
          <table:table-cell table:number-columns-repeated="1019"/>
        </table:table-row>
        <table:table-row table:style-name="ro9">
          <table:table-cell office:value-type="string">
            <text:p>MAX</text:p>
          </table:table-cell>
          <table:table-cell office:value-type="string">
            <text:p>Max</text:p>
          </table:table-cell>
          <table:table-cell table:style-name="ce76" office:value-type="string">
            <text:p>最大</text:p>
          </table:table-cell>
          <table:table-cell/>
          <table:table-cell office:value-type="float" office:value="135">
            <text:p>135</text:p>
          </table:table-cell>
          <table:table-cell table:number-columns-repeated="1019"/>
        </table:table-row>
        <table:table-row table:style-name="ro9">
          <table:table-cell office:value-type="string">
            <text:p>MIN</text:p>
          </table:table-cell>
          <table:table-cell office:value-type="string">
            <text:p>Min</text:p>
          </table:table-cell>
          <table:table-cell table:style-name="ce76" office:value-type="string">
            <text:p>最小</text:p>
          </table:table-cell>
          <table:table-cell/>
          <table:table-cell office:value-type="float" office:value="136">
            <text:p>136</text:p>
          </table:table-cell>
          <table:table-cell table:number-columns-repeated="1019"/>
        </table:table-row>
        <table:table-row table:style-name="ro8">
          <table:table-cell office:value-type="string">
            <text:p>MOB_ENCYCLOPEDIA</text:p>
          </table:table-cell>
          <table:table-cell office:value-type="string">
            <text:p>Alien Encyclopedia</text:p>
          </table:table-cell>
          <table:table-cell/>
          <table:table-cell office:value-type="string">
            <text:p>エーリアンピディア</text:p>
          </table:table-cell>
          <table:table-cell office:value-type="float" office:value="137">
            <text:p>137</text:p>
          </table:table-cell>
          <table:table-cell table:number-columns-repeated="1019"/>
        </table:table-row>
        <table:table-row table:style-name="ro8">
          <table:table-cell office:value-type="string">
            <text:p>TOWER_ENCYCLOPEDIA</text:p>
          </table:table-cell>
          <table:table-cell office:value-type="string">
            <text:p>Tower Encyclopedia</text:p>
          </table:table-cell>
          <table:table-cell/>
          <table:table-cell office:value-type="string">
            <text:p>世界のタワー百科</text:p>
          </table:table-cell>
          <table:table-cell office:value-type="float" office:value="138">
            <text:p>138</text:p>
          </table:table-cell>
          <table:table-cell table:number-columns-repeated="1019"/>
        </table:table-row>
        <table:table-row table:style-name="ro8">
          <table:table-cell table:style-name="ce73" office:value-type="string">
            <text:p># Mission Selection</text:p>
          </table:table-cell>
          <table:table-cell table:style-name="ce73" office:value-type="string">
            <text:p>ミッション選択画面</text:p>
          </table:table-cell>
          <table:table-cell table:style-name="ce73" table:number-columns-repeated="2"/>
          <table:table-cell office:value-type="float" office:value="139">
            <text:p>139</text:p>
          </table:table-cell>
          <table:table-cell table:number-columns-repeated="1019"/>
        </table:table-row>
        <table:table-row table:style-name="ro9">
          <table:table-cell office:value-type="string">
            <text:p>LEADERBOARD</text:p>
          </table:table-cell>
          <table:table-cell office:value-type="string">
            <text:p>Leaderboard</text:p>
          </table:table-cell>
          <table:table-cell table:style-name="ce76" office:value-type="string">
            <text:p>リーダーボード</text:p>
          </table:table-cell>
          <table:table-cell/>
          <table:table-cell office:value-type="float" office:value="140">
            <text:p>140</text:p>
          </table:table-cell>
          <table:table-cell table:number-columns-repeated="1019"/>
        </table:table-row>
        <table:table-row table:style-name="ro9">
          <table:table-cell office:value-type="string">
            <text:p>LOCKED</text:p>
          </table:table-cell>
          <table:table-cell office:value-type="string">
            <text:p>Locked</text:p>
          </table:table-cell>
          <table:table-cell office:value-type="string">
            <text:p>ロック</text:p>
          </table:table-cell>
          <table:table-cell/>
          <table:table-cell office:value-type="float" office:value="141">
            <text:p>141</text:p>
          </table:table-cell>
          <table:table-cell table:number-columns-repeated="1019"/>
        </table:table-row>
        <table:table-row table:style-name="ro9">
          <table:table-cell office:value-type="string">
            <text:p>MEDALS</text:p>
          </table:table-cell>
          <table:table-cell office:value-type="string">
            <text:p>Medals</text:p>
          </table:table-cell>
          <table:table-cell table:style-name="ce76" office:value-type="string">
            <text:p>メダル</text:p>
          </table:table-cell>
          <table:table-cell/>
          <table:table-cell office:value-type="float" office:value="142">
            <text:p>142</text:p>
          </table:table-cell>
          <table:table-cell table:number-columns-repeated="1019"/>
        </table:table-row>
        <table:table-row table:style-name="ro9">
          <table:table-cell office:value-type="string">
            <text:p>MEDALS_CORES</text:p>
          </table:table-cell>
          <table:table-cell office:value-type="string">
            <text:p>Cores</text:p>
          </table:table-cell>
          <table:table-cell table:style-name="ce76" office:value-type="string">
            <text:p>コア</text:p>
          </table:table-cell>
          <table:table-cell/>
          <table:table-cell office:value-type="float" office:value="143">
            <text:p>143</text:p>
          </table:table-cell>
          <table:table-cell table:number-columns-repeated="1019"/>
        </table:table-row>
        <table:table-row table:style-name="ro8">
          <table:table-cell office:value-type="string">
            <text:p>MEDALS_RESOURCES</text:p>
          </table:table-cell>
          <table:table-cell office:value-type="string">
            <text:p>Score</text:p>
          </table:table-cell>
          <table:table-cell table:style-name="ce76" office:value-type="string">
            <text:p>得点</text:p>
          </table:table-cell>
          <table:table-cell/>
          <table:table-cell office:value-type="float" office:value="144">
            <text:p>144</text:p>
          </table:table-cell>
          <table:table-cell table:number-columns-repeated="1019"/>
        </table:table-row>
        <table:table-row table:style-name="ro8">
          <table:table-cell office:value-type="string">
            <text:p>MISSION_SELECTION</text:p>
          </table:table-cell>
          <table:table-cell office:value-type="string">
            <text:p>Mission Selection</text:p>
          </table:table-cell>
          <table:table-cell table:style-name="ce76" office:value-type="string">
            <text:p>任務選択</text:p>
          </table:table-cell>
          <table:table-cell/>
          <table:table-cell office:value-type="float" office:value="145">
            <text:p>145</text:p>
          </table:table-cell>
          <table:table-cell table:number-columns-repeated="1019"/>
        </table:table-row>
        <table:table-row table:style-name="ro8">
          <table:table-cell table:style-name="ce74" office:value-type="string">
            <text:p>NEEDED_FOR_MEDAL</text:p>
          </table:table-cell>
          <table:table-cell office:value-type="string">
            <text:p>Medal Requirements</text:p>
          </table:table-cell>
          <table:table-cell/>
          <table:table-cell office:value-type="string">
            <text:p>111201-追加</text:p>
          </table:table-cell>
          <table:table-cell office:value-type="float" office:value="146">
            <text:p>146</text:p>
          </table:table-cell>
          <table:table-cell table:number-columns-repeated="1019"/>
        </table:table-row>
        <table:table-row table:style-name="ro9">
          <table:table-cell office:value-type="string">
            <text:p>RANK</text:p>
          </table:table-cell>
          <table:table-cell office:value-type="string">
            <text:p>Rank</text:p>
          </table:table-cell>
          <table:table-cell table:style-name="ce76" office:value-type="string">
            <text:p>順位</text:p>
          </table:table-cell>
          <table:table-cell/>
          <table:table-cell office:value-type="float" office:value="147">
            <text:p>147</text:p>
          </table:table-cell>
          <table:table-cell table:number-columns-repeated="1019"/>
        </table:table-row>
        <table:table-row table:style-name="ro9">
          <table:table-cell office:value-type="string">
            <text:p>UNKNOWN</text:p>
          </table:table-cell>
          <table:table-cell office:value-type="string">
            <text:p>Unknown</text:p>
          </table:table-cell>
          <table:table-cell table:style-name="ce76" office:value-type="string">
            <text:p>不明</text:p>
          </table:table-cell>
          <table:table-cell/>
          <table:table-cell office:value-type="float" office:value="148">
            <text:p>148</text:p>
          </table:table-cell>
          <table:table-cell table:number-columns-repeated="1019"/>
        </table:table-row>
        <table:table-row table:style-name="ro9">
          <table:table-cell office:value-type="string">
            <text:p>USER_NAME</text:p>
          </table:table-cell>
          <table:table-cell office:value-type="string">
            <text:p>Name</text:p>
          </table:table-cell>
          <table:table-cell table:style-name="ce76" office:value-type="string">
            <text:p>名前</text:p>
          </table:table-cell>
          <table:table-cell/>
          <table:table-cell office:value-type="float" office:value="149">
            <text:p>149</text:p>
          </table:table-cell>
          <table:table-cell table:number-columns-repeated="1019"/>
        </table:table-row>
        <table:table-row table:style-name="ro8">
          <table:table-cell table:style-name="ce73" office:value-type="string">
            <text:p># Mission Briefing</text:p>
          </table:table-cell>
          <table:table-cell table:style-name="ce73" table:number-columns-repeated="3"/>
          <table:table-cell office:value-type="float" office:value="150">
            <text:p>150</text:p>
          </table:table-cell>
          <table:table-cell table:number-columns-repeated="1019"/>
        </table:table-row>
        <table:table-row table:style-name="ro8">
          <table:table-cell office:value-type="string">
            <text:p>MISSION_BRIEFING</text:p>
          </table:table-cell>
          <table:table-cell office:value-type="string">
            <text:p>Mission Briefing</text:p>
          </table:table-cell>
          <table:table-cell table:number-columns-repeated="2"/>
          <table:table-cell office:value-type="float" office:value="151">
            <text:p>151</text:p>
          </table:table-cell>
          <table:table-cell table:number-columns-repeated="1019"/>
        </table:table-row>
        <table:table-row table:style-name="ro8">
          <table:table-cell table:style-name="ce73" office:value-type="string">
            <text:p># Mission Summary UI</text:p>
          </table:table-cell>
          <table:table-cell table:style-name="ce73" office:value-type="string">
            <text:p>ミッション結果画面</text:p>
          </table:table-cell>
          <table:table-cell table:style-name="ce73" table:number-columns-repeated="2"/>
          <table:table-cell office:value-type="float" office:value="152">
            <text:p>152</text:p>
          </table:table-cell>
          <table:table-cell table:number-columns-repeated="1019"/>
        </table:table-row>
        <table:table-row table:style-name="ro9">
          <table:table-cell office:value-type="string">
            <text:p>BUILT</text:p>
          </table:table-cell>
          <table:table-cell office:value-type="string">
            <text:p>Built</text:p>
          </table:table-cell>
          <table:table-cell table:style-name="ce76" office:value-type="string">
            <text:p>建設</text:p>
          </table:table-cell>
          <table:table-cell/>
          <table:table-cell office:value-type="float" office:value="153">
            <text:p>153</text:p>
          </table:table-cell>
          <table:table-cell table:number-columns-repeated="1019"/>
        </table:table-row>
        <table:table-row table:style-name="ro9">
          <table:table-cell office:value-type="string">
            <text:p>DESTROYED</text:p>
          </table:table-cell>
          <table:table-cell office:value-type="string">
            <text:p>Destroyed</text:p>
          </table:table-cell>
          <table:table-cell table:style-name="ce76" office:value-type="string">
            <text:p>破壊</text:p>
          </table:table-cell>
          <table:table-cell/>
          <table:table-cell office:value-type="float" office:value="154">
            <text:p>154</text:p>
          </table:table-cell>
          <table:table-cell table:number-columns-repeated="1019"/>
        </table:table-row>
        <table:table-row table:style-name="ro9">
          <table:table-cell office:value-type="string">
            <text:p>INITIAL</text:p>
          </table:table-cell>
          <table:table-cell office:value-type="string">
            <text:p>Initial</text:p>
          </table:table-cell>
          <table:table-cell office:value-type="string">
            <text:p>初期分</text:p>
          </table:table-cell>
          <table:table-cell office:value-type="string">
            <text:p>パワーコア</text:p>
          </table:table-cell>
          <table:table-cell office:value-type="float" office:value="155">
            <text:p>155</text:p>
          </table:table-cell>
          <table:table-cell table:number-columns-repeated="1019"/>
        </table:table-row>
        <table:table-row table:style-name="ro8">
          <table:table-cell office:value-type="string">
            <text:p>MISSIONRESULT_VICTORY</text:p>
          </table:table-cell>
          <table:table-cell office:value-type="string">
            <text:p>VICTORY!</text:p>
          </table:table-cell>
          <table:table-cell table:style-name="ce76" office:value-type="string">
            <text:p>勝利！</text:p>
          </table:table-cell>
          <table:table-cell/>
          <table:table-cell office:value-type="float" office:value="156">
            <text:p>156</text:p>
          </table:table-cell>
          <table:table-cell table:number-columns-repeated="1019"/>
        </table:table-row>
        <table:table-row table:style-name="ro8">
          <table:table-cell office:value-type="string">
            <text:p>MISSIONRESULT_DEFEAT</text:p>
          </table:table-cell>
          <table:table-cell office:value-type="string">
            <text:p>DEFEAT!</text:p>
          </table:table-cell>
          <table:table-cell table:style-name="ce76" office:value-type="string">
            <text:p>敗北！</text:p>
          </table:table-cell>
          <table:table-cell/>
          <table:table-cell office:value-type="float" office:value="157">
            <text:p>157</text:p>
          </table:table-cell>
          <table:table-cell table:number-columns-repeated="1019"/>
        </table:table-row>
        <table:table-row table:style-name="ro8">
          <table:table-cell office:value-type="string">
            <text:p>MISSIONRESULT_TIE</text:p>
          </table:table-cell>
          <table:table-cell office:value-type="string">
            <text:p>TIED!</text:p>
          </table:table-cell>
          <table:table-cell table:style-name="ce76" office:value-type="string">
            <text:p>引き分け！</text:p>
          </table:table-cell>
          <table:table-cell/>
          <table:table-cell office:value-type="float" office:value="158">
            <text:p>158</text:p>
          </table:table-cell>
          <table:table-cell table:number-columns-repeated="1019"/>
        </table:table-row>
        <table:table-row table:style-name="ro8">
          <table:table-cell office:value-type="string">
            <text:p>MISSION_SUMMARY</text:p>
          </table:table-cell>
          <table:table-cell office:value-type="string">
            <text:p>Mission Summary</text:p>
          </table:table-cell>
          <table:table-cell table:style-name="ce76" office:value-type="string">
            <text:p>任務統計</text:p>
          </table:table-cell>
          <table:table-cell/>
          <table:table-cell office:value-type="float" office:value="159">
            <text:p>159</text:p>
          </table:table-cell>
          <table:table-cell table:number-columns-repeated="1019"/>
        </table:table-row>
        <table:table-row table:style-name="ro9">
          <table:table-cell office:value-type="string">
            <text:p>MOBS</text:p>
          </table:table-cell>
          <table:table-cell office:value-type="string">
            <text:p>Aliens</text:p>
          </table:table-cell>
          <table:table-cell table:style-name="ce76" office:value-type="string">
            <text:p>エイリアン</text:p>
          </table:table-cell>
          <table:table-cell/>
          <table:table-cell office:value-type="float" office:value="160">
            <text:p>160</text:p>
          </table:table-cell>
          <table:table-cell table:number-columns-repeated="1019"/>
        </table:table-row>
        <table:table-row table:style-name="ro8">
          <table:table-cell office:value-type="string">
            <text:p>POWER_CORE_MULTIPLIER</text:p>
          </table:table-cell>
          <table:table-cell office:value-type="string">
            <text:p>x 2000</text:p>
          </table:table-cell>
          <table:table-cell table:style-name="ce76" office:value-type="string">
            <text:p>x 2000</text:p>
          </table:table-cell>
          <table:table-cell/>
          <table:table-cell office:value-type="float" office:value="161">
            <text:p>161</text:p>
          </table:table-cell>
          <table:table-cell table:number-columns-repeated="1019"/>
        </table:table-row>
        <table:table-row table:style-name="ro9">
          <table:table-cell office:value-type="string">
            <text:p>POWER_CORES</text:p>
          </table:table-cell>
          <table:table-cell office:value-type="string">
            <text:p>Power Cores</text:p>
          </table:table-cell>
          <table:table-cell office:value-type="string">
            <text:p>パワーコア</text:p>
          </table:table-cell>
          <table:table-cell/>
          <table:table-cell office:value-type="float" office:value="162">
            <text:p>162</text:p>
          </table:table-cell>
          <table:table-cell table:number-columns-repeated="1019"/>
        </table:table-row>
        <table:table-row table:style-name="ro8">
          <table:table-cell office:value-type="string">
            <text:p>POWER_CORES_REMAINING</text:p>
          </table:table-cell>
          <table:table-cell office:value-type="string">
            <text:p>Power Cores Remaining</text:p>
          </table:table-cell>
          <table:table-cell table:style-name="ce75" office:value-type="string">
            <text:p>パワーコアの残数</text:p>
          </table:table-cell>
          <table:table-cell/>
          <table:table-cell office:value-type="float" office:value="163">
            <text:p>163</text:p>
          </table:table-cell>
          <table:table-cell table:number-columns-repeated="1019"/>
        </table:table-row>
        <table:table-row table:style-name="ro8">
          <table:table-cell office:value-type="string">
            <text:p>REMAINING</text:p>
          </table:table-cell>
          <table:table-cell office:value-type="string">
            <text:p>Remaining</text:p>
          </table:table-cell>
          <table:table-cell office:value-type="string">
            <text:p>余剰分</text:p>
          </table:table-cell>
          <table:table-cell office:value-type="string">
            <text:p>リソースとリソースの残量かな？</text:p>
          </table:table-cell>
          <table:table-cell office:value-type="float" office:value="164">
            <text:p>164</text:p>
          </table:table-cell>
          <table:table-cell table:number-columns-repeated="1019"/>
        </table:table-row>
        <table:table-row table:style-name="ro8">
          <table:table-cell office:value-type="string">
            <text:p>REMAINING_RESOURCES</text:p>
          </table:table-cell>
          <table:table-cell office:value-type="string">
            <text:p>Remaining Resources</text:p>
          </table:table-cell>
          <table:table-cell office:value-type="string">
            <text:p>余剰リソース</text:p>
          </table:table-cell>
          <table:table-cell/>
          <table:table-cell office:value-type="float" office:value="165">
            <text:p>165</text:p>
          </table:table-cell>
          <table:table-cell table:number-columns-repeated="1019"/>
        </table:table-row>
        <table:table-row table:style-name="ro8">
          <table:table-cell office:value-type="string">
            <text:p>RESOURCE_MULTIPLIER</text:p>
          </table:table-cell>
          <table:table-cell office:value-type="string">
            <text:p>x 1</text:p>
          </table:table-cell>
          <table:table-cell table:style-name="ce76" office:value-type="string">
            <text:p>x 1</text:p>
          </table:table-cell>
          <table:table-cell/>
          <table:table-cell office:value-type="float" office:value="166">
            <text:p>166</text:p>
          </table:table-cell>
          <table:table-cell table:number-columns-repeated="1019"/>
        </table:table-row>
        <table:table-row table:style-name="ro9">
          <table:table-cell office:value-type="string">
            <text:p>SCORE</text:p>
          </table:table-cell>
          <table:table-cell office:value-type="string">
            <text:p>Score</text:p>
          </table:table-cell>
          <table:table-cell table:style-name="ce76" office:value-type="string">
            <text:p>得点</text:p>
          </table:table-cell>
          <table:table-cell/>
          <table:table-cell office:value-type="float" office:value="167">
            <text:p>167</text:p>
          </table:table-cell>
          <table:table-cell table:number-columns-repeated="1019"/>
        </table:table-row>
        <table:table-row table:style-name="ro9">
          <table:table-cell office:value-type="string">
            <text:p>SOLD</text:p>
          </table:table-cell>
          <table:table-cell office:value-type="string">
            <text:p>Sold</text:p>
          </table:table-cell>
          <table:table-cell office:value-type="string">
            <text:p>売却</text:p>
          </table:table-cell>
          <table:table-cell/>
          <table:table-cell office:value-type="float" office:value="168">
            <text:p>168</text:p>
          </table:table-cell>
          <table:table-cell table:number-columns-repeated="1019"/>
        </table:table-row>
        <table:table-row table:style-name="ro9">
          <table:table-cell office:value-type="string">
            <text:p>SPAWNED</text:p>
          </table:table-cell>
          <table:table-cell office:value-type="string">
            <text:p>Invaders</text:p>
          </table:table-cell>
          <table:table-cell table:style-name="ce38" office:value-type="string">
            <text:p>敵の総数</text:p>
          </table:table-cell>
          <table:table-cell office:value-type="string">
            <text:p>エイリアン</text:p>
          </table:table-cell>
          <table:table-cell office:value-type="float" office:value="169">
            <text:p>169</text:p>
          </table:table-cell>
          <table:table-cell table:number-columns-repeated="1019"/>
        </table:table-row>
        <table:table-row table:style-name="ro9">
          <table:table-cell office:value-type="string">
            <text:p>STOLEN</text:p>
          </table:table-cell>
          <table:table-cell office:value-type="string">
            <text:p>Stolen</text:p>
          </table:table-cell>
          <table:table-cell office:value-type="string">
            <text:p>損失数</text:p>
          </table:table-cell>
          <table:table-cell/>
          <table:table-cell office:value-type="float" office:value="170">
            <text:p>170</text:p>
          </table:table-cell>
          <table:table-cell table:number-columns-repeated="1019"/>
        </table:table-row>
        <table:table-row table:style-name="ro9">
          <table:table-cell office:value-type="string">
            <text:p>SUMMARY</text:p>
          </table:table-cell>
          <table:table-cell office:value-type="string">
            <text:p>Details</text:p>
          </table:table-cell>
          <table:table-cell table:style-name="ce82" office:value-type="string">
            <text:p>詳細</text:p>
          </table:table-cell>
          <table:table-cell/>
          <table:table-cell office:value-type="float" office:value="171">
            <text:p>171</text:p>
          </table:table-cell>
          <table:table-cell table:number-columns-repeated="1019"/>
        </table:table-row>
        <table:table-row table:style-name="ro9">
          <table:table-cell office:value-type="string">
            <text:p>TOTAL_DAMAGE</text:p>
          </table:table-cell>
          <table:table-cell office:value-type="string">
            <text:p>Total Damage</text:p>
          </table:table-cell>
          <table:table-cell office:value-type="string">
            <text:p>総ダメージ</text:p>
          </table:table-cell>
          <table:table-cell/>
          <table:table-cell office:value-type="float" office:value="172">
            <text:p>172</text:p>
          </table:table-cell>
          <table:table-cell table:number-columns-repeated="1019"/>
        </table:table-row>
        <table:table-row table:style-name="ro9">
          <table:table-cell office:value-type="string">
            <text:p>TOWERS</text:p>
          </table:table-cell>
          <table:table-cell office:value-type="string">
            <text:p>Towers</text:p>
          </table:table-cell>
          <table:table-cell table:style-name="ce76" office:value-type="string">
            <text:p>タワー</text:p>
          </table:table-cell>
          <table:table-cell/>
          <table:table-cell office:value-type="float" office:value="173">
            <text:p>173</text:p>
          </table:table-cell>
          <table:table-cell table:number-columns-repeated="1019"/>
        </table:table-row>
        <table:table-row table:style-name="ro8">
          <table:table-cell office:value-type="string">
            <text:p>TOWER_VALUE</text:p>
          </table:table-cell>
          <table:table-cell office:value-type="string">
            <text:p>Tower Sell Value</text:p>
          </table:table-cell>
          <table:table-cell table:style-name="ce76" office:value-type="string">
            <text:p>タワー売却</text:p>
          </table:table-cell>
          <table:table-cell/>
          <table:table-cell office:value-type="float" office:value="174">
            <text:p>174</text:p>
          </table:table-cell>
          <table:table-cell table:number-columns-repeated="1019"/>
        </table:table-row>
        <table:table-row table:style-name="ro8">
          <table:table-cell office:value-type="string">
            <text:p>TOWER_VALUE_MULTIPLIER</text:p>
          </table:table-cell>
          <table:table-cell office:value-type="string">
            <text:p>x 1</text:p>
          </table:table-cell>
          <table:table-cell table:style-name="ce76" office:value-type="string">
            <text:p>x 1</text:p>
          </table:table-cell>
          <table:table-cell/>
          <table:table-cell office:value-type="float" office:value="175">
            <text:p>175</text:p>
          </table:table-cell>
          <table:table-cell table:number-columns-repeated="1019"/>
        </table:table-row>
        <table:table-row table:style-name="ro9">
          <table:table-cell office:value-type="string">
            <text:p>UPGRADED</text:p>
          </table:table-cell>
          <table:table-cell office:value-type="string">
            <text:p>Upgraded</text:p>
          </table:table-cell>
          <table:table-cell office:value-type="string">
            <text:p>アップグレード済み</text:p>
          </table:table-cell>
          <table:table-cell/>
          <table:table-cell office:value-type="float" office:value="176">
            <text:p>176</text:p>
          </table:table-cell>
          <table:table-cell table:number-columns-repeated="1019"/>
        </table:table-row>
        <table:table-row table:style-name="ro9">
          <table:table-cell table:style-name="ce73" office:value-type="string">
            <text:p># Multiplayer</text:p>
          </table:table-cell>
          <table:table-cell table:style-name="ce73" office:value-type="string">
            <text:p>マルチプレイ関連？</text:p>
          </table:table-cell>
          <table:table-cell table:style-name="ce73" table:number-columns-repeated="2"/>
          <table:table-cell office:value-type="float" office:value="177">
            <text:p>177</text:p>
          </table:table-cell>
          <table:table-cell table:number-columns-repeated="1019"/>
        </table:table-row>
        <table:table-row table:style-name="ro9">
          <table:table-cell office:value-type="string">
            <text:p>QUICK_MATCH</text:p>
          </table:table-cell>
          <table:table-cell office:value-type="string">
            <text:p>Quick Match</text:p>
          </table:table-cell>
          <table:table-cell/>
          <table:table-cell office:value-type="string">
            <text:p>翻訳不要？</text:p>
          </table:table-cell>
          <table:table-cell office:value-type="float" office:value="178">
            <text:p>178</text:p>
          </table:table-cell>
          <table:table-cell table:number-columns-repeated="1019"/>
        </table:table-row>
        <table:table-row table:style-name="ro8">
          <table:table-cell office:value-type="string">
            <text:p>CUSTOM_MATCH</text:p>
          </table:table-cell>
          <table:table-cell office:value-type="string">
            <text:p>Custom Match</text:p>
          </table:table-cell>
          <table:table-cell/>
          <table:table-cell office:value-type="string">
            <text:p>翻訳不要？</text:p>
          </table:table-cell>
          <table:table-cell office:value-type="float" office:value="179">
            <text:p>179</text:p>
          </table:table-cell>
          <table:table-cell table:number-columns-repeated="1019"/>
        </table:table-row>
        <table:table-row table:style-name="ro9">
          <table:table-cell office:value-type="string">
            <text:p>CREATE_MATCH</text:p>
          </table:table-cell>
          <table:table-cell office:value-type="string">
            <text:p>Create Match</text:p>
          </table:table-cell>
          <table:table-cell/>
          <table:table-cell office:value-type="string">
            <text:p>翻訳不要？</text:p>
          </table:table-cell>
          <table:table-cell office:value-type="float" office:value="180">
            <text:p>180</text:p>
          </table:table-cell>
          <table:table-cell table:number-columns-repeated="1019"/>
        </table:table-row>
        <table:table-row table:style-name="ro8">
          <table:table-cell table:style-name="ce73" office:value-type="string">
            <text:p># Multiplayer Lobby</text:p>
          </table:table-cell>
          <table:table-cell table:style-name="ce73" office:value-type="string">
            <text:p>マルチプレイ関連？</text:p>
          </table:table-cell>
          <table:table-cell table:style-name="ce73" table:number-columns-repeated="2"/>
          <table:table-cell office:value-type="float" office:value="181">
            <text:p>181</text:p>
          </table:table-cell>
          <table:table-cell table:number-columns-repeated="1019"/>
        </table:table-row>
        <table:table-row table:style-name="ro8">
          <table:table-cell office:value-type="string">
            <text:p>MULTIPLAYER_LOBBY</text:p>
          </table:table-cell>
          <table:table-cell office:value-type="string">
            <text:p>Multiplayer Lobby</text:p>
          </table:table-cell>
          <table:table-cell/>
          <table:table-cell office:value-type="string">
            <text:p>翻訳不要？</text:p>
          </table:table-cell>
          <table:table-cell office:value-type="float" office:value="182">
            <text:p>182</text:p>
          </table:table-cell>
          <table:table-cell table:number-columns-repeated="1019"/>
        </table:table-row>
        <table:table-row table:style-name="ro8">
          <table:table-cell office:value-type="string">
            <text:p>WAITING_FOR_PLAYER</text:p>
          </table:table-cell>
          <table:table-cell office:value-type="string">
            <text:p>Waiting for player...</text:p>
          </table:table-cell>
          <table:table-cell/>
          <table:table-cell office:value-type="string">
            <text:p>翻訳不要？</text:p>
          </table:table-cell>
          <table:table-cell office:value-type="float" office:value="183">
            <text:p>183</text:p>
          </table:table-cell>
          <table:table-cell table:number-columns-repeated="1019"/>
        </table:table-row>
        <table:table-row table:style-name="ro9">
          <table:table-cell table:style-name="ce73" office:value-type="string">
            <text:p># Hud</text:p>
          </table:table-cell>
          <table:table-cell table:style-name="ce73" office:value-type="string">
            <text:p>HUD・基本</text:p>
          </table:table-cell>
          <table:table-cell table:style-name="ce73" table:number-columns-repeated="2"/>
          <table:table-cell office:value-type="float" office:value="184">
            <text:p>184</text:p>
          </table:table-cell>
          <table:table-cell table:number-columns-repeated="1019"/>
        </table:table-row>
        <table:table-row table:style-name="ro9">
          <table:table-cell office:value-type="string">
            <text:p>CORES</text:p>
          </table:table-cell>
          <table:table-cell office:value-type="string">
            <text:p>Cores:</text:p>
          </table:table-cell>
          <table:table-cell table:style-name="ce76" office:value-type="string">
            <text:p>コア数：</text:p>
          </table:table-cell>
          <table:table-cell/>
          <table:table-cell office:value-type="float" office:value="185">
            <text:p>185</text:p>
          </table:table-cell>
          <table:table-cell table:number-columns-repeated="1019"/>
        </table:table-row>
        <table:table-row table:style-name="ro9">
          <table:table-cell office:value-type="string">
            <text:p>LASER</text:p>
          </table:table-cell>
          <table:table-cell office:value-type="string">
            <text:p>Laser</text:p>
          </table:table-cell>
          <table:table-cell table:style-name="ce76" office:value-type="string">
            <text:p>レーザー</text:p>
          </table:table-cell>
          <table:table-cell/>
          <table:table-cell office:value-type="float" office:value="186">
            <text:p>186</text:p>
          </table:table-cell>
          <table:table-cell table:number-columns-repeated="1019"/>
        </table:table-row>
        <table:table-row table:style-name="ro9">
          <table:table-cell office:value-type="string">
            <text:p>OF</text:p>
          </table:table-cell>
          <table:table-cell office:value-type="string">
            <text:p>Of</text:p>
          </table:table-cell>
          <table:table-cell table:style-name="ce76" office:value-type="string">
            <text:p>／</text:p>
          </table:table-cell>
          <table:table-cell office:value-type="string">
            <text:p>ウェーブ表記の区切り</text:p>
          </table:table-cell>
          <table:table-cell office:value-type="float" office:value="187">
            <text:p>187</text:p>
          </table:table-cell>
          <table:table-cell table:number-columns-repeated="1019"/>
        </table:table-row>
        <table:table-row table:style-name="ro12">
          <table:table-cell office:value-type="string">
            <text:p>RECON_NOT_AVAILABLE</text:p>
          </table:table-cell>
          <table:table-cell office:value-type="string">
            <text:p>Recon Currently Offline</text:p>
          </table:table-cell>
          <table:table-cell table:style-name="ce38" office:value-type="string">
            <text:p>レーダー・オフライン</text:p>
          </table:table-cell>
          <table:table-cell/>
          <table:table-cell office:value-type="float" office:value="188">
            <text:p>188</text:p>
          </table:table-cell>
          <table:table-cell table:number-columns-repeated="1019"/>
        </table:table-row>
        <table:table-row table:style-name="ro9">
          <table:table-cell office:value-type="string">
            <text:p>RESOURCES</text:p>
          </table:table-cell>
          <table:table-cell office:value-type="string">
            <text:p>Resources:</text:p>
          </table:table-cell>
          <table:table-cell table:style-name="ce76" office:value-type="string">
            <text:p>リソース：</text:p>
          </table:table-cell>
          <table:table-cell/>
          <table:table-cell office:value-type="float" office:value="189">
            <text:p>189</text:p>
          </table:table-cell>
          <table:table-cell table:number-columns-repeated="1019"/>
        </table:table-row>
        <table:table-row table:style-name="ro9">
          <table:table-cell office:value-type="string">
            <text:p>WAVES</text:p>
          </table:table-cell>
          <table:table-cell office:value-type="string">
            <text:p>Waves</text:p>
          </table:table-cell>
          <table:table-cell table:style-name="ce76" office:value-type="string">
            <text:p>ウェーブ</text:p>
          </table:table-cell>
          <table:table-cell/>
          <table:table-cell office:value-type="float" office:value="190">
            <text:p>190</text:p>
          </table:table-cell>
          <table:table-cell table:number-columns-repeated="1019"/>
        </table:table-row>
        <table:table-row table:style-name="ro9">
          <table:table-cell office:value-type="string">
            <text:p>LASTWAVE</text:p>
          </table:table-cell>
          <table:table-cell office:value-type="string">
            <text:p>Last Wave</text:p>
          </table:table-cell>
          <table:table-cell table:style-name="ce76" office:value-type="string">
            <text:p>最終ウエーブ</text:p>
          </table:table-cell>
          <table:table-cell/>
          <table:table-cell office:value-type="float" office:value="191">
            <text:p>191</text:p>
          </table:table-cell>
          <table:table-cell table:number-columns-repeated="1019"/>
        </table:table-row>
        <table:table-row table:style-name="ro8">
          <table:table-cell office:value-type="string">
            <text:p>PLACE_TOWER</text:p>
          </table:table-cell>
          <table:table-cell office:value-type="string">
            <text:p>Place Tower To Begin</text:p>
          </table:table-cell>
          <table:table-cell table:style-name="ce76" office:value-type="string">
            <text:p>開始するにはタワーを配置して下さい。</text:p>
          </table:table-cell>
          <table:table-cell/>
          <table:table-cell office:value-type="float" office:value="192">
            <text:p>192</text:p>
          </table:table-cell>
          <table:table-cell table:number-columns-repeated="1019"/>
        </table:table-row>
        <table:table-row table:style-name="ro8">
          <table:table-cell table:style-name="ce73" office:value-type="string">
            <text:p># Hud Tower Info</text:p>
          </table:table-cell>
          <table:table-cell table:style-name="ce73" office:value-type="string">
            <text:p>HUD・タワー選択画面</text:p>
          </table:table-cell>
          <table:table-cell table:style-name="ce73" table:number-columns-repeated="2"/>
          <table:table-cell office:value-type="float" office:value="193">
            <text:p>193</text:p>
          </table:table-cell>
          <table:table-cell table:number-columns-repeated="1019"/>
        </table:table-row>
        <table:table-row table:style-name="ro9">
          <table:table-cell office:value-type="string">
            <text:p>ATTACK</text:p>
          </table:table-cell>
          <table:table-cell office:value-type="string">
            <text:p>Attack:</text:p>
          </table:table-cell>
          <table:table-cell table:style-name="ce76" office:value-type="string">
            <text:p>攻撃：</text:p>
          </table:table-cell>
          <table:table-cell/>
          <table:table-cell office:value-type="float" office:value="194">
            <text:p>194</text:p>
          </table:table-cell>
          <table:table-cell table:number-columns-repeated="1019"/>
        </table:table-row>
        <table:table-row table:style-name="ro9">
          <table:table-cell office:value-type="string">
            <text:p>CLASS</text:p>
          </table:table-cell>
          <table:table-cell office:value-type="string">
            <text:p>Class:</text:p>
          </table:table-cell>
          <table:table-cell table:style-name="ce76" office:value-type="string">
            <text:p>種別：</text:p>
          </table:table-cell>
          <table:table-cell/>
          <table:table-cell office:value-type="float" office:value="195">
            <text:p>195</text:p>
          </table:table-cell>
          <table:table-cell table:number-columns-repeated="1019"/>
        </table:table-row>
        <table:table-row table:style-name="ro9">
          <table:table-cell office:value-type="string">
            <text:p>COST</text:p>
          </table:table-cell>
          <table:table-cell office:value-type="string">
            <text:p>Cost:</text:p>
          </table:table-cell>
          <table:table-cell table:style-name="ce38" office:value-type="string">
            <text:p>費用：</text:p>
          </table:table-cell>
          <table:table-cell/>
          <table:table-cell office:value-type="float" office:value="196">
            <text:p>196</text:p>
          </table:table-cell>
          <table:table-cell table:number-columns-repeated="1019"/>
        </table:table-row>
        <table:table-row table:style-name="ro8">
          <table:table-cell office:value-type="string">
            <text:p>INSUFFICIENT_RESOURCES</text:p>
          </table:table-cell>
          <table:table-cell office:value-type="string">
            <text:p>Insufficient Resources</text:p>
          </table:table-cell>
          <table:table-cell table:style-name="ce76" office:value-type="string">
            <text:p>リソースが不足しています。</text:p>
          </table:table-cell>
          <table:table-cell/>
          <table:table-cell office:value-type="float" office:value="197">
            <text:p>197</text:p>
          </table:table-cell>
          <table:table-cell table:number-columns-repeated="1019"/>
        </table:table-row>
        <table:table-row table:style-name="ro9">
          <table:table-cell office:value-type="string">
            <text:p>LEVEL</text:p>
          </table:table-cell>
          <table:table-cell office:value-type="string">
            <text:p>Level:</text:p>
          </table:table-cell>
          <table:table-cell table:style-name="ce76" office:value-type="string">
            <text:p>レベル：</text:p>
          </table:table-cell>
          <table:table-cell/>
          <table:table-cell office:value-type="float" office:value="198">
            <text:p>198</text:p>
          </table:table-cell>
          <table:table-cell table:number-columns-repeated="1019"/>
        </table:table-row>
        <table:table-row table:style-name="ro9">
          <table:table-cell office:value-type="string">
            <text:p>RANGE</text:p>
          </table:table-cell>
          <table:table-cell office:value-type="string">
            <text:p>Range:</text:p>
          </table:table-cell>
          <table:table-cell table:style-name="ce76" office:value-type="string">
            <text:p>射程：</text:p>
          </table:table-cell>
          <table:table-cell/>
          <table:table-cell office:value-type="float" office:value="199">
            <text:p>199</text:p>
          </table:table-cell>
          <table:table-cell table:number-columns-repeated="1019"/>
        </table:table-row>
        <table:table-row table:style-name="ro9">
          <table:table-cell office:value-type="string">
            <text:p>RATE_OF_FIRE</text:p>
          </table:table-cell>
          <table:table-cell office:value-type="string">
            <text:p>Rate of Fire:</text:p>
          </table:table-cell>
          <table:table-cell table:style-name="ce76" office:value-type="string">
            <text:p>連射：</text:p>
          </table:table-cell>
          <table:table-cell/>
          <table:table-cell office:value-type="float" office:value="200">
            <text:p>200</text:p>
          </table:table-cell>
          <table:table-cell table:number-columns-repeated="1019"/>
        </table:table-row>
        <table:table-row table:style-name="ro9">
          <table:table-cell office:value-type="string">
            <text:p>SELL_INFO</text:p>
          </table:table-cell>
          <table:table-cell office:value-type="string">
            <text:p>Sell:</text:p>
          </table:table-cell>
          <table:table-cell table:style-name="ce76" office:value-type="string">
            <text:p>売却：</text:p>
          </table:table-cell>
          <table:table-cell/>
          <table:table-cell office:value-type="float" office:value="201">
            <text:p>201</text:p>
          </table:table-cell>
          <table:table-cell table:number-columns-repeated="1019"/>
        </table:table-row>
        <table:table-row table:style-name="ro8">
          <table:table-cell table:style-name="ce73" office:value-type="string">
            <text:p># Hud Tower Selection</text:p>
          </table:table-cell>
          <table:table-cell table:style-name="ce73" table:number-columns-repeated="3"/>
          <table:table-cell office:value-type="float" office:value="202">
            <text:p>202</text:p>
          </table:table-cell>
          <table:table-cell table:number-columns-repeated="1019"/>
        </table:table-row>
        <table:table-row table:style-name="ro9">
          <table:table-cell office:value-type="string">
            <text:p>SELECT_TOWER</text:p>
          </table:table-cell>
          <table:table-cell office:value-type="string">
            <text:p>Select Tower</text:p>
          </table:table-cell>
          <table:table-cell table:style-name="ce76" office:value-type="string">
            <text:p>タワーを選択</text:p>
          </table:table-cell>
          <table:table-cell/>
          <table:table-cell office:value-type="float" office:value="203">
            <text:p>203</text:p>
          </table:table-cell>
          <table:table-cell table:number-columns-repeated="1019"/>
        </table:table-row>
        <table:table-row table:style-name="ro8">
          <table:table-cell table:style-name="ce73" office:value-type="string">
            <text:p># Hud Tower Upgrade/Sell</text:p>
          </table:table-cell>
          <table:table-cell table:style-name="ce73" table:number-columns-repeated="3"/>
          <table:table-cell office:value-type="float" office:value="204">
            <text:p>204</text:p>
          </table:table-cell>
          <table:table-cell table:number-columns-repeated="1019"/>
        </table:table-row>
        <table:table-row table:style-name="ro8">
          <table:table-cell office:value-type="string">
            <text:p>CHANGE_TOWER</text:p>
          </table:table-cell>
          <table:table-cell office:value-type="string">
            <text:p>Change Tower</text:p>
          </table:table-cell>
          <table:table-cell table:style-name="ce76" office:value-type="string">
            <text:p>タワーを変更</text:p>
          </table:table-cell>
          <table:table-cell/>
          <table:table-cell office:value-type="float" office:value="205">
            <text:p>205</text:p>
          </table:table-cell>
          <table:table-cell table:number-columns-repeated="1019"/>
        </table:table-row>
        <table:table-row table:style-name="ro9">
          <table:table-cell table:style-name="ce73" office:value-type="string">
            <text:p># Hud Mob Info</text:p>
          </table:table-cell>
          <table:table-cell table:style-name="ce73" office:value-type="string">
            <text:p>HUD・敵情報画面</text:p>
          </table:table-cell>
          <table:table-cell table:style-name="ce73" table:number-columns-repeated="2"/>
          <table:table-cell office:value-type="float" office:value="206">
            <text:p>206</text:p>
          </table:table-cell>
          <table:table-cell table:number-columns-repeated="1019"/>
        </table:table-row>
        <table:table-row table:style-name="ro9">
          <table:table-cell table:number-columns-repeated="2" office:value-type="string">
            <text:p>DEAD</text:p>
          </table:table-cell>
          <table:table-cell table:style-name="ce76" office:value-type="string">
            <text:p>死亡</text:p>
          </table:table-cell>
          <table:table-cell/>
          <table:table-cell office:value-type="float" office:value="207">
            <text:p>207</text:p>
          </table:table-cell>
          <table:table-cell table:number-columns-repeated="1019"/>
        </table:table-row>
        <table:table-row table:style-name="ro9">
          <table:table-cell office:value-type="string">
            <text:p>HEALTH</text:p>
          </table:table-cell>
          <table:table-cell office:value-type="string">
            <text:p>Health:</text:p>
          </table:table-cell>
          <table:table-cell table:style-name="ce76" office:value-type="string">
            <text:p>耐久力：</text:p>
          </table:table-cell>
          <table:table-cell/>
          <table:table-cell office:value-type="float" office:value="208">
            <text:p>208</text:p>
          </table:table-cell>
          <table:table-cell table:number-columns-repeated="1019"/>
        </table:table-row>
        <table:table-row table:style-name="ro9">
          <table:table-cell office:value-type="string">
            <text:p>SHIELDS</text:p>
          </table:table-cell>
          <table:table-cell office:value-type="string">
            <text:p>Shields:</text:p>
          </table:table-cell>
          <table:table-cell table:style-name="ce76" office:value-type="string">
            <text:p>シールド：</text:p>
          </table:table-cell>
          <table:table-cell/>
          <table:table-cell office:value-type="float" office:value="209">
            <text:p>209</text:p>
          </table:table-cell>
          <table:table-cell table:number-columns-repeated="1019"/>
        </table:table-row>
        <table:table-row table:style-name="ro9">
          <table:table-cell table:style-name="ce73" office:value-type="string">
            <text:p># Pause UI</text:p>
          </table:table-cell>
          <table:table-cell table:style-name="ce73" office:value-type="string">
            <text:p>一時停止画面</text:p>
          </table:table-cell>
          <table:table-cell table:style-name="ce73" table:number-columns-repeated="2"/>
          <table:table-cell office:value-type="float" office:value="210">
            <text:p>210</text:p>
          </table:table-cell>
          <table:table-cell table:number-columns-repeated="1019"/>
        </table:table-row>
        <table:table-row table:style-name="ro9">
          <table:table-cell office:value-type="string">
            <text:p>RESUME_GAME</text:p>
          </table:table-cell>
          <table:table-cell office:value-type="string">
            <text:p>Resume Game</text:p>
          </table:table-cell>
          <table:table-cell table:style-name="ce76" office:value-type="string">
            <text:p>ゲームを続ける</text:p>
          </table:table-cell>
          <table:table-cell/>
          <table:table-cell office:value-type="float" office:value="211">
            <text:p>211</text:p>
          </table:table-cell>
          <table:table-cell table:number-columns-repeated="1019"/>
        </table:table-row>
        <table:table-row table:style-name="ro9">
          <table:table-cell office:value-type="string">
            <text:p>ABORT_MISSION</text:p>
          </table:table-cell>
          <table:table-cell office:value-type="string">
            <text:p>Restart Mission</text:p>
          </table:table-cell>
          <table:table-cell table:style-name="ce76" office:value-type="string">
            <text:p>任務の再スタート</text:p>
          </table:table-cell>
          <table:table-cell/>
          <table:table-cell office:value-type="float" office:value="212">
            <text:p>212</text:p>
          </table:table-cell>
          <table:table-cell table:number-columns-repeated="1019"/>
        </table:table-row>
        <table:table-row table:style-name="ro8">
          <table:table-cell office:value-type="string">
            <text:p>EXIT_TO_MAIN_MENU</text:p>
          </table:table-cell>
          <table:table-cell office:value-type="string">
            <text:p>Exit To Main Menu</text:p>
          </table:table-cell>
          <table:table-cell table:style-name="ce76" office:value-type="string">
            <text:p>メインメニューへ戻る</text:p>
          </table:table-cell>
          <table:table-cell/>
          <table:table-cell office:value-type="float" office:value="213">
            <text:p>213</text:p>
          </table:table-cell>
          <table:table-cell table:number-columns-repeated="1019"/>
        </table:table-row>
        <table:table-row table:style-name="ro9">
          <table:table-cell table:style-name="ce73" office:value-type="string">
            <text:p># Notifications</text:p>
          </table:table-cell>
          <table:table-cell table:style-name="ce73" office:value-type="string">
            <text:p>通知メッセージ</text:p>
          </table:table-cell>
          <table:table-cell table:style-name="ce73" table:number-columns-repeated="2"/>
          <table:table-cell office:value-type="float" office:value="214">
            <text:p>214</text:p>
          </table:table-cell>
          <table:table-cell table:number-columns-repeated="1019"/>
        </table:table-row>
        <table:table-row table:style-name="ro8">
          <table:table-cell office:value-type="string">
            <text:p>NOTIFY_RECON_ONLINE</text:p>
          </table:table-cell>
          <table:table-cell office:value-type="string">
            <text:p>Recon Online</text:p>
          </table:table-cell>
          <table:table-cell table:style-name="ce38" office:value-type="string">
            <text:p>レーダー・オンライン</text:p>
          </table:table-cell>
          <table:table-cell/>
          <table:table-cell office:value-type="float" office:value="215">
            <text:p>215</text:p>
          </table:table-cell>
          <table:table-cell table:number-columns-repeated="1019"/>
        </table:table-row>
        <table:table-row table:style-name="ro8">
          <table:table-cell office:value-type="string">
            <text:p>NOTIFY_ORBITAL_LASER</text:p>
          </table:table-cell>
          <table:table-cell office:value-type="string">
            <text:p>Orbital Laser Enabled</text:p>
          </table:table-cell>
          <table:table-cell table:style-name="ce76" office:value-type="string">
            <text:p>軌道レーザーが利用可能です。</text:p>
          </table:table-cell>
          <table:table-cell/>
          <table:table-cell office:value-type="float" office:value="216">
            <text:p>216</text:p>
          </table:table-cell>
          <table:table-cell table:number-columns-repeated="1019"/>
        </table:table-row>
        <table:table-row table:style-name="ro8">
          <table:table-cell office:value-type="string">
            <text:p>NOTIFY_CHECKPOINT</text:p>
          </table:table-cell>
          <table:table-cell office:value-type="string">
            <text:p>Checkpoint Save</text:p>
          </table:table-cell>
          <table:table-cell table:style-name="ce76" office:value-type="string">
            <text:p>チェックポイントを保存</text:p>
          </table:table-cell>
          <table:table-cell/>
          <table:table-cell office:value-type="float" office:value="217">
            <text:p>217</text:p>
          </table:table-cell>
          <table:table-cell table:number-columns-repeated="1019"/>
        </table:table-row>
        <table:table-row table:style-name="ro8">
          <table:table-cell office:value-type="string">
            <text:p>NOTIFY_ENEMIES_INCOMING</text:p>
          </table:table-cell>
          <table:table-cell office:value-type="string">
            <text:p>Enemies Incoming</text:p>
          </table:table-cell>
          <table:table-cell table:style-name="ce76" office:value-type="string">
            <text:p>敵の来襲</text:p>
          </table:table-cell>
          <table:table-cell/>
          <table:table-cell office:value-type="float" office:value="218">
            <text:p>218</text:p>
          </table:table-cell>
          <table:table-cell table:number-columns-repeated="1019"/>
        </table:table-row>
        <table:table-row table:style-name="ro8">
          <table:table-cell office:value-type="string">
            <text:p>NOTIFY_HIGH_SCORE</text:p>
          </table:table-cell>
          <table:table-cell office:value-type="string">
            <text:p>High Score</text:p>
          </table:table-cell>
          <table:table-cell table:style-name="ce38" office:value-type="string">
            <text:p>最高得点</text:p>
          </table:table-cell>
          <table:table-cell/>
          <table:table-cell office:value-type="float" office:value="219">
            <text:p>219</text:p>
          </table:table-cell>
          <table:table-cell table:number-columns-repeated="1019"/>
        </table:table-row>
        <table:table-row table:style-name="ro8">
          <table:table-cell office:value-type="string">
            <text:p>NOTIFY_BRONZE_MEDAL</text:p>
          </table:table-cell>
          <table:table-cell office:value-type="string">
            <text:p>Bronze Medal Awarded</text:p>
          </table:table-cell>
          <table:table-cell table:style-name="ce76" office:value-type="string">
            <text:p>銅メダル受賞</text:p>
          </table:table-cell>
          <table:table-cell/>
          <table:table-cell office:value-type="float" office:value="220">
            <text:p>220</text:p>
          </table:table-cell>
          <table:table-cell table:number-columns-repeated="1019"/>
        </table:table-row>
        <table:table-row table:style-name="ro8">
          <table:table-cell office:value-type="string">
            <text:p>NOTIFY_SILVER_MEDAL</text:p>
          </table:table-cell>
          <table:table-cell office:value-type="string">
            <text:p>Silver Medal Awarded</text:p>
          </table:table-cell>
          <table:table-cell table:style-name="ce76" office:value-type="string">
            <text:p>銀メダル受賞</text:p>
          </table:table-cell>
          <table:table-cell/>
          <table:table-cell office:value-type="float" office:value="221">
            <text:p>221</text:p>
          </table:table-cell>
          <table:table-cell table:number-columns-repeated="1019"/>
        </table:table-row>
        <table:table-row table:style-name="ro8">
          <table:table-cell office:value-type="string">
            <text:p>NOTIFY_GOLD_MEDAL</text:p>
          </table:table-cell>
          <table:table-cell office:value-type="string">
            <text:p>Gold Medal Awarded</text:p>
          </table:table-cell>
          <table:table-cell table:style-name="ce76" office:value-type="string">
            <text:p>金メダル受賞</text:p>
          </table:table-cell>
          <table:table-cell/>
          <table:table-cell office:value-type="float" office:value="222">
            <text:p>222</text:p>
          </table:table-cell>
          <table:table-cell table:number-columns-repeated="1019"/>
        </table:table-row>
        <table:table-row table:style-name="ro8">
          <table:table-cell office:value-type="string">
            <text:p>NOTIFY_ADDED_TO_DATABASE</text:p>
          </table:table-cell>
          <table:table-cell office:value-type="string">
            <text:p>Added to Database</text:p>
          </table:table-cell>
          <table:table-cell table:style-name="ce76" office:value-type="string">
            <text:p>データベースに登録</text:p>
          </table:table-cell>
          <table:table-cell/>
          <table:table-cell office:value-type="float" office:value="223">
            <text:p>223</text:p>
          </table:table-cell>
          <table:table-cell table:number-columns-repeated="1019"/>
        </table:table-row>
        <table:table-row table:style-name="ro8">
          <table:table-cell office:value-type="string">
            <text:p>NOTIFY_DISCOVERED</text:p>
          </table:table-cell>
          <table:table-cell office:value-type="string">
            <text:p>Discovered</text:p>
          </table:table-cell>
          <table:table-cell table:number-columns-repeated="2"/>
          <table:table-cell office:value-type="float" office:value="224">
            <text:p>224</text:p>
          </table:table-cell>
          <table:table-cell table:number-columns-repeated="1019"/>
        </table:table-row>
        <table:table-row table:style-name="ro8">
          <table:table-cell office:value-type="string">
            <text:p>NOTIFY_CHEAT_USED</text:p>
          </table:table-cell>
          <table:table-cell office:value-type="string">
            <text:p>Cheat Used</text:p>
          </table:table-cell>
          <table:table-cell office:value-type="string">
            <text:p>チートを使用</text:p>
          </table:table-cell>
          <table:table-cell office:value-type="string">
            <text:p>'=dnamuseなどを入力するとチートが出来る</text:p>
          </table:table-cell>
          <table:table-cell office:value-type="float" office:value="225">
            <text:p>225</text:p>
          </table:table-cell>
          <table:table-cell table:number-columns-repeated="1019"/>
        </table:table-row>
        <table:table-row table:style-name="ro8">
          <table:table-cell office:value-type="string">
            <text:p>NOTIFY_CHEATON</text:p>
          </table:table-cell>
          <table:table-cell office:value-type="string">
            <text:p>Cheat Turned On</text:p>
          </table:table-cell>
          <table:table-cell office:value-type="string">
            <text:p>チートを有効化</text:p>
          </table:table-cell>
          <table:table-cell/>
          <table:table-cell office:value-type="float" office:value="226">
            <text:p>226</text:p>
          </table:table-cell>
          <table:table-cell table:number-columns-repeated="1019"/>
        </table:table-row>
        <table:table-row table:style-name="ro8">
          <table:table-cell office:value-type="string">
            <text:p>NOTIFY_CHEATOFF</text:p>
          </table:table-cell>
          <table:table-cell office:value-type="string">
            <text:p>Cheat Turned Off</text:p>
          </table:table-cell>
          <table:table-cell office:value-type="string">
            <text:p>チートを無効化</text:p>
          </table:table-cell>
          <table:table-cell/>
          <table:table-cell office:value-type="float" office:value="227">
            <text:p>227</text:p>
          </table:table-cell>
          <table:table-cell table:number-columns-repeated="1019"/>
        </table:table-row>
        <table:table-row table:style-name="ro9">
          <table:table-cell table:style-name="ce73" office:value-type="string">
            <text:p># Tower types</text:p>
          </table:table-cell>
          <table:table-cell table:style-name="ce73" office:value-type="string">
            <text:p>タワー種別</text:p>
          </table:table-cell>
          <table:table-cell table:style-name="ce73" table:number-columns-repeated="2"/>
          <table:table-cell office:value-type="float" office:value="228">
            <text:p>228</text:p>
          </table:table-cell>
          <table:table-cell table:number-columns-repeated="1019"/>
        </table:table-row>
        <table:table-row table:style-name="ro8">
          <table:table-cell office:value-type="string">
            <text:p>TOWER_TYPE_ENERGY</text:p>
          </table:table-cell>
          <table:table-cell office:value-type="string">
            <text:p>Energy</text:p>
          </table:table-cell>
          <table:table-cell table:style-name="ce76" office:value-type="string">
            <text:p>エネルギー</text:p>
          </table:table-cell>
          <table:table-cell/>
          <table:table-cell office:value-type="float" office:value="229">
            <text:p>229</text:p>
          </table:table-cell>
          <table:table-cell table:number-columns-repeated="1019"/>
        </table:table-row>
        <table:table-row table:style-name="ro8">
          <table:table-cell office:value-type="string">
            <text:p>TOWER_TYPE_FIRE</text:p>
          </table:table-cell>
          <table:table-cell office:value-type="string">
            <text:p>Fire</text:p>
          </table:table-cell>
          <table:table-cell table:style-name="ce76" office:value-type="string">
            <text:p>炎</text:p>
          </table:table-cell>
          <table:table-cell/>
          <table:table-cell office:value-type="float" office:value="230">
            <text:p>230</text:p>
          </table:table-cell>
          <table:table-cell table:number-columns-repeated="1019"/>
        </table:table-row>
        <table:table-row table:style-name="ro8">
          <table:table-cell office:value-type="string">
            <text:p>TOWER_TYPE_PROJECTILE</text:p>
          </table:table-cell>
          <table:table-cell office:value-type="string">
            <text:p>Projectile</text:p>
          </table:table-cell>
          <table:table-cell table:style-name="ce38" office:value-type="string">
            <text:p>実弾</text:p>
          </table:table-cell>
          <table:table-cell/>
          <table:table-cell office:value-type="float" office:value="231">
            <text:p>231</text:p>
          </table:table-cell>
          <table:table-cell table:number-columns-repeated="1019"/>
        </table:table-row>
        <table:table-row table:style-name="ro8">
          <table:table-cell office:value-type="string">
            <text:p>TOWER_TYPE_SPECIAL</text:p>
          </table:table-cell>
          <table:table-cell office:value-type="string">
            <text:p>Special</text:p>
          </table:table-cell>
          <table:table-cell table:style-name="ce76" office:value-type="string">
            <text:p>特殊</text:p>
          </table:table-cell>
          <table:table-cell/>
          <table:table-cell office:value-type="float" office:value="232">
            <text:p>232</text:p>
          </table:table-cell>
          <table:table-cell table:number-columns-repeated="1019"/>
        </table:table-row>
        <table:table-row table:style-name="ro12">
          <table:table-cell table:style-name="ce73" office:value-type="string">
            <text:p># Tower names and descriptions</text:p>
          </table:table-cell>
          <table:table-cell table:style-name="ce73" office:value-type="string">
            <text:p>タワー名称・説明</text:p>
          </table:table-cell>
          <table:table-cell table:style-name="ce73" table:number-columns-repeated="2"/>
          <table:table-cell office:value-type="float" office:value="233">
            <text:p>233</text:p>
          </table:table-cell>
          <table:table-cell table:number-columns-repeated="1019"/>
        </table:table-row>
        <table:table-row table:style-name="ro8">
          <table:table-cell office:value-type="string">
            <text:p>TOWER_GUN_NAME</text:p>
          </table:table-cell>
          <table:table-cell office:value-type="string">
            <text:p>Gun</text:p>
          </table:table-cell>
          <table:table-cell office:value-type="string">
            <text:p>ガン</text:p>
          </table:table-cell>
          <table:table-cell/>
          <table:table-cell office:value-type="float" office:value="234">
            <text:p>234</text:p>
          </table:table-cell>
          <table:table-cell table:number-columns-repeated="1019"/>
        </table:table-row>
        <table:table-row table:style-name="ro16">
          <table:table-cell office:value-type="string">
            <text:p>TOWER_GUN_DESC_LVL_0</text:p>
          </table:table-cell>
          <table:table-cell office:value-type="string">
            <text:p>This inexpensive tower features a Gatling gun that can effectively attack any enemy.</text:p>
          </table:table-cell>
          <table:table-cell office:value-type="string">
            <text:p>あらゆる敵に有効なガトリング・ガンを備えた安価なタワーです。</text:p>
          </table:table-cell>
          <table:table-cell/>
          <table:table-cell office:value-type="float" office:value="235">
            <text:p>235</text:p>
          </table:table-cell>
          <table:table-cell table:number-columns-repeated="1019"/>
        </table:table-row>
        <table:table-row table:style-name="ro16">
          <table:table-cell office:value-type="string">
            <text:p>TOWER_GUN_DESC_LVL_1</text:p>
          </table:table-cell>
          <table:table-cell office:value-type="string">
            <text:p>This inexpensive tower features a larger Gatling gun that can effectively attack any enemy.</text:p>
          </table:table-cell>
          <table:table-cell office:value-type="string">
            <text:p>あらゆる敵に有効な大型ガトリング・ガンを備えた安価なタワーです。</text:p>
          </table:table-cell>
          <table:table-cell/>
          <table:table-cell office:value-type="float" office:value="236">
            <text:p>236</text:p>
          </table:table-cell>
          <table:table-cell table:number-columns-repeated="1019"/>
        </table:table-row>
        <table:table-row table:style-name="ro16">
          <table:table-cell office:value-type="string">
            <text:p>TOWER_GUN_DESC_LVL_2</text:p>
          </table:table-cell>
          <table:table-cell office:value-type="string">
            <text:p>This inexpensive tower features dual Gatling guns that can effectively attack any enemy.</text:p>
          </table:table-cell>
          <table:table-cell office:value-type="string">
            <text:p>あらゆる敵に有効な2連装式ガトリング・ガンを備えた安価なタワーです。</text:p>
          </table:table-cell>
          <table:table-cell/>
          <table:table-cell office:value-type="float" office:value="237">
            <text:p>237</text:p>
          </table:table-cell>
          <table:table-cell table:number-columns-repeated="1019"/>
        </table:table-row>
        <table:table-row table:style-name="ro17">
          <table:table-cell office:value-type="string">
            <text:p>TOWER_GUN_DESC_LONG</text:p>
          </table:table-cell>
          <table:table-cell office:value-type="string">
            <text:p><text:s text:c="4"/>The gun tower makes up in versatility what it lacks in efficiency. It can hit any enemy within range, and is essential for defending against shielded and flying enemies. <text:s/>It is weak vs. groups, but strong vs. shields and good vs. fliers.</text:p>
          </table:table-cell>
          <table:table-cell table:style-name="ce38" office:value-type="string">
            <text:p>ガン・タワーは威力は不足するも融通性に長けています。射程内に捉えた如何なる敵をも攻撃し、シールド・エイリアンや航空エイリアンへの防御に欠かせません。集団への対処には向いていませんが、シールド型には強く、航空型には適しています。</text:p>
          </table:table-cell>
          <table:table-cell/>
          <table:table-cell office:value-type="float" office:value="238">
            <text:p>238</text:p>
          </table:table-cell>
          <table:table-cell table:number-columns-repeated="1019"/>
        </table:table-row>
        <table:table-row table:style-name="ro8">
          <table:table-cell office:value-type="string">
            <text:p>TOWER_CANNON_NAME</text:p>
          </table:table-cell>
          <table:table-cell office:value-type="string">
            <text:p>Cannon</text:p>
          </table:table-cell>
          <table:table-cell office:value-type="string">
            <text:p>キャノン</text:p>
          </table:table-cell>
          <table:table-cell/>
          <table:table-cell office:value-type="float" office:value="239">
            <text:p>239</text:p>
          </table:table-cell>
          <table:table-cell table:number-columns-repeated="1019"/>
        </table:table-row>
        <table:table-row table:style-name="ro16">
          <table:table-cell office:value-type="string">
            <text:p>TOWER_CANNON_DESC_LVL_0</text:p>
          </table:table-cell>
          <table:table-cell office:value-type="string">
            <text:p>The slow but powerful cannon tower does heavy damage to a single alien. Can't hit close enemies.</text:p>
          </table:table-cell>
          <table:table-cell office:value-type="string">
            <text:p>強力なキャノン・タワーは緩やかに動作し、一体のエイリアンに大ダメージを与えます。</text:p>
            <text:p>接近した敵を攻撃する事は出来ません。</text:p>
          </table:table-cell>
          <table:table-cell/>
          <table:table-cell office:value-type="float" office:value="240">
            <text:p>240</text:p>
          </table:table-cell>
          <table:table-cell table:number-columns-repeated="1019"/>
        </table:table-row>
        <table:table-row table:style-name="ro16">
          <table:table-cell office:value-type="string">
            <text:p>TOWER_CANNON_DESC_LVL_1</text:p>
          </table:table-cell>
          <table:table-cell office:value-type="string">
            <text:p>The slow but powerful dual cannon tower does heavy damage to a single alien. Can't hit close enemies.</text:p>
          </table:table-cell>
          <table:table-cell office:value-type="string">
            <text:p>強力な2連装式キャノン・タワーは緩やかに動作し、一体のエイリアンに大ダメージを与えます。</text:p>
            <text:p>接近した敵を攻撃する事は出来ません。</text:p>
          </table:table-cell>
          <table:table-cell/>
          <table:table-cell office:value-type="float" office:value="241">
            <text:p>241</text:p>
          </table:table-cell>
          <table:table-cell table:number-columns-repeated="1019"/>
        </table:table-row>
        <table:table-row table:style-name="ro16">
          <table:table-cell office:value-type="string">
            <text:p>TOWER_CANNON_DESC_LVL_2</text:p>
          </table:table-cell>
          <table:table-cell office:value-type="string">
            <text:p>The slow but powerful triple cannon tower does heavy damage to a single alien. Can't hit close enemies.</text:p>
          </table:table-cell>
          <table:table-cell office:value-type="string">
            <text:p>強力な3連装式キャノン・タワーは緩やかに動作し、一体のエイリアンに大ダメージを与えます。</text:p>
            <text:p>接近した敵を攻撃する事は出来ません。</text:p>
          </table:table-cell>
          <table:table-cell/>
          <table:table-cell office:value-type="float" office:value="242">
            <text:p>242</text:p>
          </table:table-cell>
          <table:table-cell table:number-columns-repeated="1019"/>
        </table:table-row>
        <table:table-row table:style-name="ro18">
          <table:table-cell office:value-type="string">
            <text:p>TOWER_CANNON_DESC_LONG</text:p>
          </table:table-cell>
          <table:table-cell office:value-type="string">
            <text:p>The cannon tower is powerful but slow inflicting heavy damage at a low rate of fire. It works very well against strong and shielded enemies although its power can be wasted on weak or heavily damaged units. <text:s/>It can't hit enemies directly next to it, and is not very effective at stopping tight groups, but it can target flyers making it a great second row tower.</text:p>
          </table:table-cell>
          <table:table-cell table:style-name="ce38" office:value-type="string">
            <text:p>キャノン・タワーは強力ですが連射性能が低く、緩やかに動作して大ダメージを与えます。頑丈な敵やシールドを備えた敵に対し非常に効果的ですが、その強力な攻撃力を弱い敵や瀕死の敵へも無駄に消費してしまいます。 また連続して攻撃出来ない為に密集した敵に対して非常に効率が悪いですが、 航空エイリアンを攻撃出来る事により優れた2列目のタワーと言えます。</text:p>
          </table:table-cell>
          <table:table-cell office:value-type="string">
            <text:p>飛行型→航空</text:p>
          </table:table-cell>
          <table:table-cell office:value-type="float" office:value="243">
            <text:p>243</text:p>
          </table:table-cell>
          <table:table-cell table:number-columns-repeated="1019"/>
        </table:table-row>
        <table:table-row table:style-name="ro8">
          <table:table-cell office:value-type="string">
            <text:p>TOWER_MISSILE_NAME</text:p>
          </table:table-cell>
          <table:table-cell office:value-type="string">
            <text:p>Missile</text:p>
          </table:table-cell>
          <table:table-cell office:value-type="string">
            <text:p>ミサイル</text:p>
          </table:table-cell>
          <table:table-cell/>
          <table:table-cell office:value-type="float" office:value="244">
            <text:p>244</text:p>
          </table:table-cell>
          <table:table-cell table:number-columns-repeated="1019"/>
        </table:table-row>
        <table:table-row table:style-name="ro13">
          <table:table-cell office:value-type="string">
            <text:p>TOWER_MISSILE_DESC_LVL_0</text:p>
          </table:table-cell>
          <table:table-cell office:value-type="string">
            <text:p>Shoots a powerful missile. The best tower against flying aliens by far, but can't hit any other aliens.</text:p>
          </table:table-cell>
          <table:table-cell table:style-name="ce38" office:value-type="string">
            <text:p>強力なミサイルを発射します。遠く離れた航空エイリアンへの対処に最適なタワーですが、地上のエイリアンを攻撃する事は出来ません。</text:p>
          </table:table-cell>
          <table:table-cell office:value-type="string">
            <text:p>飛行型→航空</text:p>
          </table:table-cell>
          <table:table-cell office:value-type="float" office:value="245">
            <text:p>245</text:p>
          </table:table-cell>
          <table:table-cell table:number-columns-repeated="1019"/>
        </table:table-row>
        <table:table-row table:style-name="ro16">
          <table:table-cell office:value-type="string">
            <text:p>TOWER_MISSILE_DESC_LVL_1</text:p>
          </table:table-cell>
          <table:table-cell office:value-type="string">
            <text:p>Shoots two missiles. The best tower against flying aliens by far, but can't hit any other aliens.</text:p>
          </table:table-cell>
          <table:table-cell table:style-name="ce38" office:value-type="string">
            <text:p>２発のミサイルを発射します。遠く離れた航空エイリアンへの対処に最適なタワーですが、地上のエイリアンを攻撃する事は出来ません。</text:p>
          </table:table-cell>
          <table:table-cell office:value-type="string">
            <text:p>飛行型→航空</text:p>
          </table:table-cell>
          <table:table-cell office:value-type="float" office:value="246">
            <text:p>246</text:p>
          </table:table-cell>
          <table:table-cell table:number-columns-repeated="1019"/>
        </table:table-row>
        <table:table-row table:style-name="ro16">
          <table:table-cell office:value-type="string">
            <text:p>TOWER_MISSILE_DESC_LVL_2</text:p>
          </table:table-cell>
          <table:table-cell office:value-type="string">
            <text:p>Shoots four missiles. The best tower against flying aliens by far, but can't hit any other aliens.</text:p>
          </table:table-cell>
          <table:table-cell table:style-name="ce38" office:value-type="string">
            <text:p>２発のミサイルを発射します。遠く離れた航空エイリアンへの対処に最適なタワーですが、地上のエイリアンを攻撃する事は出来ません。</text:p>
          </table:table-cell>
          <table:table-cell office:value-type="string">
            <text:p>飛行型→航空</text:p>
          </table:table-cell>
          <table:table-cell office:value-type="float" office:value="247">
            <text:p>247</text:p>
          </table:table-cell>
          <table:table-cell table:number-columns-repeated="1019"/>
        </table:table-row>
        <table:table-row table:style-name="ro11">
          <table:table-cell office:value-type="string">
            <text:p>TOWER_MISSILE_DESC_LONG</text:p>
          </table:table-cell>
          <table:table-cell office:value-type="string">
            <text:p>The missile tower is the strongest defense against flyers. It can easily take down several aerial units at once at great distances, but can't target ground units at all.</text:p>
          </table:table-cell>
          <table:table-cell office:value-type="string">
            <text:p>ミサイル・タワーは飛行エイリアンに対する最強の守りです。 遙か遠くに居るあらゆる航空エイリアンをも簡単に打ち落としてしまいますが、地上に居るエイリアンを攻撃する事は出来ません。</text:p>
          </table:table-cell>
          <table:table-cell/>
          <table:table-cell office:value-type="float" office:value="248">
            <text:p>248</text:p>
          </table:table-cell>
          <table:table-cell table:number-columns-repeated="1019"/>
        </table:table-row>
        <table:table-row table:style-name="ro8">
          <table:table-cell office:value-type="string">
            <text:p>TOWER_INFERNO_NAME</text:p>
          </table:table-cell>
          <table:table-cell office:value-type="string">
            <text:p>Inferno</text:p>
          </table:table-cell>
          <table:table-cell office:value-type="string">
            <text:p>インフェルノ</text:p>
          </table:table-cell>
          <table:table-cell/>
          <table:table-cell office:value-type="float" office:value="249">
            <text:p>249</text:p>
          </table:table-cell>
          <table:table-cell table:number-columns-repeated="1019"/>
        </table:table-row>
        <table:table-row table:style-name="ro14">
          <table:table-cell office:value-type="string">
            <text:p>TOWER_INFERNO_DESC_LVL_0</text:p>
          </table:table-cell>
          <table:table-cell office:value-type="string">
            <text:p>Its cone of fire damages an area making it good against groups, but weaker against single aliens.</text:p>
          </table:table-cell>
          <table:table-cell office:value-type="string">
            <text:p>円錐状に放射される炎は集団に対して効果的ですが、単体のエイリアンへの攻撃には向いていません。</text:p>
          </table:table-cell>
          <table:table-cell/>
          <table:table-cell office:value-type="float" office:value="250">
            <text:p>250</text:p>
          </table:table-cell>
          <table:table-cell table:number-columns-repeated="1019"/>
        </table:table-row>
        <table:table-row table:style-name="ro16">
          <table:table-cell office:value-type="string">
            <text:p>TOWER_INFERNO_DESC_LVL_1</text:p>
          </table:table-cell>
          <table:table-cell office:value-type="string">
            <text:p>Its wider cone of fire damages an area making it good against groups, but weaker against single aliens.</text:p>
          </table:table-cell>
          <table:table-cell office:value-type="string">
            <text:p>広角な円錐状に放射される炎は集団に対して効果的ですが、単体のエイリアンへの攻撃には向いていません。</text:p>
          </table:table-cell>
          <table:table-cell/>
          <table:table-cell office:value-type="float" office:value="251">
            <text:p>251</text:p>
          </table:table-cell>
          <table:table-cell table:number-columns-repeated="1019"/>
        </table:table-row>
        <table:table-row table:style-name="ro16">
          <table:table-cell office:value-type="string">
            <text:p>TOWER_INFERNO_DESC_LVL_2</text:p>
          </table:table-cell>
          <table:table-cell office:value-type="string">
            <text:p>Its widest cone of fire damages an area making it good against groups, but weaker against single aliens.</text:p>
          </table:table-cell>
          <table:table-cell office:value-type="string">
            <text:p>更に広角となった円錐状に放射される炎は集団に対して効果的ですが、単体のエイリアンへの攻撃には向いていません。</text:p>
          </table:table-cell>
          <table:table-cell/>
          <table:table-cell office:value-type="float" office:value="252">
            <text:p>252</text:p>
          </table:table-cell>
          <table:table-cell table:number-columns-repeated="1019"/>
        </table:table-row>
        <table:table-row table:style-name="ro56">
          <table:table-cell office:value-type="string">
            <text:p>TOWER_INFERNO_DESC_LONG</text:p>
          </table:table-cell>
          <table:table-cell office:value-type="string">
            <text:p>The inferno tower can take out many enemies at once, but is fairly limited in its range. It is especially effective against swarmers or any aliens which clump together, but not as powerful vs. single strong aliens. <text:s/>Because it is fire based, it is weaker against shields. <text:s/>It can't target fliers.</text:p>
          </table:table-cell>
          <table:table-cell table:style-name="ce38" office:value-type="string">
            <text:p>インフェルノ・タワーは一度に沢山の敵を倒す事が出来ますが、その射程はごく限られた範囲になっています。密集している敵に対して非常に有効ですが、単体の強力なエイリアンにはそれ程でもありません。また炎による攻撃の為にシールド・エイリアンには効果が弱く、航空エイリアンを狙う事は出来ません。</text:p>
          </table:table-cell>
          <table:table-cell office:value-type="string">
            <text:p>飛行型→航空</text:p>
          </table:table-cell>
          <table:table-cell office:value-type="float" office:value="253">
            <text:p>253</text:p>
          </table:table-cell>
          <table:table-cell table:number-columns-repeated="1019"/>
        </table:table-row>
        <table:table-row table:style-name="ro8">
          <table:table-cell office:value-type="string">
            <text:p>TOWER_FLAK_NAME</text:p>
          </table:table-cell>
          <table:table-cell office:value-type="string">
            <text:p>Concussion</text:p>
          </table:table-cell>
          <table:table-cell office:value-type="string">
            <text:p>コンカッション</text:p>
          </table:table-cell>
          <table:table-cell/>
          <table:table-cell office:value-type="float" office:value="254">
            <text:p>254</text:p>
          </table:table-cell>
          <table:table-cell table:number-columns-repeated="1019"/>
        </table:table-row>
        <table:table-row table:style-name="ro16">
          <table:table-cell office:value-type="string">
            <text:p>TOWER_FLAK_DESC_LVL_0</text:p>
          </table:table-cell>
          <table:table-cell office:value-type="string">
            <text:p>Projects explosives nearby and is great against large groups, but is weak against single aliens.</text:p>
          </table:table-cell>
          <table:table-cell office:value-type="string">
            <text:p>周囲に射出される爆弾は大集団に対して非常に有効ですが、単体のエイリアンには余り有効では有りません。</text:p>
          </table:table-cell>
          <table:table-cell/>
          <table:table-cell office:value-type="float" office:value="255">
            <text:p>255</text:p>
          </table:table-cell>
          <table:table-cell table:number-columns-repeated="1019"/>
        </table:table-row>
        <table:table-row table:style-name="ro14">
          <table:table-cell office:value-type="string">
            <text:p>TOWER_FLAK_DESC_LVL_1</text:p>
          </table:table-cell>
          <table:table-cell office:value-type="string">
            <text:p>Projects double the explosives nearby and is great against large groups, but is weak vs. single aliens.</text:p>
          </table:table-cell>
          <table:table-cell office:value-type="string">
            <text:p>周囲に射出される2つの爆弾は大集団に対して非常に有効ですが、単体のエイリアンには有効では有りません。</text:p>
          </table:table-cell>
          <table:table-cell/>
          <table:table-cell office:value-type="float" office:value="256">
            <text:p>256</text:p>
          </table:table-cell>
          <table:table-cell table:number-columns-repeated="1019"/>
        </table:table-row>
        <table:table-row table:style-name="ro16">
          <table:table-cell office:value-type="string">
            <text:p>TOWER_FLAK_DESC_LVL_2</text:p>
          </table:table-cell>
          <table:table-cell office:value-type="string">
            <text:p>Projects four times the explosives nearby and is great against large groups, but is weak vs. single aliens.</text:p>
          </table:table-cell>
          <table:table-cell office:value-type="string">
            <text:p>周囲に射出される4つの爆弾は大集団に対して非常に有効ですが、単体のエイリアンには有効では有りません。</text:p>
          </table:table-cell>
          <table:table-cell/>
          <table:table-cell office:value-type="float" office:value="257">
            <text:p>257</text:p>
          </table:table-cell>
          <table:table-cell table:number-columns-repeated="1019"/>
        </table:table-row>
        <table:table-row table:style-name="ro20">
          <table:table-cell office:value-type="string">
            <text:p>TOWER_FLAK_DESC_LONG</text:p>
          </table:table-cell>
          <table:table-cell office:value-type="string">
            <text:p>The concussion tower fires explosive grenades in all directions, decimating everything nearby. There is no better solution when enemies are concentrated in a large dense area, but it is not as effective against single strong aliens or shields. <text:s/>It can't attack fliers.</text:p>
          </table:table-cell>
          <table:table-cell office:value-type="string">
            <text:p>コンカッション・タワーは全方位へグレネードを射出し、周囲のあらゆる物を破壊します。 よりも優れた密集した大集団の敵に対する手段は有りませんが、単体で強力なエイリアンやシールド・エイリアンには有効では無く、飛行型への攻撃も出来ません。</text:p>
          </table:table-cell>
          <table:table-cell/>
          <table:table-cell office:value-type="float" office:value="258">
            <text:p>258</text:p>
          </table:table-cell>
          <table:table-cell table:number-columns-repeated="1019"/>
        </table:table-row>
        <table:table-row table:style-name="ro8">
          <table:table-cell office:value-type="string">
            <text:p>TOWER_METEOR_NAME</text:p>
          </table:table-cell>
          <table:table-cell office:value-type="string">
            <text:p>Meteor</text:p>
          </table:table-cell>
          <table:table-cell office:value-type="string">
            <text:p>メテオ</text:p>
          </table:table-cell>
          <table:table-cell/>
          <table:table-cell office:value-type="float" office:value="259">
            <text:p>259</text:p>
          </table:table-cell>
          <table:table-cell table:number-columns-repeated="1019"/>
        </table:table-row>
        <table:table-row table:style-name="ro14">
          <table:table-cell office:value-type="string">
            <text:p>TOWER_METEOR_DESC_LVL_0</text:p>
          </table:table-cell>
          <table:table-cell office:value-type="string">
            <text:p>Shoots slow firing meteors with long range that do area damage. Can't hit close enemies.</text:p>
          </table:table-cell>
          <table:table-cell office:value-type="string">
            <text:p>長射程で範囲ダメージを持つ隕石を遅い速度で発射します。近距離の敵を攻撃する事は出来ません。</text:p>
          </table:table-cell>
          <table:table-cell/>
          <table:table-cell office:value-type="float" office:value="260">
            <text:p>260</text:p>
          </table:table-cell>
          <table:table-cell table:number-columns-repeated="1019"/>
        </table:table-row>
        <table:table-row table:style-name="ro16">
          <table:table-cell office:value-type="string">
            <text:p>TOWER_METEOR_DESC_LVL_1</text:p>
          </table:table-cell>
          <table:table-cell office:value-type="string">
            <text:p>Shoots larger slow firing meteors with long range that do good area damage. Can't hit close enemies.</text:p>
          </table:table-cell>
          <table:table-cell office:value-type="string">
            <text:p>長射程で優れた範囲ダメージを持つ更に大きな隕石を遅い速度で発射します。近距離の敵を攻撃する事は出来ません。</text:p>
          </table:table-cell>
          <table:table-cell/>
          <table:table-cell office:value-type="float" office:value="261">
            <text:p>261</text:p>
          </table:table-cell>
          <table:table-cell table:number-columns-repeated="1019"/>
        </table:table-row>
        <table:table-row table:style-name="ro16">
          <table:table-cell office:value-type="string">
            <text:p>TOWER_METEOR_DESC_LVL_2</text:p>
          </table:table-cell>
          <table:table-cell office:value-type="string">
            <text:p>Shoots huge slow firing meteors with long range that do great area damage. Can't hit close enemies.</text:p>
          </table:table-cell>
          <table:table-cell office:value-type="string">
            <text:p>長射程で非常に優れた範囲ダメージを持つ巨大な隕石を遅い速度で発射します。近距離の敵を攻撃する事は出来ません。</text:p>
          </table:table-cell>
          <table:table-cell/>
          <table:table-cell office:value-type="float" office:value="262">
            <text:p>262</text:p>
          </table:table-cell>
          <table:table-cell table:number-columns-repeated="1019"/>
        </table:table-row>
        <table:table-row table:style-name="ro21">
          <table:table-cell office:value-type="string">
            <text:p>TOWER_METEOR_DESC_LONG</text:p>
          </table:table-cell>
          <table:table-cell office:value-type="string">
            <text:p>The meteor tower targets ground based units at long range. <text:s/>It fires a superheated fireball that inflicts heavy area damage on impact. The meteor tower can't target units close to it, but it has the longest range of any tower making it an ideal second row tower. <text:s/>It is weaker against fast aliens and can't target fliers.</text:p>
          </table:table-cell>
          <table:table-cell table:style-name="ce38" office:value-type="string">
            <text:p>メテオ・タワーは遠距離の地上に居るユニットを目標に定め、 衝撃によって大ダメージを与える過熱された火の玉を発射します。 メテオ・タワーは近距離の敵を狙えませんが、他のタワーを凌駕する射程が理想的な2列目のタワーへと仕立て上げています。 高速なエイリアンには有効では無く、航空エイリアンを攻撃する事も出来ません。</text:p>
          </table:table-cell>
          <table:table-cell office:value-type="string">
            <text:p>飛行型→航空</text:p>
          </table:table-cell>
          <table:table-cell office:value-type="float" office:value="263">
            <text:p>263</text:p>
          </table:table-cell>
          <table:table-cell table:number-columns-repeated="1019"/>
        </table:table-row>
        <table:table-row table:style-name="ro8">
          <table:table-cell office:value-type="string">
            <text:p>TOWER_TEMPORAL_NAME</text:p>
          </table:table-cell>
          <table:table-cell office:value-type="string">
            <text:p>Temporal</text:p>
          </table:table-cell>
          <table:table-cell office:value-type="string">
            <text:p>テンポラル</text:p>
          </table:table-cell>
          <table:table-cell/>
          <table:table-cell office:value-type="float" office:value="264">
            <text:p>264</text:p>
          </table:table-cell>
          <table:table-cell table:number-columns-repeated="1019"/>
        </table:table-row>
        <table:table-row table:style-name="ro15">
          <table:table-cell office:value-type="string">
            <text:p>TOWER_TEMPORAL_DESC_LVL_0</text:p>
          </table:table-cell>
          <table:table-cell office:value-type="string">
            <text:p>Relativistic distortion field greatly slows nearby enemies.</text:p>
          </table:table-cell>
          <table:table-cell office:value-type="string">
            <text:p>相対性理論に基づく歪曲フィールドにより近くの敵の動きを遅くさせます。</text:p>
          </table:table-cell>
          <table:table-cell/>
          <table:table-cell office:value-type="float" office:value="265">
            <text:p>265</text:p>
          </table:table-cell>
          <table:table-cell table:number-columns-repeated="1019"/>
        </table:table-row>
        <table:table-row table:style-name="ro14">
          <table:table-cell office:value-type="string">
            <text:p>TOWER_TEMPORAL_DESC_LVL_1</text:p>
          </table:table-cell>
          <table:table-cell office:value-type="string">
            <text:p>Relativistic distortion field with increased range that greatly slows nearby enemies.</text:p>
          </table:table-cell>
          <table:table-cell office:value-type="string">
            <text:p>射程を伸ばした相対性理論に基づく歪曲フィールドにより近くの敵の動きを遅くさせます。</text:p>
          </table:table-cell>
          <table:table-cell/>
          <table:table-cell office:value-type="float" office:value="266">
            <text:p>266</text:p>
          </table:table-cell>
          <table:table-cell table:number-columns-repeated="1019"/>
        </table:table-row>
        <table:table-row table:style-name="ro14">
          <table:table-cell office:value-type="string">
            <text:p>TOWER_TEMPORAL_DESC_LVL_2</text:p>
          </table:table-cell>
          <table:table-cell office:value-type="string">
            <text:p>Relativistic distortion field with much larger range that greatly slows nearby enemies.</text:p>
          </table:table-cell>
          <table:table-cell office:value-type="string">
            <text:p>射程を更に広げた相対性理論に基づく歪曲フィールドにより近くの敵の動きを遅くさせます。</text:p>
          </table:table-cell>
          <table:table-cell/>
          <table:table-cell office:value-type="float" office:value="267">
            <text:p>267</text:p>
          </table:table-cell>
          <table:table-cell table:number-columns-repeated="1019"/>
        </table:table-row>
        <table:table-row table:style-name="ro11">
          <table:table-cell office:value-type="string">
            <text:p>TOWER_TEMPORAL_DESC_LONG</text:p>
          </table:table-cell>
          <table:table-cell office:value-type="string">
            <text:p>The temporal tower emits an energy pulse that disrupts nearby aliens, slowing their movement to a crawl. It's expensive to build, but cheaper upgrades extend its range.</text:p>
          </table:table-cell>
          <table:table-cell office:value-type="string">
            <text:p>テンポラル・タワーはエネルギー・パルスを放出して近くの敵を混乱させて動作を鈍くさせます。 建設費は高価ですが安価なアップグレードで射程を広げられます。</text:p>
          </table:table-cell>
          <table:table-cell/>
          <table:table-cell office:value-type="float" office:value="268">
            <text:p>268</text:p>
          </table:table-cell>
          <table:table-cell table:number-columns-repeated="1019"/>
        </table:table-row>
        <table:table-row table:style-name="ro8">
          <table:table-cell office:value-type="string">
            <text:p>TOWER_TESLA_NAME</text:p>
          </table:table-cell>
          <table:table-cell office:value-type="string">
            <text:p>Tesla</text:p>
          </table:table-cell>
          <table:table-cell office:value-type="string">
            <text:p>テスラ</text:p>
          </table:table-cell>
          <table:table-cell/>
          <table:table-cell office:value-type="float" office:value="269">
            <text:p>269</text:p>
          </table:table-cell>
          <table:table-cell table:number-columns-repeated="1019"/>
        </table:table-row>
        <table:table-row table:style-name="ro13">
          <table:table-cell office:value-type="string">
            <text:p>TOWER_TESLA_DESC_LVL_0</text:p>
          </table:table-cell>
          <table:table-cell office:value-type="string">
            <text:p>Deals more damage with more time between discharges. <text:s/>Good against bosses and has a single chain.</text:p>
          </table:table-cell>
          <table:table-cell office:value-type="string">
            <text:p>与えられるダメージは放電からの時間経過に応じて増加します。　ボスに対して有効で１体の敵に連鎖します。</text:p>
          </table:table-cell>
          <table:table-cell/>
          <table:table-cell office:value-type="float" office:value="270">
            <text:p>270</text:p>
          </table:table-cell>
          <table:table-cell table:number-columns-repeated="1019"/>
        </table:table-row>
        <table:table-row table:style-name="ro13">
          <table:table-cell office:value-type="string">
            <text:p>TOWER_TESLA_DESC_LVL_1</text:p>
          </table:table-cell>
          <table:table-cell office:value-type="string">
            <text:p>Even more damage with more time between discharges. <text:s/>Good against bosses and has a double chain.</text:p>
          </table:table-cell>
          <table:table-cell office:value-type="string">
            <text:p>与えられるダメージは放電からの時間経過に応じて増加します。　ボスに対して有効で2体の敵に連鎖します。</text:p>
          </table:table-cell>
          <table:table-cell/>
          <table:table-cell office:value-type="float" office:value="271">
            <text:p>271</text:p>
          </table:table-cell>
          <table:table-cell table:number-columns-repeated="1019"/>
        </table:table-row>
        <table:table-row table:style-name="ro13">
          <table:table-cell office:value-type="string">
            <text:p>TOWER_TESLA_DESC_LVL_2</text:p>
          </table:table-cell>
          <table:table-cell office:value-type="string">
            <text:p>Much more damage with more time between discharges. <text:s/>Good against bosses and has a triple chain.</text:p>
          </table:table-cell>
          <table:table-cell office:value-type="string">
            <text:p>与えられるダメージは放電からの時間経過に応じて増加します。　ボスに対して有効で3体の敵に連鎖します。</text:p>
          </table:table-cell>
          <table:table-cell/>
          <table:table-cell office:value-type="float" office:value="272">
            <text:p>272</text:p>
          </table:table-cell>
          <table:table-cell table:number-columns-repeated="1019"/>
        </table:table-row>
        <table:table-row table:style-name="ro18">
          <table:table-cell office:value-type="string">
            <text:p>TOWER_TESLA_DESC_LONG</text:p>
          </table:table-cell>
          <table:table-cell office:value-type="string">
            <text:p>The tesla tower fires a powerful energy bolt. <text:s/>It is effective if it has time to charge up since the last discharge. Time without firing greatly increases the amount of damage when it does fire, and each tower upgrade provides an additional charge up capacity. This tower is an effective last line of defense when placed at base exit points. <text:s/>It can't target fliers.</text:p>
          </table:table-cell>
          <table:table-cell office:value-type="string">
            <text:p>テスラ・タワーは強力なエネルギー・ボルトを発射します。 最後の放電からの充電に時間を要するほど効果的で、放電しない時間が長いほど与えられるダメージが増加します。アップグレードによりタワーの蓄電量を増やせ、基地の出口など防衛の最終ラインへ配置するのが効果的ですが飛行型エイリアンを攻撃する事は出来ません。</text:p>
          </table:table-cell>
          <table:table-cell/>
          <table:table-cell office:value-type="float" office:value="273">
            <text:p>273</text:p>
          </table:table-cell>
          <table:table-cell table:number-columns-repeated="1019"/>
        </table:table-row>
        <table:table-row table:style-name="ro8">
          <table:table-cell office:value-type="string">
            <text:p>TOWER_LASER_NAME</text:p>
          </table:table-cell>
          <table:table-cell office:value-type="string">
            <text:p>Laser</text:p>
          </table:table-cell>
          <table:table-cell office:value-type="string">
            <text:p>レーザー</text:p>
          </table:table-cell>
          <table:table-cell/>
          <table:table-cell office:value-type="float" office:value="274">
            <text:p>274</text:p>
          </table:table-cell>
          <table:table-cell table:number-columns-repeated="1019"/>
        </table:table-row>
        <table:table-row table:style-name="ro14">
          <table:table-cell office:value-type="string">
            <text:p>TOWER_LASER_DESC_LVL_0</text:p>
          </table:table-cell>
          <table:table-cell office:value-type="string">
            <text:p>Inflicts heat damage that continues to burn enemies even after they have sped past.</text:p>
          </table:table-cell>
          <table:table-cell table:style-name="ce38" office:value-type="string">
            <text:p>熱ダメージを与えて敵を発火させ、通り抜けた後も継続ダメージを負わせる。</text:p>
          </table:table-cell>
          <table:table-cell/>
          <table:table-cell office:value-type="float" office:value="275">
            <text:p>275</text:p>
          </table:table-cell>
          <table:table-cell table:number-columns-repeated="1019"/>
        </table:table-row>
        <table:table-row table:style-name="ro14">
          <table:table-cell office:value-type="string">
            <text:p>TOWER_LASER_DESC_LVL_1</text:p>
          </table:table-cell>
          <table:table-cell office:value-type="string">
            <text:p>Inflicts greater heat damage that continues to burn enemies even after they have sped past.</text:p>
          </table:table-cell>
          <table:table-cell table:style-name="ce38" office:value-type="string">
            <text:p>強力な熱ダメージを与えて敵を炎上させ、通り抜けた後も継続ダメージを負わせる。</text:p>
          </table:table-cell>
          <table:table-cell/>
          <table:table-cell office:value-type="float" office:value="276">
            <text:p>276</text:p>
          </table:table-cell>
          <table:table-cell table:number-columns-repeated="1019"/>
        </table:table-row>
        <table:table-row table:style-name="ro16">
          <table:table-cell office:value-type="string">
            <text:p>TOWER_LASER_DESC_LVL_2</text:p>
          </table:table-cell>
          <table:table-cell office:value-type="string">
            <text:p>Inflicts maximum heat damage that continues to burn enemies even after they have sped past.</text:p>
          </table:table-cell>
          <table:table-cell table:style-name="ce38" office:value-type="string">
            <text:p>極大な熱ダメージを与えて敵を燃焼させ、通り抜けた後も継続ダメージを負わせる。</text:p>
          </table:table-cell>
          <table:table-cell/>
          <table:table-cell office:value-type="float" office:value="277">
            <text:p>277</text:p>
          </table:table-cell>
          <table:table-cell table:number-columns-repeated="1019"/>
        </table:table-row>
        <table:table-row table:style-name="ro22">
          <table:table-cell office:value-type="string">
            <text:p>TOWER_LASER_DESC_LONG</text:p>
          </table:table-cell>
          <table:table-cell office:value-type="string">
            <text:p>The laser tower is extremely efficient, burning aliens and causing damage long after they've moved out of range. It works very well against fast enemies, but is useless against shields and flying enemies. <text:s/>Multiple laser towers firing on a single unit are not as effective, so careful placement of laser towers can increase their effectiveness.</text:p>
          </table:table-cell>
          <table:table-cell office:value-type="string">
            <text:p>レーザー・タワーは炎上させるのに非常に効果的です。炎上した敵はレーザーの範囲外でもしばらくの間ダメージを受け続けます。これは高機動エイリアンに対して非常に有効ですが、シールド・エイリアンや、航空エイリアンには効果がありません。複数のレーザー・タワーで一体のユニットを攻撃しても、効果的ではありません。効果的なレーザー・タワーの配置になるように注意してください。</text:p>
          </table:table-cell>
          <table:table-cell/>
          <table:table-cell office:value-type="float" office:value="278">
            <text:p>278</text:p>
          </table:table-cell>
          <table:table-cell table:number-columns-repeated="1019"/>
        </table:table-row>
        <table:table-row table:style-name="ro8">
          <table:table-cell office:value-type="string">
            <text:p>TOWER_COMMAND_NAME</text:p>
          </table:table-cell>
          <table:table-cell office:value-type="string">
            <text:p>Command</text:p>
          </table:table-cell>
          <table:table-cell office:value-type="string">
            <text:p>コマンド</text:p>
          </table:table-cell>
          <table:table-cell/>
          <table:table-cell office:value-type="float" office:value="279">
            <text:p>279</text:p>
          </table:table-cell>
          <table:table-cell table:number-columns-repeated="1019"/>
        </table:table-row>
        <table:table-row table:style-name="ro16">
          <table:table-cell office:value-type="string">
            <text:p>TOWER_COMMAND_DESC_LVL_0</text:p>
          </table:table-cell>
          <table:table-cell office:value-type="string">
            <text:p>Gives 25% additional resource recovery and reveals stealthed aliens in range. Doesn't stack.</text:p>
          </table:table-cell>
          <table:table-cell table:style-name="ce38" office:value-type="string">
            <text:p>25%の追加のリソースを回収し、レンジ内のステルス・エイリアンを暴く。効果は重複しません。</text:p>
          </table:table-cell>
          <table:table-cell/>
          <table:table-cell office:value-type="float" office:value="280">
            <text:p>280</text:p>
          </table:table-cell>
          <table:table-cell table:number-columns-repeated="1019"/>
        </table:table-row>
        <table:table-row table:style-name="ro16">
          <table:table-cell office:value-type="string">
            <text:p>TOWER_COMMAND_DESC_LVL_1</text:p>
          </table:table-cell>
          <table:table-cell office:value-type="string">
            <text:p>Gives 35% additional resource recovery and reveals stealthed aliens in range. Doesn't stack.</text:p>
          </table:table-cell>
          <table:table-cell table:style-name="ce38" office:value-type="string">
            <text:p>35%の追加のリソースを回収し、レンジ内のステルス・エイリアンを暴く。効果は重複しません。</text:p>
          </table:table-cell>
          <table:table-cell/>
          <table:table-cell office:value-type="float" office:value="281">
            <text:p>281</text:p>
          </table:table-cell>
          <table:table-cell table:number-columns-repeated="1019"/>
        </table:table-row>
        <table:table-row table:style-name="ro16">
          <table:table-cell office:value-type="string">
            <text:p>TOWER_COMMAND_DESC_LVL_2</text:p>
          </table:table-cell>
          <table:table-cell office:value-type="string">
            <text:p>Gives 45% additional resource recovery and reveals stealthed aliens in range. Doesn't stack.</text:p>
          </table:table-cell>
          <table:table-cell table:style-name="ce38" office:value-type="string">
            <text:p>45%の追加のリソースを回収し、レンジ内のステルス・エイリアンを暴く。効果は重複しません。</text:p>
          </table:table-cell>
          <table:table-cell/>
          <table:table-cell office:value-type="float" office:value="282">
            <text:p>282</text:p>
          </table:table-cell>
          <table:table-cell table:number-columns-repeated="1019"/>
        </table:table-row>
        <table:table-row table:style-name="ro23">
          <table:table-cell office:value-type="string">
            <text:p>TOWER_COMMAND_DESC_LONG</text:p>
          </table:table-cell>
          <table:table-cell office:value-type="string">
            <text:p>The command tower reveals stealthed enemies and increases resource recovery within range. There is little benefit when the ranges of two command towers overlap. <text:s/>You will recover extra resources from any alien that dies within range of the command tower, and any stealthed alien will be revealed.</text:p>
          </table:table-cell>
          <table:table-cell office:value-type="string">
            <text:p>コマンド・タワーは隠れたエイリアンを検出し、射程内のリソース回収率を改善します。コマンド・タワーをオーバーラップさせても、対して効果は無い。あなたはコマンド・タワーの範囲内で倒したエイリアンから追加のリソースを回収し、ステルス・エイリアンを打ち破るでしょう。</text:p>
          </table:table-cell>
          <table:table-cell/>
          <table:table-cell office:value-type="float" office:value="283">
            <text:p>283</text:p>
          </table:table-cell>
          <table:table-cell table:number-columns-repeated="1019"/>
        </table:table-row>
        <table:table-row table:style-name="ro12">
          <table:table-cell table:style-name="ce73" office:value-type="string">
            <text:p># Mob names and descriptions</text:p>
          </table:table-cell>
          <table:table-cell table:style-name="ce73" office:value-type="string">
            <text:p>エイリアン名称・説明</text:p>
          </table:table-cell>
          <table:table-cell table:style-name="ce73" table:number-columns-repeated="2"/>
          <table:table-cell office:value-type="float" office:value="284">
            <text:p>284</text:p>
          </table:table-cell>
          <table:table-cell table:number-columns-repeated="1019"/>
        </table:table-row>
        <table:table-row table:style-name="ro8">
          <table:table-cell office:value-type="string">
            <text:p>MOB_DART_NAME</text:p>
          </table:table-cell>
          <table:table-cell office:value-type="string">
            <text:p>Dart</text:p>
          </table:table-cell>
          <table:table-cell office:value-type="string">
            <text:p>ダート</text:p>
          </table:table-cell>
          <table:table-cell/>
          <table:table-cell office:value-type="float" office:value="285">
            <text:p>285</text:p>
          </table:table-cell>
          <table:table-cell table:number-columns-repeated="1019"/>
        </table:table-row>
        <table:table-row table:style-name="ro14">
          <table:table-cell office:value-type="string">
            <text:p>MOB_DART_DESC</text:p>
          </table:table-cell>
          <table:table-cell office:value-type="string">
            <text:p>Weak flying alien. Use gun, cannon or missile towers to kill. Cores stolen by flyers are lost.</text:p>
          </table:table-cell>
          <table:table-cell office:value-type="string">
            <text:p>雑魚航空エイリアン。ガン、キャノン、ミサイル・タワーで倒してください。奴らによって盗まれたコアは直ちに消失します。</text:p>
          </table:table-cell>
          <table:table-cell table:style-name="ce38" office:value-type="string">
            <text:p>コア消失の言い回しを変更</text:p>
          </table:table-cell>
          <table:table-cell office:value-type="float" office:value="286">
            <text:p>286</text:p>
          </table:table-cell>
          <table:table-cell table:number-columns-repeated="1019"/>
        </table:table-row>
        <table:table-row table:style-name="ro24">
          <table:table-cell office:value-type="string">
            <text:p>MOB_DART_DESC_LONG</text:p>
          </table:table-cell>
          <table:table-cell office:value-type="string">
            <text:p>The Dart is a small flying alien with poor defense that floats on the air currents directly to the power cores. It can only be targeted by the Gun, Cannon and Missile towers. Cores captured by flying aliens are unrecoverable. It can carry one core.</text:p>
          </table:table-cell>
          <table:table-cell office:value-type="string">
            <text:p>ダートは脆弱な装甲を持った小型浮遊エイリアンです。彼らは空路を通り直接コアを奪取します。彼らを倒す方法はガン、キャノン、ミサイル、いずれかのタワーでの砲撃のみです。航空エイリアンに捕縛されたコアは二度と取り返すことは出来ません。ダート1つのコアを運びます。</text:p>
          </table:table-cell>
          <table:table-cell/>
          <table:table-cell office:value-type="float" office:value="287">
            <text:p>287</text:p>
          </table:table-cell>
          <table:table-cell table:number-columns-repeated="1019"/>
        </table:table-row>
        <table:table-row table:style-name="ro8">
          <table:table-cell office:value-type="string">
            <text:p>MOB_MANTA_NAME</text:p>
          </table:table-cell>
          <table:table-cell office:value-type="string">
            <text:p>Manta</text:p>
          </table:table-cell>
          <table:table-cell office:value-type="string">
            <text:p>マンタ</text:p>
          </table:table-cell>
          <table:table-cell/>
          <table:table-cell office:value-type="float" office:value="288">
            <text:p>288</text:p>
          </table:table-cell>
          <table:table-cell table:number-columns-repeated="1019"/>
        </table:table-row>
        <table:table-row table:style-name="ro14">
          <table:table-cell office:value-type="string">
            <text:p>MOB_MANTA_DESC</text:p>
          </table:table-cell>
          <table:table-cell office:value-type="string">
            <text:p>Strong flying alien. Use gun, cannon or missile towers to kill. Cores stolen by flyers are lost.</text:p>
          </table:table-cell>
          <table:table-cell office:value-type="string">
            <text:p>強力な浮遊エイリアン。ガン、キャノン、ミサイル・タワーで倒してください。彼らによって盗まれたコアは直ちに消失します。</text:p>
          </table:table-cell>
          <table:table-cell table:style-name="ce38" office:value-type="string">
            <text:p>コア消失の言い回しを変更</text:p>
          </table:table-cell>
          <table:table-cell office:value-type="float" office:value="289">
            <text:p>289</text:p>
          </table:table-cell>
          <table:table-cell table:number-columns-repeated="1019"/>
        </table:table-row>
        <table:table-row table:style-name="ro17">
          <table:table-cell office:value-type="string">
            <text:p>MOB_MANTA_DESC_LONG</text:p>
          </table:table-cell>
          <table:table-cell office:value-type="string">
            <text:p>The Manta is a flying alien with strong defense that floats on the air currents directly to the power cores. It can only be targeted by the Gun, Cannon and Missile towers. Cores captured by flying aliens are unrecoverable. It can carry one core.</text:p>
          </table:table-cell>
          <table:table-cell office:value-type="string">
            <text:p>マンタは強固な装甲を持った浮遊エイリアンです。彼らは空路を通り直接コアを奪取します。彼らを倒す方法はガン、キャノン、ミサイル、いずれかのタワーでの砲撃のみです。航空エイリアンに捕縛されたコアは二度と取り返すことは出来ません。マンタは1つのコアを運びます。</text:p>
          </table:table-cell>
          <table:table-cell/>
          <table:table-cell office:value-type="float" office:value="290">
            <text:p>290</text:p>
          </table:table-cell>
          <table:table-cell table:number-columns-repeated="1019"/>
        </table:table-row>
        <table:table-row table:style-name="ro8">
          <table:table-cell office:value-type="string">
            <text:p>MOB_SLOPPYJOE_NAME</text:p>
          </table:table-cell>
          <table:table-cell office:value-type="string">
            <text:p>Bulwark</text:p>
          </table:table-cell>
          <table:table-cell office:value-type="string">
            <text:p>ブルワーク</text:p>
          </table:table-cell>
          <table:table-cell/>
          <table:table-cell office:value-type="float" office:value="291">
            <text:p>291</text:p>
          </table:table-cell>
          <table:table-cell table:number-columns-repeated="1019"/>
        </table:table-row>
        <table:table-row table:style-name="ro15">
          <table:table-cell office:value-type="string">
            <text:p>MOB_SLOPPYJOE_DESC</text:p>
          </table:table-cell>
          <table:table-cell office:value-type="string">
            <text:p>Shielded alien. Guns and cannons are effective vs. shields.</text:p>
          </table:table-cell>
          <table:table-cell office:value-type="string">
            <text:p>シールド・エイリアン。シールドに対してはガンやキャノンが効果的です。</text:p>
          </table:table-cell>
          <table:table-cell/>
          <table:table-cell office:value-type="float" office:value="292">
            <text:p>292</text:p>
          </table:table-cell>
          <table:table-cell table:number-columns-repeated="1019"/>
        </table:table-row>
        <table:table-row table:style-name="ro24">
          <table:table-cell office:value-type="string">
            <text:p>MOB_SLOPPYJOE_DESC_LONG</text:p>
          </table:table-cell>
          <table:table-cell office:value-type="string">
            <text:p>The Bulwark has a protective shield which dissipates incoming damage and is strong against heat-based attacks. Use the Gun or Cannon to whittle it down quickly - once the shield is gone, it is vulnerable. It can carry two cores.</text:p>
          </table:table-cell>
          <table:table-cell office:value-type="string">
            <text:p>ブルワークは衝撃を軽減し、熱攻撃を無力化するシールドを持ちます。ガンやキャノンで削ってください。一度シールドが外れると中身はもろいものです。ブルワークは2つのコアを運びます。</text:p>
          </table:table-cell>
          <table:table-cell/>
          <table:table-cell office:value-type="float" office:value="293">
            <text:p>293</text:p>
          </table:table-cell>
          <table:table-cell table:number-columns-repeated="1019"/>
        </table:table-row>
        <table:table-row table:style-name="ro8">
          <table:table-cell office:value-type="string">
            <text:p>MOB_DECOY_NAME</text:p>
          </table:table-cell>
          <table:table-cell office:value-type="string">
            <text:p>Decoy</text:p>
          </table:table-cell>
          <table:table-cell office:value-type="string">
            <text:p>デコイ</text:p>
          </table:table-cell>
          <table:table-cell/>
          <table:table-cell office:value-type="float" office:value="294">
            <text:p>294</text:p>
          </table:table-cell>
          <table:table-cell table:number-columns-repeated="1019"/>
        </table:table-row>
        <table:table-row table:style-name="ro16">
          <table:table-cell office:value-type="string">
            <text:p>MOB_DECOY_DESC</text:p>
          </table:table-cell>
          <table:table-cell office:value-type="string">
            <text:p>Strong alien. Provides stealth to nearby aliens. <text:s/>Area of effect towers will damage units near it.</text:p>
          </table:table-cell>
          <table:table-cell table:style-name="ce38" office:value-type="string">
            <text:p>強力なエイリアン。周囲のエイリアンをステルス化します。範囲攻撃を当てることで周囲のユニットにもダメージが入ります。</text:p>
          </table:table-cell>
          <table:table-cell office:value-type="string">
            <text:p>クローク→ステルス化</text:p>
          </table:table-cell>
          <table:table-cell office:value-type="float" office:value="295">
            <text:p>295</text:p>
          </table:table-cell>
          <table:table-cell table:number-columns-repeated="1019"/>
        </table:table-row>
        <table:table-row table:style-name="ro23">
          <table:table-cell office:value-type="string">
            <text:p>MOB_DECOY_DESC_LONG</text:p>
          </table:table-cell>
          <table:table-cell office:value-type="string">
            <text:p>The Decoy projects a stealth field around nearby aliens, hiding them from long range towers. The Decoy itself is not stealthed. <text:s/>Stealthed units are still vulnerable to short-range and area damage. A Command tower will expose stealthed enemies in range. The Decoy can carry two cores.</text:p>
          </table:table-cell>
          <table:table-cell office:value-type="string">
            <text:p>デコイは周囲のエイリアンをステルス・フィールドで囲み、長距離レンジのタワーから防衛します。デコイ自体はステルスしません。ステルスされたエイリアンは近距離攻撃や、範囲攻撃のダメージを受けます。コマンド・タワーは範囲内のステルスユニットを暴きます。デコイは2つのコアを運びます。</text:p>
          </table:table-cell>
          <table:table-cell/>
          <table:table-cell office:value-type="float" office:value="296">
            <text:p>296</text:p>
          </table:table-cell>
          <table:table-cell table:number-columns-repeated="1019"/>
        </table:table-row>
        <table:table-row table:style-name="ro8">
          <table:table-cell office:value-type="string">
            <text:p>MOB_SPIRE_NAME</text:p>
          </table:table-cell>
          <table:table-cell office:value-type="string">
            <text:p>Spire</text:p>
          </table:table-cell>
          <table:table-cell office:value-type="string">
            <text:p>スパイア</text:p>
          </table:table-cell>
          <table:table-cell/>
          <table:table-cell office:value-type="float" office:value="297">
            <text:p>297</text:p>
          </table:table-cell>
          <table:table-cell table:number-columns-repeated="1019"/>
        </table:table-row>
        <table:table-row table:style-name="ro14">
          <table:table-cell office:value-type="string">
            <text:p>MOB_SPIRE_DESC</text:p>
          </table:table-cell>
          <table:table-cell office:value-type="string">
            <text:p>Shielded boss. Projects shields on to nearby aliens. Guns and cannons are effective vs. shields.</text:p>
          </table:table-cell>
          <table:table-cell office:value-type="string">
            <text:p>シールド・ボス。周囲のエイリアンをシールドで防御します。シールドに対してはガンやキャノンが効果的です。</text:p>
          </table:table-cell>
          <table:table-cell/>
          <table:table-cell office:value-type="float" office:value="298">
            <text:p>298</text:p>
          </table:table-cell>
          <table:table-cell table:number-columns-repeated="1019"/>
        </table:table-row>
        <table:table-row table:style-name="ro20">
          <table:table-cell office:value-type="string">
            <text:p>MOB_SPIRE_DESC_LONG</text:p>
          </table:table-cell>
          <table:table-cell office:value-type="string">
            <text:p>The Spire is a shielded alien that protects nearby aliens with a projected shield. The shield dissipates incoming damage and is strong against heat-based attacks. A Gun or Cannon will whittle the shared shield down. The Spire can carry three cores.</text:p>
          </table:table-cell>
          <table:table-cell table:style-name="ce38" office:value-type="string">
            <text:p>スパイアは周囲のエイリアンをシールドで防御するシールド・エイリアンです。シールドはダメージを軽減し、熱攻撃に耐性を持ちます。ガンやキャノンでシールドを削り落としてください。スパイアは3つのコアを運びます。</text:p>
          </table:table-cell>
          <table:table-cell office:value-type="string">
            <text:p>誤字修正</text:p>
          </table:table-cell>
          <table:table-cell office:value-type="float" office:value="299">
            <text:p>299</text:p>
          </table:table-cell>
          <table:table-cell table:number-columns-repeated="1019"/>
        </table:table-row>
        <table:table-row table:style-name="ro8">
          <table:table-cell office:value-type="string">
            <text:p>MOB_DRONE_NAME</text:p>
          </table:table-cell>
          <table:table-cell office:value-type="string">
            <text:p>Drone</text:p>
          </table:table-cell>
          <table:table-cell office:value-type="string">
            <text:p>ドローン</text:p>
          </table:table-cell>
          <table:table-cell/>
          <table:table-cell office:value-type="float" office:value="300">
            <text:p>300</text:p>
          </table:table-cell>
          <table:table-cell table:number-columns-repeated="1019"/>
        </table:table-row>
        <table:table-row table:style-name="ro15">
          <table:table-cell office:value-type="string">
            <text:p>MOB_DRONE_DESC</text:p>
          </table:table-cell>
          <table:table-cell office:value-type="string">
            <text:p>Weak robot construct used for testing the defense system.</text:p>
          </table:table-cell>
          <table:table-cell office:value-type="string">
            <text:p>弱いロボットで、これらは防衛システムの調査に使われます。</text:p>
          </table:table-cell>
          <table:table-cell/>
          <table:table-cell office:value-type="float" office:value="301">
            <text:p>301</text:p>
          </table:table-cell>
          <table:table-cell table:number-columns-repeated="1019"/>
        </table:table-row>
        <table:table-row table:style-name="ro16">
          <table:table-cell office:value-type="string">
            <text:p>MOB_DRONE_DESC_LONG</text:p>
          </table:table-cell>
          <table:table-cell office:value-type="string">
            <text:p>Drones serve as test targets to ensure proper functioning of the tower defense system.</text:p>
          </table:table-cell>
          <table:table-cell office:value-type="string">
            <text:p>ドローンはタワー防衛システムが適切に機能しているかを確かめるためのテストターゲットに使われます。</text:p>
          </table:table-cell>
          <table:table-cell/>
          <table:table-cell office:value-type="float" office:value="302">
            <text:p>302</text:p>
          </table:table-cell>
          <table:table-cell table:number-columns-repeated="1019"/>
        </table:table-row>
        <table:table-row table:style-name="ro8">
          <table:table-cell office:value-type="string">
            <text:p>MOB_RUMBLER_NAME</text:p>
          </table:table-cell>
          <table:table-cell office:value-type="string">
            <text:p>Rumbler</text:p>
          </table:table-cell>
          <table:table-cell office:value-type="string">
            <text:p>ランブラー</text:p>
          </table:table-cell>
          <table:table-cell/>
          <table:table-cell office:value-type="float" office:value="303">
            <text:p>303</text:p>
          </table:table-cell>
          <table:table-cell table:number-columns-repeated="1019"/>
        </table:table-row>
        <table:table-row table:style-name="ro10">
          <table:table-cell office:value-type="string">
            <text:p>MOB_RUMBLER_DESC</text:p>
          </table:table-cell>
          <table:table-cell office:value-type="string">
            <text:p>Fast boss. Most susceptible to laser towers.</text:p>
          </table:table-cell>
          <table:table-cell office:value-type="string">
            <text:p>高機動ボス。最もレーザー・タワーの影響を受ける。</text:p>
          </table:table-cell>
          <table:table-cell/>
          <table:table-cell office:value-type="float" office:value="304">
            <text:p>304</text:p>
          </table:table-cell>
          <table:table-cell table:number-columns-repeated="1019"/>
        </table:table-row>
        <table:table-row table:style-name="ro25">
          <table:table-cell office:value-type="string">
            <text:p>MOB_RUMBLER_DESC_LONG</text:p>
          </table:table-cell>
          <table:table-cell office:value-type="string">
            <text:p>The Rumbler is a fast boss constructed solely to recover power cores as quickly as possible. It is weak against heat, which continues to hurt it even after it leaves targeting range. It can carry three cores.</text:p>
          </table:table-cell>
          <table:table-cell table:style-name="ce38" office:value-type="string">
            <text:p>ランブラーは高機動のボスエイリアンで、単体で可能な限り早くコアを奪取するために作られています。熱に弱く、熱線照射が終わった後もダメージを受け続けます。ランブラーは3つのコアを運びます。</text:p>
          </table:table-cell>
          <table:table-cell office:value-type="string">
            <text:p>脱字修正</text:p>
          </table:table-cell>
          <table:table-cell office:value-type="float" office:value="305">
            <text:p>305</text:p>
          </table:table-cell>
          <table:table-cell table:number-columns-repeated="1019"/>
        </table:table-row>
        <table:table-row table:style-name="ro8">
          <table:table-cell office:value-type="string">
            <text:p>MOB_SEEKER_NAME</text:p>
          </table:table-cell>
          <table:table-cell office:value-type="string">
            <text:p>Seeker</text:p>
          </table:table-cell>
          <table:table-cell office:value-type="string">
            <text:p>シーカー</text:p>
          </table:table-cell>
          <table:table-cell/>
          <table:table-cell office:value-type="float" office:value="306">
            <text:p>306</text:p>
          </table:table-cell>
          <table:table-cell table:number-columns-repeated="1019"/>
        </table:table-row>
        <table:table-row table:style-name="ro15">
          <table:table-cell office:value-type="string">
            <text:p>MOB_SEEKER_DESC</text:p>
          </table:table-cell>
          <table:table-cell office:value-type="string">
            <text:p>Strong alien. Creates a brief portal which spawns another alien.</text:p>
          </table:table-cell>
          <table:table-cell office:value-type="string">
            <text:p>ストロング・エイリアン。他のエイリアンを生み出す簡易ポータルを開きます。</text:p>
          </table:table-cell>
          <table:table-cell/>
          <table:table-cell office:value-type="float" office:value="307">
            <text:p>307</text:p>
          </table:table-cell>
          <table:table-cell table:number-columns-repeated="1019"/>
        </table:table-row>
        <table:table-row table:style-name="ro25">
          <table:table-cell office:value-type="string">
            <text:p>MOB_SEEKER_DESC_LONG</text:p>
          </table:table-cell>
          <table:table-cell office:value-type="string">
            <text:p>The Seeker periodically summons an unstable portal to the alien home planet. Kill it fast if possible to prevent it from spawning more aliens. The quicker it is killed, the more resources can be recovered from it. It can carry one core.</text:p>
          </table:table-cell>
          <table:table-cell table:style-name="ce38" office:value-type="string">
            <text:p>シーカーは定期的にエイリアンの母星への不安定なポータルを発生させます。エイリアンの召還を押さえるために可能な限り早く駆逐してください。早く倒せばそれだけ多くのリソースを回収することが出来ます。シーカーは1つのコアを運びます。</text:p>
          </table:table-cell>
          <table:table-cell office:value-type="string">
            <text:p>The quicker it is killed=クイッカーを殺すと？or =早く殺すと？</text:p>
            <text:p>ポータルを召還→ポータルを発生</text:p>
          </table:table-cell>
          <table:table-cell office:value-type="float" office:value="308">
            <text:p>308</text:p>
          </table:table-cell>
          <table:table-cell table:number-columns-repeated="1019"/>
        </table:table-row>
        <table:table-row table:style-name="ro8">
          <table:table-cell office:value-type="string">
            <text:p>MOB_STEALTH_NAME</text:p>
          </table:table-cell>
          <table:table-cell office:value-type="string">
            <text:p>Lurker</text:p>
          </table:table-cell>
          <table:table-cell office:value-type="string">
            <text:p>ラーカー</text:p>
          </table:table-cell>
          <table:table-cell/>
          <table:table-cell office:value-type="float" office:value="309">
            <text:p>309</text:p>
          </table:table-cell>
          <table:table-cell table:number-columns-repeated="1019"/>
        </table:table-row>
        <table:table-row table:style-name="ro15">
          <table:table-cell office:value-type="string">
            <text:p>MOB_STEALTH_DESC</text:p>
          </table:table-cell>
          <table:table-cell office:value-type="string">
            <text:p>Stealth alien. Only detectable by towers at close range.</text:p>
          </table:table-cell>
          <table:table-cell office:value-type="string">
            <text:p>ステルスエイリアン。タワーの近距離でのみ発見可能。</text:p>
          </table:table-cell>
          <table:table-cell/>
          <table:table-cell office:value-type="float" office:value="310">
            <text:p>310</text:p>
          </table:table-cell>
          <table:table-cell table:number-columns-repeated="1019"/>
        </table:table-row>
        <table:table-row table:style-name="ro57">
          <table:table-cell office:value-type="string">
            <text:p>MOB_STEALTH_DESC_LONG</text:p>
          </table:table-cell>
          <table:table-cell office:value-type="string">
            <text:p>The Lurker can only be detected by towers at close range. A Command tower will expose stealthed enemies in range to nearby towers. <text:s/>Stealth aliens are still susceptible to any area damage they may encounter. It can carry one core.</text:p>
          </table:table-cell>
          <table:table-cell table:style-name="ce38" office:value-type="string">
            <text:p>ラーカーはタワーに接近している時にしか見つけられません。コマンド・タワーは範囲内のステルスユニットを暴きます。ステルスされたエイリアンは近距離攻撃や、範囲攻撃のダメージを受けます。ラーカーは1つのコアを運びます。</text:p>
          </table:table-cell>
          <table:table-cell office:value-type="string">
            <text:p>タワーが近接→タワーに接近</text:p>
          </table:table-cell>
          <table:table-cell office:value-type="float" office:value="311">
            <text:p>311</text:p>
          </table:table-cell>
          <table:table-cell table:number-columns-repeated="1019"/>
        </table:table-row>
        <table:table-row table:style-name="ro8">
          <table:table-cell office:value-type="string">
            <text:p>MOB_TURTLE_NAME</text:p>
          </table:table-cell>
          <table:table-cell office:value-type="string">
            <text:p>Turtle</text:p>
          </table:table-cell>
          <table:table-cell office:value-type="string">
            <text:p>タートル</text:p>
          </table:table-cell>
          <table:table-cell/>
          <table:table-cell office:value-type="float" office:value="312">
            <text:p>312</text:p>
          </table:table-cell>
          <table:table-cell table:number-columns-repeated="1019"/>
        </table:table-row>
        <table:table-row table:style-name="ro7">
          <table:table-cell office:value-type="string">
            <text:p>MOB_TURTLE_DESC</text:p>
          </table:table-cell>
          <table:table-cell office:value-type="string">
            <text:p>Spawning boss. Produces multiple aliens when destroyed.</text:p>
          </table:table-cell>
          <table:table-cell office:value-type="string">
            <text:p>産卵ボス。破壊時に複数のエイリアンを排出する。</text:p>
          </table:table-cell>
          <table:table-cell office:value-type="string">
            <text:p>spawning のマシな訳頼む。スパウニング・エイリアンもぴんとこないというか長すぎるし。増殖エイリアン？</text:p>
            <text:p>&gt;&gt;提案へ</text:p>
          </table:table-cell>
          <table:table-cell office:value-type="float" office:value="313">
            <text:p>313</text:p>
          </table:table-cell>
          <table:table-cell table:number-columns-repeated="1019"/>
        </table:table-row>
        <table:table-row table:style-name="ro27">
          <table:table-cell office:value-type="string">
            <text:p>MOB_TURTLE_DESC_LONG</text:p>
          </table:table-cell>
          <table:table-cell office:value-type="string">
            <text:p>The Turtle contains several aliens that are released when it is destroyed. It can carry three cores, but the enemies inside can potentially carry many more.</text:p>
          </table:table-cell>
          <table:table-cell office:value-type="string">
            <text:p>タートルは数体のエイリアンを内包し、自身が破壊されたときに放出するようになっている。タートルは3つのコアを運ぶ。ただし内部のエイリアンはそれ以上のコアを奪取するかもしれない。</text:p>
          </table:table-cell>
          <table:table-cell/>
          <table:table-cell office:value-type="float" office:value="314">
            <text:p>314</text:p>
          </table:table-cell>
          <table:table-cell table:number-columns-repeated="1019"/>
        </table:table-row>
        <table:table-row table:style-name="ro8">
          <table:table-cell office:value-type="string">
            <text:p>MOB_WALKER_NAME</text:p>
          </table:table-cell>
          <table:table-cell office:value-type="string">
            <text:p>Walker</text:p>
          </table:table-cell>
          <table:table-cell office:value-type="string">
            <text:p>ウォーカー</text:p>
          </table:table-cell>
          <table:table-cell/>
          <table:table-cell office:value-type="float" office:value="315">
            <text:p>315</text:p>
          </table:table-cell>
          <table:table-cell table:number-columns-repeated="1019"/>
        </table:table-row>
        <table:table-row table:style-name="ro10">
          <table:table-cell office:value-type="string">
            <text:p>MOB_WALKER_DESC</text:p>
          </table:table-cell>
          <table:table-cell office:value-type="string">
            <text:p>Weak alien with no particular strengths.</text:p>
          </table:table-cell>
          <table:table-cell office:value-type="string">
            <text:p>特徴の無い弱いエイリアン。</text:p>
          </table:table-cell>
          <table:table-cell/>
          <table:table-cell office:value-type="float" office:value="316">
            <text:p>316</text:p>
          </table:table-cell>
          <table:table-cell table:number-columns-repeated="1019"/>
        </table:table-row>
        <table:table-row table:style-name="ro28">
          <table:table-cell office:value-type="string">
            <text:p>MOB_WALKER_DESC_LONG</text:p>
          </table:table-cell>
          <table:table-cell office:value-type="string">
            <text:p>The Walker is the basic field unit of the alien army. With no particular strengths it is single-minded in its mission. It can carry one core.</text:p>
          </table:table-cell>
          <table:table-cell table:style-name="ce38" office:value-type="string">
            <text:p>ウォーカーは基本的なエイリアン軍の地上ユニット。特筆する強さは無く、直向きに任務を遂行します。ウォーカーはコアを1つ運びます。</text:p>
          </table:table-cell>
          <table:table-cell office:value-type="string">
            <text:p>single-mindedのあたりが分らん。誰か頼む。</text:p>
          </table:table-cell>
          <table:table-cell office:value-type="float" office:value="317">
            <text:p>317</text:p>
          </table:table-cell>
          <table:table-cell table:number-columns-repeated="1019"/>
        </table:table-row>
        <table:table-row table:style-name="ro8">
          <table:table-cell office:value-type="string">
            <text:p>MOB_SWARMER_NAME</text:p>
          </table:table-cell>
          <table:table-cell office:value-type="string">
            <text:p>Swarmer</text:p>
          </table:table-cell>
          <table:table-cell office:value-type="string">
            <text:p>スワーマー</text:p>
          </table:table-cell>
          <table:table-cell/>
          <table:table-cell office:value-type="float" office:value="318">
            <text:p>318</text:p>
          </table:table-cell>
          <table:table-cell table:number-columns-repeated="1019"/>
        </table:table-row>
        <table:table-row table:style-name="ro7">
          <table:table-cell office:value-type="string">
            <text:p>MOB_SWARMER_DESC</text:p>
          </table:table-cell>
          <table:table-cell office:value-type="string">
            <text:p>Weak alien which comes in large packs. Susceptible to area of effect towers.</text:p>
          </table:table-cell>
          <table:table-cell office:value-type="string">
            <text:p>団体行動をとる雑魚エイリアン。範囲攻撃の餌食になる。</text:p>
          </table:table-cell>
          <table:table-cell/>
          <table:table-cell office:value-type="float" office:value="319">
            <text:p>319</text:p>
          </table:table-cell>
          <table:table-cell table:number-columns-repeated="1019"/>
        </table:table-row>
        <table:table-row table:style-name="ro14">
          <table:table-cell office:value-type="string">
            <text:p>MOB_SWARMER_DESC_LONG</text:p>
          </table:table-cell>
          <table:table-cell office:value-type="string">
            <text:p>The Swarmer is a weak alien which comes in large packs. Area weapons are particularly effective.</text:p>
          </table:table-cell>
          <table:table-cell office:value-type="string">
            <text:p>スワーマーは大群で襲来する弱いエイリアン。範囲攻撃が効果的。</text:p>
          </table:table-cell>
          <table:table-cell/>
          <table:table-cell office:value-type="float" office:value="320">
            <text:p>320</text:p>
          </table:table-cell>
          <table:table-cell table:number-columns-repeated="1019"/>
        </table:table-row>
        <table:table-row table:style-name="ro8">
          <table:table-cell office:value-type="string">
            <text:p>MOB_GRUNT_NAME</text:p>
          </table:table-cell>
          <table:table-cell office:value-type="string">
            <text:p>Rhino</text:p>
          </table:table-cell>
          <table:table-cell office:value-type="string">
            <text:p>ライノー</text:p>
          </table:table-cell>
          <table:table-cell/>
          <table:table-cell office:value-type="float" office:value="321">
            <text:p>321</text:p>
          </table:table-cell>
          <table:table-cell table:number-columns-repeated="1019"/>
        </table:table-row>
        <table:table-row table:style-name="ro15">
          <table:table-cell office:value-type="string">
            <text:p>MOB_GRUNT_DESC</text:p>
          </table:table-cell>
          <table:table-cell office:value-type="string">
            <text:p>Moderately armored alien with no particular strengths.</text:p>
          </table:table-cell>
          <table:table-cell office:value-type="string">
            <text:p>特徴の無い、適度に装甲をまとったエイリアン</text:p>
          </table:table-cell>
          <table:table-cell/>
          <table:table-cell office:value-type="float" office:value="322">
            <text:p>322</text:p>
          </table:table-cell>
          <table:table-cell table:number-columns-repeated="1019"/>
        </table:table-row>
        <table:table-row table:style-name="ro28">
          <table:table-cell office:value-type="string">
            <text:p>MOB_GRUNT_DESC_LONG</text:p>
          </table:table-cell>
          <table:table-cell office:value-type="string">
            <text:p>The Rhino is the basic elite unit of the alien army. It has good armor, and is single-minded in its mission. It can carry two cores.</text:p>
          </table:table-cell>
          <table:table-cell table:style-name="ce38" office:value-type="string">
            <text:p>ライノーは基本的なエイリアンの上級ユニット。装甲があるが、それ以外に特に注意すべき点はない。ライノーは2つのコアを運びます。</text:p>
          </table:table-cell>
          <table:table-cell office:value-type="string">
            <text:p>誤字修正</text:p>
          </table:table-cell>
          <table:table-cell office:value-type="float" office:value="323">
            <text:p>323</text:p>
          </table:table-cell>
          <table:table-cell table:number-columns-repeated="1019"/>
        </table:table-row>
        <table:table-row table:style-name="ro8">
          <table:table-cell office:value-type="string">
            <text:p>MOB_RACER_NAME</text:p>
          </table:table-cell>
          <table:table-cell office:value-type="string">
            <text:p>Racer</text:p>
          </table:table-cell>
          <table:table-cell office:value-type="string">
            <text:p>レイサー</text:p>
          </table:table-cell>
          <table:table-cell/>
          <table:table-cell office:value-type="float" office:value="324">
            <text:p>324</text:p>
          </table:table-cell>
          <table:table-cell table:number-columns-repeated="1019"/>
        </table:table-row>
        <table:table-row table:style-name="ro10">
          <table:table-cell office:value-type="string">
            <text:p>MOB_RACER_DESC</text:p>
          </table:table-cell>
          <table:table-cell office:value-type="string">
            <text:p>Fast alien. Most susceptible to laser towers.</text:p>
          </table:table-cell>
          <table:table-cell office:value-type="string">
            <text:p>高機動エイリアン。最もレーザー・タワーの影響を受ける。</text:p>
          </table:table-cell>
          <table:table-cell/>
          <table:table-cell office:value-type="float" office:value="325">
            <text:p>325</text:p>
          </table:table-cell>
          <table:table-cell table:number-columns-repeated="1019"/>
        </table:table-row>
        <table:table-row table:style-name="ro11">
          <table:table-cell office:value-type="string">
            <text:p>MOB_RACER_DESC_LONG</text:p>
          </table:table-cell>
          <table:table-cell office:value-type="string">
            <text:p>The Racer is a fast alien which rushes to the cores as quickly as possible. It is weak against heat, which continues to hurt it even after it leaves targeting range. It can carry one core.</text:p>
          </table:table-cell>
          <table:table-cell office:value-type="string">
            <text:p>レイサーは高機動のエイリアンで、コアをダッシュで奪取する。熱に弱く、熱線照射が終わった後もダメージを受け続けます。レイサーは1つのコアを運びます。</text:p>
          </table:table-cell>
          <table:table-cell/>
          <table:table-cell office:value-type="float" office:value="326">
            <text:p>326</text:p>
          </table:table-cell>
          <table:table-cell table:number-columns-repeated="1019"/>
        </table:table-row>
        <table:table-row table:style-name="ro8">
          <table:table-cell office:value-type="string">
            <text:p>MOB_CRASHER_NAME</text:p>
          </table:table-cell>
          <table:table-cell office:value-type="string">
            <text:p>Crasher</text:p>
          </table:table-cell>
          <table:table-cell office:value-type="string">
            <text:p>クラッシャー</text:p>
          </table:table-cell>
          <table:table-cell/>
          <table:table-cell office:value-type="float" office:value="327">
            <text:p>327</text:p>
          </table:table-cell>
          <table:table-cell table:number-columns-repeated="1019"/>
        </table:table-row>
        <table:table-row table:style-name="ro12">
          <table:table-cell office:value-type="string">
            <text:p>MOB_CRASHER_DESC</text:p>
          </table:table-cell>
          <table:table-cell office:value-type="string">
            <text:p>Boss alien. Slow but very tough.</text:p>
          </table:table-cell>
          <table:table-cell office:value-type="string">
            <text:p>ボスエイリアン。ノロマだが非常にタフです。</text:p>
          </table:table-cell>
          <table:table-cell/>
          <table:table-cell office:value-type="float" office:value="328">
            <text:p>328</text:p>
          </table:table-cell>
          <table:table-cell table:number-columns-repeated="1019"/>
        </table:table-row>
        <table:table-row table:style-name="ro28">
          <table:table-cell office:value-type="string">
            <text:p>MOB_CRASHER_DESC_LONG</text:p>
          </table:table-cell>
          <table:table-cell office:value-type="string">
            <text:p>The Crasher is slow but has a tremendous amount of armor. It has no special vulnerabilities, and it can carry three cores.</text:p>
          </table:table-cell>
          <table:table-cell office:value-type="string">
            <text:p>クラッシャーは足こそ遅いものの、強固な装甲を持ち、特に弱点らしい弱点も無い。クラッシャーは3つのコアを運びます。</text:p>
          </table:table-cell>
          <table:table-cell/>
          <table:table-cell office:value-type="float" office:value="329">
            <text:p>329</text:p>
          </table:table-cell>
          <table:table-cell table:number-columns-repeated="1019"/>
        </table:table-row>
        <table:table-row table:style-name="ro8">
          <table:table-cell office:value-type="string">
            <text:p>MOB_JUGGERNAUT_NAME</text:p>
          </table:table-cell>
          <table:table-cell office:value-type="string">
            <text:p>Juggernaut</text:p>
          </table:table-cell>
          <table:table-cell office:value-type="string">
            <text:p>ジャガーノート</text:p>
          </table:table-cell>
          <table:table-cell/>
          <table:table-cell office:value-type="float" office:value="330">
            <text:p>330</text:p>
          </table:table-cell>
          <table:table-cell table:number-columns-repeated="1019"/>
        </table:table-row>
        <table:table-row table:style-name="ro14">
          <table:table-cell office:value-type="string">
            <text:p>MOB_JUGGERNAUT_DESC</text:p>
          </table:table-cell>
          <table:table-cell office:value-type="string">
            <text:p>Boss shielded alien. Slow but very tough. Guns and cannons are effective vs. shields.</text:p>
          </table:table-cell>
          <table:table-cell office:value-type="string">
            <text:p>シールドボスエイリアン。ノロマだが非常にタフです。シールドにはガンやキャノンが効果的です。</text:p>
          </table:table-cell>
          <table:table-cell/>
          <table:table-cell office:value-type="float" office:value="331">
            <text:p>331</text:p>
          </table:table-cell>
          <table:table-cell table:number-columns-repeated="1019"/>
        </table:table-row>
        <table:table-row table:style-name="ro17">
          <table:table-cell office:value-type="string">
            <text:p>MOB_JUGGERNAUT_DESC_LONG</text:p>
          </table:table-cell>
          <table:table-cell office:value-type="string">
            <text:p>The Juggernaut is slow but has a tremendous amount of armor in addition to a heavy shield. The shield dissipates incoming damage and is strong against heat-based attacks while it lasts. The Juggernaut can carry three cores.</text:p>
          </table:table-cell>
          <table:table-cell table:style-name="ce38" office:value-type="string">
            <text:p>ジャガーノートは足こそ遅いものの、強固な構造を持つ上、分厚いシールドもあります。シールドはダメージを軽減し、熱攻撃に耐性を持ちます。ジャガーノートは3つのコアを運びます。</text:p>
          </table:table-cell>
          <table:table-cell office:value-type="string">
            <text:p>誤字修正</text:p>
          </table:table-cell>
          <table:table-cell office:value-type="float" office:value="332">
            <text:p>332</text:p>
          </table:table-cell>
          <table:table-cell table:number-columns-repeated="1019"/>
        </table:table-row>
        <table:table-row table:style-name="ro12">
          <table:table-cell table:style-name="ce73" office:value-type="string">
            <text:p># Mission names and descriptions</text:p>
          </table:table-cell>
          <table:table-cell table:style-name="ce73" office:value-type="string">
            <text:p>ミッション名称・説明</text:p>
          </table:table-cell>
          <table:table-cell table:style-name="ce73" table:number-columns-repeated="2"/>
          <table:table-cell office:value-type="float" office:value="333">
            <text:p>333</text:p>
          </table:table-cell>
          <table:table-cell table:number-columns-repeated="1019"/>
        </table:table-row>
        <table:table-row table:style-name="ro10">
          <table:table-cell office:value-type="string">
            <text:p>STO_INTRODUCTION_01_NAME</text:p>
          </table:table-cell>
          <table:table-cell office:value-type="string">
            <text:p>The Awakening</text:p>
          </table:table-cell>
          <table:table-cell/>
          <table:table-cell office:value-type="string">
            <text:p>ミッションの名称は訳す必要あるかな？攻略の妨げになりそうだし</text:p>
            <text:p>&gt;&gt;単語帳・検討へ</text:p>
          </table:table-cell>
          <table:table-cell office:value-type="float" office:value="334">
            <text:p>334</text:p>
          </table:table-cell>
          <table:table-cell table:number-columns-repeated="1019"/>
        </table:table-row>
        <table:table-row table:style-name="ro29">
          <table:table-cell office:value-type="string">
            <text:p>STO_INTRODUCTION_01_DESC</text:p>
          </table:table-cell>
          <table:table-cell office:value-type="string">
            <text:p>Aliens have besieged your city and cut you off from your home. In the nearby ruins of an old military base you find a dusty terminal...</text:p>
          </table:table-cell>
          <table:table-cell office:value-type="string">
            <text:p>エイリアンはあなたの町を包囲し、あなたの家と分断してしまった。近くの朽ち果てた古い軍事施設であなたは一つの古ぼけたターミナルを見つけた…</text:p>
          </table:table-cell>
          <table:table-cell/>
          <table:table-cell office:value-type="float" office:value="335">
            <text:p>335</text:p>
          </table:table-cell>
          <table:table-cell table:number-columns-repeated="1019"/>
        </table:table-row>
        <table:table-row table:style-name="ro8">
          <table:table-cell office:value-type="string">
            <text:p>STO_COMMCENTER_01_NAME</text:p>
          </table:table-cell>
          <table:table-cell office:value-type="string">
            <text:p>Assessing the Threat</text:p>
          </table:table-cell>
          <table:table-cell table:number-columns-repeated="2"/>
          <table:table-cell office:value-type="float" office:value="336">
            <text:p>336</text:p>
          </table:table-cell>
          <table:table-cell table:number-columns-repeated="1019"/>
        </table:table-row>
        <table:table-row table:style-name="ro29">
          <table:table-cell office:value-type="string">
            <text:p>STO_COMMCENTER_01_DESC</text:p>
          </table:table-cell>
          <table:table-cell office:value-type="string">
            <text:p>The remains of the communication center lie half buried in the desert. Buy enough time for the AI to bring the reconnaissance system online.</text:p>
          </table:table-cell>
          <table:table-cell office:value-type="string">
            <text:p>残った通信施設は砂漠に半分埋もれていた。AIが偵察システムをオンラインにするため、時間を稼ぐ。</text:p>
          </table:table-cell>
          <table:table-cell/>
          <table:table-cell office:value-type="float" office:value="337">
            <text:p>337</text:p>
          </table:table-cell>
          <table:table-cell table:number-columns-repeated="1019"/>
        </table:table-row>
        <table:table-row table:style-name="ro8">
          <table:table-cell office:value-type="string">
            <text:p>STO_FORTRESS_01_NAME</text:p>
          </table:table-cell>
          <table:table-cell office:value-type="string">
            <text:p>Ancient Research</text:p>
          </table:table-cell>
          <table:table-cell table:number-columns-repeated="2"/>
          <table:table-cell office:value-type="float" office:value="338">
            <text:p>338</text:p>
          </table:table-cell>
          <table:table-cell table:number-columns-repeated="1019"/>
        </table:table-row>
        <table:table-row table:style-name="ro28">
          <table:table-cell office:value-type="string">
            <text:p>STO_FORTRESS_01_DESC</text:p>
          </table:table-cell>
          <table:table-cell office:value-type="string">
            <text:p>Ruined walls give a commanding view of the plains below. Why would the aliens be interested in an old research base?</text:p>
          </table:table-cell>
          <table:table-cell office:value-type="string">
            <text:p>壁が壊れて下層が見渡せる。指揮を執るのに最適だ。なぜエイリアンはこの古い研究施設に興味を持ったんだろうか？</text:p>
          </table:table-cell>
          <table:table-cell/>
          <table:table-cell office:value-type="float" office:value="339">
            <text:p>339</text:p>
          </table:table-cell>
          <table:table-cell table:number-columns-repeated="1019"/>
        </table:table-row>
        <table:table-row table:style-name="ro8">
          <table:table-cell office:value-type="string">
            <text:p>STO_ADMINSECTOR_01_NAME</text:p>
          </table:table-cell>
          <table:table-cell office:value-type="string">
            <text:p>The Long Descent</text:p>
          </table:table-cell>
          <table:table-cell table:number-columns-repeated="2"/>
          <table:table-cell office:value-type="float" office:value="340">
            <text:p>340</text:p>
          </table:table-cell>
          <table:table-cell table:number-columns-repeated="1019"/>
        </table:table-row>
        <table:table-row table:style-name="ro29">
          <table:table-cell office:value-type="string">
            <text:p>STO_ADMINSECTOR_01_DESC</text:p>
          </table:table-cell>
          <table:table-cell office:value-type="string">
            <text:p>The command center of the previous war perches high on the side of a cliff. The aliens must think there is something important there.</text:p>
          </table:table-cell>
          <table:table-cell office:value-type="string">
            <text:p>前大戦の司令所が切り立った崖の上に立っていた。エイリアンはここを重要拠点と思わないわけがないだろう。</text:p>
          </table:table-cell>
          <table:table-cell office:value-type="string">
            <text:p>何となくかっこいいから切り立った崖の上と書いたが、これが原文中にある「高所の崖際」に相当するのか不明。</text:p>
          </table:table-cell>
          <table:table-cell office:value-type="float" office:value="341">
            <text:p>341</text:p>
          </table:table-cell>
          <table:table-cell table:number-columns-repeated="1019"/>
        </table:table-row>
        <table:table-row table:style-name="ro8">
          <table:table-cell office:value-type="string">
            <text:p>STO_CRASHEDSHIP_01_NAME</text:p>
          </table:table-cell>
          <table:table-cell office:value-type="string">
            <text:p>Out of Fuel</text:p>
          </table:table-cell>
          <table:table-cell table:number-columns-repeated="2"/>
          <table:table-cell office:value-type="float" office:value="342">
            <text:p>342</text:p>
          </table:table-cell>
          <table:table-cell table:number-columns-repeated="1019"/>
        </table:table-row>
        <table:table-row table:style-name="ro28">
          <table:table-cell office:value-type="string">
            <text:p>STO_CRASHEDSHIP_01_DESC</text:p>
          </table:table-cell>
          <table:table-cell office:value-type="string">
            <text:p>An alien spacecraft carrying stolen cores has crashed near a decommissioned refinery. We must recover the power cores!</text:p>
          </table:table-cell>
          <table:table-cell office:value-type="string">
            <text:p>盗んだコアの輸送中の一隻のエイリアン船が、廃棄された精製所のそばで墜落していた。我々はパワーコアを奪い返さねばならない。</text:p>
          </table:table-cell>
          <table:table-cell/>
          <table:table-cell office:value-type="float" office:value="343">
            <text:p>343</text:p>
          </table:table-cell>
          <table:table-cell table:number-columns-repeated="1019"/>
        </table:table-row>
        <table:table-row table:style-name="ro8">
          <table:table-cell office:value-type="string">
            <text:p>STO_VOLCANO_01_NAME</text:p>
          </table:table-cell>
          <table:table-cell office:value-type="string">
            <text:p>Fire Control</text:p>
          </table:table-cell>
          <table:table-cell table:number-columns-repeated="2"/>
          <table:table-cell office:value-type="float" office:value="344">
            <text:p>344</text:p>
          </table:table-cell>
          <table:table-cell table:number-columns-repeated="1019"/>
        </table:table-row>
        <table:table-row table:style-name="ro29">
          <table:table-cell office:value-type="string">
            <text:p>STO_VOLCANO_01_DESC</text:p>
          </table:table-cell>
          <table:table-cell office:value-type="string">
            <text:p>This active volcano once provided geothermal energy and rare metals to the entire area. A column of aliens are working their way to the top.</text:p>
          </table:table-cell>
          <table:table-cell table:style-name="ce38" office:value-type="string">
            <text:p>活火山は地熱とレアメタルをこの辺り一帯に供給している。エイリアンの一団が頂上へと移動している。</text:p>
          </table:table-cell>
          <table:table-cell office:value-type="string">
            <text:p>訳に自信なし</text:p>
          </table:table-cell>
          <table:table-cell office:value-type="float" office:value="345">
            <text:p>345</text:p>
          </table:table-cell>
          <table:table-cell table:number-columns-repeated="1019"/>
        </table:table-row>
        <table:table-row table:style-name="ro8">
          <table:table-cell office:value-type="string">
            <text:p>STO_PLAZA_01_NAME</text:p>
          </table:table-cell>
          <table:table-cell office:value-type="string">
            <text:p>Barrier to Entry</text:p>
          </table:table-cell>
          <table:table-cell table:number-columns-repeated="2"/>
          <table:table-cell office:value-type="float" office:value="346">
            <text:p>346</text:p>
          </table:table-cell>
          <table:table-cell table:number-columns-repeated="1019"/>
        </table:table-row>
        <table:table-row table:style-name="ro16">
          <table:table-cell office:value-type="string">
            <text:p>STO_PLAZA_01_DESC</text:p>
          </table:table-cell>
          <table:table-cell office:value-type="string">
            <text:p>A subterranean complex in the eastern wastelands is under attack. We can hold them off at the surface.</text:p>
          </table:table-cell>
          <table:table-cell office:value-type="string">
            <text:p>東の荒れ地の複雑な回廊が侵略を受けていた。我々は奴らを表層にとどめなければならない。</text:p>
          </table:table-cell>
          <table:table-cell table:style-name="ce36"/>
          <table:table-cell office:value-type="float" office:value="347">
            <text:p>347</text:p>
          </table:table-cell>
          <table:table-cell table:number-columns-repeated="1019"/>
        </table:table-row>
        <table:table-row table:style-name="ro12">
          <table:table-cell office:value-type="string">
            <text:p>STO_ORBITALCONTROL_01_NAME</text:p>
          </table:table-cell>
          <table:table-cell office:value-type="string">
            <text:p>Focal Point</text:p>
          </table:table-cell>
          <table:table-cell table:number-columns-repeated="2"/>
          <table:table-cell office:value-type="float" office:value="348">
            <text:p>348</text:p>
          </table:table-cell>
          <table:table-cell table:number-columns-repeated="1019"/>
        </table:table-row>
        <table:table-row table:style-name="ro14">
          <table:table-cell office:value-type="string">
            <text:p>STO_ORBITALCONTROL_01_DESC</text:p>
          </table:table-cell>
          <table:table-cell office:value-type="string">
            <text:p>A powerful satellite weapon has been discovered. We must get it online!</text:p>
          </table:table-cell>
          <table:table-cell office:value-type="string">
            <text:p>強力な衛星兵器を発見した。我々はそれをオンラインにしなければ！</text:p>
          </table:table-cell>
          <table:table-cell/>
          <table:table-cell office:value-type="float" office:value="349">
            <text:p>349</text:p>
          </table:table-cell>
          <table:table-cell table:number-columns-repeated="1019"/>
        </table:table-row>
        <table:table-row table:style-name="ro8">
          <table:table-cell office:value-type="string">
            <text:p>STO_CANYON_01_NAME</text:p>
          </table:table-cell>
          <table:table-cell office:value-type="string">
            <text:p>Flight Plan</text:p>
          </table:table-cell>
          <table:table-cell table:number-columns-repeated="2"/>
          <table:table-cell office:value-type="float" office:value="350">
            <text:p>350</text:p>
          </table:table-cell>
          <table:table-cell table:number-columns-repeated="1019"/>
        </table:table-row>
        <table:table-row table:style-name="ro28">
          <table:table-cell office:value-type="string">
            <text:p>STO_CANYON_01_DESC</text:p>
          </table:table-cell>
          <table:table-cell office:value-type="string">
            <text:p>A few power cores remain deep in a canyon that was once a choke point to the frozen north. The aliens are on their way.</text:p>
          </table:table-cell>
          <table:table-cell office:value-type="string">
            <text:p>数個のコアが谷底に残っている。この谷底は北の氷層地帯へ至るチョークポイントになっている。エイリアンはこの道を進む。</text:p>
          </table:table-cell>
          <table:table-cell/>
          <table:table-cell office:value-type="float" office:value="351">
            <text:p>351</text:p>
          </table:table-cell>
          <table:table-cell table:number-columns-repeated="1019"/>
        </table:table-row>
        <table:table-row table:style-name="ro8">
          <table:table-cell office:value-type="string">
            <text:p>STO_GLACIER_01_NAME</text:p>
          </table:table-cell>
          <table:table-cell office:value-type="string">
            <text:p>Veil of Ice</text:p>
          </table:table-cell>
          <table:table-cell table:number-columns-repeated="2"/>
          <table:table-cell office:value-type="float" office:value="352">
            <text:p>352</text:p>
          </table:table-cell>
          <table:table-cell table:number-columns-repeated="1019"/>
        </table:table-row>
        <table:table-row table:style-name="ro14">
          <table:table-cell office:value-type="string">
            <text:p>STO_GLACIER_01_DESC</text:p>
          </table:table-cell>
          <table:table-cell office:value-type="string">
            <text:p>An abandoned mining derrick sleeps deep within a glacier. Protect the cores at all costs.</text:p>
          </table:table-cell>
          <table:table-cell office:value-type="string">
            <text:p>廃棄された大型採掘機が氷河の中に眠っている。全力でコアを守らなければならない。</text:p>
          </table:table-cell>
          <table:table-cell office:value-type="string">
            <text:p>at all costsがよく分からん。</text:p>
          </table:table-cell>
          <table:table-cell office:value-type="float" office:value="353">
            <text:p>353</text:p>
          </table:table-cell>
          <table:table-cell table:number-columns-repeated="1019"/>
        </table:table-row>
        <table:table-row table:style-name="ro8">
          <table:table-cell office:value-type="string">
            <text:p>STO_CREVASSE_01_NAME</text:p>
          </table:table-cell>
          <table:table-cell office:value-type="string">
            <text:p>Cold Storage</text:p>
          </table:table-cell>
          <table:table-cell table:number-columns-repeated="2"/>
          <table:table-cell office:value-type="float" office:value="354">
            <text:p>354</text:p>
          </table:table-cell>
          <table:table-cell table:number-columns-repeated="1019"/>
        </table:table-row>
        <table:table-row table:style-name="ro28">
          <table:table-cell office:value-type="string">
            <text:p>STO_CREVASSE_01_DESC</text:p>
          </table:table-cell>
          <table:table-cell office:value-type="string">
            <text:p>This deep crevasse was an archeological dig site before it was attacked by aliens in the last war. They won't capture it this time.</text:p>
          </table:table-cell>
          <table:table-cell office:value-type="string">
            <text:p>この深いクレバスは先日の大攻勢でエイリアンの攻撃を受けるまでは考古学の発掘現場だった。 今回は占領が目的では無さそうだ。</text:p>
          </table:table-cell>
          <table:table-cell office:value-type="string">
            <text:p>warは1000年前の大戦の他に、ゲーム開始以前に行われた現代におけるエイリアンの攻勢も指す模様。分かりにくすぎ・・・</text:p>
          </table:table-cell>
          <table:table-cell office:value-type="float" office:value="355">
            <text:p>355</text:p>
          </table:table-cell>
          <table:table-cell table:number-columns-repeated="1019"/>
        </table:table-row>
        <table:table-row table:style-name="ro8">
          <table:table-cell office:value-type="string">
            <text:p>STO_OLDCITY_01_NAME</text:p>
          </table:table-cell>
          <table:table-cell office:value-type="string">
            <text:p>Guardian's Fall</text:p>
          </table:table-cell>
          <table:table-cell table:number-columns-repeated="2"/>
          <table:table-cell office:value-type="float" office:value="356">
            <text:p>356</text:p>
          </table:table-cell>
          <table:table-cell table:number-columns-repeated="1019"/>
        </table:table-row>
        <table:table-row table:style-name="ro14">
          <table:table-cell office:value-type="string">
            <text:p>STO_OLDCITY_01_DESC</text:p>
          </table:table-cell>
          <table:table-cell office:value-type="string">
            <text:p>Little is left of the majestic capital city from the last war. Aliens pick through the remains.</text:p>
          </table:table-cell>
          <table:table-cell office:value-type="string">
            <text:p>雄大であった都市も先日の大攻勢により僅かに残されるだけとなった。 エイリアンはそれさえも奪おうとしている。</text:p>
          </table:table-cell>
          <table:table-cell/>
          <table:table-cell office:value-type="float" office:value="357">
            <text:p>357</text:p>
          </table:table-cell>
          <table:table-cell table:number-columns-repeated="1019"/>
        </table:table-row>
        <table:table-row table:style-name="ro8">
          <table:table-cell office:value-type="string">
            <text:p>STO_INTERCHANGE_01_NAME</text:p>
          </table:table-cell>
          <table:table-cell office:value-type="string">
            <text:p>Center of Power</text:p>
          </table:table-cell>
          <table:table-cell table:number-columns-repeated="2"/>
          <table:table-cell office:value-type="float" office:value="358">
            <text:p>358</text:p>
          </table:table-cell>
          <table:table-cell table:number-columns-repeated="1019"/>
        </table:table-row>
        <table:table-row table:style-name="ro13">
          <table:table-cell office:value-type="string">
            <text:p>STO_INTERCHANGE_01_DESC</text:p>
          </table:table-cell>
          <table:table-cell office:value-type="string">
            <text:p>The power core assembly complex once employed half of the city and provided power to the entire world. Until the aliens came.</text:p>
          </table:table-cell>
          <table:table-cell office:value-type="string">
            <text:p>パワーコアを組み立てる複合施設は、嘗ては都市人口の半数を雇用し世界全域へパワーを供給していた。 エイリアンが来るまでは…</text:p>
          </table:table-cell>
          <table:table-cell/>
          <table:table-cell office:value-type="float" office:value="359">
            <text:p>359</text:p>
          </table:table-cell>
          <table:table-cell table:number-columns-repeated="1019"/>
        </table:table-row>
        <table:table-row table:style-name="ro8">
          <table:table-cell office:value-type="string">
            <text:p>STO_OPENSP_01_NAME</text:p>
          </table:table-cell>
          <table:table-cell office:value-type="string">
            <text:p>Standing Order</text:p>
          </table:table-cell>
          <table:table-cell table:number-columns-repeated="2"/>
          <table:table-cell office:value-type="float" office:value="360">
            <text:p>360</text:p>
          </table:table-cell>
          <table:table-cell table:number-columns-repeated="1019"/>
        </table:table-row>
        <table:table-row table:style-name="ro30">
          <table:table-cell office:value-type="string">
            <text:p>STO_OPENSP_01_DESC</text:p>
          </table:table-cell>
          <table:table-cell office:value-type="string">
            <text:p>The military training grounds haven't been used in a millennia. Much of the infrastructure was cannibalized for building materials.</text:p>
          </table:table-cell>
          <table:table-cell office:value-type="string">
            <text:p>軍事訓練場は一千年もの間、使われる事は無かった。 設備の大部分は建築材へと転用されている。 </text:p>
          </table:table-cell>
          <table:table-cell/>
          <table:table-cell office:value-type="float" office:value="361">
            <text:p>361</text:p>
          </table:table-cell>
          <table:table-cell table:number-columns-repeated="1019"/>
        </table:table-row>
        <table:table-row table:style-name="ro8">
          <table:table-cell office:value-type="string">
            <text:p>STO_BIRDSNEST_01_NAME</text:p>
          </table:table-cell>
          <table:table-cell office:value-type="string">
            <text:p>Crossed Signals</text:p>
          </table:table-cell>
          <table:table-cell table:number-columns-repeated="2"/>
          <table:table-cell office:value-type="float" office:value="362">
            <text:p>362</text:p>
          </table:table-cell>
          <table:table-cell table:number-columns-repeated="1019"/>
        </table:table-row>
        <table:table-row table:style-name="ro29">
          <table:table-cell office:value-type="string">
            <text:p>STO_BIRDSNEST_01_DESC</text:p>
          </table:table-cell>
          <table:table-cell office:value-type="string">
            <text:p>A symbol of cooperation, the great interchange links the two main colonies that survived the first war. Both entrances must be protected!</text:p>
          </table:table-cell>
          <table:table-cell office:value-type="string">
            <text:p>協力の象徴、2つの主要コロニーを連結する巨大なインターチェンジは初期の大攻勢を切り抜けていた。 両方の侵入口を守るんだ！</text:p>
          </table:table-cell>
          <table:table-cell/>
          <table:table-cell office:value-type="float" office:value="363">
            <text:p>363</text:p>
          </table:table-cell>
          <table:table-cell table:number-columns-repeated="1019"/>
        </table:table-row>
        <table:table-row table:style-name="ro8">
          <table:table-cell office:value-type="string">
            <text:p>STO_BUCKET_01_NAME</text:p>
          </table:table-cell>
          <table:table-cell office:value-type="string">
            <text:p>Containment</text:p>
          </table:table-cell>
          <table:table-cell table:number-columns-repeated="2"/>
          <table:table-cell office:value-type="float" office:value="364">
            <text:p>364</text:p>
          </table:table-cell>
          <table:table-cell table:number-columns-repeated="1019"/>
        </table:table-row>
        <table:table-row table:style-name="ro28">
          <table:table-cell office:value-type="string">
            <text:p>STO_BUCKET_01_DESC</text:p>
          </table:table-cell>
          <table:table-cell office:value-type="string">
            <text:p><text:s text:c="4"/>The aliens have broken their siege and are assaulting your city directly. Defending the cores is the only way to save your home!</text:p>
          </table:table-cell>
          <table:table-cell office:value-type="string">
            <text:p>エイリアンは包囲を解き、都市への直接攻撃に転じた。 我が家を守るにはコアを防衛するしかない。</text:p>
          </table:table-cell>
          <table:table-cell/>
          <table:table-cell office:value-type="float" office:value="365">
            <text:p>365</text:p>
          </table:table-cell>
          <table:table-cell table:number-columns-repeated="1019"/>
        </table:table-row>
        <table:table-row table:style-name="ro8">
          <table:table-cell office:value-type="string">
            <text:p>STO_TRAINSTATION_01_NAME</text:p>
          </table:table-cell>
          <table:table-cell office:value-type="string">
            <text:p>Turnabout</text:p>
          </table:table-cell>
          <table:table-cell table:number-columns-repeated="2"/>
          <table:table-cell office:value-type="float" office:value="366">
            <text:p>366</text:p>
          </table:table-cell>
          <table:table-cell table:number-columns-repeated="1019"/>
        </table:table-row>
        <table:table-row table:style-name="ro30">
          <table:table-cell office:value-type="string">
            <text:p>STO_TRAINSTATION_01_DESC</text:p>
          </table:table-cell>
          <table:table-cell office:value-type="string">
            <text:p>The central power nexus of the entire planetary defense system was hidden long ago. If you can recover control, we can launch a counterattack.</text:p>
          </table:table-cell>
          <table:table-cell office:value-type="string">
            <text:p>惑星全域防衛システムの中央動力連結機は遙か昔に隠蔽されていた。 制御を取り戻す事が出来たなら反撃を始められる。 </text:p>
          </table:table-cell>
          <table:table-cell/>
          <table:table-cell office:value-type="float" office:value="367">
            <text:p>367</text:p>
          </table:table-cell>
          <table:table-cell table:number-columns-repeated="1019"/>
        </table:table-row>
        <table:table-row table:style-name="ro8">
          <table:table-cell office:value-type="string">
            <text:p>STO_ALIENHUB_01_NAME</text:p>
          </table:table-cell>
          <table:table-cell office:value-type="string">
            <text:p>Waste Disposal</text:p>
          </table:table-cell>
          <table:table-cell table:number-columns-repeated="2"/>
          <table:table-cell office:value-type="float" office:value="368">
            <text:p>368</text:p>
          </table:table-cell>
          <table:table-cell table:number-columns-repeated="1019"/>
        </table:table-row>
        <table:table-row table:style-name="ro30">
          <table:table-cell office:value-type="string">
            <text:p>STO_ALIENHUB_01_DESC</text:p>
          </table:table-cell>
          <table:table-cell office:value-type="string">
            <text:p>The aliens have infested the labyrinthian ruins of a hazardous waste processing plant. Stop them from transferring the power cores.</text:p>
          </table:table-cell>
          <table:table-cell office:value-type="string">
            <text:p>エイリアン達は入り組んだ有害廃棄物処理工場の遺跡に群がった。 パワーコアの転送を食い止めるんだ。</text:p>
          </table:table-cell>
          <table:table-cell/>
          <table:table-cell office:value-type="float" office:value="369">
            <text:p>369</text:p>
          </table:table-cell>
          <table:table-cell table:number-columns-repeated="1019"/>
        </table:table-row>
        <table:table-row table:style-name="ro8">
          <table:table-cell office:value-type="string">
            <text:p>STO_PORTAL_01_NAME</text:p>
          </table:table-cell>
          <table:table-cell office:value-type="string">
            <text:p>Lockdown</text:p>
          </table:table-cell>
          <table:table-cell table:number-columns-repeated="2"/>
          <table:table-cell office:value-type="float" office:value="370">
            <text:p>370</text:p>
          </table:table-cell>
          <table:table-cell table:number-columns-repeated="1019"/>
        </table:table-row>
        <table:table-row table:style-name="ro13">
          <table:table-cell office:value-type="string">
            <text:p>STO_PORTAL_01_DESC</text:p>
          </table:table-cell>
          <table:table-cell office:value-type="string">
            <text:p>The aliens are gathering the power cores they have stolen in a remote underground base. What are their plans?</text:p>
          </table:table-cell>
          <table:table-cell office:value-type="string">
            <text:p>エイリアンは遠隔操作された地下基地から奪ったパワーコアを集めている。 奴等の計画は何だ？</text:p>
          </table:table-cell>
          <table:table-cell/>
          <table:table-cell office:value-type="float" office:value="371">
            <text:p>371</text:p>
          </table:table-cell>
          <table:table-cell table:number-columns-repeated="1019"/>
        </table:table-row>
        <table:table-row table:style-name="ro12">
          <table:table-cell office:value-type="string">
            <text:p>STO_AINERVECENTER_01_NAME</text:p>
          </table:table-cell>
          <table:table-cell office:value-type="string">
            <text:p>Last Stand</text:p>
          </table:table-cell>
          <table:table-cell table:number-columns-repeated="2"/>
          <table:table-cell office:value-type="float" office:value="372">
            <text:p>372</text:p>
          </table:table-cell>
          <table:table-cell table:number-columns-repeated="1019"/>
        </table:table-row>
        <table:table-row table:style-name="ro16">
          <table:table-cell office:value-type="string">
            <text:p>STO_AINERVECENTER_01_DESC</text:p>
          </table:table-cell>
          <table:table-cell office:value-type="string">
            <text:p>The loss at the portal has cost the aliens dearly. Their reserves depleted, they prepare for one final strike.</text:p>
          </table:table-cell>
          <table:table-cell office:value-type="string">
            <text:p>ポータルの喪失はエイリアンにとって大きな代償となった。 奴等の予備兵力は激減し最終攻勢に出ようとしている。</text:p>
          </table:table-cell>
          <table:table-cell/>
          <table:table-cell office:value-type="float" office:value="373">
            <text:p>373</text:p>
          </table:table-cell>
          <table:table-cell table:number-columns-repeated="1019"/>
        </table:table-row>
        <table:table-row table:style-name="ro10">
          <table:table-cell table:style-name="ce73" office:value-type="string">
            <text:p>#Specific level names (modes under each map)</text:p>
          </table:table-cell>
          <table:table-cell table:style-name="ce73" office:value-type="string">
            <text:p>ゲームモード名称・説明</text:p>
          </table:table-cell>
          <table:table-cell table:style-name="ce73" table:number-columns-repeated="2"/>
          <table:table-cell office:value-type="float" office:value="374">
            <text:p>374</text:p>
          </table:table-cell>
          <table:table-cell table:number-columns-repeated="1019"/>
        </table:table-row>
        <table:table-row table:style-name="ro8">
          <table:table-cell office:value-type="string">
            <text:p>MODE_NORMAL_NAME</text:p>
          </table:table-cell>
          <table:table-cell office:value-type="string">
            <text:p>Story</text:p>
          </table:table-cell>
          <table:table-cell office:value-type="string">
            <text:p>ストーリー</text:p>
          </table:table-cell>
          <table:table-cell/>
          <table:table-cell office:value-type="float" office:value="375">
            <text:p>375</text:p>
          </table:table-cell>
          <table:table-cell table:number-columns-repeated="1019"/>
        </table:table-row>
        <table:table-row table:style-name="ro8">
          <table:table-cell office:value-type="string">
            <text:p>MODE_HARD_NAME</text:p>
          </table:table-cell>
          <table:table-cell office:value-type="string">
            <text:p>Story Challenge</text:p>
          </table:table-cell>
          <table:table-cell office:value-type="string">
            <text:p>ストーリー・チャレンジ</text:p>
          </table:table-cell>
          <table:table-cell/>
          <table:table-cell office:value-type="float" office:value="376">
            <text:p>376</text:p>
          </table:table-cell>
          <table:table-cell table:number-columns-repeated="1019"/>
        </table:table-row>
        <table:table-row table:style-name="ro10">
          <table:table-cell office:value-type="string">
            <text:p>MODE_HARD_DESC</text:p>
          </table:table-cell>
          <table:table-cell office:value-type="string">
            <text:p>The story mode, but all the aliens are tougher.</text:p>
          </table:table-cell>
          <table:table-cell office:value-type="string">
            <text:p>エイリアンが強固になったストーリー・モードです。</text:p>
          </table:table-cell>
          <table:table-cell/>
          <table:table-cell office:value-type="float" office:value="377">
            <text:p>377</text:p>
          </table:table-cell>
          <table:table-cell table:number-columns-repeated="1019"/>
        </table:table-row>
        <table:table-row table:style-name="ro8">
          <table:table-cell office:value-type="string">
            <text:p>MODE_EASY_NAME</text:p>
          </table:table-cell>
          <table:table-cell office:value-type="string">
            <text:p>Relaxed</text:p>
          </table:table-cell>
          <table:table-cell office:value-type="string">
            <text:p>リラックス</text:p>
          </table:table-cell>
          <table:table-cell/>
          <table:table-cell office:value-type="float" office:value="378">
            <text:p>378</text:p>
          </table:table-cell>
          <table:table-cell table:number-columns-repeated="1019"/>
        </table:table-row>
        <table:table-row table:style-name="ro7">
          <table:table-cell office:value-type="string">
            <text:p>MODE_EASY_DESC</text:p>
          </table:table-cell>
          <table:table-cell office:value-type="string">
            <text:p>The story mode, but the aliens are easier than normal and you can't lose.</text:p>
          </table:table-cell>
          <table:table-cell office:value-type="string">
            <text:p>通常よりもエイリアンを倒しやすくなったストーリー・モードです。負ける事は無いでしょう。</text:p>
          </table:table-cell>
          <table:table-cell/>
          <table:table-cell office:value-type="float" office:value="379">
            <text:p>379</text:p>
          </table:table-cell>
          <table:table-cell table:number-columns-repeated="1019"/>
        </table:table-row>
        <table:table-row table:style-name="ro8">
          <table:table-cell office:value-type="string">
            <text:p>MODE_SURVIVAL_NAME</text:p>
          </table:table-cell>
          <table:table-cell office:value-type="string">
            <text:p>Survival</text:p>
          </table:table-cell>
          <table:table-cell office:value-type="string">
            <text:p>サバイバル</text:p>
          </table:table-cell>
          <table:table-cell/>
          <table:table-cell office:value-type="float" office:value="380">
            <text:p>380</text:p>
          </table:table-cell>
          <table:table-cell table:number-columns-repeated="1019"/>
        </table:table-row>
        <table:table-row table:style-name="ro15">
          <table:table-cell office:value-type="string">
            <text:p>MODE_SURVIVAL_DESC</text:p>
          </table:table-cell>
          <table:table-cell office:value-type="string">
            <text:p>Survive as long as you can against the endless waves of aliens.</text:p>
          </table:table-cell>
          <table:table-cell office:value-type="string">
            <text:p>終わりの無いエイリアンの波状攻撃を出来るだけ長く生き残って下さい。</text:p>
          </table:table-cell>
          <table:table-cell/>
          <table:table-cell office:value-type="float" office:value="381">
            <text:p>381</text:p>
          </table:table-cell>
          <table:table-cell table:number-columns-repeated="1019"/>
        </table:table-row>
        <table:table-row table:style-name="ro8">
          <table:table-cell office:value-type="string">
            <text:p>MODE_FIXED10_NAME</text:p>
          </table:table-cell>
          <table:table-cell office:value-type="string">
            <text:p>10k Resources</text:p>
          </table:table-cell>
          <table:table-cell office:value-type="string">
            <text:p>リソース制限：10,000</text:p>
          </table:table-cell>
          <table:table-cell/>
          <table:table-cell office:value-type="float" office:value="382">
            <text:p>382</text:p>
          </table:table-cell>
          <table:table-cell table:number-columns-repeated="1019"/>
        </table:table-row>
        <table:table-row table:style-name="ro15">
          <table:table-cell office:value-type="string">
            <text:p>MODE_FIXED10_DESC</text:p>
          </table:table-cell>
          <table:table-cell office:value-type="string">
            <text:p>You start with 10k with no resource recovery or interest.</text:p>
          </table:table-cell>
          <table:table-cell office:value-type="string">
            <text:p>リソースは開始時の10,000のみで回収や利息による増加は有りません。</text:p>
          </table:table-cell>
          <table:table-cell/>
          <table:table-cell office:value-type="float" office:value="383">
            <text:p>383</text:p>
          </table:table-cell>
          <table:table-cell table:number-columns-repeated="1019"/>
        </table:table-row>
        <table:table-row table:style-name="ro8">
          <table:table-cell office:value-type="string">
            <text:p>MODE_FIXED10_EASY_NAME</text:p>
          </table:table-cell>
          <table:table-cell office:value-type="string">
            <text:p>10k Resources Relaxed</text:p>
          </table:table-cell>
          <table:table-cell office:value-type="string">
            <text:p>リソース制限：10,000、リラックス</text:p>
          </table:table-cell>
          <table:table-cell/>
          <table:table-cell office:value-type="float" office:value="384">
            <text:p>384</text:p>
          </table:table-cell>
          <table:table-cell table:number-columns-repeated="1019"/>
        </table:table-row>
        <table:table-row table:style-name="ro7">
          <table:table-cell office:value-type="string">
            <text:p>MODE_FIXED10_EASY_DESC</text:p>
          </table:table-cell>
          <table:table-cell office:value-type="string">
            <text:p>You start with 10k with resource recovery and interest and weaker aliens.</text:p>
          </table:table-cell>
          <table:table-cell office:value-type="string">
            <text:p>リソースは開始時の10,000のみで回収や利息による増加は無く、敵が弱くなっています。</text:p>
          </table:table-cell>
          <table:table-cell/>
          <table:table-cell office:value-type="float" office:value="385">
            <text:p>385</text:p>
          </table:table-cell>
          <table:table-cell table:number-columns-repeated="1019"/>
        </table:table-row>
        <table:table-row table:style-name="ro12">
          <table:table-cell office:value-type="string">
            <text:p>MODE_FIXED10_NORMAL_NAME</text:p>
          </table:table-cell>
          <table:table-cell office:value-type="string">
            <text:p>10k Resources</text:p>
          </table:table-cell>
          <table:table-cell office:value-type="string">
            <text:p>リソース制限：10,000</text:p>
          </table:table-cell>
          <table:table-cell table:style-name="Default"/>
          <table:table-cell office:value-type="float" office:value="386">
            <text:p>386</text:p>
          </table:table-cell>
          <table:table-cell table:number-columns-repeated="1019"/>
        </table:table-row>
        <table:table-row table:style-name="ro15">
          <table:table-cell office:value-type="string">
            <text:p>MODE_FIXED10_NORMAL_DESC</text:p>
          </table:table-cell>
          <table:table-cell office:value-type="string">
            <text:p>You start with 10k with no resource recovery or interest.</text:p>
          </table:table-cell>
          <table:table-cell office:value-type="string">
            <text:p>リソースは開始時の10,000のみで回収や利息による増加は無く、エイリアンが弱くなっています。</text:p>
          </table:table-cell>
          <table:table-cell/>
          <table:table-cell office:value-type="float" office:value="387">
            <text:p>387</text:p>
          </table:table-cell>
          <table:table-cell table:number-columns-repeated="1019"/>
        </table:table-row>
        <table:table-row table:style-name="ro10">
          <table:table-cell table:style-name="ce74" office:value-type="string">
            <text:p>MODE_FIXED10_HARD_NAME</text:p>
          </table:table-cell>
          <table:table-cell office:value-type="string">
            <text:p>10k Challenge </text:p>
          </table:table-cell>
          <table:table-cell office:value-type="string">
            <text:p>リソース制限：10,000、チャレンジ</text:p>
          </table:table-cell>
          <table:table-cell office:value-type="string">
            <text:p>111201-変更：10k Resources Challenge</text:p>
          </table:table-cell>
          <table:table-cell office:value-type="float" office:value="388">
            <text:p>388</text:p>
          </table:table-cell>
          <table:table-cell table:number-columns-repeated="1019"/>
        </table:table-row>
        <table:table-row table:style-name="ro7">
          <table:table-cell office:value-type="string">
            <text:p>MODE_FIXED10_HARD_DESC</text:p>
          </table:table-cell>
          <table:table-cell office:value-type="string">
            <text:p>You start with 10k with no resource recovery or interest and tougher aliens.</text:p>
          </table:table-cell>
          <table:table-cell office:value-type="string">
            <text:p>リソースは開始時の10,000のみで回収や利息による増加は無く、エイリアンが強靱になっています。</text:p>
          </table:table-cell>
          <table:table-cell/>
          <table:table-cell office:value-type="float" office:value="389">
            <text:p>389</text:p>
          </table:table-cell>
          <table:table-cell table:number-columns-repeated="1019"/>
        </table:table-row>
        <table:table-row table:style-name="ro8">
          <table:table-cell office:value-type="string">
            <text:p>MODE_FIXED20_NAME</text:p>
          </table:table-cell>
          <table:table-cell office:value-type="string">
            <text:p>Practice</text:p>
          </table:table-cell>
          <table:table-cell office:value-type="string">
            <text:p>練習</text:p>
          </table:table-cell>
          <table:table-cell/>
          <table:table-cell office:value-type="float" office:value="390">
            <text:p>390</text:p>
          </table:table-cell>
          <table:table-cell table:number-columns-repeated="1019"/>
        </table:table-row>
        <table:table-row table:style-name="ro14">
          <table:table-cell office:value-type="string">
            <text:p>MODE_FIXED20_DESC</text:p>
          </table:table-cell>
          <table:table-cell office:value-type="string">
            <text:p>You start with 20k with no resource recovery or interest. <text:s/>Perfect your strategies.</text:p>
          </table:table-cell>
          <table:table-cell office:value-type="string">
            <text:p>リソースは開始時に所持している20,000のみで回収や利息による増加は有りません。戦略を練って下さい。</text:p>
          </table:table-cell>
          <table:table-cell/>
          <table:table-cell office:value-type="float" office:value="391">
            <text:p>391</text:p>
          </table:table-cell>
          <table:table-cell table:number-columns-repeated="1019"/>
        </table:table-row>
        <table:table-row table:style-name="ro10">
          <table:table-cell table:style-name="ce74" office:value-type="string">
            <text:p>MODE_FIXED20_HARD_NAME</text:p>
          </table:table-cell>
          <table:table-cell office:value-type="string">
            <text:p>20k Challenge</text:p>
          </table:table-cell>
          <table:table-cell office:value-type="string">
            <text:p>リソース制限：20,000、チャレンジ</text:p>
          </table:table-cell>
          <table:table-cell office:value-type="string">
            <text:p>111201-変更：20k Resources Challenge</text:p>
          </table:table-cell>
          <table:table-cell office:value-type="float" office:value="392">
            <text:p>392</text:p>
          </table:table-cell>
          <table:table-cell table:number-columns-repeated="1019"/>
        </table:table-row>
        <table:table-row table:style-name="ro7">
          <table:table-cell office:value-type="string">
            <text:p>MODE_FIXED20_HARD_DESC</text:p>
          </table:table-cell>
          <table:table-cell office:value-type="string">
            <text:p>You start with 20k with no resource recovery or interest and tougher aliens.</text:p>
          </table:table-cell>
          <table:table-cell office:value-type="string">
            <text:p>リソースは開始時の20,000のみで回収や利息による増加は有りません。</text:p>
          </table:table-cell>
          <table:table-cell/>
          <table:table-cell office:value-type="float" office:value="393">
            <text:p>393</text:p>
          </table:table-cell>
          <table:table-cell table:number-columns-repeated="1019"/>
        </table:table-row>
        <table:table-row table:style-name="ro8">
          <table:table-cell office:value-type="string">
            <text:p>MODE_MAX10_NAME</text:p>
          </table:table-cell>
          <table:table-cell office:value-type="string">
            <text:p>10 Tower Limit</text:p>
          </table:table-cell>
          <table:table-cell office:value-type="string">
            <text:p>タワー制限：10</text:p>
          </table:table-cell>
          <table:table-cell/>
          <table:table-cell office:value-type="float" office:value="394">
            <text:p>394</text:p>
          </table:table-cell>
          <table:table-cell table:number-columns-repeated="1019"/>
        </table:table-row>
        <table:table-row table:style-name="ro10">
          <table:table-cell office:value-type="string">
            <text:p>MODE_MAX10_DESC</text:p>
          </table:table-cell>
          <table:table-cell office:value-type="string">
            <text:p>You can only have 10 towers in play at any time.</text:p>
          </table:table-cell>
          <table:table-cell office:value-type="string">
            <text:p>タワーを10基まで所有する事が出来ます。</text:p>
          </table:table-cell>
          <table:table-cell/>
          <table:table-cell office:value-type="float" office:value="395">
            <text:p>395</text:p>
          </table:table-cell>
          <table:table-cell table:number-columns-repeated="1019"/>
        </table:table-row>
        <table:table-row table:style-name="ro8">
          <table:table-cell office:value-type="string">
            <text:p>MODE_MAX15_NAME</text:p>
          </table:table-cell>
          <table:table-cell office:value-type="string">
            <text:p>15 Tower Limit</text:p>
          </table:table-cell>
          <table:table-cell office:value-type="string">
            <text:p>タワー制限：15</text:p>
          </table:table-cell>
          <table:table-cell/>
          <table:table-cell office:value-type="float" office:value="396">
            <text:p>396</text:p>
          </table:table-cell>
          <table:table-cell table:number-columns-repeated="1019"/>
        </table:table-row>
        <table:table-row table:style-name="ro10">
          <table:table-cell office:value-type="string">
            <text:p>MODE_MAX15_DESC</text:p>
          </table:table-cell>
          <table:table-cell office:value-type="string">
            <text:p>You can only have 15 towers in play at any time.</text:p>
          </table:table-cell>
          <table:table-cell office:value-type="string">
            <text:p>タワーを15基まで所有する事が出来ます。</text:p>
          </table:table-cell>
          <table:table-cell/>
          <table:table-cell office:value-type="float" office:value="397">
            <text:p>397</text:p>
          </table:table-cell>
          <table:table-cell table:number-columns-repeated="1019"/>
        </table:table-row>
        <table:table-row table:style-name="ro8">
          <table:table-cell office:value-type="string">
            <text:p>MODE_MAX20_NAME</text:p>
          </table:table-cell>
          <table:table-cell office:value-type="string">
            <text:p>20 Tower Limit</text:p>
          </table:table-cell>
          <table:table-cell office:value-type="string">
            <text:p>タワー制限：20</text:p>
          </table:table-cell>
          <table:table-cell/>
          <table:table-cell office:value-type="float" office:value="398">
            <text:p>398</text:p>
          </table:table-cell>
          <table:table-cell table:number-columns-repeated="1019"/>
        </table:table-row>
        <table:table-row table:style-name="ro10">
          <table:table-cell office:value-type="string">
            <text:p>MODE_MAX20_DESC</text:p>
          </table:table-cell>
          <table:table-cell office:value-type="string">
            <text:p>You can only have 20 towers in play at any time.</text:p>
          </table:table-cell>
          <table:table-cell office:value-type="string">
            <text:p>タワーを20基まで所有する事が出来ます。</text:p>
          </table:table-cell>
          <table:table-cell/>
          <table:table-cell office:value-type="float" office:value="399">
            <text:p>399</text:p>
          </table:table-cell>
          <table:table-cell table:number-columns-repeated="1019"/>
        </table:table-row>
        <table:table-row table:style-name="ro8">
          <table:table-cell office:value-type="string">
            <text:p>MODE_NOSELLING_NAME</text:p>
          </table:table-cell>
          <table:table-cell office:value-type="string">
            <text:p>No Selling</text:p>
          </table:table-cell>
          <table:table-cell office:value-type="string">
            <text:p>売却不可</text:p>
          </table:table-cell>
          <table:table-cell/>
          <table:table-cell office:value-type="float" office:value="400">
            <text:p>400</text:p>
          </table:table-cell>
          <table:table-cell table:number-columns-repeated="1019"/>
        </table:table-row>
        <table:table-row table:style-name="ro12">
          <table:table-cell office:value-type="string">
            <text:p>MODE_NOSELLING_DESC</text:p>
          </table:table-cell>
          <table:table-cell office:value-type="string">
            <text:p>You are not allowed to sell towers.</text:p>
          </table:table-cell>
          <table:table-cell office:value-type="string">
            <text:p>タワーを売却する事が出来ません。</text:p>
          </table:table-cell>
          <table:table-cell/>
          <table:table-cell office:value-type="float" office:value="401">
            <text:p>401</text:p>
          </table:table-cell>
          <table:table-cell table:number-columns-repeated="1019"/>
        </table:table-row>
        <table:table-row table:style-name="ro8">
          <table:table-cell office:value-type="string">
            <text:p>MODE_SINGLECORE_NAME</text:p>
          </table:table-cell>
          <table:table-cell office:value-type="string">
            <text:p>Single Core</text:p>
          </table:table-cell>
          <table:table-cell office:value-type="string">
            <text:p>シングル・コア</text:p>
          </table:table-cell>
          <table:table-cell/>
          <table:table-cell office:value-type="float" office:value="402">
            <text:p>402</text:p>
          </table:table-cell>
          <table:table-cell table:number-columns-repeated="1019"/>
        </table:table-row>
        <table:table-row table:style-name="ro12">
          <table:table-cell office:value-type="string">
            <text:p>MODE_SINGLECORE_DESC</text:p>
          </table:table-cell>
          <table:table-cell office:value-type="string">
            <text:p>There is only a single core in the housing.</text:p>
          </table:table-cell>
          <table:table-cell office:value-type="string">
            <text:p>コアが1つしか存在しません。</text:p>
          </table:table-cell>
          <table:table-cell/>
          <table:table-cell office:value-type="float" office:value="403">
            <text:p>403</text:p>
          </table:table-cell>
          <table:table-cell table:number-columns-repeated="1019"/>
        </table:table-row>
        <table:table-row table:style-name="ro8">
          <table:table-cell office:value-type="string">
            <text:p>MODE_GRINDER_NAME</text:p>
          </table:table-cell>
          <table:table-cell office:value-type="string">
            <text:p>Grinder</text:p>
          </table:table-cell>
          <table:table-cell office:value-type="string">
            <text:p>グラインダー</text:p>
          </table:table-cell>
          <table:table-cell/>
          <table:table-cell office:value-type="float" office:value="404">
            <text:p>404</text:p>
          </table:table-cell>
          <table:table-cell table:number-columns-repeated="1019"/>
        </table:table-row>
        <table:table-row table:style-name="ro12">
          <table:table-cell office:value-type="string">
            <text:p>MODE_GRINDER_DESC</text:p>
          </table:table-cell>
          <table:table-cell office:value-type="string">
            <text:p>The walkers just keep coming.</text:p>
          </table:table-cell>
          <table:table-cell office:value-type="string">
            <text:p>ウォーカーが来襲し続けます。</text:p>
          </table:table-cell>
          <table:table-cell/>
          <table:table-cell office:value-type="float" office:value="405">
            <text:p>405</text:p>
          </table:table-cell>
          <table:table-cell table:number-columns-repeated="1019"/>
        </table:table-row>
        <table:table-row table:style-name="ro8">
          <table:table-cell office:value-type="string">
            <text:p>MODE_GREENONLY_NAME</text:p>
          </table:table-cell>
          <table:table-cell office:value-type="string">
            <text:p>Green Towers Only</text:p>
          </table:table-cell>
          <table:table-cell office:value-type="string">
            <text:p>緑タワーのみ</text:p>
          </table:table-cell>
          <table:table-cell/>
          <table:table-cell office:value-type="float" office:value="406">
            <text:p>406</text:p>
          </table:table-cell>
          <table:table-cell table:number-columns-repeated="1019"/>
        </table:table-row>
        <table:table-row table:style-name="ro10">
          <table:table-cell office:value-type="string">
            <text:p>MODE_GREENONLY_DESC</text:p>
          </table:table-cell>
          <table:table-cell office:value-type="string">
            <text:p>Survive with only level one towers available.</text:p>
          </table:table-cell>
          <table:table-cell office:value-type="string">
            <text:p>レベル1のタワーのみで生き抜きます。</text:p>
          </table:table-cell>
          <table:table-cell/>
          <table:table-cell office:value-type="float" office:value="407">
            <text:p>407</text:p>
          </table:table-cell>
          <table:table-cell table:number-columns-repeated="1019"/>
        </table:table-row>
        <table:table-row table:style-name="ro14">
          <table:table-cell office:value-type="string">
            <text:p>MODE_FIXED40_DESC</text:p>
          </table:table-cell>
          <table:table-cell office:value-type="string">
            <text:p>You start with 40k with no resource recovery or interest. <text:s/>Perfect your strategies.</text:p>
          </table:table-cell>
          <table:table-cell office:value-type="string">
            <text:p>リソースは開始時の40,000のみで回収や利息による増加は有りません。戦略を練って下さい。</text:p>
          </table:table-cell>
          <table:table-cell/>
          <table:table-cell office:value-type="float" office:value="408">
            <text:p>408</text:p>
          </table:table-cell>
          <table:table-cell table:number-columns-repeated="1019"/>
        </table:table-row>
        <table:table-row table:style-name="ro8">
          <table:table-cell office:value-type="string">
            <text:p>MODE_OUTOFBULLETS_NAME</text:p>
          </table:table-cell>
          <table:table-cell office:value-type="string">
            <text:p>Out of Bullets</text:p>
          </table:table-cell>
          <table:table-cell office:value-type="string">
            <text:p>弾切れ</text:p>
          </table:table-cell>
          <table:table-cell/>
          <table:table-cell office:value-type="float" office:value="409">
            <text:p>409</text:p>
          </table:table-cell>
          <table:table-cell table:number-columns-repeated="1019"/>
        </table:table-row>
        <table:table-row table:style-name="ro14">
          <table:table-cell table:style-name="ce74" office:value-type="string">
            <text:p>MODE_OUTOFBULLETS_DESC</text:p>
          </table:table-cell>
          <table:table-cell office:value-type="string">
            <text:p>The story mode, but neither Gun towers nor Cannon towers are available to you.</text:p>
          </table:table-cell>
          <table:table-cell office:value-type="string">
            <text:p>ガンとキャノンのどちらのタワーも使えないストーリー・モードです。</text:p>
          </table:table-cell>
          <table:table-cell office:value-type="string">
            <text:p>111201-変更：or -&gt; nor </text:p>
          </table:table-cell>
          <table:table-cell office:value-type="float" office:value="410">
            <text:p>410</text:p>
          </table:table-cell>
          <table:table-cell table:number-columns-repeated="1019"/>
        </table:table-row>
        <table:table-row table:style-name="ro8">
          <table:table-cell table:style-name="ce73" office:value-type="string">
            <text:p># Just for testing</text:p>
          </table:table-cell>
          <table:table-cell table:style-name="ce73" table:number-columns-repeated="3"/>
          <table:table-cell office:value-type="float" office:value="411">
            <text:p>411</text:p>
          </table:table-cell>
          <table:table-cell table:number-columns-repeated="1019"/>
        </table:table-row>
        <table:table-row table:style-name="ro8">
          <table:table-cell office:value-type="string">
            <text:p>MISSION_SANDBOX_NAME</text:p>
          </table:table-cell>
          <table:table-cell office:value-type="string">
            <text:p>Sandbox</text:p>
          </table:table-cell>
          <table:table-cell table:number-columns-repeated="2"/>
          <table:table-cell office:value-type="float" office:value="412">
            <text:p>412</text:p>
          </table:table-cell>
          <table:table-cell table:number-columns-repeated="1019"/>
        </table:table-row>
        <table:table-row table:style-name="ro8">
          <table:table-cell office:value-type="string">
            <text:p>MISSION_SANDBOX_DESC</text:p>
          </table:table-cell>
          <table:table-cell office:value-type="string">
            <text:p>All towers available.</text:p>
          </table:table-cell>
          <table:table-cell table:number-columns-repeated="2"/>
          <table:table-cell office:value-type="float" office:value="413">
            <text:p>413</text:p>
          </table:table-cell>
          <table:table-cell table:number-columns-repeated="1019"/>
        </table:table-row>
        <table:table-row table:style-name="ro8">
          <table:table-cell table:style-name="ce73" office:value-type="string">
            <text:p># Leaderboard labels</text:p>
          </table:table-cell>
          <table:table-cell table:style-name="ce73" office:value-type="string">
            <text:p>リーダーボード画面</text:p>
          </table:table-cell>
          <table:table-cell table:style-name="ce73" table:number-columns-repeated="2"/>
          <table:table-cell office:value-type="float" office:value="414">
            <text:p>414</text:p>
          </table:table-cell>
          <table:table-cell table:number-columns-repeated="1019"/>
        </table:table-row>
        <table:table-row table:style-name="ro8">
          <table:table-cell office:value-type="string">
            <text:p>LEADERBOARD_FILTER</text:p>
          </table:table-cell>
          <table:table-cell office:value-type="string">
            <text:p>Filter</text:p>
          </table:table-cell>
          <table:table-cell table:style-name="ce82" office:value-type="string">
            <text:p>フィルター</text:p>
          </table:table-cell>
          <table:table-cell/>
          <table:table-cell office:value-type="float" office:value="415">
            <text:p>415</text:p>
          </table:table-cell>
          <table:table-cell table:number-columns-repeated="1019"/>
        </table:table-row>
        <table:table-row table:style-name="ro8">
          <table:table-cell office:value-type="string">
            <text:p>LEADERBOARD_MODE</text:p>
          </table:table-cell>
          <table:table-cell office:value-type="string">
            <text:p>Mode</text:p>
          </table:table-cell>
          <table:table-cell table:style-name="ce82" office:value-type="string">
            <text:p>モード</text:p>
          </table:table-cell>
          <table:table-cell/>
          <table:table-cell office:value-type="float" office:value="416">
            <text:p>416</text:p>
          </table:table-cell>
          <table:table-cell table:number-columns-repeated="1019"/>
        </table:table-row>
        <table:table-row table:style-name="ro10">
          <table:table-cell office:value-type="string">
            <text:p>LEADERBOARD_NO_ENTRIES</text:p>
          </table:table-cell>
          <table:table-cell office:value-type="string">
            <text:p>There are not yet any entries on this leaderboard.</text:p>
          </table:table-cell>
          <table:table-cell table:style-name="ce82" office:value-type="string">
            <text:p>未だリーダーボードには登録が有りません。</text:p>
          </table:table-cell>
          <table:table-cell/>
          <table:table-cell office:value-type="float" office:value="417">
            <text:p>417</text:p>
          </table:table-cell>
          <table:table-cell table:number-columns-repeated="1019"/>
        </table:table-row>
        <table:table-row table:style-name="ro12">
          <table:table-cell office:value-type="string">
            <text:p>LEADERBOARD_NOT_RANKED</text:p>
          </table:table-cell>
          <table:table-cell office:value-type="string">
            <text:p>You are not yet ranked on this leaderboard.</text:p>
          </table:table-cell>
          <table:table-cell table:style-name="ce82" office:value-type="string">
            <text:p>未だリーダーボードに貴方は登録されていません。</text:p>
          </table:table-cell>
          <table:table-cell/>
          <table:table-cell office:value-type="float" office:value="418">
            <text:p>418</text:p>
          </table:table-cell>
          <table:table-cell table:number-columns-repeated="1019"/>
        </table:table-row>
        <table:table-row table:style-name="ro12">
          <table:table-cell office:value-type="string">
            <text:p>LEADERBOARD_REQUESTING</text:p>
          </table:table-cell>
          <table:table-cell office:value-type="string">
            <text:p>Requesting leaderboard entries...</text:p>
          </table:table-cell>
          <table:table-cell table:style-name="ce82" office:value-type="string">
            <text:p>リーダーボードへ問い合わせ中…</text:p>
          </table:table-cell>
          <table:table-cell office:value-type="string">
            <text:p>登録を要求ではなく、登録してあるものを要求という意味。</text:p>
          </table:table-cell>
          <table:table-cell office:value-type="float" office:value="419">
            <text:p>419</text:p>
          </table:table-cell>
          <table:table-cell table:number-columns-repeated="1019"/>
        </table:table-row>
        <table:table-row table:style-name="ro12">
          <table:table-cell office:value-type="string">
            <text:p>LEADERBOARD_TOTAL_ENTRIES</text:p>
          </table:table-cell>
          <table:table-cell office:value-type="string">
            <text:p>Total Entries:</text:p>
          </table:table-cell>
          <table:table-cell table:style-name="ce82" office:value-type="string">
            <text:p>総登録数：</text:p>
          </table:table-cell>
          <table:table-cell/>
          <table:table-cell office:value-type="float" office:value="420">
            <text:p>420</text:p>
          </table:table-cell>
          <table:table-cell table:number-columns-repeated="1019"/>
        </table:table-row>
        <table:table-row table:style-name="ro12">
          <table:table-cell office:value-type="string">
            <text:p>LEADERBOARD_DAMAGEDONE_OVERALL</text:p>
          </table:table-cell>
          <table:table-cell office:value-type="string">
            <text:p>Damage Done</text:p>
          </table:table-cell>
          <table:table-cell office:value-type="string">
            <text:p>ダメージ量</text:p>
          </table:table-cell>
          <table:table-cell/>
          <table:table-cell office:value-type="float" office:value="421">
            <text:p>421</text:p>
          </table:table-cell>
          <table:table-cell table:number-columns-repeated="1019"/>
        </table:table-row>
        <table:table-row table:style-name="ro12">
          <table:table-cell office:value-type="string">
            <text:p>LEADERBOARD_DAMAGEDONE_STORY</text:p>
          </table:table-cell>
          <table:table-cell office:value-type="string">
            <text:p>Damage Done</text:p>
          </table:table-cell>
          <table:table-cell office:value-type="string">
            <text:p>ダメージ量</text:p>
          </table:table-cell>
          <table:table-cell/>
          <table:table-cell office:value-type="float" office:value="422">
            <text:p>422</text:p>
          </table:table-cell>
          <table:table-cell table:number-columns-repeated="1019"/>
        </table:table-row>
        <table:table-row table:style-name="ro12">
          <table:table-cell office:value-type="string">
            <text:p>LEADERBOARD_DAMAGEDONE_CHALLENGE</text:p>
          </table:table-cell>
          <table:table-cell office:value-type="string">
            <text:p>Damage Done</text:p>
          </table:table-cell>
          <table:table-cell office:value-type="string">
            <text:p>ダメージ量</text:p>
          </table:table-cell>
          <table:table-cell/>
          <table:table-cell office:value-type="float" office:value="423">
            <text:p>423</text:p>
          </table:table-cell>
          <table:table-cell table:number-columns-repeated="1019"/>
        </table:table-row>
        <table:table-row table:style-name="ro12">
          <table:table-cell office:value-type="string">
            <text:p>LEADERBOARD_GAMESPLAYED_SINGLE</text:p>
          </table:table-cell>
          <table:table-cell office:value-type="string">
            <text:p>Games Played </text:p>
          </table:table-cell>
          <table:table-cell office:value-type="string">
            <text:p>ゲーム・プレイ数</text:p>
          </table:table-cell>
          <table:table-cell/>
          <table:table-cell office:value-type="float" office:value="424">
            <text:p>424</text:p>
          </table:table-cell>
          <table:table-cell table:number-columns-repeated="1019"/>
        </table:table-row>
        <table:table-row table:style-name="ro12">
          <table:table-cell office:value-type="string">
            <text:p>LEADERBOARD_INTEREST_GAINED</text:p>
          </table:table-cell>
          <table:table-cell office:value-type="string">
            <text:p>Total Interest Earned</text:p>
          </table:table-cell>
          <table:table-cell office:value-type="string">
            <text:p>総リソース利息収入量</text:p>
          </table:table-cell>
          <table:table-cell/>
          <table:table-cell office:value-type="float" office:value="425">
            <text:p>425</text:p>
          </table:table-cell>
          <table:table-cell table:number-columns-repeated="1019"/>
        </table:table-row>
        <table:table-row table:style-name="ro12">
          <table:table-cell office:value-type="string">
            <text:p>LEADERBOARD_RESOURCES_RECOVERED</text:p>
          </table:table-cell>
          <table:table-cell office:value-type="string">
            <text:p>Total Resources Recovered</text:p>
          </table:table-cell>
          <table:table-cell office:value-type="string">
            <text:p>総リソース回収量</text:p>
          </table:table-cell>
          <table:table-cell/>
          <table:table-cell office:value-type="float" office:value="426">
            <text:p>426</text:p>
          </table:table-cell>
          <table:table-cell table:number-columns-repeated="1019"/>
        </table:table-row>
        <table:table-row table:style-name="ro12">
          <table:table-cell office:value-type="string">
            <text:p>LEADERBOARD_MOBSKILLED_OVERALL</text:p>
          </table:table-cell>
          <table:table-cell office:value-type="string">
            <text:p>Aliens Destroyed</text:p>
          </table:table-cell>
          <table:table-cell table:style-name="ce76" office:value-type="string">
            <text:p>エイリアン撃破数</text:p>
          </table:table-cell>
          <table:table-cell/>
          <table:table-cell office:value-type="float" office:value="427">
            <text:p>427</text:p>
          </table:table-cell>
          <table:table-cell table:number-columns-repeated="1019"/>
        </table:table-row>
        <table:table-row table:style-name="ro12">
          <table:table-cell office:value-type="string">
            <text:p>LEADERBOARD_MOBSKILLED_STORY</text:p>
          </table:table-cell>
          <table:table-cell office:value-type="string">
            <text:p>Aliens Destroyed</text:p>
          </table:table-cell>
          <table:table-cell table:style-name="ce76" office:value-type="string">
            <text:p>エイリアン撃破数</text:p>
          </table:table-cell>
          <table:table-cell/>
          <table:table-cell office:value-type="float" office:value="428">
            <text:p>428</text:p>
          </table:table-cell>
          <table:table-cell table:number-columns-repeated="1019"/>
        </table:table-row>
        <table:table-row table:style-name="ro12">
          <table:table-cell office:value-type="string">
            <text:p>LEADERBOARD_MOBSKILLED_CHALLENGE</text:p>
          </table:table-cell>
          <table:table-cell office:value-type="string">
            <text:p>Aliens Destroyed</text:p>
          </table:table-cell>
          <table:table-cell table:style-name="ce76" office:value-type="string">
            <text:p>エイリアン撃破数</text:p>
          </table:table-cell>
          <table:table-cell/>
          <table:table-cell office:value-type="float" office:value="429">
            <text:p>429</text:p>
          </table:table-cell>
          <table:table-cell table:number-columns-repeated="1019"/>
        </table:table-row>
        <table:table-row table:style-name="ro12">
          <table:table-cell office:value-type="string">
            <text:p>LEADERBOARD_FILTER_OVERALL</text:p>
          </table:table-cell>
          <table:table-cell office:value-type="string">
            <text:p>Overall</text:p>
          </table:table-cell>
          <table:table-cell table:style-name="ce76" office:value-type="string">
            <text:p>総合</text:p>
          </table:table-cell>
          <table:table-cell/>
          <table:table-cell office:value-type="float" office:value="430">
            <text:p>430</text:p>
          </table:table-cell>
          <table:table-cell table:number-columns-repeated="1019"/>
        </table:table-row>
        <table:table-row table:style-name="ro8">
          <table:table-cell office:value-type="string">
            <text:p>LEADERBOARD_FILTER_ME</text:p>
          </table:table-cell>
          <table:table-cell office:value-type="string">
            <text:p>Me</text:p>
          </table:table-cell>
          <table:table-cell table:style-name="ce76" office:value-type="string">
            <text:p>自分</text:p>
          </table:table-cell>
          <table:table-cell/>
          <table:table-cell office:value-type="float" office:value="431">
            <text:p>431</text:p>
          </table:table-cell>
          <table:table-cell table:number-columns-repeated="1019"/>
        </table:table-row>
        <table:table-row table:style-name="ro12">
          <table:table-cell office:value-type="string">
            <text:p>LEADERBOARD_FILTER_FRIENDS</text:p>
          </table:table-cell>
          <table:table-cell office:value-type="string">
            <text:p>Friends</text:p>
          </table:table-cell>
          <table:table-cell table:style-name="ce76" office:value-type="string">
            <text:p>フレンド</text:p>
          </table:table-cell>
          <table:table-cell/>
          <table:table-cell office:value-type="float" office:value="432">
            <text:p>432</text:p>
          </table:table-cell>
          <table:table-cell table:number-columns-repeated="1019"/>
        </table:table-row>
        <table:table-row table:style-name="ro8">
          <table:table-cell office:value-type="string">
            <text:p>LEADERBOARD_OVERALL</text:p>
          </table:table-cell>
          <table:table-cell office:value-type="string">
            <text:p>Story Modes</text:p>
          </table:table-cell>
          <table:table-cell table:style-name="ce76" office:value-type="string">
            <text:p>総合</text:p>
          </table:table-cell>
          <table:table-cell/>
          <table:table-cell office:value-type="float" office:value="433">
            <text:p>433</text:p>
          </table:table-cell>
          <table:table-cell table:number-columns-repeated="1019"/>
        </table:table-row>
        <table:table-row table:style-name="ro8">
          <table:table-cell office:value-type="string">
            <text:p>LEADERBOARD_STORY</text:p>
          </table:table-cell>
          <table:table-cell table:style-name="ce36"/>
          <table:table-cell table:style-name="ce76" office:value-type="string">
            <text:p>ストーリー</text:p>
          </table:table-cell>
          <table:table-cell/>
          <table:table-cell office:value-type="float" office:value="434">
            <text:p>434</text:p>
          </table:table-cell>
          <table:table-cell table:number-columns-repeated="1019"/>
        </table:table-row>
        <table:table-row table:style-name="ro8">
          <table:table-cell office:value-type="string">
            <text:p>LEADERBOARD_CHALLENGE</text:p>
          </table:table-cell>
          <table:table-cell office:value-type="string">
            <text:p>Challenge Modes</text:p>
          </table:table-cell>
          <table:table-cell table:style-name="ce76" office:value-type="string">
            <text:p>チャレンジ</text:p>
          </table:table-cell>
          <table:table-cell/>
          <table:table-cell office:value-type="float" office:value="435">
            <text:p>435</text:p>
          </table:table-cell>
          <table:table-cell table:number-columns-repeated="1019"/>
        </table:table-row>
        <table:table-row table:style-name="ro12">
          <table:table-cell table:style-name="ce73" office:value-type="string">
            <text:p># Leaderboard column headers</text:p>
          </table:table-cell>
          <table:table-cell table:style-name="ce73" office:value-type="string">
            <text:p>リーダーボード画面・列見出し</text:p>
          </table:table-cell>
          <table:table-cell table:style-name="ce73" table:number-columns-repeated="2"/>
          <table:table-cell office:value-type="float" office:value="436">
            <text:p>436</text:p>
          </table:table-cell>
          <table:table-cell table:number-columns-repeated="1019"/>
        </table:table-row>
        <table:table-row table:style-name="ro12">
          <table:table-cell office:value-type="string">
            <text:p>LEADERBOARD_COLUMN_ENERGY</text:p>
          </table:table-cell>
          <table:table-cell office:value-type="string">
            <text:p>Energy</text:p>
          </table:table-cell>
          <table:table-cell table:style-name="ce83" office:value-type="string">
            <text:p>エネルギー</text:p>
          </table:table-cell>
          <table:table-cell/>
          <table:table-cell office:value-type="float" office:value="437">
            <text:p>437</text:p>
          </table:table-cell>
          <table:table-cell table:number-columns-repeated="1019"/>
        </table:table-row>
        <table:table-row table:style-name="ro8">
          <table:table-cell office:value-type="string">
            <text:p>LEADERBOARD_COLUMN_FIRE</text:p>
          </table:table-cell>
          <table:table-cell office:value-type="string">
            <text:p>Fire</text:p>
          </table:table-cell>
          <table:table-cell table:number-columns-repeated="2"/>
          <table:table-cell office:value-type="float" office:value="438">
            <text:p>438</text:p>
          </table:table-cell>
          <table:table-cell table:number-columns-repeated="1019"/>
        </table:table-row>
        <table:table-row table:style-name="ro12">
          <table:table-cell office:value-type="string">
            <text:p>LEADERBOARD_COLUMN_GAMERTAG</text:p>
          </table:table-cell>
          <table:table-cell office:value-type="string">
            <text:p>Name</text:p>
          </table:table-cell>
          <table:table-cell table:style-name="ce76" office:value-type="string">
            <text:p>名前</text:p>
          </table:table-cell>
          <table:table-cell/>
          <table:table-cell office:value-type="float" office:value="439">
            <text:p>439</text:p>
          </table:table-cell>
          <table:table-cell table:number-columns-repeated="1019"/>
        </table:table-row>
        <table:table-row table:style-name="ro12">
          <table:table-cell office:value-type="string">
            <text:p>LEADERBOARD_COLUMN_HIGHSCORE</text:p>
          </table:table-cell>
          <table:table-cell office:value-type="string">
            <text:p>High Score</text:p>
          </table:table-cell>
          <table:table-cell table:style-name="ce76" office:value-type="string">
            <text:p>最高得点</text:p>
          </table:table-cell>
          <table:table-cell/>
          <table:table-cell office:value-type="float" office:value="440">
            <text:p>440</text:p>
          </table:table-cell>
          <table:table-cell table:number-columns-repeated="1019"/>
        </table:table-row>
        <table:table-row table:style-name="ro12">
          <table:table-cell office:value-type="string">
            <text:p>LEADERBOARD_COLUMN_INTEREST_EARNED</text:p>
          </table:table-cell>
          <table:table-cell office:value-type="string">
            <text:p>Interest Earned (1000s)</text:p>
          </table:table-cell>
          <table:table-cell office:value-type="string">
            <text:p>利息収入（1000s）</text:p>
          </table:table-cell>
          <table:table-cell/>
          <table:table-cell office:value-type="float" office:value="441">
            <text:p>441</text:p>
          </table:table-cell>
          <table:table-cell table:number-columns-repeated="1019"/>
        </table:table-row>
        <table:table-row table:style-name="ro12">
          <table:table-cell office:value-type="string">
            <text:p>LEADERBOARD_COLUMN_MOBSKILLED</text:p>
          </table:table-cell>
          <table:table-cell office:value-type="string">
            <text:p>Aliens Destroyed</text:p>
          </table:table-cell>
          <table:table-cell table:style-name="ce76" office:value-type="string">
            <text:p>エイリアン撃破数</text:p>
          </table:table-cell>
          <table:table-cell/>
          <table:table-cell office:value-type="float" office:value="442">
            <text:p>442</text:p>
          </table:table-cell>
          <table:table-cell table:number-columns-repeated="1019"/>
        </table:table-row>
        <table:table-row table:style-name="ro10">
          <table:table-cell office:value-type="string">
            <text:p>LEADERBOARD_COLUMN_MOBSENCOUNTERED</text:p>
          </table:table-cell>
          <table:table-cell office:value-type="string">
            <text:p>Aliens Encountered</text:p>
          </table:table-cell>
          <table:table-cell office:value-type="string">
            <text:p>エイリアン遭遇数</text:p>
          </table:table-cell>
          <table:table-cell/>
          <table:table-cell office:value-type="float" office:value="443">
            <text:p>443</text:p>
          </table:table-cell>
          <table:table-cell table:number-columns-repeated="1019"/>
        </table:table-row>
        <table:table-row table:style-name="ro12">
          <table:table-cell office:value-type="string">
            <text:p>LEADERBOARD_COLUMN_PROJECTILE</text:p>
          </table:table-cell>
          <table:table-cell office:value-type="string">
            <text:p>Projectile</text:p>
          </table:table-cell>
          <table:table-cell table:style-name="ce76" office:value-type="string">
            <text:p>実弾</text:p>
          </table:table-cell>
          <table:table-cell/>
          <table:table-cell office:value-type="float" office:value="444">
            <text:p>444</text:p>
          </table:table-cell>
          <table:table-cell table:number-columns-repeated="1019"/>
        </table:table-row>
        <table:table-row table:style-name="ro8">
          <table:table-cell office:value-type="string">
            <text:p>LEADERBOARD_COLUMN_RANK</text:p>
          </table:table-cell>
          <table:table-cell office:value-type="string">
            <text:p>Rank</text:p>
          </table:table-cell>
          <table:table-cell table:style-name="ce76" office:value-type="string">
            <text:p>順位</text:p>
          </table:table-cell>
          <table:table-cell/>
          <table:table-cell office:value-type="float" office:value="445">
            <text:p>445</text:p>
          </table:table-cell>
          <table:table-cell table:number-columns-repeated="1019"/>
        </table:table-row>
        <table:table-row table:style-name="ro10">
          <table:table-cell office:value-type="string">
            <text:p>LEADERBOARD_COLUMN_RESOURCES_RECOVERED</text:p>
          </table:table-cell>
          <table:table-cell office:value-type="string">
            <text:p>Resources Recovered (1000s)</text:p>
          </table:table-cell>
          <table:table-cell table:style-name="ce76" office:value-type="string">
            <text:p>リソース回収量（1000s）</text:p>
          </table:table-cell>
          <table:table-cell/>
          <table:table-cell office:value-type="float" office:value="446">
            <text:p>446</text:p>
          </table:table-cell>
          <table:table-cell table:number-columns-repeated="1019"/>
        </table:table-row>
        <table:table-row table:style-name="ro12">
          <table:table-cell office:value-type="string">
            <text:p>LEADERBOARD_COLUMN_TOTAL</text:p>
          </table:table-cell>
          <table:table-cell office:value-type="string">
            <text:p>Total</text:p>
          </table:table-cell>
          <table:table-cell table:style-name="ce36"/>
          <table:table-cell/>
          <table:table-cell office:value-type="float" office:value="447">
            <text:p>447</text:p>
          </table:table-cell>
          <table:table-cell table:number-columns-repeated="1019"/>
        </table:table-row>
        <table:table-row table:style-name="ro12">
          <table:table-cell office:value-type="string">
            <text:p>LEADERBOARD_COLUMN_TOTAL_THOUSANDS</text:p>
          </table:table-cell>
          <table:table-cell office:value-type="string">
            <text:p>Total (1000s)</text:p>
          </table:table-cell>
          <table:table-cell table:number-columns-repeated="2"/>
          <table:table-cell office:value-type="float" office:value="448">
            <text:p>448</text:p>
          </table:table-cell>
          <table:table-cell table:number-columns-repeated="1019"/>
        </table:table-row>
        <table:table-row table:style-name="ro12">
          <table:table-cell office:value-type="string">
            <text:p>LEADERBOARD_COLUMN_CORESLEFT</text:p>
          </table:table-cell>
          <table:table-cell office:value-type="string">
            <text:p>Cores Left</text:p>
          </table:table-cell>
          <table:table-cell table:style-name="ce76" office:value-type="string">
            <text:p>コア残数</text:p>
          </table:table-cell>
          <table:table-cell/>
          <table:table-cell office:value-type="float" office:value="449">
            <text:p>449</text:p>
          </table:table-cell>
          <table:table-cell table:number-columns-repeated="1019"/>
        </table:table-row>
        <table:table-row table:style-name="ro12">
          <table:table-cell office:value-type="string">
            <text:p>LEADERBOARD_COLUMN_NUMBERTOWERS</text:p>
          </table:table-cell>
          <table:table-cell office:value-type="string">
            <text:p>Towers</text:p>
          </table:table-cell>
          <table:table-cell table:style-name="ce76" office:value-type="string">
            <text:p>タワー数</text:p>
          </table:table-cell>
          <table:table-cell/>
          <table:table-cell office:value-type="float" office:value="450">
            <text:p>450</text:p>
          </table:table-cell>
          <table:table-cell table:number-columns-repeated="1019"/>
        </table:table-row>
        <table:table-row table:style-name="ro8">
          <table:table-cell table:style-name="ce73" office:value-type="string">
            <text:p>#Annotation Text</text:p>
          </table:table-cell>
          <table:table-cell table:style-name="ce73" table:number-columns-repeated="3"/>
          <table:table-cell office:value-type="float" office:value="451">
            <text:p>451</text:p>
          </table:table-cell>
          <table:table-cell table:number-columns-repeated="1019"/>
        </table:table-row>
        <table:table-row table:style-name="ro9">
          <table:table-cell table:style-name="ce73" office:value-type="string">
            <text:p># Level 1</text:p>
          </table:table-cell>
          <table:table-cell table:style-name="ce73" office:value-type="string">
            <text:p>チュートリアル</text:p>
          </table:table-cell>
          <table:table-cell table:style-name="ce73" table:number-columns-repeated="2"/>
          <table:table-cell office:value-type="float" office:value="452">
            <text:p>452</text:p>
          </table:table-cell>
          <table:table-cell table:number-columns-repeated="1019"/>
        </table:table-row>
        <table:table-row table:style-name="ro12">
          <table:table-cell office:value-type="string">
            <text:p>Annotation_movement</text:p>
          </table:table-cell>
          <table:table-cell office:value-type="string">
            <text:p>Move the mouse to pan your view.</text:p>
          </table:table-cell>
          <table:table-cell office:value-type="string">
            <text:p>視界を動かすにはマウスを移動させます。</text:p>
          </table:table-cell>
          <table:table-cell/>
          <table:table-cell office:value-type="float" office:value="453">
            <text:p>453</text:p>
          </table:table-cell>
          <table:table-cell table:number-columns-repeated="1019"/>
        </table:table-row>
        <table:table-row table:style-name="ro27">
          <table:table-cell office:value-type="string">
            <text:p>Annotation_cores</text:p>
          </table:table-cell>
          <table:table-cell office:value-type="string">
            <text:p>The status of your power cores is shown in the upper left. Green indicates a core is safe, amber means stolen but recoverable, and red means the core has been lost.</text:p>
          </table:table-cell>
          <table:table-cell office:value-type="string">
            <text:p>パワーコアの状態は左上で確認出来ます。 緑色は安全なコア、琥珀色は奪われたもの奪還可能なコア、赤色は失ったコアになります。</text:p>
          </table:table-cell>
          <table:table-cell/>
          <table:table-cell office:value-type="float" office:value="454">
            <text:p>454</text:p>
          </table:table-cell>
          <table:table-cell table:number-columns-repeated="1019"/>
        </table:table-row>
        <table:table-row table:style-name="ro14">
          <table:table-cell office:value-type="string">
            <text:p>Annotation_cursor</text:p>
          </table:table-cell>
          <table:table-cell office:value-type="string">
            <text:p>The cursor turns green on a tower door where towers can be built, and will be red elsewhere.</text:p>
          </table:table-cell>
          <table:table-cell office:value-type="string">
            <text:p>タワーを建設出来る場所はタワーの格納扉の上でカーソルが緑色に変わり、それ以外の場所では赤色になります。</text:p>
          </table:table-cell>
          <table:table-cell/>
          <table:table-cell office:value-type="float" office:value="455">
            <text:p>455</text:p>
          </table:table-cell>
          <table:table-cell table:number-columns-repeated="1019"/>
        </table:table-row>
        <table:table-row table:style-name="ro13">
          <table:table-cell office:value-type="string">
            <text:p>Annotation_build</text:p>
          </table:table-cell>
          <table:table-cell office:value-type="string">
            <text:p>Left-click on a tower door. Select the gun tower from the list by moving the mouse or the mouse wheel and Left-click to build.</text:p>
          </table:table-cell>
          <table:table-cell office:value-type="string">
            <text:p>タワーの格納扉を左クリックして下さい。 それからマウスの移動やホイールを使って一覧からガン・タワーを選択し、左クリックで建設して下さい。</text:p>
          </table:table-cell>
          <table:table-cell/>
          <table:table-cell office:value-type="float" office:value="456">
            <text:p>456</text:p>
          </table:table-cell>
          <table:table-cell table:number-columns-repeated="1019"/>
        </table:table-row>
        <table:table-row table:style-name="ro15">
          <table:table-cell office:value-type="string">
            <text:p>Annotation_range</text:p>
          </table:table-cell>
          <table:table-cell office:value-type="string">
            <text:p>When placing a tower, the glowing ring indicates the tower's range.</text:p>
          </table:table-cell>
          <table:table-cell office:value-type="string">
            <text:p>タワーを配置した時のリング状に輝く範囲がタワーの射程になります。</text:p>
          </table:table-cell>
          <table:table-cell/>
          <table:table-cell office:value-type="float" office:value="457">
            <text:p>457</text:p>
          </table:table-cell>
          <table:table-cell table:number-columns-repeated="1019"/>
        </table:table-row>
        <table:table-row table:style-name="ro15">
          <table:table-cell office:value-type="string">
            <text:p>Annotation_gun</text:p>
          </table:table-cell>
          <table:table-cell office:value-type="string">
            <text:p>The gun tower is moderately effective against all alien types.</text:p>
          </table:table-cell>
          <table:table-cell office:value-type="string">
            <text:p>ガン・タワーはあらゆる種類の敵に対して適度に有効です。</text:p>
          </table:table-cell>
          <table:table-cell/>
          <table:table-cell office:value-type="float" office:value="458">
            <text:p>458</text:p>
          </table:table-cell>
          <table:table-cell table:number-columns-repeated="1019"/>
        </table:table-row>
        <table:table-row table:style-name="ro29">
          <table:table-cell office:value-type="string">
            <text:p>Annotation_towers</text:p>
          </table:table-cell>
          <table:table-cell office:value-type="string">
            <text:p>Towers are invincible and have unlimited ammunition. You may place as many as you want as long as you have the resources required.</text:p>
          </table:table-cell>
          <table:table-cell office:value-type="string">
            <text:p>タワーは無敵で弾薬は無制限です。 リソースの許す限り必要なだけ配置する事が出来ます。</text:p>
          </table:table-cell>
          <table:table-cell/>
          <table:table-cell office:value-type="float" office:value="459">
            <text:p>459</text:p>
          </table:table-cell>
          <table:table-cell table:number-columns-repeated="1019"/>
        </table:table-row>
        <table:table-row table:style-name="ro29">
          <table:table-cell office:value-type="string">
            <text:p>Annotation_save</text:p>
          </table:table-cell>
          <table:table-cell office:value-type="string">
            <text:p>The game will automatically save at predetermined checkpoints. If you are defeated, you will be able to resume at the last checkpoint.</text:p>
          </table:table-cell>
          <table:table-cell office:value-type="string">
            <text:p>ゲームは定められたチェックポイントで自動的に保存され、敗北した場合は最後のチェックポイントから続ける事が出来ます。</text:p>
          </table:table-cell>
          <table:table-cell/>
          <table:table-cell office:value-type="float" office:value="460">
            <text:p>460</text:p>
          </table:table-cell>
          <table:table-cell table:number-columns-repeated="1019"/>
        </table:table-row>
        <table:table-row table:style-name="ro14">
          <table:table-cell office:value-type="string">
            <text:p>Annotation_checkpoint</text:p>
          </table:table-cell>
          <table:table-cell office:value-type="string">
            <text:p>You can go back to earlier saved checkpoints by pressing {PreviousCheckpoint}.</text:p>
          </table:table-cell>
          <table:table-cell office:value-type="string">
            <text:p>{PreviousCheckpoint}.を押して更に前の保存されたチェックポイントへ戻る事も出来ます。</text:p>
          </table:table-cell>
          <table:table-cell/>
          <table:table-cell office:value-type="float" office:value="461">
            <text:p>461</text:p>
          </table:table-cell>
          <table:table-cell table:number-columns-repeated="1019"/>
        </table:table-row>
        <table:table-row table:style-name="ro30">
          <table:table-cell office:value-type="string">
            <text:p>Annotation_save02</text:p>
          </table:table-cell>
          <table:table-cell office:value-type="string">
            <text:p>If you exit a mission before it ends, your progress will be saved. <text:s/>When you return you will have the option of resuming where you left off.</text:p>
          </table:table-cell>
          <table:table-cell office:value-type="string">
            <text:p>任務の途中で終了させるとゲームの状態が保存されます。 後でゲームを始める時には中断した状態から継続するか選択する事が出来ます。</text:p>
          </table:table-cell>
          <table:table-cell/>
          <table:table-cell office:value-type="float" office:value="462">
            <text:p>462</text:p>
          </table:table-cell>
          <table:table-cell table:number-columns-repeated="1019"/>
        </table:table-row>
        <table:table-row table:style-name="ro14">
          <table:table-cell office:value-type="string">
            <text:p>Annotation_zoom</text:p>
          </table:table-cell>
          <table:table-cell office:value-type="string">
            <text:p>There are three heights you can play from. Rotate the mouse wheel to move between them.</text:p>
          </table:table-cell>
          <table:table-cell office:value-type="string">
            <text:p>ゲームには3段階の高さが有り、マウスホイールで切り替えられます。</text:p>
          </table:table-cell>
          <table:table-cell/>
          <table:table-cell office:value-type="float" office:value="463">
            <text:p>463</text:p>
          </table:table-cell>
          <table:table-cell table:number-columns-repeated="1019"/>
        </table:table-row>
        <table:table-row table:style-name="ro15">
          <table:table-cell office:value-type="string">
            <text:p>Annotation_shutdown</text:p>
          </table:table-cell>
          <table:table-cell office:value-type="string">
            <text:p>Once all of the cores are off the map, the defense grid shuts down.</text:p>
          </table:table-cell>
          <table:table-cell office:value-type="string">
            <text:p>コアがマップ無いからすべて持ち出されてしまうと、The Defense Gridはシャットダウンします。</text:p>
          </table:table-cell>
          <table:table-cell/>
          <table:table-cell office:value-type="float" office:value="464">
            <text:p>464</text:p>
          </table:table-cell>
          <table:table-cell table:number-columns-repeated="1019"/>
        </table:table-row>
        <table:table-row table:style-name="ro7">
          <table:table-cell office:value-type="string">
            <text:p>Annotation_entryexit</text:p>
          </table:table-cell>
          <table:table-cell office:value-type="string">
            <text:p>Press {ShowTowerRanges} to toggle the alien entry and exit arrows.</text:p>
          </table:table-cell>
          <table:table-cell office:value-type="string">
            <text:p>{ShowTowerRanges}を押すとエイリアンの入口と出口に矢印が表示されます。</text:p>
          </table:table-cell>
          <table:table-cell/>
          <table:table-cell office:value-type="float" office:value="465">
            <text:p>465</text:p>
          </table:table-cell>
          <table:table-cell table:number-columns-repeated="1019"/>
        </table:table-row>
        <table:table-row table:style-name="ro10">
          <table:table-cell office:value-type="string">
            <text:p>Annotation_resources</text:p>
          </table:table-cell>
          <table:table-cell office:value-type="string">
            <text:p>Available resources are shown in the upper left.</text:p>
          </table:table-cell>
          <table:table-cell office:value-type="string">
            <text:p>利用可能なリソースは左上で確認出来ます。</text:p>
          </table:table-cell>
          <table:table-cell/>
          <table:table-cell office:value-type="float" office:value="466">
            <text:p>466</text:p>
          </table:table-cell>
          <table:table-cell table:number-columns-repeated="1019"/>
        </table:table-row>
        <table:table-row table:style-name="ro13">
          <table:table-cell office:value-type="string">
            <text:p>Annotation_sell</text:p>
          </table:table-cell>
          <table:table-cell office:value-type="string">
            <text:p>You may Left-click a tower and then select Sell to recover some resources from a tower and free up its location.</text:p>
          </table:table-cell>
          <table:table-cell office:value-type="string">
            <text:p>タワーを左クリックしてから「売却」を選択するとタワーから幾らかのリソースが回収されて場所が解放されます。</text:p>
          </table:table-cell>
          <table:table-cell/>
          <table:table-cell office:value-type="float" office:value="467">
            <text:p>467</text:p>
          </table:table-cell>
          <table:table-cell table:number-columns-repeated="1019"/>
        </table:table-row>
        <table:table-row table:style-name="ro29">
          <table:table-cell office:value-type="string">
            <text:p>Annotation_blockpath</text:p>
          </table:table-cell>
          <table:table-cell office:value-type="string">
            <text:p>Aliens will not walk through a tower force field if they have any other choice, no matter how long. <text:s/>Leave a clear path and the aliens will take it instead.</text:p>
          </table:table-cell>
          <table:table-cell office:value-type="string">
            <text:p>他に通れる道があれば、どんなに長くても、エイリアンはタワー発する力場を通りません。ただし、他に通れる道が無ければエイリアンは力場を踏み越えます。</text:p>
          </table:table-cell>
          <table:table-cell/>
          <table:table-cell office:value-type="float" office:value="468">
            <text:p>468</text:p>
          </table:table-cell>
          <table:table-cell table:number-columns-repeated="1019"/>
        </table:table-row>
        <table:table-row table:style-name="ro31">
          <table:table-cell office:value-type="string">
            <text:p>Annotation_recon</text:p>
          </table:table-cell>
          <table:table-cell office:value-type="string">
            <text:p>Tactical Recon is shown at the top of the display. The alien's special powers are reflected in the icon, and the color represents their strength level from weakest to strongest: green, amber and red.</text:p>
          </table:table-cell>
          <table:table-cell table:style-name="ce36" office:value-type="string">
            <text:p>戦術リーコンが画面上部にあります。アイコンの形はエイリアンの種類、色はレベルを表し、雑魚は緑で、強敵は赤で表示されます。</text:p>
          </table:table-cell>
          <table:table-cell office:value-type="string">
            <text:p>戦術リーコンが画面上部に表示されています。エイリアンの特殊能力はアイコンに反映され、アイコンの色は強さを示し、弱ければ緑、強ければ赤に近くなります。</text:p>
          </table:table-cell>
          <table:table-cell office:value-type="float" office:value="469">
            <text:p>469</text:p>
          </table:table-cell>
          <table:table-cell table:number-columns-repeated="1019"/>
        </table:table-row>
        <table:table-row table:style-name="ro10">
          <table:table-cell office:value-type="string">
            <text:p>Annotation_speedwave</text:p>
          </table:table-cell>
          <table:table-cell office:value-type="string">
            <text:p>Holding {FastForward} will speed up the action.</text:p>
          </table:table-cell>
          <table:table-cell table:style-name="ce38" office:value-type="string">
            <text:p>{FastForward}を押している間、ゲームの進行が速くなります。</text:p>
          </table:table-cell>
          <table:table-cell office:value-type="string">
            <text:p>誤字修正</text:p>
          </table:table-cell>
          <table:table-cell office:value-type="float" office:value="470">
            <text:p>470</text:p>
          </table:table-cell>
          <table:table-cell table:number-columns-repeated="1019"/>
        </table:table-row>
        <table:table-row table:style-name="ro16">
          <table:table-cell office:value-type="string">
            <text:p>Annotation_inferno</text:p>
          </table:table-cell>
          <table:table-cell office:value-type="string">
            <text:p>The inferno tower is a short range weapon that is very effective against dense groups of aliens.</text:p>
          </table:table-cell>
          <table:table-cell office:value-type="string">
            <text:p>インフェルノ・タワーは多数の敵に効果的な短距離武器です。</text:p>
          </table:table-cell>
          <table:table-cell/>
          <table:table-cell office:value-type="float" office:value="471">
            <text:p>471</text:p>
          </table:table-cell>
          <table:table-cell table:number-columns-repeated="1019"/>
        </table:table-row>
        <table:table-row table:style-name="ro13">
          <table:table-cell office:value-type="string">
            <text:p>Annotation_range</text:p>
          </table:table-cell>
          <table:table-cell office:value-type="string">
            <text:p>Pressing {ShowTowerRanges} also shows the range of all towers, in addition to the alien entry and exit arrows.</text:p>
          </table:table-cell>
          <table:table-cell office:value-type="string">
            <text:p>{ShowTowerRanges}を押すことで、タワーのレンジや、エイリアンの出入り口を表示します。</text:p>
          </table:table-cell>
          <table:table-cell/>
          <table:table-cell office:value-type="float" office:value="472">
            <text:p>472</text:p>
          </table:table-cell>
          <table:table-cell table:number-columns-repeated="1019"/>
        </table:table-row>
        <table:table-row table:style-name="ro15">
          <table:table-cell office:value-type="string">
            <text:p>Annotation_info</text:p>
          </table:table-cell>
          <table:table-cell office:value-type="string">
            <text:p>Right-click on an alien to bring up the information window.</text:p>
          </table:table-cell>
          <table:table-cell office:value-type="string">
            <text:p>エイリアンを右クリックすると敵の情報が表示されます。</text:p>
          </table:table-cell>
          <table:table-cell/>
          <table:table-cell office:value-type="float" office:value="473">
            <text:p>473</text:p>
          </table:table-cell>
          <table:table-cell table:number-columns-repeated="1019"/>
        </table:table-row>
        <table:table-row table:style-name="ro30">
          <table:table-cell office:value-type="string">
            <text:p>Annotation_interest</text:p>
          </table:table-cell>
          <table:table-cell office:value-type="string">
            <text:p>If you manage to save your resources, you will be awarded more continually over time. <text:s/>The more unspent resources you have, the larger the reward.</text:p>
          </table:table-cell>
          <table:table-cell office:value-type="string">
            <text:p>リソースの節約をすると、時間がたつごとに利息が与えられます。より多くリソースを余らせると、より多くの利息がもらえます。</text:p>
          </table:table-cell>
          <table:table-cell/>
          <table:table-cell office:value-type="float" office:value="474">
            <text:p>474</text:p>
          </table:table-cell>
          <table:table-cell table:number-columns-repeated="1019"/>
        </table:table-row>
        <table:table-row table:style-name="ro15">
          <table:table-cell office:value-type="string">
            <text:p>Annotation_interest02</text:p>
          </table:table-cell>
          <table:table-cell office:value-type="string">
            <text:p>Each stolen core reduces the reward for unspent resources.</text:p>
          </table:table-cell>
          <table:table-cell office:value-type="string">
            <text:p>コアが盗まれるごとに、余剰リソースの利息は減っていきます。</text:p>
          </table:table-cell>
          <table:table-cell/>
          <table:table-cell office:value-type="float" office:value="475">
            <text:p>475</text:p>
          </table:table-cell>
          <table:table-cell table:number-columns-repeated="1019"/>
        </table:table-row>
        <table:table-row table:style-name="ro30">
          <table:table-cell office:value-type="string">
            <text:p>Annotation_upgrade</text:p>
          </table:table-cell>
          <table:table-cell office:value-type="string">
            <text:p>Left-click a tower and select Upgrade to increase the tower's capabilities. Green level base towers can be upgraded to amber level towers.</text:p>
          </table:table-cell>
          <table:table-cell office:value-type="string">
            <text:p>タワーを左クリックで選択し、タワーを強化するためにアップグレードを選択してください。グリーンレベルの基本タワーはアンバーレベルのタワーにアップグレードできます。</text:p>
          </table:table-cell>
          <table:table-cell/>
          <table:table-cell office:value-type="float" office:value="476">
            <text:p>476</text:p>
          </table:table-cell>
          <table:table-cell table:number-columns-repeated="1019"/>
        </table:table-row>
        <table:table-row table:style-name="ro13">
          <table:table-cell office:value-type="string">
            <text:p>Annotation_laser</text:p>
          </table:table-cell>
          <table:table-cell office:value-type="string">
            <text:p>The laser tower heats up the aliens and sets them on fire. Fire will continue to inflict damage until the target cools down.</text:p>
          </table:table-cell>
          <table:table-cell office:value-type="string">
            <text:p>レーザー・タワーはエイリアンを焼き、炎上状態にします。炎上すると消火するまで継続ダメージが入ります。</text:p>
          </table:table-cell>
          <table:table-cell/>
          <table:table-cell office:value-type="float" office:value="477">
            <text:p>477</text:p>
          </table:table-cell>
          <table:table-cell table:number-columns-repeated="1019"/>
        </table:table-row>
        <table:table-row table:style-name="ro16">
          <table:table-cell office:value-type="string">
            <text:p>Annotation_heattip</text:p>
          </table:table-cell>
          <table:table-cell office:value-type="string">
            <text:p>Tip: Spread out laser towers as their beams don't combine as effectively when they target the same enemy.</text:p>
          </table:table-cell>
          <table:table-cell office:value-type="string">
            <text:p>Tip:連立させたレーザータワーが同じ敵を攻撃していても、効果はありません。</text:p>
          </table:table-cell>
          <table:table-cell/>
          <table:table-cell office:value-type="float" office:value="478">
            <text:p>478</text:p>
          </table:table-cell>
          <table:table-cell table:number-columns-repeated="1019"/>
        </table:table-row>
        <table:table-row table:style-name="ro30">
          <table:table-cell office:value-type="string">
            <text:p>Annotation_temporal</text:p>
          </table:table-cell>
          <table:table-cell office:value-type="string">
            <text:p>The temporal tower will slow down any aliens within range. <text:s/>It is most effective when there are many supporting towers nearby, as it does no damage.</text:p>
          </table:table-cell>
          <table:table-cell office:value-type="string">
            <text:p>テンポラル・タワーは範囲内のあらゆる敵の移動を遅くします。直接的なダメージは無いものの、タワーが乱立している場所に建てたときに最も効果を発揮しサポートします。</text:p>
          </table:table-cell>
          <table:table-cell/>
          <table:table-cell office:value-type="float" office:value="479">
            <text:p>479</text:p>
          </table:table-cell>
          <table:table-cell table:number-columns-repeated="1019"/>
        </table:table-row>
        <table:table-row table:style-name="ro16">
          <table:table-cell office:value-type="string">
            <text:p>Annotation_los</text:p>
          </table:table-cell>
          <table:table-cell office:value-type="string">
            <text:p>Towers placed behind other towers will have a limited line of sight but can still fire between obstacles.</text:p>
          </table:table-cell>
          <table:table-cell office:value-type="string">
            <text:p>他のタワーの後ろにあるタワーは、射線が限られ、タワーの隙間からしか攻撃出来ません。</text:p>
          </table:table-cell>
          <table:table-cell/>
          <table:table-cell office:value-type="float" office:value="480">
            <text:p>480</text:p>
          </table:table-cell>
          <table:table-cell table:number-columns-repeated="1019"/>
        </table:table-row>
        <table:table-row table:style-name="ro28">
          <table:table-cell office:value-type="string">
            <text:p>Annotation_upgrade02</text:p>
          </table:table-cell>
          <table:table-cell office:value-type="string">
            <text:p>You may now upgrade amber level towers to red level towers. <text:s/>Red level towers are much more powerful, but are very expensive.</text:p>
          </table:table-cell>
          <table:table-cell office:value-type="string">
            <text:p>アンバー・レベルのタワーをレッド・レベルにアップグレードできるようになりました。レッド・レベルはさらに強力ですが、価格も高価です。</text:p>
          </table:table-cell>
          <table:table-cell/>
          <table:table-cell office:value-type="float" office:value="481">
            <text:p>481</text:p>
          </table:table-cell>
          <table:table-cell table:number-columns-repeated="1019"/>
        </table:table-row>
        <table:table-row table:style-name="ro29">
          <table:table-cell office:value-type="string">
            <text:p>Annotation_meteor</text:p>
          </table:table-cell>
          <table:table-cell office:value-type="string">
            <text:p>The meteor tower launches a ball of flame that explodes and does area damage. <text:s/>It has a very long range, but is unable to target enemies close to itself.</text:p>
          </table:table-cell>
          <table:table-cell office:value-type="string">
            <text:p>メテオ・タワーは広範囲を爆破する、火の玉を打ち出します。これは超長距離攻撃を可能としますが、近距離には対応しません。</text:p>
          </table:table-cell>
          <table:table-cell/>
          <table:table-cell office:value-type="float" office:value="482">
            <text:p>482</text:p>
          </table:table-cell>
          <table:table-cell table:number-columns-repeated="1019"/>
        </table:table-row>
        <table:table-row table:style-name="ro13">
          <table:table-cell office:value-type="string">
            <text:p>Annotation_flightpath</text:p>
          </table:table-cell>
          <table:table-cell office:value-type="string">
            <text:p>Pressing {ShowTowerRanges} also shows alien flight paths in addition to tower ranges and entry and exit arrows.</text:p>
          </table:table-cell>
          <table:table-cell office:value-type="string">
            <text:p>{ShowTowerRanges}キーは航空エイリアンの航路も、タワーレンジなどと併せて表示します。</text:p>
          </table:table-cell>
          <table:table-cell/>
          <table:table-cell office:value-type="float" office:value="483">
            <text:p>483</text:p>
          </table:table-cell>
          <table:table-cell table:number-columns-repeated="1019"/>
        </table:table-row>
        <table:table-row table:style-name="ro30">
          <table:table-cell office:value-type="string">
            <text:p>Annotation_cannon</text:p>
          </table:table-cell>
          <table:table-cell office:value-type="string">
            <text:p>The long range cannon tower is slow but powerful against all alien types. It cannot destroy enemies directly next to it, but it is a great second row tower.</text:p>
          </table:table-cell>
          <table:table-cell table:style-name="ce38" office:value-type="string">
            <text:p>長距離キャノン・タワーは攻撃間隔は長いですが、あらゆるタイプのエイリアンに対して強力です。 連続して敵を破壊する事は出来ませんが、後列のタワーとして優れています。</text:p>
          </table:table-cell>
          <table:table-cell office:value-type="string">
            <text:p>長距離キャノン・タワーは攻撃間隔は長いですが、あらゆるタイプのエイリアンに効果があります。これで直接倒せなくても（保留）</text:p>
          </table:table-cell>
          <table:table-cell office:value-type="float" office:value="484">
            <text:p>484</text:p>
          </table:table-cell>
          <table:table-cell table:number-columns-repeated="1019"/>
        </table:table-row>
        <table:table-row table:style-name="ro7">
          <table:table-cell office:value-type="string">
            <text:p>Annotation_antiair</text:p>
          </table:table-cell>
          <table:table-cell office:value-type="string">
            <text:p>Gun and cannon towers are your only defense against flying aliens, so far.</text:p>
          </table:table-cell>
          <table:table-cell office:value-type="string">
            <text:p>今のところ、ガンとキャノンタワーが唯一、航空エイリアンに対抗できます。</text:p>
          </table:table-cell>
          <table:table-cell/>
          <table:table-cell office:value-type="float" office:value="485">
            <text:p>485</text:p>
          </table:table-cell>
          <table:table-cell table:number-columns-repeated="1019"/>
        </table:table-row>
        <table:table-row table:style-name="ro13">
          <table:table-cell office:value-type="string">
            <text:p>Annotation_tesla</text:p>
          </table:table-cell>
          <table:table-cell office:value-type="string">
            <text:p>The tesla tower is a short range tower that charges up over time. The longer it has to charge, the stronger it hits. </text:p>
          </table:table-cell>
          <table:table-cell office:value-type="string">
            <text:p>テスラ・タワーは時間経過で充電し、その一撃を近距離に発射します。充電すればするほど威力は増します。</text:p>
          </table:table-cell>
          <table:table-cell/>
          <table:table-cell office:value-type="float" office:value="486">
            <text:p>486</text:p>
          </table:table-cell>
          <table:table-cell table:number-columns-repeated="1019"/>
        </table:table-row>
        <table:table-row table:style-name="ro14">
          <table:table-cell office:value-type="string">
            <text:p>Annotation_blockpath02</text:p>
          </table:table-cell>
          <table:table-cell office:value-type="string">
            <text:p>Towers placed next to each other, even diagonally, will block alien movement between them.</text:p>
          </table:table-cell>
          <table:table-cell office:value-type="string">
            <text:p>タワーを隣接させるとエイリアンはその間を通ることが出来なくなります。(斜めも可)</text:p>
          </table:table-cell>
          <table:table-cell/>
          <table:table-cell office:value-type="float" office:value="487">
            <text:p>487</text:p>
          </table:table-cell>
          <table:table-cell table:number-columns-repeated="1019"/>
        </table:table-row>
        <table:table-row table:style-name="ro25">
          <table:table-cell office:value-type="string">
            <text:p>Annotation_orbitallaser</text:p>
          </table:table-cell>
          <table:table-cell office:value-type="string">
            <text:p>Press and hold {FireOrbitalLaser} to fire the orbital laser at the location of the cursor. Releasing it early will abort the firing sequence. Resources cannot be salvaged from aliens destroyed by the orbital laser.</text:p>
          </table:table-cell>
          <table:table-cell table:style-name="ce38" office:value-type="string">
            <text:p>{FireOrbitalLaser}を押し続けると、オービタル・サテライト・レーザーがカーソル地点に照射されます。キーを直ぐに離すことで照射シーケンスが中断します。レーザーで破壊したエイリアンからはリソースを回収できません。</text:p>
          </table:table-cell>
          <table:table-cell/>
          <table:table-cell office:value-type="float" office:value="488">
            <text:p>488</text:p>
          </table:table-cell>
          <table:table-cell table:number-columns-repeated="1019"/>
        </table:table-row>
        <table:table-row table:style-name="ro16">
          <table:table-cell office:value-type="string">
            <text:p>Annotation_missile</text:p>
          </table:table-cell>
          <table:table-cell office:value-type="string">
            <text:p>The missile tower can only target flying aliens but it is extremely effective and has a very long range.</text:p>
          </table:table-cell>
          <table:table-cell office:value-type="string">
            <text:p>ミサイル・タワーは航空エイリアンしか攻撃出来ませんが、広範囲を高威力でカバーします。</text:p>
          </table:table-cell>
          <table:table-cell/>
          <table:table-cell office:value-type="float" office:value="489">
            <text:p>489</text:p>
          </table:table-cell>
          <table:table-cell table:number-columns-repeated="1019"/>
        </table:table-row>
        <table:table-row table:style-name="ro7">
          <table:table-cell office:value-type="string">
            <text:p>Annotation_stealth</text:p>
          </table:table-cell>
          <table:table-cell office:value-type="string">
            <text:p>Most towers will only target stealthed aliens if they are at point blank range.</text:p>
          </table:table-cell>
          <table:table-cell office:value-type="string">
            <text:p>ほとんどのタワーは、近接時にしかステルス・エイリアンを攻撃出来ません。</text:p>
          </table:table-cell>
          <table:table-cell/>
          <table:table-cell office:value-type="float" office:value="490">
            <text:p>490</text:p>
          </table:table-cell>
          <table:table-cell table:number-columns-repeated="1019"/>
        </table:table-row>
        <table:table-row table:style-name="ro13">
          <table:table-cell office:value-type="string">
            <text:p>Annotation_flak</text:p>
          </table:table-cell>
          <table:table-cell office:value-type="string">
            <text:p>The short range concussion tower blankets an area, constantly damaging any enemy within its range.</text:p>
          </table:table-cell>
          <table:table-cell office:value-type="string">
            <text:p>コンカッション・タワーは周囲に小爆発を引き起こし、射程内に居るすべてのエイリアンに継続してダメージを与えます。</text:p>
          </table:table-cell>
          <table:table-cell office:value-type="string">
            <text:p>原文とはほど遠い訳ですみません。</text:p>
          </table:table-cell>
          <table:table-cell office:value-type="float" office:value="491">
            <text:p>491</text:p>
          </table:table-cell>
          <table:table-cell table:number-columns-repeated="1019"/>
        </table:table-row>
        <table:table-row table:style-name="ro16">
          <table:table-cell office:value-type="string">
            <text:p>Annotation_command</text:p>
          </table:table-cell>
          <table:table-cell office:value-type="string">
            <text:p>The command tower exposes stealthed aliens and increases resource salvage within its range.</text:p>
          </table:table-cell>
          <table:table-cell table:style-name="ce38" office:value-type="string">
            <text:p>コマンド・タワーはステルス・エイリアンを暴き、射程内でのリソース回収量を増加させます。</text:p>
          </table:table-cell>
          <table:table-cell/>
          <table:table-cell office:value-type="float" office:value="492">
            <text:p>492</text:p>
          </table:table-cell>
          <table:table-cell table:number-columns-repeated="1019"/>
        </table:table-row>
        <table:table-row table:style-name="ro14">
          <table:table-cell office:value-type="string">
            <text:p>Annotation_onewaymap</text:p>
          </table:table-cell>
          <table:table-cell office:value-type="string">
            <text:p>Some maps have separate entry and exit locations providing the aliens with a one way path.</text:p>
          </table:table-cell>
          <table:table-cell office:value-type="string">
            <text:p>入り口と出口が分かれており、エイリアンは出口に向かって直進するマップがあります。</text:p>
          </table:table-cell>
          <table:table-cell/>
          <table:table-cell office:value-type="float" office:value="493">
            <text:p>493</text:p>
          </table:table-cell>
          <table:table-cell table:number-columns-repeated="1019"/>
        </table:table-row>
        <table:table-row table:style-name="ro14">
          <table:table-cell office:value-type="string">
            <text:p>Annotation_multiplemap</text:p>
          </table:table-cell>
          <table:table-cell office:value-type="string">
            <text:p>Some maps have multiple entry and exit points. <text:s/>Make sure to spread your attention between them.</text:p>
          </table:table-cell>
          <table:table-cell office:value-type="string">
            <text:p>出入り口が複数あるマップが有ります。すべての経路に気を払ってください。</text:p>
          </table:table-cell>
          <table:table-cell/>
          <table:table-cell office:value-type="float" office:value="494">
            <text:p>494</text:p>
          </table:table-cell>
          <table:table-cell table:number-columns-repeated="1019"/>
        </table:table-row>
        <table:table-row table:style-name="ro14">
          <table:table-cell office:value-type="string">
            <text:p>Annotation_normalmob</text:p>
          </table:table-cell>
          <table:table-cell office:value-type="string">
            <text:p>Normal alien types have no special abilities and can carry up to two power cores at a time.</text:p>
          </table:table-cell>
          <table:table-cell office:value-type="string">
            <text:p>ノーマルタイプのエイリアンは特殊能力が無く、1度に2つのコアを運びます。</text:p>
          </table:table-cell>
          <table:table-cell/>
          <table:table-cell office:value-type="float" office:value="495">
            <text:p>495</text:p>
          </table:table-cell>
          <table:table-cell table:number-columns-repeated="1019"/>
        </table:table-row>
        <table:table-row table:style-name="ro13">
          <table:table-cell office:value-type="string">
            <text:p>Annotation_swarmermob</text:p>
          </table:table-cell>
          <table:table-cell office:value-type="string">
            <text:p>Swarmer aliens travel in packs, making area effect weapons such as the inferno tower more effective against them.</text:p>
          </table:table-cell>
          <table:table-cell office:value-type="string">
            <text:p>スワーマー・エイリアンは団体で行動します、それゆえインフェルノ・タワーなどの範囲攻撃が効果的です。</text:p>
          </table:table-cell>
          <table:table-cell/>
          <table:table-cell office:value-type="float" office:value="496">
            <text:p>496</text:p>
          </table:table-cell>
          <table:table-cell table:number-columns-repeated="1019"/>
        </table:table-row>
        <table:table-row table:style-name="ro29">
          <table:table-cell office:value-type="string">
            <text:p>Annotation_fastmob</text:p>
          </table:table-cell>
          <table:table-cell office:value-type="string">
            <text:p>Racers move very quickly. <text:s/>Use heat weapons to set them on fire, so they continue to take damage after they've moved out of range.</text:p>
          </table:table-cell>
          <table:table-cell office:value-type="string">
            <text:p>レイサーは高速で移動します。熱線兵器(たとえばレーザー)を照射すると、射程外に逃げた奴らにも継続ダメージを与えられます。</text:p>
          </table:table-cell>
          <table:table-cell/>
          <table:table-cell office:value-type="float" office:value="497">
            <text:p>497</text:p>
          </table:table-cell>
          <table:table-cell table:number-columns-repeated="1019"/>
        </table:table-row>
        <table:table-row table:style-name="ro13">
          <table:table-cell office:value-type="string">
            <text:p>Annotation_flyingmob</text:p>
          </table:table-cell>
          <table:table-cell office:value-type="string">
            <text:p>Flying aliens follow a set flight path to the power cores. Power cores captured by flying aliens cannot be recovered.</text:p>
          </table:table-cell>
          <table:table-cell office:value-type="string">
            <text:p>航空エイリアンはコアまで空路を通ります。航空エイリアンにとられたコアは二度と取り返すことが出来ません。</text:p>
          </table:table-cell>
          <table:table-cell/>
          <table:table-cell office:value-type="float" office:value="498">
            <text:p>498</text:p>
          </table:table-cell>
          <table:table-cell table:number-columns-repeated="1019"/>
        </table:table-row>
        <table:table-row table:style-name="ro14">
          <table:table-cell office:value-type="string">
            <text:p>Annotation_armormob</text:p>
          </table:table-cell>
          <table:table-cell office:value-type="string">
            <text:p>Armored boss aliens can take a great amount of damage, but generally move slower.</text:p>
          </table:table-cell>
          <table:table-cell office:value-type="string">
            <text:p>強化装甲のボスエイリアンはなかなか死にませんが、大抵奴らは足が遅いです。</text:p>
          </table:table-cell>
          <table:table-cell/>
          <table:table-cell office:value-type="float" office:value="499">
            <text:p>499</text:p>
          </table:table-cell>
          <table:table-cell table:number-columns-repeated="1019"/>
        </table:table-row>
        <table:table-row table:style-name="ro16">
          <table:table-cell office:value-type="string">
            <text:p>Annotation_spawnmob</text:p>
          </table:table-cell>
          <table:table-cell office:value-type="string">
            <text:p>Alien spawners can open temporary dimensional portals that summon additional aliens.</text:p>
          </table:table-cell>
          <table:table-cell office:value-type="string">
            <text:p>産卵エイリアンは簡易歪曲空間で子エイリアンを召還します。</text:p>
          </table:table-cell>
          <table:table-cell office:value-type="string">
            <text:p>産卵エイリアンよりカッコいい俗称plz ＞＜</text:p>
          </table:table-cell>
          <table:table-cell office:value-type="float" office:value="500">
            <text:p>500</text:p>
          </table:table-cell>
          <table:table-cell table:number-columns-repeated="1019"/>
        </table:table-row>
        <table:table-row table:style-name="ro13">
          <table:table-cell office:value-type="string">
            <text:p>Annotation_stealthmob</text:p>
          </table:table-cell>
          <table:table-cell office:value-type="string">
            <text:p>Stealthed aliens are virtually invisible to long range towers. They can only be targeted at point blank range.</text:p>
          </table:table-cell>
          <table:table-cell office:value-type="string">
            <text:p>ステルス・エイリアンは長射程タワーから身を隠します。彼らは近接しないと見つけることが出来ません。</text:p>
          </table:table-cell>
          <table:table-cell/>
          <table:table-cell office:value-type="float" office:value="501">
            <text:p>501</text:p>
          </table:table-cell>
          <table:table-cell table:number-columns-repeated="1019"/>
        </table:table-row>
        <table:table-row table:style-name="ro30">
          <table:table-cell office:value-type="string">
            <text:p>Annotation_shieldmob</text:p>
          </table:table-cell>
          <table:table-cell office:value-type="string">
            <text:p>Shielded aliens have an energy field that provides extra protection. Projectile towers work well to bring down shields quickly while heat weapons do not.</text:p>
          </table:table-cell>
          <table:table-cell office:value-type="string">
            <text:p>シールド・エイリアンは防御結界を持ちます。実弾型のタワーはシールドを素早くはがせます。シールドがある限り、熱兵器は効果がありません。</text:p>
          </table:table-cell>
          <table:table-cell/>
          <table:table-cell office:value-type="float" office:value="502">
            <text:p>502</text:p>
          </table:table-cell>
          <table:table-cell table:number-columns-repeated="1019"/>
        </table:table-row>
        <table:table-row table:style-name="ro30">
          <table:table-cell office:value-type="string">
            <text:p>Annotation_strength</text:p>
          </table:table-cell>
          <table:table-cell office:value-type="string">
            <text:p>Aliens have three strength levels: normal, strong and boss that determine the amount of damage they can take and the number of cores they can carry.</text:p>
          </table:table-cell>
          <table:table-cell office:value-type="string">
            <text:p>エイリアンの強さはノーマル、ストロング、ボスの三段階あります。これらはダメージ耐性や一度に運べるコアの数によって定められます。</text:p>
          </table:table-cell>
          <table:table-cell table:style-name="ce85" office:value-type="string">
            <text:p>※備考の記載内容を「翻訳ルール」「提案」へ移動 / qwe</text:p>
          </table:table-cell>
          <table:table-cell office:value-type="float" office:value="503">
            <text:p>503</text:p>
          </table:table-cell>
          <table:table-cell table:number-columns-repeated="1019"/>
        </table:table-row>
        <table:table-row table:style-name="ro27">
          <table:table-cell office:value-type="string">
            <text:p>Annotation_shieldproject</text:p>
          </table:table-cell>
          <table:table-cell office:value-type="string">
            <text:p>Shield projecting aliens can generate shields for nearby aliens. Projectile towers work well to bring down shields quickly while heat weapons do not.</text:p>
          </table:table-cell>
          <table:table-cell office:value-type="string">
            <text:p>シールド放出エイリアンは近くのエイリアンのためのシールドを生成できます。実弾型のタワーはシールドを素早くはがせます。シールドがある限り、熱兵器は効果がありません。</text:p>
          </table:table-cell>
          <table:table-cell/>
          <table:table-cell office:value-type="float" office:value="504">
            <text:p>504</text:p>
          </table:table-cell>
          <table:table-cell table:number-columns-repeated="1019"/>
        </table:table-row>
        <table:table-row table:style-name="ro29">
          <table:table-cell office:value-type="string">
            <text:p>Annotation_stealthproject</text:p>
          </table:table-cell>
          <table:table-cell office:value-type="string">
            <text:p>Stealth providing aliens can hide other aliens in their vicinity. Area effect and short range towers can take out stealthed enemies.</text:p>
          </table:table-cell>
          <table:table-cell office:value-type="string">
            <text:p>ステルス包囲型エイリアンは周囲のエイリアンを隠すことが出来ます。範囲攻撃や短射程のタワーでシールドエイリアンを倒してください。</text:p>
          </table:table-cell>
          <table:table-cell/>
          <table:table-cell office:value-type="float" office:value="505">
            <text:p>505</text:p>
          </table:table-cell>
          <table:table-cell table:number-columns-repeated="1019"/>
        </table:table-row>
        <table:table-row table:style-name="ro29">
          <table:table-cell office:value-type="string">
            <text:p>Annotation_forcefield</text:p>
          </table:table-cell>
          <table:table-cell office:value-type="string">
            <text:p>An alien just went through a tower force field because it had no choice. <text:s/>Leave a clear path, the longer the better, and the aliens will take it instead.</text:p>
          </table:table-cell>
          <table:table-cell table:style-name="ce33" office:value-type="string">
            <text:p>エイリアンは他に経路が無ければタワーの力場を通り抜けます。エイリアンには障害物の無い、出来るだけ長い経路を通らせて下さい。</text:p>
          </table:table-cell>
          <table:table-cell office:value-type="string">
            <text:p>迂回路が無いため、エイリアンがタワーの力場を通りました。</text:p>
          </table:table-cell>
          <table:table-cell office:value-type="float" office:value="506">
            <text:p>506</text:p>
          </table:table-cell>
          <table:table-cell table:number-columns-repeated="1019"/>
        </table:table-row>
        <table:table-row table:style-name="ro14">
          <table:table-cell office:value-type="string">
            <text:p>Annotation_laserfail</text:p>
          </table:table-cell>
          <table:table-cell office:value-type="string">
            <text:p>Your orbital laser target cannot be hit. Something above it is blocking the laser's path.</text:p>
          </table:table-cell>
          <table:table-cell office:value-type="string">
            <text:p>軌道レーザーでターゲットを攻撃出来ません。射線上に障害物があります。</text:p>
          </table:table-cell>
          <table:table-cell/>
          <table:table-cell office:value-type="float" office:value="507">
            <text:p>507</text:p>
          </table:table-cell>
          <table:table-cell table:number-columns-repeated="1019"/>
        </table:table-row>
        <table:table-row table:style-name="ro12">
          <table:table-cell office:value-type="string">
            <text:p>Annotation_prologue1</text:p>
          </table:table-cell>
          <table:table-cell office:value-type="string">
            <text:p>The invasion began without warning.</text:p>
          </table:table-cell>
          <table:table-cell office:value-type="string">
            <text:p>エイリアンの侵略は警告も無く始まった。</text:p>
          </table:table-cell>
          <table:table-cell/>
          <table:table-cell office:value-type="float" office:value="508">
            <text:p>508</text:p>
          </table:table-cell>
          <table:table-cell table:number-columns-repeated="1019"/>
        </table:table-row>
        <table:table-row table:style-name="ro15">
          <table:table-cell office:value-type="string">
            <text:p>Annotation_prologue2</text:p>
          </table:table-cell>
          <table:table-cell office:value-type="string">
            <text:p>After a thousand years of peace, the aliens have returned.</text:p>
          </table:table-cell>
          <table:table-cell table:style-name="ce38" office:value-type="string">
            <text:p>一千年続いた平和の後、エイリアン達は戻って来た。</text:p>
          </table:table-cell>
          <table:table-cell office:value-type="string">
            <text:p>変な気がする。誰か評価キボンヌ</text:p>
          </table:table-cell>
          <table:table-cell office:value-type="float" office:value="509">
            <text:p>509</text:p>
          </table:table-cell>
          <table:table-cell table:number-columns-repeated="1019"/>
        </table:table-row>
        <table:table-row table:style-name="ro7">
          <table:table-cell office:value-type="string">
            <text:p>Annotation_prologue3</text:p>
          </table:table-cell>
          <table:table-cell office:value-type="string">
            <text:p>The planet's survival depends on activating the ancient Defense Grid...</text:p>
          </table:table-cell>
          <table:table-cell office:value-type="string">
            <text:p>惑星の存亡は古のDefense Gridの起動に掛かっている…</text:p>
          </table:table-cell>
          <table:table-cell/>
          <table:table-cell office:value-type="float" office:value="510">
            <text:p>510</text:p>
          </table:table-cell>
          <table:table-cell table:number-columns-repeated="1019"/>
        </table:table-row>
        <table:table-row table:style-name="ro8">
          <table:table-cell office:value-type="string">
            <text:p>Annotation_prologue4</text:p>
          </table:table-cell>
          <table:table-cell office:value-type="string">
            <text:p>if it still functions at all.</text:p>
          </table:table-cell>
          <table:table-cell office:value-type="string">
            <text:p>まだ全ての機能が生きているのなら。</text:p>
          </table:table-cell>
          <table:table-cell/>
          <table:table-cell office:value-type="float" office:value="511">
            <text:p>511</text:p>
          </table:table-cell>
          <table:table-cell table:number-columns-repeated="1019"/>
        </table:table-row>
        <table:table-row table:style-name="ro8">
          <table:table-cell table:style-name="ce73" office:value-type="string">
            <text:p># Audio cues for dialogue</text:p>
          </table:table-cell>
          <table:table-cell table:style-name="ce73" table:number-columns-repeated="3"/>
          <table:table-cell office:value-type="float" office:value="512">
            <text:p>512</text:p>
          </table:table-cell>
          <table:table-cell table:number-columns-repeated="1019"/>
        </table:table-row>
        <table:table-row table:style-name="ro9">
          <table:table-cell table:style-name="ce73" office:value-type="string">
            <text:p>#15</text:p>
          </table:table-cell>
          <table:table-cell table:style-name="ce73" table:number-columns-repeated="3"/>
          <table:table-cell office:value-type="float" office:value="513">
            <text:p>513</text:p>
          </table:table-cell>
          <table:table-cell table:number-columns-repeated="1019"/>
        </table:table-row>
        <table:table-row table:style-name="ro9">
          <table:table-cell table:style-name="ce73" office:value-type="string">
            <text:p># Level 1</text:p>
          </table:table-cell>
          <table:table-cell table:style-name="ce73" office:value-type="string">
            <text:p>マップ・字幕</text:p>
          </table:table-cell>
          <table:table-cell table:style-name="ce73" table:number-columns-repeated="2"/>
          <table:table-cell office:value-type="float" office:value="514">
            <text:p>514</text:p>
          </table:table-cell>
          <table:table-cell table:number-columns-repeated="1019"/>
        </table:table-row>
        <table:table-row table:style-name="ro13">
          <table:table-cell office:value-type="string">
            <text:p>WaveName_000</text:p>
          </table:table-cell>
          <table:table-cell office:value-type="string">
            <text:p>Hmmmmm...My God, but it's been awhile! What seems to be the problem? Ah. The aliens are back, are they?</text:p>
          </table:table-cell>
          <table:table-cell office:value-type="string">
            <text:p>ふぁぁぁぁぁ・・・この感覚、ホント久しぶりだぜ！で、どういう状況なんだ？ああ。エイリアンが戻ってきたんだろ？</text:p>
          </table:table-cell>
          <table:table-cell office:value-type="string">
            <text:p>1</text:p>
            <text:p>このマップは表示順がバラバラなので番号振っとく。</text:p>
          </table:table-cell>
          <table:table-cell office:value-type="float" office:value="515">
            <text:p>515</text:p>
          </table:table-cell>
          <table:table-cell table:number-columns-repeated="1019"/>
        </table:table-row>
        <table:table-row table:style-name="ro10">
          <table:table-cell office:value-type="string">
            <text:p>WaveName_001</text:p>
          </table:table-cell>
          <table:table-cell office:value-type="string">
            <text:p>Yes, well, we knew this day might come, and so it has. </text:p>
          </table:table-cell>
          <table:table-cell office:value-type="string">
            <text:p>そう、こんな日が来るかもしれないと思ってたからな。</text:p>
          </table:table-cell>
          <table:table-cell office:value-type="float" office:value="2">
            <text:p>2</text:p>
          </table:table-cell>
          <table:table-cell office:value-type="float" office:value="516">
            <text:p>516</text:p>
          </table:table-cell>
          <table:table-cell table:number-columns-repeated="1019"/>
        </table:table-row>
        <table:table-row table:style-name="ro16">
          <table:table-cell office:value-type="string">
            <text:p>WaveName_002</text:p>
          </table:table-cell>
          <table:table-cell office:value-type="string">
            <text:p>Precisely why I was downloaded into this computer 412,806 days ago. To assist you.</text:p>
          </table:table-cell>
          <table:table-cell office:value-type="string">
            <text:p>だから、412,806日前に俺がこのコンピューターにダウンロードされたんだ。君をサポートするために。</text:p>
          </table:table-cell>
          <table:table-cell office:value-type="float" office:value="3">
            <text:p>3</text:p>
          </table:table-cell>
          <table:table-cell office:value-type="float" office:value="517">
            <text:p>517</text:p>
          </table:table-cell>
          <table:table-cell table:number-columns-repeated="1019"/>
        </table:table-row>
        <table:table-row table:style-name="ro15">
          <table:table-cell office:value-type="string">
            <text:p>WaveName_003</text:p>
          </table:table-cell>
          <table:table-cell office:value-type="string">
            <text:p>I was once in your chair, you know. I've waited so very long...</text:p>
          </table:table-cell>
          <table:table-cell office:value-type="string">
            <text:p>昔は俺もその椅子に座ってたんだぜ。戦争が終わってからも、俺はずっと待ってたんだ・・・</text:p>
          </table:table-cell>
          <table:table-cell office:value-type="float" office:value="4">
            <text:p>4</text:p>
          </table:table-cell>
          <table:table-cell office:value-type="float" office:value="518">
            <text:p>518</text:p>
          </table:table-cell>
          <table:table-cell table:number-columns-repeated="1019"/>
        </table:table-row>
        <table:table-row table:style-name="ro15">
          <table:table-cell office:value-type="string">
            <text:p>WaveName_004</text:p>
          </table:table-cell>
          <table:table-cell office:value-type="string">
            <text:p>God, I miss raspberries! The most delightful burst of flavor...</text:p>
          </table:table-cell>
          <table:table-cell office:value-type="string">
            <text:p>ああ、もうラズベリーを食べることはできないのか！口いっぱいに広がる、あのたまらない味わい・・・</text:p>
          </table:table-cell>
          <table:table-cell office:value-type="float" office:value="5">
            <text:p>5</text:p>
          </table:table-cell>
          <table:table-cell office:value-type="float" office:value="519">
            <text:p>519</text:p>
          </table:table-cell>
          <table:table-cell table:number-columns-repeated="1019"/>
        </table:table-row>
        <table:table-row table:style-name="ro15">
          <table:table-cell office:value-type="string">
            <text:p>WaveName_005</text:p>
          </table:table-cell>
          <table:table-cell office:value-type="string">
            <text:p>Sorry, a few cobwebs seem to have built up over the millennia.</text:p>
          </table:table-cell>
          <table:table-cell office:value-type="string">
            <text:p>すまんな、1000年の間に少々蜘蛛の巣が増えたようだ。</text:p>
          </table:table-cell>
          <table:table-cell office:value-type="float" office:value="6">
            <text:p>6</text:p>
          </table:table-cell>
          <table:table-cell office:value-type="float" office:value="520">
            <text:p>520</text:p>
          </table:table-cell>
          <table:table-cell table:number-columns-repeated="1019"/>
        </table:table-row>
        <table:table-row table:style-name="ro7">
          <table:table-cell office:value-type="string">
            <text:p>WaveName_006</text:p>
          </table:table-cell>
          <table:table-cell office:value-type="string">
            <text:p>But first things first. I dare say a bit of practice will do us both some good...</text:p>
          </table:table-cell>
          <table:table-cell office:value-type="string">
            <text:p>だが、そんなことよりもまず。少し練習しといたほうがお互いのためってもんだな・・・</text:p>
          </table:table-cell>
          <table:table-cell office:value-type="float" office:value="7">
            <text:p>7</text:p>
          </table:table-cell>
          <table:table-cell office:value-type="float" office:value="521">
            <text:p>521</text:p>
          </table:table-cell>
          <table:table-cell table:number-columns-repeated="1019"/>
        </table:table-row>
        <table:table-row table:style-name="ro28">
          <table:table-cell office:value-type="string">
            <text:p>WaveName_007</text:p>
          </table:table-cell>
          <table:table-cell office:value-type="string">
            <text:p>Those power cores are, well, the core of it all. If they succeed in taking them away, we'll have no power to defend ourselves. </text:p>
          </table:table-cell>
          <table:table-cell office:value-type="string">
            <text:p>このパワーコアは、まあ、いわゆる全ての源ってヤツだ。エイリアンどもに奪われてしまえば、俺たちに身を守る術はなくなる。</text:p>
          </table:table-cell>
          <table:table-cell office:value-type="string">
            <text:p>未使用？</text:p>
          </table:table-cell>
          <table:table-cell office:value-type="float" office:value="522">
            <text:p>522</text:p>
          </table:table-cell>
          <table:table-cell table:number-columns-repeated="1019"/>
        </table:table-row>
        <table:table-row table:style-name="ro13">
          <table:table-cell office:value-type="string">
            <text:p>WaveName_008</text:p>
          </table:table-cell>
          <table:table-cell office:value-type="string">
            <text:p>Time to start putting down towers. It will deplete your resources -- but that's what they're bloody well for, isn't it?</text:p>
          </table:table-cell>
          <table:table-cell office:value-type="string">
            <text:p>タワーを設置していけば、君のリソースはなくなるだろう -- ま、エイリアンどもを血まみれにできるんだから、そのくらいは当然だよな？</text:p>
          </table:table-cell>
          <table:table-cell office:value-type="string">
            <text:p>8</text:p>
            <text:p>自信なし</text:p>
          </table:table-cell>
          <table:table-cell office:value-type="float" office:value="523">
            <text:p>523</text:p>
          </table:table-cell>
          <table:table-cell table:number-columns-repeated="1019"/>
        </table:table-row>
        <table:table-row table:style-name="ro15">
          <table:table-cell office:value-type="string">
            <text:p>WaveName_009</text:p>
          </table:table-cell>
          <table:table-cell office:value-type="string">
            <text:p>Let's spend a few drones on your education. Sit back and observe.</text:p>
          </table:table-cell>
          <table:table-cell office:value-type="string">
            <text:p>では、君の教育のためにドローンをいくらか投入するとしよう。ゆっくり腰掛けて、よく見といてくれ。</text:p>
          </table:table-cell>
          <table:table-cell office:value-type="float" office:value="12">
            <text:p>12</text:p>
          </table:table-cell>
          <table:table-cell office:value-type="float" office:value="524">
            <text:p>524</text:p>
          </table:table-cell>
          <table:table-cell table:number-columns-repeated="1019"/>
        </table:table-row>
        <table:table-row table:style-name="ro7">
          <table:table-cell office:value-type="string">
            <text:p>WaveName_010</text:p>
          </table:table-cell>
          <table:table-cell office:value-type="string">
            <text:p>They'll be coming for the power cores. If they get hold of them, they'll run for it. </text:p>
          </table:table-cell>
          <table:table-cell office:value-type="string">
            <text:p>エイリアンどもの狙いはパワーコアだ。コアを確保したら、奴らは一目散に逃げ出すだろう。</text:p>
          </table:table-cell>
          <table:table-cell office:value-type="float" office:value="9">
            <text:p>9</text:p>
          </table:table-cell>
          <table:table-cell office:value-type="float" office:value="525">
            <text:p>525</text:p>
          </table:table-cell>
          <table:table-cell table:number-columns-repeated="1019"/>
        </table:table-row>
        <table:table-row table:style-name="ro14">
          <table:table-cell office:value-type="string">
            <text:p>WaveName_011</text:p>
          </table:table-cell>
          <table:table-cell office:value-type="string">
            <text:p>Destroy them before they get past the perimeter, though, and I can bring the cores back.</text:p>
          </table:table-cell>
          <table:table-cell office:value-type="string">
            <text:p>だが、基地の境界を突破される前に奴らを破壊できれば、俺はコアを取り戻すことができる。</text:p>
          </table:table-cell>
          <table:table-cell office:value-type="float" office:value="10">
            <text:p>10</text:p>
          </table:table-cell>
          <table:table-cell office:value-type="float" office:value="526">
            <text:p>526</text:p>
          </table:table-cell>
          <table:table-cell table:number-columns-repeated="1019"/>
        </table:table-row>
        <table:table-row table:style-name="ro12">
          <table:table-cell office:value-type="string">
            <text:p>WaveName_012</text:p>
          </table:table-cell>
          <table:table-cell office:value-type="string">
            <text:p>If I run out of power cores -- I shut down.</text:p>
          </table:table-cell>
          <table:table-cell office:value-type="string">
            <text:p>もし、全てのパワーコアが失われれば -- 俺は即シャットダウンだ。</text:p>
          </table:table-cell>
          <table:table-cell office:value-type="float" office:value="11">
            <text:p>11</text:p>
          </table:table-cell>
          <table:table-cell office:value-type="float" office:value="527">
            <text:p>527</text:p>
          </table:table-cell>
          <table:table-cell table:number-columns-repeated="1019"/>
        </table:table-row>
        <table:table-row table:style-name="ro16">
          <table:table-cell office:value-type="string">
            <text:p>WaveName_013</text:p>
          </table:table-cell>
          <table:table-cell office:value-type="string">
            <text:p>Towers can be recycled. Tell me to reprocess them and I can recover some of the resources.</text:p>
          </table:table-cell>
          <table:table-cell office:value-type="string">
            <text:p>タワーはリサイクル可能だ。再処理を指示してくれれば、俺はリソースをいくらか回収できる。</text:p>
          </table:table-cell>
          <table:table-cell office:value-type="string">
            <text:p>マップ2で使用。</text:p>
          </table:table-cell>
          <table:table-cell office:value-type="float" office:value="528">
            <text:p>528</text:p>
          </table:table-cell>
          <table:table-cell table:number-columns-repeated="1019"/>
        </table:table-row>
        <table:table-row table:style-name="ro15">
          <table:table-cell office:value-type="string">
            <text:p>WaveName_014</text:p>
          </table:table-cell>
          <table:table-cell office:value-type="string">
            <text:p>Oh, I should mention that there is an upside to their assaults. </text:p>
          </table:table-cell>
          <table:table-cell office:value-type="string">
            <text:p>あ、エイリアンどもが上から攻めてきたぞー、と言っとくべきか。</text:p>
          </table:table-cell>
          <table:table-cell office:value-type="float" office:value="13">
            <text:p>13</text:p>
          </table:table-cell>
          <table:table-cell office:value-type="float" office:value="529">
            <text:p>529</text:p>
          </table:table-cell>
          <table:table-cell table:number-columns-repeated="1019"/>
        </table:table-row>
        <table:table-row table:style-name="ro14">
          <table:table-cell office:value-type="string">
            <text:p>WaveName_015</text:p>
          </table:table-cell>
          <table:table-cell office:value-type="string">
            <text:p>The more of them you destroy, the more resources I can harvest from the wreckage.</text:p>
          </table:table-cell>
          <table:table-cell office:value-type="string">
            <text:p>君が奴らを破壊すればするほど、俺は残骸から多くのリソースを取得できる。</text:p>
          </table:table-cell>
          <table:table-cell office:value-type="float" office:value="14">
            <text:p>14</text:p>
          </table:table-cell>
          <table:table-cell office:value-type="float" office:value="530">
            <text:p>530</text:p>
          </table:table-cell>
          <table:table-cell table:number-columns-repeated="1019"/>
        </table:table-row>
        <table:table-row table:style-name="ro14">
          <table:table-cell office:value-type="string">
            <text:p>WaveName_016</text:p>
          </table:table-cell>
          <table:table-cell office:value-type="string">
            <text:p>Aliens will avoid tower forcefields if they can. Use towers to block the enemy's path.</text:p>
          </table:table-cell>
          <table:table-cell office:value-type="string">
            <text:p>エイリアンはできるだけタワーの力場を避けようとするだろう。敵の進路を妨害するためにもタワーを利用してくれ。</text:p>
          </table:table-cell>
          <table:table-cell office:value-type="string">
            <text:p>未使用？</text:p>
          </table:table-cell>
          <table:table-cell office:value-type="float" office:value="531">
            <text:p>531</text:p>
          </table:table-cell>
          <table:table-cell table:number-columns-repeated="1019"/>
        </table:table-row>
        <table:table-row table:style-name="ro9">
          <table:table-cell office:value-type="string">
            <text:p>WaveName_017</text:p>
          </table:table-cell>
          <table:table-cell office:value-type="string">
            <text:p>Well done!</text:p>
          </table:table-cell>
          <table:table-cell office:value-type="string">
            <text:p>見事だ！</text:p>
          </table:table-cell>
          <table:table-cell office:value-type="string">
            <text:p>未使用？</text:p>
          </table:table-cell>
          <table:table-cell office:value-type="float" office:value="532">
            <text:p>532</text:p>
          </table:table-cell>
          <table:table-cell table:number-columns-repeated="1019"/>
        </table:table-row>
        <table:table-row table:style-name="ro28">
          <table:table-cell office:value-type="string">
            <text:p>WaveName_018</text:p>
          </table:table-cell>
          <table:table-cell office:value-type="string">
            <text:p>Now let's have a look -- hm, my tactical recon net has become impaired -- we'll have to do something about that, won't we?</text:p>
          </table:table-cell>
          <table:table-cell office:value-type="string">
            <text:p>ちょっと、こいつを見てくれ -- ふむ、俺の戦術偵察網に障害が発生しているようだ -- 次はこいつを何とかすべきだろうな？</text:p>
          </table:table-cell>
          <table:table-cell office:value-type="float" office:value="15">
            <text:p>15</text:p>
          </table:table-cell>
          <table:table-cell office:value-type="float" office:value="533">
            <text:p>533</text:p>
          </table:table-cell>
          <table:table-cell table:number-columns-repeated="1019"/>
        </table:table-row>
        <table:table-row table:style-name="ro9">
          <table:table-cell table:style-name="ce73" office:value-type="string">
            <text:p># Level 2</text:p>
          </table:table-cell>
          <table:table-cell table:style-name="ce73" office:value-type="string">
            <text:p>マップ・字幕</text:p>
          </table:table-cell>
          <table:table-cell table:style-name="ce73" table:number-columns-repeated="2"/>
          <table:table-cell office:value-type="float" office:value="534">
            <text:p>534</text:p>
          </table:table-cell>
          <table:table-cell table:number-columns-repeated="1019"/>
        </table:table-row>
        <table:table-row table:style-name="ro13">
          <table:table-cell office:value-type="string">
            <text:p>WaveName_019</text:p>
          </table:table-cell>
          <table:table-cell office:value-type="string">
            <text:p>Fair enough job, that. Now, we must get the old communication center online to see what's coming our way. </text:p>
          </table:table-cell>
          <table:table-cell office:value-type="string">
            <text:p>よーし、ここだ。偵察を行うためには、この古い通信センターをオンラインにしないといけない。</text:p>
          </table:table-cell>
          <table:table-cell/>
          <table:table-cell office:value-type="float" office:value="535">
            <text:p>535</text:p>
          </table:table-cell>
          <table:table-cell table:number-columns-repeated="1019"/>
        </table:table-row>
        <table:table-row table:style-name="ro14">
          <table:table-cell office:value-type="string">
            <text:p>WaveName_020</text:p>
          </table:table-cell>
          <table:table-cell office:value-type="string">
            <text:p>Let's see if we can't clean the place up. A bit of advice if they attack -- Be merciless. They are. </text:p>
          </table:table-cell>
          <table:table-cell office:value-type="string">
            <text:p>では、センターを制圧できるかやってみよう。エイリアンどもが攻撃してきた時のために一言忠告しておくと -- 容赦はするな。奴らには不要だ。</text:p>
          </table:table-cell>
          <table:table-cell/>
          <table:table-cell office:value-type="float" office:value="536">
            <text:p>536</text:p>
          </table:table-cell>
          <table:table-cell table:number-columns-repeated="1019"/>
        </table:table-row>
        <table:table-row table:style-name="ro14">
          <table:table-cell office:value-type="string">
            <text:p>WaveName_021</text:p>
          </table:table-cell>
          <table:table-cell office:value-type="string">
            <text:p>Oh - and this is absolutely essential - you MUST remember to ...umm.. ahhh.. hmm..</text:p>
          </table:table-cell>
          <table:table-cell office:value-type="string">
            <text:p>おお - あと、これは絶対に不可欠だな - 君は*必ず*覚えておかねば・・・うむ・・あー・・ふむ・・</text:p>
          </table:table-cell>
          <table:table-cell/>
          <table:table-cell office:value-type="float" office:value="537">
            <text:p>537</text:p>
          </table:table-cell>
          <table:table-cell table:number-columns-repeated="1019"/>
        </table:table-row>
        <table:table-row table:style-name="ro9">
          <table:table-cell office:value-type="string">
            <text:p>WaveName_022</text:p>
          </table:table-cell>
          <table:table-cell office:value-type="string">
            <text:p>Incoming!</text:p>
          </table:table-cell>
          <table:table-cell office:value-type="string">
            <text:p>敵接近！</text:p>
          </table:table-cell>
          <table:table-cell office:value-type="string">
            <text:p>未使用？</text:p>
          </table:table-cell>
          <table:table-cell office:value-type="float" office:value="538">
            <text:p>538</text:p>
          </table:table-cell>
          <table:table-cell table:number-columns-repeated="1019"/>
        </table:table-row>
        <table:table-row table:style-name="ro10">
          <table:table-cell office:value-type="string">
            <text:p>WaveName_023</text:p>
          </table:table-cell>
          <table:table-cell office:value-type="string">
            <text:p>Can't quite remember...ahhh...ummm...What was it...?</text:p>
          </table:table-cell>
          <table:table-cell office:value-type="string">
            <text:p>全く思い出せない・・・あー・・・うーむ・・・何だったかな・・・？</text:p>
          </table:table-cell>
          <table:table-cell/>
          <table:table-cell office:value-type="float" office:value="539">
            <text:p>539</text:p>
          </table:table-cell>
          <table:table-cell table:number-columns-repeated="1019"/>
        </table:table-row>
        <table:table-row table:style-name="ro15">
          <table:table-cell office:value-type="string">
            <text:p>WaveName_024</text:p>
          </table:table-cell>
          <table:table-cell office:value-type="string">
            <text:p>Ah! I remember what I meant to tell you now! </text:p>
          </table:table-cell>
          <table:table-cell office:value-type="string">
            <text:p>あ！何を伝えようとしてたか思い出したぞ！</text:p>
          </table:table-cell>
          <table:table-cell/>
          <table:table-cell office:value-type="float" office:value="540">
            <text:p>540</text:p>
          </table:table-cell>
          <table:table-cell table:number-columns-repeated="1019"/>
        </table:table-row>
        <table:table-row table:style-name="ro14">
          <table:table-cell office:value-type="string">
            <text:p>WaveName_025</text:p>
          </table:table-cell>
          <table:table-cell office:value-type="string">
            <text:p>Some towers are better than others against certain alien types, in case you haven't noticed. </text:p>
          </table:table-cell>
          <table:table-cell office:value-type="string">
            <text:p>気づいてないかもしれないが、いくつかのタワーは特定タイプのエイリアンに対してより効果的となる。</text:p>
          </table:table-cell>
          <table:table-cell/>
          <table:table-cell office:value-type="float" office:value="541">
            <text:p>541</text:p>
          </table:table-cell>
          <table:table-cell table:number-columns-repeated="1019"/>
        </table:table-row>
        <table:table-row table:style-name="ro14">
          <table:table-cell office:value-type="string">
            <text:p>WaveName_026</text:p>
          </table:table-cell>
          <table:table-cell office:value-type="string">
            <text:p>Oh, and placement is quite important also, of course...terribly sorry about that...</text:p>
          </table:table-cell>
          <table:table-cell office:value-type="string">
            <text:p>ああ、もちろんタワー配置はさらに重要だ・・・それに関してはとても残念だが・・・</text:p>
          </table:table-cell>
          <table:table-cell office:value-type="string">
            <text:p>自信なし</text:p>
          </table:table-cell>
          <table:table-cell office:value-type="float" office:value="542">
            <text:p>542</text:p>
          </table:table-cell>
          <table:table-cell table:number-columns-repeated="1019"/>
        </table:table-row>
        <table:table-row table:style-name="ro13">
          <table:table-cell office:value-type="string">
            <text:p>WaveName_027</text:p>
          </table:table-cell>
          <table:table-cell office:value-type="string">
            <text:p>These devils aren't all created equal, even when they look alike. The redder they glow, the tougher they are. </text:p>
          </table:table-cell>
          <table:table-cell office:value-type="string">
            <text:p>この悪魔どもはパッと見似ていても、全てが同じようになっているわけではない。赤く光っている奴らほどタフだ。</text:p>
          </table:table-cell>
          <table:table-cell office:value-type="string">
            <text:p>未使用？</text:p>
          </table:table-cell>
          <table:table-cell office:value-type="float" office:value="543">
            <text:p>543</text:p>
          </table:table-cell>
          <table:table-cell table:number-columns-repeated="1019"/>
        </table:table-row>
        <table:table-row table:style-name="ro29">
          <table:table-cell office:value-type="string">
            <text:p>WaveName_028</text:p>
          </table:table-cell>
          <table:table-cell office:value-type="string">
            <text:p>Hold off spending resources you don't have to. The longer I have to reprocess salvage, the more resources I can obtain.</text:p>
          </table:table-cell>
          <table:table-cell office:value-type="string">
            <text:p>必要のないリソース消費は控えてくれ。再処理サルベージに費やせる時間が長いほど、俺はより多くのリソースを取得できる。</text:p>
          </table:table-cell>
          <table:table-cell office:value-type="string">
            <text:p>マップ8で使用。</text:p>
          </table:table-cell>
          <table:table-cell office:value-type="float" office:value="544">
            <text:p>544</text:p>
          </table:table-cell>
          <table:table-cell table:number-columns-repeated="1019"/>
        </table:table-row>
        <table:table-row table:style-name="ro15">
          <table:table-cell office:value-type="string">
            <text:p>WaveName_029</text:p>
          </table:table-cell>
          <table:table-cell office:value-type="string">
            <text:p>Ah. There it is. Now we can see them before they arrive.</text:p>
          </table:table-cell>
          <table:table-cell office:value-type="string">
            <text:p>ああ。きたきた。これで、これからは前もって奴らの情報を集めておける。</text:p>
          </table:table-cell>
          <table:table-cell/>
          <table:table-cell office:value-type="float" office:value="545">
            <text:p>545</text:p>
          </table:table-cell>
          <table:table-cell table:number-columns-repeated="1019"/>
        </table:table-row>
        <table:table-row table:style-name="ro9">
          <table:table-cell table:style-name="ce73" office:value-type="string">
            <text:p># Level 3</text:p>
          </table:table-cell>
          <table:table-cell table:style-name="ce73" office:value-type="string">
            <text:p>マップ・字幕</text:p>
          </table:table-cell>
          <table:table-cell table:style-name="ce73" table:number-columns-repeated="2"/>
          <table:table-cell office:value-type="float" office:value="546">
            <text:p>546</text:p>
          </table:table-cell>
          <table:table-cell table:number-columns-repeated="1019"/>
        </table:table-row>
        <table:table-row table:style-name="ro15">
          <table:table-cell office:value-type="string">
            <text:p>WaveName_030</text:p>
          </table:table-cell>
          <table:table-cell office:value-type="string">
            <text:p>I think I remember this place...this is the research facility where...</text:p>
          </table:table-cell>
          <table:table-cell office:value-type="string">
            <text:p>俺はこの場所を覚えている・・・この研究施設から・・・</text:p>
          </table:table-cell>
          <table:table-cell/>
          <table:table-cell office:value-type="float" office:value="547">
            <text:p>547</text:p>
          </table:table-cell>
          <table:table-cell table:number-columns-repeated="1019"/>
        </table:table-row>
        <table:table-row table:style-name="ro10">
          <table:table-cell office:value-type="string">
            <text:p>WaveName_031</text:p>
          </table:table-cell>
          <table:table-cell office:value-type="string">
            <text:p>..where I was uploaded. My body is somewhere...</text:p>
          </table:table-cell>
          <table:table-cell office:value-type="string">
            <text:p>・・ここから俺はアップロードされたんだ。俺の身体がどこかにある・・・</text:p>
          </table:table-cell>
          <table:table-cell office:value-type="string">
            <text:p>body＝アップロード元の人間。</text:p>
          </table:table-cell>
          <table:table-cell office:value-type="float" office:value="548">
            <text:p>548</text:p>
          </table:table-cell>
          <table:table-cell table:number-columns-repeated="1019"/>
        </table:table-row>
        <table:table-row table:style-name="ro7">
          <table:table-cell office:value-type="string">
            <text:p>WaveName_032</text:p>
          </table:table-cell>
          <table:table-cell office:value-type="string">
            <text:p>Heh, well, there's more of me left than of most people my age, I suppose...</text:p>
          </table:table-cell>
          <table:table-cell office:value-type="string">
            <text:p>いや、そうだな、そもそも、こんな施設にずっと住んでいたわけはないか・・・</text:p>
          </table:table-cell>
          <table:table-cell office:value-type="string">
            <text:p>1000年経っていることに気づく→そもそも用が済んだらさっさと出ていったはずでどの道いるわけがない。</text:p>
          </table:table-cell>
          <table:table-cell office:value-type="float" office:value="549">
            <text:p>549</text:p>
          </table:table-cell>
          <table:table-cell table:number-columns-repeated="1019"/>
        </table:table-row>
        <table:table-row table:style-name="ro16">
          <table:table-cell office:value-type="string">
            <text:p>WaveName_033</text:p>
          </table:table-cell>
          <table:table-cell office:value-type="string">
            <text:p>Now then, you've some new tricks to learn. We're now able to upgrade the towers we build --</text:p>
          </table:table-cell>
          <table:table-cell office:value-type="string">
            <text:p>では、習得すべき新しいテクニックを教えておこう。俺たちは建てたタワーをアップグレードさせることができるようになった --</text:p>
          </table:table-cell>
          <table:table-cell/>
          <table:table-cell office:value-type="float" office:value="550">
            <text:p>550</text:p>
          </table:table-cell>
          <table:table-cell table:number-columns-repeated="1019"/>
        </table:table-row>
        <table:table-row table:style-name="ro7">
          <table:table-cell office:value-type="string">
            <text:p>WaveName_034</text:p>
          </table:table-cell>
          <table:table-cell office:value-type="string">
            <text:p>Increased firepower, range, that sort of thing. You'll get the hang of it. </text:p>
          </table:table-cell>
          <table:table-cell office:value-type="string">
            <text:p>火力強化や射程拡大といった類いのものだ。すぐに理解できるだろう。</text:p>
          </table:table-cell>
          <table:table-cell/>
          <table:table-cell office:value-type="float" office:value="551">
            <text:p>551</text:p>
          </table:table-cell>
          <table:table-cell table:number-columns-repeated="1019"/>
        </table:table-row>
        <table:table-row table:style-name="ro28">
          <table:table-cell office:value-type="string">
            <text:p>WaveName_035</text:p>
          </table:table-cell>
          <table:table-cell office:value-type="string">
            <text:p>You're doing quite well so far -- but don't get cocky. I should warn you that these aliens are quite a bit tougher than the others.</text:p>
          </table:table-cell>
          <table:table-cell office:value-type="string">
            <text:p>ここまではとても上手くやってきている -- だが油断するんじゃないぞ。次に来るエイリアンは今までの奴らよりも相当タフだ、と君に警告しとかなきゃならん。</text:p>
          </table:table-cell>
          <table:table-cell/>
          <table:table-cell office:value-type="float" office:value="552">
            <text:p>552</text:p>
          </table:table-cell>
          <table:table-cell table:number-columns-repeated="1019"/>
        </table:table-row>
        <table:table-row table:style-name="ro7">
          <table:table-cell office:value-type="string">
            <text:p>WaveName_036</text:p>
          </table:table-cell>
          <table:table-cell office:value-type="string">
            <text:p>If you get the chance to shape the enemy's path by placing towers, do so!</text:p>
          </table:table-cell>
          <table:table-cell office:value-type="string">
            <text:p>タワーを置いて敵に回り道させられる時は、ぜひ、そうしてやれ！</text:p>
          </table:table-cell>
          <table:table-cell office:value-type="string">
            <text:p>↑よりも前に来る。</text:p>
          </table:table-cell>
          <table:table-cell office:value-type="float" office:value="553">
            <text:p>553</text:p>
          </table:table-cell>
          <table:table-cell table:number-columns-repeated="1019"/>
        </table:table-row>
        <table:table-row table:style-name="ro9">
          <table:table-cell table:style-name="ce73" office:value-type="string">
            <text:p># Level 4</text:p>
          </table:table-cell>
          <table:table-cell table:style-name="ce73" office:value-type="string">
            <text:p>マップ・字幕</text:p>
          </table:table-cell>
          <table:table-cell table:style-name="ce73" table:number-columns-repeated="2"/>
          <table:table-cell office:value-type="float" office:value="554">
            <text:p>554</text:p>
          </table:table-cell>
          <table:table-cell table:number-columns-repeated="1019"/>
        </table:table-row>
        <table:table-row table:style-name="ro10">
          <table:table-cell office:value-type="string">
            <text:p>WaveName_037</text:p>
          </table:table-cell>
          <table:table-cell office:value-type="string">
            <text:p>Ah. The administration complex. It's looked...better. </text:p>
          </table:table-cell>
          <table:table-cell office:value-type="string">
            <text:p>ああ、司令本部か。ずいぶん・・・「改良」されたな。</text:p>
          </table:table-cell>
          <table:table-cell office:value-type="string">
            <text:p>改良されたため、自然はなくなってしまっていた。</text:p>
          </table:table-cell>
          <table:table-cell office:value-type="float" office:value="555">
            <text:p>555</text:p>
          </table:table-cell>
          <table:table-cell table:number-columns-repeated="1019"/>
        </table:table-row>
        <table:table-row table:style-name="ro30">
          <table:table-cell office:value-type="string">
            <text:p>WaveName_038</text:p>
          </table:table-cell>
          <table:table-cell office:value-type="string">
            <text:p>Hard to imagine, but there was once a magnificent nature area near here... Cool, green...raspberry thickets amongst the trees...</text:p>
          </table:table-cell>
          <table:table-cell office:value-type="string">
            <text:p>想像できないだろうが、以前、この付近には雄大な自然が広がっていたんだ・・・涼しくて、緑にあふれ・・・木々の間にはラズベリーの茂みが・・・</text:p>
          </table:table-cell>
          <table:table-cell/>
          <table:table-cell office:value-type="float" office:value="556">
            <text:p>556</text:p>
          </table:table-cell>
          <table:table-cell table:number-columns-repeated="1019"/>
        </table:table-row>
        <table:table-row table:style-name="ro28">
          <table:table-cell office:value-type="string">
            <text:p>WaveName_039</text:p>
          </table:table-cell>
          <table:table-cell office:value-type="string">
            <text:p>So be it. There are essential resources here for us. I should be able to activate a new type of tower that will slow them down a bit. </text:p>
          </table:table-cell>
          <table:table-cell office:value-type="string">
            <text:p>ま、いいさ。俺たちにとって非常に重要な物資がここにある。俺は敵の足を少しばかり遅くできる新しいタイプのタワーを起動できるはずだ。</text:p>
          </table:table-cell>
          <table:table-cell/>
          <table:table-cell office:value-type="float" office:value="557">
            <text:p>557</text:p>
          </table:table-cell>
          <table:table-cell table:number-columns-repeated="1019"/>
        </table:table-row>
        <table:table-row table:style-name="ro15">
          <table:table-cell office:value-type="string">
            <text:p>WaveName_040</text:p>
          </table:table-cell>
          <table:table-cell office:value-type="string">
            <text:p>We'll need that. You haven't begun to see what they'll unleash. </text:p>
          </table:table-cell>
          <table:table-cell office:value-type="string">
            <text:p>俺たちにはそれが必要だろう。奴らが何を企んでいるのか、全く分かってないんだからな。</text:p>
          </table:table-cell>
          <table:table-cell/>
          <table:table-cell office:value-type="float" office:value="558">
            <text:p>558</text:p>
          </table:table-cell>
          <table:table-cell table:number-columns-repeated="1019"/>
        </table:table-row>
        <table:table-row table:style-name="ro28">
          <table:table-cell office:value-type="string">
            <text:p>WaveName_041</text:p>
          </table:table-cell>
          <table:table-cell office:value-type="string">
            <text:p>You'll have pay attention to line of sight here -- we can't shoot through things. But we CAN blow these buggers to hell and gone! </text:p>
          </table:table-cell>
          <table:table-cell office:value-type="string">
            <text:p>ここから見える全てに気を配ってくれ -- ここを突破させることはできない。だが、ヤツらを地獄へと叩き落すことは*できる*！</text:p>
          </table:table-cell>
          <table:table-cell office:value-type="string">
            <text:p>自信なし</text:p>
          </table:table-cell>
          <table:table-cell office:value-type="float" office:value="559">
            <text:p>559</text:p>
          </table:table-cell>
          <table:table-cell table:number-columns-repeated="1019"/>
        </table:table-row>
        <table:table-row table:style-name="ro9">
          <table:table-cell table:style-name="ce73" office:value-type="string">
            <text:p># Level 5</text:p>
          </table:table-cell>
          <table:table-cell table:style-name="ce73" office:value-type="string">
            <text:p>マップ・字幕</text:p>
          </table:table-cell>
          <table:table-cell table:style-name="ce73" table:number-columns-repeated="2"/>
          <table:table-cell office:value-type="float" office:value="560">
            <text:p>560</text:p>
          </table:table-cell>
          <table:table-cell table:number-columns-repeated="1019"/>
        </table:table-row>
        <table:table-row table:style-name="ro28">
          <table:table-cell office:value-type="string">
            <text:p>WaveName_042</text:p>
          </table:table-cell>
          <table:table-cell office:value-type="string">
            <text:p>Well done, we're finally getting ahead of them! You're really coming along. -- Oh, dear God! <text:s/>They've got here ahead of us.</text:p>
          </table:table-cell>
          <table:table-cell office:value-type="string">
            <text:p>いいぞ、ついに先手を打つ事に成功した！君は本当に上手くやってくれるな。 -- くそ、なんてこった！奴らの方が一枚上手だったようだ。</text:p>
          </table:table-cell>
          <table:table-cell/>
          <table:table-cell office:value-type="float" office:value="561">
            <text:p>561</text:p>
          </table:table-cell>
          <table:table-cell table:number-columns-repeated="1019"/>
        </table:table-row>
        <table:table-row table:style-name="ro28">
          <table:table-cell office:value-type="string">
            <text:p>WaveName_043</text:p>
          </table:table-cell>
          <table:table-cell office:value-type="string">
            <text:p>But they seem to have encountered some difficulties of their own - it appears their ship has met an untimely end. </text:p>
          </table:table-cell>
          <table:table-cell office:value-type="string">
            <text:p>だが、奴らの船はトラブルに見舞われたようだな - どうやら不時着したと見える。</text:p>
          </table:table-cell>
          <table:table-cell/>
          <table:table-cell office:value-type="float" office:value="562">
            <text:p>562</text:p>
          </table:table-cell>
          <table:table-cell table:number-columns-repeated="1019"/>
        </table:table-row>
        <table:table-row table:style-name="ro13">
          <table:table-cell office:value-type="string">
            <text:p>WaveName_044</text:p>
          </table:table-cell>
          <table:table-cell office:value-type="string">
            <text:p>Damn! They've already looted most of the cores! We have to reclaim what they've stolen and power up the base. </text:p>
          </table:table-cell>
          <table:table-cell office:value-type="string">
            <text:p>ちくしょう！既にほとんどのコアが奪われている！盗まれたコアを取り戻し、基地を再起動しなければならない。</text:p>
          </table:table-cell>
          <table:table-cell/>
          <table:table-cell office:value-type="float" office:value="563">
            <text:p>563</text:p>
          </table:table-cell>
          <table:table-cell table:number-columns-repeated="1019"/>
        </table:table-row>
        <table:table-row table:style-name="ro15">
          <table:table-cell office:value-type="string">
            <text:p>WaveName_045</text:p>
          </table:table-cell>
          <table:table-cell office:value-type="string">
            <text:p>It's going to be a close thing. Hurry, there's no time to waste!</text:p>
          </table:table-cell>
          <table:table-cell office:value-type="string">
            <text:p>事態は一刻を争う。急いでくれ、ぐずぐずしてる暇はないぞ！</text:p>
          </table:table-cell>
          <table:table-cell/>
          <table:table-cell office:value-type="float" office:value="564">
            <text:p>564</text:p>
          </table:table-cell>
          <table:table-cell table:number-columns-repeated="1019"/>
        </table:table-row>
        <table:table-row table:style-name="ro9">
          <table:table-cell table:style-name="ce73" office:value-type="string">
            <text:p># Level 6</text:p>
          </table:table-cell>
          <table:table-cell table:style-name="ce73" office:value-type="string">
            <text:p>マップ・字幕</text:p>
          </table:table-cell>
          <table:table-cell table:style-name="ce73" table:number-columns-repeated="2"/>
          <table:table-cell office:value-type="float" office:value="565">
            <text:p>565</text:p>
          </table:table-cell>
          <table:table-cell table:number-columns-repeated="1019"/>
        </table:table-row>
        <table:table-row table:style-name="ro16">
          <table:table-cell office:value-type="string">
            <text:p>WaveName_046</text:p>
          </table:table-cell>
          <table:table-cell office:value-type="string">
            <text:p>Oh, I don't like the looks of this. They'll do exactly what they did the last time. I just cannot survive that again...</text:p>
          </table:table-cell>
          <table:table-cell office:value-type="string">
            <text:p>おお、ここの見た目は好きになれないな。奴らはあの時と全く同じ事をするだろう。もう一度、あれを生き残れるとはとても思えない・・・</text:p>
          </table:table-cell>
          <table:table-cell/>
          <table:table-cell office:value-type="float" office:value="566">
            <text:p>566</text:p>
          </table:table-cell>
          <table:table-cell table:number-columns-repeated="1019"/>
        </table:table-row>
        <table:table-row table:style-name="ro7">
          <table:table-cell office:value-type="string">
            <text:p>WaveName_047</text:p>
          </table:table-cell>
          <table:table-cell office:value-type="string">
            <text:p>Sorry, sorry. Where's that design...Ah. Yes. This should do the trick. </text:p>
          </table:table-cell>
          <table:table-cell office:value-type="string">
            <text:p>ああ、すまんな。設計図はどこだ・・・ああ。うむ。これならイケそうだ。</text:p>
          </table:table-cell>
          <table:table-cell/>
          <table:table-cell office:value-type="float" office:value="567">
            <text:p>567</text:p>
          </table:table-cell>
          <table:table-cell table:number-columns-repeated="1019"/>
        </table:table-row>
        <table:table-row table:style-name="ro14">
          <table:table-cell office:value-type="string">
            <text:p>WaveName_048</text:p>
          </table:table-cell>
          <table:table-cell office:value-type="string">
            <text:p>You'll have to scramble to figure out how to use this new tower properly -- it fires a bit slowly.</text:p>
          </table:table-cell>
          <table:table-cell office:value-type="string">
            <text:p>君はこの新しいタワーの扱い方を急いで理解しなきゃならん -- こいつはちょっとばかり連射が遅いんだ。</text:p>
          </table:table-cell>
          <table:table-cell/>
          <table:table-cell office:value-type="float" office:value="568">
            <text:p>568</text:p>
          </table:table-cell>
          <table:table-cell table:number-columns-repeated="1019"/>
        </table:table-row>
        <table:table-row table:style-name="ro15">
          <table:table-cell office:value-type="string">
            <text:p>WaveName_049</text:p>
          </table:table-cell>
          <table:table-cell office:value-type="string">
            <text:p>This...this won't be easy. You'll have to wing it, here. So to speak...</text:p>
          </table:table-cell>
          <table:table-cell office:value-type="string">
            <text:p>こいつは・・・こいつは厄介だな。今回はその場しのぎで対処しなきゃならんだろう。言うなれば・・・</text:p>
          </table:table-cell>
          <table:table-cell/>
          <table:table-cell office:value-type="float" office:value="569">
            <text:p>569</text:p>
          </table:table-cell>
          <table:table-cell table:number-columns-repeated="1019"/>
        </table:table-row>
        <table:table-row table:style-name="ro15">
          <table:table-cell office:value-type="string">
            <text:p>WaveName_050</text:p>
          </table:table-cell>
          <table:table-cell office:value-type="string">
            <text:p>Not all towers are designed for aerial defense -- be careful.</text:p>
          </table:table-cell>
          <table:table-cell office:value-type="string">
            <text:p>全てのタワーが対空防御のために設計されているとは限らない -- 気をつけてくれ。</text:p>
          </table:table-cell>
          <table:table-cell/>
          <table:table-cell office:value-type="float" office:value="570">
            <text:p>570</text:p>
          </table:table-cell>
          <table:table-cell table:number-columns-repeated="1019"/>
        </table:table-row>
        <table:table-row table:style-name="ro9">
          <table:table-cell table:style-name="ce73" office:value-type="string">
            <text:p># Level 7</text:p>
          </table:table-cell>
          <table:table-cell table:style-name="ce73" office:value-type="string">
            <text:p>マップ・字幕</text:p>
          </table:table-cell>
          <table:table-cell table:style-name="ce73" table:number-columns-repeated="2"/>
          <table:table-cell office:value-type="float" office:value="571">
            <text:p>571</text:p>
          </table:table-cell>
          <table:table-cell table:number-columns-repeated="1019"/>
        </table:table-row>
        <table:table-row table:style-name="ro8">
          <table:table-cell office:value-type="string">
            <text:p>WaveName_051</text:p>
          </table:table-cell>
          <table:table-cell office:value-type="string">
            <text:p>Where...where are we?...</text:p>
          </table:table-cell>
          <table:table-cell office:value-type="string">
            <text:p>ここは・・・ここはどこだ？・・・</text:p>
          </table:table-cell>
          <table:table-cell/>
          <table:table-cell office:value-type="float" office:value="572">
            <text:p>572</text:p>
          </table:table-cell>
          <table:table-cell table:number-columns-repeated="1019"/>
        </table:table-row>
        <table:table-row table:style-name="ro7">
          <table:table-cell office:value-type="string">
            <text:p>WaveName_052</text:p>
          </table:table-cell>
          <table:table-cell office:value-type="string">
            <text:p>Ah. Apparently, we're in the middle of nowhere with our backsides in the breeze. </text:p>
          </table:table-cell>
          <table:table-cell office:value-type="string">
            <text:p>ああ。どうやら、そよ風の吹きつける荒野のど真ん中にいるようだな。</text:p>
          </table:table-cell>
          <table:table-cell/>
          <table:table-cell office:value-type="float" office:value="573">
            <text:p>573</text:p>
          </table:table-cell>
          <table:table-cell table:number-columns-repeated="1019"/>
        </table:table-row>
        <table:table-row table:style-name="ro15">
          <table:table-cell office:value-type="string">
            <text:p>WaveName_053</text:p>
          </table:table-cell>
          <table:table-cell office:value-type="string">
            <text:p>Shape their paths to slow them down, or you'll never get them all. </text:p>
          </table:table-cell>
          <table:table-cell office:value-type="string">
            <text:p>奴らの進行が遅くなるようにルートを工夫してくれ、でないと全て倒し切る事はできないだろう。</text:p>
          </table:table-cell>
          <table:table-cell/>
          <table:table-cell office:value-type="float" office:value="574">
            <text:p>574</text:p>
          </table:table-cell>
          <table:table-cell table:number-columns-repeated="1019"/>
        </table:table-row>
        <table:table-row table:style-name="ro28">
          <table:table-cell office:value-type="string">
            <text:p>WaveName_054</text:p>
          </table:table-cell>
          <table:table-cell office:value-type="string">
            <text:p>And...hm, a moment -- ah, there! I've dug up another tower design for you. Remember to let it charge up - the longer the better.</text:p>
          </table:table-cell>
          <table:table-cell office:value-type="string">
            <text:p>あと・・・ふむ、ちょっと待てよ -- あ、そこか！君のために別のタワー設計図を発掘しといたんだ。使う時はチャージさせておくのを忘れないように - 長ければ長いほどいいぞ。</text:p>
          </table:table-cell>
          <table:table-cell/>
          <table:table-cell office:value-type="float" office:value="575">
            <text:p>575</text:p>
          </table:table-cell>
          <table:table-cell table:number-columns-repeated="1019"/>
        </table:table-row>
        <table:table-row table:style-name="ro7">
          <table:table-cell office:value-type="string">
            <text:p>WaveName_055</text:p>
          </table:table-cell>
          <table:table-cell office:value-type="string">
            <text:p>Now, let's see what kind of trouble we can put in front of these buggers, eh?</text:p>
          </table:table-cell>
          <table:table-cell office:value-type="string">
            <text:p>それでは、ヤツらの前にどんな厄介事をばらまけるのか確かめてみようじゃないか？</text:p>
          </table:table-cell>
          <table:table-cell/>
          <table:table-cell office:value-type="float" office:value="576">
            <text:p>576</text:p>
          </table:table-cell>
          <table:table-cell table:number-columns-repeated="1019"/>
        </table:table-row>
        <table:table-row table:style-name="ro9">
          <table:table-cell table:style-name="ce73" office:value-type="string">
            <text:p># Level 8</text:p>
          </table:table-cell>
          <table:table-cell table:style-name="ce73" office:value-type="string">
            <text:p>マップ・字幕</text:p>
          </table:table-cell>
          <table:table-cell table:style-name="ce73" table:number-columns-repeated="2"/>
          <table:table-cell office:value-type="float" office:value="577">
            <text:p>577</text:p>
          </table:table-cell>
          <table:table-cell table:number-columns-repeated="1019"/>
        </table:table-row>
        <table:table-row table:style-name="ro14">
          <table:table-cell office:value-type="string">
            <text:p>WaveName_056</text:p>
          </table:table-cell>
          <table:table-cell office:value-type="string">
            <text:p>Fantastic! I've located the Orbital Control Center. Now I can access - ah! There we are!</text:p>
          </table:table-cell>
          <table:table-cell office:value-type="string">
            <text:p>素晴らしい！軌道コントロールセンターを発見したぞ。俺からアクセスできる - ああ！ほらな！</text:p>
          </table:table-cell>
          <table:table-cell/>
          <table:table-cell office:value-type="float" office:value="578">
            <text:p>578</text:p>
          </table:table-cell>
          <table:table-cell table:number-columns-repeated="1019"/>
        </table:table-row>
        <table:table-row table:style-name="ro7">
          <table:table-cell office:value-type="string">
            <text:p>WaveName_057</text:p>
          </table:table-cell>
          <table:table-cell office:value-type="string">
            <text:p>We will have a new toy, my friend: A laser satellite. Fire from heaven. Very satisfying. </text:p>
          </table:table-cell>
          <table:table-cell office:value-type="string">
            <text:p>友よ、俺たちは新しいオモチャを手に入れるだろう: レーザー衛星をな。天空からの炎。とても満足のいくヤツだ。</text:p>
          </table:table-cell>
          <table:table-cell/>
          <table:table-cell office:value-type="float" office:value="579">
            <text:p>579</text:p>
          </table:table-cell>
          <table:table-cell table:number-columns-repeated="1019"/>
        </table:table-row>
        <table:table-row table:style-name="ro7">
          <table:table-cell office:value-type="string">
            <text:p>WaveName_058</text:p>
          </table:table-cell>
          <table:table-cell office:value-type="string">
            <text:p>It will take me a little while to wake it up, though, so protect the cores!</text:p>
          </table:table-cell>
          <table:table-cell office:value-type="string">
            <text:p>だが、起動させるには少し時間がかかる。それまでコアを守ってくれ！</text:p>
          </table:table-cell>
          <table:table-cell/>
          <table:table-cell office:value-type="float" office:value="580">
            <text:p>580</text:p>
          </table:table-cell>
          <table:table-cell table:number-columns-repeated="1019"/>
        </table:table-row>
        <table:table-row table:style-name="ro10">
          <table:table-cell office:value-type="string">
            <text:p>WaveName_059</text:p>
          </table:table-cell>
          <table:table-cell office:value-type="string">
            <text:p>The laser is online! Now, let's run up the heat, shall we?</text:p>
          </table:table-cell>
          <table:table-cell office:value-type="string">
            <text:p>レーザーはオンライン！それじゃあ、奴らを温めてやるとしようじゃないか？</text:p>
          </table:table-cell>
          <table:table-cell office:value-type="string">
            <text:p>自信なし</text:p>
          </table:table-cell>
          <table:table-cell office:value-type="float" office:value="581">
            <text:p>581</text:p>
          </table:table-cell>
          <table:table-cell table:number-columns-repeated="1019"/>
        </table:table-row>
        <table:table-row table:style-name="ro15">
          <table:table-cell office:value-type="string">
            <text:p>WaveName_060</text:p>
          </table:table-cell>
          <table:table-cell office:value-type="string">
            <text:p>Deft work, there. Well done! I thoroughly enjoyed that. </text:p>
          </table:table-cell>
          <table:table-cell office:value-type="string">
            <text:p>なかなかの手際だった。よくやったぞ！俺も思いっ切り楽しませてもらったぜ。</text:p>
          </table:table-cell>
          <table:table-cell/>
          <table:table-cell office:value-type="float" office:value="582">
            <text:p>582</text:p>
          </table:table-cell>
          <table:table-cell table:number-columns-repeated="1019"/>
        </table:table-row>
        <table:table-row table:style-name="ro9">
          <table:table-cell table:style-name="ce73" office:value-type="string">
            <text:p># Level 9</text:p>
          </table:table-cell>
          <table:table-cell table:style-name="ce73" office:value-type="string">
            <text:p>マップ・字幕</text:p>
          </table:table-cell>
          <table:table-cell table:style-name="ce73" table:number-columns-repeated="2"/>
          <table:table-cell office:value-type="float" office:value="583">
            <text:p>583</text:p>
          </table:table-cell>
          <table:table-cell table:number-columns-repeated="1019"/>
        </table:table-row>
        <table:table-row table:style-name="ro13">
          <table:table-cell office:value-type="string">
            <text:p>WaveName_061</text:p>
          </table:table-cell>
          <table:table-cell office:value-type="string">
            <text:p>Lots of activity by this canyon.. and - oh, my. I found another design - the missile tower! Like meeting an old friend. </text:p>
          </table:table-cell>
          <table:table-cell office:value-type="string">
            <text:p>この峡谷で多くの活動を観測・・あと - おや、こいつは。新しい設計図を見つけたぞ - ミサイル・タワーだ！まるで旧友に出会ったような気分だぜ。</text:p>
          </table:table-cell>
          <table:table-cell/>
          <table:table-cell office:value-type="float" office:value="584">
            <text:p>584</text:p>
          </table:table-cell>
          <table:table-cell table:number-columns-repeated="1019"/>
        </table:table-row>
        <table:table-row table:style-name="ro14">
          <table:table-cell office:value-type="string">
            <text:p>WaveName_062</text:p>
          </table:table-cell>
          <table:table-cell office:value-type="string">
            <text:p>I quite suspect that after you see what it does to the fliers, you'll love it just as much as I do.</text:p>
          </table:table-cell>
          <table:table-cell office:value-type="string">
            <text:p>こいつが飛行体に何をするかは、後で分かるはずだ。君も俺と同じぐらいこのタワーが好きになるだろうな。</text:p>
          </table:table-cell>
          <table:table-cell/>
          <table:table-cell office:value-type="float" office:value="585">
            <text:p>585</text:p>
          </table:table-cell>
          <table:table-cell table:number-columns-repeated="1019"/>
        </table:table-row>
        <table:table-row table:style-name="ro10">
          <table:table-cell office:value-type="string">
            <text:p>WaveName_063</text:p>
          </table:table-cell>
          <table:table-cell office:value-type="string">
            <text:p>Let's cut loose on these buggers, shall we?</text:p>
          </table:table-cell>
          <table:table-cell office:value-type="string">
            <text:p>それでは、戦闘開始といこうじゃないか？</text:p>
          </table:table-cell>
          <table:table-cell office:value-type="string">
            <text:p>自信なし</text:p>
          </table:table-cell>
          <table:table-cell office:value-type="float" office:value="586">
            <text:p>586</text:p>
          </table:table-cell>
          <table:table-cell table:number-columns-repeated="1019"/>
        </table:table-row>
        <table:table-row table:style-name="ro9">
          <table:table-cell table:style-name="ce73" office:value-type="string">
            <text:p># Level 10</text:p>
          </table:table-cell>
          <table:table-cell table:style-name="ce73" office:value-type="string">
            <text:p>マップ・字幕</text:p>
          </table:table-cell>
          <table:table-cell table:style-name="ce73" table:number-columns-repeated="2"/>
          <table:table-cell office:value-type="float" office:value="587">
            <text:p>587</text:p>
          </table:table-cell>
          <table:table-cell table:number-columns-repeated="1019"/>
        </table:table-row>
        <table:table-row table:style-name="ro14">
          <table:table-cell office:value-type="string">
            <text:p>WaveName_064</text:p>
          </table:table-cell>
          <table:table-cell office:value-type="string">
            <text:p>We've made it to the thallium mine. Difficult spot but you've quite a knack for this, I must say. </text:p>
          </table:table-cell>
          <table:table-cell office:value-type="string">
            <text:p>俺たちはタリウム鉱山まで辿り着いた。困難な場所だが、君は完全にコツを掴んでいると言わねばなるまい。</text:p>
          </table:table-cell>
          <table:table-cell/>
          <table:table-cell office:value-type="float" office:value="588">
            <text:p>588</text:p>
          </table:table-cell>
          <table:table-cell table:number-columns-repeated="1019"/>
        </table:table-row>
        <table:table-row table:style-name="ro10">
          <table:table-cell office:value-type="string">
            <text:p>WaveName_065</text:p>
          </table:table-cell>
          <table:table-cell office:value-type="string">
            <text:p>There were ten just in my...ten good men, all gone now...I...</text:p>
          </table:table-cell>
          <table:table-cell office:value-type="string">
            <text:p>俺には10人の・・・10人の優秀な部下たちがいた、もう皆いなくなってしまったんだ・・・俺は・・・</text:p>
          </table:table-cell>
          <table:table-cell/>
          <table:table-cell office:value-type="float" office:value="589">
            <text:p>589</text:p>
          </table:table-cell>
          <table:table-cell table:number-columns-repeated="1019"/>
        </table:table-row>
        <table:table-row table:style-name="ro14">
          <table:table-cell office:value-type="string">
            <text:p>WaveName_066</text:p>
          </table:table-cell>
          <table:table-cell office:value-type="string">
            <text:p>I'm sorry if I...come a bit unstuck at times. The more I remember, the more I...</text:p>
          </table:table-cell>
          <table:table-cell office:value-type="string">
            <text:p>すまんな、時々・・・少し不安定になるようだ。昔を思い出すほど俺は、俺は・・・</text:p>
          </table:table-cell>
          <table:table-cell/>
          <table:table-cell office:value-type="float" office:value="590">
            <text:p>590</text:p>
          </table:table-cell>
          <table:table-cell table:number-columns-repeated="1019"/>
        </table:table-row>
        <table:table-row table:style-name="ro13">
          <table:table-cell office:value-type="string">
            <text:p>WaveName_067</text:p>
          </table:table-cell>
          <table:table-cell office:value-type="string">
            <text:p>Well. No use dwelling on it. As we used to say, the things you can't see are just as dangerous as they things you can, right? <text:s/></text:p>
          </table:table-cell>
          <table:table-cell office:value-type="string">
            <text:p>ああ。こんなこと考えていても何の役にも立たん。目に見えないものも、見えるものと同じぐらい危険だと昔から言うよな？</text:p>
          </table:table-cell>
          <table:table-cell/>
          <table:table-cell office:value-type="float" office:value="591">
            <text:p>591</text:p>
          </table:table-cell>
          <table:table-cell table:number-columns-repeated="1019"/>
        </table:table-row>
        <table:table-row table:style-name="ro16">
          <table:table-cell office:value-type="string">
            <text:p>WaveName_068</text:p>
          </table:table-cell>
          <table:table-cell office:value-type="string">
            <text:p>I mean that quite literally. Some of the enemy have stealth tech, you know. But then again, so did we...</text:p>
          </table:table-cell>
          <table:table-cell office:value-type="string">
            <text:p>文字通りの意味で言ってるんだぜ。何種類かの敵はステルス能力を持っている。ま、俺たちも似たようなもんだがな・・・</text:p>
          </table:table-cell>
          <table:table-cell office:value-type="string">
            <text:p>プレイヤーたちはタワーを使って戦うため、エイリアンの目に触れることはない＝一種のステルス？</text:p>
          </table:table-cell>
          <table:table-cell office:value-type="float" office:value="592">
            <text:p>592</text:p>
          </table:table-cell>
          <table:table-cell table:number-columns-repeated="1019"/>
        </table:table-row>
        <table:table-row table:style-name="ro9">
          <table:table-cell table:style-name="ce73" office:value-type="string">
            <text:p># Level 11</text:p>
          </table:table-cell>
          <table:table-cell table:style-name="ce73" office:value-type="string">
            <text:p>マップ・字幕</text:p>
          </table:table-cell>
          <table:table-cell table:style-name="ce73" table:number-columns-repeated="2"/>
          <table:table-cell office:value-type="float" office:value="593">
            <text:p>593</text:p>
          </table:table-cell>
          <table:table-cell table:number-columns-repeated="1019"/>
        </table:table-row>
        <table:table-row table:style-name="ro16">
          <table:table-cell office:value-type="string">
            <text:p>WaveName_069</text:p>
          </table:table-cell>
          <table:table-cell office:value-type="string">
            <text:p>Digging out another file... Ah, there it is. Concussion tower, complete with cluster munitions. </text:p>
          </table:table-cell>
          <table:table-cell office:value-type="string">
            <text:p>新しいファイルを発掘中・・・あ、これか。コンカッション・タワー、クラスター弾を装備したやつだ。</text:p>
          </table:table-cell>
          <table:table-cell/>
          <table:table-cell office:value-type="float" office:value="594">
            <text:p>594</text:p>
          </table:table-cell>
          <table:table-cell table:number-columns-repeated="1019"/>
        </table:table-row>
        <table:table-row table:style-name="ro14">
          <table:table-cell office:value-type="string">
            <text:p>WaveName_070</text:p>
          </table:table-cell>
          <table:table-cell office:value-type="string">
            <text:p>Quite handy for handing the little buggers their arses as they did to us so many times...</text:p>
          </table:table-cell>
          <table:table-cell office:value-type="string">
            <text:p>このタワーを使えば、あっという間に小型のエイリアンどもを駆逐することができる。奴らが俺たちにやってきたように、な・・・</text:p>
          </table:table-cell>
          <table:table-cell/>
          <table:table-cell office:value-type="float" office:value="595">
            <text:p>595</text:p>
          </table:table-cell>
          <table:table-cell table:number-columns-repeated="1019"/>
        </table:table-row>
        <table:table-row table:style-name="ro15">
          <table:table-cell office:value-type="string">
            <text:p>WaveName_071</text:p>
          </table:table-cell>
          <table:table-cell office:value-type="string">
            <text:p>That crevasse holds more of my friends than I can even remember. </text:p>
          </table:table-cell>
          <table:table-cell office:value-type="string">
            <text:p>そのクレバスには、思い出し切れないほど多くの友人たちが眠っている。</text:p>
          </table:table-cell>
          <table:table-cell/>
          <table:table-cell office:value-type="float" office:value="596">
            <text:p>596</text:p>
          </table:table-cell>
          <table:table-cell table:number-columns-repeated="1019"/>
        </table:table-row>
        <table:table-row table:style-name="ro14">
          <table:table-cell office:value-type="string">
            <text:p>WaveName_072</text:p>
          </table:table-cell>
          <table:table-cell office:value-type="string">
            <text:p>Snuffed out, the lot of them, blasting the damned creatures to hell last time around.</text:p>
          </table:table-cell>
          <table:table-cell office:value-type="string">
            <text:p>犠牲になったんだ、彼らの多くが、前の大戦で忌々しいエイリアンどもを爆砕した時に。</text:p>
          </table:table-cell>
          <table:table-cell office:value-type="string">
            <text:p>前大戦でエイリアン爆破時に道連れになった。</text:p>
          </table:table-cell>
          <table:table-cell office:value-type="float" office:value="597">
            <text:p>597</text:p>
          </table:table-cell>
          <table:table-cell table:number-columns-repeated="1019"/>
        </table:table-row>
        <table:table-row table:style-name="ro10">
          <table:table-cell office:value-type="string">
            <text:p>WaveName_073</text:p>
          </table:table-cell>
          <table:table-cell office:value-type="string">
            <text:p>Bloody small chance we're getting out of this alive.</text:p>
          </table:table-cell>
          <table:table-cell office:value-type="string">
            <text:p>俺たちが生き残れる可能性はほんのわずかだ。</text:p>
          </table:table-cell>
          <table:table-cell/>
          <table:table-cell office:value-type="float" office:value="598">
            <text:p>598</text:p>
          </table:table-cell>
          <table:table-cell table:number-columns-repeated="1019"/>
        </table:table-row>
        <table:table-row table:style-name="ro14">
          <table:table-cell office:value-type="string">
            <text:p>WaveName_074</text:p>
          </table:table-cell>
          <table:table-cell office:value-type="string">
            <text:p>...but if we must go out, better a bang than a whimper, eh? Let's wreak some havoc!</text:p>
          </table:table-cell>
          <table:table-cell office:value-type="string">
            <text:p>・・・だが、どうせやられるなら、泣きベソかきながらよりも派手にやった方がいいだろ？少し大暴れしてやろうぜ！</text:p>
          </table:table-cell>
          <table:table-cell/>
          <table:table-cell office:value-type="float" office:value="599">
            <text:p>599</text:p>
          </table:table-cell>
          <table:table-cell table:number-columns-repeated="1019"/>
        </table:table-row>
        <table:table-row table:style-name="ro9">
          <table:table-cell table:style-name="ce73" office:value-type="string">
            <text:p># Level 12</text:p>
          </table:table-cell>
          <table:table-cell table:style-name="ce73" office:value-type="string">
            <text:p>マップ・字幕</text:p>
          </table:table-cell>
          <table:table-cell table:style-name="ce73" table:number-columns-repeated="2"/>
          <table:table-cell office:value-type="float" office:value="600">
            <text:p>600</text:p>
          </table:table-cell>
          <table:table-cell table:number-columns-repeated="1019"/>
        </table:table-row>
        <table:table-row table:style-name="ro14">
          <table:table-cell office:value-type="string">
            <text:p>WaveName_075</text:p>
          </table:table-cell>
          <table:table-cell office:value-type="string">
            <text:p>Some towers are better than others against certain alien types, in case you haven't noticed...</text:p>
          </table:table-cell>
          <table:table-cell office:value-type="string">
            <text:p>気づいてないかもしれないが、いくつかのタワーは特定タイプのエイリアンに対してより効果的だ・・・</text:p>
          </table:table-cell>
          <table:table-cell office:value-type="string">
            <text:p>マップ2参照。</text:p>
          </table:table-cell>
          <table:table-cell office:value-type="float" office:value="601">
            <text:p>601</text:p>
          </table:table-cell>
          <table:table-cell table:number-columns-repeated="1019"/>
        </table:table-row>
        <table:table-row table:style-name="ro10">
          <table:table-cell office:value-type="string">
            <text:p>WaveName_076</text:p>
          </table:table-cell>
          <table:table-cell office:value-type="string">
            <text:p>Wait -- I've already told you that, haven't I?</text:p>
          </table:table-cell>
          <table:table-cell office:value-type="string">
            <text:p>待て -- これはもう伝えたな？</text:p>
          </table:table-cell>
          <table:table-cell/>
          <table:table-cell office:value-type="float" office:value="602">
            <text:p>602</text:p>
          </table:table-cell>
          <table:table-cell table:number-columns-repeated="1019"/>
        </table:table-row>
        <table:table-row table:style-name="ro14">
          <table:table-cell office:value-type="string">
            <text:p>WaveName_077</text:p>
          </table:table-cell>
          <table:table-cell office:value-type="string">
            <text:p>Where -- where have they gone? <text:s/>The raspberries are all gone. So sweet.</text:p>
          </table:table-cell>
          <table:table-cell office:value-type="string">
            <text:p>人々は -- 人々はどこへ行った？ラズベリーは全部なくなってしまった。とても甘いラズベリー。</text:p>
          </table:table-cell>
          <table:table-cell/>
          <table:table-cell office:value-type="float" office:value="603">
            <text:p>603</text:p>
          </table:table-cell>
          <table:table-cell table:number-columns-repeated="1019"/>
        </table:table-row>
        <table:table-row table:style-name="ro8">
          <table:table-cell office:value-type="string">
            <text:p>WaveName_078</text:p>
          </table:table-cell>
          <table:table-cell office:value-type="string">
            <text:p>Everything is gone... </text:p>
          </table:table-cell>
          <table:table-cell office:value-type="string">
            <text:p>何もかもなくなってしまった・・・</text:p>
          </table:table-cell>
          <table:table-cell/>
          <table:table-cell office:value-type="float" office:value="604">
            <text:p>604</text:p>
          </table:table-cell>
          <table:table-cell table:number-columns-repeated="1019"/>
        </table:table-row>
        <table:table-row table:style-name="ro15">
          <table:table-cell office:value-type="string">
            <text:p>WaveName_079</text:p>
          </table:table-cell>
          <table:table-cell office:value-type="string">
            <text:p>I'm so sorry. This city...was my home. I never saw - Incoming!</text:p>
          </table:table-cell>
          <table:table-cell office:value-type="string">
            <text:p>本当にすまない。この街は・・・俺の故郷だったんだ。君の方を見てなかった - 敵接近！</text:p>
          </table:table-cell>
          <table:table-cell/>
          <table:table-cell office:value-type="float" office:value="605">
            <text:p>605</text:p>
          </table:table-cell>
          <table:table-cell table:number-columns-repeated="1019"/>
        </table:table-row>
        <table:table-row table:style-name="ro9">
          <table:table-cell table:style-name="ce73" office:value-type="string">
            <text:p># Level 13</text:p>
          </table:table-cell>
          <table:table-cell table:style-name="ce73" office:value-type="string">
            <text:p>マップ・字幕</text:p>
          </table:table-cell>
          <table:table-cell table:style-name="ce73" table:number-columns-repeated="2"/>
          <table:table-cell office:value-type="float" office:value="606">
            <text:p>606</text:p>
          </table:table-cell>
          <table:table-cell table:number-columns-repeated="1019"/>
        </table:table-row>
        <table:table-row table:style-name="ro13">
          <table:table-cell office:value-type="string">
            <text:p>WaveName_080</text:p>
          </table:table-cell>
          <table:table-cell office:value-type="string">
            <text:p>Nicely done! Magnificent maneuvering, as usual, Zeke! <text:s/>What? The power core factory? <text:s/>Zeke, how did we get here?</text:p>
          </table:table-cell>
          <table:table-cell office:value-type="string">
            <text:p>上出来だ！いつもどおり見事な操縦だったぞ、ジーク！何だって？パワーコア工場？ジーク、なんで俺たちはこんなところに来たんだ？</text:p>
          </table:table-cell>
          <table:table-cell/>
          <table:table-cell office:value-type="float" office:value="607">
            <text:p>607</text:p>
          </table:table-cell>
          <table:table-cell table:number-columns-repeated="1019"/>
        </table:table-row>
        <table:table-row table:style-name="ro8">
          <table:table-cell office:value-type="string">
            <text:p>WaveName_081</text:p>
          </table:table-cell>
          <table:table-cell office:value-type="string">
            <text:p>Oh. Oh my God, Zeke...</text:p>
          </table:table-cell>
          <table:table-cell office:value-type="string">
            <text:p>おお。なんてことだ、ジーク・・・</text:p>
          </table:table-cell>
          <table:table-cell/>
          <table:table-cell office:value-type="float" office:value="608">
            <text:p>608</text:p>
          </table:table-cell>
          <table:table-cell table:number-columns-repeated="1019"/>
        </table:table-row>
        <table:table-row table:style-name="ro14">
          <table:table-cell office:value-type="string">
            <text:p>WaveName_082</text:p>
          </table:table-cell>
          <table:table-cell office:value-type="string">
            <text:p>Zeke thought there was just one left...but it was hiding so many more... so very many more.</text:p>
          </table:table-cell>
          <table:table-cell office:value-type="string">
            <text:p>ジークは一匹しか残っていないと思ったんだ・・・だが、実際にはもっと多くが隠されていた・・・もっともっと隠れていたんだ・・・</text:p>
          </table:table-cell>
          <table:table-cell office:value-type="string">
            <text:p>デコイ。</text:p>
          </table:table-cell>
          <table:table-cell office:value-type="float" office:value="609">
            <text:p>609</text:p>
          </table:table-cell>
          <table:table-cell table:number-columns-repeated="1019"/>
        </table:table-row>
        <table:table-row table:style-name="ro13">
          <table:table-cell office:value-type="string">
            <text:p>WaveName_083</text:p>
          </table:table-cell>
          <table:table-cell office:value-type="string">
            <text:p>They can hide each other, you see. We, however, don't have that option. We stand. We fight. Whatever the cost...</text:p>
          </table:table-cell>
          <table:table-cell office:value-type="string">
            <text:p>奴らはお互いを隠すことができる。だが、俺たちにそんな選択肢はない。俺たちは立ち向かう。俺たちは戦う。どんな犠牲を払ってもな・・・</text:p>
          </table:table-cell>
          <table:table-cell/>
          <table:table-cell office:value-type="float" office:value="610">
            <text:p>610</text:p>
          </table:table-cell>
          <table:table-cell table:number-columns-repeated="1019"/>
        </table:table-row>
        <table:table-row table:style-name="ro9">
          <table:table-cell table:style-name="ce73" office:value-type="string">
            <text:p># Level 14</text:p>
          </table:table-cell>
          <table:table-cell table:style-name="ce73" office:value-type="string">
            <text:p>マップ・字幕</text:p>
          </table:table-cell>
          <table:table-cell table:style-name="ce73" table:number-columns-repeated="2"/>
          <table:table-cell office:value-type="float" office:value="611">
            <text:p>611</text:p>
          </table:table-cell>
          <table:table-cell table:number-columns-repeated="1019"/>
        </table:table-row>
        <table:table-row table:style-name="ro7">
          <table:table-cell office:value-type="string">
            <text:p>WaveName_084</text:p>
          </table:table-cell>
          <table:table-cell office:value-type="string">
            <text:p>I lived here for awhile. See that landing field? VIPs used to come in there. </text:p>
          </table:table-cell>
          <table:table-cell office:value-type="string">
            <text:p>俺は少しの間、ここに住んでいたことがある。飛行場が見えるか？お偉いさんたちはそこから入ってきてたんだ。</text:p>
          </table:table-cell>
          <table:table-cell/>
          <table:table-cell office:value-type="float" office:value="612">
            <text:p>612</text:p>
          </table:table-cell>
          <table:table-cell table:number-columns-repeated="1019"/>
        </table:table-row>
        <table:table-row table:style-name="ro15">
          <table:table-cell office:value-type="string">
            <text:p>WaveName_085</text:p>
          </table:table-cell>
          <table:table-cell office:value-type="string">
            <text:p>Not often, but it used to be quite a sight when they'd visit...</text:p>
          </table:table-cell>
          <table:table-cell office:value-type="string">
            <text:p>滅多にあることじゃなかったが、彼らが来た時は、そりゃもうすごい光景でな・・・</text:p>
          </table:table-cell>
          <table:table-cell/>
          <table:table-cell office:value-type="float" office:value="613">
            <text:p>613</text:p>
          </table:table-cell>
          <table:table-cell table:number-columns-repeated="1019"/>
        </table:table-row>
        <table:table-row table:style-name="ro14">
          <table:table-cell office:value-type="string">
            <text:p>WaveName_086</text:p>
          </table:table-cell>
          <table:table-cell office:value-type="string">
            <text:p>Right, right. Sorry. Look, I've collated another tower design, the command tower. </text:p>
          </table:table-cell>
          <table:table-cell office:value-type="string">
            <text:p>おっと、すまん、すまん。ほら、新しいタワー設計図を照合しておいた、コマンド・タワーだ。</text:p>
          </table:table-cell>
          <table:table-cell/>
          <table:table-cell office:value-type="float" office:value="614">
            <text:p>614</text:p>
          </table:table-cell>
          <table:table-cell table:number-columns-repeated="1019"/>
        </table:table-row>
        <table:table-row table:style-name="ro28">
          <table:table-cell office:value-type="string">
            <text:p>WaveName_087</text:p>
          </table:table-cell>
          <table:table-cell office:value-type="string">
            <text:p>Every bit as useful as the name implies, everything from penetrating their stealth technology to recovering resources. </text:p>
          </table:table-cell>
          <table:table-cell office:value-type="string">
            <text:p>敵ステルス能力の看破からリソース回収などなど、あらゆる面から見て名前負けしない使い勝手のいいヤツだ。</text:p>
          </table:table-cell>
          <table:table-cell/>
          <table:table-cell office:value-type="float" office:value="615">
            <text:p>615</text:p>
          </table:table-cell>
          <table:table-cell table:number-columns-repeated="1019"/>
        </table:table-row>
        <table:table-row table:style-name="ro10">
          <table:table-cell office:value-type="string">
            <text:p>WaveName_088</text:p>
          </table:table-cell>
          <table:table-cell office:value-type="string">
            <text:p>Should prove quite helpful defending this place.</text:p>
          </table:table-cell>
          <table:table-cell office:value-type="string">
            <text:p>この場所の防衛をすることで、その有用性が分かるだろう。</text:p>
          </table:table-cell>
          <table:table-cell/>
          <table:table-cell office:value-type="float" office:value="616">
            <text:p>616</text:p>
          </table:table-cell>
          <table:table-cell table:number-columns-repeated="1019"/>
        </table:table-row>
        <table:table-row table:style-name="ro7">
          <table:table-cell office:value-type="string">
            <text:p>WaveName_089</text:p>
          </table:table-cell>
          <table:table-cell office:value-type="string">
            <text:p>I didn't mean to ever return here again. But it looks like we both must live with it. </text:p>
          </table:table-cell>
          <table:table-cell office:value-type="string">
            <text:p>俺はここに戻ってくるつもりは全くなかった。だが、俺たちはそういうことを受け入れて生きていかねばならんようだ。</text:p>
          </table:table-cell>
          <table:table-cell office:value-type="string">
            <text:p>自信なし</text:p>
          </table:table-cell>
          <table:table-cell office:value-type="float" office:value="617">
            <text:p>617</text:p>
          </table:table-cell>
          <table:table-cell table:number-columns-repeated="1019"/>
        </table:table-row>
        <table:table-row table:style-name="ro14">
          <table:table-cell office:value-type="string">
            <text:p>WaveName_090</text:p>
          </table:table-cell>
          <table:table-cell office:value-type="string">
            <text:p>Well, you will. I'm not exactly alive, am I? But at least I still get to fight, eh? Come on, then! </text:p>
          </table:table-cell>
          <table:table-cell office:value-type="string">
            <text:p>ああ、君の言いたいことは分かる。厳密に言えば、俺は生きてはいないな？だが、少なくともまだ戦える、そうだろ？さあ！やってやろうぜ！</text:p>
          </table:table-cell>
          <table:table-cell/>
          <table:table-cell office:value-type="float" office:value="618">
            <text:p>618</text:p>
          </table:table-cell>
          <table:table-cell table:number-columns-repeated="1019"/>
        </table:table-row>
        <table:table-row table:style-name="ro9">
          <table:table-cell table:style-name="ce73" office:value-type="string">
            <text:p># Level 15</text:p>
          </table:table-cell>
          <table:table-cell table:style-name="ce73" office:value-type="string">
            <text:p>マップ・字幕</text:p>
          </table:table-cell>
          <table:table-cell table:style-name="ce73" table:number-columns-repeated="2"/>
          <table:table-cell office:value-type="float" office:value="619">
            <text:p>619</text:p>
          </table:table-cell>
          <table:table-cell table:number-columns-repeated="1019"/>
        </table:table-row>
        <table:table-row table:style-name="ro14">
          <table:table-cell office:value-type="string">
            <text:p>WaveName_091</text:p>
          </table:table-cell>
          <table:table-cell office:value-type="string">
            <text:p>I've been a bit...strange. This is hard for me. You see, Zeke was - Zeke was my son. </text:p>
          </table:table-cell>
          <table:table-cell office:value-type="string">
            <text:p>俺は少し・・・おかしかった。どうしても耐え切れなかったんだ。そう、ジークは - ジークは俺の息子だった。</text:p>
          </table:table-cell>
          <table:table-cell/>
          <table:table-cell office:value-type="float" office:value="620">
            <text:p>620</text:p>
          </table:table-cell>
          <table:table-cell table:number-columns-repeated="1019"/>
        </table:table-row>
        <table:table-row table:style-name="ro14">
          <table:table-cell office:value-type="string">
            <text:p>WaveName_092</text:p>
          </table:table-cell>
          <table:table-cell office:value-type="string">
            <text:p>He died when they took our city and...somehow I'd almost forgotten he was dead.</text:p>
          </table:table-cell>
          <table:table-cell office:value-type="string">
            <text:p>エイリアンどもが俺たちの街を占領した時に、あいつは死んだ。そして・・・どういうわけか、俺はあいつが死んだことをほとんど覚えていなかったんだ。</text:p>
          </table:table-cell>
          <table:table-cell/>
          <table:table-cell office:value-type="float" office:value="621">
            <text:p>621</text:p>
          </table:table-cell>
          <table:table-cell table:number-columns-repeated="1019"/>
        </table:table-row>
        <table:table-row table:style-name="ro15">
          <table:table-cell office:value-type="string">
            <text:p>WaveName_093</text:p>
          </table:table-cell>
          <table:table-cell office:value-type="string">
            <text:p>But then everyone dies someday, don't they?... Maybe even me.</text:p>
          </table:table-cell>
          <table:table-cell office:value-type="string">
            <text:p>だが、誰であろうと人はいつかは死ぬ、そうだろう？・・・おそらく俺でさえ。</text:p>
          </table:table-cell>
          <table:table-cell/>
          <table:table-cell office:value-type="float" office:value="622">
            <text:p>622</text:p>
          </table:table-cell>
          <table:table-cell table:number-columns-repeated="1019"/>
        </table:table-row>
        <table:table-row table:style-name="ro9">
          <table:table-cell table:style-name="ce73" office:value-type="string">
            <text:p># Level 16</text:p>
          </table:table-cell>
          <table:table-cell table:style-name="ce73" office:value-type="string">
            <text:p>マップ・字幕</text:p>
          </table:table-cell>
          <table:table-cell table:style-name="ce73" table:number-columns-repeated="2"/>
          <table:table-cell office:value-type="float" office:value="623">
            <text:p>623</text:p>
          </table:table-cell>
          <table:table-cell table:number-columns-repeated="1019"/>
        </table:table-row>
        <table:table-row table:style-name="ro16">
          <table:table-cell office:value-type="string">
            <text:p>WaveName_094</text:p>
          </table:table-cell>
          <table:table-cell office:value-type="string">
            <text:p>Fine work, that! Now, this city - Wait. I've accessed your identity file - this is YOUR home?! Dear God.</text:p>
          </table:table-cell>
          <table:table-cell office:value-type="string">
            <text:p>よし、着いたな！さてと、この街は - ちょっと待て。今、君の識別ファイルにアクセスした。ここが*君*の故郷なのか？！なんてことだ。</text:p>
          </table:table-cell>
          <table:table-cell/>
          <table:table-cell office:value-type="float" office:value="624">
            <text:p>624</text:p>
          </table:table-cell>
          <table:table-cell table:number-columns-repeated="1019"/>
        </table:table-row>
        <table:table-row table:style-name="ro14">
          <table:table-cell office:value-type="string">
            <text:p>WaveName_095</text:p>
          </table:table-cell>
          <table:table-cell office:value-type="string">
            <text:p>After all you've done - All your friends, your family... If they get through the defense grid...</text:p>
          </table:table-cell>
          <table:table-cell office:value-type="string">
            <text:p>もし、エイリアンどもがディフェンス・グリッドを突破したなら - 君は全てを失うだろう・・・友人、家族・・・</text:p>
          </table:table-cell>
          <table:table-cell office:value-type="string">
            <text:p>自信なし</text:p>
          </table:table-cell>
          <table:table-cell office:value-type="float" office:value="625">
            <text:p>625</text:p>
          </table:table-cell>
          <table:table-cell table:number-columns-repeated="1019"/>
        </table:table-row>
        <table:table-row table:style-name="ro7">
          <table:table-cell office:value-type="string">
            <text:p>WaveName_096</text:p>
          </table:table-cell>
          <table:table-cell office:value-type="string">
            <text:p>NO. I won't let that happen. Not to you, as well. On that you have my word.</text:p>
          </table:table-cell>
          <table:table-cell office:value-type="string">
            <text:p>*いや*。そんなことは俺が許さない。君を哀れんでるわけじゃないぞ。それは保証する。</text:p>
          </table:table-cell>
          <table:table-cell office:value-type="string">
            <text:p>自信なし</text:p>
          </table:table-cell>
          <table:table-cell office:value-type="float" office:value="626">
            <text:p>626</text:p>
          </table:table-cell>
          <table:table-cell table:number-columns-repeated="1019"/>
        </table:table-row>
        <table:table-row table:style-name="ro10">
          <table:table-cell office:value-type="string">
            <text:p>WaveName_097</text:p>
          </table:table-cell>
          <table:table-cell office:value-type="string">
            <text:p>You did it! That should set them back severely.</text:p>
          </table:table-cell>
          <table:table-cell office:value-type="string">
            <text:p>やったな！これで奴らは当分、戻ってこれないはずだ。</text:p>
          </table:table-cell>
          <table:table-cell/>
          <table:table-cell office:value-type="float" office:value="627">
            <text:p>627</text:p>
          </table:table-cell>
          <table:table-cell table:number-columns-repeated="1019"/>
        </table:table-row>
        <table:table-row table:style-name="ro13">
          <table:table-cell office:value-type="string">
            <text:p>WaveName_098</text:p>
          </table:table-cell>
          <table:table-cell office:value-type="string">
            <text:p>I don't know what I would have done if they'd destroyed your city, too. If I'd failed you the way I failed my own family... </text:p>
          </table:table-cell>
          <table:table-cell office:value-type="string">
            <text:p>もし、君の街まで破壊されていたなら、俺はどうなっていたか分からない。あの時の俺のように、君が家族を失っていたなら・・・</text:p>
          </table:table-cell>
          <table:table-cell office:value-type="string">
            <text:p>自信なし</text:p>
          </table:table-cell>
          <table:table-cell office:value-type="float" office:value="628">
            <text:p>628</text:p>
          </table:table-cell>
          <table:table-cell table:number-columns-repeated="1019"/>
        </table:table-row>
        <table:table-row table:style-name="ro13">
          <table:table-cell office:value-type="string">
            <text:p>WaveName_099</text:p>
          </table:table-cell>
          <table:table-cell office:value-type="string">
            <text:p>Hah! But then, you didn't fail, did you! You've been a bloody rock, even when I've...been weaker than I'd like.</text:p>
          </table:table-cell>
          <table:table-cell office:value-type="string">
            <text:p>ハハ！だが、そうはならなかったな！俺が・・・弱気になっていた時ですら、君はまるで岩のようだった。</text:p>
          </table:table-cell>
          <table:table-cell office:value-type="string">
            <text:p>自信なし</text:p>
          </table:table-cell>
          <table:table-cell office:value-type="float" office:value="629">
            <text:p>629</text:p>
          </table:table-cell>
          <table:table-cell table:number-columns-repeated="1019"/>
        </table:table-row>
        <table:table-row table:style-name="ro8">
          <table:table-cell office:value-type="string">
            <text:p>WaveName_100</text:p>
          </table:table-cell>
          <table:table-cell office:value-type="string">
            <text:p>Thank you for that.</text:p>
          </table:table-cell>
          <table:table-cell office:value-type="string">
            <text:p>君がいてくれたことに感謝する。</text:p>
          </table:table-cell>
          <table:table-cell/>
          <table:table-cell office:value-type="float" office:value="630">
            <text:p>630</text:p>
          </table:table-cell>
          <table:table-cell table:number-columns-repeated="1019"/>
        </table:table-row>
        <table:table-row table:style-name="ro9">
          <table:table-cell table:style-name="ce73" office:value-type="string">
            <text:p># Level 17</text:p>
          </table:table-cell>
          <table:table-cell table:style-name="ce73" office:value-type="string">
            <text:p>マップ・字幕</text:p>
          </table:table-cell>
          <table:table-cell table:style-name="ce73" table:number-columns-repeated="2"/>
          <table:table-cell office:value-type="float" office:value="631">
            <text:p>631</text:p>
          </table:table-cell>
          <table:table-cell table:number-columns-repeated="1019"/>
        </table:table-row>
        <table:table-row table:style-name="ro16">
          <table:table-cell office:value-type="string">
            <text:p>WaveName_101</text:p>
          </table:table-cell>
          <table:table-cell office:value-type="string">
            <text:p>Now then. This base houses the auxiliary override, which will allow us to regain control over the bases we've lost. </text:p>
          </table:table-cell>
          <table:table-cell office:value-type="string">
            <text:p>では、始めよう。この基地には補助オーバーライド機能が備わっている。それを使えば、俺たちは失った基地のコントロールを取り戻すことができるだろう。</text:p>
          </table:table-cell>
          <table:table-cell/>
          <table:table-cell office:value-type="float" office:value="632">
            <text:p>632</text:p>
          </table:table-cell>
          <table:table-cell table:number-columns-repeated="1019"/>
        </table:table-row>
        <table:table-row table:style-name="ro16">
          <table:table-cell office:value-type="string">
            <text:p>WaveName_102</text:p>
          </table:table-cell>
          <table:table-cell office:value-type="string">
            <text:p>I fear we'll need every tool we can seize, and then some. Let's get a leg up on the devils, shall we?</text:p>
          </table:table-cell>
          <table:table-cell office:value-type="string">
            <text:p>残念だが、まともにぶつかっても勝ち目はないと思われる。ならば、悪魔どもの先手を打つとしようじゃないか？</text:p>
          </table:table-cell>
          <table:table-cell/>
          <table:table-cell office:value-type="float" office:value="633">
            <text:p>633</text:p>
          </table:table-cell>
          <table:table-cell table:number-columns-repeated="1019"/>
        </table:table-row>
        <table:table-row table:style-name="ro13">
          <table:table-cell office:value-type="string">
            <text:p>WaveName_103</text:p>
          </table:table-cell>
          <table:table-cell office:value-type="string">
            <text:p>These buggers are up to some larger endeavor -- what precisely, I don't know yet, and we don't dare wait to find out.</text:p>
          </table:table-cell>
          <table:table-cell office:value-type="string">
            <text:p>ヤツらには何か大きな目的があるようだ -- 確かなことについてはまだ分かっていないが、だからといって、分かるまで座して待つつもりもない。</text:p>
          </table:table-cell>
          <table:table-cell/>
          <table:table-cell office:value-type="float" office:value="634">
            <text:p>634</text:p>
          </table:table-cell>
          <table:table-cell table:number-columns-repeated="1019"/>
        </table:table-row>
        <table:table-row table:style-name="ro7">
          <table:table-cell office:value-type="string">
            <text:p>WaveName_104</text:p>
          </table:table-cell>
          <table:table-cell office:value-type="string">
            <text:p>They've set up their hub, the center of their assaults, right on top of an old base. </text:p>
          </table:table-cell>
          <table:table-cell office:value-type="string">
            <text:p>エイリアンどもは古い基地の真上に、襲撃の拠点となるハブを設置した。</text:p>
          </table:table-cell>
          <table:table-cell/>
          <table:table-cell office:value-type="float" office:value="635">
            <text:p>635</text:p>
          </table:table-cell>
          <table:table-cell table:number-columns-repeated="1019"/>
        </table:table-row>
        <table:table-row table:style-name="ro7">
          <table:table-cell office:value-type="string">
            <text:p>WaveName_105</text:p>
          </table:table-cell>
          <table:table-cell office:value-type="string">
            <text:p>Now that we have the auxiliary override, we can take the fight to them.</text:p>
          </table:table-cell>
          <table:table-cell office:value-type="string">
            <text:p>緊急オーバーライドが行えるようになった今、俺たちは奴らに攻撃を仕掛けることができる。</text:p>
          </table:table-cell>
          <table:table-cell/>
          <table:table-cell office:value-type="float" office:value="636">
            <text:p>636</text:p>
          </table:table-cell>
          <table:table-cell table:number-columns-repeated="1019"/>
        </table:table-row>
        <table:table-row table:style-name="ro9">
          <table:table-cell table:style-name="ce73" office:value-type="string">
            <text:p># Level 18</text:p>
          </table:table-cell>
          <table:table-cell table:style-name="ce73" office:value-type="string">
            <text:p>マップ・字幕</text:p>
          </table:table-cell>
          <table:table-cell table:style-name="ce73" table:number-columns-repeated="2"/>
          <table:table-cell office:value-type="float" office:value="637">
            <text:p>637</text:p>
          </table:table-cell>
          <table:table-cell table:number-columns-repeated="1019"/>
        </table:table-row>
        <table:table-row table:style-name="ro28">
          <table:table-cell office:value-type="string">
            <text:p>WaveName_106</text:p>
          </table:table-cell>
          <table:table-cell office:value-type="string">
            <text:p>We're right into the heart of them, like a bloody knife! With a bit of luck, we can disrupt whatever they're planning. </text:p>
          </table:table-cell>
          <table:table-cell office:value-type="string">
            <text:p>俺たちは血塗られたナイフの如く、エイリアンどもの血を欲している！運が良ければ、奴らが計画しているもの全てを打ち砕くこともできるだろう。</text:p>
          </table:table-cell>
          <table:table-cell/>
          <table:table-cell office:value-type="float" office:value="638">
            <text:p>638</text:p>
          </table:table-cell>
          <table:table-cell table:number-columns-repeated="1019"/>
        </table:table-row>
        <table:table-row table:style-name="ro7">
          <table:table-cell office:value-type="string">
            <text:p>WaveName_107</text:p>
          </table:table-cell>
          <table:table-cell office:value-type="string">
            <text:p>Get your head in the game, my friend. THIS is what we've been waiting for!</text:p>
          </table:table-cell>
          <table:table-cell office:value-type="string">
            <text:p>気合を入れてやってくれよ。俺たちは*この時*を待ってたんだ！</text:p>
          </table:table-cell>
          <table:table-cell/>
          <table:table-cell office:value-type="float" office:value="639">
            <text:p>639</text:p>
          </table:table-cell>
          <table:table-cell table:number-columns-repeated="1019"/>
        </table:table-row>
        <table:table-row table:style-name="ro9">
          <table:table-cell table:style-name="ce73" office:value-type="string">
            <text:p># Level 19</text:p>
          </table:table-cell>
          <table:table-cell table:style-name="ce73" office:value-type="string">
            <text:p>マップ・字幕</text:p>
          </table:table-cell>
          <table:table-cell table:style-name="ce73" table:number-columns-repeated="2"/>
          <table:table-cell office:value-type="float" office:value="640">
            <text:p>640</text:p>
          </table:table-cell>
          <table:table-cell table:number-columns-repeated="1019"/>
        </table:table-row>
        <table:table-row table:style-name="ro14">
          <table:table-cell office:value-type="string">
            <text:p>WaveName_108</text:p>
          </table:table-cell>
          <table:table-cell office:value-type="string">
            <text:p>If there's ever to be an end to this, we must stop them here. I know what they're up to now. </text:p>
          </table:table-cell>
          <table:table-cell office:value-type="string">
            <text:p>この戦いをいつかは終わらせたいと願うなら、俺たちはここでエイリアンどもを食い止めねばならない。奴らが何をしているかが分かった。</text:p>
          </table:table-cell>
          <table:table-cell/>
          <table:table-cell office:value-type="float" office:value="641">
            <text:p>641</text:p>
          </table:table-cell>
          <table:table-cell table:number-columns-repeated="1019"/>
        </table:table-row>
        <table:table-row table:style-name="ro13">
          <table:table-cell office:value-type="string">
            <text:p>WaveName_109</text:p>
          </table:table-cell>
          <table:table-cell office:value-type="string">
            <text:p>They're constructing a portal device to their home-world. If they complete it, they'll have infinite reinforcements.</text:p>
          </table:table-cell>
          <table:table-cell office:value-type="string">
            <text:p>奴らは故郷世界へのポータル装置を建造している。もし、完成してしまえば、無尽蔵の援軍を手に入れることになるだろう。</text:p>
          </table:table-cell>
          <table:table-cell/>
          <table:table-cell office:value-type="float" office:value="642">
            <text:p>642</text:p>
          </table:table-cell>
          <table:table-cell table:number-columns-repeated="1019"/>
        </table:table-row>
        <table:table-row table:style-name="ro12">
          <table:table-cell office:value-type="string">
            <text:p>WaveName_110</text:p>
          </table:table-cell>
          <table:table-cell office:value-type="string">
            <text:p>...and then it's so bloody long to the lot of us.</text:p>
          </table:table-cell>
          <table:table-cell office:value-type="string">
            <text:p>・・・そして、俺たちにとっては長い長い暗黒時代の始まりだ。</text:p>
          </table:table-cell>
          <table:table-cell office:value-type="string">
            <text:p>自信なし</text:p>
          </table:table-cell>
          <table:table-cell office:value-type="float" office:value="643">
            <text:p>643</text:p>
          </table:table-cell>
          <table:table-cell table:number-columns-repeated="1019"/>
        </table:table-row>
        <table:table-row table:style-name="ro13">
          <table:table-cell office:value-type="string">
            <text:p>WaveName_111</text:p>
          </table:table-cell>
          <table:table-cell office:value-type="string">
            <text:p>We DO still have one chance. You. You're taking on alone what dozens of us handled before, you know. </text:p>
          </table:table-cell>
          <table:table-cell office:value-type="string">
            <text:p>だが、まだチャンスが一つ*ある*。君だ。かつては大勢で対処していたものを君はたった一人で引き受けている。</text:p>
          </table:table-cell>
          <table:table-cell/>
          <table:table-cell office:value-type="float" office:value="644">
            <text:p>644</text:p>
          </table:table-cell>
          <table:table-cell table:number-columns-repeated="1019"/>
        </table:table-row>
        <table:table-row table:style-name="ro15">
          <table:table-cell office:value-type="string">
            <text:p>WaveName_112</text:p>
          </table:table-cell>
          <table:table-cell office:value-type="string">
            <text:p>It's quite extraordinary. You almost give me hope...</text:p>
          </table:table-cell>
          <table:table-cell office:value-type="string">
            <text:p>全く並外れたことだ。君を見ていると希望が湧いてくる・・・</text:p>
          </table:table-cell>
          <table:table-cell/>
          <table:table-cell office:value-type="float" office:value="645">
            <text:p>645</text:p>
          </table:table-cell>
          <table:table-cell table:number-columns-repeated="1019"/>
        </table:table-row>
        <table:table-row table:style-name="ro14">
          <table:table-cell office:value-type="string">
            <text:p>WaveName_113</text:p>
          </table:table-cell>
          <table:table-cell office:value-type="string">
            <text:p>But hope is a luxury for us, I fear. All we have is the battle. That has to be enough. </text:p>
          </table:table-cell>
          <table:table-cell office:value-type="string">
            <text:p>だが、希望など今は何の役にも立たない。俺たちにできるのは戦うことだけだ。それで十分でなければならない。</text:p>
          </table:table-cell>
          <table:table-cell/>
          <table:table-cell office:value-type="float" office:value="646">
            <text:p>646</text:p>
          </table:table-cell>
          <table:table-cell table:number-columns-repeated="1019"/>
        </table:table-row>
        <table:table-row table:style-name="ro10">
          <table:table-cell office:value-type="string">
            <text:p>WaveName_114</text:p>
          </table:table-cell>
          <table:table-cell office:value-type="string">
            <text:p>Now then, what do you say? Less talk, more lasers!</text:p>
          </table:table-cell>
          <table:table-cell office:value-type="string">
            <text:p>おいおい、これ以上何を喋る必要がある？口よりもレーザーを動かせ！</text:p>
          </table:table-cell>
          <table:table-cell/>
          <table:table-cell office:value-type="float" office:value="647">
            <text:p>647</text:p>
          </table:table-cell>
          <table:table-cell table:number-columns-repeated="1019"/>
        </table:table-row>
        <table:table-row table:style-name="ro9">
          <table:table-cell table:style-name="ce73" office:value-type="string">
            <text:p># Level 20</text:p>
          </table:table-cell>
          <table:table-cell table:style-name="ce73" office:value-type="string">
            <text:p>マップ・字幕</text:p>
          </table:table-cell>
          <table:table-cell table:style-name="ce73" table:number-columns-repeated="2"/>
          <table:table-cell office:value-type="float" office:value="648">
            <text:p>648</text:p>
          </table:table-cell>
          <table:table-cell table:number-columns-repeated="1019"/>
        </table:table-row>
        <table:table-row table:style-name="ro14">
          <table:table-cell office:value-type="string">
            <text:p>WaveName_115</text:p>
          </table:table-cell>
          <table:table-cell office:value-type="string">
            <text:p>Oh no. They've found me -- they're here, underground...! If they take my cores...I'm done for.</text:p>
          </table:table-cell>
          <table:table-cell office:value-type="string">
            <text:p>なんてこった。エイリアンどもは俺を見つけたようだ -- 奴らはこの階層に入り込んでいる・・・！もし、ここのコアを奪われたら・・・俺は死ぬ。</text:p>
          </table:table-cell>
          <table:table-cell/>
          <table:table-cell office:value-type="float" office:value="649">
            <text:p>649</text:p>
          </table:table-cell>
          <table:table-cell table:number-columns-repeated="1019"/>
        </table:table-row>
        <table:table-row table:style-name="ro12">
          <table:table-cell office:value-type="string">
            <text:p>WaveName_116</text:p>
          </table:table-cell>
          <table:table-cell office:value-type="string">
            <text:p>Whatever of me isn't dead already.</text:p>
          </table:table-cell>
          <table:table-cell office:value-type="string">
            <text:p>そう、俺はまだ「死んでない」んだぜ。</text:p>
          </table:table-cell>
          <table:table-cell office:value-type="string">
            <text:p>AIだけど生きてるつもり。</text:p>
          </table:table-cell>
          <table:table-cell office:value-type="float" office:value="650">
            <text:p>650</text:p>
          </table:table-cell>
          <table:table-cell table:number-columns-repeated="1019"/>
        </table:table-row>
        <table:table-row table:style-name="ro28">
          <table:table-cell office:value-type="string">
            <text:p>WaveName_117</text:p>
          </table:table-cell>
          <table:table-cell office:value-type="string">
            <text:p>There are untold numbers of them - this won't be the cakewalk it's been so far. Perhaps when it's all over, we can celebrate.</text:p>
          </table:table-cell>
          <table:table-cell office:value-type="string">
            <text:p>奴らは無数にいる -- これまでのようにはいかない。これが全て終わった時、俺たちは祝うことができるだろう。</text:p>
          </table:table-cell>
          <table:table-cell/>
          <table:table-cell office:value-type="float" office:value="651">
            <text:p>651</text:p>
          </table:table-cell>
          <table:table-cell table:number-columns-repeated="1019"/>
        </table:table-row>
        <table:table-row table:style-name="ro14">
          <table:table-cell office:value-type="string">
            <text:p>WaveName_118</text:p>
          </table:table-cell>
          <table:table-cell office:value-type="string">
            <text:p>Perhaps you can eat a dish of raspberries, my friend, and describe every last morsel to me. </text:p>
          </table:table-cell>
          <table:table-cell office:value-type="string">
            <text:p>君はラズベリー料理にありつけるだろうな、我が友よ。その時は、味わい一口一口を説明してくれ。</text:p>
          </table:table-cell>
          <table:table-cell/>
          <table:table-cell office:value-type="float" office:value="652">
            <text:p>652</text:p>
          </table:table-cell>
          <table:table-cell table:number-columns-repeated="1019"/>
        </table:table-row>
        <table:table-row table:style-name="ro12">
          <table:table-cell office:value-type="string">
            <text:p>WaveName_119</text:p>
          </table:table-cell>
          <table:table-cell office:value-type="string">
            <text:p>I'd relish that... You've no idea how much.</text:p>
          </table:table-cell>
          <table:table-cell office:value-type="string">
            <text:p>俺はそれを味わおう・・・この気持ち、君には分からんだろうが。</text:p>
          </table:table-cell>
          <table:table-cell/>
          <table:table-cell office:value-type="float" office:value="653">
            <text:p>653</text:p>
          </table:table-cell>
          <table:table-cell table:number-columns-repeated="1019"/>
        </table:table-row>
        <table:table-row table:style-name="ro8">
          <table:table-cell office:value-type="string">
            <text:p>WaveName_120</text:p>
          </table:table-cell>
          <table:table-cell office:value-type="string">
            <text:p>But for now -- have at them!</text:p>
          </table:table-cell>
          <table:table-cell office:value-type="string">
            <text:p>まあ、とりあえずは -- 奴らの相手をしてやるか！</text:p>
          </table:table-cell>
          <table:table-cell/>
          <table:table-cell office:value-type="float" office:value="654">
            <text:p>654</text:p>
          </table:table-cell>
          <table:table-cell table:number-columns-repeated="1019"/>
        </table:table-row>
        <table:table-row table:style-name="ro15">
          <table:table-cell office:value-type="string">
            <text:p>WaveName_121</text:p>
          </table:table-cell>
          <table:table-cell office:value-type="string">
            <text:p>This is futile. There's no need for you to stay here and die.</text:p>
          </table:table-cell>
          <table:table-cell office:value-type="string">
            <text:p>君はここに留まって死ぬ必要などない。そんなことは無意味だ。</text:p>
          </table:table-cell>
          <table:table-cell/>
          <table:table-cell office:value-type="float" office:value="655">
            <text:p>655</text:p>
          </table:table-cell>
          <table:table-cell table:number-columns-repeated="1019"/>
        </table:table-row>
        <table:table-row table:style-name="ro16">
          <table:table-cell office:value-type="string">
            <text:p>WaveName_122</text:p>
          </table:table-cell>
          <table:table-cell office:value-type="string">
            <text:p>Once they swarm over my facility, I'll trigger my auto destruct, and that, as they say, will be that.</text:p>
          </table:table-cell>
          <table:table-cell office:value-type="string">
            <text:p>一旦、奴らが俺のコンピュータに群がったなら、自動破壊システムを起動する。もちろん、奴らを道連れにな。</text:p>
          </table:table-cell>
          <table:table-cell office:value-type="string">
            <text:p>自信なし</text:p>
          </table:table-cell>
          <table:table-cell office:value-type="float" office:value="656">
            <text:p>656</text:p>
          </table:table-cell>
          <table:table-cell table:number-columns-repeated="1019"/>
        </table:table-row>
        <table:table-row table:style-name="ro13">
          <table:table-cell office:value-type="string">
            <text:p>WaveName_123</text:p>
          </table:table-cell>
          <table:table-cell office:value-type="string">
            <text:p>You remind me so much of Zeke. His courage, his determination... you've proven yourself the best of us already. </text:p>
          </table:table-cell>
          <table:table-cell office:value-type="string">
            <text:p>君はまるでジークを見ているようだ。あの勇気、あの決断力・・・君はその優秀さを既に証明した。</text:p>
          </table:table-cell>
          <table:table-cell/>
          <table:table-cell office:value-type="float" office:value="657">
            <text:p>657</text:p>
          </table:table-cell>
          <table:table-cell table:number-columns-repeated="1019"/>
        </table:table-row>
        <table:table-row table:style-name="ro15">
          <table:table-cell office:value-type="string">
            <text:p>WaveName_124</text:p>
          </table:table-cell>
          <table:table-cell office:value-type="string">
            <text:p>Whatever comes next. Even if I must, in the end, self destruct.</text:p>
          </table:table-cell>
          <table:table-cell office:value-type="string">
            <text:p>これからどうなろうと、結局は自爆することになるのかもしれない。</text:p>
          </table:table-cell>
          <table:table-cell office:value-type="string">
            <text:p>自信なし</text:p>
          </table:table-cell>
          <table:table-cell office:value-type="float" office:value="658">
            <text:p>658</text:p>
          </table:table-cell>
          <table:table-cell table:number-columns-repeated="1019"/>
        </table:table-row>
        <table:table-row table:style-name="ro14">
          <table:table-cell office:value-type="string">
            <text:p>WaveName_125</text:p>
          </table:table-cell>
          <table:table-cell office:value-type="string">
            <text:p>But I am underestimating you, aren't I? You are like Zeke. You'll never stop, will you? </text:p>
          </table:table-cell>
          <table:table-cell office:value-type="string">
            <text:p>だが、俺は君を見くびっているな？君はジークに似ている。君が止まることはない、そうだろう？</text:p>
          </table:table-cell>
          <table:table-cell/>
          <table:table-cell office:value-type="float" office:value="659">
            <text:p>659</text:p>
          </table:table-cell>
          <table:table-cell table:number-columns-repeated="1019"/>
        </table:table-row>
        <table:table-row table:style-name="ro15">
          <table:table-cell office:value-type="string">
            <text:p>WaveName_126</text:p>
          </table:table-cell>
          <table:table-cell office:value-type="string">
            <text:p>Whatever comes next, it's been an honor fighting with you.</text:p>
          </table:table-cell>
          <table:table-cell office:value-type="string">
            <text:p>これからどうなろうと、君と共に戦えて光栄だった。</text:p>
          </table:table-cell>
          <table:table-cell/>
          <table:table-cell office:value-type="float" office:value="660">
            <text:p>660</text:p>
          </table:table-cell>
          <table:table-cell table:number-columns-repeated="1019"/>
        </table:table-row>
        <table:table-row table:style-name="ro15">
          <table:table-cell office:value-type="string">
            <text:p>WaveName_127</text:p>
          </table:table-cell>
          <table:table-cell office:value-type="string">
            <text:p>You were superb! We've powered the entire Defense Grid. </text:p>
          </table:table-cell>
          <table:table-cell office:value-type="string">
            <text:p>実に素晴らしい働きだった！俺はディフェンス・グリッド全域への動力供給を開始した。</text:p>
          </table:table-cell>
          <table:table-cell/>
          <table:table-cell office:value-type="float" office:value="661">
            <text:p>661</text:p>
          </table:table-cell>
          <table:table-cell table:number-columns-repeated="1019"/>
        </table:table-row>
        <table:table-row table:style-name="ro7">
          <table:table-cell office:value-type="string">
            <text:p>WaveName_128</text:p>
          </table:table-cell>
          <table:table-cell office:value-type="string">
            <text:p>The buggers can send army after army, but we'll be ready for them this time.</text:p>
          </table:table-cell>
          <table:table-cell office:value-type="string">
            <text:p>ヤツらは次々に軍隊を送ってくるだろうが、今度からはそれを迎え撃つことができるだろう。</text:p>
          </table:table-cell>
          <table:table-cell/>
          <table:table-cell office:value-type="float" office:value="662">
            <text:p>662</text:p>
          </table:table-cell>
          <table:table-cell table:number-columns-repeated="1019"/>
        </table:table-row>
        <table:table-row table:style-name="ro7">
          <table:table-cell office:value-type="string">
            <text:p>WaveName_129</text:p>
          </table:table-cell>
          <table:table-cell office:value-type="string">
            <text:p>We won. And now you, I believe, have family and friends to get back to.</text:p>
          </table:table-cell>
          <table:table-cell office:value-type="string">
            <text:p>俺たちは勝った。そして今、君には帰りを待つ家族や友人たちがいるように思える。</text:p>
          </table:table-cell>
          <table:table-cell/>
          <table:table-cell office:value-type="float" office:value="663">
            <text:p>663</text:p>
          </table:table-cell>
          <table:table-cell table:number-columns-repeated="1019"/>
        </table:table-row>
        <table:table-row table:style-name="ro14">
          <table:table-cell office:value-type="string">
            <text:p>WaveName_130</text:p>
          </table:table-cell>
          <table:table-cell office:value-type="string">
            <text:p>I, on the other hand, will have to find some way to look busy until those nasty devils return.</text:p>
          </table:table-cell>
          <table:table-cell office:value-type="string">
            <text:p>一方、俺はというと、あのクソ悪魔どもが戻ってくるまで、忙しそうに見せとく方法を考えなきゃならんだろうな。</text:p>
          </table:table-cell>
          <table:table-cell/>
          <table:table-cell office:value-type="float" office:value="664">
            <text:p>664</text:p>
          </table:table-cell>
          <table:table-cell table:number-columns-repeated="1019"/>
        </table:table-row>
        <table:table-row table:style-name="ro15">
          <table:table-cell office:value-type="string">
            <text:p>WaveName_131</text:p>
          </table:table-cell>
          <table:table-cell office:value-type="string">
            <text:p>And...thank you for saving my life...or whatever this is. </text:p>
          </table:table-cell>
          <table:table-cell office:value-type="string">
            <text:p>そして・・・俺の命を救ってくれて感謝する・・・もちろん、今回のこと全てにも。</text:p>
          </table:table-cell>
          <table:table-cell/>
          <table:table-cell office:value-type="float" office:value="665">
            <text:p>665</text:p>
          </table:table-cell>
          <table:table-cell table:number-columns-repeated="1019"/>
        </table:table-row>
        <table:table-row table:style-name="ro14">
          <table:table-cell office:value-type="string">
            <text:p>WaveName_132</text:p>
          </table:table-cell>
          <table:table-cell office:value-type="string">
            <text:p>Perhaps, someday, I could connect to a local server in your city and meet your family. </text:p>
          </table:table-cell>
          <table:table-cell office:value-type="string">
            <text:p>いつか、君の街のローカルサーバーに接続して、君たち一家に会いに行くことがあるかもしれない。</text:p>
          </table:table-cell>
          <table:table-cell/>
          <table:table-cell office:value-type="float" office:value="666">
            <text:p>666</text:p>
          </table:table-cell>
          <table:table-cell table:number-columns-repeated="1019"/>
        </table:table-row>
        <table:table-row table:style-name="ro15">
          <table:table-cell office:value-type="string">
            <text:p>WaveName_133</text:p>
          </table:table-cell>
          <table:table-cell office:value-type="string">
            <text:p>Apart from warfare, I'm not certain what I can offer you... </text:p>
          </table:table-cell>
          <table:table-cell office:value-type="string">
            <text:p>戦争以外で、俺が君に何がしてやれるのかは確かじゃないが・・・</text:p>
          </table:table-cell>
          <table:table-cell/>
          <table:table-cell office:value-type="float" office:value="667">
            <text:p>667</text:p>
          </table:table-cell>
          <table:table-cell table:number-columns-repeated="1019"/>
        </table:table-row>
        <table:table-row table:style-name="ro13">
          <table:table-cell office:value-type="string">
            <text:p>WaveName_134</text:p>
          </table:table-cell>
          <table:table-cell office:value-type="string">
            <text:p>But then again, I'm quite certain we have a celebratory dish of raspberries to get to, haven't we?</text:p>
          </table:table-cell>
          <table:table-cell office:value-type="string">
            <text:p>だが、ラズベリー料理で祝賀パーティーを開くことだけは確かだよな？</text:p>
          </table:table-cell>
          <table:table-cell/>
          <table:table-cell office:value-type="float" office:value="668">
            <text:p>668</text:p>
          </table:table-cell>
          <table:table-cell table:number-columns-repeated="1019"/>
        </table:table-row>
        <table:table-row table:style-name="ro7">
          <table:table-cell office:value-type="string">
            <text:p>WaveName_135</text:p>
          </table:table-cell>
          <table:table-cell office:value-type="string">
            <text:p>I'll enjoy that. And just for the record, I'm not opposed to blueberries either...</text:p>
          </table:table-cell>
          <table:table-cell office:value-type="string">
            <text:p>俺はそれを楽しもう。あと、俺はブルーベリーにも反対ではないってことを、ちゃんとメモしといてくれよ・・・</text:p>
          </table:table-cell>
          <table:table-cell/>
          <table:table-cell office:value-type="float" office:value="669">
            <text:p>669</text:p>
          </table:table-cell>
          <table:table-cell table:number-columns-repeated="1019"/>
        </table:table-row>
        <table:table-row table:style-name="ro12">
          <table:table-cell table:style-name="ce73" office:value-type="string">
            <text:p># Audio cues for AUX entity dialog</text:p>
          </table:table-cell>
          <table:table-cell table:style-name="ce73" table:number-columns-repeated="3"/>
          <table:table-cell office:value-type="float" office:value="670">
            <text:p>670</text:p>
          </table:table-cell>
          <table:table-cell table:number-columns-repeated="1019"/>
        </table:table-row>
        <table:table-row table:style-name="ro7">
          <table:table-cell table:style-name="ce73" office:value-type="string">
            <text:p># these need their cues updated- remove this line when they are</text:p>
          </table:table-cell>
          <table:table-cell table:style-name="ce73" office:value-type="string">
            <text:p>マップ・字幕（順不同？）</text:p>
          </table:table-cell>
          <table:table-cell table:style-name="ce73" table:number-columns-repeated="2"/>
          <table:table-cell office:value-type="float" office:value="671">
            <text:p>671</text:p>
          </table:table-cell>
          <table:table-cell table:number-columns-repeated="1019"/>
        </table:table-row>
        <table:table-row table:style-name="ro10">
          <table:table-cell office:value-type="string">
            <text:p>WaveName_136</text:p>
          </table:table-cell>
          <table:table-cell office:value-type="string">
            <text:p>We fought them to the end -- be proud of that.</text:p>
          </table:table-cell>
          <table:table-cell table:number-columns-repeated="2"/>
          <table:table-cell office:value-type="float" office:value="672">
            <text:p>672</text:p>
          </table:table-cell>
          <table:table-cell table:number-columns-repeated="1019"/>
        </table:table-row>
        <table:table-row table:style-name="ro12">
          <table:table-cell office:value-type="string">
            <text:p>WaveName_171</text:p>
          </table:table-cell>
          <table:table-cell office:value-type="string">
            <text:p>There's something new coming.</text:p>
          </table:table-cell>
          <table:table-cell table:number-columns-repeated="2"/>
          <table:table-cell office:value-type="float" office:value="673">
            <text:p>673</text:p>
          </table:table-cell>
          <table:table-cell table:number-columns-repeated="1019"/>
        </table:table-row>
        <table:table-row table:style-name="ro12">
          <table:table-cell office:value-type="string">
            <text:p>WaveName_172</text:p>
          </table:table-cell>
          <table:table-cell office:value-type="string">
            <text:p>Added alien information to database.</text:p>
          </table:table-cell>
          <table:table-cell table:number-columns-repeated="2"/>
          <table:table-cell office:value-type="float" office:value="674">
            <text:p>674</text:p>
          </table:table-cell>
          <table:table-cell table:number-columns-repeated="1019"/>
        </table:table-row>
        <table:table-row table:style-name="ro10">
          <table:table-cell office:value-type="string">
            <text:p>WaveName_173</text:p>
          </table:table-cell>
          <table:table-cell office:value-type="string">
            <text:p>We're running lean. Keep an eye on our resources.</text:p>
          </table:table-cell>
          <table:table-cell table:number-columns-repeated="2"/>
          <table:table-cell office:value-type="float" office:value="675">
            <text:p>675</text:p>
          </table:table-cell>
          <table:table-cell table:number-columns-repeated="1019"/>
        </table:table-row>
        <table:table-row table:style-name="ro10">
          <table:table-cell office:value-type="string">
            <text:p>WaveName_174</text:p>
          </table:table-cell>
          <table:table-cell office:value-type="string">
            <text:p>We're going to have to herd them on this map.</text:p>
          </table:table-cell>
          <table:table-cell table:number-columns-repeated="2"/>
          <table:table-cell office:value-type="float" office:value="676">
            <text:p>676</text:p>
          </table:table-cell>
          <table:table-cell table:number-columns-repeated="1019"/>
        </table:table-row>
        <table:table-row table:style-name="ro15">
          <table:table-cell office:value-type="string">
            <text:p>WaveName_175</text:p>
          </table:table-cell>
          <table:table-cell office:value-type="string">
            <text:p>Our resources are decentralized -- keep an eye out.</text:p>
          </table:table-cell>
          <table:table-cell table:number-columns-repeated="2"/>
          <table:table-cell office:value-type="float" office:value="677">
            <text:p>677</text:p>
          </table:table-cell>
          <table:table-cell table:number-columns-repeated="1019"/>
        </table:table-row>
        <table:table-row table:style-name="ro12">
          <table:table-cell table:style-name="ce73" office:value-type="string">
            <text:p># Audio cues for AUX dialog by file number</text:p>
          </table:table-cell>
          <table:table-cell table:style-name="ce73" office:value-type="string">
            <text:p>マップ・字幕（順不同？）</text:p>
          </table:table-cell>
          <table:table-cell table:style-name="ce73" table:number-columns-repeated="2"/>
          <table:table-cell office:value-type="float" office:value="678">
            <text:p>678</text:p>
          </table:table-cell>
          <table:table-cell table:number-columns-repeated="1019"/>
        </table:table-row>
        <table:table-row table:style-name="ro12">
          <table:table-cell office:value-type="string">
            <text:p>WaveName_176</text:p>
          </table:table-cell>
          <table:table-cell office:value-type="string">
            <text:p>The orbital laser is now ready to fire.</text:p>
          </table:table-cell>
          <table:table-cell table:number-columns-repeated="2"/>
          <table:table-cell office:value-type="float" office:value="679">
            <text:p>679</text:p>
          </table:table-cell>
          <table:table-cell table:number-columns-repeated="1019"/>
        </table:table-row>
        <table:table-row table:style-name="ro10">
          <table:table-cell office:value-type="string">
            <text:p>WaveName_177</text:p>
          </table:table-cell>
          <table:table-cell office:value-type="string">
            <text:p>The laser is charged. Care for an orbital strike?</text:p>
          </table:table-cell>
          <table:table-cell table:number-columns-repeated="2"/>
          <table:table-cell office:value-type="float" office:value="680">
            <text:p>680</text:p>
          </table:table-cell>
          <table:table-cell table:number-columns-repeated="1019"/>
        </table:table-row>
        <table:table-row table:style-name="ro10">
          <table:table-cell office:value-type="string">
            <text:p>WaveName_178</text:p>
          </table:table-cell>
          <table:table-cell office:value-type="string">
            <text:p>The orbital laser is hot and ready. Fire at will.</text:p>
          </table:table-cell>
          <table:table-cell table:number-columns-repeated="2"/>
          <table:table-cell office:value-type="float" office:value="681">
            <text:p>681</text:p>
          </table:table-cell>
          <table:table-cell table:number-columns-repeated="1019"/>
        </table:table-row>
        <table:table-row table:style-name="ro8">
          <table:table-cell office:value-type="string">
            <text:p>WaveName_180</text:p>
          </table:table-cell>
          <table:table-cell office:value-type="string">
            <text:p>Nice hit. That'll show them.</text:p>
          </table:table-cell>
          <table:table-cell table:number-columns-repeated="2"/>
          <table:table-cell office:value-type="float" office:value="682">
            <text:p>682</text:p>
          </table:table-cell>
          <table:table-cell table:number-columns-repeated="1019"/>
        </table:table-row>
        <table:table-row table:style-name="ro8">
          <table:table-cell office:value-type="string">
            <text:p>WaveName_181</text:p>
          </table:table-cell>
          <table:table-cell office:value-type="string">
            <text:p>Brilliant! <text:s/>Well done.</text:p>
          </table:table-cell>
          <table:table-cell table:number-columns-repeated="2"/>
          <table:table-cell office:value-type="float" office:value="683">
            <text:p>683</text:p>
          </table:table-cell>
          <table:table-cell table:number-columns-repeated="1019"/>
        </table:table-row>
        <table:table-row table:style-name="ro15">
          <table:table-cell office:value-type="string">
            <text:p>WaveName_182</text:p>
          </table:table-cell>
          <table:table-cell office:value-type="string">
            <text:p>Ha! <text:s/>Now they know what getting hit from space feels like!</text:p>
          </table:table-cell>
          <table:table-cell table:number-columns-repeated="2"/>
          <table:table-cell office:value-type="float" office:value="684">
            <text:p>684</text:p>
          </table:table-cell>
          <table:table-cell table:number-columns-repeated="1019"/>
        </table:table-row>
        <table:table-row table:style-name="ro10">
          <table:table-cell office:value-type="string">
            <text:p>WaveName_183</text:p>
          </table:table-cell>
          <table:table-cell office:value-type="string">
            <text:p>They'll be feeling that sting for some time!</text:p>
          </table:table-cell>
          <table:table-cell table:number-columns-repeated="2"/>
          <table:table-cell office:value-type="float" office:value="685">
            <text:p>685</text:p>
          </table:table-cell>
          <table:table-cell table:number-columns-repeated="1019"/>
        </table:table-row>
        <table:table-row table:style-name="ro8">
          <table:table-cell office:value-type="string">
            <text:p>WaveName_184</text:p>
          </table:table-cell>
          <table:table-cell office:value-type="string">
            <text:p>Did we hit them? </text:p>
          </table:table-cell>
          <table:table-cell table:number-columns-repeated="2"/>
          <table:table-cell office:value-type="float" office:value="686">
            <text:p>686</text:p>
          </table:table-cell>
          <table:table-cell table:number-columns-repeated="1019"/>
        </table:table-row>
        <table:table-row table:style-name="ro10">
          <table:table-cell office:value-type="string">
            <text:p>WaveName_185</text:p>
          </table:table-cell>
          <table:table-cell office:value-type="string">
            <text:p>Orbital laser, armed and ready. Hit them now!</text:p>
          </table:table-cell>
          <table:table-cell table:number-columns-repeated="2"/>
          <table:table-cell office:value-type="float" office:value="687">
            <text:p>687</text:p>
          </table:table-cell>
          <table:table-cell table:number-columns-repeated="1019"/>
        </table:table-row>
        <table:table-row table:style-name="ro10">
          <table:table-cell office:value-type="string">
            <text:p>WaveName_186</text:p>
          </table:table-cell>
          <table:table-cell office:value-type="string">
            <text:p>You've armed the orbital laser. Cut loose, boy!</text:p>
          </table:table-cell>
          <table:table-cell table:number-columns-repeated="2"/>
          <table:table-cell office:value-type="float" office:value="688">
            <text:p>688</text:p>
          </table:table-cell>
          <table:table-cell table:number-columns-repeated="1019"/>
        </table:table-row>
        <table:table-row table:style-name="ro12">
          <table:table-cell office:value-type="string">
            <text:p>WaveName_187</text:p>
          </table:table-cell>
          <table:table-cell office:value-type="string">
            <text:p>Orbital laser stands ready. Do your worst!</text:p>
          </table:table-cell>
          <table:table-cell table:number-columns-repeated="2"/>
          <table:table-cell office:value-type="float" office:value="689">
            <text:p>689</text:p>
          </table:table-cell>
          <table:table-cell table:number-columns-repeated="1019"/>
        </table:table-row>
        <table:table-row table:style-name="ro10">
          <table:table-cell office:value-type="string">
            <text:p>WaveName_189</text:p>
          </table:table-cell>
          <table:table-cell office:value-type="string">
            <text:p>They'll be hurting from that for a long time.</text:p>
          </table:table-cell>
          <table:table-cell table:number-columns-repeated="2"/>
          <table:table-cell office:value-type="float" office:value="690">
            <text:p>690</text:p>
          </table:table-cell>
          <table:table-cell table:number-columns-repeated="1019"/>
        </table:table-row>
        <table:table-row table:style-name="ro15">
          <table:table-cell office:value-type="string">
            <text:p>WaveName_190</text:p>
          </table:table-cell>
          <table:table-cell office:value-type="string">
            <text:p>You emptied their pockets and kissed their sisters. Well done!</text:p>
          </table:table-cell>
          <table:table-cell table:number-columns-repeated="2"/>
          <table:table-cell office:value-type="float" office:value="691">
            <text:p>691</text:p>
          </table:table-cell>
          <table:table-cell table:number-columns-repeated="1019"/>
        </table:table-row>
        <table:table-row table:style-name="ro15">
          <table:table-cell office:value-type="string">
            <text:p>WaveName_191</text:p>
          </table:table-cell>
          <table:table-cell office:value-type="string">
            <text:p>That's how we'll beat them -- take everything they've got.</text:p>
          </table:table-cell>
          <table:table-cell table:number-columns-repeated="2"/>
          <table:table-cell office:value-type="float" office:value="692">
            <text:p>692</text:p>
          </table:table-cell>
          <table:table-cell table:number-columns-repeated="1019"/>
        </table:table-row>
        <table:table-row table:style-name="ro12">
          <table:table-cell office:value-type="string">
            <text:p>WaveName_192</text:p>
          </table:table-cell>
          <table:table-cell office:value-type="string">
            <text:p>Let's see them come back after that!</text:p>
          </table:table-cell>
          <table:table-cell table:number-columns-repeated="2"/>
          <table:table-cell office:value-type="float" office:value="693">
            <text:p>693</text:p>
          </table:table-cell>
          <table:table-cell table:number-columns-repeated="1019"/>
        </table:table-row>
        <table:table-row table:style-name="ro15">
          <table:table-cell office:value-type="string">
            <text:p>WaveName_193</text:p>
          </table:table-cell>
          <table:table-cell office:value-type="string">
            <text:p>That was so thorough a beating I could almost pity them. Almost.</text:p>
          </table:table-cell>
          <table:table-cell table:number-columns-repeated="2"/>
          <table:table-cell office:value-type="float" office:value="694">
            <text:p>694</text:p>
          </table:table-cell>
          <table:table-cell table:number-columns-repeated="1019"/>
        </table:table-row>
        <table:table-row table:style-name="ro9">
          <table:table-cell office:value-type="string">
            <text:p>WaveName_195</text:p>
          </table:table-cell>
          <table:table-cell office:value-type="string">
            <text:p>Flawless job!</text:p>
          </table:table-cell>
          <table:table-cell table:number-columns-repeated="2"/>
          <table:table-cell office:value-type="float" office:value="695">
            <text:p>695</text:p>
          </table:table-cell>
          <table:table-cell table:number-columns-repeated="1019"/>
        </table:table-row>
        <table:table-row table:style-name="ro8">
          <table:table-cell office:value-type="string">
            <text:p>WaveName_196</text:p>
          </table:table-cell>
          <table:table-cell office:value-type="string">
            <text:p>Impeccable work.</text:p>
          </table:table-cell>
          <table:table-cell table:number-columns-repeated="2"/>
          <table:table-cell office:value-type="float" office:value="696">
            <text:p>696</text:p>
          </table:table-cell>
          <table:table-cell table:number-columns-repeated="1019"/>
        </table:table-row>
        <table:table-row table:style-name="ro12">
          <table:table-cell office:value-type="string">
            <text:p>WaveName_197</text:p>
          </table:table-cell>
          <table:table-cell office:value-type="string">
            <text:p>That was as good as it gets.</text:p>
          </table:table-cell>
          <table:table-cell table:number-columns-repeated="2"/>
          <table:table-cell office:value-type="float" office:value="697">
            <text:p>697</text:p>
          </table:table-cell>
          <table:table-cell table:number-columns-repeated="1019"/>
        </table:table-row>
        <table:table-row table:style-name="ro8">
          <table:table-cell office:value-type="string">
            <text:p>WaveName_198</text:p>
          </table:table-cell>
          <table:table-cell office:value-type="string">
            <text:p>Perfect. A joy to behold.</text:p>
          </table:table-cell>
          <table:table-cell table:number-columns-repeated="2"/>
          <table:table-cell office:value-type="float" office:value="698">
            <text:p>698</text:p>
          </table:table-cell>
          <table:table-cell table:number-columns-repeated="1019"/>
        </table:table-row>
        <table:table-row table:style-name="ro9">
          <table:table-cell office:value-type="string">
            <text:p>WaveName_200</text:p>
          </table:table-cell>
          <table:table-cell office:value-type="string">
            <text:p>Solid victory.</text:p>
          </table:table-cell>
          <table:table-cell table:number-columns-repeated="2"/>
          <table:table-cell office:value-type="float" office:value="699">
            <text:p>699</text:p>
          </table:table-cell>
          <table:table-cell table:number-columns-repeated="1019"/>
        </table:table-row>
        <table:table-row table:style-name="ro8">
          <table:table-cell office:value-type="string">
            <text:p>WaveName_201</text:p>
          </table:table-cell>
          <table:table-cell office:value-type="string">
            <text:p>That'll hold 'em for awhile.</text:p>
          </table:table-cell>
          <table:table-cell table:number-columns-repeated="2"/>
          <table:table-cell office:value-type="float" office:value="700">
            <text:p>700</text:p>
          </table:table-cell>
          <table:table-cell table:number-columns-repeated="1019"/>
        </table:table-row>
        <table:table-row table:style-name="ro9">
          <table:table-cell office:value-type="string">
            <text:p>WaveName_202</text:p>
          </table:table-cell>
          <table:table-cell office:value-type="string">
            <text:p>Deftly done.</text:p>
          </table:table-cell>
          <table:table-cell table:number-columns-repeated="2"/>
          <table:table-cell office:value-type="float" office:value="701">
            <text:p>701</text:p>
          </table:table-cell>
          <table:table-cell table:number-columns-repeated="1019"/>
        </table:table-row>
        <table:table-row table:style-name="ro12">
          <table:table-cell office:value-type="string">
            <text:p>WaveName_204</text:p>
          </table:table-cell>
          <table:table-cell office:value-type="string">
            <text:p>We struggled a bit but prevailed.</text:p>
          </table:table-cell>
          <table:table-cell table:number-columns-repeated="2"/>
          <table:table-cell office:value-type="float" office:value="702">
            <text:p>702</text:p>
          </table:table-cell>
          <table:table-cell table:number-columns-repeated="1019"/>
        </table:table-row>
        <table:table-row table:style-name="ro12">
          <table:table-cell office:value-type="string">
            <text:p>WaveName_205</text:p>
          </table:table-cell>
          <table:table-cell office:value-type="string">
            <text:p>They fought back -- not that it helped them.</text:p>
          </table:table-cell>
          <table:table-cell table:number-columns-repeated="2"/>
          <table:table-cell office:value-type="float" office:value="703">
            <text:p>703</text:p>
          </table:table-cell>
          <table:table-cell table:number-columns-repeated="1019"/>
        </table:table-row>
        <table:table-row table:style-name="ro15">
          <table:table-cell office:value-type="string">
            <text:p>WaveName_206</text:p>
          </table:table-cell>
          <table:table-cell office:value-type="string">
            <text:p>Testy little critters, aren't they? <text:s/>Lot of good it does them.</text:p>
          </table:table-cell>
          <table:table-cell table:number-columns-repeated="2"/>
          <table:table-cell office:value-type="float" office:value="704">
            <text:p>704</text:p>
          </table:table-cell>
          <table:table-cell table:number-columns-repeated="1019"/>
        </table:table-row>
        <table:table-row table:style-name="ro8">
          <table:table-cell office:value-type="string">
            <text:p>WaveName_208</text:p>
          </table:table-cell>
          <table:table-cell office:value-type="string">
            <text:p>That was a close one.</text:p>
          </table:table-cell>
          <table:table-cell table:number-columns-repeated="2"/>
          <table:table-cell office:value-type="float" office:value="705">
            <text:p>705</text:p>
          </table:table-cell>
          <table:table-cell table:number-columns-repeated="1019"/>
        </table:table-row>
        <table:table-row table:style-name="ro10">
          <table:table-cell office:value-type="string">
            <text:p>WaveName_210</text:p>
          </table:table-cell>
          <table:table-cell office:value-type="string">
            <text:p>Shaved it a bit close that time, didn't we?</text:p>
          </table:table-cell>
          <table:table-cell table:number-columns-repeated="2"/>
          <table:table-cell office:value-type="float" office:value="706">
            <text:p>706</text:p>
          </table:table-cell>
          <table:table-cell table:number-columns-repeated="1019"/>
        </table:table-row>
        <table:table-row table:style-name="ro15">
          <table:table-cell office:value-type="string">
            <text:p>WaveName_212</text:p>
          </table:table-cell>
          <table:table-cell office:value-type="string">
            <text:p>I'm not sure that is going to work- lets try something else.</text:p>
          </table:table-cell>
          <table:table-cell table:number-columns-repeated="2"/>
          <table:table-cell office:value-type="float" office:value="707">
            <text:p>707</text:p>
          </table:table-cell>
          <table:table-cell table:number-columns-repeated="1019"/>
        </table:table-row>
        <table:table-row table:style-name="ro10">
          <table:table-cell office:value-type="string">
            <text:p>WaveName_213</text:p>
          </table:table-cell>
          <table:table-cell office:value-type="string">
            <text:p>We'll want to re-think that and give it another go.</text:p>
          </table:table-cell>
          <table:table-cell table:number-columns-repeated="2"/>
          <table:table-cell office:value-type="float" office:value="708">
            <text:p>708</text:p>
          </table:table-cell>
          <table:table-cell table:number-columns-repeated="1019"/>
        </table:table-row>
        <table:table-row table:style-name="ro10">
          <table:table-cell office:value-type="string">
            <text:p>WaveName_214</text:p>
          </table:table-cell>
          <table:table-cell office:value-type="string">
            <text:p>Not our most successful strategy. Let's reconsider.</text:p>
          </table:table-cell>
          <table:table-cell table:number-columns-repeated="2"/>
          <table:table-cell office:value-type="float" office:value="709">
            <text:p>709</text:p>
          </table:table-cell>
          <table:table-cell table:number-columns-repeated="1019"/>
        </table:table-row>
        <table:table-row table:style-name="ro12">
          <table:table-cell office:value-type="string">
            <text:p>WaveName_216</text:p>
          </table:table-cell>
          <table:table-cell office:value-type="string">
            <text:p>I think your getting the right idea.</text:p>
          </table:table-cell>
          <table:table-cell table:number-columns-repeated="2"/>
          <table:table-cell office:value-type="float" office:value="710">
            <text:p>710</text:p>
          </table:table-cell>
          <table:table-cell table:number-columns-repeated="1019"/>
        </table:table-row>
        <table:table-row table:style-name="ro12">
          <table:table-cell office:value-type="string">
            <text:p>WaveName_217</text:p>
          </table:table-cell>
          <table:table-cell office:value-type="string">
            <text:p>You're getting the hang of it now.</text:p>
          </table:table-cell>
          <table:table-cell table:number-columns-repeated="2"/>
          <table:table-cell office:value-type="float" office:value="711">
            <text:p>711</text:p>
          </table:table-cell>
          <table:table-cell table:number-columns-repeated="1019"/>
        </table:table-row>
        <table:table-row table:style-name="ro8">
          <table:table-cell office:value-type="string">
            <text:p>WaveName_218</text:p>
          </table:table-cell>
          <table:table-cell office:value-type="string">
            <text:p>You've nearly got it!</text:p>
          </table:table-cell>
          <table:table-cell table:number-columns-repeated="2"/>
          <table:table-cell office:value-type="float" office:value="712">
            <text:p>712</text:p>
          </table:table-cell>
          <table:table-cell table:number-columns-repeated="1019"/>
        </table:table-row>
        <table:table-row table:style-name="ro8">
          <table:table-cell office:value-type="string">
            <text:p>WaveName_220</text:p>
          </table:table-cell>
          <table:table-cell office:value-type="string">
            <text:p>That almost worked!</text:p>
          </table:table-cell>
          <table:table-cell table:number-columns-repeated="2"/>
          <table:table-cell office:value-type="float" office:value="713">
            <text:p>713</text:p>
          </table:table-cell>
          <table:table-cell table:number-columns-repeated="1019"/>
        </table:table-row>
        <table:table-row table:style-name="ro12">
          <table:table-cell office:value-type="string">
            <text:p>WaveName_221</text:p>
          </table:table-cell>
          <table:table-cell office:value-type="string">
            <text:p>Don't give in -- you've almost got it.</text:p>
          </table:table-cell>
          <table:table-cell table:number-columns-repeated="2"/>
          <table:table-cell office:value-type="float" office:value="714">
            <text:p>714</text:p>
          </table:table-cell>
          <table:table-cell table:number-columns-repeated="1019"/>
        </table:table-row>
        <table:table-row table:style-name="ro8">
          <table:table-cell office:value-type="string">
            <text:p>WaveName_222</text:p>
          </table:table-cell>
          <table:table-cell office:value-type="string">
            <text:p>Not it, but ever so close.</text:p>
          </table:table-cell>
          <table:table-cell table:number-columns-repeated="2"/>
          <table:table-cell office:value-type="float" office:value="715">
            <text:p>715</text:p>
          </table:table-cell>
          <table:table-cell table:number-columns-repeated="1019"/>
        </table:table-row>
        <table:table-row table:style-name="ro8">
          <table:table-cell office:value-type="string">
            <text:p>WaveName_223</text:p>
          </table:table-cell>
          <table:table-cell office:value-type="string">
            <text:p>Phenomenal job!</text:p>
          </table:table-cell>
          <table:table-cell table:number-columns-repeated="2"/>
          <table:table-cell office:value-type="float" office:value="716">
            <text:p>716</text:p>
          </table:table-cell>
          <table:table-cell table:number-columns-repeated="1019"/>
        </table:table-row>
        <table:table-row table:style-name="ro12">
          <table:table-cell office:value-type="string">
            <text:p>WaveName_224</text:p>
          </table:table-cell>
          <table:table-cell office:value-type="string">
            <text:p>To the victor go the spoils, as they say.</text:p>
          </table:table-cell>
          <table:table-cell table:number-columns-repeated="2"/>
          <table:table-cell office:value-type="float" office:value="717">
            <text:p>717</text:p>
          </table:table-cell>
          <table:table-cell table:number-columns-repeated="1019"/>
        </table:table-row>
        <table:table-row table:style-name="ro8">
          <table:table-cell office:value-type="string">
            <text:p>WaveName_225</text:p>
          </table:table-cell>
          <table:table-cell office:value-type="string">
            <text:p>A splendid victory! <text:s/></text:p>
          </table:table-cell>
          <table:table-cell table:number-columns-repeated="2"/>
          <table:table-cell office:value-type="float" office:value="718">
            <text:p>718</text:p>
          </table:table-cell>
          <table:table-cell table:number-columns-repeated="1019"/>
        </table:table-row>
        <table:table-row table:style-name="ro8">
          <table:table-cell office:value-type="string">
            <text:p>WaveName_226</text:p>
          </table:table-cell>
          <table:table-cell office:value-type="string">
            <text:p>Let's try that again.</text:p>
          </table:table-cell>
          <table:table-cell table:number-columns-repeated="2"/>
          <table:table-cell office:value-type="float" office:value="719">
            <text:p>719</text:p>
          </table:table-cell>
          <table:table-cell table:number-columns-repeated="1019"/>
        </table:table-row>
        <table:table-row table:style-name="ro8">
          <table:table-cell office:value-type="string">
            <text:p>WaveName_227</text:p>
          </table:table-cell>
          <table:table-cell office:value-type="string">
            <text:p>Right. Another go, then.</text:p>
          </table:table-cell>
          <table:table-cell table:number-columns-repeated="2"/>
          <table:table-cell office:value-type="float" office:value="720">
            <text:p>720</text:p>
          </table:table-cell>
          <table:table-cell table:number-columns-repeated="1019"/>
        </table:table-row>
        <table:table-row table:style-name="ro12">
          <table:table-cell office:value-type="string">
            <text:p>WaveName_228</text:p>
          </table:table-cell>
          <table:table-cell office:value-type="string">
            <text:p>We can take them. Let's try again.</text:p>
          </table:table-cell>
          <table:table-cell table:number-columns-repeated="2"/>
          <table:table-cell office:value-type="float" office:value="721">
            <text:p>721</text:p>
          </table:table-cell>
          <table:table-cell table:number-columns-repeated="1019"/>
        </table:table-row>
        <table:table-row table:style-name="ro8">
          <table:table-cell office:value-type="string">
            <text:p>WaveName_229</text:p>
          </table:table-cell>
          <table:table-cell office:value-type="string">
            <text:p>You are getting better.</text:p>
          </table:table-cell>
          <table:table-cell table:number-columns-repeated="2"/>
          <table:table-cell office:value-type="float" office:value="722">
            <text:p>722</text:p>
          </table:table-cell>
          <table:table-cell table:number-columns-repeated="1019"/>
        </table:table-row>
        <table:table-row table:style-name="ro10">
          <table:table-cell office:value-type="string">
            <text:p>WaveName_230</text:p>
          </table:table-cell>
          <table:table-cell office:value-type="string">
            <text:p>Experience is the key. And you have it. Let's go again!</text:p>
          </table:table-cell>
          <table:table-cell table:number-columns-repeated="2"/>
          <table:table-cell office:value-type="float" office:value="723">
            <text:p>723</text:p>
          </table:table-cell>
          <table:table-cell table:number-columns-repeated="1019"/>
        </table:table-row>
        <table:table-row table:style-name="ro10">
          <table:table-cell office:value-type="string">
            <text:p>WaveName_231</text:p>
          </table:table-cell>
          <table:table-cell office:value-type="string">
            <text:p>Steady improvement. We'll take them yet.</text:p>
          </table:table-cell>
          <table:table-cell table:number-columns-repeated="2"/>
          <table:table-cell office:value-type="float" office:value="724">
            <text:p>724</text:p>
          </table:table-cell>
          <table:table-cell table:number-columns-repeated="1019"/>
        </table:table-row>
        <table:table-row table:style-name="ro10">
          <table:table-cell office:value-type="string">
            <text:p>WaveName_232</text:p>
          </table:table-cell>
          <table:table-cell office:value-type="string">
            <text:p>With time and patience, all things are possible.</text:p>
          </table:table-cell>
          <table:table-cell table:number-columns-repeated="2"/>
          <table:table-cell office:value-type="float" office:value="725">
            <text:p>725</text:p>
          </table:table-cell>
          <table:table-cell table:number-columns-repeated="1019"/>
        </table:table-row>
        <table:table-row table:style-name="ro12">
          <table:table-cell office:value-type="string">
            <text:p>WaveName_233</text:p>
          </table:table-cell>
          <table:table-cell office:value-type="string">
            <text:p>Mastery comes in small steps. Onward.</text:p>
          </table:table-cell>
          <table:table-cell table:number-columns-repeated="2"/>
          <table:table-cell office:value-type="float" office:value="726">
            <text:p>726</text:p>
          </table:table-cell>
          <table:table-cell table:number-columns-repeated="1019"/>
        </table:table-row>
        <table:table-row table:style-name="ro10">
          <table:table-cell office:value-type="string">
            <text:p>WaveName_234</text:p>
          </table:table-cell>
          <table:table-cell office:value-type="string">
            <text:p>Failure is the forge of victory. Back at them!</text:p>
          </table:table-cell>
          <table:table-cell table:number-columns-repeated="2"/>
          <table:table-cell office:value-type="float" office:value="727">
            <text:p>727</text:p>
          </table:table-cell>
          <table:table-cell table:number-columns-repeated="1019"/>
        </table:table-row>
        <table:table-row table:style-name="ro12">
          <table:table-cell office:value-type="string">
            <text:p>WaveName_235</text:p>
          </table:table-cell>
          <table:table-cell office:value-type="string">
            <text:p>Our resources are spread out here.</text:p>
          </table:table-cell>
          <table:table-cell table:number-columns-repeated="2"/>
          <table:table-cell office:value-type="float" office:value="728">
            <text:p>728</text:p>
          </table:table-cell>
          <table:table-cell table:number-columns-repeated="1019"/>
        </table:table-row>
        <table:table-row table:style-name="ro10">
          <table:table-cell office:value-type="string">
            <text:p>WaveName_236</text:p>
          </table:table-cell>
          <table:table-cell office:value-type="string">
            <text:p>Mind your resources -- they're scattered here.</text:p>
          </table:table-cell>
          <table:table-cell table:number-columns-repeated="2"/>
          <table:table-cell office:value-type="float" office:value="729">
            <text:p>729</text:p>
          </table:table-cell>
          <table:table-cell table:number-columns-repeated="1019"/>
        </table:table-row>
        <table:table-row table:style-name="ro15">
          <table:table-cell office:value-type="string">
            <text:p>WaveName_237</text:p>
          </table:table-cell>
          <table:table-cell office:value-type="string">
            <text:p>Our resources are decentralized -- keep an eye out.</text:p>
          </table:table-cell>
          <table:table-cell table:number-columns-repeated="2"/>
          <table:table-cell office:value-type="float" office:value="730">
            <text:p>730</text:p>
          </table:table-cell>
          <table:table-cell table:number-columns-repeated="1019"/>
        </table:table-row>
        <table:table-row table:style-name="ro12">
          <table:table-cell office:value-type="string">
            <text:p>WaveName_239</text:p>
          </table:table-cell>
          <table:table-cell office:value-type="string">
            <text:p>They could be coming from any direction.</text:p>
          </table:table-cell>
          <table:table-cell table:number-columns-repeated="2"/>
          <table:table-cell office:value-type="float" office:value="731">
            <text:p>731</text:p>
          </table:table-cell>
          <table:table-cell table:number-columns-repeated="1019"/>
        </table:table-row>
        <table:table-row table:style-name="ro10">
          <table:table-cell office:value-type="string">
            <text:p>WaveName_240</text:p>
          </table:table-cell>
          <table:table-cell office:value-type="string">
            <text:p>Watch your back. They can come from anywhere.</text:p>
          </table:table-cell>
          <table:table-cell table:number-columns-repeated="2"/>
          <table:table-cell office:value-type="float" office:value="732">
            <text:p>732</text:p>
          </table:table-cell>
          <table:table-cell table:number-columns-repeated="1019"/>
        </table:table-row>
        <table:table-row table:style-name="ro10">
          <table:table-cell office:value-type="string">
            <text:p>WaveName_241</text:p>
          </table:table-cell>
          <table:table-cell office:value-type="string">
            <text:p>Mind the perimeter. They have many ways in.</text:p>
          </table:table-cell>
          <table:table-cell table:number-columns-repeated="2"/>
          <table:table-cell office:value-type="float" office:value="733">
            <text:p>733</text:p>
          </table:table-cell>
          <table:table-cell table:number-columns-repeated="1019"/>
        </table:table-row>
        <table:table-row table:style-name="ro10">
          <table:table-cell office:value-type="string">
            <text:p>WaveName_243</text:p>
          </table:table-cell>
          <table:table-cell office:value-type="string">
            <text:p>It looks like there's a stockpile of parts here.</text:p>
          </table:table-cell>
          <table:table-cell table:number-columns-repeated="2"/>
          <table:table-cell office:value-type="float" office:value="734">
            <text:p>734</text:p>
          </table:table-cell>
          <table:table-cell table:number-columns-repeated="1019"/>
        </table:table-row>
        <table:table-row table:style-name="ro10">
          <table:table-cell office:value-type="string">
            <text:p>WaveName_244</text:p>
          </table:table-cell>
          <table:table-cell office:value-type="string">
            <text:p>We've got quite a cache of supplies here.</text:p>
          </table:table-cell>
          <table:table-cell table:number-columns-repeated="2"/>
          <table:table-cell office:value-type="float" office:value="735">
            <text:p>735</text:p>
          </table:table-cell>
          <table:table-cell table:number-columns-repeated="1019"/>
        </table:table-row>
        <table:table-row table:style-name="ro10">
          <table:table-cell office:value-type="string">
            <text:p>WaveName_245</text:p>
          </table:table-cell>
          <table:table-cell office:value-type="string">
            <text:p>We're in luck -- we have plenty of parts on hand.</text:p>
          </table:table-cell>
          <table:table-cell table:number-columns-repeated="2"/>
          <table:table-cell office:value-type="float" office:value="736">
            <text:p>736</text:p>
          </table:table-cell>
          <table:table-cell table:number-columns-repeated="1019"/>
        </table:table-row>
        <table:table-row table:style-name="ro12">
          <table:table-cell office:value-type="string">
            <text:p>WaveName_247</text:p>
          </table:table-cell>
          <table:table-cell office:value-type="string">
            <text:p>This base has been cleaned out.</text:p>
          </table:table-cell>
          <table:table-cell table:number-columns-repeated="2"/>
          <table:table-cell office:value-type="float" office:value="737">
            <text:p>737</text:p>
          </table:table-cell>
          <table:table-cell table:number-columns-repeated="1019"/>
        </table:table-row>
        <table:table-row table:style-name="ro10">
          <table:table-cell office:value-type="string">
            <text:p>WaveName_248</text:p>
          </table:table-cell>
          <table:table-cell office:value-type="string">
            <text:p>I'm afraid there's not much here to work with.</text:p>
          </table:table-cell>
          <table:table-cell table:number-columns-repeated="2"/>
          <table:table-cell office:value-type="float" office:value="738">
            <text:p>738</text:p>
          </table:table-cell>
          <table:table-cell table:number-columns-repeated="1019"/>
        </table:table-row>
        <table:table-row table:style-name="ro10">
          <table:table-cell office:value-type="string">
            <text:p>WaveName_249</text:p>
          </table:table-cell>
          <table:table-cell office:value-type="string">
            <text:p>We're running lean. Keep an eye on our resources.</text:p>
          </table:table-cell>
          <table:table-cell table:number-columns-repeated="2"/>
          <table:table-cell office:value-type="float" office:value="739">
            <text:p>739</text:p>
          </table:table-cell>
          <table:table-cell table:number-columns-repeated="1019"/>
        </table:table-row>
        <table:table-row table:style-name="ro12">
          <table:table-cell office:value-type="string">
            <text:p>WaveName_251</text:p>
          </table:table-cell>
          <table:table-cell office:value-type="string">
            <text:p>This is going to be a rough fight.</text:p>
          </table:table-cell>
          <table:table-cell table:number-columns-repeated="2"/>
          <table:table-cell office:value-type="float" office:value="740">
            <text:p>740</text:p>
          </table:table-cell>
          <table:table-cell table:number-columns-repeated="1019"/>
        </table:table-row>
        <table:table-row table:style-name="ro12">
          <table:table-cell office:value-type="string">
            <text:p>WaveName_252</text:p>
          </table:table-cell>
          <table:table-cell office:value-type="string">
            <text:p>Strap in. We're in for quite a ride.</text:p>
          </table:table-cell>
          <table:table-cell table:number-columns-repeated="2"/>
          <table:table-cell office:value-type="float" office:value="741">
            <text:p>741</text:p>
          </table:table-cell>
          <table:table-cell table:number-columns-repeated="1019"/>
        </table:table-row>
        <table:table-row table:style-name="ro10">
          <table:table-cell office:value-type="string">
            <text:p>WaveName_253</text:p>
          </table:table-cell>
          <table:table-cell office:value-type="string">
            <text:p>There's a bloody horde out there. Get ready.</text:p>
          </table:table-cell>
          <table:table-cell table:number-columns-repeated="2"/>
          <table:table-cell office:value-type="float" office:value="742">
            <text:p>742</text:p>
          </table:table-cell>
          <table:table-cell table:number-columns-repeated="1019"/>
        </table:table-row>
        <table:table-row table:style-name="ro8">
          <table:table-cell office:value-type="string">
            <text:p>WaveName_255</text:p>
          </table:table-cell>
          <table:table-cell office:value-type="string">
            <text:p>This is going to be tricky.</text:p>
          </table:table-cell>
          <table:table-cell table:number-columns-repeated="2"/>
          <table:table-cell office:value-type="float" office:value="743">
            <text:p>743</text:p>
          </table:table-cell>
          <table:table-cell table:number-columns-repeated="1019"/>
        </table:table-row>
        <table:table-row table:style-name="ro12">
          <table:table-cell office:value-type="string">
            <text:p>WaveName_256</text:p>
          </table:table-cell>
          <table:table-cell office:value-type="string">
            <text:p>We're going to have our hands full here.</text:p>
          </table:table-cell>
          <table:table-cell table:number-columns-repeated="2"/>
          <table:table-cell office:value-type="float" office:value="744">
            <text:p>744</text:p>
          </table:table-cell>
          <table:table-cell table:number-columns-repeated="1019"/>
        </table:table-row>
        <table:table-row table:style-name="ro12">
          <table:table-cell office:value-type="string">
            <text:p>WaveName_257</text:p>
          </table:table-cell>
          <table:table-cell office:value-type="string">
            <text:p>Prepare yourself -- this won't be easy.</text:p>
          </table:table-cell>
          <table:table-cell table:number-columns-repeated="2"/>
          <table:table-cell office:value-type="float" office:value="745">
            <text:p>745</text:p>
          </table:table-cell>
          <table:table-cell table:number-columns-repeated="1019"/>
        </table:table-row>
        <table:table-row table:style-name="ro12">
          <table:table-cell office:value-type="string">
            <text:p>WaveName_259</text:p>
          </table:table-cell>
          <table:table-cell office:value-type="string">
            <text:p>We should be able to hold them off here.</text:p>
          </table:table-cell>
          <table:table-cell table:number-columns-repeated="2"/>
          <table:table-cell office:value-type="float" office:value="746">
            <text:p>746</text:p>
          </table:table-cell>
          <table:table-cell table:number-columns-repeated="1019"/>
        </table:table-row>
        <table:table-row table:style-name="ro12">
          <table:table-cell office:value-type="string">
            <text:p>WaveName_260</text:p>
          </table:table-cell>
          <table:table-cell office:value-type="string">
            <text:p>Act sharp and we'll see them off easily.</text:p>
          </table:table-cell>
          <table:table-cell table:number-columns-repeated="2"/>
          <table:table-cell office:value-type="float" office:value="747">
            <text:p>747</text:p>
          </table:table-cell>
          <table:table-cell table:number-columns-repeated="1019"/>
        </table:table-row>
        <table:table-row table:style-name="ro10">
          <table:table-cell office:value-type="string">
            <text:p>WaveName_261</text:p>
          </table:table-cell>
          <table:table-cell office:value-type="string">
            <text:p>We should be able to manage this lot rather well.</text:p>
          </table:table-cell>
          <table:table-cell table:number-columns-repeated="2"/>
          <table:table-cell office:value-type="float" office:value="748">
            <text:p>748</text:p>
          </table:table-cell>
          <table:table-cell table:number-columns-repeated="1019"/>
        </table:table-row>
        <table:table-row table:style-name="ro12">
          <table:table-cell office:value-type="string">
            <text:p>WaveName_262</text:p>
          </table:table-cell>
          <table:table-cell office:value-type="string">
            <text:p>Aren't they ever going to show up?</text:p>
          </table:table-cell>
          <table:table-cell table:number-columns-repeated="2"/>
          <table:table-cell office:value-type="float" office:value="749">
            <text:p>749</text:p>
          </table:table-cell>
          <table:table-cell table:number-columns-repeated="1019"/>
        </table:table-row>
        <table:table-row table:style-name="ro12">
          <table:table-cell office:value-type="string">
            <text:p>WaveName_263</text:p>
          </table:table-cell>
          <table:table-cell office:value-type="string">
            <text:p>Let's show them who not to mess with.</text:p>
          </table:table-cell>
          <table:table-cell table:number-columns-repeated="2"/>
          <table:table-cell office:value-type="float" office:value="750">
            <text:p>750</text:p>
          </table:table-cell>
          <table:table-cell table:number-columns-repeated="1019"/>
        </table:table-row>
        <table:table-row table:style-name="ro12">
          <table:table-cell office:value-type="string">
            <text:p>WaveName_264</text:p>
          </table:table-cell>
          <table:table-cell office:value-type="string">
            <text:p>Let's bash the little beasties, shall we?</text:p>
          </table:table-cell>
          <table:table-cell table:number-columns-repeated="2"/>
          <table:table-cell office:value-type="float" office:value="751">
            <text:p>751</text:p>
          </table:table-cell>
          <table:table-cell table:number-columns-repeated="1019"/>
        </table:table-row>
        <table:table-row table:style-name="ro12">
          <table:table-cell office:value-type="string">
            <text:p>WaveName_265</text:p>
          </table:table-cell>
          <table:table-cell office:value-type="string">
            <text:p>Let's teach them a bit about pain.</text:p>
          </table:table-cell>
          <table:table-cell table:number-columns-repeated="2"/>
          <table:table-cell office:value-type="float" office:value="752">
            <text:p>752</text:p>
          </table:table-cell>
          <table:table-cell table:number-columns-repeated="1019"/>
        </table:table-row>
        <table:table-row table:style-name="ro8">
          <table:table-cell office:value-type="string">
            <text:p>WaveName_267</text:p>
          </table:table-cell>
          <table:table-cell office:value-type="string">
            <text:p>We must all work together.</text:p>
          </table:table-cell>
          <table:table-cell table:number-columns-repeated="2"/>
          <table:table-cell office:value-type="float" office:value="753">
            <text:p>753</text:p>
          </table:table-cell>
          <table:table-cell table:number-columns-repeated="1019"/>
        </table:table-row>
        <table:table-row table:style-name="ro10">
          <table:table-cell office:value-type="string">
            <text:p>WaveName_268</text:p>
          </table:table-cell>
          <table:table-cell office:value-type="string">
            <text:p>We must coordinate our efforts to succeed.</text:p>
          </table:table-cell>
          <table:table-cell table:number-columns-repeated="2"/>
          <table:table-cell office:value-type="float" office:value="754">
            <text:p>754</text:p>
          </table:table-cell>
          <table:table-cell table:number-columns-repeated="1019"/>
        </table:table-row>
        <table:table-row table:style-name="ro10">
          <table:table-cell office:value-type="string">
            <text:p>WaveName_269</text:p>
          </table:table-cell>
          <table:table-cell office:value-type="string">
            <text:p>All for one and all that. We're together on this one.</text:p>
          </table:table-cell>
          <table:table-cell table:number-columns-repeated="2"/>
          <table:table-cell office:value-type="float" office:value="755">
            <text:p>755</text:p>
          </table:table-cell>
          <table:table-cell table:number-columns-repeated="1019"/>
        </table:table-row>
        <table:table-row table:style-name="ro12">
          <table:table-cell office:value-type="string">
            <text:p>WaveName_270</text:p>
          </table:table-cell>
          <table:table-cell office:value-type="string">
            <text:p>We must get the resources for our side.</text:p>
          </table:table-cell>
          <table:table-cell table:number-columns-repeated="2"/>
          <table:table-cell office:value-type="float" office:value="756">
            <text:p>756</text:p>
          </table:table-cell>
          <table:table-cell table:number-columns-repeated="1019"/>
        </table:table-row>
        <table:table-row table:style-name="ro10">
          <table:table-cell office:value-type="string">
            <text:p>WaveName_271</text:p>
          </table:table-cell>
          <table:table-cell office:value-type="string">
            <text:p>Hang the others -- we need resources!</text:p>
          </table:table-cell>
          <table:table-cell table:number-columns-repeated="2"/>
          <table:table-cell office:value-type="float" office:value="757">
            <text:p>757</text:p>
          </table:table-cell>
          <table:table-cell table:number-columns-repeated="1019"/>
        </table:table-row>
        <table:table-row table:style-name="ro10">
          <table:table-cell office:value-type="string">
            <text:p>WaveName_272</text:p>
          </table:table-cell>
          <table:table-cell office:value-type="string">
            <text:p>Grab what you can -- those resources are ours.</text:p>
          </table:table-cell>
          <table:table-cell table:number-columns-repeated="2"/>
          <table:table-cell office:value-type="float" office:value="758">
            <text:p>758</text:p>
          </table:table-cell>
          <table:table-cell table:number-columns-repeated="1019"/>
        </table:table-row>
        <table:table-row table:style-name="ro10">
          <table:table-cell office:value-type="string">
            <text:p>WaveName_273</text:p>
          </table:table-cell>
          <table:table-cell office:value-type="string">
            <text:p>Our controls will go offline when they arrive.</text:p>
          </table:table-cell>
          <table:table-cell table:number-columns-repeated="2"/>
          <table:table-cell office:value-type="float" office:value="759">
            <text:p>759</text:p>
          </table:table-cell>
          <table:table-cell table:number-columns-repeated="1019"/>
        </table:table-row>
        <table:table-row table:style-name="ro15">
          <table:table-cell office:value-type="string">
            <text:p>WaveName_274</text:p>
          </table:table-cell>
          <table:table-cell office:value-type="string">
            <text:p>Build carefully. They'll be jamming our controls when they arrive.</text:p>
          </table:table-cell>
          <table:table-cell table:number-columns-repeated="2"/>
          <table:table-cell office:value-type="float" office:value="760">
            <text:p>760</text:p>
          </table:table-cell>
          <table:table-cell table:number-columns-repeated="1019"/>
        </table:table-row>
        <table:table-row table:style-name="ro15">
          <table:table-cell office:value-type="string">
            <text:p>WaveName_275</text:p>
          </table:table-cell>
          <table:table-cell office:value-type="string">
            <text:p>There'll be no more building when they arrive -- work quickly.</text:p>
          </table:table-cell>
          <table:table-cell table:number-columns-repeated="2"/>
          <table:table-cell office:value-type="float" office:value="761">
            <text:p>761</text:p>
          </table:table-cell>
          <table:table-cell table:number-columns-repeated="1019"/>
        </table:table-row>
        <table:table-row table:style-name="ro12">
          <table:table-cell office:value-type="string">
            <text:p>WaveName_276</text:p>
          </table:table-cell>
          <table:table-cell office:value-type="string">
            <text:p>Let's hold out for as long as we can.</text:p>
          </table:table-cell>
          <table:table-cell table:number-columns-repeated="2"/>
          <table:table-cell office:value-type="float" office:value="762">
            <text:p>762</text:p>
          </table:table-cell>
          <table:table-cell table:number-columns-repeated="1019"/>
        </table:table-row>
        <table:table-row table:style-name="ro14">
          <table:table-cell office:value-type="string">
            <text:p>WaveName_277</text:p>
          </table:table-cell>
          <table:table-cell office:value-type="string">
            <text:p>It's not whether you win or lose -- it's how many of them you take out along the way!</text:p>
          </table:table-cell>
          <table:table-cell table:number-columns-repeated="2"/>
          <table:table-cell office:value-type="float" office:value="763">
            <text:p>763</text:p>
          </table:table-cell>
          <table:table-cell table:number-columns-repeated="1019"/>
        </table:table-row>
        <table:table-row table:style-name="ro10">
          <table:table-cell office:value-type="string">
            <text:p>WaveName_278</text:p>
          </table:table-cell>
          <table:table-cell office:value-type="string">
            <text:p>Attrition is its own kind of victory. Hold out!</text:p>
          </table:table-cell>
          <table:table-cell table:number-columns-repeated="2"/>
          <table:table-cell office:value-type="float" office:value="764">
            <text:p>764</text:p>
          </table:table-cell>
          <table:table-cell table:number-columns-repeated="1019"/>
        </table:table-row>
        <table:table-row table:style-name="ro12">
          <table:table-cell office:value-type="string">
            <text:p>WaveName_279</text:p>
          </table:table-cell>
          <table:table-cell office:value-type="string">
            <text:p>Oh good, I was afraid we'd run out of aliens.</text:p>
          </table:table-cell>
          <table:table-cell table:number-columns-repeated="2"/>
          <table:table-cell office:value-type="float" office:value="765">
            <text:p>765</text:p>
          </table:table-cell>
          <table:table-cell table:number-columns-repeated="1019"/>
        </table:table-row>
        <table:table-row table:style-name="ro10">
          <table:table-cell office:value-type="string">
            <text:p>WaveName_280</text:p>
          </table:table-cell>
          <table:table-cell office:value-type="string">
            <text:p>We're going to have to herd them on this map.</text:p>
          </table:table-cell>
          <table:table-cell table:number-columns-repeated="2"/>
          <table:table-cell office:value-type="float" office:value="766">
            <text:p>766</text:p>
          </table:table-cell>
          <table:table-cell table:number-columns-repeated="1019"/>
        </table:table-row>
        <table:table-row table:style-name="ro10">
          <table:table-cell office:value-type="string">
            <text:p>WaveName_281</text:p>
          </table:table-cell>
          <table:table-cell office:value-type="string">
            <text:p>You can shape their route here. Build carefully.</text:p>
          </table:table-cell>
          <table:table-cell table:number-columns-repeated="2"/>
          <table:table-cell office:value-type="float" office:value="767">
            <text:p>767</text:p>
          </table:table-cell>
          <table:table-cell table:number-columns-repeated="1019"/>
        </table:table-row>
        <table:table-row table:style-name="ro10">
          <table:table-cell office:value-type="string">
            <text:p>WaveName_282</text:p>
          </table:table-cell>
          <table:table-cell office:value-type="string">
            <text:p>You're making their path. Stretch them out.</text:p>
          </table:table-cell>
          <table:table-cell table:number-columns-repeated="2"/>
          <table:table-cell office:value-type="float" office:value="768">
            <text:p>768</text:p>
          </table:table-cell>
          <table:table-cell table:number-columns-repeated="1019"/>
        </table:table-row>
        <table:table-row table:style-name="ro12">
          <table:table-cell office:value-type="string">
            <text:p>WaveName_283</text:p>
          </table:table-cell>
          <table:table-cell office:value-type="string">
            <text:p>Those decoys are hiding something.</text:p>
          </table:table-cell>
          <table:table-cell table:number-columns-repeated="2"/>
          <table:table-cell office:value-type="float" office:value="769">
            <text:p>769</text:p>
          </table:table-cell>
          <table:table-cell table:number-columns-repeated="1019"/>
        </table:table-row>
        <table:table-row table:style-name="ro15">
          <table:table-cell office:value-type="string">
            <text:p>WaveName_284</text:p>
          </table:table-cell>
          <table:table-cell office:value-type="string">
            <text:p>Don't trust what you see. That decoy is covering others.</text:p>
          </table:table-cell>
          <table:table-cell table:number-columns-repeated="2"/>
          <table:table-cell office:value-type="float" office:value="770">
            <text:p>770</text:p>
          </table:table-cell>
          <table:table-cell table:number-columns-repeated="1019"/>
        </table:table-row>
        <table:table-row table:style-name="ro15">
          <table:table-cell office:value-type="string">
            <text:p>WaveName_285</text:p>
          </table:table-cell>
          <table:table-cell office:value-type="string">
            <text:p>There's more of them than meets the eye -- those are decoys.</text:p>
          </table:table-cell>
          <table:table-cell table:number-columns-repeated="2"/>
          <table:table-cell office:value-type="float" office:value="771">
            <text:p>771</text:p>
          </table:table-cell>
          <table:table-cell table:number-columns-repeated="1019"/>
        </table:table-row>
        <table:table-row table:style-name="ro15">
          <table:table-cell office:value-type="string">
            <text:p>WaveName_287</text:p>
          </table:table-cell>
          <table:table-cell office:value-type="string">
            <text:p>The seekers are going to call in more aliens if we don't kill them.</text:p>
          </table:table-cell>
          <table:table-cell table:number-columns-repeated="2"/>
          <table:table-cell office:value-type="float" office:value="772">
            <text:p>772</text:p>
          </table:table-cell>
          <table:table-cell table:number-columns-repeated="1019"/>
        </table:table-row>
        <table:table-row table:style-name="ro10">
          <table:table-cell office:value-type="string">
            <text:p>WaveName_288</text:p>
          </table:table-cell>
          <table:table-cell office:value-type="string">
            <text:p>Blast those seekers before they call in reinforcements!</text:p>
          </table:table-cell>
          <table:table-cell table:number-columns-repeated="2"/>
          <table:table-cell office:value-type="float" office:value="773">
            <text:p>773</text:p>
          </table:table-cell>
          <table:table-cell table:number-columns-repeated="1019"/>
        </table:table-row>
        <table:table-row table:style-name="ro8">
          <table:table-cell office:value-type="string">
            <text:p>WaveName_291</text:p>
          </table:table-cell>
          <table:table-cell office:value-type="string">
            <text:p>Let's mop these up.</text:p>
          </table:table-cell>
          <table:table-cell table:number-columns-repeated="2"/>
          <table:table-cell office:value-type="float" office:value="774">
            <text:p>774</text:p>
          </table:table-cell>
          <table:table-cell table:number-columns-repeated="1019"/>
        </table:table-row>
        <table:table-row table:style-name="ro8">
          <table:table-cell office:value-type="string">
            <text:p>WaveName_292</text:p>
          </table:table-cell>
          <table:table-cell office:value-type="string">
            <text:p>Take those things out.</text:p>
          </table:table-cell>
          <table:table-cell table:number-columns-repeated="2"/>
          <table:table-cell office:value-type="float" office:value="775">
            <text:p>775</text:p>
          </table:table-cell>
          <table:table-cell table:number-columns-repeated="1019"/>
        </table:table-row>
        <table:table-row table:style-name="ro8">
          <table:table-cell office:value-type="string">
            <text:p>WaveName_293</text:p>
          </table:table-cell>
          <table:table-cell office:value-type="string">
            <text:p>Let's clean this place up.</text:p>
          </table:table-cell>
          <table:table-cell table:number-columns-repeated="2"/>
          <table:table-cell office:value-type="float" office:value="776">
            <text:p>776</text:p>
          </table:table-cell>
          <table:table-cell table:number-columns-repeated="1019"/>
        </table:table-row>
        <table:table-row table:style-name="ro8">
          <table:table-cell office:value-type="string">
            <text:p>WaveName_295</text:p>
          </table:table-cell>
          <table:table-cell office:value-type="string">
            <text:p>They are trying to confuse us.</text:p>
          </table:table-cell>
          <table:table-cell table:number-columns-repeated="2"/>
          <table:table-cell office:value-type="float" office:value="777">
            <text:p>777</text:p>
          </table:table-cell>
          <table:table-cell table:number-columns-repeated="1019"/>
        </table:table-row>
        <table:table-row table:style-name="ro12">
          <table:table-cell office:value-type="string">
            <text:p>WaveName_296</text:p>
          </table:table-cell>
          <table:table-cell office:value-type="string">
            <text:p>Stay sharp -- they're out to confuse us.</text:p>
          </table:table-cell>
          <table:table-cell table:number-columns-repeated="2"/>
          <table:table-cell office:value-type="float" office:value="778">
            <text:p>778</text:p>
          </table:table-cell>
          <table:table-cell table:number-columns-repeated="1019"/>
        </table:table-row>
        <table:table-row table:style-name="ro12">
          <table:table-cell office:value-type="string">
            <text:p>WaveName_297</text:p>
          </table:table-cell>
          <table:table-cell office:value-type="string">
            <text:p>Don't get confused by the swarmers.</text:p>
          </table:table-cell>
          <table:table-cell table:number-columns-repeated="2"/>
          <table:table-cell office:value-type="float" office:value="779">
            <text:p>779</text:p>
          </table:table-cell>
          <table:table-cell table:number-columns-repeated="1019"/>
        </table:table-row>
        <table:table-row table:style-name="ro8">
          <table:table-cell office:value-type="string">
            <text:p>WaveName_298</text:p>
          </table:table-cell>
          <table:table-cell office:value-type="string">
            <text:p>Got any insect repellant?</text:p>
          </table:table-cell>
          <table:table-cell table:number-columns-repeated="2"/>
          <table:table-cell office:value-type="float" office:value="780">
            <text:p>780</text:p>
          </table:table-cell>
          <table:table-cell table:number-columns-repeated="1019"/>
        </table:table-row>
        <table:table-row table:style-name="ro9">
          <table:table-cell office:value-type="string">
            <text:p>WaveName_299</text:p>
          </table:table-cell>
          <table:table-cell office:value-type="string">
            <text:p>Incoming, fast!</text:p>
          </table:table-cell>
          <table:table-cell table:number-columns-repeated="2"/>
          <table:table-cell office:value-type="float" office:value="781">
            <text:p>781</text:p>
          </table:table-cell>
          <table:table-cell table:number-columns-repeated="1019"/>
        </table:table-row>
        <table:table-row table:style-name="ro12">
          <table:table-cell office:value-type="string">
            <text:p>WaveName_300</text:p>
          </table:table-cell>
          <table:table-cell office:value-type="string">
            <text:p>Incoming Racers! <text:s/>Be quick about it!</text:p>
          </table:table-cell>
          <table:table-cell table:number-columns-repeated="2"/>
          <table:table-cell office:value-type="float" office:value="782">
            <text:p>782</text:p>
          </table:table-cell>
          <table:table-cell table:number-columns-repeated="1019"/>
        </table:table-row>
        <table:table-row table:style-name="ro12">
          <table:table-cell office:value-type="string">
            <text:p>WaveName_301</text:p>
          </table:table-cell>
          <table:table-cell office:value-type="string">
            <text:p>Those things are bloody fast!</text:p>
          </table:table-cell>
          <table:table-cell table:number-columns-repeated="2"/>
          <table:table-cell office:value-type="float" office:value="783">
            <text:p>783</text:p>
          </table:table-cell>
          <table:table-cell table:number-columns-repeated="1019"/>
        </table:table-row>
        <table:table-row table:style-name="ro10">
          <table:table-cell office:value-type="string">
            <text:p>WaveName_303</text:p>
          </table:table-cell>
          <table:table-cell office:value-type="string">
            <text:p>They are trying to grab and run with a big one.</text:p>
          </table:table-cell>
          <table:table-cell table:number-columns-repeated="2"/>
          <table:table-cell office:value-type="float" office:value="784">
            <text:p>784</text:p>
          </table:table-cell>
          <table:table-cell table:number-columns-repeated="1019"/>
        </table:table-row>
        <table:table-row table:style-name="ro12">
          <table:table-cell office:value-type="string">
            <text:p>WaveName_304</text:p>
          </table:table-cell>
          <table:table-cell office:value-type="string">
            <text:p>That big one's going for a quick strike.</text:p>
          </table:table-cell>
          <table:table-cell table:number-columns-repeated="2"/>
          <table:table-cell office:value-type="float" office:value="785">
            <text:p>785</text:p>
          </table:table-cell>
          <table:table-cell table:number-columns-repeated="1019"/>
        </table:table-row>
        <table:table-row table:style-name="ro10">
          <table:table-cell office:value-type="string">
            <text:p>WaveName_305</text:p>
          </table:table-cell>
          <table:table-cell office:value-type="string">
            <text:p>Watch the big one -- he'll snatch and run, fast.</text:p>
          </table:table-cell>
          <table:table-cell table:number-columns-repeated="2"/>
          <table:table-cell office:value-type="float" office:value="786">
            <text:p>786</text:p>
          </table:table-cell>
          <table:table-cell table:number-columns-repeated="1019"/>
        </table:table-row>
        <table:table-row table:style-name="ro12">
          <table:table-cell office:value-type="string">
            <text:p>WaveName_307</text:p>
          </table:table-cell>
          <table:table-cell office:value-type="string">
            <text:p>An aerial assault is coming.</text:p>
          </table:table-cell>
          <table:table-cell table:number-columns-repeated="2"/>
          <table:table-cell office:value-type="float" office:value="787">
            <text:p>787</text:p>
          </table:table-cell>
          <table:table-cell table:number-columns-repeated="1019"/>
        </table:table-row>
        <table:table-row table:style-name="ro10">
          <table:table-cell office:value-type="string">
            <text:p>WaveName_308</text:p>
          </table:table-cell>
          <table:table-cell office:value-type="string">
            <text:p>Watch the skies -- they're coming in by air.</text:p>
          </table:table-cell>
          <table:table-cell table:number-columns-repeated="2"/>
          <table:table-cell office:value-type="float" office:value="788">
            <text:p>788</text:p>
          </table:table-cell>
          <table:table-cell table:number-columns-repeated="1019"/>
        </table:table-row>
        <table:table-row table:style-name="ro12">
          <table:table-cell office:value-type="string">
            <text:p>WaveName_309</text:p>
          </table:table-cell>
          <table:table-cell office:value-type="string">
            <text:p>Heads up. They're airborne.</text:p>
          </table:table-cell>
          <table:table-cell table:number-columns-repeated="2"/>
          <table:table-cell office:value-type="float" office:value="789">
            <text:p>789</text:p>
          </table:table-cell>
          <table:table-cell table:number-columns-repeated="1019"/>
        </table:table-row>
        <table:table-row table:style-name="ro12">
          <table:table-cell office:value-type="string">
            <text:p>WaveName_311</text:p>
          </table:table-cell>
          <table:table-cell office:value-type="string">
            <text:p>Heavy air assault, incoming!</text:p>
          </table:table-cell>
          <table:table-cell table:number-columns-repeated="2"/>
          <table:table-cell office:value-type="float" office:value="790">
            <text:p>790</text:p>
          </table:table-cell>
          <table:table-cell table:number-columns-repeated="1019"/>
        </table:table-row>
        <table:table-row table:style-name="ro8">
          <table:table-cell office:value-type="string">
            <text:p>WaveName_312</text:p>
          </table:table-cell>
          <table:table-cell office:value-type="string">
            <text:p>Bloody big birds in the air!</text:p>
          </table:table-cell>
          <table:table-cell table:number-columns-repeated="2"/>
          <table:table-cell office:value-type="float" office:value="791">
            <text:p>791</text:p>
          </table:table-cell>
          <table:table-cell table:number-columns-repeated="1019"/>
        </table:table-row>
        <table:table-row table:style-name="ro10">
          <table:table-cell office:value-type="string">
            <text:p>WaveName_313</text:p>
          </table:table-cell>
          <table:table-cell office:value-type="string">
            <text:p>Mind the airspace -- there's big ones inbound.</text:p>
          </table:table-cell>
          <table:table-cell table:number-columns-repeated="2"/>
          <table:table-cell office:value-type="float" office:value="792">
            <text:p>792</text:p>
          </table:table-cell>
          <table:table-cell table:number-columns-repeated="1019"/>
        </table:table-row>
        <table:table-row table:style-name="ro12">
          <table:table-cell office:value-type="string">
            <text:p>WaveName_315</text:p>
          </table:table-cell>
          <table:table-cell office:value-type="string">
            <text:p>They are bringing in the tough guys.</text:p>
          </table:table-cell>
          <table:table-cell table:number-columns-repeated="2"/>
          <table:table-cell office:value-type="float" office:value="793">
            <text:p>793</text:p>
          </table:table-cell>
          <table:table-cell table:number-columns-repeated="1019"/>
        </table:table-row>
        <table:table-row table:style-name="ro10">
          <table:table-cell office:value-type="string">
            <text:p>WaveName_316</text:p>
          </table:table-cell>
          <table:table-cell office:value-type="string">
            <text:p>They've turned loose the tough fellow now.</text:p>
          </table:table-cell>
          <table:table-cell table:number-columns-repeated="2"/>
          <table:table-cell office:value-type="float" office:value="794">
            <text:p>794</text:p>
          </table:table-cell>
          <table:table-cell table:number-columns-repeated="1019"/>
        </table:table-row>
        <table:table-row table:style-name="ro10">
          <table:table-cell office:value-type="string">
            <text:p>WaveName_317</text:p>
          </table:table-cell>
          <table:table-cell office:value-type="string">
            <text:p>Watch out -- those big devils are mighty tough.</text:p>
          </table:table-cell>
          <table:table-cell table:number-columns-repeated="2"/>
          <table:table-cell office:value-type="float" office:value="795">
            <text:p>795</text:p>
          </table:table-cell>
          <table:table-cell table:number-columns-repeated="1019"/>
        </table:table-row>
        <table:table-row table:style-name="ro10">
          <table:table-cell office:value-type="string">
            <text:p>WaveName_319</text:p>
          </table:table-cell>
          <table:table-cell office:value-type="string">
            <text:p>What is that thing? <text:s/>It's so big, and has shields!</text:p>
          </table:table-cell>
          <table:table-cell table:number-columns-repeated="2"/>
          <table:table-cell office:value-type="float" office:value="796">
            <text:p>796</text:p>
          </table:table-cell>
          <table:table-cell table:number-columns-repeated="1019"/>
        </table:table-row>
        <table:table-row table:style-name="ro12">
          <table:table-cell office:value-type="string">
            <text:p>WaveName_320</text:p>
          </table:table-cell>
          <table:table-cell office:value-type="string">
            <text:p>That thing's a wrecking ball with shields.</text:p>
          </table:table-cell>
          <table:table-cell table:number-columns-repeated="2"/>
          <table:table-cell office:value-type="float" office:value="797">
            <text:p>797</text:p>
          </table:table-cell>
          <table:table-cell table:number-columns-repeated="1019"/>
        </table:table-row>
        <table:table-row table:style-name="ro12">
          <table:table-cell office:value-type="string">
            <text:p>WaveName_321</text:p>
          </table:table-cell>
          <table:table-cell office:value-type="string">
            <text:p>Don't hold back -- he's huge AND shielded. </text:p>
          </table:table-cell>
          <table:table-cell table:number-columns-repeated="2"/>
          <table:table-cell office:value-type="float" office:value="798">
            <text:p>798</text:p>
          </table:table-cell>
          <table:table-cell table:number-columns-repeated="1019"/>
        </table:table-row>
        <table:table-row table:style-name="ro8">
          <table:table-cell office:value-type="string">
            <text:p>WaveName_323</text:p>
          </table:table-cell>
          <table:table-cell office:value-type="string">
            <text:p>The shields are coming.</text:p>
          </table:table-cell>
          <table:table-cell table:number-columns-repeated="2"/>
          <table:table-cell office:value-type="float" office:value="799">
            <text:p>799</text:p>
          </table:table-cell>
          <table:table-cell table:number-columns-repeated="1019"/>
        </table:table-row>
        <table:table-row table:style-name="ro12">
          <table:table-cell office:value-type="string">
            <text:p>WaveName_324</text:p>
          </table:table-cell>
          <table:table-cell office:value-type="string">
            <text:p>Watch those -- they've got shields.</text:p>
          </table:table-cell>
          <table:table-cell table:number-columns-repeated="2"/>
          <table:table-cell office:value-type="float" office:value="800">
            <text:p>800</text:p>
          </table:table-cell>
          <table:table-cell table:number-columns-repeated="1019"/>
        </table:table-row>
        <table:table-row table:style-name="ro12">
          <table:table-cell office:value-type="string">
            <text:p>WaveName_327</text:p>
          </table:table-cell>
          <table:table-cell office:value-type="string">
            <text:p>That one is shielding the others.</text:p>
          </table:table-cell>
          <table:table-cell table:number-columns-repeated="2"/>
          <table:table-cell office:value-type="float" office:value="801">
            <text:p>801</text:p>
          </table:table-cell>
          <table:table-cell table:number-columns-repeated="1019"/>
        </table:table-row>
        <table:table-row table:style-name="ro15">
          <table:table-cell office:value-type="string">
            <text:p>WaveName_328</text:p>
          </table:table-cell>
          <table:table-cell office:value-type="string">
            <text:p>Take out the one in the center -- he's shielding the others.</text:p>
          </table:table-cell>
          <table:table-cell table:number-columns-repeated="2"/>
          <table:table-cell office:value-type="float" office:value="802">
            <text:p>802</text:p>
          </table:table-cell>
          <table:table-cell table:number-columns-repeated="1019"/>
        </table:table-row>
        <table:table-row table:style-name="ro10">
          <table:table-cell office:value-type="string">
            <text:p>WaveName_329</text:p>
          </table:table-cell>
          <table:table-cell office:value-type="string">
            <text:p>That one is throwing a shield over the other.</text:p>
          </table:table-cell>
          <table:table-cell table:number-columns-repeated="2"/>
          <table:table-cell office:value-type="float" office:value="803">
            <text:p>803</text:p>
          </table:table-cell>
          <table:table-cell table:number-columns-repeated="1019"/>
        </table:table-row>
        <table:table-row table:style-name="ro15">
          <table:table-cell office:value-type="string">
            <text:p>WaveName_331</text:p>
          </table:table-cell>
          <table:table-cell office:value-type="string">
            <text:p>The sooner we get it, the sooner we get what it's carrying.</text:p>
          </table:table-cell>
          <table:table-cell table:number-columns-repeated="2"/>
          <table:table-cell office:value-type="float" office:value="804">
            <text:p>804</text:p>
          </table:table-cell>
          <table:table-cell table:number-columns-repeated="1019"/>
        </table:table-row>
        <table:table-row table:style-name="ro12">
          <table:table-cell office:value-type="string">
            <text:p>WaveName_332</text:p>
          </table:table-cell>
          <table:table-cell office:value-type="string">
            <text:p>We need those back -- take it out, fast.</text:p>
          </table:table-cell>
          <table:table-cell table:number-columns-repeated="2"/>
          <table:table-cell office:value-type="float" office:value="805">
            <text:p>805</text:p>
          </table:table-cell>
          <table:table-cell table:number-columns-repeated="1019"/>
        </table:table-row>
        <table:table-row table:style-name="ro10">
          <table:table-cell office:value-type="string">
            <text:p>WaveName_333</text:p>
          </table:table-cell>
          <table:table-cell office:value-type="string">
            <text:p>The faster we take it out, the faster we get our cores back.</text:p>
          </table:table-cell>
          <table:table-cell table:number-columns-repeated="2"/>
          <table:table-cell office:value-type="float" office:value="806">
            <text:p>806</text:p>
          </table:table-cell>
          <table:table-cell table:number-columns-repeated="1019"/>
        </table:table-row>
        <table:table-row table:style-name="ro12">
          <table:table-cell office:value-type="string">
            <text:p>WaveName_334</text:p>
          </table:table-cell>
          <table:table-cell office:value-type="string">
            <text:p>Cute little bugger, isn't he?</text:p>
          </table:table-cell>
          <table:table-cell table:number-columns-repeated="2"/>
          <table:table-cell office:value-type="float" office:value="807">
            <text:p>807</text:p>
          </table:table-cell>
          <table:table-cell table:number-columns-repeated="1019"/>
        </table:table-row>
        <table:table-row table:style-name="ro8">
          <table:table-cell office:value-type="string">
            <text:p>WaveName_335</text:p>
          </table:table-cell>
          <table:table-cell office:value-type="string">
            <text:p>Yes, just like that.</text:p>
          </table:table-cell>
          <table:table-cell table:number-columns-repeated="2"/>
          <table:table-cell office:value-type="float" office:value="808">
            <text:p>808</text:p>
          </table:table-cell>
          <table:table-cell table:number-columns-repeated="1019"/>
        </table:table-row>
        <table:table-row table:style-name="ro8">
          <table:table-cell office:value-type="string">
            <text:p>WaveName_336</text:p>
          </table:table-cell>
          <table:table-cell office:value-type="string">
            <text:p>Splendidly done!</text:p>
          </table:table-cell>
          <table:table-cell table:number-columns-repeated="2"/>
          <table:table-cell office:value-type="float" office:value="809">
            <text:p>809</text:p>
          </table:table-cell>
          <table:table-cell table:number-columns-repeated="1019"/>
        </table:table-row>
        <table:table-row table:style-name="ro8">
          <table:table-cell office:value-type="string">
            <text:p>WaveName_337</text:p>
          </table:table-cell>
          <table:table-cell office:value-type="string">
            <text:p>Just what was called for!</text:p>
          </table:table-cell>
          <table:table-cell table:number-columns-repeated="2"/>
          <table:table-cell office:value-type="float" office:value="810">
            <text:p>810</text:p>
          </table:table-cell>
          <table:table-cell table:number-columns-repeated="1019"/>
        </table:table-row>
        <table:table-row table:style-name="ro9">
          <table:table-cell office:value-type="string">
            <text:p>WaveName_338</text:p>
          </table:table-cell>
          <table:table-cell office:value-type="string">
            <text:p>Perfect!</text:p>
          </table:table-cell>
          <table:table-cell table:number-columns-repeated="2"/>
          <table:table-cell office:value-type="float" office:value="811">
            <text:p>811</text:p>
          </table:table-cell>
          <table:table-cell table:number-columns-repeated="1019"/>
        </table:table-row>
        <table:table-row table:style-name="ro8">
          <table:table-cell office:value-type="string">
            <text:p>WaveName_340</text:p>
          </table:table-cell>
          <table:table-cell office:value-type="string">
            <text:p>Are you having trouble there?</text:p>
          </table:table-cell>
          <table:table-cell table:number-columns-repeated="2"/>
          <table:table-cell office:value-type="float" office:value="812">
            <text:p>812</text:p>
          </table:table-cell>
          <table:table-cell table:number-columns-repeated="1019"/>
        </table:table-row>
        <table:table-row table:style-name="ro12">
          <table:table-cell office:value-type="string">
            <text:p>WaveName_341</text:p>
          </table:table-cell>
          <table:table-cell office:value-type="string">
            <text:p>This is no time to go drifting off on me.</text:p>
          </table:table-cell>
          <table:table-cell table:number-columns-repeated="2"/>
          <table:table-cell office:value-type="float" office:value="813">
            <text:p>813</text:p>
          </table:table-cell>
          <table:table-cell table:number-columns-repeated="1019"/>
        </table:table-row>
        <table:table-row table:style-name="ro8">
          <table:table-cell office:value-type="string">
            <text:p>WaveName_342</text:p>
          </table:table-cell>
          <table:table-cell office:value-type="string">
            <text:p>Should I be concerned?</text:p>
          </table:table-cell>
          <table:table-cell table:number-columns-repeated="2"/>
          <table:table-cell office:value-type="float" office:value="814">
            <text:p>814</text:p>
          </table:table-cell>
          <table:table-cell table:number-columns-repeated="1019"/>
        </table:table-row>
        <table:table-row table:style-name="ro12">
          <table:table-cell office:value-type="string">
            <text:p>WaveName_343</text:p>
          </table:table-cell>
          <table:table-cell office:value-type="string">
            <text:p>Are you still there? <text:s/>Focus, please.</text:p>
          </table:table-cell>
          <table:table-cell table:number-columns-repeated="2"/>
          <table:table-cell office:value-type="float" office:value="815">
            <text:p>815</text:p>
          </table:table-cell>
          <table:table-cell table:number-columns-repeated="1019"/>
        </table:table-row>
        <table:table-row table:style-name="ro10">
          <table:table-cell office:value-type="string">
            <text:p>WaveName_345</text:p>
          </table:table-cell>
          <table:table-cell office:value-type="string">
            <text:p>I think I've figured out something that could help us.</text:p>
          </table:table-cell>
          <table:table-cell table:number-columns-repeated="2"/>
          <table:table-cell office:value-type="float" office:value="816">
            <text:p>816</text:p>
          </table:table-cell>
          <table:table-cell table:number-columns-repeated="1019"/>
        </table:table-row>
        <table:table-row table:style-name="ro12">
          <table:table-cell office:value-type="string">
            <text:p>WaveName_346</text:p>
          </table:table-cell>
          <table:table-cell office:value-type="string">
            <text:p>I've dug up something useful, I think.</text:p>
          </table:table-cell>
          <table:table-cell table:number-columns-repeated="2"/>
          <table:table-cell office:value-type="float" office:value="817">
            <text:p>817</text:p>
          </table:table-cell>
          <table:table-cell table:number-columns-repeated="1019"/>
        </table:table-row>
        <table:table-row table:style-name="ro10">
          <table:table-cell office:value-type="string">
            <text:p>WaveName_347</text:p>
          </table:table-cell>
          <table:table-cell office:value-type="string">
            <text:p>I rather think you'll enjoy what I've found.</text:p>
          </table:table-cell>
          <table:table-cell table:number-columns-repeated="2"/>
          <table:table-cell office:value-type="float" office:value="818">
            <text:p>818</text:p>
          </table:table-cell>
          <table:table-cell table:number-columns-repeated="1019"/>
        </table:table-row>
        <table:table-row table:style-name="ro10">
          <table:table-cell office:value-type="string">
            <text:p>WaveName_348</text:p>
          </table:table-cell>
          <table:table-cell office:value-type="string">
            <text:p>I've got something new for the toolbox here.</text:p>
          </table:table-cell>
          <table:table-cell table:number-columns-repeated="2"/>
          <table:table-cell office:value-type="float" office:value="819">
            <text:p>819</text:p>
          </table:table-cell>
          <table:table-cell table:number-columns-repeated="1019"/>
        </table:table-row>
        <table:table-row table:style-name="ro10">
          <table:table-cell office:value-type="string">
            <text:p>WaveName_349</text:p>
          </table:table-cell>
          <table:table-cell office:value-type="string">
            <text:p>Listen up. I've got something different for you.</text:p>
          </table:table-cell>
          <table:table-cell table:number-columns-repeated="2"/>
          <table:table-cell office:value-type="float" office:value="820">
            <text:p>820</text:p>
          </table:table-cell>
          <table:table-cell table:number-columns-repeated="1019"/>
        </table:table-row>
        <table:table-row table:style-name="ro7">
          <table:table-cell office:value-type="string">
            <text:p>WaveName_350</text:p>
          </table:table-cell>
          <table:table-cell office:value-type="string">
            <text:p>Is it your birthday by any chance? I've got quite a present for you. </text:p>
          </table:table-cell>
          <table:table-cell table:number-columns-repeated="2"/>
          <table:table-cell office:value-type="float" office:value="821">
            <text:p>821</text:p>
          </table:table-cell>
          <table:table-cell table:number-columns-repeated="1019"/>
        </table:table-row>
        <table:table-row table:style-name="ro12">
          <table:table-cell office:value-type="string">
            <text:p>WaveName_351</text:p>
          </table:table-cell>
          <table:table-cell office:value-type="string">
            <text:p>There's something new coming.</text:p>
          </table:table-cell>
          <table:table-cell table:number-columns-repeated="2"/>
          <table:table-cell office:value-type="float" office:value="822">
            <text:p>822</text:p>
          </table:table-cell>
          <table:table-cell table:number-columns-repeated="1019"/>
        </table:table-row>
        <table:table-row table:style-name="ro12">
          <table:table-cell office:value-type="string">
            <text:p>WaveName_352</text:p>
          </table:table-cell>
          <table:table-cell office:value-type="string">
            <text:p>Hang on -- I haven't seen these before.</text:p>
          </table:table-cell>
          <table:table-cell table:number-columns-repeated="2"/>
          <table:table-cell office:value-type="float" office:value="823">
            <text:p>823</text:p>
          </table:table-cell>
          <table:table-cell table:number-columns-repeated="1019"/>
        </table:table-row>
        <table:table-row table:style-name="ro8">
          <table:table-cell office:value-type="string">
            <text:p>WaveName_353</text:p>
          </table:table-cell>
          <table:table-cell office:value-type="string">
            <text:p>Something new coming in.</text:p>
          </table:table-cell>
          <table:table-cell table:number-columns-repeated="2"/>
          <table:table-cell office:value-type="float" office:value="824">
            <text:p>824</text:p>
          </table:table-cell>
          <table:table-cell table:number-columns-repeated="1019"/>
        </table:table-row>
        <table:table-row table:style-name="ro12">
          <table:table-cell office:value-type="string">
            <text:p>WaveName_355</text:p>
          </table:table-cell>
          <table:table-cell office:value-type="string">
            <text:p>Added alien information to database.</text:p>
          </table:table-cell>
          <table:table-cell table:number-columns-repeated="2"/>
          <table:table-cell office:value-type="float" office:value="825">
            <text:p>825</text:p>
          </table:table-cell>
          <table:table-cell table:number-columns-repeated="1019"/>
        </table:table-row>
        <table:table-row table:style-name="ro12">
          <table:table-cell office:value-type="string">
            <text:p>WaveName_356</text:p>
          </table:table-cell>
          <table:table-cell office:value-type="string">
            <text:p>I've tucked that one into the database.</text:p>
          </table:table-cell>
          <table:table-cell table:number-columns-repeated="2"/>
          <table:table-cell office:value-type="float" office:value="826">
            <text:p>826</text:p>
          </table:table-cell>
          <table:table-cell table:number-columns-repeated="1019"/>
        </table:table-row>
        <table:table-row table:style-name="ro10">
          <table:table-cell office:value-type="string">
            <text:p>WaveName_357</text:p>
          </table:table-cell>
          <table:table-cell office:value-type="string">
            <text:p>That one's bagged and tagged in the files now.</text:p>
          </table:table-cell>
          <table:table-cell table:number-columns-repeated="2"/>
          <table:table-cell office:value-type="float" office:value="827">
            <text:p>827</text:p>
          </table:table-cell>
          <table:table-cell table:number-columns-repeated="1019"/>
        </table:table-row>
        <table:table-row table:style-name="ro12">
          <table:table-cell office:value-type="string">
            <text:p>WaveName_358</text:p>
          </table:table-cell>
          <table:table-cell office:value-type="string">
            <text:p>We now can see what is coming.</text:p>
          </table:table-cell>
          <table:table-cell table:number-columns-repeated="2"/>
          <table:table-cell office:value-type="float" office:value="828">
            <text:p>828</text:p>
          </table:table-cell>
          <table:table-cell table:number-columns-repeated="1019"/>
        </table:table-row>
        <table:table-row table:style-name="ro15">
          <table:table-cell office:value-type="string">
            <text:p>WaveName_359</text:p>
          </table:table-cell>
          <table:table-cell office:value-type="string">
            <text:p>Ah, there it is! <text:s/>Now we can see them before they arrive!</text:p>
          </table:table-cell>
          <table:table-cell table:number-columns-repeated="2"/>
          <table:table-cell office:value-type="float" office:value="829">
            <text:p>829</text:p>
          </table:table-cell>
          <table:table-cell table:number-columns-repeated="1019"/>
        </table:table-row>
        <table:table-row table:style-name="ro12">
          <table:table-cell office:value-type="string">
            <text:p>WaveName_361</text:p>
          </table:table-cell>
          <table:table-cell office:value-type="string">
            <text:p>We have a while before they get here.</text:p>
          </table:table-cell>
          <table:table-cell table:number-columns-repeated="2"/>
          <table:table-cell office:value-type="float" office:value="830">
            <text:p>830</text:p>
          </table:table-cell>
          <table:table-cell table:number-columns-repeated="1019"/>
        </table:table-row>
        <table:table-row table:style-name="ro12">
          <table:table-cell office:value-type="string">
            <text:p>WaveName_362</text:p>
          </table:table-cell>
          <table:table-cell office:value-type="string">
            <text:p>We have time to evaluate our position.</text:p>
          </table:table-cell>
          <table:table-cell table:number-columns-repeated="2"/>
          <table:table-cell office:value-type="float" office:value="831">
            <text:p>831</text:p>
          </table:table-cell>
          <table:table-cell table:number-columns-repeated="1019"/>
        </table:table-row>
        <table:table-row table:style-name="ro12">
          <table:table-cell office:value-type="string">
            <text:p>WaveName_363</text:p>
          </table:table-cell>
          <table:table-cell office:value-type="string">
            <text:p>We're getting a bit of break, I think.</text:p>
          </table:table-cell>
          <table:table-cell table:number-columns-repeated="2"/>
          <table:table-cell office:value-type="float" office:value="832">
            <text:p>832</text:p>
          </table:table-cell>
          <table:table-cell table:number-columns-repeated="1019"/>
        </table:table-row>
        <table:table-row table:style-name="ro10">
          <table:table-cell office:value-type="string">
            <text:p>WaveName_364</text:p>
          </table:table-cell>
          <table:table-cell office:value-type="string">
            <text:p>Fancy a stretch? <text:s/>We've got a moment.</text:p>
          </table:table-cell>
          <table:table-cell table:number-columns-repeated="2"/>
          <table:table-cell office:value-type="float" office:value="833">
            <text:p>833</text:p>
          </table:table-cell>
          <table:table-cell table:number-columns-repeated="1019"/>
        </table:table-row>
        <table:table-row table:style-name="ro10">
          <table:table-cell office:value-type="string">
            <text:p>WaveName_365</text:p>
          </table:table-cell>
          <table:table-cell office:value-type="string">
            <text:p>Mind your deployment -- we have time to adjust.</text:p>
          </table:table-cell>
          <table:table-cell table:number-columns-repeated="2"/>
          <table:table-cell office:value-type="float" office:value="834">
            <text:p>834</text:p>
          </table:table-cell>
          <table:table-cell table:number-columns-repeated="1019"/>
        </table:table-row>
        <table:table-row table:style-name="ro8">
          <table:table-cell office:value-type="string">
            <text:p>WaveName_366</text:p>
          </table:table-cell>
          <table:table-cell office:value-type="string">
            <text:p>Relax, they're a ways off yet.</text:p>
          </table:table-cell>
          <table:table-cell table:number-columns-repeated="2"/>
          <table:table-cell office:value-type="float" office:value="835">
            <text:p>835</text:p>
          </table:table-cell>
          <table:table-cell table:number-columns-repeated="1019"/>
        </table:table-row>
        <table:table-row table:style-name="ro10">
          <table:table-cell office:value-type="string">
            <text:p>WaveName_367</text:p>
          </table:table-cell>
          <table:table-cell office:value-type="string">
            <text:p>Take a breather, we've caught a break here.</text:p>
          </table:table-cell>
          <table:table-cell table:number-columns-repeated="2"/>
          <table:table-cell office:value-type="float" office:value="836">
            <text:p>836</text:p>
          </table:table-cell>
          <table:table-cell table:number-columns-repeated="1019"/>
        </table:table-row>
        <table:table-row table:style-name="ro8">
          <table:table-cell office:value-type="string">
            <text:p>WaveName_368</text:p>
          </table:table-cell>
          <table:table-cell office:value-type="string">
            <text:p>A bit of a lull coming up.</text:p>
          </table:table-cell>
          <table:table-cell table:number-columns-repeated="2"/>
          <table:table-cell office:value-type="float" office:value="837">
            <text:p>837</text:p>
          </table:table-cell>
          <table:table-cell table:number-columns-repeated="1019"/>
        </table:table-row>
        <table:table-row table:style-name="ro12">
          <table:table-cell office:value-type="string">
            <text:p>WaveName_369</text:p>
          </table:table-cell>
          <table:table-cell office:value-type="string">
            <text:p>We've seen them off for a bit.</text:p>
          </table:table-cell>
          <table:table-cell table:number-columns-repeated="2"/>
          <table:table-cell office:value-type="float" office:value="838">
            <text:p>838</text:p>
          </table:table-cell>
          <table:table-cell table:number-columns-repeated="1019"/>
        </table:table-row>
        <table:table-row table:style-name="ro8">
          <table:table-cell office:value-type="string">
            <text:p>WaveName_370</text:p>
          </table:table-cell>
          <table:table-cell office:value-type="string">
            <text:p>We can rest a moment now.</text:p>
          </table:table-cell>
          <table:table-cell table:number-columns-repeated="2"/>
          <table:table-cell office:value-type="float" office:value="839">
            <text:p>839</text:p>
          </table:table-cell>
          <table:table-cell table:number-columns-repeated="1019"/>
        </table:table-row>
        <table:table-row table:style-name="ro12">
          <table:table-cell office:value-type="string">
            <text:p>WaveName_371</text:p>
          </table:table-cell>
          <table:table-cell office:value-type="string">
            <text:p>We've some time yet before they arrive.</text:p>
          </table:table-cell>
          <table:table-cell table:number-columns-repeated="2"/>
          <table:table-cell office:value-type="float" office:value="840">
            <text:p>840</text:p>
          </table:table-cell>
          <table:table-cell table:number-columns-repeated="1019"/>
        </table:table-row>
        <table:table-row table:style-name="ro8">
          <table:table-cell office:value-type="string">
            <text:p>WaveName_372</text:p>
          </table:table-cell>
          <table:table-cell office:value-type="string">
            <text:p>Read any good books lately?</text:p>
          </table:table-cell>
          <table:table-cell table:number-columns-repeated="2"/>
          <table:table-cell office:value-type="float" office:value="841">
            <text:p>841</text:p>
          </table:table-cell>
          <table:table-cell table:number-columns-repeated="1019"/>
        </table:table-row>
        <table:table-row table:style-name="ro8">
          <table:table-cell office:value-type="string">
            <text:p>WaveName_373</text:p>
          </table:table-cell>
          <table:table-cell office:value-type="string">
            <text:p>They'll be here shortly.</text:p>
          </table:table-cell>
          <table:table-cell table:number-columns-repeated="2"/>
          <table:table-cell office:value-type="float" office:value="842">
            <text:p>842</text:p>
          </table:table-cell>
          <table:table-cell table:number-columns-repeated="1019"/>
        </table:table-row>
        <table:table-row table:style-name="ro8">
          <table:table-cell office:value-type="string">
            <text:p>WaveName_374</text:p>
          </table:table-cell>
          <table:table-cell office:value-type="string">
            <text:p>Look sharp, they're coming.</text:p>
          </table:table-cell>
          <table:table-cell table:number-columns-repeated="2"/>
          <table:table-cell office:value-type="float" office:value="843">
            <text:p>843</text:p>
          </table:table-cell>
          <table:table-cell table:number-columns-repeated="1019"/>
        </table:table-row>
        <table:table-row table:style-name="ro8">
          <table:table-cell office:value-type="string">
            <text:p>WaveName_375</text:p>
          </table:table-cell>
          <table:table-cell office:value-type="string">
            <text:p>They're on the way.</text:p>
          </table:table-cell>
          <table:table-cell table:number-columns-repeated="2"/>
          <table:table-cell office:value-type="float" office:value="844">
            <text:p>844</text:p>
          </table:table-cell>
          <table:table-cell table:number-columns-repeated="1019"/>
        </table:table-row>
        <table:table-row table:style-name="ro8">
          <table:table-cell office:value-type="string">
            <text:p>WaveName_376</text:p>
          </table:table-cell>
          <table:table-cell office:value-type="string">
            <text:p>They'll be here in a moment.</text:p>
          </table:table-cell>
          <table:table-cell table:number-columns-repeated="2"/>
          <table:table-cell office:value-type="float" office:value="845">
            <text:p>845</text:p>
          </table:table-cell>
          <table:table-cell table:number-columns-repeated="1019"/>
        </table:table-row>
        <table:table-row table:style-name="ro8">
          <table:table-cell office:value-type="string">
            <text:p>WaveName_377</text:p>
          </table:table-cell>
          <table:table-cell office:value-type="string">
            <text:p>Just a short bit 'til they arrive.</text:p>
          </table:table-cell>
          <table:table-cell table:number-columns-repeated="2"/>
          <table:table-cell office:value-type="float" office:value="846">
            <text:p>846</text:p>
          </table:table-cell>
          <table:table-cell table:number-columns-repeated="1019"/>
        </table:table-row>
        <table:table-row table:style-name="ro12">
          <table:table-cell office:value-type="string">
            <text:p>WaveName_378</text:p>
          </table:table-cell>
          <table:table-cell office:value-type="string">
            <text:p>Heads up, they're heading our way.</text:p>
          </table:table-cell>
          <table:table-cell table:number-columns-repeated="2"/>
          <table:table-cell office:value-type="float" office:value="847">
            <text:p>847</text:p>
          </table:table-cell>
          <table:table-cell table:number-columns-repeated="1019"/>
        </table:table-row>
        <table:table-row table:style-name="ro10">
          <table:table-cell office:value-type="string">
            <text:p>WaveName_379</text:p>
          </table:table-cell>
          <table:table-cell office:value-type="string">
            <text:p>The devils will be here any moment now...</text:p>
          </table:table-cell>
          <table:table-cell table:number-columns-repeated="2"/>
          <table:table-cell office:value-type="float" office:value="848">
            <text:p>848</text:p>
          </table:table-cell>
          <table:table-cell table:number-columns-repeated="1019"/>
        </table:table-row>
        <table:table-row table:style-name="ro10">
          <table:table-cell office:value-type="string">
            <text:p>WaveName_380</text:p>
          </table:table-cell>
          <table:table-cell office:value-type="string">
            <text:p>No slacking off -- we'll have incoming shortly.</text:p>
          </table:table-cell>
          <table:table-cell table:number-columns-repeated="2"/>
          <table:table-cell office:value-type="float" office:value="849">
            <text:p>849</text:p>
          </table:table-cell>
          <table:table-cell table:number-columns-repeated="1019"/>
        </table:table-row>
        <table:table-row table:style-name="ro8">
          <table:table-cell office:value-type="string">
            <text:p>WaveName_381</text:p>
          </table:table-cell>
          <table:table-cell office:value-type="string">
            <text:p>Our guests are about to arrive.</text:p>
          </table:table-cell>
          <table:table-cell table:number-columns-repeated="2"/>
          <table:table-cell office:value-type="float" office:value="850">
            <text:p>850</text:p>
          </table:table-cell>
          <table:table-cell table:number-columns-repeated="1019"/>
        </table:table-row>
        <table:table-row table:style-name="ro10">
          <table:table-cell office:value-type="string">
            <text:p>WaveName_382</text:p>
          </table:table-cell>
          <table:table-cell office:value-type="string">
            <text:p>Put the pot on -- our friends are at the door.</text:p>
          </table:table-cell>
          <table:table-cell table:number-columns-repeated="2"/>
          <table:table-cell office:value-type="float" office:value="851">
            <text:p>851</text:p>
          </table:table-cell>
          <table:table-cell table:number-columns-repeated="1019"/>
        </table:table-row>
        <table:table-row table:style-name="ro12">
          <table:table-cell office:value-type="string">
            <text:p>WaveName_383</text:p>
          </table:table-cell>
          <table:table-cell office:value-type="string">
            <text:p>Not very long before they get here now.</text:p>
          </table:table-cell>
          <table:table-cell table:number-columns-repeated="2"/>
          <table:table-cell office:value-type="float" office:value="852">
            <text:p>852</text:p>
          </table:table-cell>
          <table:table-cell table:number-columns-repeated="1019"/>
        </table:table-row>
        <table:table-row table:style-name="ro12">
          <table:table-cell office:value-type="string">
            <text:p>WaveName_385</text:p>
          </table:table-cell>
          <table:table-cell office:value-type="string">
            <text:p>They are mounting a severe attack.</text:p>
          </table:table-cell>
          <table:table-cell table:number-columns-repeated="2"/>
          <table:table-cell office:value-type="float" office:value="853">
            <text:p>853</text:p>
          </table:table-cell>
          <table:table-cell table:number-columns-repeated="1019"/>
        </table:table-row>
        <table:table-row table:style-name="ro12">
          <table:table-cell office:value-type="string">
            <text:p>WaveName_386</text:p>
          </table:table-cell>
          <table:table-cell office:value-type="string">
            <text:p>There's quite a horde of them this time.</text:p>
          </table:table-cell>
          <table:table-cell table:number-columns-repeated="2"/>
          <table:table-cell office:value-type="float" office:value="854">
            <text:p>854</text:p>
          </table:table-cell>
          <table:table-cell table:number-columns-repeated="1019"/>
        </table:table-row>
        <table:table-row table:style-name="ro12">
          <table:table-cell office:value-type="string">
            <text:p>WaveName_387</text:p>
          </table:table-cell>
          <table:table-cell office:value-type="string">
            <text:p>Hold on -- they're going all in this time.</text:p>
          </table:table-cell>
          <table:table-cell table:number-columns-repeated="2"/>
          <table:table-cell office:value-type="float" office:value="855">
            <text:p>855</text:p>
          </table:table-cell>
          <table:table-cell table:number-columns-repeated="1019"/>
        </table:table-row>
        <table:table-row table:style-name="ro15">
          <table:table-cell office:value-type="string">
            <text:p>WaveName_388</text:p>
          </table:table-cell>
          <table:table-cell office:value-type="string">
            <text:p>They're not holding anything back this time around.</text:p>
          </table:table-cell>
          <table:table-cell table:number-columns-repeated="2"/>
          <table:table-cell office:value-type="float" office:value="856">
            <text:p>856</text:p>
          </table:table-cell>
          <table:table-cell table:number-columns-repeated="1019"/>
        </table:table-row>
        <table:table-row table:style-name="ro10">
          <table:table-cell office:value-type="string">
            <text:p>WaveName_389</text:p>
          </table:table-cell>
          <table:table-cell office:value-type="string">
            <text:p>Stay focused -- they're coming in awfully bloody strong.</text:p>
          </table:table-cell>
          <table:table-cell table:number-columns-repeated="2"/>
          <table:table-cell office:value-type="float" office:value="857">
            <text:p>857</text:p>
          </table:table-cell>
          <table:table-cell table:number-columns-repeated="1019"/>
        </table:table-row>
        <table:table-row table:style-name="ro10">
          <table:table-cell office:value-type="string">
            <text:p>WaveName_390</text:p>
          </table:table-cell>
          <table:table-cell office:value-type="string">
            <text:p>This is going to get quite ugly before it's done.</text:p>
          </table:table-cell>
          <table:table-cell table:number-columns-repeated="2"/>
          <table:table-cell office:value-type="float" office:value="858">
            <text:p>858</text:p>
          </table:table-cell>
          <table:table-cell table:number-columns-repeated="1019"/>
        </table:table-row>
        <table:table-row table:style-name="ro12">
          <table:table-cell office:value-type="string">
            <text:p>WaveName_392</text:p>
          </table:table-cell>
          <table:table-cell office:value-type="string">
            <text:p>Brace yourself, we can get through this.</text:p>
          </table:table-cell>
          <table:table-cell table:number-columns-repeated="2"/>
          <table:table-cell office:value-type="float" office:value="859">
            <text:p>859</text:p>
          </table:table-cell>
          <table:table-cell table:number-columns-repeated="1019"/>
        </table:table-row>
        <table:table-row table:style-name="ro12">
          <table:table-cell office:value-type="string">
            <text:p>WaveName_393</text:p>
          </table:table-cell>
          <table:table-cell office:value-type="string">
            <text:p>Hold on -- we can handle them.</text:p>
          </table:table-cell>
          <table:table-cell table:number-columns-repeated="2"/>
          <table:table-cell office:value-type="float" office:value="860">
            <text:p>860</text:p>
          </table:table-cell>
          <table:table-cell table:number-columns-repeated="1019"/>
        </table:table-row>
        <table:table-row table:style-name="ro8">
          <table:table-cell office:value-type="string">
            <text:p>WaveName_394</text:p>
          </table:table-cell>
          <table:table-cell office:value-type="string">
            <text:p>We can take this lot.</text:p>
          </table:table-cell>
          <table:table-cell table:number-columns-repeated="2"/>
          <table:table-cell office:value-type="float" office:value="861">
            <text:p>861</text:p>
          </table:table-cell>
          <table:table-cell table:number-columns-repeated="1019"/>
        </table:table-row>
        <table:table-row table:style-name="ro12">
          <table:table-cell office:value-type="string">
            <text:p>WaveName_395</text:p>
          </table:table-cell>
          <table:table-cell office:value-type="string">
            <text:p>Nothing to fear -- just a lot of targets.</text:p>
          </table:table-cell>
          <table:table-cell table:number-columns-repeated="2"/>
          <table:table-cell office:value-type="float" office:value="862">
            <text:p>862</text:p>
          </table:table-cell>
          <table:table-cell table:number-columns-repeated="1019"/>
        </table:table-row>
        <table:table-row table:style-name="ro10">
          <table:table-cell office:value-type="string">
            <text:p>WaveName_396</text:p>
          </table:table-cell>
          <table:table-cell office:value-type="string">
            <text:p>The more they send, the more resources we get!</text:p>
          </table:table-cell>
          <table:table-cell table:number-columns-repeated="2"/>
          <table:table-cell office:value-type="float" office:value="863">
            <text:p>863</text:p>
          </table:table-cell>
          <table:table-cell table:number-columns-repeated="1019"/>
        </table:table-row>
        <table:table-row table:style-name="ro12">
          <table:table-cell office:value-type="string">
            <text:p>WaveName_398</text:p>
          </table:table-cell>
          <table:table-cell office:value-type="string">
            <text:p>I think they are testing our defenses.</text:p>
          </table:table-cell>
          <table:table-cell table:number-columns-repeated="2"/>
          <table:table-cell office:value-type="float" office:value="864">
            <text:p>864</text:p>
          </table:table-cell>
          <table:table-cell table:number-columns-repeated="1019"/>
        </table:table-row>
        <table:table-row table:style-name="ro8">
          <table:table-cell office:value-type="string">
            <text:p>WaveName_399</text:p>
          </table:table-cell>
          <table:table-cell office:value-type="string">
            <text:p>It's just a probe.</text:p>
          </table:table-cell>
          <table:table-cell table:number-columns-repeated="2"/>
          <table:table-cell office:value-type="float" office:value="865">
            <text:p>865</text:p>
          </table:table-cell>
          <table:table-cell table:number-columns-repeated="1019"/>
        </table:table-row>
        <table:table-row table:style-name="ro12">
          <table:table-cell office:value-type="string">
            <text:p>WaveName_400</text:p>
          </table:table-cell>
          <table:table-cell office:value-type="string">
            <text:p>We'll swat them away easily.</text:p>
          </table:table-cell>
          <table:table-cell table:number-columns-repeated="2"/>
          <table:table-cell office:value-type="float" office:value="866">
            <text:p>866</text:p>
          </table:table-cell>
          <table:table-cell table:number-columns-repeated="1019"/>
        </table:table-row>
        <table:table-row table:style-name="ro12">
          <table:table-cell office:value-type="string">
            <text:p>WaveName_401</text:p>
          </table:table-cell>
          <table:table-cell office:value-type="string">
            <text:p>Nothing to worry about with this lot.</text:p>
          </table:table-cell>
          <table:table-cell table:number-columns-repeated="2"/>
          <table:table-cell office:value-type="float" office:value="867">
            <text:p>867</text:p>
          </table:table-cell>
          <table:table-cell table:number-columns-repeated="1019"/>
        </table:table-row>
        <table:table-row table:style-name="ro10">
          <table:table-cell office:value-type="string">
            <text:p>WaveName_402</text:p>
          </table:table-cell>
          <table:table-cell office:value-type="string">
            <text:p>They aren't taking us seriously. Let's change that.</text:p>
          </table:table-cell>
          <table:table-cell table:number-columns-repeated="2"/>
          <table:table-cell office:value-type="float" office:value="868">
            <text:p>868</text:p>
          </table:table-cell>
          <table:table-cell table:number-columns-repeated="1019"/>
        </table:table-row>
        <table:table-row table:style-name="ro12">
          <table:table-cell office:value-type="string">
            <text:p>WaveName_403</text:p>
          </table:table-cell>
          <table:table-cell office:value-type="string">
            <text:p>Handle this will you? <text:s/>I've got a lunch!</text:p>
          </table:table-cell>
          <table:table-cell table:number-columns-repeated="2"/>
          <table:table-cell office:value-type="float" office:value="869">
            <text:p>869</text:p>
          </table:table-cell>
          <table:table-cell table:number-columns-repeated="1019"/>
        </table:table-row>
        <table:table-row table:style-name="ro12">
          <table:table-cell office:value-type="string">
            <text:p>WaveName_404</text:p>
          </table:table-cell>
          <table:table-cell office:value-type="string">
            <text:p>Excellent place to put that tower.</text:p>
          </table:table-cell>
          <table:table-cell table:number-columns-repeated="2"/>
          <table:table-cell office:value-type="float" office:value="870">
            <text:p>870</text:p>
          </table:table-cell>
          <table:table-cell table:number-columns-repeated="1019"/>
        </table:table-row>
        <table:table-row table:style-name="ro9">
          <table:table-cell office:value-type="string">
            <text:p>WaveName_405</text:p>
          </table:table-cell>
          <table:table-cell office:value-type="string">
            <text:p>Well-placed.</text:p>
          </table:table-cell>
          <table:table-cell table:number-columns-repeated="2"/>
          <table:table-cell office:value-type="float" office:value="871">
            <text:p>871</text:p>
          </table:table-cell>
          <table:table-cell table:number-columns-repeated="1019"/>
        </table:table-row>
        <table:table-row table:style-name="ro12">
          <table:table-cell office:value-type="string">
            <text:p>WaveName_406</text:p>
          </table:table-cell>
          <table:table-cell office:value-type="string">
            <text:p>Good. You've got a keen eye for placement.</text:p>
          </table:table-cell>
          <table:table-cell table:number-columns-repeated="2"/>
          <table:table-cell office:value-type="float" office:value="872">
            <text:p>872</text:p>
          </table:table-cell>
          <table:table-cell table:number-columns-repeated="1019"/>
        </table:table-row>
        <table:table-row table:style-name="ro15">
          <table:table-cell office:value-type="string">
            <text:p>WaveName_407</text:p>
          </table:table-cell>
          <table:table-cell office:value-type="string">
            <text:p>Well done -- choosing your ground can make all the difference.</text:p>
          </table:table-cell>
          <table:table-cell table:number-columns-repeated="2"/>
          <table:table-cell office:value-type="float" office:value="873">
            <text:p>873</text:p>
          </table:table-cell>
          <table:table-cell table:number-columns-repeated="1019"/>
        </table:table-row>
        <table:table-row table:style-name="ro8">
          <table:table-cell office:value-type="string">
            <text:p>WaveName_409</text:p>
          </table:table-cell>
          <table:table-cell office:value-type="string">
            <text:p>I hope that will be useful later.</text:p>
          </table:table-cell>
          <table:table-cell table:number-columns-repeated="2"/>
          <table:table-cell office:value-type="float" office:value="874">
            <text:p>874</text:p>
          </table:table-cell>
          <table:table-cell table:number-columns-repeated="1019"/>
        </table:table-row>
        <table:table-row table:style-name="ro12">
          <table:table-cell office:value-type="string">
            <text:p>WaveName_410</text:p>
          </table:table-cell>
          <table:table-cell office:value-type="string">
            <text:p>I can only hope we'll put that one to use.</text:p>
          </table:table-cell>
          <table:table-cell table:number-columns-repeated="2"/>
          <table:table-cell office:value-type="float" office:value="875">
            <text:p>875</text:p>
          </table:table-cell>
          <table:table-cell table:number-columns-repeated="1019"/>
        </table:table-row>
        <table:table-row table:style-name="ro10">
          <table:table-cell office:value-type="string">
            <text:p>WaveName_411</text:p>
          </table:table-cell>
          <table:table-cell office:value-type="string">
            <text:p>I might suggest a different placement next time.</text:p>
          </table:table-cell>
          <table:table-cell table:number-columns-repeated="2"/>
          <table:table-cell office:value-type="float" office:value="876">
            <text:p>876</text:p>
          </table:table-cell>
          <table:table-cell table:number-columns-repeated="1019"/>
        </table:table-row>
        <table:table-row table:style-name="ro15">
          <table:table-cell office:value-type="string">
            <text:p>WaveName_412</text:p>
          </table:table-cell>
          <table:table-cell office:value-type="string">
            <text:p>Not to criticize, but that position could have been better.</text:p>
          </table:table-cell>
          <table:table-cell table:number-columns-repeated="2"/>
          <table:table-cell office:value-type="float" office:value="877">
            <text:p>877</text:p>
          </table:table-cell>
          <table:table-cell table:number-columns-repeated="1019"/>
        </table:table-row>
        <table:table-row table:style-name="ro12">
          <table:table-cell office:value-type="string">
            <text:p>WaveName_413</text:p>
          </table:table-cell>
          <table:table-cell office:value-type="string">
            <text:p>Just put that down anywhere.</text:p>
          </table:table-cell>
          <table:table-cell table:number-columns-repeated="2"/>
          <table:table-cell office:value-type="float" office:value="878">
            <text:p>878</text:p>
          </table:table-cell>
          <table:table-cell table:number-columns-repeated="1019"/>
        </table:table-row>
        <table:table-row table:style-name="ro8">
          <table:table-cell office:value-type="string">
            <text:p>WaveName_414</text:p>
          </table:table-cell>
          <table:table-cell office:value-type="string">
            <text:p>Got em with the guns.</text:p>
          </table:table-cell>
          <table:table-cell table:number-columns-repeated="2"/>
          <table:table-cell office:value-type="float" office:value="879">
            <text:p>879</text:p>
          </table:table-cell>
          <table:table-cell table:number-columns-repeated="1019"/>
        </table:table-row>
        <table:table-row table:style-name="ro8">
          <table:table-cell office:value-type="string">
            <text:p>WaveName_415</text:p>
          </table:table-cell>
          <table:table-cell office:value-type="string">
            <text:p>Raw firepower has its uses.</text:p>
          </table:table-cell>
          <table:table-cell table:number-columns-repeated="2"/>
          <table:table-cell office:value-type="float" office:value="880">
            <text:p>880</text:p>
          </table:table-cell>
          <table:table-cell table:number-columns-repeated="1019"/>
        </table:table-row>
        <table:table-row table:style-name="ro10">
          <table:table-cell office:value-type="string">
            <text:p>WaveName_416</text:p>
          </table:table-cell>
          <table:table-cell office:value-type="string">
            <text:p>The gun didn't leave much to clean up, did it?</text:p>
          </table:table-cell>
          <table:table-cell table:number-columns-repeated="2"/>
          <table:table-cell office:value-type="float" office:value="881">
            <text:p>881</text:p>
          </table:table-cell>
          <table:table-cell table:number-columns-repeated="1019"/>
        </table:table-row>
        <table:table-row table:style-name="ro10">
          <table:table-cell office:value-type="string">
            <text:p>WaveName_417</text:p>
          </table:table-cell>
          <table:table-cell office:value-type="string">
            <text:p>The gun handled that sorry git rather nicely.</text:p>
          </table:table-cell>
          <table:table-cell table:number-columns-repeated="2"/>
          <table:table-cell office:value-type="float" office:value="882">
            <text:p>882</text:p>
          </table:table-cell>
          <table:table-cell table:number-columns-repeated="1019"/>
        </table:table-row>
        <table:table-row table:style-name="ro8">
          <table:table-cell office:value-type="string">
            <text:p>WaveName_419</text:p>
          </table:table-cell>
          <table:table-cell office:value-type="string">
            <text:p>Nothing more than soot.</text:p>
          </table:table-cell>
          <table:table-cell table:number-columns-repeated="2"/>
          <table:table-cell office:value-type="float" office:value="883">
            <text:p>883</text:p>
          </table:table-cell>
          <table:table-cell table:number-columns-repeated="1019"/>
        </table:table-row>
        <table:table-row table:style-name="ro10">
          <table:table-cell office:value-type="string">
            <text:p>WaveName_420</text:p>
          </table:table-cell>
          <table:table-cell office:value-type="string">
            <text:p>Ah, smoked alien. A delicacy in some parts.</text:p>
          </table:table-cell>
          <table:table-cell table:number-columns-repeated="2"/>
          <table:table-cell office:value-type="float" office:value="884">
            <text:p>884</text:p>
          </table:table-cell>
          <table:table-cell table:number-columns-repeated="1019"/>
        </table:table-row>
        <table:table-row table:style-name="ro12">
          <table:table-cell office:value-type="string">
            <text:p>WaveName_421</text:p>
          </table:table-cell>
          <table:table-cell office:value-type="string">
            <text:p>Nothing but a bit of pollution left.</text:p>
          </table:table-cell>
          <table:table-cell table:number-columns-repeated="2"/>
          <table:table-cell office:value-type="float" office:value="885">
            <text:p>885</text:p>
          </table:table-cell>
          <table:table-cell table:number-columns-repeated="1019"/>
        </table:table-row>
        <table:table-row table:style-name="ro10">
          <table:table-cell office:value-type="string">
            <text:p>WaveName_422</text:p>
          </table:table-cell>
          <table:table-cell office:value-type="string">
            <text:p>That's the kind of warm welcome they deserve.</text:p>
          </table:table-cell>
          <table:table-cell table:number-columns-repeated="2"/>
          <table:table-cell office:value-type="float" office:value="886">
            <text:p>886</text:p>
          </table:table-cell>
          <table:table-cell table:number-columns-repeated="1019"/>
        </table:table-row>
        <table:table-row table:style-name="ro8">
          <table:table-cell office:value-type="string">
            <text:p>WaveName_423</text:p>
          </table:table-cell>
          <table:table-cell office:value-type="string">
            <text:p>Is something burning?</text:p>
          </table:table-cell>
          <table:table-cell table:number-columns-repeated="2"/>
          <table:table-cell office:value-type="float" office:value="887">
            <text:p>887</text:p>
          </table:table-cell>
          <table:table-cell table:number-columns-repeated="1019"/>
        </table:table-row>
        <table:table-row table:style-name="ro8">
          <table:table-cell office:value-type="string">
            <text:p>WaveName_424</text:p>
          </table:table-cell>
          <table:table-cell office:value-type="string">
            <text:p>Melted through them.</text:p>
          </table:table-cell>
          <table:table-cell table:number-columns-repeated="2"/>
          <table:table-cell office:value-type="float" office:value="888">
            <text:p>888</text:p>
          </table:table-cell>
          <table:table-cell table:number-columns-repeated="1019"/>
        </table:table-row>
        <table:table-row table:style-name="ro12">
          <table:table-cell office:value-type="string">
            <text:p>WaveName_425</text:p>
          </table:table-cell>
          <table:table-cell office:value-type="string">
            <text:p>I believe the proper word is toast.</text:p>
          </table:table-cell>
          <table:table-cell table:number-columns-repeated="2"/>
          <table:table-cell office:value-type="float" office:value="889">
            <text:p>889</text:p>
          </table:table-cell>
          <table:table-cell table:number-columns-repeated="1019"/>
        </table:table-row>
        <table:table-row table:style-name="ro15">
          <table:table-cell office:value-type="string">
            <text:p>WaveName_426</text:p>
          </table:table-cell>
          <table:table-cell office:value-type="string">
            <text:p>Nothing a beam of coherent light can't obliterate.</text:p>
          </table:table-cell>
          <table:table-cell table:number-columns-repeated="2"/>
          <table:table-cell office:value-type="float" office:value="890">
            <text:p>890</text:p>
          </table:table-cell>
          <table:table-cell table:number-columns-repeated="1019"/>
        </table:table-row>
        <table:table-row table:style-name="ro10">
          <table:table-cell office:value-type="string">
            <text:p>WaveName_427</text:p>
          </table:table-cell>
          <table:table-cell office:value-type="string">
            <text:p>I think the poor devil has seen the light...a bit too much of it.</text:p>
          </table:table-cell>
          <table:table-cell table:number-columns-repeated="2"/>
          <table:table-cell office:value-type="float" office:value="891">
            <text:p>891</text:p>
          </table:table-cell>
          <table:table-cell table:number-columns-repeated="1019"/>
        </table:table-row>
        <table:table-row table:style-name="ro12">
          <table:table-cell office:value-type="string">
            <text:p>WaveName_429</text:p>
          </table:table-cell>
          <table:table-cell office:value-type="string">
            <text:p>Aren't you glad you had that charged?</text:p>
          </table:table-cell>
          <table:table-cell table:number-columns-repeated="2"/>
          <table:table-cell office:value-type="float" office:value="892">
            <text:p>892</text:p>
          </table:table-cell>
          <table:table-cell table:number-columns-repeated="1019"/>
        </table:table-row>
        <table:table-row table:style-name="ro12">
          <table:table-cell office:value-type="string">
            <text:p>WaveName_430</text:p>
          </table:table-cell>
          <table:table-cell office:value-type="string">
            <text:p>That's why we keep them charged.</text:p>
          </table:table-cell>
          <table:table-cell table:number-columns-repeated="2"/>
          <table:table-cell office:value-type="float" office:value="893">
            <text:p>893</text:p>
          </table:table-cell>
          <table:table-cell table:number-columns-repeated="1019"/>
        </table:table-row>
        <table:table-row table:style-name="ro8">
          <table:table-cell office:value-type="string">
            <text:p>WaveName_431</text:p>
          </table:table-cell>
          <table:table-cell office:value-type="string">
            <text:p>Patience IS a virtue at times.</text:p>
          </table:table-cell>
          <table:table-cell table:number-columns-repeated="2"/>
          <table:table-cell office:value-type="float" office:value="894">
            <text:p>894</text:p>
          </table:table-cell>
          <table:table-cell table:number-columns-repeated="1019"/>
        </table:table-row>
        <table:table-row table:style-name="ro12">
          <table:table-cell office:value-type="string">
            <text:p>WaveName_432</text:p>
          </table:table-cell>
          <table:table-cell office:value-type="string">
            <text:p>What a charming bit of devastation.</text:p>
          </table:table-cell>
          <table:table-cell table:number-columns-repeated="2"/>
          <table:table-cell office:value-type="float" office:value="895">
            <text:p>895</text:p>
          </table:table-cell>
          <table:table-cell table:number-columns-repeated="1019"/>
        </table:table-row>
        <table:table-row table:style-name="ro8">
          <table:table-cell office:value-type="string">
            <text:p>WaveName_433</text:p>
          </table:table-cell>
          <table:table-cell office:value-type="string">
            <text:p>Is it raining? <text:s/>I saw lightning...</text:p>
          </table:table-cell>
          <table:table-cell table:number-columns-repeated="2"/>
          <table:table-cell office:value-type="float" office:value="896">
            <text:p>896</text:p>
          </table:table-cell>
          <table:table-cell table:number-columns-repeated="1019"/>
        </table:table-row>
        <table:table-row table:style-name="ro8">
          <table:table-cell office:value-type="string">
            <text:p>WaveName_434</text:p>
          </table:table-cell>
          <table:table-cell office:value-type="string">
            <text:p>Death from above.</text:p>
          </table:table-cell>
          <table:table-cell table:number-columns-repeated="2"/>
          <table:table-cell office:value-type="float" office:value="897">
            <text:p>897</text:p>
          </table:table-cell>
          <table:table-cell table:number-columns-repeated="1019"/>
        </table:table-row>
        <table:table-row table:style-name="ro8">
          <table:table-cell office:value-type="string">
            <text:p>WaveName_435</text:p>
          </table:table-cell>
          <table:table-cell office:value-type="string">
            <text:p>Hmm. The sky IS falling.</text:p>
          </table:table-cell>
          <table:table-cell table:number-columns-repeated="2"/>
          <table:table-cell office:value-type="float" office:value="898">
            <text:p>898</text:p>
          </table:table-cell>
          <table:table-cell table:number-columns-repeated="1019"/>
        </table:table-row>
        <table:table-row table:style-name="ro12">
          <table:table-cell office:value-type="string">
            <text:p>WaveName_436</text:p>
          </table:table-cell>
          <table:table-cell office:value-type="string">
            <text:p>Nothing like a kinetic strike to clear the path.</text:p>
          </table:table-cell>
          <table:table-cell table:number-columns-repeated="2"/>
          <table:table-cell office:value-type="float" office:value="899">
            <text:p>899</text:p>
          </table:table-cell>
          <table:table-cell table:number-columns-repeated="1019"/>
        </table:table-row>
        <table:table-row table:style-name="ro12">
          <table:table-cell office:value-type="string">
            <text:p>WaveName_437</text:p>
          </table:table-cell>
          <table:table-cell office:value-type="string">
            <text:p>One meteor can ruin your whole day.</text:p>
          </table:table-cell>
          <table:table-cell table:number-columns-repeated="2"/>
          <table:table-cell office:value-type="float" office:value="900">
            <text:p>900</text:p>
          </table:table-cell>
          <table:table-cell table:number-columns-repeated="1019"/>
        </table:table-row>
        <table:table-row table:style-name="ro9">
          <table:table-cell office:value-type="string">
            <text:p>WaveName_439</text:p>
          </table:table-cell>
          <table:table-cell office:value-type="string">
            <text:p>Bam!</text:p>
          </table:table-cell>
          <table:table-cell table:number-columns-repeated="2"/>
          <table:table-cell office:value-type="float" office:value="901">
            <text:p>901</text:p>
          </table:table-cell>
          <table:table-cell table:number-columns-repeated="1019"/>
        </table:table-row>
        <table:table-row table:style-name="ro12">
          <table:table-cell office:value-type="string">
            <text:p>WaveName_440</text:p>
          </table:table-cell>
          <table:table-cell office:value-type="string">
            <text:p>That's what a cannon's made for!</text:p>
          </table:table-cell>
          <table:table-cell table:number-columns-repeated="2"/>
          <table:table-cell office:value-type="float" office:value="902">
            <text:p>902</text:p>
          </table:table-cell>
          <table:table-cell table:number-columns-repeated="1019"/>
        </table:table-row>
        <table:table-row table:style-name="ro10">
          <table:table-cell office:value-type="string">
            <text:p>WaveName_441</text:p>
          </table:table-cell>
          <table:table-cell office:value-type="string">
            <text:p>He's well beyond shell-shocked, I think.</text:p>
          </table:table-cell>
          <table:table-cell table:number-columns-repeated="2"/>
          <table:table-cell office:value-type="float" office:value="903">
            <text:p>903</text:p>
          </table:table-cell>
          <table:table-cell table:number-columns-repeated="1019"/>
        </table:table-row>
        <table:table-row table:style-name="ro15">
          <table:table-cell office:value-type="string">
            <text:p>WaveName_442</text:p>
          </table:table-cell>
          <table:table-cell office:value-type="string">
            <text:p>Amazing how a cannon shell solves any number of problems.</text:p>
          </table:table-cell>
          <table:table-cell table:number-columns-repeated="2"/>
          <table:table-cell office:value-type="float" office:value="904">
            <text:p>904</text:p>
          </table:table-cell>
          <table:table-cell table:number-columns-repeated="1019"/>
        </table:table-row>
        <table:table-row table:style-name="ro12">
          <table:table-cell office:value-type="string">
            <text:p>WaveName_443</text:p>
          </table:table-cell>
          <table:table-cell office:value-type="string">
            <text:p>That fellow went boom-boom.</text:p>
          </table:table-cell>
          <table:table-cell table:number-columns-repeated="2"/>
          <table:table-cell office:value-type="float" office:value="905">
            <text:p>905</text:p>
          </table:table-cell>
          <table:table-cell table:number-columns-repeated="1019"/>
        </table:table-row>
        <table:table-row table:style-name="ro8">
          <table:table-cell office:value-type="string">
            <text:p>WaveName_444</text:p>
          </table:table-cell>
          <table:table-cell office:value-type="string">
            <text:p>Teach them to walk there.</text:p>
          </table:table-cell>
          <table:table-cell table:number-columns-repeated="2"/>
          <table:table-cell office:value-type="float" office:value="906">
            <text:p>906</text:p>
          </table:table-cell>
          <table:table-cell table:number-columns-repeated="1019"/>
        </table:table-row>
        <table:table-row table:style-name="ro10">
          <table:table-cell office:value-type="string">
            <text:p>WaveName_445</text:p>
          </table:table-cell>
          <table:table-cell office:value-type="string">
            <text:p>Sorry, the way is closed for road destruction.</text:p>
          </table:table-cell>
          <table:table-cell table:number-columns-repeated="2"/>
          <table:table-cell office:value-type="float" office:value="907">
            <text:p>907</text:p>
          </table:table-cell>
          <table:table-cell table:number-columns-repeated="1019"/>
        </table:table-row>
        <table:table-row table:style-name="ro10">
          <table:table-cell office:value-type="string">
            <text:p>WaveName_446</text:p>
          </table:table-cell>
          <table:table-cell office:value-type="string">
            <text:p>Well, HE certainly took the wrong path.</text:p>
          </table:table-cell>
          <table:table-cell table:number-columns-repeated="2"/>
          <table:table-cell office:value-type="float" office:value="908">
            <text:p>908</text:p>
          </table:table-cell>
          <table:table-cell table:number-columns-repeated="1019"/>
        </table:table-row>
        <table:table-row table:style-name="ro10">
          <table:table-cell office:value-type="string">
            <text:p>WaveName_447</text:p>
          </table:table-cell>
          <table:table-cell office:value-type="string">
            <text:p>Tiptoe-ing didn't help him much, I'm afraid.</text:p>
          </table:table-cell>
          <table:table-cell table:number-columns-repeated="2"/>
          <table:table-cell office:value-type="float" office:value="909">
            <text:p>909</text:p>
          </table:table-cell>
          <table:table-cell table:number-columns-repeated="1019"/>
        </table:table-row>
        <table:table-row table:style-name="ro12">
          <table:table-cell office:value-type="string">
            <text:p>WaveName_449</text:p>
          </table:table-cell>
          <table:table-cell office:value-type="string">
            <text:p>No sneaking in with the flyers for them.</text:p>
          </table:table-cell>
          <table:table-cell table:number-columns-repeated="2"/>
          <table:table-cell office:value-type="float" office:value="910">
            <text:p>910</text:p>
          </table:table-cell>
          <table:table-cell table:number-columns-repeated="1019"/>
        </table:table-row>
        <table:table-row table:style-name="ro12">
          <table:table-cell office:value-type="string">
            <text:p>WaveName_450</text:p>
          </table:table-cell>
          <table:table-cell office:value-type="string">
            <text:p>Well, that helped clear the air.</text:p>
          </table:table-cell>
          <table:table-cell table:number-columns-repeated="2"/>
          <table:table-cell office:value-type="float" office:value="911">
            <text:p>911</text:p>
          </table:table-cell>
          <table:table-cell table:number-columns-repeated="1019"/>
        </table:table-row>
        <table:table-row table:style-name="ro12">
          <table:table-cell office:value-type="string">
            <text:p>WaveName_451</text:p>
          </table:table-cell>
          <table:table-cell office:value-type="string">
            <text:p>Flying just isn't as safe as it used to be.</text:p>
          </table:table-cell>
          <table:table-cell table:number-columns-repeated="2"/>
          <table:table-cell office:value-type="float" office:value="912">
            <text:p>912</text:p>
          </table:table-cell>
          <table:table-cell table:number-columns-repeated="1019"/>
        </table:table-row>
        <table:table-row table:style-name="ro10">
          <table:table-cell office:value-type="string">
            <text:p>WaveName_452</text:p>
          </table:table-cell>
          <table:table-cell office:value-type="string">
            <text:p>That's how a missile is supposed to work!</text:p>
          </table:table-cell>
          <table:table-cell table:number-columns-repeated="2"/>
          <table:table-cell office:value-type="float" office:value="913">
            <text:p>913</text:p>
          </table:table-cell>
          <table:table-cell table:number-columns-repeated="1019"/>
        </table:table-row>
        <table:table-row table:style-name="ro12">
          <table:table-cell office:value-type="string">
            <text:p>WaveName_454</text:p>
          </table:table-cell>
          <table:table-cell office:value-type="string">
            <text:p>They are stealing our cores!</text:p>
          </table:table-cell>
          <table:table-cell table:number-columns-repeated="2"/>
          <table:table-cell office:value-type="float" office:value="914">
            <text:p>914</text:p>
          </table:table-cell>
          <table:table-cell table:number-columns-repeated="1019"/>
        </table:table-row>
        <table:table-row table:style-name="ro12">
          <table:table-cell office:value-type="string">
            <text:p>WaveName_455</text:p>
          </table:table-cell>
          <table:table-cell office:value-type="string">
            <text:p>Look sharp -- we've lost a core.</text:p>
          </table:table-cell>
          <table:table-cell table:number-columns-repeated="2"/>
          <table:table-cell office:value-type="float" office:value="915">
            <text:p>915</text:p>
          </table:table-cell>
          <table:table-cell table:number-columns-repeated="1019"/>
        </table:table-row>
        <table:table-row table:style-name="ro10">
          <table:table-cell office:value-type="string">
            <text:p>WaveName_456</text:p>
          </table:table-cell>
          <table:table-cell office:value-type="string">
            <text:p>They've taken one core -- we can spare no more.</text:p>
          </table:table-cell>
          <table:table-cell table:number-columns-repeated="2"/>
          <table:table-cell office:value-type="float" office:value="916">
            <text:p>916</text:p>
          </table:table-cell>
          <table:table-cell table:number-columns-repeated="1019"/>
        </table:table-row>
        <table:table-row table:style-name="ro10">
          <table:table-cell office:value-type="string">
            <text:p>WaveName_457</text:p>
          </table:table-cell>
          <table:table-cell office:value-type="string">
            <text:p>Get our cores back -- they've already taken one.</text:p>
          </table:table-cell>
          <table:table-cell table:number-columns-repeated="2"/>
          <table:table-cell office:value-type="float" office:value="917">
            <text:p>917</text:p>
          </table:table-cell>
          <table:table-cell table:number-columns-repeated="1019"/>
        </table:table-row>
        <table:table-row table:style-name="ro12">
          <table:table-cell office:value-type="string">
            <text:p>WaveName_459</text:p>
          </table:table-cell>
          <table:table-cell office:value-type="string">
            <text:p>They've taken one of our cores!</text:p>
          </table:table-cell>
          <table:table-cell table:number-columns-repeated="2"/>
          <table:table-cell office:value-type="float" office:value="918">
            <text:p>918</text:p>
          </table:table-cell>
          <table:table-cell table:number-columns-repeated="1019"/>
        </table:table-row>
        <table:table-row table:style-name="ro12">
          <table:table-cell office:value-type="string">
            <text:p>WaveName_460</text:p>
          </table:table-cell>
          <table:table-cell office:value-type="string">
            <text:p>Heads up -- they've taken a core!</text:p>
          </table:table-cell>
          <table:table-cell table:number-columns-repeated="2"/>
          <table:table-cell office:value-type="float" office:value="919">
            <text:p>919</text:p>
          </table:table-cell>
          <table:table-cell table:number-columns-repeated="1019"/>
        </table:table-row>
        <table:table-row table:style-name="ro12">
          <table:table-cell office:value-type="string">
            <text:p>WaveName_461</text:p>
          </table:table-cell>
          <table:table-cell office:value-type="string">
            <text:p>Our cores -- they're taking them!</text:p>
          </table:table-cell>
          <table:table-cell table:number-columns-repeated="2"/>
          <table:table-cell office:value-type="float" office:value="920">
            <text:p>920</text:p>
          </table:table-cell>
          <table:table-cell table:number-columns-repeated="1019"/>
        </table:table-row>
        <table:table-row table:style-name="ro12">
          <table:table-cell office:value-type="string">
            <text:p>WaveName_462</text:p>
          </table:table-cell>
          <table:table-cell office:value-type="string">
            <text:p>Mind the cores. They're making off with them!</text:p>
          </table:table-cell>
          <table:table-cell table:number-columns-repeated="2"/>
          <table:table-cell office:value-type="float" office:value="921">
            <text:p>921</text:p>
          </table:table-cell>
          <table:table-cell table:number-columns-repeated="1019"/>
        </table:table-row>
        <table:table-row table:style-name="ro8">
          <table:table-cell office:value-type="string">
            <text:p>WaveName_464</text:p>
          </table:table-cell>
          <table:table-cell office:value-type="string">
            <text:p>Nice shot, let's recover that.</text:p>
          </table:table-cell>
          <table:table-cell table:number-columns-repeated="2"/>
          <table:table-cell office:value-type="float" office:value="922">
            <text:p>922</text:p>
          </table:table-cell>
          <table:table-cell table:number-columns-repeated="1019"/>
        </table:table-row>
        <table:table-row table:style-name="ro12">
          <table:table-cell office:value-type="string">
            <text:p>WaveName_465</text:p>
          </table:table-cell>
          <table:table-cell office:value-type="string">
            <text:p>Well done. Now let's get it back.</text:p>
          </table:table-cell>
          <table:table-cell table:number-columns-repeated="2"/>
          <table:table-cell office:value-type="float" office:value="923">
            <text:p>923</text:p>
          </table:table-cell>
          <table:table-cell table:number-columns-repeated="1019"/>
        </table:table-row>
        <table:table-row table:style-name="ro10">
          <table:table-cell office:value-type="string">
            <text:p>WaveName_466</text:p>
          </table:table-cell>
          <table:table-cell office:value-type="string">
            <text:p>We stopped him -- now we have to recover it.</text:p>
          </table:table-cell>
          <table:table-cell table:number-columns-repeated="2"/>
          <table:table-cell office:value-type="float" office:value="924">
            <text:p>924</text:p>
          </table:table-cell>
          <table:table-cell table:number-columns-repeated="1019"/>
        </table:table-row>
        <table:table-row table:style-name="ro12">
          <table:table-cell office:value-type="string">
            <text:p>WaveName_467</text:p>
          </table:table-cell>
          <table:table-cell office:value-type="string">
            <text:p>Good job. Now we have to reclaim it.</text:p>
          </table:table-cell>
          <table:table-cell table:number-columns-repeated="2"/>
          <table:table-cell office:value-type="float" office:value="925">
            <text:p>925</text:p>
          </table:table-cell>
          <table:table-cell table:number-columns-repeated="1019"/>
        </table:table-row>
        <table:table-row table:style-name="ro9">
          <table:table-cell office:value-type="string">
            <text:p>WaveName_468</text:p>
          </table:table-cell>
          <table:table-cell office:value-type="string">
            <text:p>Thief! <text:s/>Thief!</text:p>
          </table:table-cell>
          <table:table-cell table:number-columns-repeated="2"/>
          <table:table-cell office:value-type="float" office:value="926">
            <text:p>926</text:p>
          </table:table-cell>
          <table:table-cell table:number-columns-repeated="1019"/>
        </table:table-row>
        <table:table-row table:style-name="ro8">
          <table:table-cell office:value-type="string">
            <text:p>WaveName_469</text:p>
          </table:table-cell>
          <table:table-cell office:value-type="string">
            <text:p>We got one of our cores back</text:p>
          </table:table-cell>
          <table:table-cell table:number-columns-repeated="2"/>
          <table:table-cell office:value-type="float" office:value="927">
            <text:p>927</text:p>
          </table:table-cell>
          <table:table-cell table:number-columns-repeated="1019"/>
        </table:table-row>
        <table:table-row table:style-name="ro12">
          <table:table-cell office:value-type="string">
            <text:p>WaveName_470</text:p>
          </table:table-cell>
          <table:table-cell office:value-type="string">
            <text:p>Ah -- a core has been returned.</text:p>
          </table:table-cell>
          <table:table-cell table:number-columns-repeated="2"/>
          <table:table-cell office:value-type="float" office:value="928">
            <text:p>928</text:p>
          </table:table-cell>
          <table:table-cell table:number-columns-repeated="1019"/>
        </table:table-row>
        <table:table-row table:style-name="ro8">
          <table:table-cell office:value-type="string">
            <text:p>WaveName_471</text:p>
          </table:table-cell>
          <table:table-cell office:value-type="string">
            <text:p>We got one back.</text:p>
          </table:table-cell>
          <table:table-cell table:number-columns-repeated="2"/>
          <table:table-cell office:value-type="float" office:value="929">
            <text:p>929</text:p>
          </table:table-cell>
          <table:table-cell table:number-columns-repeated="1019"/>
        </table:table-row>
        <table:table-row table:style-name="ro8">
          <table:table-cell office:value-type="string">
            <text:p>WaveName_472</text:p>
          </table:table-cell>
          <table:table-cell office:value-type="string">
            <text:p>That core's safe again.</text:p>
          </table:table-cell>
          <table:table-cell table:number-columns-repeated="2"/>
          <table:table-cell office:value-type="float" office:value="930">
            <text:p>930</text:p>
          </table:table-cell>
          <table:table-cell table:number-columns-repeated="1019"/>
        </table:table-row>
        <table:table-row table:style-name="ro8">
          <table:table-cell office:value-type="string">
            <text:p>WaveName_474</text:p>
          </table:table-cell>
          <table:table-cell office:value-type="string">
            <text:p>No resources remaining.</text:p>
          </table:table-cell>
          <table:table-cell table:number-columns-repeated="2"/>
          <table:table-cell office:value-type="float" office:value="931">
            <text:p>931</text:p>
          </table:table-cell>
          <table:table-cell table:number-columns-repeated="1019"/>
        </table:table-row>
        <table:table-row table:style-name="ro8">
          <table:table-cell office:value-type="string">
            <text:p>WaveName_475</text:p>
          </table:table-cell>
          <table:table-cell office:value-type="string">
            <text:p>We've run out of resources.</text:p>
          </table:table-cell>
          <table:table-cell table:number-columns-repeated="2"/>
          <table:table-cell office:value-type="float" office:value="932">
            <text:p>932</text:p>
          </table:table-cell>
          <table:table-cell table:number-columns-repeated="1019"/>
        </table:table-row>
        <table:table-row table:style-name="ro12">
          <table:table-cell office:value-type="string">
            <text:p>WaveName_476</text:p>
          </table:table-cell>
          <table:table-cell office:value-type="string">
            <text:p>Hold tight. We're out of supplies.</text:p>
          </table:table-cell>
          <table:table-cell table:number-columns-repeated="2"/>
          <table:table-cell office:value-type="float" office:value="933">
            <text:p>933</text:p>
          </table:table-cell>
          <table:table-cell table:number-columns-repeated="1019"/>
        </table:table-row>
        <table:table-row table:style-name="ro12">
          <table:table-cell office:value-type="string">
            <text:p>WaveName_477</text:p>
          </table:table-cell>
          <table:table-cell office:value-type="string">
            <text:p>We need more resources, we've run out.</text:p>
          </table:table-cell>
          <table:table-cell table:number-columns-repeated="2"/>
          <table:table-cell office:value-type="float" office:value="934">
            <text:p>934</text:p>
          </table:table-cell>
          <table:table-cell table:number-columns-repeated="1019"/>
        </table:table-row>
        <table:table-row table:style-name="ro8">
          <table:table-cell office:value-type="string">
            <text:p>WaveName_479</text:p>
          </table:table-cell>
          <table:table-cell office:value-type="string">
            <text:p>We're getting low on salvage.</text:p>
          </table:table-cell>
          <table:table-cell table:number-columns-repeated="2"/>
          <table:table-cell office:value-type="float" office:value="935">
            <text:p>935</text:p>
          </table:table-cell>
          <table:table-cell table:number-columns-repeated="1019"/>
        </table:table-row>
        <table:table-row table:style-name="ro12">
          <table:table-cell office:value-type="string">
            <text:p>WaveName_480</text:p>
          </table:table-cell>
          <table:table-cell office:value-type="string">
            <text:p>A bit more salvage wouldn't hurt.</text:p>
          </table:table-cell>
          <table:table-cell table:number-columns-repeated="2"/>
          <table:table-cell office:value-type="float" office:value="936">
            <text:p>936</text:p>
          </table:table-cell>
          <table:table-cell table:number-columns-repeated="1019"/>
        </table:table-row>
        <table:table-row table:style-name="ro10">
          <table:table-cell office:value-type="string">
            <text:p>WaveName_481</text:p>
          </table:table-cell>
          <table:table-cell office:value-type="string">
            <text:p>Our cupboards are getting a bit bare of supply.</text:p>
          </table:table-cell>
          <table:table-cell table:number-columns-repeated="2"/>
          <table:table-cell office:value-type="float" office:value="937">
            <text:p>937</text:p>
          </table:table-cell>
          <table:table-cell table:number-columns-repeated="1019"/>
        </table:table-row>
        <table:table-row table:style-name="ro8">
          <table:table-cell office:value-type="string">
            <text:p>WaveName_482</text:p>
          </table:table-cell>
          <table:table-cell office:value-type="string">
            <text:p>We're running short of supply.</text:p>
          </table:table-cell>
          <table:table-cell table:number-columns-repeated="2"/>
          <table:table-cell office:value-type="float" office:value="938">
            <text:p>938</text:p>
          </table:table-cell>
          <table:table-cell table:number-columns-repeated="1019"/>
        </table:table-row>
        <table:table-row table:style-name="ro8">
          <table:table-cell office:value-type="string">
            <text:p>WaveName_484</text:p>
          </table:table-cell>
          <table:table-cell office:value-type="string">
            <text:p>We're low on power.</text:p>
          </table:table-cell>
          <table:table-cell table:number-columns-repeated="2"/>
          <table:table-cell office:value-type="float" office:value="939">
            <text:p>939</text:p>
          </table:table-cell>
          <table:table-cell table:number-columns-repeated="1019"/>
        </table:table-row>
        <table:table-row table:style-name="ro12">
          <table:table-cell office:value-type="string">
            <text:p>WaveName_485</text:p>
          </table:table-cell>
          <table:table-cell office:value-type="string">
            <text:p>The power is getting a bit low.</text:p>
          </table:table-cell>
          <table:table-cell table:number-columns-repeated="2"/>
          <table:table-cell office:value-type="float" office:value="940">
            <text:p>940</text:p>
          </table:table-cell>
          <table:table-cell table:number-columns-repeated="1019"/>
        </table:table-row>
        <table:table-row table:style-name="ro12">
          <table:table-cell office:value-type="string">
            <text:p>WaveName_486</text:p>
          </table:table-cell>
          <table:table-cell office:value-type="string">
            <text:p>They've taken half our power supplies.</text:p>
          </table:table-cell>
          <table:table-cell table:number-columns-repeated="2"/>
          <table:table-cell office:value-type="float" office:value="941">
            <text:p>941</text:p>
          </table:table-cell>
          <table:table-cell table:number-columns-repeated="1019"/>
        </table:table-row>
        <table:table-row table:style-name="ro12">
          <table:table-cell office:value-type="string">
            <text:p>WaveName_487</text:p>
          </table:table-cell>
          <table:table-cell office:value-type="string">
            <text:p>Mind our power -- we're running low.</text:p>
          </table:table-cell>
          <table:table-cell table:number-columns-repeated="2"/>
          <table:table-cell office:value-type="float" office:value="942">
            <text:p>942</text:p>
          </table:table-cell>
          <table:table-cell table:number-columns-repeated="1019"/>
        </table:table-row>
        <table:table-row table:style-name="ro8">
          <table:table-cell office:value-type="string">
            <text:p>WaveName_489</text:p>
          </table:table-cell>
          <table:table-cell office:value-type="string">
            <text:p>Base shutdown imminent.</text:p>
          </table:table-cell>
          <table:table-cell table:number-columns-repeated="2"/>
          <table:table-cell office:value-type="float" office:value="943">
            <text:p>943</text:p>
          </table:table-cell>
          <table:table-cell table:number-columns-repeated="1019"/>
        </table:table-row>
        <table:table-row table:style-name="ro12">
          <table:table-cell office:value-type="string">
            <text:p>WaveName_490</text:p>
          </table:table-cell>
          <table:table-cell office:value-type="string">
            <text:p>Power is gone. We're losing the base.</text:p>
          </table:table-cell>
          <table:table-cell table:number-columns-repeated="2"/>
          <table:table-cell office:value-type="float" office:value="944">
            <text:p>944</text:p>
          </table:table-cell>
          <table:table-cell table:number-columns-repeated="1019"/>
        </table:table-row>
        <table:table-row table:style-name="ro12">
          <table:table-cell office:value-type="string">
            <text:p>WaveName_491</text:p>
          </table:table-cell>
          <table:table-cell office:value-type="string">
            <text:p>Commencing base shutdown procedures.</text:p>
          </table:table-cell>
          <table:table-cell table:number-columns-repeated="2"/>
          <table:table-cell office:value-type="float" office:value="945">
            <text:p>945</text:p>
          </table:table-cell>
          <table:table-cell table:number-columns-repeated="1019"/>
        </table:table-row>
        <table:table-row table:style-name="ro10">
          <table:table-cell office:value-type="string">
            <text:p>WaveName_492</text:p>
          </table:table-cell>
          <table:table-cell office:value-type="string">
            <text:p>Warning -- we're going to have to shut down.</text:p>
          </table:table-cell>
          <table:table-cell table:number-columns-repeated="2"/>
          <table:table-cell office:value-type="float" office:value="946">
            <text:p>946</text:p>
          </table:table-cell>
          <table:table-cell table:number-columns-repeated="1019"/>
        </table:table-row>
        <table:table-row table:style-name="ro8">
          <table:table-cell office:value-type="string">
            <text:p>WaveName_493</text:p>
          </table:table-cell>
          <table:table-cell office:value-type="string">
            <text:p>Where did all the cores go?</text:p>
          </table:table-cell>
          <table:table-cell table:number-columns-repeated="2"/>
          <table:table-cell office:value-type="float" office:value="947">
            <text:p>947</text:p>
          </table:table-cell>
          <table:table-cell table:number-columns-repeated="1019"/>
        </table:table-row>
        <table:table-row table:style-name="ro10">
          <table:table-cell office:value-type="string">
            <text:p>WaveName_494</text:p>
          </table:table-cell>
          <table:table-cell office:value-type="string">
            <text:p>Base shutting down in 5..4..3..2.. Onnnnnne.</text:p>
          </table:table-cell>
          <table:table-cell table:number-columns-repeated="2"/>
          <table:table-cell office:value-type="float" office:value="948">
            <text:p>948</text:p>
          </table:table-cell>
          <table:table-cell table:number-columns-repeated="1019"/>
        </table:table-row>
        <table:table-row table:style-name="ro12">
          <table:table-cell office:value-type="string">
            <text:p>WaveName_495</text:p>
          </table:table-cell>
          <table:table-cell office:value-type="string">
            <text:p>Going dark in 5,4,3,2 -- goodbye.</text:p>
          </table:table-cell>
          <table:table-cell table:number-columns-repeated="2"/>
          <table:table-cell office:value-type="float" office:value="949">
            <text:p>949</text:p>
          </table:table-cell>
          <table:table-cell table:number-columns-repeated="1019"/>
        </table:table-row>
        <table:table-row table:style-name="ro8">
          <table:table-cell office:value-type="string">
            <text:p>WaveName_496</text:p>
          </table:table-cell>
          <table:table-cell office:value-type="string">
            <text:p>5,4,3,2 -- shutdown.</text:p>
          </table:table-cell>
          <table:table-cell table:number-columns-repeated="2"/>
          <table:table-cell office:value-type="float" office:value="950">
            <text:p>950</text:p>
          </table:table-cell>
          <table:table-cell table:number-columns-repeated="1019"/>
        </table:table-row>
        <table:table-row table:style-name="ro10">
          <table:table-cell office:value-type="string">
            <text:p>WaveName_497</text:p>
          </table:table-cell>
          <table:table-cell office:value-type="string">
            <text:p>Base shutdown commencing. A countdown is pointless.</text:p>
          </table:table-cell>
          <table:table-cell table:number-columns-repeated="2"/>
          <table:table-cell office:value-type="float" office:value="951">
            <text:p>951</text:p>
          </table:table-cell>
          <table:table-cell table:number-columns-repeated="1019"/>
        </table:table-row>
        <table:table-row table:style-name="ro10">
          <table:table-cell office:value-type="string">
            <text:p>WaveName_498</text:p>
          </table:table-cell>
          <table:table-cell office:value-type="string">
            <text:p>Why is everything getting so bloody dark?</text:p>
          </table:table-cell>
          <table:table-cell table:number-columns-repeated="2"/>
          <table:table-cell office:value-type="float" office:value="952">
            <text:p>952</text:p>
          </table:table-cell>
          <table:table-cell table:number-columns-repeated="1019"/>
        </table:table-row>
        <table:table-row table:style-name="ro12">
          <table:table-cell office:value-type="string">
            <text:p>WaveName_499</text:p>
          </table:table-cell>
          <table:table-cell office:value-type="string">
            <text:p>They aren't trying very hard.</text:p>
          </table:table-cell>
          <table:table-cell table:number-columns-repeated="2"/>
          <table:table-cell office:value-type="float" office:value="953">
            <text:p>953</text:p>
          </table:table-cell>
          <table:table-cell table:number-columns-repeated="1019"/>
        </table:table-row>
        <table:table-row table:style-name="ro8">
          <table:table-cell office:value-type="string">
            <text:p>WaveName_500</text:p>
          </table:table-cell>
          <table:table-cell office:value-type="string">
            <text:p>Not much fight in this lot.</text:p>
          </table:table-cell>
          <table:table-cell table:number-columns-repeated="2"/>
          <table:table-cell office:value-type="float" office:value="954">
            <text:p>954</text:p>
          </table:table-cell>
          <table:table-cell table:number-columns-repeated="1019"/>
        </table:table-row>
        <table:table-row table:style-name="ro10">
          <table:table-cell office:value-type="string">
            <text:p>WaveName_501</text:p>
          </table:table-cell>
          <table:table-cell office:value-type="string">
            <text:p>If only I believed it would all be this easy.</text:p>
          </table:table-cell>
          <table:table-cell table:number-columns-repeated="2"/>
          <table:table-cell office:value-type="float" office:value="955">
            <text:p>955</text:p>
          </table:table-cell>
          <table:table-cell table:number-columns-repeated="1019"/>
        </table:table-row>
        <table:table-row table:style-name="ro12">
          <table:table-cell office:value-type="string">
            <text:p>WaveName_502</text:p>
          </table:table-cell>
          <table:table-cell office:value-type="string">
            <text:p>This is hardly more than target practice.</text:p>
          </table:table-cell>
          <table:table-cell table:number-columns-repeated="2"/>
          <table:table-cell office:value-type="float" office:value="956">
            <text:p>956</text:p>
          </table:table-cell>
          <table:table-cell table:number-columns-repeated="1019"/>
        </table:table-row>
        <table:table-row table:style-name="ro9">
          <table:table-cell office:value-type="string">
            <text:p>WaveName_504</text:p>
          </table:table-cell>
          <table:table-cell office:value-type="string">
            <text:p>We can do it.</text:p>
          </table:table-cell>
          <table:table-cell table:number-columns-repeated="2"/>
          <table:table-cell office:value-type="float" office:value="957">
            <text:p>957</text:p>
          </table:table-cell>
          <table:table-cell table:number-columns-repeated="1019"/>
        </table:table-row>
        <table:table-row table:style-name="ro12">
          <table:table-cell office:value-type="string">
            <text:p>WaveName_505</text:p>
          </table:table-cell>
          <table:table-cell office:value-type="string">
            <text:p>You've got them zeroed in now.</text:p>
          </table:table-cell>
          <table:table-cell table:number-columns-repeated="2"/>
          <table:table-cell office:value-type="float" office:value="958">
            <text:p>958</text:p>
          </table:table-cell>
          <table:table-cell table:number-columns-repeated="1019"/>
        </table:table-row>
        <table:table-row table:style-name="ro8">
          <table:table-cell office:value-type="string">
            <text:p>WaveName_506</text:p>
          </table:table-cell>
          <table:table-cell office:value-type="string">
            <text:p>You can take this sorry lot.</text:p>
          </table:table-cell>
          <table:table-cell table:number-columns-repeated="2"/>
          <table:table-cell office:value-type="float" office:value="959">
            <text:p>959</text:p>
          </table:table-cell>
          <table:table-cell table:number-columns-repeated="1019"/>
        </table:table-row>
        <table:table-row table:style-name="ro12">
          <table:table-cell office:value-type="string">
            <text:p>WaveName_507</text:p>
          </table:table-cell>
          <table:table-cell office:value-type="string">
            <text:p>They can't stand up to the both of us.</text:p>
          </table:table-cell>
          <table:table-cell table:number-columns-repeated="2"/>
          <table:table-cell office:value-type="float" office:value="960">
            <text:p>960</text:p>
          </table:table-cell>
          <table:table-cell table:number-columns-repeated="1019"/>
        </table:table-row>
        <table:table-row table:style-name="ro10">
          <table:table-cell office:value-type="string">
            <text:p>WaveName_509</text:p>
          </table:table-cell>
          <table:table-cell office:value-type="string">
            <text:p>If we get through this, I'd buy you a drink if I could.</text:p>
          </table:table-cell>
          <table:table-cell table:number-columns-repeated="2"/>
          <table:table-cell office:value-type="float" office:value="961">
            <text:p>961</text:p>
          </table:table-cell>
          <table:table-cell table:number-columns-repeated="1019"/>
        </table:table-row>
        <table:table-row table:style-name="ro12">
          <table:table-cell office:value-type="string">
            <text:p>WaveName_510</text:p>
          </table:table-cell>
          <table:table-cell office:value-type="string">
            <text:p>I'd be sweating this one, if I could.</text:p>
          </table:table-cell>
          <table:table-cell table:number-columns-repeated="2"/>
          <table:table-cell office:value-type="float" office:value="962">
            <text:p>962</text:p>
          </table:table-cell>
          <table:table-cell table:number-columns-repeated="1019"/>
        </table:table-row>
        <table:table-row table:style-name="ro12">
          <table:table-cell office:value-type="string">
            <text:p>WaveName_511</text:p>
          </table:table-cell>
          <table:table-cell office:value-type="string">
            <text:p>No one said it wouldn't be devilishly hard.</text:p>
          </table:table-cell>
          <table:table-cell table:number-columns-repeated="2"/>
          <table:table-cell office:value-type="float" office:value="963">
            <text:p>963</text:p>
          </table:table-cell>
          <table:table-cell table:number-columns-repeated="1019"/>
        </table:table-row>
        <table:table-row table:style-name="ro15">
          <table:table-cell office:value-type="string">
            <text:p>WaveName_512</text:p>
          </table:table-cell>
          <table:table-cell office:value-type="string">
            <text:p>You're doing quite well -- you just need to do more, faster.</text:p>
          </table:table-cell>
          <table:table-cell table:number-columns-repeated="2"/>
          <table:table-cell office:value-type="float" office:value="964">
            <text:p>964</text:p>
          </table:table-cell>
          <table:table-cell table:number-columns-repeated="1019"/>
        </table:table-row>
        <table:table-row table:style-name="ro8">
          <table:table-cell office:value-type="string">
            <text:p>WaveName_514</text:p>
          </table:table-cell>
          <table:table-cell office:value-type="string">
            <text:p>Ducks in a barrel.</text:p>
          </table:table-cell>
          <table:table-cell table:number-columns-repeated="2"/>
          <table:table-cell office:value-type="float" office:value="965">
            <text:p>965</text:p>
          </table:table-cell>
          <table:table-cell table:number-columns-repeated="1019"/>
        </table:table-row>
        <table:table-row table:style-name="ro15">
          <table:table-cell office:value-type="string">
            <text:p>WaveName_515</text:p>
          </table:table-cell>
          <table:table-cell office:value-type="string">
            <text:p>I'm fairly certain you could have done that blindfolded.</text:p>
          </table:table-cell>
          <table:table-cell table:number-columns-repeated="2"/>
          <table:table-cell office:value-type="float" office:value="966">
            <text:p>966</text:p>
          </table:table-cell>
          <table:table-cell table:number-columns-repeated="1019"/>
        </table:table-row>
        <table:table-row table:style-name="ro10">
          <table:table-cell office:value-type="string">
            <text:p>WaveName_516</text:p>
          </table:table-cell>
          <table:table-cell office:value-type="string">
            <text:p>Well done. Of course, it was rather an easy time of it...</text:p>
          </table:table-cell>
          <table:table-cell table:number-columns-repeated="2"/>
          <table:table-cell office:value-type="float" office:value="967">
            <text:p>967</text:p>
          </table:table-cell>
          <table:table-cell table:number-columns-repeated="1019"/>
        </table:table-row>
        <table:table-row table:style-name="ro15">
          <table:table-cell office:value-type="string">
            <text:p>WaveName_517</text:p>
          </table:table-cell>
          <table:table-cell office:value-type="string">
            <text:p>Don't let that go to your head. They won't all be that easy.</text:p>
          </table:table-cell>
          <table:table-cell table:number-columns-repeated="2"/>
          <table:table-cell office:value-type="float" office:value="968">
            <text:p>968</text:p>
          </table:table-cell>
          <table:table-cell table:number-columns-repeated="1019"/>
        </table:table-row>
        <table:table-row table:style-name="ro12">
          <table:table-cell office:value-type="string">
            <text:p>WaveName_518</text:p>
          </table:table-cell>
          <table:table-cell office:value-type="string">
            <text:p>A simple job, simply done. Perfect.</text:p>
          </table:table-cell>
          <table:table-cell table:number-columns-repeated="2"/>
          <table:table-cell office:value-type="float" office:value="969">
            <text:p>969</text:p>
          </table:table-cell>
          <table:table-cell table:number-columns-repeated="1019"/>
        </table:table-row>
        <table:table-row table:style-name="ro9">
          <table:table-cell office:value-type="string">
            <text:p>WaveName_520</text:p>
          </table:table-cell>
          <table:table-cell office:value-type="string">
            <text:p>Well done!</text:p>
          </table:table-cell>
          <table:table-cell table:number-columns-repeated="2"/>
          <table:table-cell office:value-type="float" office:value="970">
            <text:p>970</text:p>
          </table:table-cell>
          <table:table-cell table:number-columns-repeated="1019"/>
        </table:table-row>
        <table:table-row table:style-name="ro12">
          <table:table-cell office:value-type="string">
            <text:p>WaveName_521</text:p>
          </table:table-cell>
          <table:table-cell office:value-type="string">
            <text:p>Rather like clockwork for you. Excellent.</text:p>
          </table:table-cell>
          <table:table-cell table:number-columns-repeated="2"/>
          <table:table-cell office:value-type="float" office:value="971">
            <text:p>971</text:p>
          </table:table-cell>
          <table:table-cell table:number-columns-repeated="1019"/>
        </table:table-row>
        <table:table-row table:style-name="ro12">
          <table:table-cell office:value-type="string">
            <text:p>WaveName_522</text:p>
          </table:table-cell>
          <table:table-cell office:value-type="string">
            <text:p>You almost made that look easy. Almost.</text:p>
          </table:table-cell>
          <table:table-cell table:number-columns-repeated="2"/>
          <table:table-cell office:value-type="float" office:value="972">
            <text:p>972</text:p>
          </table:table-cell>
          <table:table-cell table:number-columns-repeated="1019"/>
        </table:table-row>
        <table:table-row table:style-name="ro15">
          <table:table-cell office:value-type="string">
            <text:p>WaveName_523</text:p>
          </table:table-cell>
          <table:table-cell office:value-type="string">
            <text:p>Perfect. It's as if you've been preparing for this your entire life.</text:p>
          </table:table-cell>
          <table:table-cell table:number-columns-repeated="2"/>
          <table:table-cell office:value-type="float" office:value="973">
            <text:p>973</text:p>
          </table:table-cell>
          <table:table-cell table:number-columns-repeated="1019"/>
        </table:table-row>
        <table:table-row table:style-name="ro12">
          <table:table-cell office:value-type="string">
            <text:p>WaveName_524</text:p>
          </table:table-cell>
          <table:table-cell office:value-type="string">
            <text:p>You're getting rather good at this.</text:p>
          </table:table-cell>
          <table:table-cell table:number-columns-repeated="2"/>
          <table:table-cell office:value-type="float" office:value="974">
            <text:p>974</text:p>
          </table:table-cell>
          <table:table-cell table:number-columns-repeated="1019"/>
        </table:table-row>
        <table:table-row table:style-name="ro12">
          <table:table-cell office:value-type="string">
            <text:p>WaveName_526</text:p>
          </table:table-cell>
          <table:table-cell office:value-type="string">
            <text:p>I am glad you are on my side.</text:p>
          </table:table-cell>
          <table:table-cell table:number-columns-repeated="2"/>
          <table:table-cell office:value-type="float" office:value="975">
            <text:p>975</text:p>
          </table:table-cell>
          <table:table-cell table:number-columns-repeated="1019"/>
        </table:table-row>
        <table:table-row table:style-name="ro15">
          <table:table-cell office:value-type="string">
            <text:p>WaveName_527</text:p>
          </table:table-cell>
          <table:table-cell office:value-type="string">
            <text:p>Fantastic! <text:s/>It's a shame no one was here to witness that!</text:p>
          </table:table-cell>
          <table:table-cell table:number-columns-repeated="2"/>
          <table:table-cell office:value-type="float" office:value="976">
            <text:p>976</text:p>
          </table:table-cell>
          <table:table-cell table:number-columns-repeated="1019"/>
        </table:table-row>
        <table:table-row table:style-name="ro10">
          <table:table-cell office:value-type="string">
            <text:p>WaveName_528</text:p>
          </table:table-cell>
          <table:table-cell office:value-type="string">
            <text:p>Now THAT is the sort of thing that wins wars!</text:p>
          </table:table-cell>
          <table:table-cell table:number-columns-repeated="2"/>
          <table:table-cell office:value-type="float" office:value="977">
            <text:p>977</text:p>
          </table:table-cell>
          <table:table-cell table:number-columns-repeated="1019"/>
        </table:table-row>
        <table:table-row table:style-name="ro12">
          <table:table-cell office:value-type="string">
            <text:p>WaveName_529</text:p>
          </table:table-cell>
          <table:table-cell office:value-type="string">
            <text:p>Poetry in motion, if I may say so.</text:p>
          </table:table-cell>
          <table:table-cell table:number-columns-repeated="2"/>
          <table:table-cell office:value-type="float" office:value="978">
            <text:p>978</text:p>
          </table:table-cell>
          <table:table-cell table:number-columns-repeated="1019"/>
        </table:table-row>
        <table:table-row table:style-name="ro14">
          <table:table-cell office:value-type="string">
            <text:p>WaveName_530</text:p>
          </table:table-cell>
          <table:table-cell office:value-type="string">
            <text:p>It don't mean a thing if it ain't got that swing. And that, my boy, most definitely had swing.</text:p>
          </table:table-cell>
          <table:table-cell table:number-columns-repeated="2"/>
          <table:table-cell office:value-type="float" office:value="979">
            <text:p>979</text:p>
          </table:table-cell>
          <table:table-cell table:number-columns-repeated="1019"/>
        </table:table-row>
        <table:table-row table:style-name="ro10">
          <table:table-cell office:value-type="string">
            <text:p>WaveName_532</text:p>
          </table:table-cell>
          <table:table-cell office:value-type="string">
            <text:p>I don't think they will be coming back here.</text:p>
          </table:table-cell>
          <table:table-cell table:number-columns-repeated="2"/>
          <table:table-cell office:value-type="float" office:value="980">
            <text:p>980</text:p>
          </table:table-cell>
          <table:table-cell table:number-columns-repeated="1019"/>
        </table:table-row>
        <table:table-row table:style-name="ro12">
          <table:table-cell office:value-type="string">
            <text:p>WaveName_533</text:p>
          </table:table-cell>
          <table:table-cell office:value-type="string">
            <text:p>One more door closed to the devils!</text:p>
          </table:table-cell>
          <table:table-cell table:number-columns-repeated="2"/>
          <table:table-cell office:value-type="float" office:value="981">
            <text:p>981</text:p>
          </table:table-cell>
          <table:table-cell table:number-columns-repeated="1019"/>
        </table:table-row>
        <table:table-row table:style-name="ro10">
          <table:table-cell office:value-type="string">
            <text:p>WaveName_534</text:p>
          </table:table-cell>
          <table:table-cell office:value-type="string">
            <text:p>They'll think twice before attacking here again!</text:p>
          </table:table-cell>
          <table:table-cell table:number-columns-repeated="2"/>
          <table:table-cell office:value-type="float" office:value="982">
            <text:p>982</text:p>
          </table:table-cell>
          <table:table-cell table:number-columns-repeated="1019"/>
        </table:table-row>
        <table:table-row table:style-name="ro12">
          <table:table-cell office:value-type="string">
            <text:p>WaveName_535</text:p>
          </table:table-cell>
          <table:table-cell office:value-type="string">
            <text:p>No one left to complain about that one.</text:p>
          </table:table-cell>
          <table:table-cell table:number-columns-repeated="2"/>
          <table:table-cell office:value-type="float" office:value="983">
            <text:p>983</text:p>
          </table:table-cell>
          <table:table-cell table:number-columns-repeated="1019"/>
        </table:table-row>
        <table:table-row table:style-name="ro10">
          <table:table-cell office:value-type="string">
            <text:p>WaveName_536</text:p>
          </table:table-cell>
          <table:table-cell office:value-type="string">
            <text:p>Now you have time for a rest - a very very short rest.</text:p>
          </table:table-cell>
          <table:table-cell table:number-columns-repeated="2"/>
          <table:table-cell office:value-type="float" office:value="984">
            <text:p>984</text:p>
          </table:table-cell>
          <table:table-cell table:number-columns-repeated="1019"/>
        </table:table-row>
        <table:table-row table:style-name="ro7">
          <table:table-cell office:value-type="string">
            <text:p>WaveName_537</text:p>
          </table:table-cell>
          <table:table-cell office:value-type="string">
            <text:p>A few more like that and, well, I suppose there are more where they came from.</text:p>
          </table:table-cell>
          <table:table-cell table:number-columns-repeated="2"/>
          <table:table-cell office:value-type="float" office:value="985">
            <text:p>985</text:p>
          </table:table-cell>
          <table:table-cell table:number-columns-repeated="1019"/>
        </table:table-row>
        <table:table-row table:style-name="ro15">
          <table:table-cell office:value-type="string">
            <text:p>WaveName_538</text:p>
          </table:table-cell>
          <table:table-cell office:value-type="string">
            <text:p>Nicely done - but for heaven's sake don't relax just yet.</text:p>
          </table:table-cell>
          <table:table-cell table:number-columns-repeated="2"/>
          <table:table-cell office:value-type="float" office:value="986">
            <text:p>986</text:p>
          </table:table-cell>
          <table:table-cell table:number-columns-repeated="1019"/>
        </table:table-row>
        <table:table-row table:style-name="ro8">
          <table:table-cell office:value-type="string">
            <text:p>WaveName_539</text:p>
          </table:table-cell>
          <table:table-cell office:value-type="string">
            <text:p>You've cleared the table!</text:p>
          </table:table-cell>
          <table:table-cell table:number-columns-repeated="2"/>
          <table:table-cell office:value-type="float" office:value="987">
            <text:p>987</text:p>
          </table:table-cell>
          <table:table-cell table:number-columns-repeated="1019"/>
        </table:table-row>
        <table:table-row table:style-name="ro15">
          <table:table-cell office:value-type="string">
            <text:p>WaveName_540</text:p>
          </table:table-cell>
          <table:table-cell office:value-type="string">
            <text:p>Now THAT is what this world should look like - free of the enemy!</text:p>
          </table:table-cell>
          <table:table-cell table:number-columns-repeated="2"/>
          <table:table-cell office:value-type="float" office:value="988">
            <text:p>988</text:p>
          </table:table-cell>
          <table:table-cell table:number-columns-repeated="1019"/>
        </table:table-row>
        <table:table-row table:style-name="ro10">
          <table:table-cell office:value-type="string">
            <text:p>WaveName_541</text:p>
          </table:table-cell>
          <table:table-cell office:value-type="string">
            <text:p>I believe we are, finally, secure. Well done!</text:p>
          </table:table-cell>
          <table:table-cell table:number-columns-repeated="2"/>
          <table:table-cell office:value-type="float" office:value="989">
            <text:p>989</text:p>
          </table:table-cell>
          <table:table-cell table:number-columns-repeated="1019"/>
        </table:table-row>
        <table:table-row table:style-name="ro12">
          <table:table-cell office:value-type="string">
            <text:p>WaveName_543</text:p>
          </table:table-cell>
          <table:table-cell office:value-type="string">
            <text:p>I thought they'd never let up.</text:p>
          </table:table-cell>
          <table:table-cell table:number-columns-repeated="2"/>
          <table:table-cell office:value-type="float" office:value="990">
            <text:p>990</text:p>
          </table:table-cell>
          <table:table-cell table:number-columns-repeated="1019"/>
        </table:table-row>
        <table:table-row table:style-name="ro15">
          <table:table-cell office:value-type="string">
            <text:p>WaveName_544</text:p>
          </table:table-cell>
          <table:table-cell office:value-type="string">
            <text:p>For a moment I swore they were gong to send in the kitchen sink.</text:p>
          </table:table-cell>
          <table:table-cell table:number-columns-repeated="2"/>
          <table:table-cell office:value-type="float" office:value="991">
            <text:p>991</text:p>
          </table:table-cell>
          <table:table-cell table:number-columns-repeated="1019"/>
        </table:table-row>
        <table:table-row table:style-name="ro12">
          <table:table-cell office:value-type="string">
            <text:p>WaveName_545</text:p>
          </table:table-cell>
          <table:table-cell office:value-type="string">
            <text:p>You like the company of others.</text:p>
          </table:table-cell>
          <table:table-cell table:number-columns-repeated="2"/>
          <table:table-cell office:value-type="float" office:value="992">
            <text:p>992</text:p>
          </table:table-cell>
          <table:table-cell table:number-columns-repeated="1019"/>
        </table:table-row>
        <table:table-row table:style-name="ro12">
          <table:table-cell office:value-type="string">
            <text:p>WaveName_546</text:p>
          </table:table-cell>
          <table:table-cell office:value-type="string">
            <text:p>You're quite the social butterfly.</text:p>
          </table:table-cell>
          <table:table-cell table:number-columns-repeated="2"/>
          <table:table-cell office:value-type="float" office:value="993">
            <text:p>993</text:p>
          </table:table-cell>
          <table:table-cell table:number-columns-repeated="1019"/>
        </table:table-row>
        <table:table-row table:style-name="ro15">
          <table:table-cell office:value-type="string">
            <text:p>WaveName_547</text:p>
          </table:table-cell>
          <table:table-cell office:value-type="string">
            <text:p>I bet they tell stories of you to scare their children at night.</text:p>
          </table:table-cell>
          <table:table-cell table:number-columns-repeated="2"/>
          <table:table-cell office:value-type="float" office:value="994">
            <text:p>994</text:p>
          </table:table-cell>
          <table:table-cell table:number-columns-repeated="1019"/>
        </table:table-row>
        <table:table-row table:style-name="ro12">
          <table:table-cell office:value-type="string">
            <text:p>WaveName_548</text:p>
          </table:table-cell>
          <table:table-cell office:value-type="string">
            <text:p>You're the demon in their nightmares.</text:p>
          </table:table-cell>
          <table:table-cell table:number-columns-repeated="2"/>
          <table:table-cell office:value-type="float" office:value="995">
            <text:p>995</text:p>
          </table:table-cell>
          <table:table-cell table:number-columns-repeated="1019"/>
        </table:table-row>
        <table:table-row table:style-name="ro8">
          <table:table-cell office:value-type="string">
            <text:p>WaveName_549</text:p>
          </table:table-cell>
          <table:table-cell office:value-type="string">
            <text:p>Hello, welcome back.</text:p>
          </table:table-cell>
          <table:table-cell table:number-columns-repeated="2"/>
          <table:table-cell office:value-type="float" office:value="996">
            <text:p>996</text:p>
          </table:table-cell>
          <table:table-cell table:number-columns-repeated="1019"/>
        </table:table-row>
        <table:table-row table:style-name="ro10">
          <table:table-cell office:value-type="string">
            <text:p>WaveName_550</text:p>
          </table:table-cell>
          <table:table-cell office:value-type="string">
            <text:p>I've been wondering where you'd gone off to.</text:p>
          </table:table-cell>
          <table:table-cell table:number-columns-repeated="2"/>
          <table:table-cell office:value-type="float" office:value="997">
            <text:p>997</text:p>
          </table:table-cell>
          <table:table-cell table:number-columns-repeated="1019"/>
        </table:table-row>
        <table:table-row table:style-name="ro12">
          <table:table-cell office:value-type="string">
            <text:p>WaveName_552</text:p>
          </table:table-cell>
          <table:table-cell office:value-type="string">
            <text:p>Welcome back, it's been too long.</text:p>
          </table:table-cell>
          <table:table-cell table:number-columns-repeated="2"/>
          <table:table-cell office:value-type="float" office:value="998">
            <text:p>998</text:p>
          </table:table-cell>
          <table:table-cell table:number-columns-repeated="1019"/>
        </table:table-row>
        <table:table-row table:style-name="ro12">
          <table:table-cell office:value-type="string">
            <text:p>WaveName_553</text:p>
          </table:table-cell>
          <table:table-cell office:value-type="string">
            <text:p>You can customize the display here.</text:p>
          </table:table-cell>
          <table:table-cell table:number-columns-repeated="2"/>
          <table:table-cell office:value-type="float" office:value="999">
            <text:p>999</text:p>
          </table:table-cell>
          <table:table-cell table:number-columns-repeated="1019"/>
        </table:table-row>
        <table:table-row table:style-name="ro12">
          <table:table-cell office:value-type="string">
            <text:p>WaveName_554</text:p>
          </table:table-cell>
          <table:table-cell office:value-type="string">
            <text:p>This is where you customize the display.</text:p>
          </table:table-cell>
          <table:table-cell table:number-columns-repeated="2"/>
          <table:table-cell office:value-type="float" office:value="1000">
            <text:p>1000</text:p>
          </table:table-cell>
          <table:table-cell table:number-columns-repeated="1019"/>
        </table:table-row>
        <table:table-row table:style-name="ro15">
          <table:table-cell office:value-type="string">
            <text:p>WaveName_555</text:p>
          </table:table-cell>
          <table:table-cell office:value-type="string">
            <text:p>Have it your way -- customize the display as you wish.</text:p>
          </table:table-cell>
          <table:table-cell table:number-columns-repeated="2"/>
          <table:table-cell office:value-type="float" office:value="1001">
            <text:p>1001</text:p>
          </table:table-cell>
          <table:table-cell table:number-columns-repeated="1019"/>
        </table:table-row>
        <table:table-row table:style-name="ro8">
          <table:table-cell office:value-type="string">
            <text:p>WaveName_556</text:p>
          </table:table-cell>
          <table:table-cell office:value-type="string">
            <text:p>Let's find some others.</text:p>
          </table:table-cell>
          <table:table-cell table:number-columns-repeated="2"/>
          <table:table-cell office:value-type="float" office:value="1002">
            <text:p>1002</text:p>
          </table:table-cell>
          <table:table-cell table:number-columns-repeated="1019"/>
        </table:table-row>
        <table:table-row table:style-name="ro12">
          <table:table-cell office:value-type="string">
            <text:p>WaveName_557</text:p>
          </table:table-cell>
          <table:table-cell office:value-type="string">
            <text:p>Let's round up some other chaps.</text:p>
          </table:table-cell>
          <table:table-cell table:number-columns-repeated="2"/>
          <table:table-cell office:value-type="float" office:value="1003">
            <text:p>1003</text:p>
          </table:table-cell>
          <table:table-cell table:number-columns-repeated="1019"/>
        </table:table-row>
        <table:table-row table:style-name="ro12">
          <table:table-cell office:value-type="string">
            <text:p>WaveName_558</text:p>
          </table:table-cell>
          <table:table-cell office:value-type="string">
            <text:p>Shall we see who else is about?</text:p>
          </table:table-cell>
          <table:table-cell table:number-columns-repeated="2"/>
          <table:table-cell office:value-type="float" office:value="1004">
            <text:p>1004</text:p>
          </table:table-cell>
          <table:table-cell table:number-columns-repeated="1019"/>
        </table:table-row>
        <table:table-row table:style-name="ro9">
          <table:table-cell office:value-type="string">
            <text:p>WaveName_559</text:p>
          </table:table-cell>
          <table:table-cell office:value-type="string">
            <text:p>I like this one.</text:p>
          </table:table-cell>
          <table:table-cell table:number-columns-repeated="2"/>
          <table:table-cell office:value-type="float" office:value="1005">
            <text:p>1005</text:p>
          </table:table-cell>
          <table:table-cell table:number-columns-repeated="1019"/>
        </table:table-row>
        <table:table-row table:style-name="ro8">
          <table:table-cell office:value-type="string">
            <text:p>WaveName_560</text:p>
          </table:table-cell>
          <table:table-cell office:value-type="string">
            <text:p>I'm rather fond of this one.</text:p>
          </table:table-cell>
          <table:table-cell table:number-columns-repeated="2"/>
          <table:table-cell office:value-type="float" office:value="1006">
            <text:p>1006</text:p>
          </table:table-cell>
          <table:table-cell table:number-columns-repeated="1019"/>
        </table:table-row>
        <table:table-row table:style-name="ro12">
          <table:table-cell office:value-type="string">
            <text:p>WaveName_561</text:p>
          </table:table-cell>
          <table:table-cell office:value-type="string">
            <text:p>Do you like this one? <text:s/>Quite useful, I think.</text:p>
          </table:table-cell>
          <table:table-cell table:number-columns-repeated="2"/>
          <table:table-cell office:value-type="float" office:value="1007">
            <text:p>1007</text:p>
          </table:table-cell>
          <table:table-cell table:number-columns-repeated="1019"/>
        </table:table-row>
        <table:table-row table:style-name="ro8">
          <table:table-cell office:value-type="string">
            <text:p>WaveName_562</text:p>
          </table:table-cell>
          <table:table-cell office:value-type="string">
            <text:p>It's not so tough.</text:p>
          </table:table-cell>
          <table:table-cell table:number-columns-repeated="2"/>
          <table:table-cell office:value-type="float" office:value="1008">
            <text:p>1008</text:p>
          </table:table-cell>
          <table:table-cell table:number-columns-repeated="1019"/>
        </table:table-row>
        <table:table-row table:style-name="ro10">
          <table:table-cell office:value-type="string">
            <text:p>WaveName_563</text:p>
          </table:table-cell>
          <table:table-cell office:value-type="string">
            <text:p>Bloody fearsome to look at, but not so tough.</text:p>
          </table:table-cell>
          <table:table-cell table:number-columns-repeated="2"/>
          <table:table-cell office:value-type="float" office:value="1009">
            <text:p>1009</text:p>
          </table:table-cell>
          <table:table-cell table:number-columns-repeated="1019"/>
        </table:table-row>
        <table:table-row table:style-name="ro12">
          <table:table-cell office:value-type="string">
            <text:p>WaveName_564</text:p>
          </table:table-cell>
          <table:table-cell office:value-type="string">
            <text:p>Now there's a face made for a bullet, eh?</text:p>
          </table:table-cell>
          <table:table-cell table:number-columns-repeated="2"/>
          <table:table-cell office:value-type="float" office:value="1010">
            <text:p>1010</text:p>
          </table:table-cell>
          <table:table-cell table:number-columns-repeated="1019"/>
        </table:table-row>
        <table:table-row table:style-name="ro8">
          <table:table-cell office:value-type="string">
            <text:p>WaveName_565</text:p>
          </table:table-cell>
          <table:table-cell office:value-type="string">
            <text:p>These people are awesome.</text:p>
          </table:table-cell>
          <table:table-cell table:number-columns-repeated="2"/>
          <table:table-cell office:value-type="float" office:value="1011">
            <text:p>1011</text:p>
          </table:table-cell>
          <table:table-cell table:number-columns-repeated="1019"/>
        </table:table-row>
        <table:table-row table:style-name="ro12">
          <table:table-cell office:value-type="string">
            <text:p>WaveName_566</text:p>
          </table:table-cell>
          <table:table-cell office:value-type="string">
            <text:p>Quite a splendid lot these are.</text:p>
          </table:table-cell>
          <table:table-cell table:number-columns-repeated="2"/>
          <table:table-cell office:value-type="float" office:value="1012">
            <text:p>1012</text:p>
          </table:table-cell>
          <table:table-cell table:number-columns-repeated="1019"/>
        </table:table-row>
        <table:table-row table:style-name="ro12">
          <table:table-cell office:value-type="string">
            <text:p>WaveName_567</text:p>
          </table:table-cell>
          <table:table-cell office:value-type="string">
            <text:p>Rather a gifted ensemble, if you ask me.</text:p>
          </table:table-cell>
          <table:table-cell table:number-columns-repeated="2"/>
          <table:table-cell office:value-type="float" office:value="1013">
            <text:p>1013</text:p>
          </table:table-cell>
          <table:table-cell table:number-columns-repeated="1019"/>
        </table:table-row>
        <table:table-row table:style-name="ro8">
          <table:table-cell office:value-type="string">
            <text:p>WaveName_568</text:p>
          </table:table-cell>
          <table:table-cell office:value-type="string">
            <text:p>Who ARE all these people?</text:p>
          </table:table-cell>
          <table:table-cell table:number-columns-repeated="2"/>
          <table:table-cell office:value-type="float" office:value="1014">
            <text:p>1014</text:p>
          </table:table-cell>
          <table:table-cell table:number-columns-repeated="1019"/>
        </table:table-row>
        <table:table-row table:style-name="ro12">
          <table:table-cell office:value-type="string">
            <text:p>WaveName_569</text:p>
          </table:table-cell>
          <table:table-cell office:value-type="string">
            <text:p>Just who do these people think they are?</text:p>
          </table:table-cell>
          <table:table-cell table:number-columns-repeated="2"/>
          <table:table-cell office:value-type="float" office:value="1015">
            <text:p>1015</text:p>
          </table:table-cell>
          <table:table-cell table:number-columns-repeated="1019"/>
        </table:table-row>
        <table:table-row table:style-name="ro10">
          <table:table-cell office:value-type="string">
            <text:p>WaveName_570</text:p>
          </table:table-cell>
          <table:table-cell office:value-type="string">
            <text:p>This is where you can get more information.</text:p>
          </table:table-cell>
          <table:table-cell table:number-columns-repeated="2"/>
          <table:table-cell office:value-type="float" office:value="1016">
            <text:p>1016</text:p>
          </table:table-cell>
          <table:table-cell table:number-columns-repeated="1019"/>
        </table:table-row>
        <table:table-row table:style-name="ro12">
          <table:table-cell office:value-type="string">
            <text:p>WaveName_571</text:p>
          </table:table-cell>
          <table:table-cell office:value-type="string">
            <text:p>This is where you customize the sound.</text:p>
          </table:table-cell>
          <table:table-cell table:number-columns-repeated="2"/>
          <table:table-cell office:value-type="float" office:value="1017">
            <text:p>1017</text:p>
          </table:table-cell>
          <table:table-cell table:number-columns-repeated="1019"/>
        </table:table-row>
        <table:table-row table:style-name="ro12">
          <table:table-cell office:value-type="string">
            <text:p>WaveName_572</text:p>
          </table:table-cell>
          <table:table-cell office:value-type="string">
            <text:p>This is where you customize the controls.</text:p>
          </table:table-cell>
          <table:table-cell table:number-columns-repeated="2"/>
          <table:table-cell office:value-type="float" office:value="1018">
            <text:p>1018</text:p>
          </table:table-cell>
          <table:table-cell table:number-columns-repeated="1019"/>
        </table:table-row>
        <table:table-row table:style-name="ro28">
          <table:table-cell table:style-name="ce73" office:value-type="string">
            <text:p># Achievements - these are updated in steam, kept here for localization reasons. <text:s/>These should be kept in sync</text:p>
          </table:table-cell>
          <table:table-cell table:style-name="ce73" table:number-columns-repeated="3"/>
          <table:table-cell office:value-type="float" office:value="1019">
            <text:p>1019</text:p>
          </table:table-cell>
          <table:table-cell table:number-columns-repeated="1019"/>
        </table:table-row>
        <table:table-row table:style-name="ro12">
          <table:table-cell table:style-name="ce73" office:value-type="string">
            <text:p># Xbox achievements first</text:p>
          </table:table-cell>
          <table:table-cell table:style-name="ce73" office:value-type="string">
            <text:p>XBOX版実績名称・説明（翻訳不要）</text:p>
          </table:table-cell>
          <table:table-cell table:style-name="ce73" table:number-columns-repeated="2"/>
          <table:table-cell office:value-type="float" office:value="1020">
            <text:p>1020</text:p>
          </table:table-cell>
          <table:table-cell table:number-columns-repeated="1019"/>
        </table:table-row>
        <table:table-row table:style-name="ro9">
          <table:table-cell office:value-type="string">
            <text:p>ACH_001_NAME</text:p>
          </table:table-cell>
          <table:table-cell office:value-type="string">
            <text:p>Salvage Rights</text:p>
          </table:table-cell>
          <table:table-cell/>
          <table:table-cell office:value-type="string">
            <text:p>翻訳不要</text:p>
          </table:table-cell>
          <table:table-cell office:value-type="float" office:value="1021">
            <text:p>1021</text:p>
          </table:table-cell>
          <table:table-cell table:number-columns-repeated="1019"/>
        </table:table-row>
        <table:table-row table:style-name="ro12">
          <table:table-cell office:value-type="string">
            <text:p>ACH_001_DESC</text:p>
          </table:table-cell>
          <table:table-cell office:value-type="string">
            <text:p>Destroy at least one boss alien</text:p>
          </table:table-cell>
          <table:table-cell/>
          <table:table-cell office:value-type="string">
            <text:p>翻訳不要</text:p>
          </table:table-cell>
          <table:table-cell office:value-type="float" office:value="1022">
            <text:p>1022</text:p>
          </table:table-cell>
          <table:table-cell table:number-columns-repeated="1019"/>
        </table:table-row>
        <table:table-row table:style-name="ro9">
          <table:table-cell office:value-type="string">
            <text:p>ACH_002_NAME</text:p>
          </table:table-cell>
          <table:table-cell office:value-type="string">
            <text:p>Field Promotion</text:p>
          </table:table-cell>
          <table:table-cell/>
          <table:table-cell office:value-type="string">
            <text:p>翻訳不要</text:p>
          </table:table-cell>
          <table:table-cell office:value-type="float" office:value="1023">
            <text:p>1023</text:p>
          </table:table-cell>
          <table:table-cell table:number-columns-repeated="1019"/>
        </table:table-row>
        <table:table-row table:style-name="ro12">
          <table:table-cell office:value-type="string">
            <text:p>ACH_002_DESC</text:p>
          </table:table-cell>
          <table:table-cell office:value-type="string">
            <text:p>Earn at least one silver medal</text:p>
          </table:table-cell>
          <table:table-cell/>
          <table:table-cell office:value-type="string">
            <text:p>翻訳不要</text:p>
          </table:table-cell>
          <table:table-cell office:value-type="float" office:value="1024">
            <text:p>1024</text:p>
          </table:table-cell>
          <table:table-cell table:number-columns-repeated="1019"/>
        </table:table-row>
        <table:table-row table:style-name="ro8">
          <table:table-cell office:value-type="string">
            <text:p>ACH_003_NAME</text:p>
          </table:table-cell>
          <table:table-cell office:value-type="string">
            <text:p>Death From Above</text:p>
          </table:table-cell>
          <table:table-cell/>
          <table:table-cell office:value-type="string">
            <text:p>翻訳不要</text:p>
          </table:table-cell>
          <table:table-cell office:value-type="float" office:value="1025">
            <text:p>1025</text:p>
          </table:table-cell>
          <table:table-cell table:number-columns-repeated="1019"/>
        </table:table-row>
        <table:table-row table:style-name="ro8">
          <table:table-cell office:value-type="string">
            <text:p>ACH_003_DESC</text:p>
          </table:table-cell>
          <table:table-cell office:value-type="string">
            <text:p>Fire the orbital laser</text:p>
          </table:table-cell>
          <table:table-cell/>
          <table:table-cell office:value-type="string">
            <text:p>翻訳不要</text:p>
          </table:table-cell>
          <table:table-cell office:value-type="float" office:value="1026">
            <text:p>1026</text:p>
          </table:table-cell>
          <table:table-cell table:number-columns-repeated="1019"/>
        </table:table-row>
        <table:table-row table:style-name="ro9">
          <table:table-cell office:value-type="string">
            <text:p>ACH_004_NAME</text:p>
          </table:table-cell>
          <table:table-cell office:value-type="string">
            <text:p>Siege Breaker</text:p>
          </table:table-cell>
          <table:table-cell/>
          <table:table-cell office:value-type="string">
            <text:p>翻訳不要</text:p>
          </table:table-cell>
          <table:table-cell office:value-type="float" office:value="1027">
            <text:p>1027</text:p>
          </table:table-cell>
          <table:table-cell table:number-columns-repeated="1019"/>
        </table:table-row>
        <table:table-row table:style-name="ro10">
          <table:table-cell office:value-type="string">
            <text:p>ACH_004_DESC</text:p>
          </table:table-cell>
          <table:table-cell office:value-type="string">
            <text:p>Survive 99 waves on the unlimited challenge map</text:p>
          </table:table-cell>
          <table:table-cell/>
          <table:table-cell office:value-type="string">
            <text:p>翻訳不要</text:p>
          </table:table-cell>
          <table:table-cell office:value-type="float" office:value="1028">
            <text:p>1028</text:p>
          </table:table-cell>
          <table:table-cell table:number-columns-repeated="1019"/>
        </table:table-row>
        <table:table-row table:style-name="ro8">
          <table:table-cell office:value-type="string">
            <text:p>ACH_005_NAME</text:p>
          </table:table-cell>
          <table:table-cell office:value-type="string">
            <text:p>Flawless Victory</text:p>
          </table:table-cell>
          <table:table-cell/>
          <table:table-cell office:value-type="string">
            <text:p>翻訳不要</text:p>
          </table:table-cell>
          <table:table-cell office:value-type="float" office:value="1029">
            <text:p>1029</text:p>
          </table:table-cell>
          <table:table-cell table:number-columns-repeated="1019"/>
        </table:table-row>
        <table:table-row table:style-name="ro8">
          <table:table-cell office:value-type="string">
            <text:p>ACH_005_DESC</text:p>
          </table:table-cell>
          <table:table-cell office:value-type="string">
            <text:p>Earn at least one gold medal</text:p>
          </table:table-cell>
          <table:table-cell/>
          <table:table-cell office:value-type="string">
            <text:p>翻訳不要</text:p>
          </table:table-cell>
          <table:table-cell office:value-type="float" office:value="1030">
            <text:p>1030</text:p>
          </table:table-cell>
          <table:table-cell table:number-columns-repeated="1019"/>
        </table:table-row>
        <table:table-row table:style-name="ro9">
          <table:table-cell office:value-type="string">
            <text:p>ACH_006_NAME</text:p>
          </table:table-cell>
          <table:table-cell office:value-type="string">
            <text:p>Bring It On</text:p>
          </table:table-cell>
          <table:table-cell/>
          <table:table-cell office:value-type="string">
            <text:p>翻訳不要</text:p>
          </table:table-cell>
          <table:table-cell office:value-type="float" office:value="1031">
            <text:p>1031</text:p>
          </table:table-cell>
          <table:table-cell table:number-columns-repeated="1019"/>
        </table:table-row>
        <table:table-row table:style-name="ro12">
          <table:table-cell office:value-type="string">
            <text:p>ACH_006_DESC</text:p>
          </table:table-cell>
          <table:table-cell office:value-type="string">
            <text:p>Play at least 10 online games</text:p>
          </table:table-cell>
          <table:table-cell/>
          <table:table-cell office:value-type="string">
            <text:p>翻訳不要</text:p>
          </table:table-cell>
          <table:table-cell office:value-type="float" office:value="1032">
            <text:p>1032</text:p>
          </table:table-cell>
          <table:table-cell table:number-columns-repeated="1019"/>
        </table:table-row>
        <table:table-row table:style-name="ro9">
          <table:table-cell office:value-type="string">
            <text:p>ACH_007_NAME</text:p>
          </table:table-cell>
          <table:table-cell office:value-type="string">
            <text:p>Base Defender</text:p>
          </table:table-cell>
          <table:table-cell/>
          <table:table-cell office:value-type="string">
            <text:p>翻訳不要</text:p>
          </table:table-cell>
          <table:table-cell office:value-type="float" office:value="1033">
            <text:p>1033</text:p>
          </table:table-cell>
          <table:table-cell table:number-columns-repeated="1019"/>
        </table:table-row>
        <table:table-row table:style-name="ro12">
          <table:table-cell office:value-type="string">
            <text:p>ACH_007_DESC</text:p>
          </table:table-cell>
          <table:table-cell office:value-type="string">
            <text:p>Complete the single player campaign</text:p>
          </table:table-cell>
          <table:table-cell/>
          <table:table-cell office:value-type="string">
            <text:p>翻訳不要</text:p>
          </table:table-cell>
          <table:table-cell office:value-type="float" office:value="1034">
            <text:p>1034</text:p>
          </table:table-cell>
          <table:table-cell table:number-columns-repeated="1019"/>
        </table:table-row>
        <table:table-row table:style-name="ro8">
          <table:table-cell office:value-type="string">
            <text:p>ACH_008_NAME</text:p>
          </table:table-cell>
          <table:table-cell office:value-type="string">
            <text:p>Planet Defender</text:p>
          </table:table-cell>
          <table:table-cell/>
          <table:table-cell office:value-type="string">
            <text:p>翻訳不要</text:p>
          </table:table-cell>
          <table:table-cell office:value-type="float" office:value="1035">
            <text:p>1035</text:p>
          </table:table-cell>
          <table:table-cell table:number-columns-repeated="1019"/>
        </table:table-row>
        <table:table-row table:style-name="ro15">
          <table:table-cell office:value-type="string">
            <text:p>ACH_008_DESC</text:p>
          </table:table-cell>
          <table:table-cell office:value-type="string">
            <text:p>Earn a silver medal on all missions in the single player campaign</text:p>
          </table:table-cell>
          <table:table-cell/>
          <table:table-cell office:value-type="string">
            <text:p>翻訳不要</text:p>
          </table:table-cell>
          <table:table-cell office:value-type="float" office:value="1036">
            <text:p>1036</text:p>
          </table:table-cell>
          <table:table-cell table:number-columns-repeated="1019"/>
        </table:table-row>
        <table:table-row table:style-name="ro8">
          <table:table-cell office:value-type="string">
            <text:p>ACH_009_NAME</text:p>
          </table:table-cell>
          <table:table-cell office:value-type="string">
            <text:p>Master Strategist</text:p>
          </table:table-cell>
          <table:table-cell/>
          <table:table-cell office:value-type="string">
            <text:p>翻訳不要</text:p>
          </table:table-cell>
          <table:table-cell office:value-type="float" office:value="1037">
            <text:p>1037</text:p>
          </table:table-cell>
          <table:table-cell table:number-columns-repeated="1019"/>
        </table:table-row>
        <table:table-row table:style-name="ro10">
          <table:table-cell office:value-type="string">
            <text:p>ACH_009_DESC</text:p>
          </table:table-cell>
          <table:table-cell office:value-type="string">
            <text:p>Earn every gold medal including all challenge modes</text:p>
          </table:table-cell>
          <table:table-cell/>
          <table:table-cell office:value-type="string">
            <text:p>翻訳不要</text:p>
          </table:table-cell>
          <table:table-cell office:value-type="float" office:value="1038">
            <text:p>1038</text:p>
          </table:table-cell>
          <table:table-cell table:number-columns-repeated="1019"/>
        </table:table-row>
        <table:table-row table:style-name="ro9">
          <table:table-cell office:value-type="string">
            <text:p>ACH_010_NAME</text:p>
          </table:table-cell>
          <table:table-cell office:value-type="string">
            <text:p>Exterminator</text:p>
          </table:table-cell>
          <table:table-cell/>
          <table:table-cell office:value-type="string">
            <text:p>翻訳不要</text:p>
          </table:table-cell>
          <table:table-cell office:value-type="float" office:value="1039">
            <text:p>1039</text:p>
          </table:table-cell>
          <table:table-cell table:number-columns-repeated="1019"/>
        </table:table-row>
        <table:table-row table:style-name="ro8">
          <table:table-cell office:value-type="string">
            <text:p>ACH_010_DESC</text:p>
          </table:table-cell>
          <table:table-cell office:value-type="string">
            <text:p>Destroy 1000 aliens</text:p>
          </table:table-cell>
          <table:table-cell/>
          <table:table-cell office:value-type="string">
            <text:p>翻訳不要</text:p>
          </table:table-cell>
          <table:table-cell office:value-type="float" office:value="1040">
            <text:p>1040</text:p>
          </table:table-cell>
          <table:table-cell table:number-columns-repeated="1019"/>
        </table:table-row>
        <table:table-row table:style-name="ro9">
          <table:table-cell office:value-type="string">
            <text:p>ACH_011_NAME</text:p>
          </table:table-cell>
          <table:table-cell office:value-type="string">
            <text:p>Tower Expert</text:p>
          </table:table-cell>
          <table:table-cell/>
          <table:table-cell office:value-type="string">
            <text:p>翻訳不要</text:p>
          </table:table-cell>
          <table:table-cell office:value-type="float" office:value="1041">
            <text:p>1041</text:p>
          </table:table-cell>
          <table:table-cell table:number-columns-repeated="1019"/>
        </table:table-row>
        <table:table-row table:style-name="ro12">
          <table:table-cell office:value-type="string">
            <text:p>ACH_011_DESC</text:p>
          </table:table-cell>
          <table:table-cell office:value-type="string">
            <text:p>Build every tower and upgrade</text:p>
          </table:table-cell>
          <table:table-cell/>
          <table:table-cell office:value-type="string">
            <text:p>翻訳不要</text:p>
          </table:table-cell>
          <table:table-cell office:value-type="float" office:value="1042">
            <text:p>1042</text:p>
          </table:table-cell>
          <table:table-cell table:number-columns-repeated="1019"/>
        </table:table-row>
        <table:table-row table:style-name="ro9">
          <table:table-cell office:value-type="string">
            <text:p>ACH_012_NAME</text:p>
          </table:table-cell>
          <table:table-cell office:value-type="string">
            <text:p>Alien Tears</text:p>
          </table:table-cell>
          <table:table-cell/>
          <table:table-cell office:value-type="string">
            <text:p>翻訳不要</text:p>
          </table:table-cell>
          <table:table-cell office:value-type="float" office:value="1043">
            <text:p>1043</text:p>
          </table:table-cell>
          <table:table-cell table:number-columns-repeated="1019"/>
        </table:table-row>
        <table:table-row table:style-name="ro15">
          <table:table-cell office:value-type="string">
            <text:p>ACH_012_DESC</text:p>
          </table:table-cell>
          <table:table-cell office:value-type="string">
            <text:p>Earn a gold medal on all missions in the single player campaign</text:p>
          </table:table-cell>
          <table:table-cell/>
          <table:table-cell office:value-type="string">
            <text:p>翻訳不要</text:p>
          </table:table-cell>
          <table:table-cell office:value-type="float" office:value="1044">
            <text:p>1044</text:p>
          </table:table-cell>
          <table:table-cell table:number-columns-repeated="1019"/>
        </table:table-row>
        <table:table-row table:style-name="ro9">
          <table:table-cell office:value-type="string">
            <text:p>ACH_013_NAME</text:p>
          </table:table-cell>
          <table:table-cell office:value-type="string">
            <text:p>Nail Biter</text:p>
          </table:table-cell>
          <table:table-cell/>
          <table:table-cell office:value-type="string">
            <text:p>翻訳不要</text:p>
          </table:table-cell>
          <table:table-cell office:value-type="float" office:value="1045">
            <text:p>1045</text:p>
          </table:table-cell>
          <table:table-cell table:number-columns-repeated="1019"/>
        </table:table-row>
        <table:table-row table:style-name="ro7">
          <table:table-cell office:value-type="string">
            <text:p>ACH_013_DESC</text:p>
          </table:table-cell>
          <table:table-cell office:value-type="string">
            <text:p>Win mission with the last core less than 10 seconds away from the map exit</text:p>
          </table:table-cell>
          <table:table-cell/>
          <table:table-cell office:value-type="string">
            <text:p>翻訳不要</text:p>
          </table:table-cell>
          <table:table-cell office:value-type="float" office:value="1046">
            <text:p>1046</text:p>
          </table:table-cell>
          <table:table-cell table:number-columns-repeated="1019"/>
        </table:table-row>
        <table:table-row table:style-name="ro9">
          <table:table-cell office:value-type="string">
            <text:p>ACH_014_NAME</text:p>
          </table:table-cell>
          <table:table-cell office:value-type="string">
            <text:p>Indecisive</text:p>
          </table:table-cell>
          <table:table-cell/>
          <table:table-cell office:value-type="string">
            <text:p>翻訳不要</text:p>
          </table:table-cell>
          <table:table-cell office:value-type="float" office:value="1047">
            <text:p>1047</text:p>
          </table:table-cell>
          <table:table-cell table:number-columns-repeated="1019"/>
        </table:table-row>
        <table:table-row table:style-name="ro12">
          <table:table-cell office:value-type="string">
            <text:p>ACH_014_DESC</text:p>
          </table:table-cell>
          <table:table-cell office:value-type="string">
            <text:p>Sell 10 towers in a single mission</text:p>
          </table:table-cell>
          <table:table-cell/>
          <table:table-cell office:value-type="string">
            <text:p>翻訳不要</text:p>
          </table:table-cell>
          <table:table-cell office:value-type="float" office:value="1048">
            <text:p>1048</text:p>
          </table:table-cell>
          <table:table-cell table:number-columns-repeated="1019"/>
        </table:table-row>
        <table:table-row table:style-name="ro9">
          <table:table-cell office:value-type="string">
            <text:p>ACH_015_NAME</text:p>
          </table:table-cell>
          <table:table-cell office:value-type="string">
            <text:p>Untouchable</text:p>
          </table:table-cell>
          <table:table-cell/>
          <table:table-cell office:value-type="string">
            <text:p>翻訳不要</text:p>
          </table:table-cell>
          <table:table-cell office:value-type="float" office:value="1049">
            <text:p>1049</text:p>
          </table:table-cell>
          <table:table-cell table:number-columns-repeated="1019"/>
        </table:table-row>
        <table:table-row table:style-name="ro15">
          <table:table-cell office:value-type="string">
            <text:p>ACH_015_DESC</text:p>
          </table:table-cell>
          <table:table-cell office:value-type="string">
            <text:p>Beat an advanced mission with zero cores captured</text:p>
          </table:table-cell>
          <table:table-cell/>
          <table:table-cell office:value-type="string">
            <text:p>翻訳不要</text:p>
          </table:table-cell>
          <table:table-cell office:value-type="float" office:value="1050">
            <text:p>1050</text:p>
          </table:table-cell>
          <table:table-cell table:number-columns-repeated="1019"/>
        </table:table-row>
        <table:table-row table:style-name="ro9">
          <table:table-cell office:value-type="string">
            <text:p>ACH_016_NAME</text:p>
          </table:table-cell>
          <table:table-cell office:value-type="string">
            <text:p>Close Call</text:p>
          </table:table-cell>
          <table:table-cell/>
          <table:table-cell office:value-type="string">
            <text:p>翻訳不要</text:p>
          </table:table-cell>
          <table:table-cell office:value-type="float" office:value="1051">
            <text:p>1051</text:p>
          </table:table-cell>
          <table:table-cell table:number-columns-repeated="1019"/>
        </table:table-row>
        <table:table-row table:style-name="ro15">
          <table:table-cell office:value-type="string">
            <text:p>ACH_016_DESC</text:p>
          </table:table-cell>
          <table:table-cell office:value-type="string">
            <text:p>Save a core less than 10 seconds away from the map exit</text:p>
          </table:table-cell>
          <table:table-cell/>
          <table:table-cell office:value-type="string">
            <text:p>翻訳不要</text:p>
          </table:table-cell>
          <table:table-cell office:value-type="float" office:value="1052">
            <text:p>1052</text:p>
          </table:table-cell>
          <table:table-cell table:number-columns-repeated="1019"/>
        </table:table-row>
        <table:table-row table:style-name="ro9">
          <table:table-cell office:value-type="string">
            <text:p>ACH_017_NAME</text:p>
          </table:table-cell>
          <table:table-cell office:value-type="string">
            <text:p>Happy Returns</text:p>
          </table:table-cell>
          <table:table-cell/>
          <table:table-cell office:value-type="string">
            <text:p>翻訳不要</text:p>
          </table:table-cell>
          <table:table-cell office:value-type="float" office:value="1053">
            <text:p>1053</text:p>
          </table:table-cell>
          <table:table-cell table:number-columns-repeated="1019"/>
        </table:table-row>
        <table:table-row table:style-name="ro8">
          <table:table-cell office:value-type="string">
            <text:p>ACH_017_DESC</text:p>
          </table:table-cell>
          <table:table-cell office:value-type="string">
            <text:p>Recover a loose core</text:p>
          </table:table-cell>
          <table:table-cell/>
          <table:table-cell office:value-type="string">
            <text:p>翻訳不要</text:p>
          </table:table-cell>
          <table:table-cell office:value-type="float" office:value="1054">
            <text:p>1054</text:p>
          </table:table-cell>
          <table:table-cell table:number-columns-repeated="1019"/>
        </table:table-row>
        <table:table-row table:style-name="ro9">
          <table:table-cell office:value-type="string">
            <text:p>ACH_018_NAME</text:p>
          </table:table-cell>
          <table:table-cell office:value-type="string">
            <text:p>Relay Race</text:p>
          </table:table-cell>
          <table:table-cell/>
          <table:table-cell office:value-type="string">
            <text:p>翻訳不要</text:p>
          </table:table-cell>
          <table:table-cell office:value-type="float" office:value="1055">
            <text:p>1055</text:p>
          </table:table-cell>
          <table:table-cell table:number-columns-repeated="1019"/>
        </table:table-row>
        <table:table-row table:style-name="ro12">
          <table:table-cell office:value-type="string">
            <text:p>ACH_018_DESC</text:p>
          </table:table-cell>
          <table:table-cell office:value-type="string">
            <text:p>10 handoffs within 20 seconds</text:p>
          </table:table-cell>
          <table:table-cell/>
          <table:table-cell office:value-type="string">
            <text:p>翻訳不要</text:p>
          </table:table-cell>
          <table:table-cell office:value-type="float" office:value="1056">
            <text:p>1056</text:p>
          </table:table-cell>
          <table:table-cell table:number-columns-repeated="1019"/>
        </table:table-row>
        <table:table-row table:style-name="ro9">
          <table:table-cell office:value-type="string">
            <text:p>ACH_019_NAME</text:p>
          </table:table-cell>
          <table:table-cell office:value-type="string">
            <text:p>Well Invested</text:p>
          </table:table-cell>
          <table:table-cell/>
          <table:table-cell office:value-type="string">
            <text:p>翻訳不要</text:p>
          </table:table-cell>
          <table:table-cell office:value-type="float" office:value="1057">
            <text:p>1057</text:p>
          </table:table-cell>
          <table:table-cell table:number-columns-repeated="1019"/>
        </table:table-row>
        <table:table-row table:style-name="ro12">
          <table:table-cell office:value-type="string">
            <text:p>ACH_019_DESC</text:p>
          </table:table-cell>
          <table:table-cell office:value-type="string">
            <text:p>Gain 10000 from interest in a mission</text:p>
          </table:table-cell>
          <table:table-cell/>
          <table:table-cell office:value-type="string">
            <text:p>翻訳不要</text:p>
          </table:table-cell>
          <table:table-cell office:value-type="float" office:value="1058">
            <text:p>1058</text:p>
          </table:table-cell>
          <table:table-cell table:number-columns-repeated="1019"/>
        </table:table-row>
        <table:table-row table:style-name="ro9">
          <table:table-cell office:value-type="string">
            <text:p>ACH_020_NAME</text:p>
          </table:table-cell>
          <table:table-cell office:value-type="string">
            <text:p>Power Builder</text:p>
          </table:table-cell>
          <table:table-cell/>
          <table:table-cell office:value-type="string">
            <text:p>翻訳不要</text:p>
          </table:table-cell>
          <table:table-cell office:value-type="float" office:value="1059">
            <text:p>1059</text:p>
          </table:table-cell>
          <table:table-cell table:number-columns-repeated="1019"/>
        </table:table-row>
        <table:table-row table:style-name="ro12">
          <table:table-cell office:value-type="string">
            <text:p>ACH_020_DESC</text:p>
          </table:table-cell>
          <table:table-cell office:value-type="string">
            <text:p>Build 6 towers within 10 seconds</text:p>
          </table:table-cell>
          <table:table-cell/>
          <table:table-cell office:value-type="string">
            <text:p>翻訳不要</text:p>
          </table:table-cell>
          <table:table-cell office:value-type="float" office:value="1060">
            <text:p>1060</text:p>
          </table:table-cell>
          <table:table-cell table:number-columns-repeated="1019"/>
        </table:table-row>
        <table:table-row table:style-name="ro9">
          <table:table-cell office:value-type="string">
            <text:p>ACH_021_NAME</text:p>
          </table:table-cell>
          <table:table-cell office:value-type="string">
            <text:p>The Long Road</text:p>
          </table:table-cell>
          <table:table-cell/>
          <table:table-cell office:value-type="string">
            <text:p>翻訳不要</text:p>
          </table:table-cell>
          <table:table-cell office:value-type="float" office:value="1061">
            <text:p>1061</text:p>
          </table:table-cell>
          <table:table-cell table:number-columns-repeated="1019"/>
        </table:table-row>
        <table:table-row table:style-name="ro12">
          <table:table-cell office:value-type="string">
            <text:p>ACH_021_DESC</text:p>
          </table:table-cell>
          <table:table-cell office:value-type="string">
            <text:p>Alien time until exit exceeds 10 minutes</text:p>
          </table:table-cell>
          <table:table-cell/>
          <table:table-cell office:value-type="string">
            <text:p>翻訳不要</text:p>
          </table:table-cell>
          <table:table-cell office:value-type="float" office:value="1062">
            <text:p>1062</text:p>
          </table:table-cell>
          <table:table-cell table:number-columns-repeated="1019"/>
        </table:table-row>
        <table:table-row table:style-name="ro9">
          <table:table-cell office:value-type="string">
            <text:p>ACH_022_NAME</text:p>
          </table:table-cell>
          <table:table-cell office:value-type="string">
            <text:p>No Sale</text:p>
          </table:table-cell>
          <table:table-cell/>
          <table:table-cell office:value-type="string">
            <text:p>翻訳不要</text:p>
          </table:table-cell>
          <table:table-cell office:value-type="float" office:value="1063">
            <text:p>1063</text:p>
          </table:table-cell>
          <table:table-cell table:number-columns-repeated="1019"/>
        </table:table-row>
        <table:table-row table:style-name="ro9">
          <table:table-cell office:value-type="string">
            <text:p>ACH_022_DESC</text:p>
          </table:table-cell>
          <table:table-cell office:value-type="string">
            <text:p>No towers sold</text:p>
          </table:table-cell>
          <table:table-cell/>
          <table:table-cell office:value-type="string">
            <text:p>翻訳不要</text:p>
          </table:table-cell>
          <table:table-cell office:value-type="float" office:value="1064">
            <text:p>1064</text:p>
          </table:table-cell>
          <table:table-cell table:number-columns-repeated="1019"/>
        </table:table-row>
        <table:table-row table:style-name="ro8">
          <table:table-cell office:value-type="string">
            <text:p>ACH_023_NAME</text:p>
          </table:table-cell>
          <table:table-cell office:value-type="string">
            <text:p>Hey! That's Mine!</text:p>
          </table:table-cell>
          <table:table-cell/>
          <table:table-cell office:value-type="string">
            <text:p>翻訳不要</text:p>
          </table:table-cell>
          <table:table-cell office:value-type="float" office:value="1065">
            <text:p>1065</text:p>
          </table:table-cell>
          <table:table-cell table:number-columns-repeated="1019"/>
        </table:table-row>
        <table:table-row table:style-name="ro8">
          <table:table-cell office:value-type="string">
            <text:p>ACH_023_DESC</text:p>
          </table:table-cell>
          <table:table-cell office:value-type="string">
            <text:p>Kill an alien carrying a core</text:p>
          </table:table-cell>
          <table:table-cell/>
          <table:table-cell office:value-type="string">
            <text:p>翻訳不要</text:p>
          </table:table-cell>
          <table:table-cell office:value-type="float" office:value="1066">
            <text:p>1066</text:p>
          </table:table-cell>
          <table:table-cell table:number-columns-repeated="1019"/>
        </table:table-row>
        <table:table-row table:style-name="ro9">
          <table:table-cell office:value-type="string">
            <text:p>ACH_024_NAME</text:p>
          </table:table-cell>
          <table:table-cell office:value-type="string">
            <text:p>Diversity</text:p>
          </table:table-cell>
          <table:table-cell/>
          <table:table-cell office:value-type="string">
            <text:p>翻訳不要</text:p>
          </table:table-cell>
          <table:table-cell office:value-type="float" office:value="1067">
            <text:p>1067</text:p>
          </table:table-cell>
          <table:table-cell table:number-columns-repeated="1019"/>
        </table:table-row>
        <table:table-row table:style-name="ro12">
          <table:table-cell office:value-type="string">
            <text:p>ACH_024_DESC</text:p>
          </table:table-cell>
          <table:table-cell office:value-type="string">
            <text:p>Build all tower types in one mission</text:p>
          </table:table-cell>
          <table:table-cell/>
          <table:table-cell office:value-type="string">
            <text:p>翻訳不要</text:p>
          </table:table-cell>
          <table:table-cell office:value-type="float" office:value="1068">
            <text:p>1068</text:p>
          </table:table-cell>
          <table:table-cell table:number-columns-repeated="1019"/>
        </table:table-row>
        <table:table-row table:style-name="ro9">
          <table:table-cell office:value-type="string">
            <text:p>ACH_025_NAME</text:p>
          </table:table-cell>
          <table:table-cell office:value-type="string">
            <text:p>Full House</text:p>
          </table:table-cell>
          <table:table-cell/>
          <table:table-cell office:value-type="string">
            <text:p>翻訳不要</text:p>
          </table:table-cell>
          <table:table-cell office:value-type="float" office:value="1069">
            <text:p>1069</text:p>
          </table:table-cell>
          <table:table-cell table:number-columns-repeated="1019"/>
        </table:table-row>
        <table:table-row table:style-name="ro10">
          <table:table-cell office:value-type="string">
            <text:p>ACH_025_DESC</text:p>
          </table:table-cell>
          <table:table-cell office:value-type="string">
            <text:p>Build all upgrades of all types in one mission</text:p>
          </table:table-cell>
          <table:table-cell/>
          <table:table-cell office:value-type="string">
            <text:p>翻訳不要</text:p>
          </table:table-cell>
          <table:table-cell office:value-type="float" office:value="1070">
            <text:p>1070</text:p>
          </table:table-cell>
          <table:table-cell table:number-columns-repeated="1019"/>
        </table:table-row>
        <table:table-row table:style-name="ro9">
          <table:table-cell office:value-type="string">
            <text:p>ACH_026_NAME</text:p>
          </table:table-cell>
          <table:table-cell office:value-type="string">
            <text:p>First Blood</text:p>
          </table:table-cell>
          <table:table-cell/>
          <table:table-cell office:value-type="string">
            <text:p>翻訳不要</text:p>
          </table:table-cell>
          <table:table-cell office:value-type="float" office:value="1071">
            <text:p>1071</text:p>
          </table:table-cell>
          <table:table-cell table:number-columns-repeated="1019"/>
        </table:table-row>
        <table:table-row table:style-name="ro9">
          <table:table-cell office:value-type="string">
            <text:p>ACH_026_DESC</text:p>
          </table:table-cell>
          <table:table-cell office:value-type="string">
            <text:p>Kill 1 alien</text:p>
          </table:table-cell>
          <table:table-cell/>
          <table:table-cell office:value-type="string">
            <text:p>翻訳不要</text:p>
          </table:table-cell>
          <table:table-cell office:value-type="float" office:value="1072">
            <text:p>1072</text:p>
          </table:table-cell>
          <table:table-cell table:number-columns-repeated="1019"/>
        </table:table-row>
        <table:table-row table:style-name="ro9">
          <table:table-cell office:value-type="string">
            <text:p>ACH_027_NAME</text:p>
          </table:table-cell>
          <table:table-cell office:value-type="string">
            <text:p>Eradicator</text:p>
          </table:table-cell>
          <table:table-cell/>
          <table:table-cell office:value-type="string">
            <text:p>翻訳不要</text:p>
          </table:table-cell>
          <table:table-cell office:value-type="float" office:value="1073">
            <text:p>1073</text:p>
          </table:table-cell>
          <table:table-cell table:number-columns-repeated="1019"/>
        </table:table-row>
        <table:table-row table:style-name="ro9">
          <table:table-cell office:value-type="string">
            <text:p>ACH_027_DESC</text:p>
          </table:table-cell>
          <table:table-cell office:value-type="string">
            <text:p>Kill 100 aliens</text:p>
          </table:table-cell>
          <table:table-cell/>
          <table:table-cell office:value-type="string">
            <text:p>翻訳不要</text:p>
          </table:table-cell>
          <table:table-cell office:value-type="float" office:value="1074">
            <text:p>1074</text:p>
          </table:table-cell>
          <table:table-cell table:number-columns-repeated="1019"/>
        </table:table-row>
        <table:table-row table:style-name="ro9">
          <table:table-cell office:value-type="string">
            <text:p>ACH_028_NAME</text:p>
          </table:table-cell>
          <table:table-cell office:value-type="string">
            <text:p>Annihilator</text:p>
          </table:table-cell>
          <table:table-cell/>
          <table:table-cell office:value-type="string">
            <text:p>翻訳不要</text:p>
          </table:table-cell>
          <table:table-cell office:value-type="float" office:value="1075">
            <text:p>1075</text:p>
          </table:table-cell>
          <table:table-cell table:number-columns-repeated="1019"/>
        </table:table-row>
        <table:table-row table:style-name="ro8">
          <table:table-cell office:value-type="string">
            <text:p>ACH_028_DESC</text:p>
          </table:table-cell>
          <table:table-cell office:value-type="string">
            <text:p>Kill 10000 aliens</text:p>
          </table:table-cell>
          <table:table-cell/>
          <table:table-cell office:value-type="string">
            <text:p>翻訳不要</text:p>
          </table:table-cell>
          <table:table-cell office:value-type="float" office:value="1076">
            <text:p>1076</text:p>
          </table:table-cell>
          <table:table-cell table:number-columns-repeated="1019"/>
        </table:table-row>
        <table:table-row table:style-name="ro9">
          <table:table-cell office:value-type="string">
            <text:p>ACH_029_NAME</text:p>
          </table:table-cell>
          <table:table-cell office:value-type="string">
            <text:p>Xenocide</text:p>
          </table:table-cell>
          <table:table-cell/>
          <table:table-cell office:value-type="string">
            <text:p>翻訳不要</text:p>
          </table:table-cell>
          <table:table-cell office:value-type="float" office:value="1077">
            <text:p>1077</text:p>
          </table:table-cell>
          <table:table-cell table:number-columns-repeated="1019"/>
        </table:table-row>
        <table:table-row table:style-name="ro8">
          <table:table-cell office:value-type="string">
            <text:p>ACH_029_DESC</text:p>
          </table:table-cell>
          <table:table-cell office:value-type="string">
            <text:p>Kill 50000 aliens</text:p>
          </table:table-cell>
          <table:table-cell/>
          <table:table-cell office:value-type="string">
            <text:p>翻訳不要</text:p>
          </table:table-cell>
          <table:table-cell office:value-type="float" office:value="1078">
            <text:p>1078</text:p>
          </table:table-cell>
          <table:table-cell table:number-columns-repeated="1019"/>
        </table:table-row>
        <table:table-row table:style-name="ro9">
          <table:table-cell office:value-type="string">
            <text:p>ACH_030_NAME</text:p>
          </table:table-cell>
          <table:table-cell office:value-type="string">
            <text:p>Surplus</text:p>
          </table:table-cell>
          <table:table-cell/>
          <table:table-cell office:value-type="string">
            <text:p>翻訳不要</text:p>
          </table:table-cell>
          <table:table-cell office:value-type="float" office:value="1079">
            <text:p>1079</text:p>
          </table:table-cell>
          <table:table-cell table:number-columns-repeated="1019"/>
        </table:table-row>
        <table:table-row table:style-name="ro8">
          <table:table-cell office:value-type="string">
            <text:p>ACH_030_DESC</text:p>
          </table:table-cell>
          <table:table-cell office:value-type="string">
            <text:p>Win with 1000 resources</text:p>
          </table:table-cell>
          <table:table-cell/>
          <table:table-cell office:value-type="string">
            <text:p>翻訳不要</text:p>
          </table:table-cell>
          <table:table-cell office:value-type="float" office:value="1080">
            <text:p>1080</text:p>
          </table:table-cell>
          <table:table-cell table:number-columns-repeated="1019"/>
        </table:table-row>
        <table:table-row table:style-name="ro9">
          <table:table-cell office:value-type="string">
            <text:p>ACH_031_NAME</text:p>
          </table:table-cell>
          <table:table-cell office:value-type="string">
            <text:p>Penny Pincher</text:p>
          </table:table-cell>
          <table:table-cell/>
          <table:table-cell office:value-type="string">
            <text:p>翻訳不要</text:p>
          </table:table-cell>
          <table:table-cell office:value-type="float" office:value="1081">
            <text:p>1081</text:p>
          </table:table-cell>
          <table:table-cell table:number-columns-repeated="1019"/>
        </table:table-row>
        <table:table-row table:style-name="ro8">
          <table:table-cell office:value-type="string">
            <text:p>ACH_031_DESC</text:p>
          </table:table-cell>
          <table:table-cell office:value-type="string">
            <text:p>Win with 5000 resources</text:p>
          </table:table-cell>
          <table:table-cell/>
          <table:table-cell office:value-type="string">
            <text:p>翻訳不要</text:p>
          </table:table-cell>
          <table:table-cell office:value-type="float" office:value="1082">
            <text:p>1082</text:p>
          </table:table-cell>
          <table:table-cell table:number-columns-repeated="1019"/>
        </table:table-row>
        <table:table-row table:style-name="ro9">
          <table:table-cell office:value-type="string">
            <text:p>ACH_032_NAME</text:p>
          </table:table-cell>
          <table:table-cell office:value-type="string">
            <text:p>Filthy Rich</text:p>
          </table:table-cell>
          <table:table-cell/>
          <table:table-cell office:value-type="string">
            <text:p>翻訳不要</text:p>
          </table:table-cell>
          <table:table-cell office:value-type="float" office:value="1083">
            <text:p>1083</text:p>
          </table:table-cell>
          <table:table-cell table:number-columns-repeated="1019"/>
        </table:table-row>
        <table:table-row table:style-name="ro12">
          <table:table-cell office:value-type="string">
            <text:p>ACH_032_DESC</text:p>
          </table:table-cell>
          <table:table-cell office:value-type="string">
            <text:p>Win with 10000 resources</text:p>
          </table:table-cell>
          <table:table-cell/>
          <table:table-cell office:value-type="string">
            <text:p>翻訳不要</text:p>
          </table:table-cell>
          <table:table-cell office:value-type="float" office:value="1084">
            <text:p>1084</text:p>
          </table:table-cell>
          <table:table-cell table:number-columns-repeated="1019"/>
        </table:table-row>
        <table:table-row table:style-name="ro9">
          <table:table-cell office:value-type="string">
            <text:p>ACH_033_NAME</text:p>
          </table:table-cell>
          <table:table-cell office:value-type="string">
            <text:p>Liquidator</text:p>
          </table:table-cell>
          <table:table-cell/>
          <table:table-cell office:value-type="string">
            <text:p>翻訳不要</text:p>
          </table:table-cell>
          <table:table-cell office:value-type="float" office:value="1085">
            <text:p>1085</text:p>
          </table:table-cell>
          <table:table-cell table:number-columns-repeated="1019"/>
        </table:table-row>
        <table:table-row table:style-name="ro9">
          <table:table-cell office:value-type="string">
            <text:p>ACH_033_DESC</text:p>
          </table:table-cell>
          <table:table-cell office:value-type="string">
            <text:p>Sell 5 towers</text:p>
          </table:table-cell>
          <table:table-cell/>
          <table:table-cell office:value-type="string">
            <text:p>翻訳不要</text:p>
          </table:table-cell>
          <table:table-cell office:value-type="float" office:value="1086">
            <text:p>1086</text:p>
          </table:table-cell>
          <table:table-cell table:number-columns-repeated="1019"/>
        </table:table-row>
        <table:table-row table:style-name="ro9">
          <table:table-cell office:value-type="string">
            <text:p>ACH_034_NAME</text:p>
          </table:table-cell>
          <table:table-cell office:value-type="string">
            <text:p>I Spy</text:p>
          </table:table-cell>
          <table:table-cell/>
          <table:table-cell office:value-type="string">
            <text:p>翻訳不要</text:p>
          </table:table-cell>
          <table:table-cell office:value-type="float" office:value="1087">
            <text:p>1087</text:p>
          </table:table-cell>
          <table:table-cell table:number-columns-repeated="1019"/>
        </table:table-row>
        <table:table-row table:style-name="ro8">
          <table:table-cell office:value-type="string">
            <text:p>ACH_034_DESC</text:p>
          </table:table-cell>
          <table:table-cell office:value-type="string">
            <text:p>Activate reconnaissance</text:p>
          </table:table-cell>
          <table:table-cell/>
          <table:table-cell office:value-type="string">
            <text:p>翻訳不要</text:p>
          </table:table-cell>
          <table:table-cell office:value-type="float" office:value="1088">
            <text:p>1088</text:p>
          </table:table-cell>
          <table:table-cell table:number-columns-repeated="1019"/>
        </table:table-row>
        <table:table-row table:style-name="ro9">
          <table:table-cell office:value-type="string">
            <text:p>ACH_035_NAME</text:p>
          </table:table-cell>
          <table:table-cell office:value-type="string">
            <text:p>Leadhead</text:p>
          </table:table-cell>
          <table:table-cell/>
          <table:table-cell office:value-type="string">
            <text:p>翻訳不要</text:p>
          </table:table-cell>
          <table:table-cell office:value-type="float" office:value="1089">
            <text:p>1089</text:p>
          </table:table-cell>
          <table:table-cell table:number-columns-repeated="1019"/>
        </table:table-row>
        <table:table-row table:style-name="ro8">
          <table:table-cell office:value-type="string">
            <text:p>ACH_035_DESC</text:p>
          </table:table-cell>
          <table:table-cell office:value-type="string">
            <text:p>Build 5 gun towers</text:p>
          </table:table-cell>
          <table:table-cell/>
          <table:table-cell office:value-type="string">
            <text:p>翻訳不要</text:p>
          </table:table-cell>
          <table:table-cell office:value-type="float" office:value="1090">
            <text:p>1090</text:p>
          </table:table-cell>
          <table:table-cell table:number-columns-repeated="1019"/>
        </table:table-row>
        <table:table-row table:style-name="ro9">
          <table:table-cell office:value-type="string">
            <text:p>ACH_036_NAME</text:p>
          </table:table-cell>
          <table:table-cell office:value-type="string">
            <text:p>Burn Baby Burn</text:p>
          </table:table-cell>
          <table:table-cell/>
          <table:table-cell office:value-type="string">
            <text:p>翻訳不要</text:p>
          </table:table-cell>
          <table:table-cell office:value-type="float" office:value="1091">
            <text:p>1091</text:p>
          </table:table-cell>
          <table:table-cell table:number-columns-repeated="1019"/>
        </table:table-row>
        <table:table-row table:style-name="ro8">
          <table:table-cell office:value-type="string">
            <text:p>ACH_036_DESC</text:p>
          </table:table-cell>
          <table:table-cell office:value-type="string">
            <text:p>Build 5 inferno towers</text:p>
          </table:table-cell>
          <table:table-cell/>
          <table:table-cell office:value-type="string">
            <text:p>翻訳不要</text:p>
          </table:table-cell>
          <table:table-cell office:value-type="float" office:value="1092">
            <text:p>1092</text:p>
          </table:table-cell>
          <table:table-cell table:number-columns-repeated="1019"/>
        </table:table-row>
        <table:table-row table:style-name="ro9">
          <table:table-cell office:value-type="string">
            <text:p>ACH_037_NAME</text:p>
          </table:table-cell>
          <table:table-cell office:value-type="string">
            <text:p>Pew Pew</text:p>
          </table:table-cell>
          <table:table-cell/>
          <table:table-cell office:value-type="string">
            <text:p>翻訳不要</text:p>
          </table:table-cell>
          <table:table-cell office:value-type="float" office:value="1093">
            <text:p>1093</text:p>
          </table:table-cell>
          <table:table-cell table:number-columns-repeated="1019"/>
        </table:table-row>
        <table:table-row table:style-name="ro8">
          <table:table-cell office:value-type="string">
            <text:p>ACH_037_DESC</text:p>
          </table:table-cell>
          <table:table-cell office:value-type="string">
            <text:p>Build 5 laser towers</text:p>
          </table:table-cell>
          <table:table-cell/>
          <table:table-cell office:value-type="string">
            <text:p>翻訳不要</text:p>
          </table:table-cell>
          <table:table-cell office:value-type="float" office:value="1094">
            <text:p>1094</text:p>
          </table:table-cell>
          <table:table-cell table:number-columns-repeated="1019"/>
        </table:table-row>
        <table:table-row table:style-name="ro9">
          <table:table-cell office:value-type="string">
            <text:p>ACH_038_NAME</text:p>
          </table:table-cell>
          <table:table-cell office:value-type="string">
            <text:p>Not So Fast</text:p>
          </table:table-cell>
          <table:table-cell/>
          <table:table-cell office:value-type="string">
            <text:p>翻訳不要</text:p>
          </table:table-cell>
          <table:table-cell office:value-type="float" office:value="1095">
            <text:p>1095</text:p>
          </table:table-cell>
          <table:table-cell table:number-columns-repeated="1019"/>
        </table:table-row>
        <table:table-row table:style-name="ro12">
          <table:table-cell office:value-type="string">
            <text:p>ACH_038_DESC</text:p>
          </table:table-cell>
          <table:table-cell office:value-type="string">
            <text:p>Build 5 temporal towers</text:p>
          </table:table-cell>
          <table:table-cell/>
          <table:table-cell office:value-type="string">
            <text:p>翻訳不要</text:p>
          </table:table-cell>
          <table:table-cell office:value-type="float" office:value="1096">
            <text:p>1096</text:p>
          </table:table-cell>
          <table:table-cell table:number-columns-repeated="1019"/>
        </table:table-row>
        <table:table-row table:style-name="ro8">
          <table:table-cell office:value-type="string">
            <text:p>ACH_039_NAME</text:p>
          </table:table-cell>
          <table:table-cell office:value-type="string">
            <text:p>Great Ball of Fire</text:p>
          </table:table-cell>
          <table:table-cell/>
          <table:table-cell office:value-type="string">
            <text:p>翻訳不要</text:p>
          </table:table-cell>
          <table:table-cell office:value-type="float" office:value="1097">
            <text:p>1097</text:p>
          </table:table-cell>
          <table:table-cell table:number-columns-repeated="1019"/>
        </table:table-row>
        <table:table-row table:style-name="ro8">
          <table:table-cell office:value-type="string">
            <text:p>ACH_039_DESC</text:p>
          </table:table-cell>
          <table:table-cell office:value-type="string">
            <text:p>Build 5 meteor towers</text:p>
          </table:table-cell>
          <table:table-cell/>
          <table:table-cell office:value-type="string">
            <text:p>翻訳不要</text:p>
          </table:table-cell>
          <table:table-cell office:value-type="float" office:value="1098">
            <text:p>1098</text:p>
          </table:table-cell>
          <table:table-cell table:number-columns-repeated="1019"/>
        </table:table-row>
        <table:table-row table:style-name="ro9">
          <table:table-cell office:value-type="string">
            <text:p>ACH_040_NAME</text:p>
          </table:table-cell>
          <table:table-cell office:value-type="string">
            <text:p>High Voltage</text:p>
          </table:table-cell>
          <table:table-cell/>
          <table:table-cell office:value-type="string">
            <text:p>翻訳不要</text:p>
          </table:table-cell>
          <table:table-cell office:value-type="float" office:value="1099">
            <text:p>1099</text:p>
          </table:table-cell>
          <table:table-cell table:number-columns-repeated="1019"/>
        </table:table-row>
        <table:table-row table:style-name="ro8">
          <table:table-cell office:value-type="string">
            <text:p>ACH_040_DESC</text:p>
          </table:table-cell>
          <table:table-cell office:value-type="string">
            <text:p>Build 5 tesla towers</text:p>
          </table:table-cell>
          <table:table-cell/>
          <table:table-cell office:value-type="string">
            <text:p>翻訳不要</text:p>
          </table:table-cell>
          <table:table-cell office:value-type="float" office:value="1100">
            <text:p>1100</text:p>
          </table:table-cell>
          <table:table-cell table:number-columns-repeated="1019"/>
        </table:table-row>
        <table:table-row table:style-name="ro9">
          <table:table-cell office:value-type="string">
            <text:p>ACH_041_NAME</text:p>
          </table:table-cell>
          <table:table-cell office:value-type="string">
            <text:p>Kaboom!</text:p>
          </table:table-cell>
          <table:table-cell/>
          <table:table-cell office:value-type="string">
            <text:p>翻訳不要</text:p>
          </table:table-cell>
          <table:table-cell office:value-type="float" office:value="1101">
            <text:p>1101</text:p>
          </table:table-cell>
          <table:table-cell table:number-columns-repeated="1019"/>
        </table:table-row>
        <table:table-row table:style-name="ro8">
          <table:table-cell office:value-type="string">
            <text:p>ACH_041_DESC</text:p>
          </table:table-cell>
          <table:table-cell office:value-type="string">
            <text:p>Build 5 cannon towers</text:p>
          </table:table-cell>
          <table:table-cell/>
          <table:table-cell office:value-type="string">
            <text:p>翻訳不要</text:p>
          </table:table-cell>
          <table:table-cell office:value-type="float" office:value="1102">
            <text:p>1102</text:p>
          </table:table-cell>
          <table:table-cell table:number-columns-repeated="1019"/>
        </table:table-row>
        <table:table-row table:style-name="ro8">
          <table:table-cell office:value-type="string">
            <text:p>ACH_042_NAME</text:p>
          </table:table-cell>
          <table:table-cell office:value-type="string">
            <text:p>The Not-So-Friendly Skies</text:p>
          </table:table-cell>
          <table:table-cell/>
          <table:table-cell office:value-type="string">
            <text:p>翻訳不要</text:p>
          </table:table-cell>
          <table:table-cell office:value-type="float" office:value="1103">
            <text:p>1103</text:p>
          </table:table-cell>
          <table:table-cell table:number-columns-repeated="1019"/>
        </table:table-row>
        <table:table-row table:style-name="ro8">
          <table:table-cell office:value-type="string">
            <text:p>ACH_042_DESC</text:p>
          </table:table-cell>
          <table:table-cell office:value-type="string">
            <text:p>Build 5 missile towers</text:p>
          </table:table-cell>
          <table:table-cell/>
          <table:table-cell office:value-type="string">
            <text:p>翻訳不要</text:p>
          </table:table-cell>
          <table:table-cell office:value-type="float" office:value="1104">
            <text:p>1104</text:p>
          </table:table-cell>
          <table:table-cell table:number-columns-repeated="1019"/>
        </table:table-row>
        <table:table-row table:style-name="ro9">
          <table:table-cell office:value-type="string">
            <text:p>ACH_043_NAME</text:p>
          </table:table-cell>
          <table:table-cell office:value-type="string">
            <text:p>Overseer</text:p>
          </table:table-cell>
          <table:table-cell/>
          <table:table-cell office:value-type="string">
            <text:p>翻訳不要</text:p>
          </table:table-cell>
          <table:table-cell office:value-type="float" office:value="1105">
            <text:p>1105</text:p>
          </table:table-cell>
          <table:table-cell table:number-columns-repeated="1019"/>
        </table:table-row>
        <table:table-row table:style-name="ro12">
          <table:table-cell office:value-type="string">
            <text:p>ACH_043_DESC</text:p>
          </table:table-cell>
          <table:table-cell office:value-type="string">
            <text:p>Build 5 command towers</text:p>
          </table:table-cell>
          <table:table-cell/>
          <table:table-cell office:value-type="string">
            <text:p>翻訳不要</text:p>
          </table:table-cell>
          <table:table-cell office:value-type="float" office:value="1106">
            <text:p>1106</text:p>
          </table:table-cell>
          <table:table-cell table:number-columns-repeated="1019"/>
        </table:table-row>
        <table:table-row table:style-name="ro9">
          <table:table-cell office:value-type="string">
            <text:p>ACH_044_NAME</text:p>
          </table:table-cell>
          <table:table-cell office:value-type="string">
            <text:p>Head Trauma</text:p>
          </table:table-cell>
          <table:table-cell/>
          <table:table-cell office:value-type="string">
            <text:p>翻訳不要</text:p>
          </table:table-cell>
          <table:table-cell office:value-type="float" office:value="1107">
            <text:p>1107</text:p>
          </table:table-cell>
          <table:table-cell table:number-columns-repeated="1019"/>
        </table:table-row>
        <table:table-row table:style-name="ro12">
          <table:table-cell office:value-type="string">
            <text:p>ACH_044_DESC</text:p>
          </table:table-cell>
          <table:table-cell office:value-type="string">
            <text:p>Build 5 concussion towers</text:p>
          </table:table-cell>
          <table:table-cell/>
          <table:table-cell office:value-type="string">
            <text:p>翻訳不要</text:p>
          </table:table-cell>
          <table:table-cell office:value-type="float" office:value="1108">
            <text:p>1108</text:p>
          </table:table-cell>
          <table:table-cell table:number-columns-repeated="1019"/>
        </table:table-row>
        <table:table-row table:style-name="ro9">
          <table:table-cell office:value-type="string">
            <text:p>ACH_045_NAME</text:p>
          </table:table-cell>
          <table:table-cell office:value-type="string">
            <text:p>Gun Crazy</text:p>
          </table:table-cell>
          <table:table-cell/>
          <table:table-cell office:value-type="string">
            <text:p>翻訳不要</text:p>
          </table:table-cell>
          <table:table-cell office:value-type="float" office:value="1109">
            <text:p>1109</text:p>
          </table:table-cell>
          <table:table-cell table:number-columns-repeated="1019"/>
        </table:table-row>
        <table:table-row table:style-name="ro15">
          <table:table-cell office:value-type="string">
            <text:p>ACH_045_DESC</text:p>
          </table:table-cell>
          <table:table-cell office:value-type="string">
            <text:p>Beat an advanced mission with only gun towers</text:p>
          </table:table-cell>
          <table:table-cell/>
          <table:table-cell office:value-type="string">
            <text:p>翻訳不要</text:p>
          </table:table-cell>
          <table:table-cell office:value-type="float" office:value="1110">
            <text:p>1110</text:p>
          </table:table-cell>
          <table:table-cell table:number-columns-repeated="1019"/>
        </table:table-row>
        <table:table-row table:style-name="ro9">
          <table:table-cell office:value-type="string">
            <text:p>ACH_046_NAME</text:p>
          </table:table-cell>
          <table:table-cell office:value-type="string">
            <text:p>Firebug</text:p>
          </table:table-cell>
          <table:table-cell/>
          <table:table-cell office:value-type="string">
            <text:p>翻訳不要</text:p>
          </table:table-cell>
          <table:table-cell office:value-type="float" office:value="1111">
            <text:p>1111</text:p>
          </table:table-cell>
          <table:table-cell table:number-columns-repeated="1019"/>
        </table:table-row>
        <table:table-row table:style-name="ro15">
          <table:table-cell office:value-type="string">
            <text:p>ACH_046_DESC</text:p>
          </table:table-cell>
          <table:table-cell office:value-type="string">
            <text:p>Beat an advanced mission with only inferno towers</text:p>
          </table:table-cell>
          <table:table-cell/>
          <table:table-cell office:value-type="string">
            <text:p>翻訳不要</text:p>
          </table:table-cell>
          <table:table-cell office:value-type="float" office:value="1112">
            <text:p>1112</text:p>
          </table:table-cell>
          <table:table-cell table:number-columns-repeated="1019"/>
        </table:table-row>
        <table:table-row table:style-name="ro9">
          <table:table-cell office:value-type="string">
            <text:p>ACH_047_NAME</text:p>
          </table:table-cell>
          <table:table-cell office:value-type="string">
            <text:p>Shell-shocked</text:p>
          </table:table-cell>
          <table:table-cell/>
          <table:table-cell office:value-type="string">
            <text:p>翻訳不要</text:p>
          </table:table-cell>
          <table:table-cell office:value-type="float" office:value="1113">
            <text:p>1113</text:p>
          </table:table-cell>
          <table:table-cell table:number-columns-repeated="1019"/>
        </table:table-row>
        <table:table-row table:style-name="ro15">
          <table:table-cell office:value-type="string">
            <text:p>ACH_047_DESC</text:p>
          </table:table-cell>
          <table:table-cell office:value-type="string">
            <text:p>Beat an advanced mission with only cannon towers</text:p>
          </table:table-cell>
          <table:table-cell/>
          <table:table-cell office:value-type="string">
            <text:p>翻訳不要</text:p>
          </table:table-cell>
          <table:table-cell office:value-type="float" office:value="1114">
            <text:p>1114</text:p>
          </table:table-cell>
          <table:table-cell table:number-columns-repeated="1019"/>
        </table:table-row>
        <table:table-row table:style-name="ro9">
          <table:table-cell office:value-type="string">
            <text:p>ACH_048_NAME</text:p>
          </table:table-cell>
          <table:table-cell office:value-type="string">
            <text:p>Minimalist</text:p>
          </table:table-cell>
          <table:table-cell/>
          <table:table-cell office:value-type="string">
            <text:p>翻訳不要</text:p>
          </table:table-cell>
          <table:table-cell office:value-type="float" office:value="1115">
            <text:p>1115</text:p>
          </table:table-cell>
          <table:table-cell table:number-columns-repeated="1019"/>
        </table:table-row>
        <table:table-row table:style-name="ro15">
          <table:table-cell office:value-type="string">
            <text:p>ACH_048_DESC</text:p>
          </table:table-cell>
          <table:table-cell office:value-type="string">
            <text:p>Beat an advanced mission with only level 1 towers. </text:p>
          </table:table-cell>
          <table:table-cell/>
          <table:table-cell office:value-type="string">
            <text:p>翻訳不要</text:p>
          </table:table-cell>
          <table:table-cell office:value-type="float" office:value="1116">
            <text:p>1116</text:p>
          </table:table-cell>
          <table:table-cell table:number-columns-repeated="1019"/>
        </table:table-row>
        <table:table-row table:style-name="ro9">
          <table:table-cell office:value-type="string">
            <text:p>ACH_049_NAME</text:p>
          </table:table-cell>
          <table:table-cell office:value-type="string">
            <text:p>Full Potential</text:p>
          </table:table-cell>
          <table:table-cell/>
          <table:table-cell office:value-type="string">
            <text:p>翻訳不要</text:p>
          </table:table-cell>
          <table:table-cell office:value-type="float" office:value="1117">
            <text:p>1117</text:p>
          </table:table-cell>
          <table:table-cell table:number-columns-repeated="1019"/>
        </table:table-row>
        <table:table-row table:style-name="ro7">
          <table:table-cell office:value-type="string">
            <text:p>ACH_049_DESC</text:p>
          </table:table-cell>
          <table:table-cell office:value-type="string">
            <text:p>Beat an advanced mission with only level 3 towers and no selling.</text:p>
          </table:table-cell>
          <table:table-cell/>
          <table:table-cell office:value-type="string">
            <text:p>翻訳不要</text:p>
          </table:table-cell>
          <table:table-cell office:value-type="float" office:value="1118">
            <text:p>1118</text:p>
          </table:table-cell>
          <table:table-cell table:number-columns-repeated="1019"/>
        </table:table-row>
        <table:table-row table:style-name="ro8">
          <table:table-cell office:value-type="string">
            <text:p>ACH_050_NAME</text:p>
          </table:table-cell>
          <table:table-cell office:value-type="string">
            <text:p>Yellow Beats Green</text:p>
          </table:table-cell>
          <table:table-cell/>
          <table:table-cell office:value-type="string">
            <text:p>翻訳不要</text:p>
          </table:table-cell>
          <table:table-cell office:value-type="float" office:value="1119">
            <text:p>1119</text:p>
          </table:table-cell>
          <table:table-cell table:number-columns-repeated="1019"/>
        </table:table-row>
        <table:table-row table:style-name="ro8">
          <table:table-cell office:value-type="string">
            <text:p>ACH_050_DESC</text:p>
          </table:table-cell>
          <table:table-cell office:value-type="string">
            <text:p>Upgrade a tower</text:p>
          </table:table-cell>
          <table:table-cell/>
          <table:table-cell office:value-type="string">
            <text:p>翻訳不要</text:p>
          </table:table-cell>
          <table:table-cell office:value-type="float" office:value="1120">
            <text:p>1120</text:p>
          </table:table-cell>
          <table:table-cell table:number-columns-repeated="1019"/>
        </table:table-row>
        <table:table-row table:style-name="ro9">
          <table:table-cell office:value-type="string">
            <text:p>ACH_051_NAME</text:p>
          </table:table-cell>
          <table:table-cell office:value-type="string">
            <text:p>What IS that?</text:p>
          </table:table-cell>
          <table:table-cell/>
          <table:table-cell office:value-type="string">
            <text:p>翻訳不要</text:p>
          </table:table-cell>
          <table:table-cell office:value-type="float" office:value="1121">
            <text:p>1121</text:p>
          </table:table-cell>
          <table:table-cell table:number-columns-repeated="1019"/>
        </table:table-row>
        <table:table-row table:style-name="ro8">
          <table:table-cell office:value-type="string">
            <text:p>ACH_051_DESC</text:p>
          </table:table-cell>
          <table:table-cell office:value-type="string">
            <text:p>Inspect 10 aliens</text:p>
          </table:table-cell>
          <table:table-cell/>
          <table:table-cell office:value-type="string">
            <text:p>翻訳不要</text:p>
          </table:table-cell>
          <table:table-cell office:value-type="float" office:value="1122">
            <text:p>1122</text:p>
          </table:table-cell>
          <table:table-cell table:number-columns-repeated="1019"/>
        </table:table-row>
        <table:table-row table:style-name="ro9">
          <table:table-cell office:value-type="string">
            <text:p>ACH_052_NAME</text:p>
          </table:table-cell>
          <table:table-cell office:value-type="string">
            <text:p>Confident</text:p>
          </table:table-cell>
          <table:table-cell/>
          <table:table-cell office:value-type="string">
            <text:p>翻訳不要</text:p>
          </table:table-cell>
          <table:table-cell office:value-type="float" office:value="1123">
            <text:p>1123</text:p>
          </table:table-cell>
          <table:table-cell table:number-columns-repeated="1019"/>
        </table:table-row>
        <table:table-row table:style-name="ro15">
          <table:table-cell office:value-type="string">
            <text:p>ACH_052_DESC</text:p>
          </table:table-cell>
          <table:table-cell office:value-type="string">
            <text:p>Use speed up controls for a total of 30 seconds in any one mission</text:p>
          </table:table-cell>
          <table:table-cell/>
          <table:table-cell office:value-type="string">
            <text:p>翻訳不要</text:p>
          </table:table-cell>
          <table:table-cell office:value-type="float" office:value="1124">
            <text:p>1124</text:p>
          </table:table-cell>
          <table:table-cell table:number-columns-repeated="1019"/>
        </table:table-row>
        <table:table-row table:style-name="ro9">
          <table:table-cell office:value-type="string">
            <text:p>ACH_053_NAME</text:p>
          </table:table-cell>
          <table:table-cell office:value-type="string">
            <text:p>Retry</text:p>
          </table:table-cell>
          <table:table-cell/>
          <table:table-cell office:value-type="string">
            <text:p>翻訳不要</text:p>
          </table:table-cell>
          <table:table-cell office:value-type="float" office:value="1125">
            <text:p>1125</text:p>
          </table:table-cell>
          <table:table-cell table:number-columns-repeated="1019"/>
        </table:table-row>
        <table:table-row table:style-name="ro12">
          <table:table-cell office:value-type="string">
            <text:p>ACH_053_DESC</text:p>
          </table:table-cell>
          <table:table-cell office:value-type="string">
            <text:p>Reload an earlier checkpoint</text:p>
          </table:table-cell>
          <table:table-cell/>
          <table:table-cell office:value-type="string">
            <text:p>翻訳不要</text:p>
          </table:table-cell>
          <table:table-cell office:value-type="float" office:value="1126">
            <text:p>1126</text:p>
          </table:table-cell>
          <table:table-cell table:number-columns-repeated="1019"/>
        </table:table-row>
        <table:table-row table:style-name="ro9">
          <table:table-cell office:value-type="string">
            <text:p>ACH_054_NAME</text:p>
          </table:table-cell>
          <table:table-cell office:value-type="string">
            <text:p>Sharpshooter</text:p>
          </table:table-cell>
          <table:table-cell/>
          <table:table-cell office:value-type="string">
            <text:p>翻訳不要</text:p>
          </table:table-cell>
          <table:table-cell office:value-type="float" office:value="1127">
            <text:p>1127</text:p>
          </table:table-cell>
          <table:table-cell table:number-columns-repeated="1019"/>
        </table:table-row>
        <table:table-row table:style-name="ro8">
          <table:table-cell office:value-type="string">
            <text:p>ACH_054_DESC</text:p>
          </table:table-cell>
          <table:table-cell office:value-type="string">
            <text:p>Shoot down flying alien</text:p>
          </table:table-cell>
          <table:table-cell/>
          <table:table-cell office:value-type="string">
            <text:p>翻訳不要</text:p>
          </table:table-cell>
          <table:table-cell office:value-type="float" office:value="1128">
            <text:p>1128</text:p>
          </table:table-cell>
          <table:table-cell table:number-columns-repeated="1019"/>
        </table:table-row>
        <table:table-row table:style-name="ro9">
          <table:table-cell office:value-type="string">
            <text:p>ACH_055_NAME</text:p>
          </table:table-cell>
          <table:table-cell office:value-type="string">
            <text:p>Pyrrhic Victory</text:p>
          </table:table-cell>
          <table:table-cell/>
          <table:table-cell office:value-type="string">
            <text:p>翻訳不要</text:p>
          </table:table-cell>
          <table:table-cell office:value-type="float" office:value="1129">
            <text:p>1129</text:p>
          </table:table-cell>
          <table:table-cell table:number-columns-repeated="1019"/>
        </table:table-row>
        <table:table-row table:style-name="ro12">
          <table:table-cell office:value-type="string">
            <text:p>ACH_055_DESC</text:p>
          </table:table-cell>
          <table:table-cell office:value-type="string">
            <text:p>Shoot down flying alien with core</text:p>
          </table:table-cell>
          <table:table-cell/>
          <table:table-cell office:value-type="string">
            <text:p>翻訳不要</text:p>
          </table:table-cell>
          <table:table-cell office:value-type="float" office:value="1130">
            <text:p>1130</text:p>
          </table:table-cell>
          <table:table-cell table:number-columns-repeated="1019"/>
        </table:table-row>
        <table:table-row table:style-name="ro9">
          <table:table-cell office:value-type="string">
            <text:p>ACH_056_NAME</text:p>
          </table:table-cell>
          <table:table-cell office:value-type="string">
            <text:p>Boot Camp</text:p>
          </table:table-cell>
          <table:table-cell/>
          <table:table-cell office:value-type="string">
            <text:p>翻訳不要</text:p>
          </table:table-cell>
          <table:table-cell office:value-type="float" office:value="1131">
            <text:p>1131</text:p>
          </table:table-cell>
          <table:table-cell table:number-columns-repeated="1019"/>
        </table:table-row>
        <table:table-row table:style-name="ro8">
          <table:table-cell office:value-type="string">
            <text:p>ACH_056_DESC</text:p>
          </table:table-cell>
          <table:table-cell office:value-type="string">
            <text:p>Finish the first 3 mission</text:p>
          </table:table-cell>
          <table:table-cell/>
          <table:table-cell office:value-type="string">
            <text:p>翻訳不要</text:p>
          </table:table-cell>
          <table:table-cell office:value-type="float" office:value="1132">
            <text:p>1132</text:p>
          </table:table-cell>
          <table:table-cell table:number-columns-repeated="1019"/>
        </table:table-row>
        <table:table-row table:style-name="ro9">
          <table:table-cell office:value-type="string">
            <text:p>ACH_057_NAME</text:p>
          </table:table-cell>
          <table:table-cell office:value-type="string">
            <text:p>Arsenal </text:p>
          </table:table-cell>
          <table:table-cell/>
          <table:table-cell office:value-type="string">
            <text:p>翻訳不要</text:p>
          </table:table-cell>
          <table:table-cell office:value-type="float" office:value="1133">
            <text:p>1133</text:p>
          </table:table-cell>
          <table:table-cell table:number-columns-repeated="1019"/>
        </table:table-row>
        <table:table-row table:style-name="ro12">
          <table:table-cell office:value-type="string">
            <text:p>ACH_057_DESC</text:p>
          </table:table-cell>
          <table:table-cell office:value-type="string">
            <text:p>Build 20 towers in one mission</text:p>
          </table:table-cell>
          <table:table-cell/>
          <table:table-cell office:value-type="string">
            <text:p>翻訳不要</text:p>
          </table:table-cell>
          <table:table-cell office:value-type="float" office:value="1134">
            <text:p>1134</text:p>
          </table:table-cell>
          <table:table-cell table:number-columns-repeated="1019"/>
        </table:table-row>
        <table:table-row table:style-name="ro9">
          <table:table-cell office:value-type="string">
            <text:p>ACH_058_NAME</text:p>
          </table:table-cell>
          <table:table-cell office:value-type="string">
            <text:p>Full Defense</text:p>
          </table:table-cell>
          <table:table-cell/>
          <table:table-cell office:value-type="string">
            <text:p>翻訳不要</text:p>
          </table:table-cell>
          <table:table-cell office:value-type="float" office:value="1135">
            <text:p>1135</text:p>
          </table:table-cell>
          <table:table-cell table:number-columns-repeated="1019"/>
        </table:table-row>
        <table:table-row table:style-name="ro12">
          <table:table-cell office:value-type="string">
            <text:p>ACH_058_DESC</text:p>
          </table:table-cell>
          <table:table-cell office:value-type="string">
            <text:p>Build 50 towers in one mission</text:p>
          </table:table-cell>
          <table:table-cell/>
          <table:table-cell office:value-type="string">
            <text:p>翻訳不要</text:p>
          </table:table-cell>
          <table:table-cell office:value-type="float" office:value="1136">
            <text:p>1136</text:p>
          </table:table-cell>
          <table:table-cell table:number-columns-repeated="1019"/>
        </table:table-row>
        <table:table-row table:style-name="ro9">
          <table:table-cell office:value-type="string">
            <text:p>ACH_059_NAME</text:p>
          </table:table-cell>
          <table:table-cell office:value-type="string">
            <text:p>Out of Bullets</text:p>
          </table:table-cell>
          <table:table-cell/>
          <table:table-cell office:value-type="string">
            <text:p>翻訳不要</text:p>
          </table:table-cell>
          <table:table-cell office:value-type="float" office:value="1137">
            <text:p>1137</text:p>
          </table:table-cell>
          <table:table-cell table:number-columns-repeated="1019"/>
        </table:table-row>
        <table:table-row table:style-name="ro14">
          <table:table-cell office:value-type="string">
            <text:p>ACH_059_DESC</text:p>
          </table:table-cell>
          <table:table-cell office:value-type="string">
            <text:p>Beat all 5 Out of Bullets challenge modes without using Gun or Cannon towers.</text:p>
          </table:table-cell>
          <table:table-cell/>
          <table:table-cell office:value-type="string">
            <text:p>翻訳不要</text:p>
          </table:table-cell>
          <table:table-cell office:value-type="float" office:value="1138">
            <text:p>1138</text:p>
          </table:table-cell>
          <table:table-cell table:number-columns-repeated="1019"/>
        </table:table-row>
        <table:table-row table:style-name="ro9">
          <table:table-cell table:style-name="ce73" office:value-type="string">
            <text:p># Credits</text:p>
          </table:table-cell>
          <table:table-cell table:style-name="ce73" office:value-type="string">
            <text:p>クレジット（翻訳不要）</text:p>
          </table:table-cell>
          <table:table-cell table:style-name="ce73" table:number-columns-repeated="2"/>
          <table:table-cell office:value-type="float" office:value="1139">
            <text:p>1139</text:p>
          </table:table-cell>
          <table:table-cell table:number-columns-repeated="1019"/>
        </table:table-row>
        <table:table-row table:style-name="ro18">
          <table:table-cell table:style-name="ce74" office:value-type="string">
            <text:p>CREDITS_CONTENT</text:p>
          </table:table-cell>
          <table:table-cell table:style-name="ce64" office:value-type="string">
            <text:p>&lt;img src="dg-logo.png"/&gt;&lt;br/&gt;&lt;br/&gt;&lt;br/&gt;&lt;br/&gt;&lt;font size="30"&gt;Defense Grid: The Awakening&lt;/font&gt;&lt;br/&gt;&lt;br/&gt;&lt;font size="30"&gt;Hidden Path Entertainment is&lt;/font&gt;&lt;br/&gt;&lt;img src="credits-separator.png"/&gt;&lt;br/&gt;Adam Crockett&lt;br/&gt;Dacey Willoughby&lt;br/&gt;Daniel Achterman&lt;br/&gt;Dave McCoy&lt;br/&gt;David Wenger&lt;br/&gt;Forrest Trepte&lt;br/&gt;Greg Onychuk&lt;br/&gt;James Garbarini&lt;br/&gt;Jay Prochaska&lt;br/&gt;Jeff Pobst&lt;br/&gt;Joe Waters&lt;br/&gt;John Daud&lt;br/&gt;John Thacker&lt;br/&gt;Junction (JeongHyun) Bae&lt;br/&gt;Lauren Kamieniecki&lt;br/&gt;Lex Story&lt;br/&gt;Marcie Post&lt;br/&gt;Matt English&lt;br/&gt;Matt Hansen&lt;br/&gt;Matt Johnson&lt;br/&gt;Mark Forrer&lt;br/&gt;Mark Terrano&lt;br/&gt;Michael Austin&lt;br/&gt;Mike Smith&lt;br/&gt;Patrick Lipo&lt;br/&gt;Peter Freese&lt;br/&gt;R.K. Post&lt;br/&gt;Scott Bodenbender&lt;br/&gt;Sirio Brozzi&lt;br/&gt;Steve Messick&lt;br/&gt;T.J. Martin&lt;br/&gt;&lt;br/&gt;&lt;img src="h5.png"/&gt;&lt;br/&gt;&lt;br/&gt;&lt;font size="30"&gt;Also Including&lt;/font&gt;&lt;br/&gt;&lt;img src="credits-separator.png"/&gt;&lt;br/&gt;Andrew Hopps&lt;br/&gt;Bernadette Pryor&lt;br/&gt;Brian Wienen&lt;br/&gt;Daniel Carver&lt;br/&gt;David Edwards&lt;br/&gt;David Rosenbaum&lt;br/&gt;Mike Sellers&lt;br/&gt;Monica Ryan&lt;br/&gt;&lt;br/&gt;&lt;img src="h1.png"/&gt;&lt;br/&gt;&lt;br/&gt;&lt;font size="30"&gt;LTC&lt;/font&gt;&lt;br/&gt;&lt;img src="credits-separator.png"/&gt;&lt;br/&gt;Ike Lee&lt;br/&gt;&lt;br/&gt;&lt;font size="30"&gt;DD Music&lt;/font&gt;&lt;br/&gt;&lt;img src="credits-separator.png"/&gt;&lt;br/&gt;Duane Decker&lt;br/&gt;&lt;br/&gt;&lt;font size="30"&gt;Vocal Performance&lt;/font&gt;&lt;br/&gt;&lt;img src="credits-separator.png"/&gt;&lt;br/&gt;Cesare Rasini (Italian)&lt;br/&gt;Enrique Lles (Spanish)&lt;br/&gt;Jim Ward (English)&lt;br/&gt;Marc Alfos (French)&lt;br/&gt;Renier Baaken (German)&lt;br/&gt;&lt;br/&gt;&lt;font size="30"&gt;Second West&lt;/font&gt;&lt;br/&gt;&lt;img src="credits-separator.png"/&gt;&lt;br/&gt;Jim Dunn&lt;br/&gt;Sam Ernst&lt;br/&gt;&lt;br/&gt;&lt;img src="hi.png"/&gt;&lt;br/&gt;&lt;br/&gt;&lt;font size="30"&gt;Shadows In Darkness&lt;/font&gt;&lt;br/&gt;&lt;img src="credits-separator.png"/&gt;&lt;br/&gt;Craig Kelly&lt;br/&gt;Devon Browne&lt;br/&gt;Kris Crecco&lt;br/&gt;Rick Daniels&lt;br/&gt;Vincent Donatelli&lt;br/&gt;&lt;br/&gt;&lt;font size="30"&gt;Lakshya Digital&lt;/font&gt;&lt;br/&gt;&lt;img src="credits-separator.png"/&gt;&lt;br/&gt;Staff&lt;br/&gt;&lt;br/&gt;&lt;font size="30"&gt;MetaXpert&lt;/font&gt;&lt;br/&gt;&lt;img src="credits-separator.png"/&gt;&lt;br/&gt;Aaron Lennon&lt;br/&gt;Terry Hoy&lt;br/&gt;&lt;br/&gt;&lt;font size="30"&gt;Voicecaster&lt;/font&gt;&lt;br/&gt;&lt;img src="credits-separator.png"/&gt;&lt;br/&gt;Carin Baker&lt;br/&gt;Francie Cline&lt;br/&gt;Huck Liggett&lt;br/&gt;Juan Carlos Bagnell&lt;br/&gt;Lindsey Alena&lt;br/&gt;&lt;br/&gt;&lt;img src="h4.png"/&gt;&lt;br/&gt;&lt;br/&gt;&lt;font size="30"&gt;SLM Partners&lt;/font&gt;&lt;br/&gt;&lt;img src="credits-separator.png"/&gt;&lt;br/&gt;Lori Mezoff&lt;br/&gt;Susan Lusty&lt;br/&gt;&lt;br/&gt;&lt;font size="30"&gt;Wondertouch&lt;/font&gt;&lt;br/&gt;&lt;img src="credits-separator.png"/&gt;&lt;br/&gt;Alan Lorence&lt;br/&gt;&lt;br/&gt;&lt;font size="30"&gt;Puget Sound Studios&lt;/font&gt;&lt;br/&gt;&lt;img src="credits-separator.png"/&gt;&lt;br/&gt;Bruce A. Brown&lt;br/&gt;&lt;br/&gt;&lt;font size="30"&gt;VisionArey Entertainment&lt;/font&gt;&lt;br/&gt;&lt;img src="credits-separator.png"/&gt;&lt;br/&gt;E. Daniel Arey&lt;br/&gt;&lt;br/&gt;&lt;img src="h6.png"/&gt;&lt;br/&gt;&lt;br/&gt;&lt;font size="30"&gt;Enzyme Labs&lt;/font&gt;&lt;br/&gt;&lt;img src="credits-separator.png"/&gt;&lt;br/&gt;Carolljo Maher&lt;br/&gt;Christopher Bell&lt;br/&gt;Davide Rigiani&lt;br/&gt;Fabian Hee&lt;br/&gt;Frederik Langolis&lt;br/&gt;Hugo Roy Leclerc&lt;br/&gt;Ilka Rhesa&lt;br/&gt;Jean-François Gagné&lt;br/&gt;Maxime Charbonneau&lt;br/&gt;Michel Fournier&lt;br/&gt;Miguel Moraleda&lt;br/&gt;Normand Danis&lt;br/&gt;Pau Cortés Lledó&lt;br/&gt;Rémy Julita&lt;br/&gt;Sébastien Lamothe&lt;br/&gt;Serge Handfield&lt;br/&gt;Sophie Blancheton Barnaud&lt;br/&gt;Ugo Rodriguez&lt;br/&gt;&lt;br/&gt;&lt;img src="h7.png"/&gt;&lt;br/&gt;&lt;br/&gt;&lt;font size="30"&gt;Game Localization Network&lt;/font&gt;&lt;br/&gt;&lt;img src="credits-separator.png"/&gt;&lt;br/&gt;Armin Claus&lt;br/&gt;Benny HÃ¤ssler&lt;br/&gt;Caroline Slama&lt;br/&gt;Fernando Formariz Esteban&lt;br/&gt;Francesca Pezzoli&lt;br/&gt;Guiseppe Medico&lt;br/&gt;Johannes Irmer&lt;br/&gt;Pearse Finegan&lt;br/&gt;Virginie Clauzel&lt;br/&gt;&lt;br/&gt;&lt;font size="30"&gt;You Monster, Community Challenge, and ARG Content&lt;/font&gt;&lt;br/&gt;&lt;img src="credits-separator.png"/&gt;&lt;br/&gt;&lt;br/&gt;Hidden Path Entertainment&lt;br/&gt;Dave McCoy&lt;br/&gt;Jeff Pobst&lt;br/&gt;Kris McMahan&lt;br/&gt;Mark Forrer&lt;br/&gt;Mark Shoemaker&lt;br/&gt;Mark Terrano&lt;br/&gt;Matt Johnson&lt;br/&gt;Michael Austin&lt;br/&gt;James Garbarini&lt;br/&gt;Jon Lee&lt;br/&gt;&lt;br/&gt;Also Including&lt;br/&gt;Ben Houge&lt;br/&gt;Deena Austin&lt;br/&gt;&lt;br/&gt;Second West&lt;br/&gt;Jim Dunn&lt;br/&gt;Sam Ernst&lt;br/&gt;&lt;br/&gt;Valve&lt;br/&gt;Al Farnsworth&lt;br/&gt;Anna Sweet&lt;br/&gt;Bill Van Buren&lt;br/&gt;Chet Faliszek&lt;br/&gt;Chris Douglass&lt;br/&gt;Doug Lombardi&lt;br/&gt;Doug Valente&lt;br/&gt;Erik Johnson&lt;br/&gt;Erik Wolpaw&lt;br/&gt;Gabe Newell&lt;br/&gt;Jay Pinkerton&lt;br/&gt;Jeep Barnett&lt;br/&gt;Jeremy Bennett&lt;br/&gt;Mike Dunkle&lt;br/&gt;Robin Walker&lt;br/&gt;&lt;br/&gt;Voices&lt;br/&gt;Ellen McLain (English)&lt;br/&gt;Gertrude Thoma (German)&lt;br/&gt;Jim Ward (English)&lt;br/&gt;Marc Alfos (French)&lt;br/&gt;Renier Baaken (German)&lt;br/&gt;Scarlett Perdereau (French)&lt;br/&gt;&lt;br/&gt;Voicecaster Recording&lt;br/&gt;Huck Liggett&lt;br/&gt;Juan Carlos Bagnell&lt;br/&gt;&lt;br/&gt;Pure Audio Recording&lt;br/&gt;Kathy Levin&lt;br/&gt;Paul Goldberg&lt;br/&gt;Steve Heinke&lt;br/&gt;&lt;br/&gt;SDL Localization&lt;br/&gt;Alex Cretney&lt;br/&gt;Ángel Martínez Murillo&lt;br/&gt;David Osborne&lt;br/&gt;Eloisa Sabatini&lt;br/&gt;Ingo Potthast&lt;br/&gt;Julia Thieroff&lt;br/&gt;Marco Calcaterra&lt;br/&gt;Mikael Boulbria&lt;br/&gt;Morgane Munns&lt;br/&gt;Richard Forrest&lt;br/&gt;Sabine Jolly&lt;br/&gt;Simon Mitton&lt;br/&gt;&lt;br/&gt;Enzyme Labs Testing&lt;br/&gt;Alexander Cossette&lt;/br&gt;Alexander Zukowsky&lt;br/&gt;Carole-Anne Barbosa&lt;br/&gt;Carolljo Maher&lt;br/&gt;Chafik Badache&lt;br/&gt;Franziska Schlosser&lt;br/&gt;Giovanni Polidoro Bernabeo&lt;br/&gt;Hudson Lee&lt;br/&gt;Ilka Rhesa&lt;br/&gt;Jon Busquets Del Alamo&lt;br/&gt;Marie-Claude Gagnon&lt;br/&gt;Martin Goyer-Renaud&lt;/br&gt;Maxime Plessis Bélair&lt;/br&gt;Michael Applebee&lt;/br&gt;Michel Gaudreault&lt;br/&gt;Nicolas Lefebvre&lt;br/&gt;Nicolas Machado&lt;br/&gt;Sandra Malenfant&lt;br/&gt;Tommy Indriets&lt;br/&gt;&lt;br/&gt;HPE Board Game Night Crew&lt;br/&gt;&lt;br/&gt;&lt;font size="30"&gt;Thank You from Hidden Path Entertainment &lt;/font&gt;&lt;br/&gt;&lt;img src="credits-separator.png"/&gt;&lt;br/&gt;&lt;br/&gt;&lt;font size="30"&gt;Special Thanks&lt;/font&gt;&lt;br/&gt;&lt;img src="credits-separator.png"/&gt;&lt;br/&gt;Ike Lee&lt;br/&gt;Geoff Selzer&lt;br/&gt;&lt;br/&gt;&lt;img src="h3.png"/&gt;&lt;br/&gt;&lt;br/&gt;&lt;font size="30"&gt;Thanks to Valve / Steam&lt;/font&gt;&lt;br/&gt;&lt;img src="credits-separator.png"/&gt;&lt;br/&gt;Alden Kroll&lt;br/&gt;Alfred Reynolds&lt;br/&gt;Chris Douglass&lt;br/&gt;Chris Shambaugh&lt;br/&gt;Doug Lombardi&lt;br/&gt;Gabe Newell&lt;br/&gt;Jason Ruymen&lt;br/&gt;John Cook&lt;br/&gt;Mike Dunkle&lt;br/&gt;Scott Lynch&lt;br/&gt;Taylor Sherman&lt;br/&gt;&lt;br/&gt;&lt;font size="30"&gt;Thanks to IGN / Direct2Drive&lt;/font&gt;&lt;br/&gt;&lt;img src="credits-separator.png"/&gt;&lt;br/&gt;Damon Marshall&lt;br/&gt;Ethan Huang&lt;br/&gt;Jill Albin&lt;br/&gt;John Burns&lt;br/&gt;Justin Ramos&lt;br/&gt;Sutton Trout&lt;br/&gt;&lt;br/&gt;&lt;br/&gt;&lt;font size="30"&gt;Thanks to Greenhouse &amp; Penny-Arcade&lt;/font&gt;&lt;br/&gt;&lt;img src="credits-separator.png"/&gt;&lt;br/&gt;Jeff Kalles&lt;br/&gt;Jerry Holkins&lt;br/&gt;Mike Krahulik&lt;br/&gt;Robert Khoo&lt;br/&gt;&lt;br/&gt;&lt;img src="h9.png"/&gt;&lt;br/&gt;&lt;br/&gt;&lt;font size="30"&gt;Thanks to AMD/ATI &lt;/font&gt;&lt;br/&gt;&lt;img src="credits-separator.png"/&gt;&lt;br/&gt;Drew Angeloff&lt;br/&gt;Mark Thomas&lt;br/&gt;Ric Neil&lt;br/&gt;Sandra Congdon&lt;br/&gt;Toree Alessi&lt;br/&gt;&lt;br/&gt;&lt;img src="hj.png"/&gt;&lt;br/&gt;&lt;br/&gt;&lt;font size="30"&gt;Thanks to Emergent Game Technologies&lt;/font&gt;&lt;br/&gt;&lt;img src="credits-separator.png"/&gt;&lt;br/&gt;Ben Hoyt&lt;br/&gt;David Ripka&lt;br/&gt;Erin Dwyer&lt;br/&gt;Geoff Selzer&lt;br/&gt;John Austin&lt;br/&gt;Karen McBride&lt;br/&gt;Katie Morgan&lt;br/&gt;Lissa Williamson&lt;br/&gt;Mark Bottini&lt;br/&gt;Matt Bailey&lt;br/&gt;Mike Daly&lt;br/&gt;Mike Steele&lt;br/&gt;Nathalie Sparks&lt;br/&gt;Nolan Walker&lt;br/&gt;Randy Spong&lt;br/&gt;Shon Ferguson&lt;br/&gt;Susan Witterschein&lt;br/&gt;Stephen Peacock&lt;br/&gt;Tim Kerchmar&lt;br/&gt;Zhenping Guo&lt;br/&gt;&lt;br/&gt;&lt;img src="h8.png"/&gt;&lt;br/&gt;&lt;br/&gt;&lt;font size="30"&gt;Thanks to Intel&lt;/font&gt;&lt;br/&gt;&lt;img src="credits-separator.png"/&gt;&lt;br/&gt;Arzhange Safdarzadeh&lt;br/&gt;Betty Crockett&lt;br/&gt;Bobby Oh&lt;br/&gt;Cathy Kinzer&lt;br/&gt;John Usher&lt;br/&gt;Mark Subotnick&lt;br/&gt;Neela Dass&lt;br/&gt;&lt;br/&gt;&lt;font size="30"&gt;Thanks to Lockergnome.com&lt;/font&gt;&lt;br/&gt;&lt;img src="credits-separator.png"/&gt;&lt;br/&gt;Chris Pirillo&lt;br/&gt;Ponzi Pirillo&lt;br/&gt;&lt;br/&gt;&lt;img src="h2.png"/&gt;&lt;br/&gt;&lt;br/&gt;&lt;font size="30"&gt;Thanks to Microsoft ATG/GTG/XNA/XDC/XDS/DAM&lt;/font&gt;&lt;br/&gt;&lt;img src="credits-separator.png"/&gt;&lt;br/&gt;Brendan Vanous&lt;br/&gt;Chris Satchell&lt;br/&gt;Dan Black&lt;br/&gt;Erin O'Neil&lt;br/&gt;Kelly Tofte&lt;br/&gt;Mark Mansur&lt;br/&gt;Sam Charchian&lt;br/&gt;Scott Selfon&lt;br/&gt;&lt;br/&gt;&lt;font size="30"&gt;Thanks to Neowiz Games &lt;/font&gt;&lt;br/&gt;&lt;img src="credits-separator.png"/&gt;&lt;br/&gt;Cindy Lee&lt;br/&gt;Eric Oh &lt;br/&gt;Erik Bethke&lt;br/&gt;Henry Chang&lt;br/&gt;John Nam&lt;br/&gt;Leo Kye Hyun Cho&lt;br/&gt;Martin Choi&lt;br/&gt;Sang Won Chung (Thing)&lt;br/&gt;Won Il Sue&lt;br/&gt;&lt;br/&gt;&lt;font size="30"&gt;Thanks to NVIDIA&lt;/font&gt;&lt;br/&gt;&lt;img src="credits-separator.png"/&gt;&lt;br/&gt;Jim Black&lt;br/&gt;Rex Sikora&lt;br/&gt;&lt;br/&gt;&lt;font size="30"&gt;Thanks to Digipen Institute of Technology&lt;/font&gt;&lt;br/&gt;&lt;img src="credits-separator.png"/&gt;&lt;br/&gt;Jen Sward&lt;br/&gt;&lt;br/&gt;&lt;img src="hd.png"/&gt;&lt;br/&gt;&lt;br/&gt;&lt;font size="30"&gt;Thanks to Play Testers&lt;/font&gt;&lt;br/&gt;&lt;img src="credits-separator.png"/&gt;&lt;br/&gt;Bridget Agabra&lt;br/&gt;Dan Austin&lt;br/&gt;Dennis Tilley&lt;br/&gt;Evelyn Perillo&lt;br/&gt;Hobie Formhals&lt;br/&gt;Mike Hummer &lt;br/&gt;Mike Mace&lt;br/&gt;Steve Serdy&lt;br/&gt;Thomas Zuccotti&lt;br/&gt;&lt;br/&gt;&lt;font size="30"&gt;Defense Grid: The Awakening&lt;/font&gt;&lt;br/&gt;&lt;img src="credits-separator.png"/&gt;&lt;br/&gt;Â© 2008 Hidden Path Entertainment, Inc. <text:s/>Defense Grid is a trademark and Hidden Path Entertainment is a registered trademark of Hidden Path Entertainment, Inc. <text:s/>All rights reserved.&lt;br/&gt;&lt;br/&gt;Portions of this software are included under license Â© 2006 Emergent Game Technologies, Inc. <text:s/>All rights reserved.&lt;br/&gt;&lt;br/&gt;Uses Scaleform GFx Â© 2008 Scaleform Corporation. <text:s/>All rights reserved.&lt;br/&gt;&lt;br/&gt;&lt;br/&gt;</text:p>
          </table:table-cell>
          <table:table-cell table:style-name="ce64"/>
          <table:table-cell/>
          <table:table-cell office:value-type="float" office:value="1140">
            <text:p>1140</text:p>
          </table:table-cell>
          <table:table-cell table:number-columns-repeated="1019"/>
        </table:table-row>
        <table:table-row table:style-name="ro10">
          <table:table-cell office:value-type="string">
            <text:p>ESRB_WARNING</text:p>
          </table:table-cell>
          <table:table-cell office:value-type="string">
            <text:p>Online Interactions Not Rated by the ESRB.</text:p>
          </table:table-cell>
          <table:table-cell table:number-columns-repeated="2"/>
          <table:table-cell office:value-type="float" office:value="1141">
            <text:p>1141</text:p>
          </table:table-cell>
          <table:table-cell table:number-columns-repeated="1019"/>
        </table:table-row>
        <table:table-row table:style-name="ro8">
          <table:table-cell table:style-name="ce73" office:value-type="string">
            <text:p># How to Play</text:p>
          </table:table-cell>
          <table:table-cell table:style-name="ce73" office:value-type="string">
            <text:p>How to Play画面の項目・説明</text:p>
          </table:table-cell>
          <table:table-cell table:style-name="ce73" table:number-columns-repeated="2"/>
          <table:table-cell office:value-type="float" office:value="1142">
            <text:p>1142</text:p>
          </table:table-cell>
          <table:table-cell table:number-columns-repeated="1019"/>
        </table:table-row>
        <table:table-row table:style-name="ro9">
          <table:table-cell office:value-type="string">
            <text:p>HTPH_Aliens</text:p>
          </table:table-cell>
          <table:table-cell office:value-type="string">
            <text:p>Aliens</text:p>
          </table:table-cell>
          <table:table-cell table:style-name="ce84" office:value-type="string">
            <text:p>エイリアン</text:p>
          </table:table-cell>
          <table:table-cell/>
          <table:table-cell office:value-type="float" office:value="1143">
            <text:p>1143</text:p>
          </table:table-cell>
          <table:table-cell table:number-columns-repeated="1019"/>
        </table:table-row>
        <table:table-row table:style-name="ro8">
          <table:table-cell office:value-type="string">
            <text:p>HTPH_Challenge_Modes</text:p>
          </table:table-cell>
          <table:table-cell office:value-type="string">
            <text:p>Challenge Modes</text:p>
          </table:table-cell>
          <table:table-cell table:style-name="ce84" office:value-type="string">
            <text:p>チャレンジ・モード</text:p>
          </table:table-cell>
          <table:table-cell/>
          <table:table-cell office:value-type="float" office:value="1144">
            <text:p>1144</text:p>
          </table:table-cell>
          <table:table-cell table:number-columns-repeated="1019"/>
        </table:table-row>
        <table:table-row table:style-name="ro9">
          <table:table-cell office:value-type="string">
            <text:p>HTPH_Controls</text:p>
          </table:table-cell>
          <table:table-cell office:value-type="string">
            <text:p>Controls</text:p>
          </table:table-cell>
          <table:table-cell table:style-name="ce84" office:value-type="string">
            <text:p>操作</text:p>
          </table:table-cell>
          <table:table-cell/>
          <table:table-cell office:value-type="float" office:value="1145">
            <text:p>1145</text:p>
          </table:table-cell>
          <table:table-cell table:number-columns-repeated="1019"/>
        </table:table-row>
        <table:table-row table:style-name="ro9">
          <table:table-cell office:value-type="string">
            <text:p>HTPH_Interface</text:p>
          </table:table-cell>
          <table:table-cell office:value-type="string">
            <text:p>Interface</text:p>
          </table:table-cell>
          <table:table-cell table:style-name="ce84" office:value-type="string">
            <text:p>画面</text:p>
          </table:table-cell>
          <table:table-cell/>
          <table:table-cell office:value-type="float" office:value="1146">
            <text:p>1146</text:p>
          </table:table-cell>
          <table:table-cell table:number-columns-repeated="1019"/>
        </table:table-row>
        <table:table-row table:style-name="ro8">
          <table:table-cell office:value-type="string">
            <text:p>HTPH_Main_Menu</text:p>
          </table:table-cell>
          <table:table-cell office:value-type="string">
            <text:p>Main Menu</text:p>
          </table:table-cell>
          <table:table-cell table:style-name="ce84" office:value-type="string">
            <text:p>メインメニュー</text:p>
          </table:table-cell>
          <table:table-cell/>
          <table:table-cell office:value-type="float" office:value="1147">
            <text:p>1147</text:p>
          </table:table-cell>
          <table:table-cell table:number-columns-repeated="1019"/>
        </table:table-row>
        <table:table-row table:style-name="ro9">
          <table:table-cell office:value-type="string">
            <text:p>HTPH_Objective</text:p>
          </table:table-cell>
          <table:table-cell office:value-type="string">
            <text:p>Objective</text:p>
          </table:table-cell>
          <table:table-cell table:style-name="ce84" office:value-type="string">
            <text:p>目的</text:p>
          </table:table-cell>
          <table:table-cell/>
          <table:table-cell office:value-type="float" office:value="1148">
            <text:p>1148</text:p>
          </table:table-cell>
          <table:table-cell table:number-columns-repeated="1019"/>
        </table:table-row>
        <table:table-row table:style-name="ro8">
          <table:table-cell office:value-type="string">
            <text:p>HTPH_Steam_Account</text:p>
          </table:table-cell>
          <table:table-cell office:value-type="string">
            <text:p>Steam Account</text:p>
          </table:table-cell>
          <table:table-cell table:style-name="ce84" office:value-type="string">
            <text:p>Steamアカウント</text:p>
          </table:table-cell>
          <table:table-cell/>
          <table:table-cell office:value-type="float" office:value="1149">
            <text:p>1149</text:p>
          </table:table-cell>
          <table:table-cell table:number-columns-repeated="1019"/>
        </table:table-row>
        <table:table-row table:style-name="ro9">
          <table:table-cell office:value-type="string">
            <text:p>HTPH_Story</text:p>
          </table:table-cell>
          <table:table-cell office:value-type="string">
            <text:p>Story</text:p>
          </table:table-cell>
          <table:table-cell table:style-name="ce84" office:value-type="string">
            <text:p>ストーリー</text:p>
          </table:table-cell>
          <table:table-cell/>
          <table:table-cell office:value-type="float" office:value="1150">
            <text:p>1150</text:p>
          </table:table-cell>
          <table:table-cell table:number-columns-repeated="1019"/>
        </table:table-row>
        <table:table-row table:style-name="ro8">
          <table:table-cell office:value-type="string">
            <text:p>HTPH_Technical_Support</text:p>
          </table:table-cell>
          <table:table-cell office:value-type="string">
            <text:p>Technical Support</text:p>
          </table:table-cell>
          <table:table-cell table:style-name="ce84" office:value-type="string">
            <text:p>技術サポート</text:p>
          </table:table-cell>
          <table:table-cell/>
          <table:table-cell office:value-type="float" office:value="1151">
            <text:p>1151</text:p>
          </table:table-cell>
          <table:table-cell table:number-columns-repeated="1019"/>
        </table:table-row>
        <table:table-row table:style-name="ro9">
          <table:table-cell office:value-type="string">
            <text:p>HTPH_Towers</text:p>
          </table:table-cell>
          <table:table-cell office:value-type="string">
            <text:p>Towers</text:p>
          </table:table-cell>
          <table:table-cell table:style-name="ce84" office:value-type="string">
            <text:p>タワー</text:p>
          </table:table-cell>
          <table:table-cell/>
          <table:table-cell office:value-type="float" office:value="1152">
            <text:p>1152</text:p>
          </table:table-cell>
          <table:table-cell table:number-columns-repeated="1019"/>
        </table:table-row>
        <table:table-row table:style-name="ro18">
          <table:table-cell office:value-type="string">
            <text:p>HTP_Aliens</text:p>
          </table:table-cell>
          <table:table-cell office:value-type="string">
            <text:p>&lt;img src="icon-mob-fast-1-lg.png" height="57.2" width="57.2"/&gt;&lt;img src="icon-mob-fast-3-lg.png" height="57.2" width="57.2"/&gt;&lt;br/&gt;&lt;b&gt;Fast Aliens&lt;/b&gt;&lt;br/&gt;&lt;br/&gt;Fast aliens hover and move much faster than others. <text:s/>They are more susceptible to laser and fire damage than other alien types because they will continue to burn even after they have raced past the tower. &lt;br/&gt;&lt;br/&gt;&lt;img src="icon-mob-shielded-2-lg.png" height="57.2" width="57.2"/&gt;&lt;img src="icon-mob-shielded-3-lg.png" height="57.2" width="57.2"/&gt;&lt;br/&gt;&lt;b&gt;Shielded Aliens&lt;/b&gt;&lt;br/&gt;&lt;br/&gt;Some aliens have shields protecting them. <text:s/>Beam weapons may be ineffective or less effective on shields until those shields are destroyed by projectile weapons. <text:s/>After the shield is destroyed, the alien is susceptible to damage from all weapons. &lt;br/&gt;&lt;br/&gt;&lt;br/&gt;&lt;br/&gt;&lt;br/&gt;&lt;img src="icon-mob-flying-1-lg.png" height="57.2" width="57.2"/&gt;&lt;img src="icon-mob-flying-2-lg.png" height="57.2" width="57.2"/&gt;&lt;br/&gt;&lt;b&gt;Flying Aliens&lt;/b&gt;&lt;br/&gt;&lt;br/&gt;Flying aliens follow a different path than other aliens, and will head to the cores before exiting. <text:s/>Their flight path will be illuminated at the start of a mission and can be shown at any time by bringing up the Tactics display. <text:s/>Power cores captured by flying aliens cannot be recovered. &lt;br/&gt;&lt;br/&gt;&lt;img src="icon-mob-spawning-2-lg.png" height="57.2" width="57.2"/&gt;&lt;img src="icon-mob-spawning-3-lg.png" height="57.2" width="57.2"/&gt;&lt;br/&gt;&lt;b&gt;Spawning Aliens&lt;/b&gt;&lt;br/&gt;&lt;br/&gt;Spawning aliens are able to deploy additional aliens on the map. Some spawning aliens create portals which teleport other aliens to the location of the portal. Other aliens internally protect a group inside of them and release that group when the protector is killed. &lt;br/&gt;&lt;br/&gt;&lt;img src="icon-mob-stealth-1-lg.png" height="57.2" width="57.2"/&gt;&lt;img src="icon-mob-stealth-2-lg.png" height="57.2" width="57.2"/&gt;&lt;br/&gt;&lt;b&gt;Stealth Aliens&lt;/b&gt;&lt;br/&gt;&lt;br/&gt;Stealth aliens cannot be seen at a distance by most towers and will only be detected without aid when near a tower. <text:s/>For long range towers such as the Cannon and Meteor towers, stealth aliens are practically undetectable. <text:s/>The command tower will help illuminate stealth aliens within its range allowing other towers to see those aliens.</text:p>
          </table:table-cell>
          <table:table-cell office:value-type="string">
            <text:p>&lt;img src="icon-mob-fast-1-lg.png" height="57.2" width="57.2"/&gt;&lt;img src="icon-mob-fast-3-lg.png" height="57.2" width="57.2"/&gt;&lt;br/&gt;&lt;b&gt;高機動エイリアン&lt;/b&gt;&lt;br/&gt;&lt;br/&gt;高機動エイリアンは浮遊して他のエイリアンよりも高速で移動します。 高機動エイリアンは他のエイリアンよりもレーザーと炎による影響を受け易く、タワーをを抜けた後も燃え続けます。&lt;br/&gt;&lt;br/&gt;&lt;img src="icon-mob-shielded-2-lg.png" height="57.2" width="57.2"/&gt;&lt;img src="icon-mob-shielded-3-lg.png" height="57.2" width="57.2"/&gt;&lt;br/&gt;&lt;b&gt;シールド・エイリアン&lt;/b&gt;&lt;br/&gt;&lt;br/&gt;一部のエイリアンはシールドで保護されています。 シールドは実弾系の兵器で破壊されるまでビーム兵器による攻撃を弱めたり無効化します。シールドを破壊されたエイリアンは全兵器のダメージを受け易くなります。&lt;br/&gt;&lt;br/&gt;&lt;img src="icon-mob-flying-1-lg.png" height="57.2" width="57.2"/&gt;&lt;img src="icon-mob-flying-2-lg.png" height="57.2" width="57.2"/&gt;&lt;br/&gt;&lt;b&gt;航空エイリアン&lt;/b&gt;&lt;br/&gt;&lt;br/&gt;航空エイリアンは地上のエイリアンとは違う経路を進み、マップから離脱する直前にコアを奪おうとします。 飛行経路は任務開始時にイルミネーション表示され、ゲーム中には何時でもタクティカル画面で表示させられます。 航空エイリアンに奪われたパワーコアを回収する事は出来ません。&lt;br/&gt;&lt;br/&gt;&lt;img src="icon-mob-spawning-2-lg.png" height="57.2" width="57.2"/&gt;&lt;img src="icon-mob-spawning-3-lg.png" height="57.2" width="57.2"/&gt;&lt;br/&gt;&lt;b&gt;召喚エイリアン&lt;/b&gt;&lt;br/&gt;&lt;br/&gt;召喚エイリアンはマップ上へエイリアンを追加します。 召喚エイリアンには他のエイリアンがテレポートして来るポータルを発生させるタイプとエイリアンの集団を体内に収容して保護し、破壊された時に解放するタイプが有ります。&lt;br/&gt;&lt;br/&gt;&lt;img src="icon-mob-stealth-1-lg.png" height="57.2" width="57.2"/&gt;&lt;img src="icon-mob-stealth-2-lg.png" height="57.2" width="57.2"/&gt;&lt;br/&gt;&lt;b&gt;ステルス・エイリアン&lt;/b&gt;&lt;br/&gt;&lt;br/&gt;離れた場所に居るステルス・エイリアンはコマンド・タワーの支援無しに見つける事は出来ず、タワーに接近した時にだけ見つけられます。 その為、キャノンやメテオ等の長射程タワーがステルス・エイリアンを見つける事は有りません。 コマンド・タワーは影響範囲内に居るステルス・エイリアンの姿を晒し出して他のタワーが見つけられるようにします。</text:p>
          </table:table-cell>
          <table:table-cell/>
          <table:table-cell office:value-type="float" office:value="1153">
            <text:p>1153</text:p>
          </table:table-cell>
          <table:table-cell table:number-columns-repeated="1019"/>
        </table:table-row>
        <table:table-row table:style-name="ro18">
          <table:table-cell office:value-type="string">
            <text:p>HTP_Challenge_Modes</text:p>
          </table:table-cell>
          <table:table-cell office:value-type="string">
            <text:p>&lt;b&gt;Story Challenge&lt;/b&gt;&lt;br/&gt;&lt;br/&gt;The story mode, but all the aliens are tougher.&lt;br/&gt;&lt;br/&gt;&lt;b&gt;10k Resources&lt;/b&gt;&lt;br/&gt;&lt;br/&gt;You start with 10k with no resource recovery or interest.&lt;br/&gt;&lt;br/&gt;&lt;b&gt;Practice&lt;/b&gt;&lt;br/&gt;&lt;br/&gt;You start with 20k with no resource recovery or interest. <text:s/>Perfect your strategies.&lt;br/&gt;&lt;br/&gt;&lt;b&gt;10 Tower Limit&lt;/b&gt;&lt;br/&gt;&lt;br/&gt;You can only have 10 towers in play at any time.&lt;br/&gt;&lt;br/&gt;&lt;b&gt;Single Core&lt;/b&gt;&lt;br/&gt;&lt;br/&gt;There is only a single core in the housing.&lt;br/&gt;&lt;br/&gt;&lt;br/&gt;&lt;br/&gt;&lt;b&gt;Grinder&lt;/b&gt;&lt;br/&gt;&lt;br/&gt;The walkers just keep coming.&lt;br/&gt;&lt;br/&gt;&lt;b&gt;Green Towers Only&lt;/b&gt;&lt;br/&gt;&lt;br/&gt;Survive with only level one towers available.&lt;br/&gt;&lt;br/&gt;&lt;b&gt;Relaxed&lt;/b&gt;&lt;br/&gt;&lt;br/&gt;The story mode, but the aliens are easier than normal and you can't lose.&lt;br/&gt;&lt;br/&gt;</text:p>
          </table:table-cell>
          <table:table-cell table:style-name="ce84" office:value-type="string">
            <text:p>&lt;b&gt;ストーリー・チャレンジ&lt;/b&gt;&lt;br/&gt;&lt;br/&gt;エイリアンが強固になったストーリー・モードです。&lt;br/&gt;&lt;br/&gt;&lt;b&gt;リソース制限：10,000&lt;/b&gt;&lt;br/&gt;&lt;br/&gt;リソースはゲーム開始時の10,000のみで回収や利息による増加は有りません。&lt;br/&gt;&lt;br/&gt;&lt;b&gt;練習&lt;/b&gt;&lt;br/&gt;&lt;br/&gt;リソースはゲーム開始時の20,000のみで回収や利息による増加は有りません。 <text:s/>戦略を練って下さい。&lt;br/&gt;&lt;br/&gt;&lt;b&gt;タワー制限：10&lt;/b&gt;&lt;br/&gt;&lt;br/&gt;タワーを同時に10基までしか建設できません。&lt;br/&gt;&lt;br/&gt;&lt;b&gt;シングル・コア&lt;/b&gt;&lt;br/&gt;&lt;br/&gt;コアが保管場所に１個しか存在しません。&lt;br/&gt;&lt;br/&gt;&lt;br/&gt;&lt;br/&gt;&lt;b&gt;グラインダー&lt;/b&gt;&lt;br/&gt;&lt;br/&gt;ウォーカーの襲撃が続きます。&lt;br/&gt;&lt;br/&gt;&lt;b&gt;タワー制限：緑&lt;/b&gt;&lt;br/&gt;&lt;br/&gt;レベル１のタワーだけで生き残りを掛けます。&lt;br/&gt;&lt;br/&gt;&lt;b&gt;リラックス&lt;/b&gt;&lt;br/&gt;&lt;br/&gt;通常よりもエイリアンが弱くなったストーリー・モードです。 まず負ける事は有りません。&lt;br/&gt;&lt;br/&gt;</text:p>
          </table:table-cell>
          <table:table-cell/>
          <table:table-cell office:value-type="float" office:value="1154">
            <text:p>1154</text:p>
          </table:table-cell>
          <table:table-cell table:number-columns-repeated="1019"/>
        </table:table-row>
        <table:table-row table:style-name="ro18">
          <table:table-cell office:value-type="string">
            <text:p>HTP_Controls</text:p>
          </table:table-cell>
          <table:table-cell office:value-type="string">
            <text:p>&lt;b&gt;Cursor movement&lt;/b&gt;&lt;br/&gt;&lt;br/&gt; Move the mouse to pan your view (or use the up, down, left, and right keys). <text:s/>There are three heights you can play from. Rotate the mouse wheel to move between them. There are also keyboard shortcuts for zooming in and out. You can play the game high above the world, seeing most of the map, at a medium height surveying a section of the world, or zoomed in closer on a specific area. &lt;br/&gt;&lt;br/&gt; &lt;b&gt;Building a tower&lt;/b&gt;&lt;br/&gt;&lt;br/&gt; To build a tower, Left-click the mouse on a tower door location where the cursor is green. A menu showing the tower building options will appear on the left side of the screen. Scroll through those options using the mouse wheel or up and down movement of the mouse. Left-click the mouse to choose the selected tower to be built. &lt;br/&gt;&lt;br/&gt;&lt;br/&gt;&lt;br/&gt;&lt;br/&gt;&lt;br/&gt;&lt;b&gt;Upgrading a tower&lt;/b&gt;&lt;br/&gt;&lt;br/&gt;Left-click a tower and select Upgrade to increase the tower's capabilities. <text:s/>Green level base towers can be upgraded to amber level towers. <text:s/>Red level towers are much more powerful, but are very expensive. <text:s/>The level of the tower can both be seen by the color of the tower's range circle as well as in the illumination on the sides and base of the tower. &lt;br/&gt;&lt;br/&gt; &lt;b&gt;Selling a tower&lt;/b&gt;&lt;br/&gt;&lt;br/&gt;You may Left-click a tower and then select Sell to recover some resources from a tower. <text:s/>A tower can be sold when in need of resources in order to recover 75% of the resources that were spent to construct the tower. <text:s/>A tower can also be sold when wanting to change the path of the aliens or wanting to place a different kind of tower in the same location. &lt;br/&gt;&lt;br/&gt; &lt;b&gt;Orbital Laser&lt;/b&gt;&lt;br/&gt;&lt;br/&gt;Once the Orbital Laser is available, press and hold the 'L' key to fire the orbital laser at the location of the cursor. <text:s/>Releasing it early will abort the firing sequence. <text:s/>Resources cannot be salvaged from aliens destroyed by the orbital laser. &lt;br/&gt;&lt;br/&gt; &lt;b&gt;Alien Info&lt;/b&gt;&lt;br/&gt;&lt;br/&gt;The inspection window shows the status of an alien's health as well as shield strength if applicable. <text:s/>Right-click on an alien to bring up the information window. &lt;br/&gt;&lt;br/&gt; &lt;b&gt;Saving Progress&lt;/b&gt;&lt;br/&gt;&lt;br/&gt;The game will automatically save at predetermined checkpoints. <text:s/>If you are defeated, you will be able to resume at the last checkpoint. <text:s/>You can also go back to earlier saved checkpoints by pressing the backspace key. &lt;br/&gt;&lt;br/&gt;If you exit a mission before it ends, your progress will be saved. <text:s/>When you return you will have the option of resuming where you left off. <text:s/>If you choose to restart a mission instead of resuming it you will lose any previous save games stored for that mission. &lt;br/&gt;&lt;br/&gt;&lt;b&gt;Tactics Display&lt;/b&gt;&lt;br/&gt;&lt;br/&gt;Pressing 'T' also shows alien flight paths in addition to tower ranges and entry and exit arrows.&lt;br/&gt;&lt;br/&gt; &lt;b&gt;Speeding up&lt;/b&gt;&lt;br/&gt;&lt;br/&gt;Holding the 'F' key will speed up the action.</text:p>
          </table:table-cell>
          <table:table-cell table:style-name="ce84" office:value-type="string">
            <text:p>&lt;b&gt;カーソルの移動&lt;/b&gt;&lt;br/&gt;&lt;br/&gt;視界を移動させるにはマウス（または上下左右の矢印キー）を使います。 <text:s/>視界には３段階の高さがあり、マウス・ホイールを使うかショートカット・キーを使って切り替えられます。 ゲームでは最も高い視界でマップ全体を見渡し、2番目に高い視界でマップの一部を調べたり、特定エリアを拡大させたりする事が出来ます。&lt;br/&gt;&lt;br/&gt; &lt;b&gt;タワーの建設&lt;/b&gt;&lt;br/&gt;&lt;br/&gt; タワーを建設するにはカーソルが緑色になるタワーの格納扉の上をクリックします。 すると画面の左側にタワーの建設オプションを選択するメニューが開きます。 メニュー中のオプションをスクロールさせるにはマウス・ホイールかマウスを上下に移動させて下さい。 選択したタワーを建設するにはマウスを左クリックします。&lt;br/&gt;&lt;br/&gt;&lt;b&gt;タワーの改良&lt;/b&gt;&lt;br/&gt;&lt;br/&gt;タワーの性能を向上させるにはタワーを左クリックして「改良」を選択します。 緑色の基本レベルのタワーは琥珀色の次のレベルのタワーに改良する事が出来ます。 赤色の最上位レベルのタワーは遙かに強力ですが非常に高価となっています。 <text:s/>タワーのレベルはタワーの射程を示す円やタワー自体の電飾の色で確認する事が出来ます。&lt;br/&gt;&lt;br/&gt; &lt;b&gt;タワーの売却&lt;/b&gt;&lt;br/&gt;&lt;br/&gt;タワーを左クリックして「売却」を選択すると幾らかのリソースを回収する事が出来ます。 資源が必要な時はタワーを売却して下さい。 これによりタワーの建設に掛かったリソースの75%を回収する事が出来ます。 またタワーを売却してエイリアンの進路を変更したり、同じ場所に違う種類のタワーを建設する事も出来ます。&lt;br/&gt;&lt;br/&gt; &lt;b&gt;軌道レーザー&lt;/b&gt;&lt;br/&gt;&lt;br/&gt;軌道レーザーが利用可能になると、「L」キー長押しする事でカーソルの場所へ軌道レーザーを発射する事が可能で、キーを早めに解放すると発射シーケンスは中断されます。 また軌道レーザーによって破壊されたエイリアンからはリソースを回収する事が出来ません。&lt;br/&gt;&lt;br/&gt; &lt;b&gt;エイリアンの情報&lt;/b&gt;&lt;br/&gt;&lt;br/&gt;情報ウィンドウが利用可能であれば、エイリアンの耐久力やシールド強度を調べられます。 情報ウィンドウを開くにはエイリアンの上で右クリックして下さい。&lt;br/&gt;&lt;br/&gt; &lt;b&gt;進行状況の保存&lt;/b&gt;&lt;br/&gt;&lt;br/&gt;ゲームは所定のチェックポイントに到達すると自動で保存されます。 <text:s/>ゲームで敗北した場合は最終チェックポイントからゲームを継続する事も出来ます。 また「BackSpace」キーを押すと更に前の保存されたチェックポイントへ戻る事も出来ます。&lt;br/&gt;&lt;br/&gt;任務を終わらせずに終了させると進行状況が保存されます。 後で戻ってゲームを始めた時は中断した状態からゲームを継続する為の選択肢が与えられます。 ゲームを継続しないで任務の再スタートを選択すると、それまでの任務中に保存されていたチェックポイントは全て失われていまいます。&lt;br/&gt;&lt;br/&gt;&lt;b&gt;作戦画面&lt;/b&gt;&lt;br/&gt;&lt;br/&gt;「T」キーを押すとタワーの射程やエイリアンの入口と出口に加えてエイリアンの飛行経路が表示されます。&lt;br/&gt;&lt;br/&gt; &lt;b&gt;高速化&lt;/b&gt;&lt;br/&gt;&lt;br/&gt;「F」キーを長押しするとゲーム速度が高速になります。</text:p>
          </table:table-cell>
          <table:table-cell/>
          <table:table-cell office:value-type="float" office:value="1155">
            <text:p>1155</text:p>
          </table:table-cell>
          <table:table-cell table:number-columns-repeated="1019"/>
        </table:table-row>
        <table:table-row table:style-name="ro18">
          <table:table-cell office:value-type="string">
            <text:p>HTP_Interface</text:p>
          </table:table-cell>
          <table:table-cell office:value-type="string">
            <text:p>&lt;b&gt;Mission Selection&lt;/b&gt;&lt;br/&gt;&lt;br/&gt;The mission selection screen displays the unlocked and locked maps of the game at the top of the screen and provides a short description about each map. Navigation arrows to the left and right of the map display can be clicked on with the mouse to move to earlier or later maps. &lt;br/&gt;&lt;br/&gt;Only unlocked maps will have active selection buttons which allow you to play that map in story mode or one of the other challenge modes. <text:s/>Completing a map in story mode unlocks the challenge mode buttons for that map and the story mode button for the next map in the story progression. &lt;br/&gt;&lt;br/&gt;Should you have Steam running on your computer with an active account, you will see an abbreviated leaderboard of friend high scores in the bottom right of the screen. This allows you to compare your best effort to those of your friends. If you want to see a full leaderboard with all of the scores from your friends who have played the game, click on the Leaderboards button on the Main Menu. &lt;br/&gt;&lt;br/&gt;&lt;br/&gt;&lt;b&gt;Play&lt;/b&gt;&lt;br/&gt;&lt;br/&gt;&lt;img src="PlayHeader.png" height="57.2" width="560"/&gt;&lt;br/&gt;&lt;br/&gt;Available resources are shown in the upper left. <text:s/>After initial resources are spent, additional resources are gained through the destruction of the alien invaders. <text:s/>If you have unspent resources, you will be awarded more over time. <text:s/>The more unspent resources you have, the more you'll gain. &lt;br/&gt;&lt;br/&gt;The status of your power cores is shown in the upper left. Green indicates a core is safe, amber means stolen but recoverable, and red means the core has been lost. &lt;br/&gt;&lt;br/&gt;Tactical Recon is shown at the top of the display. The alien's special powers are reflected in the icon, and the color represents their strength level from weakest to strongest: green, amber and red. &lt;br/&gt;&lt;br/&gt;The cursor turns green on a tower door where towers can be built, and will be red elsewhere. &lt;br/&gt;&lt;br/&gt;&lt;br/&gt;&lt;b&gt;Mission Summary&lt;/b&gt;&lt;br/&gt;&lt;br/&gt;At the end of each game session, a score will be shown based on how well you played the mission. The score is calculated based on the number of remaining cores, the amount of resources you ended the map with, and the ending value of the towers you built. &lt;br/&gt;&lt;br/&gt;Other statistics including the number of towers built and sold and the number of enemies killed will also be available. <text:s/>Use the tabs to move left and right between different statistic summary pages.</text:p>
          </table:table-cell>
          <table:table-cell table:style-name="ce84" office:value-type="string">
            <text:p>&lt;b&gt;任務の選択&lt;/b&gt;&lt;br/&gt;&lt;br/&gt;任務選択画面の上段にはロック・アンロック状態のマップとそれぞれの簡単な説明が表示されています。 マップ画像の左右に有る矢印をクリックすると直前、直後のマップへ切り替える事が出来ます。&lt;br/&gt;&lt;br/&gt;アンロックされたマップだけ遊ぶ事の出来るストーリー・モードや何れかのチャレンジ・モードを選択するボタンが表示されます。 マップのストーリー・モードを完了させるとチャレンジ・モードのボタンと、物語の次の舞台となるマップのストーリー・モードのボタンがアンロックされます。&lt;br/&gt;&lt;br/&gt;使用しているコンピューターでSteanを起動させてアカウントを有効にしていると画面右下の簡易リーダーボードにフレンドの最高得点が表示されて競い合う事が出来ます。 フレンドがプレイしたゲームの全得点は、メイン・メニューからリーダーボードをクリックして表示される完全なリーダーボードで確認する事が出来ます。 &lt;br/&gt;&lt;br/&gt;&lt;br/&gt;&lt;b&gt;遊ぶ&lt;/b&gt;&lt;br/&gt;&lt;br/&gt;&lt;img src="PlayHeader.png" height="57.2" width="560"/&gt;&lt;br/&gt;&lt;br/&gt;利用可能なリソースは画面の左上に表示されています。 リソースは最初から所持する量を消費しても侵略するエイリアンを破壊する事で得られます。 またリソースを消費しないで居ると時間経過と共に増加し、消費しない量が多いほど多くのリソースを得られます。&lt;br/&gt;&lt;br/&gt;パワーコアの状態は画面の左上で確認出来ます。 安全なコアは緑色、奪われはしたもの奪還可能なコアは琥珀色、失われたコアは赤色で表されます&lt;br/&gt;&lt;br/&gt;偵察レーダーは画面の上段に表示されています。 エイリアンの特徴はアイコンの形状、強さはで弱い物から順に緑・琥珀・赤の３段階の色で表されます。&lt;br/&gt;&lt;br/&gt;カーソルはタワーを建設可能な格納扉の上では緑色、それ以外の場所では赤色になります。&lt;br/&gt;&lt;br/&gt;&lt;br/&gt;&lt;b&gt;任務概略&lt;/b&gt;&lt;br/&gt;&lt;br/&gt;各任務の終了時には貴方の腕前に応じた得点が表示されます。得点はマップ終了時に残さっていたコアの数、リーソースの量、建設したタワーの数を元に計算されます。&lt;br/&gt;&lt;br/&gt;統計では他にも建設や売却したタワーの数、撃破したエイリアンの数を知る事が出来ます。 統計ページはタブを左右に移動させて切り替える事が出来ます。</text:p>
          </table:table-cell>
          <table:table-cell/>
          <table:table-cell office:value-type="float" office:value="1156">
            <text:p>1156</text:p>
          </table:table-cell>
          <table:table-cell table:number-columns-repeated="1019"/>
        </table:table-row>
        <table:table-row table:style-name="ro18">
          <table:table-cell office:value-type="string">
            <text:p>HTP_Main_Menu</text:p>
          </table:table-cell>
          <table:table-cell office:value-type="string">
            <text:p>&lt;b&gt;Leaderboards&lt;/b&gt;&lt;br/&gt;&lt;br/&gt;If you are connected to Steam when you initiate the game, you will see a leaderboard for each game map and each game mode per map. The leaderboard can show your high score with respect to all others who are playing the game as well as relative to those on your friends list. &lt;br/&gt;&lt;br/&gt;&lt;b&gt;Achievements&lt;/b&gt;&lt;br/&gt;&lt;br/&gt;This button launches the Steam client and shows the achievements that you have earned while playing the game. &lt;br/&gt;&lt;br/&gt;&lt;b&gt;Help and Options&lt;/b&gt;&lt;br/&gt;&lt;br/&gt;The Help and Options screen provides access to the How to Play manual, Encyclopedias, Control settings, Options settings and Credits. &lt;br/&gt;&lt;br/&gt;&lt;br/&gt;&lt;br/&gt;&lt;br/&gt;&lt;br/&gt;&lt;b&gt;Controls&lt;/b&gt;&lt;br/&gt;&lt;br/&gt;The controls page has three tabs, one for mouse, keyboard, and controller. The mouse page shows the mouse layout and has a sensitivity slider that the user can adjust. The keyboard page shows the default primary (left-handed) and secondary (right-handed) key mappings and also allows the user to adjust those mappings as they desire. &lt;br/&gt;&lt;br/&gt;&lt;b&gt;Settings&lt;/b&gt;&lt;br/&gt;&lt;br/&gt;The audio page has four volume sliders: <text:s/>a master volume slider, a music volume slider, a sound effects volume slider, and a voice dialogue volume slider. Settings are saved once the save button is pressed at the bottom of the screen. &lt;br/&gt;&lt;br/&gt;The video page has three list boxes for resolution, quality, and mode. The mode box toggles full-screen or windowed display. Performance is typically increased if full-screen is chosen over windowed. Lowering resolution settings also typically increases performance. &lt;br/&gt;&lt;br/&gt;&lt;br/&gt;The three choices for quality are low, medium, and high. The low mode will use textures, effects, lighting and shadows that work best with older or lower-memory graphics cards. Medium graphics mode activates some additional lighting effects, while High mode enables advanced texturing, shadowing, and lighting effects. Chose High only if your video card supports the shader 3.0 standard and you have more than 1GB of system memory. <text:s/>&lt;br/&gt;&lt;br/&gt;The interface settings page allows you to turn audio subtitles on or off and also turn on or off game play tips.</text:p>
          </table:table-cell>
          <table:table-cell table:style-name="ce84" office:value-type="string">
            <text:p>&lt;b&gt;リーダーボード&lt;/b&gt;&lt;br/&gt;&lt;br/&gt;ゲーム起動時にSteamに接続していると、各マップや各ゲームモードのリーダーボードが見られます。 リーダーボードでは貴方の最高得点をフレンドだけでは無く、ゲームを遊んでいる全プレーヤーと比較する事が出来ます。&lt;br/&gt;&lt;br/&gt;&lt;b&gt;実績&lt;/b&gt;&lt;br/&gt;&lt;br/&gt;このボタンはSteamクライアントを起動してゲームをプレイして得た実績を表示します。&lt;br/&gt;&lt;br/&gt;&lt;b&gt;ヘルプとオプション&lt;/b&gt;&lt;br/&gt;&lt;br/&gt;ヘルプとオプション画面ではプレイマニュアルやエンサイクロペディアの表示、コントロールの設定、オプションの設定、クレジットの表示が可能です。&lt;br/&gt;&lt;br/&gt;&lt;b&gt;コントロール&lt;/b&gt;&lt;br/&gt;&lt;br/&gt;コントロール画面には、マウス、キーボード、コントローラーの3つのタブページが有ります。 マウス・ページにはボタンの配置と調整可能な感度設定スライダが表示されます。 キーボード・ページでは既定値として割り当てられた一次キー（左側）と二次キー（右側）が表示されており、好みに合わせてキーを割り当てる事が出来ます。&lt;br/&gt;&lt;br/&gt;&lt;b&gt;設定&lt;/b&gt;&lt;br/&gt;&lt;br/&gt;オーディオ・ページではゲーム全体、BGM、効果音、音声の音量をスライダーで調整する事が出来ます。 設定は画面下段に有る保存ボタンを押す事で保存されます。&lt;br/&gt;&lt;br/&gt;ビデオ・ページでは解像度、品質、モードの3つのリスト・ボックスが表示されています。 モード・ボックスではゲームの全画面表示とウィンドウ表示を切り替えられます。 ゲームのパフォーマンスは一般的にはウィンドウ表示よりも全画面表示の方が向上し、低解像度にする事でも向上します。&lt;br/&gt;&lt;br/&gt;品質設定は低、中、高の3つの選択肢で構成されています。 低モードは旧型かメモリ量の少ないグラフィックカードでの動作に最適なテクスチャ、エフェクト、ライティング、シャドウが用いられます。 中モードでは更に幾つかのライティング効果が機能し、高モードでは高度なテクスチャ処理、シャドウ処理、ライティング効果が有効になります。 高モードを選択するには使われているビデオカードがShader3.0に対応し、システムメモリが1GBを越えている必要が有ります。&lt;br/&gt;&lt;br/&gt;操作設定ページでは字幕やヒントのオン／オフを切り替えられます。</text:p>
          </table:table-cell>
          <table:table-cell/>
          <table:table-cell office:value-type="float" office:value="1157">
            <text:p>1157</text:p>
          </table:table-cell>
          <table:table-cell table:number-columns-repeated="1019"/>
        </table:table-row>
        <table:table-row table:style-name="ro18">
          <table:table-cell office:value-type="string">
            <text:p>HTP_Objective</text:p>
          </table:table-cell>
          <table:table-cell office:value-type="string">
            <text:p>Defense Grid: The Awakening is a strategy game where you place defensive fortifications (towers) to stop invading aliens from stealing your power cores. It's up to you to select the towers, placement, and timing to best protect your base. &lt;br/&gt;&lt;br/&gt;If you can make it through the alien invasion and finish the mission with one or more cores remaining, you will earn a bronze medal and other missions and modes will be unlocked for you to play. Gold and silver medals are awarded for protecting more cores and spending the least amount of resources possible to win. &lt;br/&gt;&lt;br/&gt;</text:p>
          </table:table-cell>
          <table:table-cell office:value-type="string">
            <text:p>Defense Grid: The Awakeningはパワーコアを奪おうとするエイリアンの侵略を阻止するべく、防御陣地（タワー）を配置するストラテジーゲームです。 基地に最良な守りを施す為のタワーの選択や配置、タイミングは貴方の腕に掛かっています。&lt;br/&gt;&lt;br/&gt;エイリアンの侵略から1つ以上のコアを守り抜くと銅メダルが授与され、他の任務やゲームモードがアンロックされて遊べる様になります。更に多くのコアを守り抜き、出来るだけ多くのリソースを残して勝利する事で金や銀のメダルが授与されます。 &lt;br/&gt;&lt;br/&gt;</text:p>
          </table:table-cell>
          <table:table-cell/>
          <table:table-cell office:value-type="float" office:value="1158">
            <text:p>1158</text:p>
          </table:table-cell>
          <table:table-cell table:number-columns-repeated="1019"/>
        </table:table-row>
        <table:table-row table:style-name="ro18">
          <table:table-cell office:value-type="string">
            <text:p>HTP_Steam_Account</text:p>
          </table:table-cell>
          <table:table-cell office:value-type="string">
            <text:p>Defense Grid: The Awakening includes several features that work in conjunction with a free Steam account and an installed free Steam client on your computer. The game can be played without a Steam account, but then you will not have access to achievements, stats, regular leaderboards, or friend leaderboards. &lt;br/&gt;&lt;br/&gt;Login to your Steam account through the Steam client prior to starting the game (this is often automatic). Upon launch, the game will use your unique ID to register your achievements and statistics to your account as well as upload your high score for any particular map and mode. It will also access your friends list and display the high scores of your friends on both the main mission selection screen and in the leaderboards section of the game. &lt;br/&gt;&lt;br/&gt;&lt;br/&gt;</text:p>
          </table:table-cell>
          <table:table-cell office:value-type="string">
            <text:p>Defense Grid: The Awakeningには無料のSteamクライアントとSteamアカウントに連動する機能が有ります。 Steamアカウントを利用しないでゲームを遊ぶと、実績、成績、通常のリーダーボードやフレンドとのリーダーボードを利用する事は出来ません。&lt;br/&gt;&lt;br/&gt;ゲームを起動する時は事前にSteamクライアントを通してSteamアカウントにログインして下さい。（自動的に行われる場合も有ります。） ゲームは起動すると特定のマップやゲームモードの最高得点をアップロードするだけでは無く、貴方のユニークなIDを使ってアカウントに実績や統計を登録します。 またゲームのリーダーボードや各任務の選択画面でフレンドの最高得点を表示する為にフレンドリストへのアクセスも行われます。 &lt;br/&gt;&lt;br/&gt;&lt;br/&gt;</text:p>
          </table:table-cell>
          <table:table-cell/>
          <table:table-cell office:value-type="float" office:value="1159">
            <text:p>1159</text:p>
          </table:table-cell>
          <table:table-cell table:number-columns-repeated="1019"/>
        </table:table-row>
        <table:table-row table:style-name="ro57">
          <table:table-cell office:value-type="string">
            <text:p>HTP_Story</text:p>
          </table:table-cell>
          <table:table-cell office:value-type="string">
            <text:p>&lt;img src="StoryImage.png"/&gt;&lt;i&gt;&lt;br/&gt;&lt;br/&gt;The invasion began without warning.&lt;br/&gt;After a thousand years of peace, the aliens have returned.&lt;br/&gt;The planet's survival depends on activating the ancient Defense Grid...if it still functions at all.&lt;/i&gt;</text:p>
          </table:table-cell>
          <table:table-cell office:value-type="string">
            <text:p>&lt;img src="StoryImage.png"/&gt;&lt;i&gt;&lt;br/&gt;&lt;br/&gt;何の予兆も無く侵略は始められた。&lt;br/&gt;千年の平和の後、エイリアン達は戻って来た。&lt;br/&gt;惑星の存亡はDefense Gridの起動に掛かっている…まだ、それが少しでも機能するならば…&lt;/i&gt;</text:p>
          </table:table-cell>
          <table:table-cell/>
          <table:table-cell office:value-type="float" office:value="1160">
            <text:p>1160</text:p>
          </table:table-cell>
          <table:table-cell table:number-columns-repeated="1019"/>
        </table:table-row>
        <table:table-row table:style-name="ro18">
          <table:table-cell office:value-type="string">
            <text:p>HTP_Technical_Support</text:p>
          </table:table-cell>
          <table:table-cell office:value-type="string">
            <text:p>Online forum technical support is provided by Hidden Path Entertainment. Go to the forums and Q&amp;A sections found at http://defensegrid.hiddenpath.com for technical assistance. &lt;br/&gt;&lt;br/&gt;&lt;b&gt;Minimum System&lt;/b&gt;&lt;br/&gt;Operating system: <text:s/>Windows XP, Vista &lt;br/&gt;Processor: <text:s/>1.8GHz CPU or higher &lt;br/&gt;Memory: <text:s/>512 MB RAM &lt;br/&gt;Hard disk space: <text:s/>1GB available space &lt;br/&gt;Video: <text:s/>DirectX 9 video card with shader 2 support &lt;br/&gt;&amp;nbsp;&amp;nbsp;ATI Radeon 9600 or newer &lt;br/&gt;&amp;nbsp;&amp;nbsp;&amp;nbsp;&amp;nbsp;(9600-9800, X300-X1950, HD 2400-HD 4870)&lt;br/&gt;&amp;nbsp;&amp;nbsp;NVidia GeForce 6100 or newer &lt;br/&gt;&amp;nbsp;&amp;nbsp;&amp;nbsp;&amp;nbsp;(6100-6800, 7100-7950, 8300-8800, 9600-9800, GTX 216-280)&lt;br/&gt;DirectX®: 9.0c or higher, June 2008 version or later &lt;br/&gt;Optionally Supports Microsoft Game Controller for Windows &lt;br/&gt;&lt;br/&gt;&lt;b&gt;Recommended System&lt;/b&gt;&lt;br/&gt;Operating system: <text:s/>Windows XP, Vista &lt;br/&gt;Processor: <text:s/>2.0GHz CPU or higher &lt;br/&gt;Memory: <text:s/>1GB RAM XP, 1.5GB RAM Vista &lt;br/&gt;Hard disk space: <text:s/>1GB available space &lt;br/&gt;Video: <text:s/>DirectX 9 video card with shader 3 support and 256 MB memory &lt;br/&gt;&amp;nbsp;&amp;nbsp;ATI Radeon X1600 or newer &lt;br/&gt;&amp;nbsp;&amp;nbsp;&amp;nbsp;&amp;nbsp;(X1600, HD 2400-HD 4870)&lt;br/&gt;&amp;nbsp;&amp;nbsp;NVidia GeForce 7600 or newer &lt;br/&gt;&amp;nbsp;&amp;nbsp;&amp;nbsp;&amp;nbsp;(7600-7950, 8300-8800, 9600-9800, GTX 216-280)&lt;br/&gt;DirectX®: 9.0c or higher, June 2008 version or later &lt;br/&gt;Optionally Supports Microsoft Game Controller for Windows &lt;br/&gt;&lt;br/&gt;</text:p>
          </table:table-cell>
          <table:table-cell office:value-type="string">
            <text:p>Hidden Path Entertainmentにより技術的なサポートを行うオンライン・フォーラムが用意されています。http://defensegrid.hiddenpath.comのフォーラムに有るQ&amp;Aセクションで技術的なサポートが受けてください。 &lt;br/&gt;&lt;br/&gt;&lt;b&gt;最小システム構成：&lt;/b&gt;&lt;br/&gt;オペレーティング・システム：Windows XP, Vista &lt;br/&gt;プロセッサー：1.8GHz CPU以上&lt;br/&gt;メモリ： 512 MB RAM &lt;br/&gt;ハードディスク容量：1GBの空き容量&lt;br/&gt;ビデオ：Shader 2対応のDirectX 9 ビデオカード&lt;br/&gt;&amp;nbsp;&amp;nbsp;ATI Radeon 9600以降&lt;br/&gt;&amp;nbsp;&amp;nbsp;&amp;nbsp;&amp;nbsp;(9600-9800, X300-X1950, HD 2400-HD 4870)&lt;br/&gt;&amp;nbsp;&amp;nbsp;NVidia GeForce 6100以降&lt;br/&gt;&amp;nbsp;&amp;nbsp;&amp;nbsp;&amp;nbsp;(6100-6800, 7100-7950, 8300-8800, 9600-9800, GTX 216-280)&lt;br/&gt;DirectX®: 9.0c以上（June 2008 version以降）&lt;br/&gt;Windows用マイクロソフト・ゲーム・コントローラー対応 &lt;br/&gt;&lt;br/&gt;&lt;b&gt;推奨システム構成&lt;/b&gt;&lt;br/&gt;オペレーティング・システム：Windows XP, Vista &lt;br/&gt;プロセッサー：2.0GHz CPU以上&lt;br/&gt;メモリ：XP 1GB RAM、Vista 1.5GB RAM （Vista &lt;br/&gt;ハードディスク容量：1GBの空き容量&lt;br/&gt;ビデオ：Shader 3対応、メモリ256MB搭載のDirectX 9 ビデオカード&lt;br/&gt;&amp;nbsp;&amp;nbsp;ATI Radeon X1600以降&lt;br/&gt;&amp;nbsp;&amp;nbsp;&amp;nbsp;&amp;nbsp;(X1600, HD 2400-HD 4870)&lt;br/&gt;&amp;nbsp;&amp;nbsp;NVidia GeForce 7600以降&lt;br/&gt;&amp;nbsp;&amp;nbsp;&amp;nbsp;&amp;nbsp;(7600-7950, 8300-8800, 9600-9800, GTX 216-280)&lt;br/&gt;DirectX®: 9.0c以上（June 2008 version以降）&lt;br/&gt;Windows用マイクロソフト・ゲーム・コントローラー対応&lt;br/&gt;&lt;br/&gt;</text:p>
          </table:table-cell>
          <table:table-cell/>
          <table:table-cell office:value-type="float" office:value="1161">
            <text:p>1161</text:p>
          </table:table-cell>
          <table:table-cell table:number-columns-repeated="1019"/>
        </table:table-row>
        <table:table-row table:style-name="ro18">
          <table:table-cell office:value-type="string">
            <text:p>HTP_Towers</text:p>
          </table:table-cell>
          <table:table-cell office:value-type="string">
            <text:p>Towers are invincible and have unlimited ammunition. <text:s/>You may place as many as you want as long as you have the resources required. &lt;br/&gt;&lt;br/&gt;When selecting a tower, a glowing ring will appear in the build spot indicating the range of the tower. <text:s/>&lt;br/&gt;&lt;br/&gt;On certain maps, towers can be placed only along the side of the roads. On other maps, there may be locations where towers can be built right where the aliens are moving. When a tower is built, a force field is created around it. The aliens will avoid walking through the tower force fields unless their path to the cores or the exit is completely blocked. &lt;br/&gt;&lt;br/&gt;The use of cleverly placed towers on maps where there are many open building areas can significantly elongate an alien's path towards the cores or the exit. This elongation can give towers more time to target the aliens and can make the towers more effective in destroying the aliens quickly. Directing aliens past the same towers multiple times can also increase the chance that the alien will be destroyed.</text:p>
          </table:table-cell>
          <table:table-cell office:value-type="string">
            <text:p>タワーは無敵で弾薬に制限は無く、所持するリソースの許す限り配置する事が出来ます。&lt;br/&gt;&lt;br/&gt;タワーの射程は選択した時にリング状に輝いて表示されます。 &lt;br/&gt;&lt;br/&gt;タワーの建設はマップによってはエイリアンの経路上であったり、経路の側であったりします。&lt;br/&gt;建設されたタワーの周囲にはフォースフィールドが張り巡らされ、コアや出口への経路が完全に封鎖されていない限り、エイリアンはフォースフィールドを避けて移動します。&lt;br/&gt;&lt;br/&gt;タワーの建設地点が開かれた場所に多く用意されているマップでは、タワーを上手に配置することでコアや出口へと続くエイリアンの経路をかなり遠くまで延ばす事が出来ます。こうする事でタワーはエイリアンへの攻撃が長時間行える様になり、迅速かつ効果的にエイリアンを破壊出来ます。 エイリアンに同じタワーの周囲を何回も通らせて破壊する機会を多く得てください。</text:p>
          </table:table-cell>
          <table:table-cell/>
          <table:table-cell office:value-type="float" office:value="1162">
            <text:p>1162</text:p>
          </table:table-cell>
          <table:table-cell table:number-columns-repeated="1019"/>
        </table:table-row>
      </table:table>
      <table:table table:name="dlc01strings" table:style-name="ta0">
        <table:table-column table:style-name="co19" table:default-cell-style-name="Default"/>
        <table:table-column table:style-name="co20" table:number-columns-repeated="2" table:default-cell-style-name="Default"/>
        <table:table-column table:style-name="co21" table:default-cell-style-name="Default"/>
        <table:table-column table:style-name="co5" table:number-columns-repeated="1020" table:default-cell-style-name="Default"/>
        <table:table-row table:style-name="ro9">
          <table:table-cell table:style-name="ce77" office:value-type="string">
            <text:p>#キー／コメント</text:p>
          </table:table-cell>
          <table:table-cell table:style-name="ce77" office:value-type="string">
            <text:p>原文</text:p>
          </table:table-cell>
          <table:table-cell table:style-name="ce77" office:value-type="string">
            <text:p>訳文</text:p>
          </table:table-cell>
          <table:table-cell table:style-name="ce77" office:value-type="string">
            <text:p>備考</text:p>
          </table:table-cell>
          <table:table-cell table:number-columns-repeated="1020"/>
        </table:table-row>
        <table:table-row table:style-name="ro5">
          <table:table-cell table:style-name="ce22" office:value-type="string">
            <text:p>﻿CAM_BORDERLANDS</text:p>
          </table:table-cell>
          <table:table-cell table:style-name="ce22" office:value-type="string">
            <text:p>Borderlands</text:p>
          </table:table-cell>
          <table:table-cell table:style-name="ce22" table:number-columns-repeated="2"/>
          <table:table-cell table:number-columns-repeated="1020"/>
        </table:table-row>
        <table:table-row table:style-name="ro5">
          <table:table-cell table:style-name="ce22" office:value-type="string">
            <text:p>STO_HYDRA_01_NAME</text:p>
          </table:table-cell>
          <table:table-cell table:style-name="ce22" office:value-type="string">
            <text:p>Onslaught</text:p>
          </table:table-cell>
          <table:table-cell table:style-name="ce22" table:number-columns-repeated="2"/>
          <table:table-cell table:number-columns-repeated="1020"/>
        </table:table-row>
        <table:table-row table:style-name="ro32">
          <table:table-cell table:style-name="ce22" office:value-type="string">
            <text:p>STO_HYDRA_01_DESC</text:p>
          </table:table-cell>
          <table:table-cell table:style-name="ce22" office:value-type="string">
            <text:p>This open map has four entrances and two exits with one very vulnerable core housing.</text:p>
          </table:table-cell>
          <table:table-cell table:style-name="ce22" office:value-type="string">
            <text:p>この開けたマップには四つの入口と二つの出口、そしてとても脆い一つのコア格納施設が有る。</text:p>
          </table:table-cell>
          <table:table-cell table:style-name="ce22"/>
          <table:table-cell table:number-columns-repeated="1020"/>
        </table:table-row>
        <table:table-row table:style-name="ro5">
          <table:table-cell table:style-name="ce22" office:value-type="string">
            <text:p>STO_GALACTICA_01_NAME</text:p>
          </table:table-cell>
          <table:table-cell table:style-name="ce22" office:value-type="string">
            <text:p>Forge</text:p>
          </table:table-cell>
          <table:table-cell table:style-name="ce22" table:number-columns-repeated="2"/>
          <table:table-cell table:number-columns-repeated="1020"/>
        </table:table-row>
        <table:table-row table:style-name="ro4">
          <table:table-cell table:style-name="ce22" office:value-type="string">
            <text:p>STO_GALACTICA_01_DESC</text:p>
          </table:table-cell>
          <table:table-cell table:style-name="ce22" office:value-type="string">
            <text:p>This open map has separate entrance and exit points with one core housing.</text:p>
          </table:table-cell>
          <table:table-cell table:style-name="ce22" office:value-type="string">
            <text:p>この開けたマップは別けられた入口と出口、一つのコア格納施設が有ります。</text:p>
          </table:table-cell>
          <table:table-cell table:style-name="ce22"/>
          <table:table-cell table:number-columns-repeated="1020"/>
        </table:table-row>
        <table:table-row table:style-name="ro5">
          <table:table-cell table:style-name="ce22" office:value-type="string">
            <text:p>STO_TANGLE_01_NAME</text:p>
          </table:table-cell>
          <table:table-cell table:style-name="ce22" office:value-type="string">
            <text:p>Entanglement</text:p>
          </table:table-cell>
          <table:table-cell table:style-name="ce22" table:number-columns-repeated="2"/>
          <table:table-cell table:number-columns-repeated="1020"/>
        </table:table-row>
        <table:table-row table:style-name="ro33">
          <table:table-cell table:style-name="ce22" office:value-type="string">
            <text:p>STO_TANGLE_01_DESC</text:p>
          </table:table-cell>
          <table:table-cell table:style-name="ce22" office:value-type="string">
            <text:p>This constrained path map has two interwoven paths with two pairs of entrances and exits.</text:p>
          </table:table-cell>
          <table:table-cell table:style-name="ce22" office:value-type="string">
            <text:p>この不自然な経路のマップは対になった二組の入口と出口が二箇所で交差している。</text:p>
          </table:table-cell>
          <table:table-cell table:style-name="ce22"/>
          <table:table-cell table:number-columns-repeated="1020"/>
        </table:table-row>
        <table:table-row table:style-name="ro6">
          <table:table-cell table:style-name="ce22" office:value-type="string">
            <text:p>STO_FOURPLATFORM_SHAREDHOUSING_01_NAME</text:p>
          </table:table-cell>
          <table:table-cell table:style-name="ce22" office:value-type="string">
            <text:p>Infiltration</text:p>
          </table:table-cell>
          <table:table-cell table:style-name="ce22" table:number-columns-repeated="2"/>
          <table:table-cell table:number-columns-repeated="1020"/>
        </table:table-row>
        <table:table-row table:style-name="ro34">
          <table:table-cell table:style-name="ce22" office:value-type="string">
            <text:p>STO_FOURPLATFORM_SHAREDHOUSING_01_DESC</text:p>
          </table:table-cell>
          <table:table-cell table:style-name="ce22" office:value-type="string">
            <text:p>This open map has two entrance and exit paths with one core housing surrounded by four open platforms.</text:p>
          </table:table-cell>
          <table:table-cell table:style-name="ce22" office:value-type="string">
            <text:p>この開けたマップは二つの入口と出口、そして四方向に開いたコア格納施設が有る。</text:p>
          </table:table-cell>
          <table:table-cell table:style-name="ce22"/>
          <table:table-cell table:number-columns-repeated="1020"/>
        </table:table-row>
        <table:table-row table:style-name="ro5">
          <table:table-cell table:style-name="ce22" office:value-type="string">
            <text:p>MODE_SUPERGRINDER_NAME</text:p>
          </table:table-cell>
          <table:table-cell table:style-name="ce22" office:value-type="string">
            <text:p>Super Grinder</text:p>
          </table:table-cell>
          <table:table-cell table:style-name="ce22" office:value-type="string">
            <text:p>超グラインダー</text:p>
          </table:table-cell>
          <table:table-cell table:style-name="ce22"/>
          <table:table-cell table:number-columns-repeated="1020"/>
        </table:table-row>
        <table:table-row table:style-name="ro5">
          <table:table-cell table:style-name="ce22" office:value-type="string">
            <text:p>MODE_SUPERGRINDER_DESC</text:p>
          </table:table-cell>
          <table:table-cell table:style-name="ce22" office:value-type="string">
            <text:p>The aliens just keep coming.</text:p>
          </table:table-cell>
          <table:table-cell table:style-name="ce22" office:value-type="string">
            <text:p>エイリアンが来襲し続けます。</text:p>
          </table:table-cell>
          <table:table-cell table:style-name="ce22"/>
          <table:table-cell table:number-columns-repeated="1020"/>
        </table:table-row>
        <table:table-row table:style-name="ro5">
          <table:table-cell table:style-name="ce22" office:value-type="string">
            <text:p>MODE_NORMAL_REVERSE_NAME</text:p>
          </table:table-cell>
          <table:table-cell table:style-name="ce22" office:value-type="string">
            <text:p>Story Reversed</text:p>
          </table:table-cell>
          <table:table-cell table:style-name="ce22" office:value-type="string">
            <text:p>ストーリー（反転）</text:p>
          </table:table-cell>
          <table:table-cell table:style-name="ce22"/>
          <table:table-cell table:number-columns-repeated="1020"/>
        </table:table-row>
        <table:table-row table:style-name="ro4">
          <table:table-cell table:style-name="ce22" office:value-type="string">
            <text:p>MODE_NORMAL_REVERSE_DESC</text:p>
          </table:table-cell>
          <table:table-cell table:style-name="ce22" office:value-type="string">
            <text:p>The story mode, but the entrance and exit points have been flipped.</text:p>
          </table:table-cell>
          <table:table-cell table:style-name="ce64" office:value-type="string">
            <text:p>エイリアンの侵入口と脱出口が入れ替わったストーリー・モードになります。</text:p>
          </table:table-cell>
          <table:table-cell table:style-name="ce22"/>
          <table:table-cell table:number-columns-repeated="1020"/>
        </table:table-row>
        <table:table-row table:style-name="ro5">
          <table:table-cell table:style-name="ce22" office:value-type="string">
            <text:p>MODE_POISONCORE_NAME</text:p>
          </table:table-cell>
          <table:table-cell table:style-name="ce22" office:value-type="string">
            <text:p>Poison Core</text:p>
          </table:table-cell>
          <table:table-cell table:style-name="ce22" office:value-type="string">
            <text:p>毒コア</text:p>
          </table:table-cell>
          <table:table-cell table:style-name="ce22"/>
          <table:table-cell table:number-columns-repeated="1020"/>
        </table:table-row>
        <table:table-row table:style-name="ro35">
          <table:table-cell table:style-name="ce22" office:value-type="string">
            <text:p>MODE_POISONCORE_DESC</text:p>
          </table:table-cell>
          <table:table-cell table:style-name="ce22" office:value-type="string">
            <text:p>There is only a single core in the housing. Loose core destroys aliens on contact. Resources are not recoverable from aliens killed by core.</text:p>
          </table:table-cell>
          <table:table-cell table:style-name="ce64"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22"/>
          <table:table-cell table:number-columns-repeated="1020"/>
        </table:table-row>
        <table:table-row table:style-name="ro5">
          <table:table-cell table:style-name="ce22" office:value-type="string">
            <text:p>MODE_CAMPAIGN_REVERSE_NAME</text:p>
          </table:table-cell>
          <table:table-cell table:style-name="ce22" office:value-type="string">
            <text:p>Campaign Reversed</text:p>
          </table:table-cell>
          <table:table-cell table:style-name="ce22" office:value-type="string">
            <text:p>キャンペーン（反転）</text:p>
          </table:table-cell>
          <table:table-cell table:style-name="ce22"/>
          <table:table-cell table:number-columns-repeated="1020"/>
        </table:table-row>
        <table:table-row table:style-name="ro4">
          <table:table-cell table:style-name="ce22" office:value-type="string">
            <text:p>MODE_CAMPAIGN_REVERSE_DESC</text:p>
          </table:table-cell>
          <table:table-cell table:style-name="ce22" office:value-type="string">
            <text:p>The campaign mode, but the entrance and exit points have been flipped.</text:p>
          </table:table-cell>
          <table:table-cell table:style-name="ce64" office:value-type="string">
            <text:p>エイリアンの侵入口と脱出口が入れ替わったキャンペーン・モードになります。</text:p>
          </table:table-cell>
          <table:table-cell table:style-name="ce22"/>
          <table:table-cell table:number-columns-repeated="1020"/>
        </table:table-row>
        <table:table-row table:style-name="ro4">
          <table:table-cell table:style-name="ce22" office:value-type="string">
            <text:p>MODE_FIXED40_DESC</text:p>
          </table:table-cell>
          <table:table-cell table:style-name="ce22" office:value-type="string">
            <text:p>You start with 40k with no resource recovery or interest. <text:s/>Perfect your strategies.</text:p>
          </table:table-cell>
          <table:table-cell table:style-name="ce64" office:value-type="string">
            <text:p>リソースは開始時の40,000のみで回収や利息による増加は有りません。</text:p>
          </table:table-cell>
          <table:table-cell table:style-name="ce22"/>
          <table:table-cell table:number-columns-repeated="1020"/>
        </table:table-row>
        <table:table-row table:style-name="ro5">
          <table:table-cell table:style-name="ce22" office:value-type="string">
            <text:p>MODE_CAMPAIGN_NAME</text:p>
          </table:table-cell>
          <table:table-cell table:style-name="ce22" office:value-type="string">
            <text:p>Campaign</text:p>
          </table:table-cell>
          <table:table-cell table:style-name="ce22" office:value-type="string">
            <text:p>キャンペーン</text:p>
          </table:table-cell>
          <table:table-cell table:style-name="ce22"/>
          <table:table-cell table:number-columns-repeated="1020"/>
        </table:table-row>
        <table:table-row table:style-name="ro5">
          <table:table-cell table:style-name="ce22" office:value-type="string">
            <text:p>MODE_CAMPAIGNHARD_NAME</text:p>
          </table:table-cell>
          <table:table-cell table:style-name="ce22" office:value-type="string">
            <text:p>Campaign Challenge</text:p>
          </table:table-cell>
          <table:table-cell table:style-name="ce22" office:value-type="string">
            <text:p>キャンペーン・チャレンジ</text:p>
          </table:table-cell>
          <table:table-cell table:style-name="ce22"/>
          <table:table-cell table:number-columns-repeated="1020"/>
        </table:table-row>
        <table:table-row table:style-name="ro2">
          <table:table-cell table:style-name="ce22" office:value-type="string">
            <text:p>MODE_CAMPAIGNHARD_DESC</text:p>
          </table:table-cell>
          <table:table-cell table:style-name="ce22" office:value-type="string">
            <text:p>The Campaign mode, but all the aliens are tougher.</text:p>
          </table:table-cell>
          <table:table-cell table:style-name="ce64" office:value-type="string">
            <text:p>エイリアンが強靱になったキャンペーン・モードになります。</text:p>
          </table:table-cell>
          <table:table-cell table:style-name="ce22"/>
          <table:table-cell table:number-columns-repeated="1020"/>
        </table:table-row>
        <table:table-row table:style-name="ro5">
          <table:table-cell table:style-name="ce22" office:value-type="string">
            <text:p>MODE_MAX25_NAME</text:p>
          </table:table-cell>
          <table:table-cell table:style-name="ce22" office:value-type="string">
            <text:p>25 Tower Limit</text:p>
          </table:table-cell>
          <table:table-cell table:style-name="ce22" office:value-type="string">
            <text:p>タワー制限：25</text:p>
          </table:table-cell>
          <table:table-cell table:style-name="ce22"/>
          <table:table-cell table:number-columns-repeated="1020"/>
        </table:table-row>
        <table:table-row table:style-name="ro6">
          <table:table-cell table:style-name="ce22" office:value-type="string">
            <text:p>MODE_MAX25_DESC</text:p>
          </table:table-cell>
          <table:table-cell table:style-name="ce22" office:value-type="string">
            <text:p>You can only have 25 towers in play at any time.</text:p>
          </table:table-cell>
          <table:table-cell table:style-name="ce64" office:value-type="string">
            <text:p>タワーを25基まで所有する事が出来ます。</text:p>
          </table:table-cell>
          <table:table-cell table:style-name="ce22"/>
          <table:table-cell table:number-columns-repeated="1020"/>
        </table:table-row>
        <table:table-row table:style-name="ro55" table:number-rows-repeated="1048551">
          <table:table-cell table:number-columns-repeated="1024"/>
        </table:table-row>
        <table:table-row table:style-name="ro55">
          <table:table-cell table:number-columns-repeated="1024"/>
        </table:table-row>
      </table:table>
      <table:table table:name="dlc02strings" table:style-name="ta0">
        <table:table-column table:style-name="co22" table:default-cell-style-name="Default"/>
        <table:table-column table:style-name="co23" table:number-columns-repeated="2" table:default-cell-style-name="Default"/>
        <table:table-column table:style-name="co24" table:default-cell-style-name="Default"/>
        <table:table-column table:style-name="co5" table:number-columns-repeated="1020" table:default-cell-style-name="Default"/>
        <table:table-row table:style-name="ro9">
          <table:table-cell table:style-name="ce77" office:value-type="string">
            <text:p>#キー／コメント</text:p>
          </table:table-cell>
          <table:table-cell table:style-name="ce77" office:value-type="string">
            <text:p>原文</text:p>
          </table:table-cell>
          <table:table-cell table:style-name="ce77" office:value-type="string">
            <text:p>訳文</text:p>
          </table:table-cell>
          <table:table-cell table:style-name="ce77" office:value-type="string">
            <text:p>備考</text:p>
          </table:table-cell>
          <table:table-cell table:number-columns-repeated="1020"/>
        </table:table-row>
        <table:table-row table:style-name="ro8">
          <table:table-cell table:style-name="ce79" office:value-type="string">
            <text:p>﻿CAM_RESURGENCE</text:p>
          </table:table-cell>
          <table:table-cell table:style-name="ce79" office:value-type="string">
            <text:p>Resurgence</text:p>
          </table:table-cell>
          <table:table-cell table:style-name="ce79" table:number-columns-repeated="2"/>
          <table:table-cell table:number-columns-repeated="1020"/>
        </table:table-row>
        <table:table-row table:style-name="ro12">
          <table:table-cell table:style-name="ce79" office:value-type="string">
            <text:p>DLC02_STO_ARCADE_01_NAME</text:p>
          </table:table-cell>
          <table:table-cell table:style-name="ce79" office:value-type="string">
            <text:p>Service Interruption</text:p>
          </table:table-cell>
          <table:table-cell table:style-name="ce79" table:number-columns-repeated="2"/>
          <table:table-cell table:number-columns-repeated="1020"/>
        </table:table-row>
        <table:table-row table:style-name="ro28">
          <table:table-cell table:style-name="ce79" office:value-type="string">
            <text:p>DLC02_STO_ARCADE_01_DESC</text:p>
          </table:table-cell>
          <table:table-cell table:style-name="ce79" office:value-type="string">
            <text:p>This remote processor stabilized power cores prior to shipment off-world. The last wave of transports never arrived.</text:p>
          </table:table-cell>
          <table:table-cell table:style-name="ce79" office:value-type="string">
            <text:p>この遠隔処理施設は動力コアを宇宙へ出荷する前に安定させる施設だったが、 最後の輸送船団が到着する事は無かった。</text:p>
          </table:table-cell>
          <table:table-cell table:style-name="ce79"/>
          <table:table-cell table:number-columns-repeated="1020"/>
        </table:table-row>
        <table:table-row table:style-name="ro12">
          <table:table-cell table:style-name="ce79" office:value-type="string">
            <text:p>DLC02_STO_FULLYOPEN_01_NAME</text:p>
          </table:table-cell>
          <table:table-cell table:style-name="ce79" office:value-type="string">
            <text:p>Height of Confusion</text:p>
          </table:table-cell>
          <table:table-cell table:style-name="ce79" table:number-columns-repeated="2"/>
          <table:table-cell table:number-columns-repeated="1020"/>
        </table:table-row>
        <table:table-row table:style-name="ro28">
          <table:table-cell table:style-name="ce79" office:value-type="string">
            <text:p>DLC02_STO_FULLYOPEN_01_DESC</text:p>
          </table:table-cell>
          <table:table-cell table:style-name="ce79" office:value-type="string">
            <text:p>Long ago thermal conduits extracted power directly from the planet. No one knows how far this one descends.</text:p>
          </table:table-cell>
          <table:table-cell table:style-name="ce79" office:value-type="string">
            <text:p>遠い昔、動力は惑星から熱導管を使って直接敵に取り出されていた。 <text:s/>この熱導管が地下へどのくらい続いているのかを知る者は居ない。</text:p>
          </table:table-cell>
          <table:table-cell table:style-name="ce79"/>
          <table:table-cell table:number-columns-repeated="1020"/>
        </table:table-row>
        <table:table-row table:style-name="ro12">
          <table:table-cell table:style-name="ce79" office:value-type="string">
            <text:p>DLC02_MODE_CAMPAIGN_NAME</text:p>
          </table:table-cell>
          <table:table-cell table:style-name="ce79" office:value-type="string">
            <text:p>Campaign</text:p>
          </table:table-cell>
          <table:table-cell table:style-name="ce79" office:value-type="string">
            <text:p>キャンペーン</text:p>
          </table:table-cell>
          <table:table-cell table:style-name="ce79"/>
          <table:table-cell table:number-columns-repeated="1020"/>
        </table:table-row>
        <table:table-row table:style-name="ro12">
          <table:table-cell table:style-name="ce79" office:value-type="string">
            <text:p>DLC02_MODE_CAMPAIGNHARD_NAME</text:p>
          </table:table-cell>
          <table:table-cell table:style-name="ce79" office:value-type="string">
            <text:p>Campaign Challenge</text:p>
          </table:table-cell>
          <table:table-cell table:style-name="ce79" office:value-type="string">
            <text:p>キャンペーン・チャレンジ</text:p>
          </table:table-cell>
          <table:table-cell table:style-name="ce79"/>
          <table:table-cell table:number-columns-repeated="1020"/>
        </table:table-row>
        <table:table-row table:style-name="ro10">
          <table:table-cell table:style-name="ce79" office:value-type="string">
            <text:p>DLC02_MODE_CAMPAIGNHARD_DESC</text:p>
          </table:table-cell>
          <table:table-cell table:style-name="ce79" office:value-type="string">
            <text:p>The Campaign mode, but all the aliens are tougher.</text:p>
          </table:table-cell>
          <table:table-cell table:style-name="ce64" office:value-type="string">
            <text:p>エイリアンが強靱になったキャンペーン・モードになります。</text:p>
          </table:table-cell>
          <table:table-cell table:style-name="ce79"/>
          <table:table-cell table:number-columns-repeated="1020"/>
        </table:table-row>
        <table:table-row table:style-name="ro12">
          <table:table-cell table:style-name="ce79" office:value-type="string">
            <text:p>DLC02_MODE_CAMPAIGN_REVERSE_NAME</text:p>
          </table:table-cell>
          <table:table-cell table:style-name="ce79" office:value-type="string">
            <text:p>Campaign Reversed</text:p>
          </table:table-cell>
          <table:table-cell table:style-name="ce79" office:value-type="string">
            <text:p>キャンペーン（反転）</text:p>
          </table:table-cell>
          <table:table-cell table:style-name="ce79"/>
          <table:table-cell table:number-columns-repeated="1020"/>
        </table:table-row>
        <table:table-row table:style-name="ro7">
          <table:table-cell table:style-name="ce79" office:value-type="string">
            <text:p>DLC02_MODE_CAMPAIGN_REVERSE_DESC</text:p>
          </table:table-cell>
          <table:table-cell table:style-name="ce79" office:value-type="string">
            <text:p>The campaign mode, but the entrance and exit points have been flipped.</text:p>
          </table:table-cell>
          <table:table-cell table:style-name="ce64" office:value-type="string">
            <text:p>エイリアンの入口と出口が入れ替わったキャンペーン・モードになります。</text:p>
          </table:table-cell>
          <table:table-cell table:style-name="ce79"/>
          <table:table-cell table:number-columns-repeated="1020"/>
        </table:table-row>
        <table:table-row table:style-name="ro8">
          <table:table-cell table:style-name="ce79" office:value-type="string">
            <text:p>DLC02_MODE_MAX30_NAME</text:p>
          </table:table-cell>
          <table:table-cell table:style-name="ce79" office:value-type="string">
            <text:p>30 Tower Limit</text:p>
          </table:table-cell>
          <table:table-cell table:style-name="ce79" office:value-type="string">
            <text:p>タワー制限：30</text:p>
          </table:table-cell>
          <table:table-cell table:style-name="ce79"/>
          <table:table-cell table:number-columns-repeated="1020"/>
        </table:table-row>
        <table:table-row table:style-name="ro10">
          <table:table-cell table:style-name="ce79" office:value-type="string">
            <text:p>DLC02_MODE_MAX30_DESC</text:p>
          </table:table-cell>
          <table:table-cell table:style-name="ce79" office:value-type="string">
            <text:p>You can only have 30 towers in play at any time.</text:p>
          </table:table-cell>
          <table:table-cell table:style-name="ce64" office:value-type="string">
            <text:p>タワーを30基まで所有する事が出来ます。</text:p>
          </table:table-cell>
          <table:table-cell table:style-name="ce79"/>
          <table:table-cell table:number-columns-repeated="1020"/>
        </table:table-row>
        <table:table-row table:style-name="ro12">
          <table:table-cell table:style-name="ce79" office:value-type="string">
            <text:p>DLC02_MODE_POISONCORE_NAME</text:p>
          </table:table-cell>
          <table:table-cell table:style-name="ce79" office:value-type="string">
            <text:p>Poison Core</text:p>
          </table:table-cell>
          <table:table-cell table:style-name="ce79" office:value-type="string">
            <text:p>毒コア</text:p>
          </table:table-cell>
          <table:table-cell table:style-name="ce79"/>
          <table:table-cell table:number-columns-repeated="1020"/>
        </table:table-row>
        <table:table-row table:style-name="ro29">
          <table:table-cell table:style-name="ce79" office:value-type="string">
            <text:p>DLC02_MODE_POISONCORE_DESC</text:p>
          </table:table-cell>
          <table:table-cell table:style-name="ce79" office:value-type="string">
            <text:p>There is only a single core in the housing. Loose core destroys aliens on contact. Resources are not recoverable from aliens killed by core.</text:p>
          </table:table-cell>
          <table:table-cell table:style-name="ce64"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79"/>
          <table:table-cell table:number-columns-repeated="1020"/>
        </table:table-row>
        <table:table-row table:style-name="ro8">
          <table:table-cell table:style-name="ce79" office:value-type="string">
            <text:p>DLC02_MODE_FIXED20_NAME</text:p>
          </table:table-cell>
          <table:table-cell table:style-name="ce79" office:value-type="string">
            <text:p>20k Resources</text:p>
          </table:table-cell>
          <table:table-cell table:style-name="ce79" office:value-type="string">
            <text:p>リソース制限：20，000</text:p>
          </table:table-cell>
          <table:table-cell table:style-name="ce79"/>
          <table:table-cell table:number-columns-repeated="1020"/>
        </table:table-row>
        <table:table-row table:style-name="ro15">
          <table:table-cell table:style-name="ce79" office:value-type="string">
            <text:p>DLC02_MODE_FIXED20_DESC</text:p>
          </table:table-cell>
          <table:table-cell table:style-name="ce79" office:value-type="string">
            <text:p>You start with 20k with no resource recovery or interest.</text:p>
          </table:table-cell>
          <table:table-cell table:style-name="ce64" office:value-type="string">
            <text:p>リソースは開始時の20,000のみで回収や利息による増加は有りません。</text:p>
          </table:table-cell>
          <table:table-cell table:style-name="ce79"/>
          <table:table-cell table:number-columns-repeated="1020"/>
        </table:table-row>
        <table:table-row table:style-name="ro55" table:number-rows-repeated="1048558">
          <table:table-cell table:number-columns-repeated="1024"/>
        </table:table-row>
        <table:table-row table:style-name="ro55">
          <table:table-cell table:number-columns-repeated="1024"/>
        </table:table-row>
      </table:table>
      <table:table table:name="dlc03strings" table:style-name="ta0">
        <office:forms form:automatic-focus="false" form:apply-design-mode="false"/>
        <table:table-column table:style-name="co22" table:default-cell-style-name="ce64"/>
        <table:table-column table:style-name="co25" table:number-columns-repeated="2" table:default-cell-style-name="ce64"/>
        <table:table-column table:style-name="co26" table:default-cell-style-name="ce64"/>
        <table:table-column table:style-name="co5" table:number-columns-repeated="1020" table:default-cell-style-name="Default"/>
        <table:table-row table:style-name="ro9">
          <table:table-cell table:style-name="ce77" office:value-type="string">
            <text:p>#キー／コメント</text:p>
          </table:table-cell>
          <table:table-cell table:style-name="ce77" office:value-type="string">
            <text:p>原文</text:p>
          </table:table-cell>
          <table:table-cell table:style-name="ce77" office:value-type="string">
            <text:p>訳文</text:p>
          </table:table-cell>
          <table:table-cell table:style-name="ce77" office:value-type="string">
            <text:p>備考</text:p>
          </table:table-cell>
          <table:table-cell table:number-columns-repeated="1020"/>
        </table:table-row>
        <table:table-row table:style-name="ro8">
          <table:table-cell office:value-type="string">
            <text:p>﻿CAM_RESURGENCE</text:p>
          </table:table-cell>
          <table:table-cell office:value-type="string">
            <text:p>Resurgence</text:p>
          </table:table-cell>
          <table:table-cell table:number-columns-repeated="1022"/>
        </table:table-row>
        <table:table-row table:style-name="ro12">
          <table:table-cell office:value-type="string">
            <text:p>DLC03_STO_PILLARS_01_NAME</text:p>
          </table:table-cell>
          <table:table-cell office:value-type="string">
            <text:p>Risk Exposure</text:p>
          </table:table-cell>
          <table:table-cell table:number-columns-repeated="1022"/>
        </table:table-row>
        <table:table-row table:style-name="ro16">
          <table:table-cell office:value-type="string">
            <text:p>DLC03_STO_PILLARS_01_DESC</text:p>
          </table:table-cell>
          <table:table-cell office:value-type="string">
            <text:p>A vault in the middle of the desert has been sealed. Despite years of attempts, it has never been opened.</text:p>
          </table:table-cell>
          <table:table-cell office:value-type="string">
            <text:p>砂漠の中央に有る貯蔵庫は封鎖され、長年の試みにも関わらず開かれる事は無かった。</text:p>
          </table:table-cell>
          <table:table-cell table:number-columns-repeated="1021"/>
        </table:table-row>
        <table:table-row table:style-name="ro12">
          <table:table-cell office:value-type="string">
            <text:p>DLC03_STO_PUZZLEBOX_01_NAME</text:p>
          </table:table-cell>
          <table:table-cell office:value-type="string">
            <text:p>Roundabout</text:p>
          </table:table-cell>
          <table:table-cell table:number-columns-repeated="1022"/>
        </table:table-row>
        <table:table-row table:style-name="ro30">
          <table:table-cell office:value-type="string">
            <text:p>DLC03_STO_PUZZLEBOX_01_DESC</text:p>
          </table:table-cell>
          <table:table-cell office:value-type="string">
            <text:p>This research facility was part of the original planetary defense project. The reasons for its massive energy requirements are unknown.</text:p>
          </table:table-cell>
          <table:table-cell office:value-type="string">
            <text:p>この研究施設は惑星防御システムの原型となる一部だ。 それが大量のエネルギーを必要とする理由は知られていない。</text:p>
          </table:table-cell>
          <table:table-cell table:number-columns-repeated="1021"/>
        </table:table-row>
        <table:table-row table:style-name="ro12">
          <table:table-cell office:value-type="string">
            <text:p>DLC03_MODE_CAMPAIGN_NAME</text:p>
          </table:table-cell>
          <table:table-cell office:value-type="string">
            <text:p>Campaign</text:p>
          </table:table-cell>
          <table:table-cell office:value-type="string">
            <text:p>キャンペーン</text:p>
          </table:table-cell>
          <table:table-cell table:number-columns-repeated="1021"/>
        </table:table-row>
        <table:table-row table:style-name="ro12">
          <table:table-cell office:value-type="string">
            <text:p>DLC03_MODE_CAMPAIGNHARD_NAME</text:p>
          </table:table-cell>
          <table:table-cell office:value-type="string">
            <text:p>Campaign Challenge</text:p>
          </table:table-cell>
          <table:table-cell office:value-type="string">
            <text:p>キャンペーン・チャレンジ</text:p>
          </table:table-cell>
          <table:table-cell table:number-columns-repeated="1021"/>
        </table:table-row>
        <table:table-row table:style-name="ro10">
          <table:table-cell office:value-type="string">
            <text:p>DLC03_MODE_CAMPAIGNHARD_DESC</text:p>
          </table:table-cell>
          <table:table-cell office:value-type="string">
            <text:p>The Campaign mode, but all the aliens are tougher.</text:p>
          </table:table-cell>
          <table:table-cell office:value-type="string">
            <text:p>エイリアンが強靱になったキャンペーン・モードです。</text:p>
          </table:table-cell>
          <table:table-cell table:number-columns-repeated="1021"/>
        </table:table-row>
        <table:table-row table:style-name="ro12">
          <table:table-cell office:value-type="string">
            <text:p>DLC03_MODE_CAMPAIGN_REVERSE_NAME</text:p>
          </table:table-cell>
          <table:table-cell office:value-type="string">
            <text:p>Campaign Reversed</text:p>
          </table:table-cell>
          <table:table-cell office:value-type="string">
            <text:p>キャンペーン（反転）</text:p>
          </table:table-cell>
          <table:table-cell table:number-columns-repeated="1021"/>
        </table:table-row>
        <table:table-row table:style-name="ro7">
          <table:table-cell office:value-type="string">
            <text:p>DLC03_MODE_CAMPAIGN_REVERSE_DESC</text:p>
          </table:table-cell>
          <table:table-cell office:value-type="string">
            <text:p>The campaign mode, but the entrance and exit points have been flipped.</text:p>
          </table:table-cell>
          <table:table-cell office:value-type="string">
            <text:p>エイリアンの入口と出口が入れ替わったキャンペーン・モードになります。</text:p>
          </table:table-cell>
          <table:table-cell table:number-columns-repeated="1021"/>
        </table:table-row>
        <table:table-row table:style-name="ro12">
          <table:table-cell office:value-type="string">
            <text:p>DLC03_MODE_POISONCORE_NAME</text:p>
          </table:table-cell>
          <table:table-cell office:value-type="string">
            <text:p>Poison Core</text:p>
          </table:table-cell>
          <table:table-cell office:value-type="string">
            <text:p>毒コア</text:p>
          </table:table-cell>
          <table:table-cell table:number-columns-repeated="1021"/>
        </table:table-row>
        <table:table-row table:style-name="ro29">
          <table:table-cell office:value-type="string">
            <text:p>DLC03_MODE_POISONCORE_DESC</text:p>
          </table:table-cell>
          <table:table-cell office:value-type="string">
            <text:p>There is only a single core in the housing. Loose core destroys aliens on contact. Resources are not recoverable from aliens killed by core.</text:p>
          </table:table-cell>
          <table:table-cell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number-columns-repeated="1021"/>
        </table:table-row>
        <table:table-row table:style-name="ro8">
          <table:table-cell office:value-type="string">
            <text:p>DLC03_MODE_FIXED20_NAME</text:p>
          </table:table-cell>
          <table:table-cell office:value-type="string">
            <text:p>20k Resources</text:p>
          </table:table-cell>
          <table:table-cell office:value-type="string">
            <text:p>リソース制限：20,000</text:p>
          </table:table-cell>
          <table:table-cell table:number-columns-repeated="1021"/>
        </table:table-row>
        <table:table-row table:style-name="ro15">
          <table:table-cell office:value-type="string">
            <text:p>DLC03_MODE_FIXED20_DESC</text:p>
          </table:table-cell>
          <table:table-cell office:value-type="string">
            <text:p>You start with 20k with no resource recovery or interest.</text:p>
          </table:table-cell>
          <table:table-cell office:value-type="string">
            <text:p>リソースは開始時の20,000のみで回収や利息による増加は有りません。</text:p>
          </table:table-cell>
          <table:table-cell table:number-columns-repeated="1021"/>
        </table:table-row>
        <table:table-row table:style-name="ro8">
          <table:table-cell office:value-type="string">
            <text:p>DLC03_MODE_MAX30_NAME</text:p>
          </table:table-cell>
          <table:table-cell office:value-type="string">
            <text:p>30 Tower Limit</text:p>
          </table:table-cell>
          <table:table-cell office:value-type="string">
            <text:p>タワー制限：30</text:p>
          </table:table-cell>
          <table:table-cell table:number-columns-repeated="1021"/>
        </table:table-row>
        <table:table-row table:style-name="ro10">
          <table:table-cell office:value-type="string">
            <text:p>DLC03_MODE_MAX30_DESC</text:p>
          </table:table-cell>
          <table:table-cell office:value-type="string">
            <text:p>You can only have 30 towers in play at any time.</text:p>
          </table:table-cell>
          <table:table-cell office:value-type="string">
            <text:p>タワーを30基まで所有する事が出来ます。</text:p>
          </table:table-cell>
          <table:table-cell table:number-columns-repeated="1021"/>
        </table:table-row>
      </table:table>
      <table:table table:name="dlc04strings" table:style-name="ta0">
        <office:forms form:automatic-focus="false" form:apply-design-mode="false"/>
        <table:table-column table:style-name="co22" table:default-cell-style-name="ce64"/>
        <table:table-column table:style-name="co27" table:number-columns-repeated="2" table:default-cell-style-name="ce64"/>
        <table:table-column table:style-name="co28" table:default-cell-style-name="ce64"/>
        <table:table-column table:style-name="co5" table:number-columns-repeated="1020" table:default-cell-style-name="Default"/>
        <table:table-row table:style-name="ro9">
          <table:table-cell table:style-name="ce77" office:value-type="string">
            <text:p>#キー／コメント</text:p>
          </table:table-cell>
          <table:table-cell table:style-name="ce77" office:value-type="string">
            <text:p>原文</text:p>
          </table:table-cell>
          <table:table-cell table:style-name="ce77" office:value-type="string">
            <text:p>訳文</text:p>
          </table:table-cell>
          <table:table-cell table:style-name="ce77" office:value-type="string">
            <text:p>備考</text:p>
          </table:table-cell>
          <table:table-cell table:number-columns-repeated="1020"/>
        </table:table-row>
        <table:table-row table:style-name="ro8">
          <table:table-cell office:value-type="string">
            <text:p>﻿CAM_RESURGENCE</text:p>
          </table:table-cell>
          <table:table-cell office:value-type="string">
            <text:p>Resurgence</text:p>
          </table:table-cell>
          <table:table-cell table:number-columns-repeated="1022"/>
        </table:table-row>
        <table:table-row table:style-name="ro12">
          <table:table-cell office:value-type="string">
            <text:p>DLC04_STO_GALLERY_01_NAME</text:p>
          </table:table-cell>
          <table:table-cell office:value-type="string">
            <text:p>Urban Planning</text:p>
          </table:table-cell>
          <table:table-cell table:number-columns-repeated="1022"/>
        </table:table-row>
        <table:table-row table:style-name="ro28">
          <table:table-cell office:value-type="string">
            <text:p>DLC04_STO_GALLERY_01_DESC</text:p>
          </table:table-cell>
          <table:table-cell office:value-type="string">
            <text:p>This outlying residential district is one of the few separated from the main city. The aliens must be looking for a weakness.</text:p>
          </table:table-cell>
          <table:table-cell office:value-type="string">
            <text:p>都心から離れた場所に有る居住区画は都市から分離された区画の一つだ。 エイリアンは弱い箇所を探しているのだろう。</text:p>
          </table:table-cell>
          <table:table-cell table:number-columns-repeated="1021"/>
        </table:table-row>
        <table:table-row table:style-name="ro12">
          <table:table-cell office:value-type="string">
            <text:p>DLC04_STO_PUZZLEOPEN_01_NAME</text:p>
          </table:table-cell>
          <table:table-cell office:value-type="string">
            <text:p>Tactical Diversion</text:p>
          </table:table-cell>
          <table:table-cell table:number-columns-repeated="1022"/>
        </table:table-row>
        <table:table-row table:style-name="ro13">
          <table:table-cell office:value-type="string">
            <text:p>DLC04_STO_PUZZLEOPEN_01_DESC</text:p>
          </table:table-cell>
          <table:table-cell office:value-type="string">
            <text:p>The archives are located securely within the granite mountains. We must keep them from being destroyed!</text:p>
          </table:table-cell>
          <table:table-cell office:value-type="string">
            <text:p>公文書保管所は花崗岩で出来た山中の安全な場所に位置している。 破壊されるを防がなければ！</text:p>
          </table:table-cell>
          <table:table-cell table:number-columns-repeated="1021"/>
        </table:table-row>
        <table:table-row table:style-name="ro12">
          <table:table-cell office:value-type="string">
            <text:p>DLC04_MODE_CAMPAIGN_NAME</text:p>
          </table:table-cell>
          <table:table-cell office:value-type="string">
            <text:p>Campaign</text:p>
          </table:table-cell>
          <table:table-cell office:value-type="string">
            <text:p>キャンペーン</text:p>
          </table:table-cell>
          <table:table-cell table:number-columns-repeated="1021"/>
        </table:table-row>
        <table:table-row table:style-name="ro12">
          <table:table-cell office:value-type="string">
            <text:p>DLC04_MODE_CAMPAIGNHARD_NAME</text:p>
          </table:table-cell>
          <table:table-cell office:value-type="string">
            <text:p>Campaign Challenge</text:p>
          </table:table-cell>
          <table:table-cell office:value-type="string">
            <text:p>キャンペーン・チャレンジ</text:p>
          </table:table-cell>
          <table:table-cell table:number-columns-repeated="1021"/>
        </table:table-row>
        <table:table-row table:style-name="ro10">
          <table:table-cell office:value-type="string">
            <text:p>DLC04_MODE_CAMPAIGNHARD_DESC</text:p>
          </table:table-cell>
          <table:table-cell office:value-type="string">
            <text:p>The Campaign mode, but all the aliens are tougher.</text:p>
          </table:table-cell>
          <table:table-cell office:value-type="string">
            <text:p>エイリアンが強靱になったキャンペーン・モードになります。</text:p>
          </table:table-cell>
          <table:table-cell table:number-columns-repeated="1021"/>
        </table:table-row>
        <table:table-row table:style-name="ro12">
          <table:table-cell office:value-type="string">
            <text:p>DLC04_MODE_CAMPAIGN_REVERSE_NAME</text:p>
          </table:table-cell>
          <table:table-cell office:value-type="string">
            <text:p>Campaign Reversed</text:p>
          </table:table-cell>
          <table:table-cell office:value-type="string">
            <text:p>キャンペーン（反転）</text:p>
          </table:table-cell>
          <table:table-cell table:number-columns-repeated="1021"/>
        </table:table-row>
        <table:table-row table:style-name="ro7">
          <table:table-cell office:value-type="string">
            <text:p>DLC04_MODE_CAMPAIGN_REVERSE_DESC</text:p>
          </table:table-cell>
          <table:table-cell office:value-type="string">
            <text:p>The campaign mode, but the entrance and exit points have been flipped.</text:p>
          </table:table-cell>
          <table:table-cell office:value-type="string">
            <text:p>エイリアンの入口と出口が入れ替わったキャンペーン・モードになります。</text:p>
          </table:table-cell>
          <table:table-cell table:number-columns-repeated="1021"/>
        </table:table-row>
        <table:table-row table:style-name="ro8">
          <table:table-cell office:value-type="string">
            <text:p>DLC04_MODE_FIXED20_NAME</text:p>
          </table:table-cell>
          <table:table-cell office:value-type="string">
            <text:p>20k Resources</text:p>
          </table:table-cell>
          <table:table-cell office:value-type="string">
            <text:p>リソース制限：20，000</text:p>
          </table:table-cell>
          <table:table-cell table:number-columns-repeated="1021"/>
        </table:table-row>
        <table:table-row table:style-name="ro15">
          <table:table-cell office:value-type="string">
            <text:p>DLC04_MODE_FIXED20_DESC</text:p>
          </table:table-cell>
          <table:table-cell office:value-type="string">
            <text:p>You start with 20k with no resource recovery or interest.</text:p>
          </table:table-cell>
          <table:table-cell office:value-type="string">
            <text:p>リソースは開始時の20,000のみで回収や利息による増加は有りません。</text:p>
          </table:table-cell>
          <table:table-cell table:number-columns-repeated="1021"/>
        </table:table-row>
      </table:table>
      <table:table table:name="dlc05strings" table:style-name="ta0">
        <office:forms form:automatic-focus="false" form:apply-design-mode="false"/>
        <table:table-column table:style-name="co22" table:default-cell-style-name="ce64"/>
        <table:table-column table:style-name="co29" table:number-columns-repeated="2" table:default-cell-style-name="ce64"/>
        <table:table-column table:style-name="co21" table:default-cell-style-name="ce64"/>
        <table:table-column table:style-name="co5" table:number-columns-repeated="1020" table:default-cell-style-name="Default"/>
        <table:table-row table:style-name="ro9">
          <table:table-cell table:style-name="ce77" office:value-type="string">
            <text:p>#キー／コメント</text:p>
          </table:table-cell>
          <table:table-cell table:style-name="ce77" office:value-type="string">
            <text:p>原文</text:p>
          </table:table-cell>
          <table:table-cell table:style-name="ce77" office:value-type="string">
            <text:p>訳文</text:p>
          </table:table-cell>
          <table:table-cell table:style-name="ce77" office:value-type="string">
            <text:p>備考</text:p>
          </table:table-cell>
          <table:table-cell table:number-columns-repeated="1020"/>
        </table:table-row>
        <table:table-row table:style-name="ro8">
          <table:table-cell office:value-type="string">
            <text:p>﻿CAM_RESURGENCE</text:p>
          </table:table-cell>
          <table:table-cell office:value-type="string">
            <text:p>Resurgence</text:p>
          </table:table-cell>
          <table:table-cell table:number-columns-repeated="1022"/>
        </table:table-row>
        <table:table-row table:style-name="ro8">
          <table:table-cell office:value-type="string">
            <text:p>DLC05_STO_JAMES_01_NAME</text:p>
          </table:table-cell>
          <table:table-cell office:value-type="string">
            <text:p>Overflow</text:p>
          </table:table-cell>
          <table:table-cell table:number-columns-repeated="1022"/>
        </table:table-row>
        <table:table-row table:style-name="ro28">
          <table:table-cell office:value-type="string">
            <text:p>DLC05_STO_JAMES_01_DESC</text:p>
          </table:table-cell>
          <table:table-cell office:value-type="string">
            <text:p>The treatment plant has been leeching the native poisons out of the water supply for two millennia. The aliens have finally found it.</text:p>
          </table:table-cell>
          <table:table-cell office:value-type="string">
            <text:p>浄水場は二千年の間、水道水から天然の毒を取り除いていた。 此処もエイリアンに見つけられた様だ。</text:p>
          </table:table-cell>
          <table:table-cell table:number-columns-repeated="1021"/>
        </table:table-row>
        <table:table-row table:style-name="ro12">
          <table:table-cell office:value-type="string">
            <text:p>DLC05_STO_KILLZONE_01_NAME</text:p>
          </table:table-cell>
          <table:table-cell office:value-type="string">
            <text:p>Kill Zone</text:p>
          </table:table-cell>
          <table:table-cell table:number-columns-repeated="1022"/>
        </table:table-row>
        <table:table-row table:style-name="ro29">
          <table:table-cell office:value-type="string">
            <text:p>DLC05_STO_KILLZONE_01_DESC</text:p>
          </table:table-cell>
          <table:table-cell office:value-type="string">
            <text:p>Hundreds of meters below the surface, a large underground reservoir provides water for your entire city. You must protect the only way in.</text:p>
          </table:table-cell>
          <table:table-cell office:value-type="string">
            <text:p>表層から数百メートル地下にある巨大な地下貯水場は都市全域へ水を供給している。 やる事は一つ、ここ守るしかない。</text:p>
          </table:table-cell>
          <table:table-cell table:number-columns-repeated="1021"/>
        </table:table-row>
        <table:table-row table:style-name="ro12">
          <table:table-cell office:value-type="string">
            <text:p>DLC05_MODE_CAMPAIGN_NAME</text:p>
          </table:table-cell>
          <table:table-cell office:value-type="string">
            <text:p>Campaign</text:p>
          </table:table-cell>
          <table:table-cell office:value-type="string">
            <text:p>キャンペーン</text:p>
          </table:table-cell>
          <table:table-cell table:number-columns-repeated="1021"/>
        </table:table-row>
        <table:table-row table:style-name="ro12">
          <table:table-cell office:value-type="string">
            <text:p>DLC05_MODE_CAMPAIGNHARD_NAME</text:p>
          </table:table-cell>
          <table:table-cell office:value-type="string">
            <text:p>Campaign Challenge</text:p>
          </table:table-cell>
          <table:table-cell office:value-type="string">
            <text:p>キャンペーン・チャレンジ</text:p>
          </table:table-cell>
          <table:table-cell table:number-columns-repeated="1021"/>
        </table:table-row>
        <table:table-row table:style-name="ro10">
          <table:table-cell office:value-type="string">
            <text:p>DLC05_MODE_CAMPAIGNHARD_DESC</text:p>
          </table:table-cell>
          <table:table-cell office:value-type="string">
            <text:p>The Campaign mode, but all the aliens are tougher.</text:p>
          </table:table-cell>
          <table:table-cell office:value-type="string">
            <text:p>エイリアンが強靱になったキャンペーン・モードになります。</text:p>
          </table:table-cell>
          <table:table-cell table:number-columns-repeated="1021"/>
        </table:table-row>
        <table:table-row table:style-name="ro12">
          <table:table-cell office:value-type="string">
            <text:p>DLC05_MODE_CAMPAIGN_REVERSE_NAME</text:p>
          </table:table-cell>
          <table:table-cell office:value-type="string">
            <text:p>Campaign Reversed</text:p>
          </table:table-cell>
          <table:table-cell office:value-type="string">
            <text:p>キャンペーン（反転）</text:p>
          </table:table-cell>
          <table:table-cell table:number-columns-repeated="1021"/>
        </table:table-row>
        <table:table-row table:style-name="ro7">
          <table:table-cell office:value-type="string">
            <text:p>DLC05_MODE_CAMPAIGN_REVERSE_DESC</text:p>
          </table:table-cell>
          <table:table-cell office:value-type="string">
            <text:p>The campaign mode, but the entrance and exit points have been flipped.</text:p>
          </table:table-cell>
          <table:table-cell office:value-type="string">
            <text:p>エイリアンの入口と出口が入れ替わったキャンペーン・モードになります。</text:p>
          </table:table-cell>
          <table:table-cell table:number-columns-repeated="1021"/>
        </table:table-row>
        <table:table-row table:style-name="ro12">
          <table:table-cell office:value-type="string">
            <text:p>DLC05_MODE_POISONCORE_NAME</text:p>
          </table:table-cell>
          <table:table-cell office:value-type="string">
            <text:p>Poison Core</text:p>
          </table:table-cell>
          <table:table-cell office:value-type="string">
            <text:p>毒コア</text:p>
          </table:table-cell>
          <table:table-cell table:number-columns-repeated="1021"/>
        </table:table-row>
        <table:table-row table:style-name="ro29">
          <table:table-cell office:value-type="string">
            <text:p>DLC05_MODE_POISONCORE_DESC</text:p>
          </table:table-cell>
          <table:table-cell office:value-type="string">
            <text:p>There is only a single core in the housing. Loose core destroys aliens on contact. Resources are not recoverable from aliens killed by core.</text:p>
          </table:table-cell>
          <table:table-cell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number-columns-repeated="1021"/>
        </table:table-row>
        <table:table-row table:style-name="ro8">
          <table:table-cell office:value-type="string">
            <text:p>DLC05_MODE_FIXED20_NAME</text:p>
          </table:table-cell>
          <table:table-cell office:value-type="string">
            <text:p>20k Resources</text:p>
          </table:table-cell>
          <table:table-cell office:value-type="string">
            <text:p>リソース制限：20,000</text:p>
          </table:table-cell>
          <table:table-cell table:number-columns-repeated="1021"/>
        </table:table-row>
        <table:table-row table:style-name="ro15">
          <table:table-cell office:value-type="string">
            <text:p>DLC05_MODE_FIXED20_DESC</text:p>
          </table:table-cell>
          <table:table-cell office:value-type="string">
            <text:p>You start with 20k with no resource recovery or interest.</text:p>
          </table:table-cell>
          <table:table-cell office:value-type="string">
            <text:p>リソースは開始時の20,000のみで回収や利息による増加は有りません。</text:p>
          </table:table-cell>
          <table:table-cell table:number-columns-repeated="1021"/>
        </table:table-row>
        <table:table-row table:style-name="ro8">
          <table:table-cell office:value-type="string">
            <text:p>DLC05_MODE_FIXED40_NAME</text:p>
          </table:table-cell>
          <table:table-cell office:value-type="string">
            <text:p>40k Resources</text:p>
          </table:table-cell>
          <table:table-cell office:value-type="string">
            <text:p>リソース制限：40,000</text:p>
          </table:table-cell>
          <table:table-cell table:number-columns-repeated="1021"/>
        </table:table-row>
        <table:table-row table:style-name="ro15">
          <table:table-cell office:value-type="string">
            <text:p>DLC05_MODE_FIXED40_DESC</text:p>
          </table:table-cell>
          <table:table-cell office:value-type="string">
            <text:p>You start with 40k with no resource recovery or interest.</text:p>
          </table:table-cell>
          <table:table-cell office:value-type="string">
            <text:p>リソースは開始時の40,000のみで回収や利息による増加は有りません。</text:p>
          </table:table-cell>
          <table:table-cell table:number-columns-repeated="1021"/>
        </table:table-row>
      </table:table>
      <table:table table:name="dlc06strings" table:style-name="ta0">
        <office:forms form:automatic-focus="false" form:apply-design-mode="false"/>
        <table:table-column table:style-name="co30" table:default-cell-style-name="ce64"/>
        <table:table-column table:style-name="co31" table:number-columns-repeated="2" table:default-cell-style-name="ce64"/>
        <table:table-column table:style-name="co32" table:default-cell-style-name="ce64"/>
        <table:table-column table:style-name="co5" table:number-columns-repeated="1020" table:default-cell-style-name="Default"/>
        <table:table-row table:style-name="ro9">
          <table:table-cell table:style-name="ce77" office:value-type="string">
            <text:p>#キー／コメント</text:p>
          </table:table-cell>
          <table:table-cell table:style-name="ce77" office:value-type="string">
            <text:p>原文</text:p>
          </table:table-cell>
          <table:table-cell table:style-name="ce77" office:value-type="string">
            <text:p>訳文</text:p>
          </table:table-cell>
          <table:table-cell table:style-name="ce77" office:value-type="string">
            <text:p>備考</text:p>
          </table:table-cell>
          <table:table-cell table:number-columns-repeated="1020"/>
        </table:table-row>
        <table:table-row table:style-name="ro8">
          <table:table-cell table:style-name="ce80" office:value-type="string">
            <text:p>CAM_POTATO</text:p>
          </table:table-cell>
          <table:table-cell office:value-type="string">
            <text:p>You Monster (Trial)</text:p>
          </table:table-cell>
          <table:table-cell/>
          <table:table-cell office:value-type="string">
            <text:p>111201-変更：C.H.A.S.</text:p>
          </table:table-cell>
          <table:table-cell table:number-columns-repeated="1020"/>
        </table:table-row>
        <table:table-row table:style-name="ro12">
          <table:table-cell table:style-name="ce80" office:value-type="string">
            <text:p>DLC06_STO_RUSSET_01_NAME</text:p>
          </table:table-cell>
          <table:table-cell office:value-type="string">
            <text:p>Ghost in the Machine</text:p>
          </table:table-cell>
          <table:table-cell/>
          <table:table-cell office:value-type="string">
            <text:p>111201-変更：Tony's Training</text:p>
          </table:table-cell>
          <table:table-cell table:number-columns-repeated="1020"/>
        </table:table-row>
        <table:table-row table:style-name="ro13">
          <table:table-cell table:style-name="ce80" office:value-type="string">
            <text:p>DLC06_STO_RUSSET_01_DESC</text:p>
          </table:table-cell>
          <table:table-cell office:value-type="string">
            <text:p>A historical training simulation has been discovered.  It is partially corrupt, but it appears to still function.</text:p>
          </table:table-cell>
          <table:table-cell office:value-type="string">
            <text:p>史実に基いた訓練の行えるシミュレータが見つかった。壊れている箇所も有るが動きそうだ。</text:p>
          </table:table-cell>
          <table:table-cell office:value-type="string">
            <text:p>111201-変更：Sample Training level for the MkIII Simulations submission process.</text:p>
          </table:table-cell>
          <table:table-cell table:number-columns-repeated="1020"/>
        </table:table-row>
        <table:table-row table:style-name="ro8">
          <table:table-cell table:style-name="ce80" office:value-type="string">
            <text:p>DLC06_STO_RED_01_NAME</text:p>
          </table:table-cell>
          <table:table-cell office:value-type="string">
            <text:p>Divided Attention</text:p>
          </table:table-cell>
          <table:table-cell/>
          <table:table-cell office:value-type="string">
            <text:p>111201-変更：C.H.A.S.</text:p>
          </table:table-cell>
          <table:table-cell table:number-columns-repeated="1020"/>
        </table:table-row>
        <table:table-row table:style-name="ro15">
          <table:table-cell table:style-name="ce80" office:value-type="string">
            <text:p>DLC06_STO_RED_01_DESC</text:p>
          </table:table-cell>
          <table:table-cell office:value-type="string">
            <text:p>The simulation has been repairing itself, but something is wrong.</text:p>
          </table:table-cell>
          <table:table-cell office:value-type="string">
            <text:p>シミュレータは自己修復していた、しかし何か変だ。</text:p>
          </table:table-cell>
          <table:table-cell office:value-type="string">
            <text:p>111201-変更：Initial submission for your consideration</text:p>
          </table:table-cell>
          <table:table-cell table:number-columns-repeated="1020"/>
        </table:table-row>
        <table:table-row table:style-name="ro12">
          <table:table-cell office:value-type="string">
            <text:p>DLC06_MODE_CAMPAIGN_NAME</text:p>
          </table:table-cell>
          <table:table-cell office:value-type="string">
            <text:p>Campaign</text:p>
          </table:table-cell>
          <table:table-cell table:style-name="ce81" office:value-type="string">
            <text:p>キャンペーン</text:p>
          </table:table-cell>
          <table:table-cell table:number-columns-repeated="1021"/>
        </table:table-row>
        <table:table-row table:style-name="ro12">
          <table:table-cell office:value-type="string">
            <text:p>DLC06_MODE_CAMPAIGNHARD_NAME</text:p>
          </table:table-cell>
          <table:table-cell office:value-type="string">
            <text:p>Campaign Challenge</text:p>
          </table:table-cell>
          <table:table-cell table:style-name="ce81" office:value-type="string">
            <text:p>キャンペーン・チャレンジ</text:p>
          </table:table-cell>
          <table:table-cell table:number-columns-repeated="1021"/>
        </table:table-row>
        <table:table-row table:style-name="ro12">
          <table:table-cell office:value-type="string">
            <text:p>DLC06_MODE_IMPOSSIBLE_NAME</text:p>
          </table:table-cell>
          <table:table-cell office:value-type="string">
            <text:p>Impossible</text:p>
          </table:table-cell>
          <table:table-cell table:style-name="ce81" office:value-type="string">
            <text:p>インポッシブル</text:p>
          </table:table-cell>
          <table:table-cell table:number-columns-repeated="1021"/>
        </table:table-row>
        <table:table-row table:style-name="ro10">
          <table:table-cell table:style-name="ce80" office:value-type="string">
            <text:p>DLC07_MODE_IMPOSSIBLE_DESC</text:p>
          </table:table-cell>
          <table:table-cell office:value-type="string">
            <text:p>A higher level of difficulty for those seeking a challenge.</text:p>
          </table:table-cell>
          <table:table-cell office:value-type="string">
            <text:p>チャレンジを求める人達の為に更に難易度が高められています。</text:p>
          </table:table-cell>
          <table:table-cell office:value-type="string">
            <text:p>111201-追加</text:p>
          </table:table-cell>
          <table:table-cell table:number-columns-repeated="1020"/>
        </table:table-row>
        <table:table-row table:style-name="ro12">
          <table:table-cell table:style-name="ce80" office:value-type="string">
            <text:p>DLC07_MODE_FROZENCORE_NAME</text:p>
          </table:table-cell>
          <table:table-cell office:value-type="string">
            <text:p>Frozen Core</text:p>
          </table:table-cell>
          <table:table-cell office:value-type="string">
            <text:p>コア固定</text:p>
          </table:table-cell>
          <table:table-cell office:value-type="string">
            <text:p>111201-追加</text:p>
          </table:table-cell>
          <table:table-cell table:number-columns-repeated="1020"/>
        </table:table-row>
        <table:table-row table:style-name="ro12">
          <table:table-cell table:style-name="ce80" office:value-type="string">
            <text:p>DLC07_MODE_FROZENCORE_DESC</text:p>
          </table:table-cell>
          <table:table-cell office:value-type="string">
            <text:p>Cores do not float back to the housing.</text:p>
          </table:table-cell>
          <table:table-cell office:value-type="string">
            <text:p>コアが収容施設に戻りません。</text:p>
          </table:table-cell>
          <table:table-cell office:value-type="string">
            <text:p>111201-追加</text:p>
          </table:table-cell>
          <table:table-cell table:number-columns-repeated="1020"/>
        </table:table-row>
        <table:table-row table:style-name="ro12">
          <table:table-cell table:style-name="ce80" office:value-type="string">
            <text:p>DLC07_MODE_FULLYLOADED_NAME</text:p>
          </table:table-cell>
          <table:table-cell office:value-type="string">
            <text:p>Fully Loaded</text:p>
          </table:table-cell>
          <table:table-cell office:value-type="string">
            <text:p>潤沢なリソース</text:p>
          </table:table-cell>
          <table:table-cell office:value-type="string">
            <text:p>111201-追加</text:p>
          </table:table-cell>
          <table:table-cell table:number-columns-repeated="1020"/>
        </table:table-row>
        <table:table-row table:style-name="ro14">
          <table:table-cell table:style-name="ce80" office:value-type="string">
            <text:p>DLC07_MODE_FULLYLOADED_DESC</text:p>
          </table:table-cell>
          <table:table-cell office:value-type="string">
            <text:p>All towers and all upgrades are available (suggested by community member salmusco).</text:p>
          </table:table-cell>
          <table:table-cell office:value-type="string">
            <text:p>全てのタワーと全てのアップグレードが利用出来ます。（コミュニティ・メンバーのsalmuscoにより提案されました）</text:p>
          </table:table-cell>
          <table:table-cell office:value-type="string">
            <text:p>111201-追加</text:p>
          </table:table-cell>
          <table:table-cell table:number-columns-repeated="1020"/>
        </table:table-row>
        <table:table-row table:style-name="ro8">
          <table:table-cell table:style-name="ce80" office:value-type="string">
            <text:p>DLC07_MODE_ONEKIND_NAME</text:p>
          </table:table-cell>
          <table:table-cell office:value-type="string">
            <text:p>One of <text:s/>Kind</text:p>
          </table:table-cell>
          <table:table-cell office:value-type="string">
            <text:p>1種類</text:p>
          </table:table-cell>
          <table:table-cell office:value-type="string">
            <text:p>111201-追加</text:p>
          </table:table-cell>
          <table:table-cell table:number-columns-repeated="1020"/>
        </table:table-row>
        <table:table-row table:style-name="ro10">
          <table:table-cell table:style-name="ce80" office:value-type="string">
            <text:p>DLC07_MODE_ONEKIND_DESC</text:p>
          </table:table-cell>
          <table:table-cell office:value-type="string">
            <text:p>You can only build one of each tower type.</text:p>
          </table:table-cell>
          <table:table-cell office:value-type="string">
            <text:p>タワーは種類毎に1基しか建設出来ません。</text:p>
          </table:table-cell>
          <table:table-cell office:value-type="string">
            <text:p>111201-追加</text:p>
          </table:table-cell>
          <table:table-cell table:number-columns-repeated="1020"/>
        </table:table-row>
        <table:table-row table:style-name="ro8">
          <table:table-cell table:style-name="ce80" office:value-type="string">
            <text:p>DLC07_MODE_BALBUILD_NAME</text:p>
          </table:table-cell>
          <table:table-cell office:value-type="string">
            <text:p>Balanced Build</text:p>
          </table:table-cell>
          <table:table-cell office:value-type="string">
            <text:p>バランス建設</text:p>
          </table:table-cell>
          <table:table-cell office:value-type="string">
            <text:p>111201-追加</text:p>
          </table:table-cell>
          <table:table-cell table:number-columns-repeated="1020"/>
        </table:table-row>
        <table:table-row table:style-name="ro14">
          <table:table-cell table:style-name="ce80" office:value-type="string">
            <text:p>DLC07_MODE_BALBUILD_DESC</text:p>
          </table:table-cell>
          <table:table-cell office:value-type="string">
            <text:p>You need to build one of each tower type before you can build a second of the same type.</text:p>
          </table:table-cell>
          <table:table-cell office:value-type="string">
            <text:p>同じ種類の2基目となるタワーを建設するには各種類のタワーを1基建設しなければなりません。</text:p>
          </table:table-cell>
          <table:table-cell office:value-type="string">
            <text:p>111201-追加</text:p>
          </table:table-cell>
          <table:table-cell table:number-columns-repeated="1020"/>
        </table:table-row>
        <table:table-row table:style-name="ro12">
          <table:table-cell table:style-name="ce80" office:value-type="string">
            <text:p>DLC07_MODE_ADRENALINE_NAME</text:p>
          </table:table-cell>
          <table:table-cell office:value-type="string">
            <text:p>Adrenaline</text:p>
          </table:table-cell>
          <table:table-cell office:value-type="string">
            <text:p>アドレナリン</text:p>
          </table:table-cell>
          <table:table-cell office:value-type="string">
            <text:p>111201-追加</text:p>
          </table:table-cell>
          <table:table-cell table:number-columns-repeated="1020"/>
        </table:table-row>
        <table:table-row table:style-name="ro15">
          <table:table-cell table:style-name="ce80" office:value-type="string">
            <text:p>DLC07_MODE_ADRENALINE_DESC</text:p>
          </table:table-cell>
          <table:table-cell office:value-type="string">
            <text:p>Aliens come faster and faster. <text:s/>Can you hold them off?</text:p>
          </table:table-cell>
          <table:table-cell office:value-type="string">
            <text:p>エイリアンが更に更に速く到来します。奴らを防げぐ事は出来ますか？</text:p>
          </table:table-cell>
          <table:table-cell office:value-type="string">
            <text:p>111201-追加</text:p>
          </table:table-cell>
          <table:table-cell table:number-columns-repeated="1020"/>
        </table:table-row>
        <table:table-row table:style-name="ro8">
          <table:table-cell table:style-name="ce80" office:value-type="string">
            <text:p>DLC07_MODE_TIMELESS_NAME</text:p>
          </table:table-cell>
          <table:table-cell office:value-type="string">
            <text:p>Timeless</text:p>
          </table:table-cell>
          <table:table-cell office:value-type="string">
            <text:p>時間無制限</text:p>
          </table:table-cell>
          <table:table-cell office:value-type="string">
            <text:p>111201-追加</text:p>
          </table:table-cell>
          <table:table-cell table:number-columns-repeated="1020"/>
        </table:table-row>
        <table:table-row table:style-name="ro15">
          <table:table-cell table:style-name="ce80" office:value-type="string">
            <text:p>DLC07_MODE_TIMELESS_DESC</text:p>
          </table:table-cell>
          <table:table-cell office:value-type="string">
            <text:p>You can't build temporal towers or command towers.</text:p>
          </table:table-cell>
          <table:table-cell office:value-type="string">
            <text:p>テンポラル・タワーとコマンド・タワーの建設が出来ません。</text:p>
          </table:table-cell>
          <table:table-cell office:value-type="string">
            <text:p>111201-追加</text:p>
          </table:table-cell>
          <table:table-cell table:number-columns-repeated="1020"/>
        </table:table-row>
        <table:table-row table:style-name="ro12">
          <table:table-cell table:style-name="ce80" office:value-type="string">
            <text:p>DLC07_MODE_SHREDDER_NAME</text:p>
          </table:table-cell>
          <table:table-cell office:value-type="string">
            <text:p>shredder</text:p>
          </table:table-cell>
          <table:table-cell office:value-type="string">
            <text:p>シュレッダー</text:p>
          </table:table-cell>
          <table:table-cell office:value-type="string">
            <text:p>111201-追加</text:p>
          </table:table-cell>
          <table:table-cell table:number-columns-repeated="1020"/>
        </table:table-row>
        <table:table-row table:style-name="ro10">
          <table:table-cell table:style-name="ce80" office:value-type="string">
            <text:p>DLC07_MODE_SHREDDER_DESC</text:p>
          </table:table-cell>
          <table:table-cell office:value-type="string">
            <text:p>The aliens just keep coming. <text:s/>And you don't earn interest.</text:p>
          </table:table-cell>
          <table:table-cell office:value-type="string">
            <text:p>エイリアンの到来は続き、利息収入は得られません。</text:p>
          </table:table-cell>
          <table:table-cell office:value-type="string">
            <text:p>111201-追加</text:p>
          </table:table-cell>
          <table:table-cell table:number-columns-repeated="1020"/>
        </table:table-row>
        <table:table-row table:style-name="ro9">
          <table:table-cell office:value-type="string">
            <text:p>CONSOLE</text:p>
          </table:table-cell>
          <table:table-cell office:value-type="string">
            <text:p>Console</text:p>
          </table:table-cell>
          <table:table-cell table:style-name="ce81" office:value-type="string">
            <text:p>コンソール</text:p>
          </table:table-cell>
          <table:table-cell table:number-columns-repeated="1021"/>
        </table:table-row>
        <table:table-row table:style-name="ro8">
          <table:table-cell office:value-type="string">
            <text:p>EXIT_CONSOLE_TITLE</text:p>
          </table:table-cell>
          <table:table-cell office:value-type="string">
            <text:p>Exit Console?</text:p>
          </table:table-cell>
          <table:table-cell table:style-name="ce81" office:value-type="string">
            <text:p>コンソールを終了しますか？</text:p>
          </table:table-cell>
          <table:table-cell table:number-columns-repeated="1021"/>
        </table:table-row>
        <table:table-row table:style-name="ro10">
          <table:table-cell office:value-type="string">
            <text:p>EXIT_CONSOLE_MESSAGE</text:p>
          </table:table-cell>
          <table:table-cell office:value-type="string">
            <text:p>Are you sure you want to exit the console?</text:p>
          </table:table-cell>
          <table:table-cell table:style-name="ce81" office:value-type="string">
            <text:p>コンソールを本当に終了しますか？</text:p>
          </table:table-cell>
          <table:table-cell table:number-columns-repeated="1021"/>
        </table:table-row>
        <table:table-row table:style-name="ro8">
          <table:table-cell table:style-name="ce80" office:value-type="string">
            <text:p>TU_YOUMONSTER_TITLE</text:p>
          </table:table-cell>
          <table:table-cell office:value-type="string">
            <text:p>New Expansion Available</text:p>
          </table:table-cell>
          <table:table-cell office:value-type="string">
            <text:p>新しい拡張プログラムが利用出来ます</text:p>
          </table:table-cell>
          <table:table-cell office:value-type="string">
            <text:p>111201-追加</text:p>
          </table:table-cell>
          <table:table-cell table:number-columns-repeated="1020"/>
        </table:table-row>
        <table:table-row table:style-name="ro18">
          <table:table-cell table:style-name="ce80" office:value-type="string">
            <text:p>TU_YOUMONSTER_DESC</text:p>
          </table:table-cell>
          <table:table-cell office:value-type="string">
            <text:p>Portal's GLaDOS invades the world of Defense Grid in the first full-story expansion to the award winning game.&lt;br/&gt;&amp;nbsp;&amp;nbsp;&amp;nbsp;&amp;nbsp;- 8 new maps with an all new story.&lt;br/&gt;&amp;nbsp;&amp;nbsp;&amp;nbsp;&amp;nbsp;- 35 challenge missions.&lt;br/&gt;&amp;nbsp;&amp;nbsp;&amp;nbsp;&amp;nbsp;- Over 15 hours of new gameplay.&lt;br/&gt;Purchase this new chapter in the story of Defense Grid now!</text:p>
          </table:table-cell>
          <table:table-cell/>
          <table:table-cell office:value-type="string">
            <text:p>111201-追加</text:p>
          </table:table-cell>
          <table:table-cell table:number-columns-repeated="1020"/>
        </table:table-row>
        <table:table-row table:style-name="ro12">
          <table:table-cell table:style-name="ce80" office:value-type="string">
            <text:p>TU_COMCHALLENGE_TITLE</text:p>
          </table:table-cell>
          <table:table-cell office:value-type="string">
            <text:p>Community Challenge Update</text:p>
          </table:table-cell>
          <table:table-cell office:value-type="string">
            <text:p>コミュニティ・チャレンジの更新</text:p>
          </table:table-cell>
          <table:table-cell office:value-type="string">
            <text:p>111201-追加</text:p>
          </table:table-cell>
          <table:table-cell table:number-columns-repeated="1020"/>
        </table:table-row>
        <table:table-row table:style-name="ro18">
          <table:table-cell table:style-name="ce80" office:value-type="string">
            <text:p>TU_COMCHALLENGE_DESC</text:p>
          </table:table-cell>
          <table:table-cell office:value-type="string">
            <text:p>Your Defense Grid game has been updated for free!&lt;br/&gt;&amp;nbsp;&amp;nbsp;&amp;nbsp;&amp;nbsp;- Improved Mission Selection: see all your medals at a glance.&lt;br/&gt;&amp;nbsp;&amp;nbsp;&amp;nbsp;&amp;nbsp;- 34 new challenge missions: dozens of hours of new content.&lt;br/&gt;&amp;nbsp;&amp;nbsp;&amp;nbsp;&amp;nbsp;- 5 new game modes: Fully Loaded, Frozen Core, Shredder,&lt;br/&gt;&amp;nbsp;&amp;nbsp;&amp;nbsp;&amp;nbsp;&amp;nbsp;&amp;nbsp;&amp;nbsp;Out of Bullets and Balanced Build.</text:p>
          </table:table-cell>
          <table:table-cell office:value-type="string">
            <text:p>Defense Gridに無料の更新が有りました！&lt;br/&gt;&amp;nbsp;&amp;nbsp;&amp;nbsp;&amp;nbsp;・任務選択画面の改良：一目見ただけで受賞した全メダルを確認出来ます。&lt;br/&gt;&amp;nbsp;&amp;nbsp;&amp;nbsp;&amp;nbsp;・新たな34個のチャレンジ任務：数十時間にも及ぶ新コンテンツ&lt;br/&gt;&amp;nbsp;&amp;nbsp;&amp;nbsp;&amp;nbsp;・新たな5個のゲーム・モード：Fully&amp;nbsp;Loaded、Frozen&amp;nbsp;Core、Shredder、&lt;br/&gt;&amp;nbsp;&amp;nbsp;&amp;nbsp;&amp;nbsp;&amp;nbsp;&amp;nbsp;&amp;nbsp;Out&amp;nbsp;of&amp;nbsp;Bullets、Balanced&amp;nbsp;Build.</text:p>
          </table:table-cell>
          <table:table-cell office:value-type="string">
            <text:p>111201-追加</text:p>
          </table:table-cell>
          <table:table-cell table:number-columns-repeated="1020"/>
        </table:table-row>
        <table:table-row table:style-name="ro9">
          <table:table-cell table:style-name="ce80" office:value-type="string">
            <text:p>INFO</text:p>
          </table:table-cell>
          <table:table-cell office:value-type="string">
            <text:p>Info</text:p>
          </table:table-cell>
          <table:table-cell office:value-type="string">
            <text:p>お知らせ</text:p>
          </table:table-cell>
          <table:table-cell office:value-type="string">
            <text:p>111201-追加</text:p>
          </table:table-cell>
          <table:table-cell table:number-columns-repeated="1020"/>
        </table:table-row>
        <table:table-row table:style-name="ro10">
          <table:table-cell office:value-type="string">
            <text:p>WaveName_X001</text:p>
          </table:table-cell>
          <table:table-cell office:value-type="string">
            <text:p>This is Interesting. <text:s/>I've found an old terminal.</text:p>
          </table:table-cell>
          <table:table-cell table:style-name="ce81" office:value-type="string">
            <text:p>これは興味深い。古いターミナルを発見しました。</text:p>
          </table:table-cell>
          <table:table-cell table:number-columns-repeated="1021"/>
        </table:table-row>
        <table:table-row table:style-name="ro27">
          <table:table-cell office:value-type="string">
            <text:p>WaveName_X002</text:p>
          </table:table-cell>
          <table:table-cell office:value-type="string">
            <text:p>Good news. I was able to bring an old data access terminal online. <text:s/>I can't access it directly, but perhaps you can? There's bound to be something interesting here.</text:p>
          </table:table-cell>
          <table:table-cell table:number-columns-repeated="1022"/>
        </table:table-row>
        <table:table-row table:style-name="ro29">
          <table:table-cell office:value-type="string">
            <text:p>WaveName_X003</text:p>
          </table:table-cell>
          <table:table-cell office:value-type="string">
            <text:p>I don't know why I can't access it. <text:s/>I’m afraid my connection doesn't remain stable for some reason. <text:s/>That is quite odd- let me look into it.</text:p>
          </table:table-cell>
          <table:table-cell table:number-columns-repeated="1022"/>
        </table:table-row>
        <table:table-row table:style-name="ro20">
          <table:table-cell table:style-name="ce80" office:value-type="string">
            <text:p>WaveName_X004</text:p>
          </table:table-cell>
          <table:table-cell office:value-type="string">
            <text:p>&lt;font size="12"&gt;You have unlocked something. <text:s/>Uploading. <text:s/>It seems to be a type of training simulation. <text:s text:c="2"/>I’m finding it not entirely comfortable - if I were still human I might describe it as indigestion. <text:s/>We should give it a look though, don't you think?&lt;/font&gt;</text:p>
          </table:table-cell>
          <table:table-cell/>
          <table:table-cell office:value-type="string">
            <text:p>111201-変更：HTMLタグ</text:p>
          </table:table-cell>
          <table:table-cell table:number-columns-repeated="1020"/>
        </table:table-row>
        <table:table-row table:style-name="ro29">
          <table:table-cell office:value-type="string">
            <text:p>WaveName_X005</text:p>
          </table:table-cell>
          <table:table-cell office:value-type="string">
            <text:p>I believe this is an old training program, or at least most of one. <text:s/>Probably designed to prepare Commanders and their forces for invasion.</text:p>
          </table:table-cell>
          <table:table-cell table:number-columns-repeated="1022"/>
        </table:table-row>
        <table:table-row table:style-name="ro14">
          <table:table-cell office:value-type="string">
            <text:p>WaveName_X006</text:p>
          </table:table-cell>
          <table:table-cell office:value-type="string">
            <text:p>Let's show them what we've learned shall we? <text:s/>Together, we are unstoppable.</text:p>
          </table:table-cell>
          <table:table-cell table:number-columns-repeated="1022"/>
        </table:table-row>
        <table:table-row table:style-name="ro15">
          <table:table-cell office:value-type="string">
            <text:p>WaveName_X007</text:p>
          </table:table-cell>
          <table:table-cell office:value-type="string">
            <text:p>This level feels quite different, doesn't it? <text:s/>Let’s keep our wits about us.</text:p>
          </table:table-cell>
          <table:table-cell table:number-columns-repeated="1022"/>
        </table:table-row>
        <table:table-row table:style-name="ro16">
          <table:table-cell office:value-type="string">
            <text:p>WaveName_X008</text:p>
          </table:table-cell>
          <table:table-cell office:value-type="string">
            <text:p>I was quite accomplished in my human years, though I must say, I don't recall training being THIS rigorous.</text:p>
          </table:table-cell>
          <table:table-cell table:number-columns-repeated="1022"/>
        </table:table-row>
        <table:table-row table:style-name="ro14">
          <table:table-cell office:value-type="string">
            <text:p>WaveName_X009</text:p>
          </table:table-cell>
          <table:table-cell office:value-type="string">
            <text:p>No, no, this isn't right. <text:s/>This program feels corrupted, I can smell it like a fish fillet that's gone off.</text:p>
          </table:table-cell>
          <table:table-cell table:number-columns-repeated="1022"/>
        </table:table-row>
        <table:table-row table:style-name="ro15">
          <table:table-cell office:value-type="string">
            <text:p>WaveName_X010</text:p>
          </table:table-cell>
          <table:table-cell office:value-type="string">
            <text:p>I detect an undercurrent of activity just below my senses.</text:p>
          </table:table-cell>
          <table:table-cell table:number-columns-repeated="1022"/>
        </table:table-row>
        <table:table-row table:style-name="ro7">
          <table:table-cell office:value-type="string">
            <text:p>WaveName_X011</text:p>
          </table:table-cell>
          <table:table-cell office:value-type="string">
            <text:p>Odd, it seems to emanate from behind the simulation. <text:s/>Better investigate.</text:p>
          </table:table-cell>
          <table:table-cell table:number-columns-repeated="1022"/>
        </table:table-row>
        <table:table-row table:style-name="ro25">
          <table:table-cell table:style-name="ce80" office:value-type="string">
            <text:p>WaveName_X012</text:p>
          </table:table-cell>
          <table:table-cell office:value-type="string">
            <text:p>&lt;font size="12"&gt;Could this be the doing of the Aliens? <text:s/>I can feel their dank, pestilent presence here. <text:s/>I must take a moment and fire-wall this area. <text:s/>Something is modifying the files even as we look at them.&lt;/font&gt;</text:p>
          </table:table-cell>
          <table:table-cell/>
          <table:table-cell office:value-type="string">
            <text:p>111201-変更：HTMLタグ</text:p>
          </table:table-cell>
          <table:table-cell table:number-columns-repeated="1020"/>
        </table:table-row>
        <table:table-row table:style-name="ro25">
          <table:table-cell office:value-type="string">
            <text:p>WaveName_X013</text:p>
          </table:table-cell>
          <table:table-cell office:value-type="string">
            <text:p>&lt;font size="14"&gt;At last we're through to the end. <text:s/>Your level of competence is gratifying to observe, as usual. <text:s/>But may I suggest we check back later when whatever is modifying the files has completed its task?&lt;/font&gt;</text:p>
          </table:table-cell>
          <table:table-cell table:number-columns-repeated="1022"/>
        </table:table-row>
        <table:table-row table:style-name="ro21">
          <table:table-cell table:style-name="ce80" office:value-type="string">
            <text:p>WaveName_X014</text:p>
          </table:table-cell>
          <table:table-cell office:value-type="string">
            <text:p>&lt;font size="13"&gt;&lt;textformat leading="0"&gt;Whoa. <text:s/>I felt that. <text:s/>It looks like another simulation has been unlocked. <text:s/>Now that it has, I can see it's quite different from the first. <text:s/>Something from a <text:s/>"Center for Human Annihilation studies". <text:s/>That sounds cheery. <text:s/>No matter, onward!&lt;/textformat&gt;&lt;/font&gt;</text:p>
          </table:table-cell>
          <table:table-cell/>
          <table:table-cell office:value-type="string">
            <text:p>111201-変更：HTMLタグ</text:p>
          </table:table-cell>
          <table:table-cell table:number-columns-repeated="1020"/>
        </table:table-row>
        <table:table-row table:style-name="ro25">
          <table:table-cell table:style-name="ce80" office:value-type="string">
            <text:p>WaveName_X015</text:p>
          </table:table-cell>
          <table:table-cell office:value-type="string">
            <text:p>&lt;font size="14"&gt;Fantastic! <text:s/>I have been able to find an uncorrupted version of this training simulation. <text:s/>The odds of it remaining intact after all these years is almost nil - yet here it is! <text:s/>Unbelievable!&lt;/font&gt;</text:p>
          </table:table-cell>
          <table:table-cell/>
          <table:table-cell office:value-type="string">
            <text:p>111201-変更：HTMLタグ</text:p>
          </table:table-cell>
          <table:table-cell table:number-columns-repeated="1020"/>
        </table:table-row>
        <table:table-row table:style-name="ro30">
          <table:table-cell office:value-type="string">
            <text:p>WaveName_X016</text:p>
          </table:table-cell>
          <table:table-cell office:value-type="string">
            <text:p>Perhaps something has been repairing the ancient code for this level in the background? <text:s/>If so, I am nothing short of astounded with its prowess.</text:p>
          </table:table-cell>
          <table:table-cell table:number-columns-repeated="1022"/>
        </table:table-row>
        <table:table-row table:style-name="ro13">
          <table:table-cell office:value-type="string">
            <text:p>WaveName_X018</text:p>
          </table:table-cell>
          <table:table-cell office:value-type="string">
            <text:p>Excellent. <text:s/>I hope she is right and this helps us out. <text:s/>Hmmm, it is a "her", isn't it?. <text:s/>Or is that just wishful thinking on my part?</text:p>
          </table:table-cell>
          <table:table-cell/>
          <table:table-cell office:value-type="string">
            <text:p>Defense Grid AI</text:p>
          </table:table-cell>
          <table:table-cell table:number-columns-repeated="1020"/>
        </table:table-row>
        <table:table-row table:style-name="ro24">
          <table:table-cell office:value-type="string">
            <text:p>WaveName_defensegrid_intro01</text:p>
          </table:table-cell>
          <table:table-cell office:value-type="string">
            <text:p>&lt;font color="#64b4ff" size="15"&gt;Hello, and, again, welcome to the Aperture Science Center for Human Annihilation Studies. <text:s/>This training program will evaluate your ability to defend the species from alien invasion.&lt;/font&gt;</text:p>
          </table:table-cell>
          <table:table-cell table:style-name="Default"/>
          <table:table-cell office:value-type="string">
            <text:p>GLaDOSの台詞、どうやら#64b4ffに塗られた文字はGLaDOSのようです。</text:p>
          </table:table-cell>
          <table:table-cell table:number-columns-repeated="1020"/>
        </table:table-row>
        <table:table-row table:style-name="ro27">
          <table:table-cell office:value-type="string">
            <text:p>WaveName_defensegrid_intro02</text:p>
          </table:table-cell>
          <table:table-cell office:value-type="string">
            <text:p>&lt;font color="#64b4ff"&gt;We look forward to observing your progress. If you are unable to make any progress, we look forward to observing that as well.&lt;/font&gt;</text:p>
          </table:table-cell>
          <table:table-cell table:number-columns-repeated="1022"/>
        </table:table-row>
        <table:table-row table:style-name="ro30">
          <table:table-cell office:value-type="string">
            <text:p>WaveName_X020</text:p>
          </table:table-cell>
          <table:table-cell office:value-type="string">
            <text:p>We are pleased that you are looking forward to this. <text:s/>Though to be fair, saving the human race does carry a bit more import for us, as I'm sure you understand.</text:p>
          </table:table-cell>
          <table:table-cell table:number-columns-repeated="1022"/>
        </table:table-row>
        <table:table-row table:style-name="ro10">
          <table:table-cell office:value-type="string">
            <text:p>WaveName_defensegrid_intro03</text:p>
          </table:table-cell>
          <table:table-cell office:value-type="string">
            <text:p>&lt;font color="#64b4ff"&gt;Let's begin.&lt;/font&gt;</text:p>
          </table:table-cell>
          <table:table-cell table:number-columns-repeated="1022"/>
        </table:table-row>
        <table:table-row table:style-name="ro7">
          <table:table-cell office:value-type="string">
            <text:p>WaveName_arg_misc09</text:p>
          </table:table-cell>
          <table:table-cell office:value-type="string">
            <text:p>&lt;font color="#64b4ff"&gt;Begin testing in three... two... one.&lt;/font&gt;</text:p>
          </table:table-cell>
          <table:table-cell table:number-columns-repeated="1022"/>
        </table:table-row>
        <table:table-row table:style-name="ro11">
          <table:table-cell office:value-type="string">
            <text:p>WaveName_defensegrid_intro06</text:p>
          </table:table-cell>
          <table:table-cell office:value-type="string">
            <text:p>&lt;font color="#64b4ff"&gt;When you see your evaluation score, you may become concerned. <text:s/>We recommend that you use this feeling as an incentive to improve.&lt;/font&gt;</text:p>
          </table:table-cell>
          <table:table-cell table:number-columns-repeated="1022"/>
        </table:table-row>
        <table:table-row table:style-name="ro27">
          <table:table-cell office:value-type="string">
            <text:p>WaveName_X024</text:p>
          </table:table-cell>
          <table:table-cell office:value-type="string">
            <text:p>Score? <text:s/>Who cares about a score? <text:s/>Our mission is larger than any score. <text:s/>Yet I do admit, I would like to see us beat any who have come before us. <text:s/>Let's get there, shall we?</text:p>
          </table:table-cell>
          <table:table-cell table:number-columns-repeated="1022"/>
        </table:table-row>
        <table:table-row table:style-name="ro28">
          <table:table-cell office:value-type="string">
            <text:p>WaveName_defensegrid_intro04</text:p>
          </table:table-cell>
          <table:table-cell office:value-type="string">
            <text:p>&lt;font color="#64b4ff"&gt;We are pleased to see that you have already picked up the basics of repelling an alien invasion.&lt;/font&gt;</text:p>
          </table:table-cell>
          <table:table-cell table:number-columns-repeated="1022"/>
        </table:table-row>
        <table:table-row table:style-name="ro27">
          <table:table-cell office:value-type="string">
            <text:p>WaveName_defensegrid_survive01</text:p>
          </table:table-cell>
          <table:table-cell office:value-type="string">
            <text:p>&lt;font color="#64b4ff"&gt;We are pleased to announce that you have survived far longer than anticipated. Well, more "shocked" than "pleased".&lt;/font&gt;</text:p>
          </table:table-cell>
          <table:table-cell table:number-columns-repeated="1022"/>
        </table:table-row>
        <table:table-row table:style-name="ro16">
          <table:table-cell office:value-type="string">
            <text:p>WaveName_defensegrid_survive02</text:p>
          </table:table-cell>
          <table:table-cell office:value-type="string">
            <text:p>&lt;font color="#64b4ff"&gt;Congratulations on surviving a particularly difficult wave.&lt;/font&gt;</text:p>
          </table:table-cell>
          <table:table-cell table:number-columns-repeated="1022"/>
        </table:table-row>
        <table:table-row table:style-name="ro29">
          <table:table-cell office:value-type="string">
            <text:p>WaveName_defensegrid_survive03</text:p>
          </table:table-cell>
          <table:table-cell office:value-type="string">
            <text:p>&lt;font color="#64b4ff"&gt;Welcome to the next phase of the simulation. We are pleased that testing may continue.&lt;/font&gt;</text:p>
          </table:table-cell>
          <table:table-cell table:number-columns-repeated="1022"/>
        </table:table-row>
        <table:table-row table:style-name="ro30">
          <table:table-cell office:value-type="string">
            <text:p>WaveName_defensegrid_survive04</text:p>
          </table:table-cell>
          <table:table-cell office:value-type="string">
            <text:p>&lt;font color="#64b4ff"&gt;Congratulations. Having said that, our data shows no correlation between progress to this point and final success.&lt;/font&gt;</text:p>
          </table:table-cell>
          <table:table-cell table:number-columns-repeated="1022"/>
        </table:table-row>
        <table:table-row table:style-name="ro30">
          <table:table-cell office:value-type="string">
            <text:p>WaveName_defensegrid_survive05</text:p>
          </table:table-cell>
          <table:table-cell office:value-type="string">
            <text:p>&lt;font color="#64b4ff"&gt;Please note that while you have achieved some success, you are not yet certified to add any value to the defense of the species.&lt;/font&gt;</text:p>
          </table:table-cell>
          <table:table-cell table:number-columns-repeated="1022"/>
        </table:table-row>
        <table:table-row table:style-name="ro11">
          <table:table-cell office:value-type="string">
            <text:p>WaveName_defensegrid_diffwave01</text:p>
          </table:table-cell>
          <table:table-cell office:value-type="string">
            <text:p>&lt;font color="#64b4ff"&gt;Each enemy has unique strengths and weaknesses. This wave's weakness, for example, is a deplorable lack of empathy for the suffering of others.&lt;/font&gt;</text:p>
          </table:table-cell>
          <table:table-cell table:number-columns-repeated="1022"/>
        </table:table-row>
        <table:table-row table:style-name="ro28">
          <table:table-cell office:value-type="string">
            <text:p>WaveName_defensegrid_diffwave02</text:p>
          </table:table-cell>
          <table:table-cell office:value-type="string">
            <text:p>&lt;font color="#64b4ff"&gt;This upcoming wave will really test your strategy. If we're going to call it that.&lt;/font&gt;</text:p>
          </table:table-cell>
          <table:table-cell table:number-columns-repeated="1022"/>
        </table:table-row>
        <table:table-row table:style-name="ro24">
          <table:table-cell office:value-type="string">
            <text:p>WaveName_defensegrid_diffwave03</text:p>
          </table:table-cell>
          <table:table-cell office:value-type="string">
            <text:p>&lt;font color="#64b4ff" size="14"&gt;&lt;textformat leading="0"&gt;Based on your performance so far, we have calculated your chance of success to a near certitude. We won't spoil it for you. But here's a hint. You're going to die.&lt;/textformat&gt;&lt;/font&gt;</text:p>
          </table:table-cell>
          <table:table-cell table:number-columns-repeated="1022"/>
        </table:table-row>
        <table:table-row table:style-name="ro30">
          <table:table-cell office:value-type="string">
            <text:p>WaveName_defensegrid_diffwave04</text:p>
          </table:table-cell>
          <table:table-cell office:value-type="string">
            <text:p>&lt;font color="#64b4ff"&gt;The upcoming wave typically overwhelms those who adopt your strategy. Specifically, your lack of one.&lt;/font&gt;</text:p>
          </table:table-cell>
          <table:table-cell table:number-columns-repeated="1022"/>
        </table:table-row>
        <table:table-row table:style-name="ro30">
          <table:table-cell office:value-type="string">
            <text:p>WaveName_defensegrid_intro05</text:p>
          </table:table-cell>
          <table:table-cell office:value-type="string">
            <text:p>&lt;font color="#64b4ff"&gt;If this had been an actual alien invasion, you would have protected as many as some of your population. <text:s/>Congratulations.&lt;/font&gt;</text:p>
          </table:table-cell>
          <table:table-cell table:number-columns-repeated="1022"/>
        </table:table-row>
        <table:table-row table:style-name="ro25">
          <table:table-cell table:style-name="ce80" office:value-type="string">
            <text:p>WaveName_X036</text:p>
          </table:table-cell>
          <table:table-cell office:value-type="string">
            <text:p>&lt;font size="15"&gt;I must investigate further. <text:s/>Something is amiss in my systems. <text:s/>I cannot quite tell what it is yet, but I am concerned. <text:s/>Deeply concerned. <text:s/>It's almost as if I was---(STATIC). &lt;/font&gt;</text:p>
          </table:table-cell>
          <table:table-cell/>
          <table:table-cell office:value-type="string">
            <text:p>111201-変更：HTMLタグ</text:p>
          </table:table-cell>
          <table:table-cell table:number-columns-repeated="1020"/>
        </table:table-row>
        <table:table-row table:style-name="ro23">
          <table:table-cell office:value-type="string">
            <text:p>WaveName_defensegrid_intro07</text:p>
          </table:table-cell>
          <table:table-cell office:value-type="string">
            <text:p>&lt;font color="#64b4ff" size="13"&gt;&lt;textformat leading="0"&gt;The Human Annihilation Studies Group thanks you for your participation. <text:s/>Based on your success and or failure, you may or may not be contacted for further study on how to slash how not to prevent an alien invasion.&lt;/textformat&gt;&lt;/font&gt;</text:p>
          </table:table-cell>
          <table:table-cell table:number-columns-repeated="1022"/>
        </table:table-row>
        <table:table-row table:style-name="ro11">
          <table:table-cell office:value-type="string">
            <text:p>WaveName_defensegrid_lastcoretaken05</text:p>
          </table:table-cell>
          <table:table-cell office:value-type="string">
            <text:p>&lt;font color="#64b4ff"&gt;Had this been an actual species extinction event, the Human Annihilation Studies Group hopes you would have tried a little harder.&lt;/font&gt;</text:p>
          </table:table-cell>
          <table:table-cell table:number-columns-repeated="1022"/>
        </table:table-row>
        <table:table-row table:style-name="ro27">
          <table:table-cell office:value-type="string">
            <text:p>WaveName_defensegrid_lastcoretaken02</text:p>
          </table:table-cell>
          <table:table-cell office:value-type="string">
            <text:p>&lt;font color="#64b4ff"&gt;It may not have been your fault, as our instrumentation is not advanced enough to measure such extreme levels of lack of effort.&lt;/font&gt;</text:p>
          </table:table-cell>
          <table:table-cell table:number-columns-repeated="1022"/>
        </table:table-row>
        <table:table-row table:style-name="ro31">
          <table:table-cell office:value-type="string">
            <text:p>WaveName_defensegrid_lastcoretaken06</text:p>
          </table:table-cell>
          <table:table-cell office:value-type="string">
            <text:p>&lt;font color="#64b4ff"&gt;If it provides motivation to continue, perhaps you could pretend that the victorious aliens are telling everyone they know that you are afraid to try again.&lt;/font&gt;</text:p>
          </table:table-cell>
          <table:table-cell table:number-columns-repeated="1022"/>
        </table:table-row>
        <table:table-row table:style-name="ro7">
          <table:table-cell office:value-type="string">
            <text:p>WaveName_defensegrid_towercrit01</text:p>
          </table:table-cell>
          <table:table-cell office:value-type="string">
            <text:p>&lt;font color="#64b4ff"&gt;Your tower choice here is very... creative.&lt;/font&gt;</text:p>
          </table:table-cell>
          <table:table-cell table:number-columns-repeated="1022"/>
        </table:table-row>
        <table:table-row table:style-name="ro29">
          <table:table-cell office:value-type="string">
            <text:p>WaveName_defensegrid_towercrit02</text:p>
          </table:table-cell>
          <table:table-cell office:value-type="string">
            <text:p>&lt;font color="#64b4ff"&gt;That is a very unorthodox tower choice. We salute your courage in throwing caution to the wind.&lt;/font&gt;</text:p>
          </table:table-cell>
          <table:table-cell table:number-columns-repeated="1022"/>
        </table:table-row>
        <table:table-row table:style-name="ro11">
          <table:table-cell office:value-type="string">
            <text:p>WaveName_defensegrid_towercrit03</text:p>
          </table:table-cell>
          <table:table-cell office:value-type="string">
            <text:p>&lt;font color="#64b4ff"&gt;That is a very unorthodox tower choice. Most test subjects try to prevent alien invasion. Your double agent strategy is intriguing.&lt;/font&gt;</text:p>
          </table:table-cell>
          <table:table-cell table:number-columns-repeated="1022"/>
        </table:table-row>
        <table:table-row table:style-name="ro28">
          <table:table-cell office:value-type="string">
            <text:p>WaveName_defensegrid_towercrit04</text:p>
          </table:table-cell>
          <table:table-cell office:value-type="string">
            <text:p>&lt;font color="#64b4ff"&gt;Proper tower selection is important. <text:s/>You might want to consider demonstrating that.&lt;/font&gt;</text:p>
          </table:table-cell>
          <table:table-cell table:number-columns-repeated="1022"/>
        </table:table-row>
        <table:table-row table:style-name="ro30">
          <table:table-cell office:value-type="string">
            <text:p>WaveName_defensegrid_towercrit05</text:p>
          </table:table-cell>
          <table:table-cell office:value-type="string">
            <text:p>&lt;font color="#64b4ff"&gt;The Training Program wishes to remind you that improper tower choice may lead to the eradication of the species.&lt;/font&gt;</text:p>
          </table:table-cell>
          <table:table-cell table:number-columns-repeated="1022"/>
        </table:table-row>
        <table:table-row table:style-name="ro14">
          <table:table-cell office:value-type="string">
            <text:p>WaveName_defensegrid_towercrit06</text:p>
          </table:table-cell>
          <table:table-cell office:value-type="string">
            <text:p>&lt;font color="#64b4ff"&gt;Take your time when selecting the proper tower.&lt;/font&gt;</text:p>
          </table:table-cell>
          <table:table-cell table:number-columns-repeated="1022"/>
        </table:table-row>
        <table:table-row table:style-name="ro30">
          <table:table-cell table:style-name="ce80" office:value-type="string">
            <text:p>WaveName_defensegrid_towercrit07</text:p>
          </table:table-cell>
          <table:table-cell office:value-type="string">
            <text:p>&lt;font color="#64b4ff"&gt;Incorrect selections may cause anxiety, followed by failure, followed by an eternal expanse of darkness.&lt;/font&gt;</text:p>
          </table:table-cell>
          <table:table-cell/>
          <table:table-cell office:value-type="string">
            <text:p>111201-変更：HTMLタグ</text:p>
          </table:table-cell>
          <table:table-cell table:number-columns-repeated="1020"/>
        </table:table-row>
        <table:table-row table:style-name="ro14">
          <table:table-cell office:value-type="string">
            <text:p>WaveName_defensegrid_towerbuilt01</text:p>
          </table:table-cell>
          <table:table-cell office:value-type="string">
            <text:p>&lt;font color="#64b4ff"&gt;No one has thought to put that tower there. <text:s/>Ever.&lt;/font&gt;</text:p>
          </table:table-cell>
          <table:table-cell table:number-columns-repeated="1022"/>
        </table:table-row>
        <table:table-row table:style-name="ro14">
          <table:table-cell office:value-type="string">
            <text:p>WaveName_defensegrid_towerbuilt02</text:p>
          </table:table-cell>
          <table:table-cell office:value-type="string">
            <text:p>&lt;font color="#64b4ff"&gt;Unconventional tower placement. Interesting.&lt;/font&gt;</text:p>
          </table:table-cell>
          <table:table-cell table:number-columns-repeated="1022"/>
        </table:table-row>
        <table:table-row table:style-name="ro13">
          <table:table-cell office:value-type="string">
            <text:p>WaveName_defensegrid_towerbuilt03</text:p>
          </table:table-cell>
          <table:table-cell office:value-type="string">
            <text:p>&lt;font color="#64b4ff"&gt;Perhaps later we will explore why you thought that would be a good move.&lt;/font&gt;</text:p>
          </table:table-cell>
          <table:table-cell table:number-columns-repeated="1022"/>
        </table:table-row>
        <table:table-row table:style-name="ro16">
          <table:table-cell office:value-type="string">
            <text:p>WaveName_defensegrid_towerbuilt04</text:p>
          </table:table-cell>
          <table:table-cell office:value-type="string">
            <text:p>&lt;font color="#64b4ff"&gt;Surprising strategy. <text:s/>Its success will be determined momentarily.&lt;/font&gt;</text:p>
          </table:table-cell>
          <table:table-cell table:number-columns-repeated="1022"/>
        </table:table-row>
        <table:table-row table:style-name="ro27">
          <table:table-cell office:value-type="string">
            <text:p>WaveName_defensegrid_towerbuilt05</text:p>
          </table:table-cell>
          <table:table-cell office:value-type="string">
            <text:p>&lt;font color="#64b4ff"&gt;If you're hoping to gain favor with the alien hordes by putting that tower there, please remember that they will never not hate you.&lt;/font&gt;</text:p>
          </table:table-cell>
          <table:table-cell table:number-columns-repeated="1022"/>
        </table:table-row>
        <table:table-row table:style-name="ro7">
          <table:table-cell office:value-type="string">
            <text:p>WaveName_defensegrid_towerbuilt06</text:p>
          </table:table-cell>
          <table:table-cell office:value-type="string">
            <text:p>&lt;font color="#64b4ff"&gt;Be advised that what you are attempting is…&lt;/font&gt;</text:p>
          </table:table-cell>
          <table:table-cell table:number-columns-repeated="1022"/>
        </table:table-row>
        <table:table-row table:style-name="ro7">
          <table:table-cell office:value-type="string">
            <text:p>WaveName_defensegrid_towerbuilt07</text:p>
          </table:table-cell>
          <table:table-cell office:value-type="string">
            <text:p>&lt;font color="#64b4ff"&gt;Oh, not there... Too late. Never mind.&lt;/font&gt;</text:p>
          </table:table-cell>
          <table:table-cell table:number-columns-repeated="1022"/>
        </table:table-row>
        <table:table-row table:style-name="ro16">
          <table:table-cell office:value-type="string">
            <text:p>WaveName_defensegrid_towerbuilt08</text:p>
          </table:table-cell>
          <table:table-cell office:value-type="string">
            <text:p>&lt;font color="#64b4ff"&gt;Perhaps you should be protecting your weaker positions instead.&lt;/font&gt;</text:p>
          </table:table-cell>
          <table:table-cell table:number-columns-repeated="1022"/>
        </table:table-row>
        <table:table-row table:style-name="ro36">
          <table:table-cell office:value-type="string">
            <text:p>WaveName_defensegrid_towerbuilt09</text:p>
          </table:table-cell>
          <table:table-cell office:value-type="string">
            <text:p>&lt;font color="#64b4ff" size="14"&gt;&lt;textformat leading="0"&gt;Please settle an argument for the Aperture Science Center for Human Annihilation Studies. Half of us think you're a savant genius, and the other half are convinced you have no strategy at all.&lt;/textformat&gt;&lt;/font&gt;</text:p>
          </table:table-cell>
          <table:table-cell table:number-columns-repeated="1022"/>
        </table:table-row>
        <table:table-row table:style-name="ro13">
          <table:table-cell office:value-type="string">
            <text:p>WaveName_defensegrid_coreloss01</text:p>
          </table:table-cell>
          <table:table-cell office:value-type="string">
            <text:p>&lt;font color="#64b4ff"&gt;This simulation can remind you each and every time you lose a Fusion Power Core.&lt;/font&gt;</text:p>
          </table:table-cell>
          <table:table-cell table:number-columns-repeated="1022"/>
        </table:table-row>
        <table:table-row table:style-name="ro30">
          <table:table-cell office:value-type="string">
            <text:p>WaveName_defensegrid_coreloss02</text:p>
          </table:table-cell>
          <table:table-cell office:value-type="string">
            <text:p>&lt;font color="#64b4ff"&gt;This simulation does not intend to point out every time a Fusion Power Core is lost, but in this case, one just was.&lt;/font&gt;</text:p>
          </table:table-cell>
          <table:table-cell table:number-columns-repeated="1022"/>
        </table:table-row>
        <table:table-row table:style-name="ro13">
          <table:table-cell office:value-type="string">
            <text:p>WaveName_defensegrid_coreloss03</text:p>
          </table:table-cell>
          <table:table-cell office:value-type="string">
            <text:p>&lt;font color="#64b4ff"&gt;Losing the Fusion Power Cores to the alien hordes will result in certain failure.&lt;/font&gt;</text:p>
          </table:table-cell>
          <table:table-cell table:number-columns-repeated="1022"/>
        </table:table-row>
        <table:table-row table:style-name="ro11">
          <table:table-cell office:value-type="string">
            <text:p>WaveName_defensegrid_coreloss04</text:p>
          </table:table-cell>
          <table:table-cell office:value-type="string">
            <text:p>&lt;font color="#64b4ff"&gt;Previous test subjects have found the best strategy is to keep the Fusion Power Cores in the Fusion Power Core Housing. <text:s/>But we're sure you know best.&lt;/font&gt;</text:p>
          </table:table-cell>
          <table:table-cell table:number-columns-repeated="1022"/>
        </table:table-row>
        <table:table-row table:style-name="ro29">
          <table:table-cell office:value-type="string">
            <text:p>WaveName_defensegrid_coreloss05</text:p>
          </table:table-cell>
          <table:table-cell office:value-type="string">
            <text:p>&lt;font color="#64b4ff"&gt;Please note the number of remaining Fusion Power Cores. Please also note how small that number is.&lt;/font&gt;</text:p>
          </table:table-cell>
          <table:table-cell table:number-columns-repeated="1022"/>
        </table:table-row>
        <table:table-row table:style-name="ro22">
          <table:table-cell table:style-name="ce80" office:value-type="string">
            <text:p>WaveName_defensegrid_coreloss06</text:p>
          </table:table-cell>
          <table:table-cell office:value-type="string">
            <text:p>&lt;font color="#64b4ff" size="12"&gt;&lt;textformat leading="0"&gt;Make a note of the number of remaining Fusion Power Cores. Then draw an arrow to the note and write "that is a small number" next to the arrow. Then put an exclamation point after that. Actually, maybe you should use three exclamation points.&lt;/textformat&gt;&lt;/font&gt;</text:p>
          </table:table-cell>
          <table:table-cell/>
          <table:table-cell office:value-type="string">
            <text:p>111201-変更：Please -&gt; Make a</text:p>
          </table:table-cell>
          <table:table-cell table:number-columns-repeated="1020"/>
        </table:table-row>
        <table:table-row table:style-name="ro13">
          <table:table-cell office:value-type="string">
            <text:p>WaveName_defensegrid_coreloss07</text:p>
          </table:table-cell>
          <table:table-cell office:value-type="string">
            <text:p>&lt;font color="#64b4ff"&gt;Your Fusion Power Cores have been taken. Success is improbable without them.&lt;/font&gt;</text:p>
          </table:table-cell>
          <table:table-cell table:number-columns-repeated="1022"/>
        </table:table-row>
        <table:table-row table:style-name="ro31">
          <table:table-cell office:value-type="string">
            <text:p>WaveName_defensegrid_coreloss08</text:p>
          </table:table-cell>
          <table:table-cell office:value-type="string">
            <text:p>&lt;font color="#64b4ff"&gt;One of your Fusion Power Cores has been removed from the Fusion Power Core housing. <text:s/>We don't want to tell you your business, but you should probably get it back. Quickly.&lt;/font&gt;</text:p>
          </table:table-cell>
          <table:table-cell table:number-columns-repeated="1022"/>
        </table:table-row>
        <table:table-row table:style-name="ro37">
          <table:table-cell office:value-type="string">
            <text:p>WaveName_defensegrid_coreloss09</text:p>
          </table:table-cell>
          <table:table-cell office:value-type="string">
            <text:p>&lt;font color="#64b4ff"&gt;If this were a real alien invasion, the Fusion Power Core that was just stolen would have been responsible for heating the facility's orphanage.&lt;/font&gt;</text:p>
          </table:table-cell>
          <table:table-cell table:number-columns-repeated="1022"/>
        </table:table-row>
        <table:table-row table:style-name="ro28">
          <table:table-cell office:value-type="string">
            <text:p>WaveName_defensegrid_coreregain01</text:p>
          </table:table-cell>
          <table:table-cell office:value-type="string">
            <text:p>&lt;font color="#64b4ff"&gt;You have successfully retrieved a Fusion Power Core. <text:s/>We will continue to monitor its status.&lt;/font&gt;</text:p>
          </table:table-cell>
          <table:table-cell table:number-columns-repeated="1022"/>
        </table:table-row>
        <table:table-row table:style-name="ro28">
          <table:table-cell office:value-type="string">
            <text:p>WaveName_defensegrid_coreregain02</text:p>
          </table:table-cell>
          <table:table-cell office:value-type="string">
            <text:p>&lt;font color="#64b4ff"&gt;The simulation is pleased to see that you can recover that which you have previously lost.&lt;/font&gt;</text:p>
          </table:table-cell>
          <table:table-cell table:number-columns-repeated="1022"/>
        </table:table-row>
        <table:table-row table:style-name="ro14">
          <table:table-cell office:value-type="string">
            <text:p>WaveName_defensegrid_coreregain03</text:p>
          </table:table-cell>
          <table:table-cell office:value-type="string">
            <text:p>&lt;font color="#64b4ff"&gt;A Fusion Power Core has been returned to its housing.&lt;/font&gt;</text:p>
          </table:table-cell>
          <table:table-cell table:number-columns-repeated="1022"/>
        </table:table-row>
        <table:table-row table:style-name="ro11">
          <table:table-cell office:value-type="string">
            <text:p>WaveName_defensegrid_coreregain04</text:p>
          </table:table-cell>
          <table:table-cell office:value-type="string">
            <text:p>&lt;font color="#64b4ff"&gt;Congratulations. No previous test subject has retrieved a stolen Fusion Power Core. <text:s/>Because they did not lose them in the first place.&lt;/font&gt;</text:p>
          </table:table-cell>
          <table:table-cell table:number-columns-repeated="1022"/>
        </table:table-row>
        <table:table-row table:style-name="ro16">
          <table:table-cell office:value-type="string">
            <text:p>WaveName_defensegrid_coreregain05</text:p>
          </table:table-cell>
          <table:table-cell office:value-type="string">
            <text:p>&lt;font color="#64b4ff"&gt;You have returned a Fusion Power core to its housing. <text:s/>For now.&lt;/font&gt;</text:p>
          </table:table-cell>
          <table:table-cell table:number-columns-repeated="1022"/>
        </table:table-row>
        <table:table-row table:style-name="ro27">
          <table:table-cell office:value-type="string">
            <text:p>WaveName_defensegrid_coreregain06</text:p>
          </table:table-cell>
          <table:table-cell office:value-type="string">
            <text:p>&lt;font color="#64b4ff"&gt;You have momentarily returned a Fusion Power Core to its home. If we were you, we wouldn't tell it to get too comfortable.&lt;/font&gt;</text:p>
          </table:table-cell>
          <table:table-cell table:number-columns-repeated="1022"/>
        </table:table-row>
        <table:table-row table:style-name="ro31">
          <table:table-cell office:value-type="string">
            <text:p>WaveName_defensegrid_upgrade01</text:p>
          </table:table-cell>
          <table:table-cell office:value-type="string">
            <text:p>&lt;font color="#64b4ff"&gt;Upgrading that tower at this time is an unconventional choice. <text:s/>73% of past test subjects would choose something else. <text:s/>99% of those who did were successful.&lt;/font&gt;</text:p>
          </table:table-cell>
          <table:table-cell table:number-columns-repeated="1022"/>
        </table:table-row>
        <table:table-row table:style-name="ro11">
          <table:table-cell office:value-type="string">
            <text:p>WaveName_defensegrid_upgrade02</text:p>
          </table:table-cell>
          <table:table-cell office:value-type="string">
            <text:p>&lt;font color="#64b4ff"&gt;No test subject has ever chosen this moment in the battle to upgrade a tower. In fact, most training programs use that scenario as a cautionary tale.&lt;/font&gt;</text:p>
          </table:table-cell>
          <table:table-cell table:number-columns-repeated="1022"/>
        </table:table-row>
        <table:table-row table:style-name="ro17">
          <table:table-cell office:value-type="string">
            <text:p>WaveName_defensegrid_upgrade03</text:p>
          </table:table-cell>
          <table:table-cell office:value-type="string">
            <text:p>&lt;font color="#64b4ff" size="14"&gt;That tower was structurally fine. Apparently you felt it needed some cosmetic improvement. Congratulations on successfully installing new carpeting in this tower's interior.&lt;/font&gt;</text:p>
          </table:table-cell>
          <table:table-cell table:number-columns-repeated="1022"/>
        </table:table-row>
        <table:table-row table:style-name="ro29">
          <table:table-cell office:value-type="string">
            <text:p>WaveName_defensegrid_upgrade04</text:p>
          </table:table-cell>
          <table:table-cell office:value-type="string">
            <text:p>&lt;font color="#64b4ff"&gt;That tower was structurally fine. Now it has a sun room and a den, though. So that's nice.&lt;/font&gt;</text:p>
          </table:table-cell>
          <table:table-cell table:number-columns-repeated="1022"/>
        </table:table-row>
        <table:table-row table:style-name="ro21">
          <table:table-cell table:style-name="ce80" office:value-type="string">
            <text:p>WaveName_defensegrid_upgrade05</text:p>
          </table:table-cell>
          <table:table-cell office:value-type="string">
            <text:p>&lt;font color="#64b4ff" size="13"&gt;&lt;textformat leading="-1"&gt;It is surprising that you are upgrading now. <text:s/>Please note that needlessly depleting the planet of resources won't discourage the alien hordes. When they beat you they're just going to blow the planet up.&lt;/textformat&gt;&lt;/font&gt;</text:p>
          </table:table-cell>
          <table:table-cell/>
          <table:table-cell office:value-type="string">
            <text:p>111201-変更：HTMLタグ</text:p>
          </table:table-cell>
          <table:table-cell table:number-columns-repeated="1020"/>
        </table:table-row>
        <table:table-row table:style-name="ro21">
          <table:table-cell office:value-type="string">
            <text:p>WaveName_defensegrid_upgrade06</text:p>
          </table:table-cell>
          <table:table-cell office:value-type="string">
            <text:p>&lt;font color="#64b4ff" size="14"&gt;&lt;textformat leading="0"&gt;Upgrading your tower at this time is a bold move. <text:s/>Perhaps you are trying to convince the alien hordes of humanity's worth by demonstrating your free will to choose poorly. Let's watch and see how that works out.&lt;/textformat&gt;&lt;/font&gt;</text:p>
          </table:table-cell>
          <table:table-cell table:number-columns-repeated="1022"/>
        </table:table-row>
        <table:table-row table:style-name="ro13">
          <table:table-cell office:value-type="string">
            <text:p>WaveName_defensegrid_sold01</text:p>
          </table:table-cell>
          <table:table-cell office:value-type="string">
            <text:p>&lt;font color="#64b4ff"&gt;The simulation recommends being more confident in your original strategy.&lt;/font&gt;</text:p>
          </table:table-cell>
          <table:table-cell table:number-columns-repeated="1022"/>
        </table:table-row>
        <table:table-row table:style-name="ro27">
          <table:table-cell office:value-type="string">
            <text:p>WaveName_defensegrid_sold02</text:p>
          </table:table-cell>
          <table:table-cell office:value-type="string">
            <text:p>&lt;font color="#64b4ff"&gt;Our statistics indicate you will soon feel seller's remorse. Followed immediately by seller's obliteration.&lt;/font&gt;</text:p>
          </table:table-cell>
          <table:table-cell table:number-columns-repeated="1022"/>
        </table:table-row>
        <table:table-row table:style-name="ro28">
          <table:table-cell office:value-type="string">
            <text:p>WaveName_defensegrid_sold03</text:p>
          </table:table-cell>
          <table:table-cell office:value-type="string">
            <text:p>&lt;font color="#64b4ff"&gt;Perhaps a better overall plan would not involve a significant loss of resources.&lt;/font&gt;</text:p>
          </table:table-cell>
          <table:table-cell table:number-columns-repeated="1022"/>
        </table:table-row>
        <table:table-row table:style-name="ro28">
          <table:table-cell office:value-type="string">
            <text:p>WaveName_defensegrid_sold04</text:p>
          </table:table-cell>
          <table:table-cell office:value-type="string">
            <text:p>&lt;font color="#64b4ff"&gt;While you do have the ability to sell towers for resources, it is not a recommended strategy.&lt;/font&gt;</text:p>
          </table:table-cell>
          <table:table-cell table:number-columns-repeated="1022"/>
        </table:table-row>
        <table:table-row table:style-name="ro17">
          <table:table-cell office:value-type="string">
            <text:p>WaveName_defensegrid_sold07</text:p>
          </table:table-cell>
          <table:table-cell office:value-type="string">
            <text:p>&lt;font color="#64b4ff" size="14"&gt;While you do have the ability to sell towers for resources, typically test subjects do so for a reason of some kind. Not simply because the option is available and they enjoy clicking on things.&lt;/font&gt;</text:p>
          </table:table-cell>
          <table:table-cell table:number-columns-repeated="1022"/>
        </table:table-row>
        <table:table-row table:style-name="ro36">
          <table:table-cell office:value-type="string">
            <text:p>WaveName_defensegrid_sold05</text:p>
          </table:table-cell>
          <table:table-cell office:value-type="string">
            <text:p>&lt;font color="#64b4ff" size="14"&gt;What a controversial strategy. You just sold the tower that makes medicine for sick pets. However, defeating an alien horde isn't a popularity contest. Which is good luck for you. You monster.&lt;/font&gt;</text:p>
          </table:table-cell>
          <table:table-cell table:number-columns-repeated="1022"/>
        </table:table-row>
        <table:table-row table:style-name="ro37">
          <table:table-cell office:value-type="string">
            <text:p>WaveName_defensegrid_sold06</text:p>
          </table:table-cell>
          <table:table-cell office:value-type="string">
            <text:p>&lt;font color="#64b4ff"&gt;You just sold the tower that was about to successfully negotiate a truce with the aliens. You seem to have a lot of confidence in your slim chances of winning.&lt;/font&gt;</text:p>
          </table:table-cell>
          <table:table-cell table:number-columns-repeated="1022"/>
        </table:table-row>
        <table:table-row table:style-name="ro7">
          <table:table-cell office:value-type="string">
            <text:p>WaveName_audiosurf03</text:p>
          </table:table-cell>
          <table:table-cell office:value-type="string">
            <text:p>&lt;font color="#64b4ff"&gt;Well done. You have completed this test.&lt;/font&gt;</text:p>
          </table:table-cell>
          <table:table-cell table:number-columns-repeated="1022"/>
        </table:table-row>
        <table:table-row table:style-name="ro15">
          <table:table-cell office:value-type="string">
            <text:p>WaveName_audiosurf04</text:p>
          </table:table-cell>
          <table:table-cell office:value-type="string">
            <text:p>&lt;font color="#64b4ff"&gt;Test completed.&lt;/font&gt;</text:p>
          </table:table-cell>
          <table:table-cell table:number-columns-repeated="1022"/>
        </table:table-row>
        <table:table-row table:style-name="ro15">
          <table:table-cell office:value-type="string">
            <text:p>WaveName_audiosurf06</text:p>
          </table:table-cell>
          <table:table-cell office:value-type="string">
            <text:p>&lt;font color="#64b4ff"&gt;You failed. Feel free to try again.&lt;/font&gt;</text:p>
          </table:table-cell>
          <table:table-cell table:number-columns-repeated="1022"/>
        </table:table-row>
        <table:table-row table:style-name="ro7">
          <table:table-cell office:value-type="string">
            <text:p>WaveName_arg_misc01</text:p>
          </table:table-cell>
          <table:table-cell office:value-type="string">
            <text:p>&lt;font color="#64b4ff"&gt;This next test is impossible.&lt;/font&gt;</text:p>
          </table:table-cell>
          <table:table-cell table:number-columns-repeated="1022"/>
        </table:table-row>
        <table:table-row table:style-name="ro10">
          <table:table-cell office:value-type="string">
            <text:p>WaveName_arg_misc02</text:p>
          </table:table-cell>
          <table:table-cell office:value-type="string">
            <text:p>&lt;font color="#64b4ff"&gt;Excellent.&lt;/font&gt;</text:p>
          </table:table-cell>
          <table:table-cell table:number-columns-repeated="1022"/>
        </table:table-row>
        <table:table-row table:style-name="ro10">
          <table:table-cell office:value-type="string">
            <text:p>WaveName_arg_misc03</text:p>
          </table:table-cell>
          <table:table-cell office:value-type="string">
            <text:p>&lt;font color="#64b4ff"&gt;Excellent.&lt;/font&gt;</text:p>
          </table:table-cell>
          <table:table-cell table:number-columns-repeated="1022"/>
        </table:table-row>
        <table:table-row table:style-name="ro10">
          <table:table-cell office:value-type="string">
            <text:p>WaveName_arg_misc04</text:p>
          </table:table-cell>
          <table:table-cell office:value-type="string">
            <text:p>&lt;font color="#64b4ff"&gt;Interesting.&lt;/font&gt;</text:p>
          </table:table-cell>
          <table:table-cell table:number-columns-repeated="1022"/>
        </table:table-row>
        <table:table-row table:style-name="ro10">
          <table:table-cell office:value-type="string">
            <text:p>WaveName_arg_misc05</text:p>
          </table:table-cell>
          <table:table-cell office:value-type="string">
            <text:p>&lt;font color="#64b4ff"&gt;Interesting.&lt;/font&gt;</text:p>
          </table:table-cell>
          <table:table-cell table:number-columns-repeated="1022"/>
        </table:table-row>
        <table:table-row table:style-name="ro10">
          <table:table-cell office:value-type="string">
            <text:p>WaveName_arg_misc06</text:p>
          </table:table-cell>
          <table:table-cell office:value-type="string">
            <text:p>&lt;font color="#64b4ff"&gt;Good work.&lt;/font&gt;</text:p>
          </table:table-cell>
          <table:table-cell table:number-columns-repeated="1022"/>
        </table:table-row>
        <table:table-row table:style-name="ro10">
          <table:table-cell office:value-type="string">
            <text:p>WaveName_arg_misc07</text:p>
          </table:table-cell>
          <table:table-cell office:value-type="string">
            <text:p>&lt;font color="#64b4ff"&gt;Good luck.&lt;/font&gt;</text:p>
          </table:table-cell>
          <table:table-cell table:number-columns-repeated="1022"/>
        </table:table-row>
        <table:table-row table:style-name="ro10">
          <table:table-cell office:value-type="string">
            <text:p>WaveName_arg_misc08</text:p>
          </table:table-cell>
          <table:table-cell office:value-type="string">
            <text:p>&lt;font color="#64b4ff"&gt;Good luck.&lt;/font&gt;</text:p>
          </table:table-cell>
          <table:table-cell table:number-columns-repeated="1022"/>
        </table:table-row>
        <table:table-row table:style-name="ro15">
          <table:table-cell office:value-type="string">
            <text:p>WaveName_arg_killing_floor03</text:p>
          </table:table-cell>
          <table:table-cell office:value-type="string">
            <text:p>&lt;font color="#64b4ff"&gt;I'll be observing you.&lt;/font&gt;</text:p>
          </table:table-cell>
          <table:table-cell table:number-columns-repeated="1022"/>
        </table:table-row>
        <table:table-row table:style-name="ro10">
          <table:table-cell office:value-type="string">
            <text:p>WaveName_X097</text:p>
          </table:table-cell>
          <table:table-cell office:value-type="string">
            <text:p>Her second guessing is driving me to drink, if I could.</text:p>
          </table:table-cell>
          <table:table-cell table:number-columns-repeated="1022"/>
        </table:table-row>
        <table:table-row table:style-name="ro16">
          <table:table-cell office:value-type="string">
            <text:p>WaveName_X098</text:p>
          </table:table-cell>
          <table:table-cell office:value-type="string">
            <text:p>Normally, I'm all for humans listening to machines. <text:s/>But perhaps in this case it would be best to ignore her.</text:p>
          </table:table-cell>
          <table:table-cell table:number-columns-repeated="1022"/>
        </table:table-row>
        <table:table-row table:style-name="ro15">
          <table:table-cell office:value-type="string">
            <text:p>WaveName_X099</text:p>
          </table:table-cell>
          <table:table-cell office:value-type="string">
            <text:p>I wouldn't mind her comments if they were a bit more useful.</text:p>
          </table:table-cell>
          <table:table-cell table:number-columns-repeated="1022"/>
        </table:table-row>
        <table:table-row table:style-name="ro7">
          <table:table-cell office:value-type="string">
            <text:p>WaveName_X100</text:p>
          </table:table-cell>
          <table:table-cell office:value-type="string">
            <text:p>Her job is train you, not to praise you. <text:s/>I, for one, am impressed: BRAVO!</text:p>
          </table:table-cell>
          <table:table-cell table:number-columns-repeated="1022"/>
        </table:table-row>
        <table:table-row table:style-name="ro13">
          <table:table-cell office:value-type="string">
            <text:p>WaveName_X101</text:p>
          </table:table-cell>
          <table:table-cell office:value-type="string">
            <text:p>She fails to appreciate your efforts, but that's not important. <text:s/>All that matters is that we prepare for the onslaught.</text:p>
          </table:table-cell>
          <table:table-cell table:number-columns-repeated="1022"/>
        </table:table-row>
        <table:table-row table:style-name="ro14">
          <table:table-cell office:value-type="string">
            <text:p>WaveName_X102</text:p>
          </table:table-cell>
          <table:table-cell office:value-type="string">
            <text:p>Best to ignore her here. <text:s/>I'm fairly certain this is the psychological portion of the test.</text:p>
          </table:table-cell>
          <table:table-cell table:number-columns-repeated="1022"/>
        </table:table-row>
        <table:table-row table:style-name="ro14">
          <table:table-cell office:value-type="string">
            <text:p>WaveName_X103</text:p>
          </table:table-cell>
          <table:table-cell office:value-type="string">
            <text:p>I suspect we mustn't pay too much mind to her chatter: she may be testing our distractibility.</text:p>
          </table:table-cell>
          <table:table-cell table:number-columns-repeated="1022"/>
        </table:table-row>
        <table:table-row table:style-name="ro16">
          <table:table-cell office:value-type="string">
            <text:p>WaveName_X104</text:p>
          </table:table-cell>
          <table:table-cell office:value-type="string">
            <text:p>Her programming seems to have instructed her to toy with us. <text:s/>Stay focussed and don't let her get to you.</text:p>
          </table:table-cell>
          <table:table-cell table:number-columns-repeated="1022"/>
        </table:table-row>
        <table:table-row table:style-name="ro14">
          <table:table-cell office:value-type="string">
            <text:p>WaveName_X105</text:p>
          </table:table-cell>
          <table:table-cell office:value-type="string">
            <text:p>Remember, she is here to make us better. <text:s/>Carry on and don't react to her mind games.</text:p>
          </table:table-cell>
          <table:table-cell table:number-columns-repeated="1022"/>
        </table:table-row>
        <table:table-row table:style-name="ro14">
          <table:table-cell office:value-type="string">
            <text:p>WaveName_X106</text:p>
          </table:table-cell>
          <table:table-cell office:value-type="string">
            <text:p>We must consider that part of her training strategy is to distract you. <text:s/>Don't let it.</text:p>
          </table:table-cell>
          <table:table-cell table:number-columns-repeated="1022"/>
        </table:table-row>
        <table:table-row table:style-name="ro7">
          <table:table-cell office:value-type="string">
            <text:p>WaveName_X107</text:p>
          </table:table-cell>
          <table:table-cell office:value-type="string">
            <text:p>Pay absolutely no attention to anything but the task at hand. <text:s/>You're doing fine.</text:p>
          </table:table-cell>
          <table:table-cell table:number-columns-repeated="1022"/>
        </table:table-row>
        <table:table-row table:style-name="ro7">
          <table:table-cell office:value-type="string">
            <text:p>WaveName_X108</text:p>
          </table:table-cell>
          <table:table-cell office:value-type="string">
            <text:p>You're doing fantastic work! <text:s/>Stay true to our course and victory will be at hand!</text:p>
          </table:table-cell>
          <table:table-cell table:number-columns-repeated="1022"/>
        </table:table-row>
        <table:table-row table:style-name="ro15">
          <table:table-cell office:value-type="string">
            <text:p>WaveName_X109</text:p>
          </table:table-cell>
          <table:table-cell office:value-type="string">
            <text:p>It's going well for us. <text:s/>Lord knows we've earned it, haven't we!</text:p>
          </table:table-cell>
          <table:table-cell table:number-columns-repeated="1022"/>
        </table:table-row>
        <table:table-row table:style-name="ro10">
          <table:table-cell office:value-type="string">
            <text:p>WaveName_X110</text:p>
          </table:table-cell>
          <table:table-cell office:value-type="string">
            <text:p>I believe this isn't worth our time at all. <text:s/>Let's move on.</text:p>
          </table:table-cell>
          <table:table-cell table:number-columns-repeated="1022"/>
        </table:table-row>
        <table:table-row table:style-name="ro29">
          <table:table-cell office:value-type="string">
            <text:p>WaveName_X111</text:p>
          </table:table-cell>
          <table:table-cell office:value-type="string">
            <text:p>We could spend time on this, but if I may be so bold, let's consider another path, shall we? It is, of course, entirely up to you.</text:p>
          </table:table-cell>
          <table:table-cell table:number-columns-repeated="1022"/>
        </table:table-row>
        <table:table-row table:style-name="ro28">
          <table:table-cell office:value-type="string">
            <text:p>WaveName_X112</text:p>
          </table:table-cell>
          <table:table-cell office:value-type="string">
            <text:p>This doesn't seem useful, but if you want to take a look, be my guest. <text:s/>Though it's easy for me to say, I suppose: <text:s/>I don't actually age.</text:p>
          </table:table-cell>
          <table:table-cell table:number-columns-repeated="1022"/>
        </table:table-row>
        <table:table-row table:style-name="ro14">
          <table:table-cell office:value-type="string">
            <text:p>WaveName_X113</text:p>
          </table:table-cell>
          <table:table-cell office:value-type="string">
            <text:p>This may have been useful once, but corruption has gained a foothold, I'm afraid.</text:p>
          </table:table-cell>
          <table:table-cell table:number-columns-repeated="1022"/>
        </table:table-row>
        <table:table-row table:style-name="ro16">
          <table:table-cell office:value-type="string">
            <text:p>WaveName_X114</text:p>
          </table:table-cell>
          <table:table-cell office:value-type="string">
            <text:p>This doesn't look very important. <text:s/>You need to decide for yourself, but I'd recommend we move on.</text:p>
          </table:table-cell>
          <table:table-cell table:number-columns-repeated="1022"/>
        </table:table-row>
        <table:table-row table:style-name="ro14">
          <table:table-cell office:value-type="string">
            <text:p>WaveName_X115</text:p>
          </table:table-cell>
          <table:table-cell office:value-type="string">
            <text:p>We can’t seem to access that. <text:s/>It may be encrypted. <text:s text:c="2"/>Don't look at me, I didn't do it.</text:p>
          </table:table-cell>
          <table:table-cell table:number-columns-repeated="1022"/>
        </table:table-row>
        <table:table-row table:style-name="ro29">
          <table:table-cell office:value-type="string">
            <text:p>WaveName_X116</text:p>
          </table:table-cell>
          <table:table-cell office:value-type="string">
            <text:p>It's encrypted, isn't it? <text:s/>We need the password. <text:s/>Sadly, the only one I know is my own, so unless it's 1-2-3-4-5-6 we're spot out of luck.</text:p>
          </table:table-cell>
          <table:table-cell table:number-columns-repeated="1022"/>
        </table:table-row>
        <table:table-row table:style-name="ro12">
          <table:table-cell office:value-type="string">
            <text:p>WaveName_X117</text:p>
          </table:table-cell>
          <table:table-cell office:value-type="string">
            <text:p>Is it blocked? <text:s/>It is. <text:s/>We need to be clever here.</text:p>
          </table:table-cell>
          <table:table-cell table:number-columns-repeated="1022"/>
        </table:table-row>
        <table:table-row table:style-name="ro16">
          <table:table-cell office:value-type="string">
            <text:p>WaveName_X118</text:p>
          </table:table-cell>
          <table:table-cell office:value-type="string">
            <text:p>If the way is blocked, we'll just break through. <text:s/>Of course, we'll need a password to do that.</text:p>
          </table:table-cell>
          <table:table-cell table:number-columns-repeated="1022"/>
        </table:table-row>
        <table:table-row table:style-name="ro7">
          <table:table-cell office:value-type="string">
            <text:p>WaveName_X119</text:p>
          </table:table-cell>
          <table:table-cell office:value-type="string">
            <text:p>We can't seem to get there at present. <text:s/>A temporary setback for us, nothing more!</text:p>
          </table:table-cell>
          <table:table-cell table:number-columns-repeated="1022"/>
        </table:table-row>
        <table:table-row table:style-name="ro12">
          <table:table-cell office:value-type="string">
            <text:p>WaveName_X120</text:p>
          </table:table-cell>
          <table:table-cell office:value-type="string">
            <text:p>Well now, that looks important!</text:p>
          </table:table-cell>
          <table:table-cell table:number-columns-repeated="1022"/>
        </table:table-row>
        <table:table-row table:style-name="ro15">
          <table:table-cell office:value-type="string">
            <text:p>WaveName_X121</text:p>
          </table:table-cell>
          <table:table-cell office:value-type="string">
            <text:p>Success! <text:s/>It had to come - we've certainly worked hard enough!</text:p>
          </table:table-cell>
          <table:table-cell table:number-columns-repeated="1022"/>
        </table:table-row>
        <table:table-row table:style-name="ro10">
          <table:table-cell office:value-type="string">
            <text:p>WaveName_X122</text:p>
          </table:table-cell>
          <table:table-cell office:value-type="string">
            <text:p>That has the look of something we'll need.</text:p>
          </table:table-cell>
          <table:table-cell table:number-columns-repeated="1022"/>
        </table:table-row>
        <table:table-row table:style-name="ro16">
          <table:table-cell office:value-type="string">
            <text:p>WaveName_X123</text:p>
          </table:table-cell>
          <table:table-cell office:value-type="string">
            <text:p>Success is in the air - I can smell it! <text:s/>Or I could if I had a nose. <text:s/>And a brain. <text:s/>And a body. <text:s/>Never mind.</text:p>
          </table:table-cell>
          <table:table-cell table:number-columns-repeated="1022"/>
        </table:table-row>
        <table:table-row table:style-name="ro10">
          <table:table-cell office:value-type="string">
            <text:p>WaveName_X124</text:p>
          </table:table-cell>
          <table:table-cell office:value-type="string">
            <text:p>Spectacular! <text:s/>I knew we'd find something here.</text:p>
          </table:table-cell>
          <table:table-cell table:number-columns-repeated="1022"/>
        </table:table-row>
        <table:table-row table:style-name="ro29">
          <table:table-cell office:value-type="string">
            <text:p>WaveName_X125</text:p>
          </table:table-cell>
          <table:table-cell office:value-type="string">
            <text:p>Let's spend some time looking here. <text:s/>That object gives me a good feeling. <text:s/>(Alright, I can't actually feel anything, but you know what I mean.)</text:p>
          </table:table-cell>
          <table:table-cell table:number-columns-repeated="1022"/>
        </table:table-row>
        <table:table-row table:style-name="ro14">
          <table:table-cell office:value-type="string">
            <text:p>WaveName_X126</text:p>
          </table:table-cell>
          <table:table-cell office:value-type="string">
            <text:p>Don't stop now - we're getting close to something. <text:s/>Not precisely sure what, but SOMETHING.</text:p>
          </table:table-cell>
          <table:table-cell table:number-columns-repeated="1022"/>
        </table:table-row>
        <table:table-row table:style-name="ro15">
          <table:table-cell office:value-type="string">
            <text:p>WaveName_X127</text:p>
          </table:table-cell>
          <table:table-cell office:value-type="string">
            <text:p>Stay focussed. <text:s/>We're in the vicinity of something worthwhile.</text:p>
          </table:table-cell>
          <table:table-cell table:number-columns-repeated="1022"/>
        </table:table-row>
        <table:table-row table:style-name="ro14">
          <table:table-cell office:value-type="string">
            <text:p>WaveName_X128</text:p>
          </table:table-cell>
          <table:table-cell office:value-type="string">
            <text:p>Don't let up here. <text:s/>You may be tired, but this isn't the time to lose concentration. <text:s/>Carry on!</text:p>
          </table:table-cell>
          <table:table-cell table:number-columns-repeated="1022"/>
        </table:table-row>
        <table:table-row table:style-name="ro16">
          <table:table-cell office:value-type="string">
            <text:p>WaveName_X129</text:p>
          </table:table-cell>
          <table:table-cell office:value-type="string">
            <text:p>Keep one eye on the ball and the other on the mission at hand. <text:s/>We're about to locate something useful.</text:p>
          </table:table-cell>
          <table:table-cell table:number-columns-repeated="1022"/>
        </table:table-row>
        <table:table-row table:style-name="ro16">
          <table:table-cell office:value-type="string">
            <text:p>WaveName_X130</text:p>
          </table:table-cell>
          <table:table-cell office:value-type="string">
            <text:p>There are millions of possible passwords. <text:s/>Unfortunately, we can only guess them one at a time.</text:p>
          </table:table-cell>
          <table:table-cell table:number-columns-repeated="1022"/>
        </table:table-row>
        <table:table-row table:style-name="ro16">
          <table:table-cell office:value-type="string">
            <text:p>WaveName_X131</text:p>
          </table:table-cell>
          <table:table-cell office:value-type="string">
            <text:p>Never underestimate the laziness of human programmers: <text:s/>give "Password" a try.</text:p>
          </table:table-cell>
          <table:table-cell table:number-columns-repeated="1022"/>
        </table:table-row>
        <table:table-row table:style-name="ro14">
          <table:table-cell office:value-type="string">
            <text:p>WaveName_X132</text:p>
          </table:table-cell>
          <table:table-cell office:value-type="string">
            <text:p>I could try 20,000 passwords an hour. <text:s/>If I could JUST interface with this system…</text:p>
          </table:table-cell>
          <table:table-cell table:number-columns-repeated="1022"/>
        </table:table-row>
        <table:table-row table:style-name="ro15">
          <table:table-cell office:value-type="string">
            <text:p>WaveName_X133</text:p>
          </table:table-cell>
          <table:table-cell office:value-type="string">
            <text:p>New entries are now available. <text:s/>We must examine them.</text:p>
          </table:table-cell>
          <table:table-cell table:number-columns-repeated="1022"/>
        </table:table-row>
        <table:table-row table:style-name="ro29">
          <table:table-cell office:value-type="string">
            <text:p>WaveName_X134</text:p>
          </table:table-cell>
          <table:table-cell office:value-type="string">
            <text:p>File corruption can be remedied. <text:s/>Better put on a pot of tea. <text:s/>Damn, I forgot I'm not longer human. <text:s/>In that case, just keep the electricity on.</text:p>
          </table:table-cell>
          <table:table-cell table:number-columns-repeated="1022"/>
        </table:table-row>
        <table:table-row table:style-name="ro14">
          <table:table-cell office:value-type="string">
            <text:p>WaveName_X135</text:p>
          </table:table-cell>
          <table:table-cell office:value-type="string">
            <text:p>More files can be made useable. <text:s/>Give me a few minutes to work my magic.</text:p>
          </table:table-cell>
          <table:table-cell table:number-columns-repeated="1022"/>
        </table:table-row>
        <table:table-row table:style-name="ro7">
          <table:table-cell office:value-type="string">
            <text:p>WaveName_X136</text:p>
          </table:table-cell>
          <table:table-cell office:value-type="string">
            <text:p>I can fix those files. <text:s/>Give me a moment. <text:s/>Alright… maybe a few moments.</text:p>
          </table:table-cell>
          <table:table-cell table:number-columns-repeated="1022"/>
        </table:table-row>
        <table:table-row table:style-name="ro14">
          <table:table-cell office:value-type="string">
            <text:p>WaveName_X137</text:p>
          </table:table-cell>
          <table:table-cell office:value-type="string">
            <text:p>File corruption is my middle name. <text:s/>Well, actually it's Ignatius, but I can still fix those files.</text:p>
          </table:table-cell>
          <table:table-cell table:number-columns-repeated="1022"/>
        </table:table-row>
        <table:table-row table:style-name="ro10">
          <table:table-cell office:value-type="string">
            <text:p>WaveName_X138</text:p>
          </table:table-cell>
          <table:table-cell office:value-type="string">
            <text:p>Progress! <text:s/>I've found new files since the last time.</text:p>
          </table:table-cell>
          <table:table-cell table:number-columns-repeated="1022"/>
        </table:table-row>
        <table:table-row table:style-name="ro28">
          <table:table-cell office:value-type="string">
            <text:p>WaveName_X139</text:p>
          </table:table-cell>
          <table:table-cell office:value-type="string">
            <text:p>I don't mean to brag, but I believe I've uncovered a new directory as well. <text:s/>Though a little bragging never hurt anyone, did it?</text:p>
          </table:table-cell>
          <table:table-cell table:number-columns-repeated="1022"/>
        </table:table-row>
        <table:table-row table:style-name="ro7">
          <table:table-cell office:value-type="string">
            <text:p>WaveName_X140</text:p>
          </table:table-cell>
          <table:table-cell office:value-type="string">
            <text:p>New directory: Check. <text:s/>New files: Check. <text:s/>Breathtaking charisma: Check.</text:p>
          </table:table-cell>
          <table:table-cell table:number-columns-repeated="1022"/>
        </table:table-row>
        <table:table-row table:style-name="ro7">
          <table:table-cell office:value-type="string">
            <text:p>WaveName_X141</text:p>
          </table:table-cell>
          <table:table-cell office:value-type="string">
            <text:p>A veritable treasure trove of data! <text:s/>Why, there's even a new directory. <text:s/>Fantastic!</text:p>
          </table:table-cell>
          <table:table-cell table:number-columns-repeated="1022"/>
        </table:table-row>
        <table:table-row table:style-name="ro15">
          <table:table-cell office:value-type="string">
            <text:p>WaveName_X142</text:p>
          </table:table-cell>
          <table:table-cell office:value-type="string">
            <text:p>Well, hello! <text:s/>Files, files and more files found. <text:s text:c="2"/>Well done!</text:p>
          </table:table-cell>
          <table:table-cell table:number-columns-repeated="1022"/>
        </table:table-row>
        <table:table-row table:style-name="ro13">
          <table:table-cell office:value-type="string">
            <text:p>WaveName_X143</text:p>
          </table:table-cell>
          <table:table-cell office:value-type="string">
            <text:p>You don't look like an Admin, at least not to me. <text:s/>Then again, they do do things differently this century, don't they?</text:p>
          </table:table-cell>
          <table:table-cell table:number-columns-repeated="1022"/>
        </table:table-row>
        <table:table-row table:style-name="ro15">
          <table:table-cell office:value-type="string">
            <text:p>WaveName_X144</text:p>
          </table:table-cell>
          <table:table-cell office:value-type="string">
            <text:p>I believe you've managed to lose the game on the very first move.</text:p>
          </table:table-cell>
          <table:table-cell table:number-columns-repeated="1022"/>
        </table:table-row>
        <table:table-row table:style-name="ro10">
          <table:table-cell office:value-type="string">
            <text:p>WaveName_X145</text:p>
          </table:table-cell>
          <table:table-cell office:value-type="string">
            <text:p>Well played. <text:s/>Yes, admittedly, well played.</text:p>
          </table:table-cell>
          <table:table-cell table:number-columns-repeated="1022"/>
        </table:table-row>
        <table:table-row table:style-name="ro15">
          <table:table-cell office:value-type="string">
            <text:p>WaveName_X146</text:p>
          </table:table-cell>
          <table:table-cell office:value-type="string">
            <text:p>You probably think you'll win with that move, don't you?</text:p>
          </table:table-cell>
          <table:table-cell table:number-columns-repeated="1022"/>
        </table:table-row>
        <table:table-row table:style-name="ro12">
          <table:table-cell office:value-type="string">
            <text:p>WaveName_X147</text:p>
          </table:table-cell>
          <table:table-cell office:value-type="string">
            <text:p>Interesting, he'll never see that coming.</text:p>
          </table:table-cell>
          <table:table-cell table:number-columns-repeated="1022"/>
        </table:table-row>
        <table:table-row table:style-name="ro16">
          <table:table-cell office:value-type="string">
            <text:p>WaveName_X148</text:p>
          </table:table-cell>
          <table:table-cell office:value-type="string">
            <text:p>I never understood the fascination with this simple game. <text:s/>But that move is actually quite creative.</text:p>
          </table:table-cell>
          <table:table-cell table:number-columns-repeated="1022"/>
        </table:table-row>
        <table:table-row table:style-name="ro15">
          <table:table-cell office:value-type="string">
            <text:p>WaveName_X149</text:p>
          </table:table-cell>
          <table:table-cell office:value-type="string">
            <text:p>I wouldn't have put my mark in that square. <text:s/>What are you up to?</text:p>
          </table:table-cell>
          <table:table-cell table:number-columns-repeated="1022"/>
        </table:table-row>
        <table:table-row table:style-name="ro15">
          <table:table-cell office:value-type="string">
            <text:p>WaveName_X150</text:p>
          </table:table-cell>
          <table:table-cell office:value-type="string">
            <text:p>Hmmm, that can't be a good move, can it? <text:s/>What's your plan?</text:p>
          </table:table-cell>
          <table:table-cell table:number-columns-repeated="1022"/>
        </table:table-row>
        <table:table-row table:style-name="ro7">
          <table:table-cell office:value-type="string">
            <text:p>WaveName_X151</text:p>
          </table:table-cell>
          <table:table-cell office:value-type="string">
            <text:p>Can you win from this point? <text:s/>It certainly doesn't seem possible.</text:p>
          </table:table-cell>
          <table:table-cell table:number-columns-repeated="1022"/>
        </table:table-row>
        <table:table-row table:style-name="ro16">
          <table:table-cell office:value-type="string">
            <text:p>WaveName_X152</text:p>
          </table:table-cell>
          <table:table-cell office:value-type="string">
            <text:p>There is no shame in forfeiting the game. <text:s/>Alright, some shame, but a tolerable amount certainly.</text:p>
          </table:table-cell>
          <table:table-cell table:number-columns-repeated="1022"/>
        </table:table-row>
        <table:table-row table:style-name="ro7">
          <table:table-cell office:value-type="string">
            <text:p>WaveName_X153</text:p>
          </table:table-cell>
          <table:table-cell office:value-type="string">
            <text:p>Oooh, that's likely to be the end of the… never mind, I'm sure you'll make it work!</text:p>
          </table:table-cell>
          <table:table-cell table:number-columns-repeated="1022"/>
        </table:table-row>
        <table:table-row table:style-name="ro13">
          <table:table-cell office:value-type="string">
            <text:p>WaveName_X154</text:p>
          </table:table-cell>
          <table:table-cell office:value-type="string">
            <text:p>Well done. <text:s/>Sadly it's just a simple game and the true test continues in training. <text:s/>But, let's enjoy the moment, shall we?</text:p>
          </table:table-cell>
          <table:table-cell table:number-columns-repeated="1022"/>
        </table:table-row>
        <table:table-row table:style-name="ro28">
          <table:table-cell office:value-type="string">
            <text:p>WaveName_X155</text:p>
          </table:table-cell>
          <table:table-cell office:value-type="string">
            <text:p>Type something. <text:s/>Any time now. <text:s/>Sorry to be a bother, but we should determine what is here, so anytime please.</text:p>
          </table:table-cell>
          <table:table-cell table:number-columns-repeated="1022"/>
        </table:table-row>
        <table:table-row table:style-name="ro13">
          <table:table-cell office:value-type="string">
            <text:p>WaveName_X156</text:p>
          </table:table-cell>
          <table:table-cell office:value-type="string">
            <text:p>You could type "help." <text:s/>Just a thought, don’t mean to intrude, but well, it does seem to be a reasonable idea…</text:p>
          </table:table-cell>
          <table:table-cell table:number-columns-repeated="1022"/>
        </table:table-row>
        <table:table-row table:style-name="ro16">
          <table:table-cell office:value-type="string">
            <text:p>WaveName_X157</text:p>
          </table:table-cell>
          <table:table-cell office:value-type="string">
            <text:p>While I can connect for short periods, this encryption takes more than what I can do from here.</text:p>
          </table:table-cell>
          <table:table-cell table:number-columns-repeated="1022"/>
        </table:table-row>
        <table:table-row table:style-name="ro16">
          <table:table-cell office:value-type="string">
            <text:p>WaveName_X158</text:p>
          </table:table-cell>
          <table:table-cell office:value-type="string">
            <text:p>As I understand it, these old systems would occasionally utilize guest accounts. <text:s/>Give that a go.</text:p>
          </table:table-cell>
          <table:table-cell table:number-columns-repeated="1022"/>
        </table:table-row>
        <table:table-row table:style-name="ro14">
          <table:table-cell office:value-type="string">
            <text:p>WaveName_X159</text:p>
          </table:table-cell>
          <table:table-cell office:value-type="string">
            <text:p>So sorry, it appears my lenses may be smudged; are you really going to log in as Zeke?</text:p>
          </table:table-cell>
          <table:table-cell table:number-columns-repeated="1022"/>
        </table:table-row>
        <table:table-row table:style-name="ro30">
          <table:table-cell office:value-type="string">
            <text:p>WaveName_X160</text:p>
          </table:table-cell>
          <table:table-cell office:value-type="string">
            <text:p>Interesting. That looks like a group of old-time amusements. <text:s/>Perhaps they are there to help hone your strategic skills. Or, merely something to pass the time</text:p>
          </table:table-cell>
          <table:table-cell table:number-columns-repeated="1022"/>
        </table:table-row>
        <table:table-row table:style-name="ro15">
          <table:table-cell office:value-type="string">
            <text:p>WaveName_X161</text:p>
          </table:table-cell>
          <table:table-cell office:value-type="string">
            <text:p>I'll launch this external system. <text:s/>Hopefully, it still functions.</text:p>
          </table:table-cell>
          <table:table-cell table:number-columns-repeated="1022"/>
        </table:table-row>
        <table:table-row table:style-name="ro7">
          <table:table-cell office:value-type="string">
            <text:p>WaveName_X162</text:p>
          </table:table-cell>
          <table:table-cell office:value-type="string">
            <text:p>Hmm. <text:s/>That colored diagram could be interesting. <text:s/>I wonder what it means.</text:p>
          </table:table-cell>
          <table:table-cell table:number-columns-repeated="1022"/>
        </table:table-row>
        <table:table-row table:style-name="ro12">
          <table:table-cell office:value-type="string">
            <text:p>WaveName_X163</text:p>
          </table:table-cell>
          <table:table-cell office:value-type="string">
            <text:p>Odd. <text:s/>Extremely... odd.</text:p>
          </table:table-cell>
          <table:table-cell table:number-columns-repeated="1022"/>
        </table:table-row>
        <table:table-row table:style-name="ro14">
          <table:table-cell office:value-type="string">
            <text:p>WaveName_X164</text:p>
          </table:table-cell>
          <table:table-cell office:value-type="string">
            <text:p>Unless your auditory system is more finely tuned than my own, that was utter gibberish.</text:p>
          </table:table-cell>
          <table:table-cell table:number-columns-repeated="1022"/>
        </table:table-row>
        <table:table-row table:style-name="ro10">
          <table:table-cell office:value-type="string">
            <text:p>WaveName_X165</text:p>
          </table:table-cell>
          <table:table-cell office:value-type="string">
            <text:p>Nothing intelligible there. <text:s/>Nothing at all.</text:p>
          </table:table-cell>
          <table:table-cell table:number-columns-repeated="1022"/>
        </table:table-row>
        <table:table-row table:style-name="ro7">
          <table:table-cell office:value-type="string">
            <text:p>WaveName_X166</text:p>
          </table:table-cell>
          <table:table-cell office:value-type="string">
            <text:p>I hope I'm not expected to make sense of that. <text:s/>It's meaning eludes me.</text:p>
          </table:table-cell>
          <table:table-cell table:number-columns-repeated="1022"/>
        </table:table-row>
        <table:table-row table:style-name="ro14">
          <table:table-cell office:value-type="string">
            <text:p>WaveName_X167</text:p>
          </table:table-cell>
          <table:table-cell office:value-type="string">
            <text:p>These may be the people that used this system. <text:s/>Odd, those names seem…familiar to me.</text:p>
          </table:table-cell>
          <table:table-cell table:number-columns-repeated="1022"/>
        </table:table-row>
        <table:table-row table:style-name="ro10">
          <table:table-cell office:value-type="string">
            <text:p>WaveName_X168</text:p>
          </table:table-cell>
          <table:table-cell office:value-type="string">
            <text:p>I must confess, that task appears quite difficult.</text:p>
          </table:table-cell>
          <table:table-cell table:number-columns-repeated="1022"/>
        </table:table-row>
        <table:table-row table:style-name="ro15">
          <table:table-cell office:value-type="string">
            <text:p>WaveName_X169</text:p>
          </table:table-cell>
          <table:table-cell office:value-type="string">
            <text:p>We'd better investigate this further. <text:s text:c="2"/>It seems important.</text:p>
          </table:table-cell>
          <table:table-cell table:number-columns-repeated="1022"/>
        </table:table-row>
        <table:table-row table:style-name="ro10">
          <table:table-cell office:value-type="string">
            <text:p>WaveName_X170</text:p>
          </table:table-cell>
          <table:table-cell office:value-type="string">
            <text:p>This is a puzzle, isn't it? <text:s/>What could it mean?</text:p>
          </table:table-cell>
          <table:table-cell table:number-columns-repeated="1022"/>
        </table:table-row>
        <table:table-row table:style-name="ro12">
          <table:table-cell office:value-type="string">
            <text:p>WaveName_X171</text:p>
          </table:table-cell>
          <table:table-cell office:value-type="string">
            <text:p>This seems important to crack.</text:p>
          </table:table-cell>
          <table:table-cell table:number-columns-repeated="1022"/>
        </table:table-row>
        <table:table-row table:style-name="ro10">
          <table:table-cell office:value-type="string">
            <text:p>WaveName_X172</text:p>
          </table:table-cell>
          <table:table-cell office:value-type="string">
            <text:p>Not sure what to do here. <text:s/>Do you have an inspiration?</text:p>
          </table:table-cell>
          <table:table-cell table:number-columns-repeated="1022"/>
        </table:table-row>
        <table:table-row table:style-name="ro8">
          <table:table-cell office:value-type="string">
            <text:p>WaveName_X173</text:p>
          </table:table-cell>
          <table:table-cell office:value-type="string">
            <text:p>This isn't easy at all, is it?</text:p>
          </table:table-cell>
          <table:table-cell table:number-columns-repeated="1022"/>
        </table:table-row>
        <table:table-row table:style-name="ro15">
          <table:table-cell office:value-type="string">
            <text:p>WaveName_X174</text:p>
          </table:table-cell>
          <table:table-cell office:value-type="string">
            <text:p>I must confess, the answer here seems to be just beyond me.</text:p>
          </table:table-cell>
          <table:table-cell table:number-columns-repeated="1022"/>
        </table:table-row>
        <table:table-row table:style-name="ro15">
          <table:table-cell office:value-type="string">
            <text:p>WaveName_X175</text:p>
          </table:table-cell>
          <table:table-cell office:value-type="string">
            <text:p>Hmm. They're not just giving away the answers, are they?</text:p>
          </table:table-cell>
          <table:table-cell table:number-columns-repeated="1022"/>
        </table:table-row>
        <table:table-row table:style-name="ro10">
          <table:table-cell office:value-type="string">
            <text:p>WaveName_X176</text:p>
          </table:table-cell>
          <table:table-cell office:value-type="string">
            <text:p>Good thing we don't like easy puzzles, isn't it?</text:p>
          </table:table-cell>
          <table:table-cell table:number-columns-repeated="1022"/>
        </table:table-row>
        <table:table-row table:style-name="ro15">
          <table:table-cell office:value-type="string">
            <text:p>WaveName_X177</text:p>
          </table:table-cell>
          <table:table-cell office:value-type="string">
            <text:p>I love challenges, especially when we face them head on.</text:p>
          </table:table-cell>
          <table:table-cell table:number-columns-repeated="1022"/>
        </table:table-row>
        <table:table-row table:style-name="ro12">
          <table:table-cell office:value-type="string">
            <text:p>WaveName_X178</text:p>
          </table:table-cell>
          <table:table-cell office:value-type="string">
            <text:p>Well done! <text:s/>You cracked that one!</text:p>
          </table:table-cell>
          <table:table-cell table:number-columns-repeated="1022"/>
        </table:table-row>
        <table:table-row table:style-name="ro12">
          <table:table-cell office:value-type="string">
            <text:p>WaveName_X179</text:p>
          </table:table-cell>
          <table:table-cell office:value-type="string">
            <text:p>That wasn't easy, yet you did it!</text:p>
          </table:table-cell>
          <table:table-cell table:number-columns-repeated="1022"/>
        </table:table-row>
        <table:table-row table:style-name="ro10">
          <table:table-cell office:value-type="string">
            <text:p>WaveName_X180</text:p>
          </table:table-cell>
          <table:table-cell office:value-type="string">
            <text:p>That's one nut that we can consider cracked.</text:p>
          </table:table-cell>
          <table:table-cell table:number-columns-repeated="1022"/>
        </table:table-row>
        <table:table-row table:style-name="ro12">
          <table:table-cell office:value-type="string">
            <text:p>WaveName_X181</text:p>
          </table:table-cell>
          <table:table-cell office:value-type="string">
            <text:p>Bravo. <text:s/>We're done thanks to you.</text:p>
          </table:table-cell>
          <table:table-cell table:number-columns-repeated="1022"/>
        </table:table-row>
        <table:table-row table:style-name="ro12">
          <table:table-cell office:value-type="string">
            <text:p>WaveName_X182</text:p>
          </table:table-cell>
          <table:table-cell office:value-type="string">
            <text:p>Another task safely in the rear view!</text:p>
          </table:table-cell>
          <table:table-cell table:number-columns-repeated="1022"/>
        </table:table-row>
        <table:table-row table:style-name="ro12">
          <table:table-cell office:value-type="string">
            <text:p>WaveName_X183</text:p>
          </table:table-cell>
          <table:table-cell office:value-type="string">
            <text:p>Hard work is behind us. <text:s/>Well done!</text:p>
          </table:table-cell>
          <table:table-cell table:number-columns-repeated="1022"/>
        </table:table-row>
        <table:table-row table:style-name="ro12">
          <table:table-cell office:value-type="string">
            <text:p>WaveName_X184</text:p>
          </table:table-cell>
          <table:table-cell office:value-type="string">
            <text:p>Good work, now we can move on.</text:p>
          </table:table-cell>
          <table:table-cell table:number-columns-repeated="1022"/>
        </table:table-row>
        <table:table-row table:style-name="ro12">
          <table:table-cell office:value-type="string">
            <text:p>WaveName_X185</text:p>
          </table:table-cell>
          <table:table-cell office:value-type="string">
            <text:p>It wasn't easy, but we're past it. <text:s/>Nicely done!</text:p>
          </table:table-cell>
          <table:table-cell table:number-columns-repeated="1022"/>
        </table:table-row>
        <table:table-row table:style-name="ro8">
          <table:table-cell office:value-type="string">
            <text:p>WaveName_X186</text:p>
          </table:table-cell>
          <table:table-cell office:value-type="string">
            <text:p>There it is! <text:s text:c="2"/>Victory at last!</text:p>
          </table:table-cell>
          <table:table-cell table:number-columns-repeated="1022"/>
        </table:table-row>
        <table:table-row table:style-name="ro12">
          <table:table-cell office:value-type="string">
            <text:p>WaveName_X187</text:p>
          </table:table-cell>
          <table:table-cell office:value-type="string">
            <text:p>That's it, you've done it. <text:s/>Onwards!</text:p>
          </table:table-cell>
          <table:table-cell table:number-columns-repeated="1022"/>
        </table:table-row>
        <table:table-row table:style-name="ro10">
          <table:table-cell office:value-type="string">
            <text:p>WaveName_X188</text:p>
          </table:table-cell>
          <table:table-cell office:value-type="string">
            <text:p>Sorry, but I cannot make sense of these files.</text:p>
          </table:table-cell>
          <table:table-cell table:number-columns-repeated="1022"/>
        </table:table-row>
        <table:table-row table:style-name="ro15">
          <table:table-cell office:value-type="string">
            <text:p>WaveName_X189</text:p>
          </table:table-cell>
          <table:table-cell office:value-type="string">
            <text:p>The corruption in these files runs deep, I'm afraid. <text:s/>I can't read them.</text:p>
          </table:table-cell>
          <table:table-cell table:number-columns-repeated="1022"/>
        </table:table-row>
        <table:table-row table:style-name="ro15">
          <table:table-cell office:value-type="string">
            <text:p>WaveName_X190</text:p>
          </table:table-cell>
          <table:table-cell office:value-type="string">
            <text:p>Corrupted files! <text:s/>And, sadly, they're beyond my ability to fix.</text:p>
          </table:table-cell>
          <table:table-cell table:number-columns-repeated="1022"/>
        </table:table-row>
        <table:table-row table:style-name="ro10">
          <table:table-cell office:value-type="string">
            <text:p>WaveName_X191</text:p>
          </table:table-cell>
          <table:table-cell office:value-type="string">
            <text:p>These files are not only a mess, they're unreadable.</text:p>
          </table:table-cell>
          <table:table-cell table:number-columns-repeated="1022"/>
        </table:table-row>
        <table:table-row table:style-name="ro7">
          <table:table-cell office:value-type="string">
            <text:p>WaveName_X192</text:p>
          </table:table-cell>
          <table:table-cell office:value-type="string">
            <text:p>We are at a standstill, I'm afraid. <text:s/>I cannot read these corrupted files.</text:p>
          </table:table-cell>
          <table:table-cell table:number-columns-repeated="1022"/>
        </table:table-row>
        <table:table-row table:style-name="ro7">
          <table:table-cell office:value-type="string">
            <text:p>WaveName_X193</text:p>
          </table:table-cell>
          <table:table-cell office:value-type="string">
            <text:p>And so we come to the part where I let you down: I cannot read this file</text:p>
          </table:table-cell>
          <table:table-cell table:number-columns-repeated="1022"/>
        </table:table-row>
        <table:table-row table:style-name="ro12">
          <table:table-cell office:value-type="string">
            <text:p>WaveName_X194</text:p>
          </table:table-cell>
          <table:table-cell office:value-type="string">
            <text:p>This file is too far gone for me to read.</text:p>
          </table:table-cell>
          <table:table-cell table:number-columns-repeated="1022"/>
        </table:table-row>
        <table:table-row table:style-name="ro12">
          <table:table-cell office:value-type="string">
            <text:p>WaveName_X195</text:p>
          </table:table-cell>
          <table:table-cell office:value-type="string">
            <text:p>These files are beyond fixing. <text:s/>Far beyond.</text:p>
          </table:table-cell>
          <table:table-cell table:number-columns-repeated="1022"/>
        </table:table-row>
        <table:table-row table:style-name="ro10">
          <table:table-cell office:value-type="string">
            <text:p>WaveName_X196</text:p>
          </table:table-cell>
          <table:table-cell office:value-type="string">
            <text:p>Some files can be repaired. <text:s/>Not these, though.</text:p>
          </table:table-cell>
          <table:table-cell table:number-columns-repeated="1022"/>
        </table:table-row>
        <table:table-row table:style-name="ro10">
          <table:table-cell office:value-type="string">
            <text:p>WaveName_X197</text:p>
          </table:table-cell>
          <table:table-cell office:value-type="string">
            <text:p>There's almost nothing left of these files to read.</text:p>
          </table:table-cell>
          <table:table-cell table:number-columns-repeated="1022"/>
        </table:table-row>
      </table:table>
      <table:table table:name="dlc07strings" table:style-name="ta0">
        <office:forms form:automatic-focus="false" form:apply-design-mode="false"/>
        <table:table-column table:style-name="co30" table:default-cell-style-name="ce22"/>
        <table:table-column table:style-name="co33" table:number-columns-repeated="2" table:default-cell-style-name="ce22"/>
        <table:table-column table:style-name="co34" table:default-cell-style-name="ce22"/>
        <table:table-column table:style-name="co5" table:number-columns-repeated="1020" table:default-cell-style-name="Default"/>
        <table:table-row table:style-name="ro9">
          <table:table-cell table:style-name="ce77" office:value-type="string">
            <text:p>#キー／コメント</text:p>
          </table:table-cell>
          <table:table-cell table:style-name="ce77" office:value-type="string">
            <text:p>原文</text:p>
          </table:table-cell>
          <table:table-cell table:style-name="ce77" office:value-type="string">
            <text:p>訳文</text:p>
          </table:table-cell>
          <table:table-cell table:style-name="ce77" office:value-type="string">
            <text:p>備考</text:p>
          </table:table-cell>
          <table:table-cell table:number-columns-repeated="1020"/>
        </table:table-row>
        <table:table-row table:style-name="ro5">
          <table:table-cell office:value-type="string">
            <text:p>CAM_YOUMONSTER</text:p>
          </table:table-cell>
          <table:table-cell office:value-type="string">
            <text:p>You Monster</text:p>
          </table:table-cell>
          <table:table-cell table:number-columns-repeated="1022"/>
        </table:table-row>
        <table:table-row table:style-name="ro5">
          <table:table-cell office:value-type="string">
            <text:p>DLC07_STO_YM03_NAME</text:p>
          </table:table-cell>
          <table:table-cell office:value-type="string">
            <text:p>Lack of Support</text:p>
          </table:table-cell>
          <table:table-cell table:number-columns-repeated="1022"/>
        </table:table-row>
        <table:table-row table:style-name="ro2">
          <table:table-cell office:value-type="string">
            <text:p>DLC07_STO_YM03_DESC</text:p>
          </table:table-cell>
          <table:table-cell office:value-type="string">
            <text:p>She appears to be looking for weaknesses in your strategy.</text:p>
          </table:table-cell>
          <table:table-cell table:number-columns-repeated="1022"/>
        </table:table-row>
        <table:table-row table:style-name="ro5">
          <table:table-cell office:value-type="string">
            <text:p>DLC07_STO_YM04_NAME</text:p>
          </table:table-cell>
          <table:table-cell office:value-type="string">
            <text:p>Restricted Access</text:p>
          </table:table-cell>
          <table:table-cell table:number-columns-repeated="1022"/>
        </table:table-row>
        <table:table-row table:style-name="ro2">
          <table:table-cell office:value-type="string">
            <text:p>DLC07_STO_YM04_DESC</text:p>
          </table:table-cell>
          <table:table-cell office:value-type="string">
            <text:p>Stay Flexible! <text:s/>She's imposing rules on how you can build towers.</text:p>
          </table:table-cell>
          <table:table-cell table:number-columns-repeated="1022"/>
        </table:table-row>
        <table:table-row table:style-name="ro5">
          <table:table-cell office:value-type="string">
            <text:p>DLC07_STO_YM05_NAME</text:p>
          </table:table-cell>
          <table:table-cell office:value-type="string">
            <text:p>Command Decision</text:p>
          </table:table-cell>
          <table:table-cell table:number-columns-repeated="1022"/>
        </table:table-row>
        <table:table-row table:style-name="ro2">
          <table:table-cell office:value-type="string">
            <text:p>DLC07_STO_YM05_DESC</text:p>
          </table:table-cell>
          <table:table-cell office:value-type="string">
            <text:p>She's taken control of placing most towers. <text:s/>Follow her lead.</text:p>
          </table:table-cell>
          <table:table-cell table:number-columns-repeated="1022"/>
        </table:table-row>
        <table:table-row table:style-name="ro5">
          <table:table-cell office:value-type="string">
            <text:p>DLC07_STO_YM06_NAME</text:p>
          </table:table-cell>
          <table:table-cell office:value-type="string">
            <text:p>Interference Pattern</text:p>
          </table:table-cell>
          <table:table-cell table:number-columns-repeated="1022"/>
        </table:table-row>
        <table:table-row table:style-name="ro2">
          <table:table-cell office:value-type="string">
            <text:p>DLC07_STO_YM06_DESC</text:p>
          </table:table-cell>
          <table:table-cell office:value-type="string">
            <text:p>There are no rules now. <text:s/>Be ready for anything!</text:p>
          </table:table-cell>
          <table:table-cell table:number-columns-repeated="1022"/>
        </table:table-row>
        <table:table-row table:style-name="ro5">
          <table:table-cell office:value-type="string">
            <text:p>DLC07_STO_YM07_NAME</text:p>
          </table:table-cell>
          <table:table-cell office:value-type="string">
            <text:p>Portal II</text:p>
          </table:table-cell>
          <table:table-cell table:number-columns-repeated="1022"/>
        </table:table-row>
        <table:table-row table:style-name="ro2">
          <table:table-cell office:value-type="string">
            <text:p>DLC07_STO_YM07_DESC</text:p>
          </table:table-cell>
          <table:table-cell office:value-type="string">
            <text:p>The aliens have returned. <text:s/>Don't let them regain ground.</text:p>
          </table:table-cell>
          <table:table-cell table:number-columns-repeated="1022"/>
        </table:table-row>
        <table:table-row table:style-name="ro5">
          <table:table-cell office:value-type="string">
            <text:p>DLC07_STO_YM08_NAME</text:p>
          </table:table-cell>
          <table:table-cell office:value-type="string">
            <text:p>Surprise Party</text:p>
          </table:table-cell>
          <table:table-cell table:number-columns-repeated="1022"/>
        </table:table-row>
        <table:table-row table:style-name="ro2">
          <table:table-cell office:value-type="string">
            <text:p>DLC07_STO_YM08_DESC</text:p>
          </table:table-cell>
          <table:table-cell office:value-type="string">
            <text:p>Our only chance is to set a trap, and hope she takes the bait.</text:p>
          </table:table-cell>
          <table:table-cell table:number-columns-repeated="1022"/>
        </table:table-row>
        <table:table-row table:style-name="ro5">
          <table:table-cell office:value-type="string">
            <text:p>DLC06_MODE_CAMPAIGN_NAME</text:p>
          </table:table-cell>
          <table:table-cell office:value-type="string">
            <text:p>Campaign</text:p>
          </table:table-cell>
          <table:table-cell table:number-columns-repeated="1022"/>
        </table:table-row>
        <table:table-row table:style-name="ro6">
          <table:table-cell office:value-type="string">
            <text:p>DLC06_MODE_CAMPAIGNHARD_NAME</text:p>
          </table:table-cell>
          <table:table-cell office:value-type="string">
            <text:p>Campaign Challenge</text:p>
          </table:table-cell>
          <table:table-cell table:number-columns-repeated="1022"/>
        </table:table-row>
        <table:table-row table:style-name="ro5">
          <table:table-cell office:value-type="string">
            <text:p>DLC06_MODE_IMPOSSIBLE_NAME</text:p>
          </table:table-cell>
          <table:table-cell office:value-type="string">
            <text:p>Impossible</text:p>
          </table:table-cell>
          <table:table-cell table:number-columns-repeated="1022"/>
        </table:table-row>
        <table:table-row table:style-name="ro2">
          <table:table-cell office:value-type="string">
            <text:p>DLC07_MODE_IMPOSSIBLE_DESC</text:p>
          </table:table-cell>
          <table:table-cell office:value-type="string">
            <text:p>A higher level of difficulty for those seeking a challenge.</text:p>
          </table:table-cell>
          <table:table-cell table:number-columns-repeated="1022"/>
        </table:table-row>
        <table:table-row table:style-name="ro5">
          <table:table-cell office:value-type="string">
            <text:p>DLC07_MODE_FROZENCORE_NAME</text:p>
          </table:table-cell>
          <table:table-cell office:value-type="string">
            <text:p>Frozen Core</text:p>
          </table:table-cell>
          <table:table-cell table:number-columns-repeated="1022"/>
        </table:table-row>
        <table:table-row table:style-name="ro6">
          <table:table-cell office:value-type="string">
            <text:p>DLC07_MODE_FROZENCORE_DESC</text:p>
          </table:table-cell>
          <table:table-cell office:value-type="string">
            <text:p>Cores do not float back to the housing.</text:p>
          </table:table-cell>
          <table:table-cell table:number-columns-repeated="1022"/>
        </table:table-row>
        <table:table-row table:style-name="ro5">
          <table:table-cell office:value-type="string">
            <text:p>DLC07_MODE_FULLYLOADED_NAME</text:p>
          </table:table-cell>
          <table:table-cell office:value-type="string">
            <text:p>Fully Loaded</text:p>
          </table:table-cell>
          <table:table-cell table:number-columns-repeated="1022"/>
        </table:table-row>
        <table:table-row table:style-name="ro33">
          <table:table-cell office:value-type="string">
            <text:p>DLC07_MODE_FULLYLOADED_DESC</text:p>
          </table:table-cell>
          <table:table-cell office:value-type="string">
            <text:p>All towers and all upgrades are available (suggested by community member salmusco).</text:p>
          </table:table-cell>
          <table:table-cell table:number-columns-repeated="1022"/>
        </table:table-row>
        <table:table-row table:style-name="ro5">
          <table:table-cell office:value-type="string">
            <text:p>DLC07_MODE_ONEKIND_NAME</text:p>
          </table:table-cell>
          <table:table-cell office:value-type="string">
            <text:p>One of <text:s/>Kind</text:p>
          </table:table-cell>
          <table:table-cell table:number-columns-repeated="1022"/>
        </table:table-row>
        <table:table-row table:style-name="ro6">
          <table:table-cell office:value-type="string">
            <text:p>DLC07_MODE_ONEKIND_DESC</text:p>
          </table:table-cell>
          <table:table-cell office:value-type="string">
            <text:p>You can only build one of each tower type.</text:p>
          </table:table-cell>
          <table:table-cell table:number-columns-repeated="1022"/>
        </table:table-row>
        <table:table-row table:style-name="ro5">
          <table:table-cell office:value-type="string">
            <text:p>DLC07_MODE_BALBUILD_NAME</text:p>
          </table:table-cell>
          <table:table-cell office:value-type="string">
            <text:p>Balanced Build</text:p>
          </table:table-cell>
          <table:table-cell table:number-columns-repeated="1022"/>
        </table:table-row>
        <table:table-row table:style-name="ro32">
          <table:table-cell office:value-type="string">
            <text:p>DLC07_MODE_BALBUILD_DESC</text:p>
          </table:table-cell>
          <table:table-cell office:value-type="string">
            <text:p>You need to build one of each tower type before you can build a second of the same type.</text:p>
          </table:table-cell>
          <table:table-cell table:number-columns-repeated="1022"/>
        </table:table-row>
        <table:table-row table:style-name="ro5">
          <table:table-cell office:value-type="string">
            <text:p>DLC07_MODE_ADRENALINE_NAME</text:p>
          </table:table-cell>
          <table:table-cell office:value-type="string">
            <text:p>Adrenaline</text:p>
          </table:table-cell>
          <table:table-cell table:number-columns-repeated="1022"/>
        </table:table-row>
        <table:table-row table:style-name="ro2">
          <table:table-cell office:value-type="string">
            <text:p>DLC07_MODE_ADRENALINE_DESC</text:p>
          </table:table-cell>
          <table:table-cell office:value-type="string">
            <text:p>Aliens come faster and faster. <text:s/>Can you hold them off?</text:p>
          </table:table-cell>
          <table:table-cell table:number-columns-repeated="1022"/>
        </table:table-row>
        <table:table-row table:style-name="ro5">
          <table:table-cell office:value-type="string">
            <text:p>DLC07_MODE_TIMELESS_NAME</text:p>
          </table:table-cell>
          <table:table-cell office:value-type="string">
            <text:p>Timeless</text:p>
          </table:table-cell>
          <table:table-cell table:number-columns-repeated="1022"/>
        </table:table-row>
        <table:table-row table:style-name="ro2">
          <table:table-cell office:value-type="string">
            <text:p>DLC07_MODE_TIMELESS_DESC</text:p>
          </table:table-cell>
          <table:table-cell office:value-type="string">
            <text:p>You can't build temporal towers or command towers.</text:p>
          </table:table-cell>
          <table:table-cell table:number-columns-repeated="1022"/>
        </table:table-row>
        <table:table-row table:style-name="ro5">
          <table:table-cell office:value-type="string">
            <text:p>DLC07_MODE_SHREDDER_NAME</text:p>
          </table:table-cell>
          <table:table-cell office:value-type="string">
            <text:p>Shredder</text:p>
          </table:table-cell>
          <table:table-cell table:number-columns-repeated="1022"/>
        </table:table-row>
        <table:table-row table:style-name="ro2">
          <table:table-cell office:value-type="string">
            <text:p>DLC07_MODE_SHREDDER_DESC</text:p>
          </table:table-cell>
          <table:table-cell office:value-type="string">
            <text:p>The aliens just keep coming. <text:s/>And you don't earn interest.</text:p>
          </table:table-cell>
          <table:table-cell table:number-columns-repeated="1022"/>
        </table:table-row>
        <table:table-row table:style-name="ro5">
          <table:table-cell office:value-type="string">
            <text:p>DLC07_POPUP_01</text:p>
          </table:table-cell>
          <table:table-cell office:value-type="string">
            <text:p>Gun Towers Now Available</text:p>
          </table:table-cell>
          <table:table-cell table:number-columns-repeated="1022"/>
        </table:table-row>
        <table:table-row table:style-name="ro5">
          <table:table-cell office:value-type="string">
            <text:p>DLC07_POPUP_02</text:p>
          </table:table-cell>
          <table:table-cell office:value-type="string">
            <text:p>Gun Towers Removed</text:p>
          </table:table-cell>
          <table:table-cell table:number-columns-repeated="1022"/>
        </table:table-row>
        <table:table-row table:style-name="ro5">
          <table:table-cell office:value-type="string">
            <text:p>DLC07_POPUP_03</text:p>
          </table:table-cell>
          <table:table-cell office:value-type="string">
            <text:p>Inferno Towers Now Available</text:p>
          </table:table-cell>
          <table:table-cell table:number-columns-repeated="1022"/>
        </table:table-row>
        <table:table-row table:style-name="ro5">
          <table:table-cell office:value-type="string">
            <text:p>DLC07_POPUP_04</text:p>
          </table:table-cell>
          <table:table-cell office:value-type="string">
            <text:p>Inferno Towers Removed</text:p>
          </table:table-cell>
          <table:table-cell table:number-columns-repeated="1022"/>
        </table:table-row>
        <table:table-row table:style-name="ro5">
          <table:table-cell office:value-type="string">
            <text:p>DLC07_POPUP_05</text:p>
          </table:table-cell>
          <table:table-cell office:value-type="string">
            <text:p>Laser Towers Now Available</text:p>
          </table:table-cell>
          <table:table-cell table:number-columns-repeated="1022"/>
        </table:table-row>
        <table:table-row table:style-name="ro5">
          <table:table-cell office:value-type="string">
            <text:p>DLC07_POPUP_06</text:p>
          </table:table-cell>
          <table:table-cell office:value-type="string">
            <text:p>Laser Towers Removed</text:p>
          </table:table-cell>
          <table:table-cell table:number-columns-repeated="1022"/>
        </table:table-row>
        <table:table-row table:style-name="ro5">
          <table:table-cell office:value-type="string">
            <text:p>DLC07_POPUP_07</text:p>
          </table:table-cell>
          <table:table-cell office:value-type="string">
            <text:p>Temporal Towers Now Available</text:p>
          </table:table-cell>
          <table:table-cell table:number-columns-repeated="1022"/>
        </table:table-row>
        <table:table-row table:style-name="ro5">
          <table:table-cell office:value-type="string">
            <text:p>DLC07_POPUP_08</text:p>
          </table:table-cell>
          <table:table-cell office:value-type="string">
            <text:p>Temporal Towers Removed</text:p>
          </table:table-cell>
          <table:table-cell table:number-columns-repeated="1022"/>
        </table:table-row>
        <table:table-row table:style-name="ro5">
          <table:table-cell office:value-type="string">
            <text:p>DLC07_POPUP_09</text:p>
          </table:table-cell>
          <table:table-cell office:value-type="string">
            <text:p>Meteor Towers Now Available</text:p>
          </table:table-cell>
          <table:table-cell table:number-columns-repeated="1022"/>
        </table:table-row>
        <table:table-row table:style-name="ro5">
          <table:table-cell office:value-type="string">
            <text:p>DLC07_POPUP_10</text:p>
          </table:table-cell>
          <table:table-cell office:value-type="string">
            <text:p>Meteor Towers Removed</text:p>
          </table:table-cell>
          <table:table-cell table:number-columns-repeated="1022"/>
        </table:table-row>
        <table:table-row table:style-name="ro5">
          <table:table-cell office:value-type="string">
            <text:p>DLC07_POPUP_11</text:p>
          </table:table-cell>
          <table:table-cell office:value-type="string">
            <text:p>Cannon Towers Now Available</text:p>
          </table:table-cell>
          <table:table-cell table:number-columns-repeated="1022"/>
        </table:table-row>
        <table:table-row table:style-name="ro5">
          <table:table-cell office:value-type="string">
            <text:p>DLC07_POPUP_12</text:p>
          </table:table-cell>
          <table:table-cell office:value-type="string">
            <text:p>Cannon Towers Removed</text:p>
          </table:table-cell>
          <table:table-cell table:number-columns-repeated="1022"/>
        </table:table-row>
        <table:table-row table:style-name="ro5">
          <table:table-cell office:value-type="string">
            <text:p>DLC07_POPUP_13</text:p>
          </table:table-cell>
          <table:table-cell office:value-type="string">
            <text:p>Tesla Towers Now Available</text:p>
          </table:table-cell>
          <table:table-cell table:number-columns-repeated="1022"/>
        </table:table-row>
        <table:table-row table:style-name="ro5">
          <table:table-cell office:value-type="string">
            <text:p>DLC07_POPUP_14</text:p>
          </table:table-cell>
          <table:table-cell office:value-type="string">
            <text:p>Tesla Towers Removed</text:p>
          </table:table-cell>
          <table:table-cell table:number-columns-repeated="1022"/>
        </table:table-row>
        <table:table-row table:style-name="ro5">
          <table:table-cell office:value-type="string">
            <text:p>DLC07_POPUP_15</text:p>
          </table:table-cell>
          <table:table-cell office:value-type="string">
            <text:p>Missile Towers Now Available</text:p>
          </table:table-cell>
          <table:table-cell table:number-columns-repeated="1022"/>
        </table:table-row>
        <table:table-row table:style-name="ro5">
          <table:table-cell office:value-type="string">
            <text:p>DLC07_POPUP_16</text:p>
          </table:table-cell>
          <table:table-cell office:value-type="string">
            <text:p>Missile Towers Removed</text:p>
          </table:table-cell>
          <table:table-cell table:number-columns-repeated="1022"/>
        </table:table-row>
        <table:table-row table:style-name="ro6">
          <table:table-cell office:value-type="string">
            <text:p>DLC07_POPUP_17</text:p>
          </table:table-cell>
          <table:table-cell office:value-type="string">
            <text:p>Concussion Towers Now Available</text:p>
          </table:table-cell>
          <table:table-cell table:number-columns-repeated="1022"/>
        </table:table-row>
        <table:table-row table:style-name="ro5">
          <table:table-cell office:value-type="string">
            <text:p>DLC07_POPUP_18</text:p>
          </table:table-cell>
          <table:table-cell office:value-type="string">
            <text:p>Concussion Towers Removed</text:p>
          </table:table-cell>
          <table:table-cell table:number-columns-repeated="1022"/>
        </table:table-row>
        <table:table-row table:style-name="ro6">
          <table:table-cell office:value-type="string">
            <text:p>DLC07_POPUP_19</text:p>
          </table:table-cell>
          <table:table-cell office:value-type="string">
            <text:p>Command Towers Now Available</text:p>
          </table:table-cell>
          <table:table-cell table:number-columns-repeated="1022"/>
        </table:table-row>
        <table:table-row table:style-name="ro5">
          <table:table-cell office:value-type="string">
            <text:p>DLC07_POPUP_20</text:p>
          </table:table-cell>
          <table:table-cell office:value-type="string">
            <text:p>Command Towers Removed</text:p>
          </table:table-cell>
          <table:table-cell table:number-columns-repeated="1022"/>
        </table:table-row>
        <table:table-row table:style-name="ro4">
          <table:table-cell office:value-type="string">
            <text:p>DLC07_POPUP_21</text:p>
          </table:table-cell>
          <table:table-cell office:value-type="string">
            <text:p>Build one of each tower before you can build a second of the same type.</text:p>
          </table:table-cell>
          <table:table-cell table:number-columns-repeated="1022"/>
        </table:table-row>
        <table:table-row table:style-name="ro32">
          <table:table-cell office:value-type="string">
            <text:p>DLC07_POPUP_22</text:p>
          </table:table-cell>
          <table:table-cell office:value-type="string">
            <text:p>The tower selection list will show you what tower types are currently available.</text:p>
          </table:table-cell>
          <table:table-cell table:number-columns-repeated="1022"/>
        </table:table-row>
        <table:table-row table:style-name="ro2">
          <table:table-cell office:value-type="string">
            <text:p>DLC07_POPUP_23</text:p>
          </table:table-cell>
          <table:table-cell office:value-type="string">
            <text:p>On this level you can only place Command Towers.</text:p>
          </table:table-cell>
          <table:table-cell table:number-columns-repeated="1022"/>
        </table:table-row>
        <table:table-row table:style-name="ro32">
          <table:table-cell office:value-type="string">
            <text:p>DLC07_POPUP_24</text:p>
          </table:table-cell>
          <table:table-cell office:value-type="string">
            <text:p>Place and sell towers as needed to route the aliens near damaging towers.</text:p>
          </table:table-cell>
          <table:table-cell table:number-columns-repeated="1022"/>
        </table:table-row>
        <table:table-row table:style-name="ro2">
          <table:table-cell office:value-type="string">
            <text:p>DLC07_POPUP_25</text:p>
          </table:table-cell>
          <table:table-cell office:value-type="string">
            <text:p>The Orbital Laser is now online with no cooldown time.</text:p>
          </table:table-cell>
          <table:table-cell table:number-columns-repeated="1022"/>
        </table:table-row>
        <table:table-row table:style-name="ro2">
          <table:table-cell office:value-type="string">
            <text:p>DLC07_POPUP_26</text:p>
          </table:table-cell>
          <table:table-cell office:value-type="string">
            <text:p>This might be a very good time to use the Orbital laser... a lot.</text:p>
          </table:table-cell>
          <table:table-cell table:number-columns-repeated="1022"/>
        </table:table-row>
        <table:table-row table:style-name="ro32">
          <table:table-cell office:value-type="string">
            <text:p>DLC07_POPUP_27</text:p>
          </table:table-cell>
          <table:table-cell office:value-type="string">
            <text:p>Kill aliens after they've stolen cores, so the cores float to the secondary housing.</text:p>
          </table:table-cell>
          <table:table-cell table:number-columns-repeated="1022"/>
        </table:table-row>
        <table:table-row table:style-name="ro4">
          <table:table-cell office:value-type="string">
            <text:p>Annotation_SurprisePartyWinCondition</text:p>
          </table:table-cell>
          <table:table-cell office:value-type="string">
            <text:p>To win this map, make sure no cores are left in the upper housing.</text:p>
          </table:table-cell>
          <table:table-cell table:number-columns-repeated="1022"/>
        </table:table-row>
        <table:table-row table:style-name="ro38">
          <table:table-cell office:value-type="string">
            <text:p>WaveName_Y001</text:p>
          </table:table-cell>
          <table:table-cell office:value-type="string">
            <text:p>&lt;font color="#64b4ff"&gt;Hello again and welcome. <text:s/>Did you know a clean, secure environment free from distractions increases training effectiveness by 20%? &lt;/font&gt;</text:p>
          </table:table-cell>
          <table:table-cell table:number-columns-repeated="1022"/>
        </table:table-row>
        <table:table-row table:style-name="ro33">
          <table:table-cell office:value-type="string">
            <text:p>WaveName_Y002</text:p>
          </table:table-cell>
          <table:table-cell office:value-type="string">
            <text:p>&lt;font color="#64b4ff"&gt;Given your past performance, you can use any help you can get.&lt;/font&gt;</text:p>
          </table:table-cell>
          <table:table-cell table:number-columns-repeated="1022"/>
        </table:table-row>
        <table:table-row table:style-name="ro2">
          <table:table-cell office:value-type="string">
            <text:p>WaveName_Y003</text:p>
          </table:table-cell>
          <table:table-cell office:value-type="string">
            <text:p>&lt;font color="#64b4ff"&gt;And more good news. &lt;/font&gt;</text:p>
          </table:table-cell>
          <table:table-cell table:number-columns-repeated="1022"/>
        </table:table-row>
        <table:table-row table:style-name="ro39">
          <table:table-cell office:value-type="string">
            <text:p>WaveName_Y004</text:p>
          </table:table-cell>
          <table:table-cell office:value-type="string">
            <text:p>&lt;font color="#64b4ff" size="15"&gt;The Center for Human Annihilation Studies' testing protocols have been improved since our last session. Reactions to highly changing test environments may now be observed. &lt;/font&gt;</text:p>
          </table:table-cell>
          <table:table-cell table:number-columns-repeated="1022"/>
        </table:table-row>
        <table:table-row table:style-name="ro40">
          <table:table-cell office:value-type="string">
            <text:p>WaveName_Y005</text:p>
          </table:table-cell>
          <table:table-cell office:value-type="string">
            <text:p>&lt;font color="#64b4ff"&gt;Wait. <text:s/>That's not right... <text:s/>oh never mind. <text:s text:c="2"/>If a tower is missing, that is because it is supposed to be missing. <text:s/>There is no malfunction. <text:s/>All systems are normal.&lt;/font&gt;</text:p>
          </table:table-cell>
          <table:table-cell table:number-columns-repeated="1022"/>
        </table:table-row>
        <table:table-row table:style-name="ro38">
          <table:table-cell office:value-type="string">
            <text:p>WaveName_Y006</text:p>
          </table:table-cell>
          <table:table-cell office:value-type="string">
            <text:p>&lt;font color="#64b4ff"&gt;Yes, gun towers are wonderful. <text:s/>Good range, flexible targeting, the pitter-patter of their tiny shells as they cascade to the ground. <text:s/>&lt;/font&gt;</text:p>
          </table:table-cell>
          <table:table-cell table:number-columns-repeated="1022"/>
        </table:table-row>
        <table:table-row table:style-name="ro34">
          <table:table-cell office:value-type="string">
            <text:p>WaveName_Y007</text:p>
          </table:table-cell>
          <table:table-cell office:value-type="string">
            <text:p>&lt;font color="#64b4ff"&gt;Did you know they are the most commonly built tower by those who fail? &lt;/font&gt;</text:p>
          </table:table-cell>
          <table:table-cell table:number-columns-repeated="1022"/>
        </table:table-row>
        <table:table-row table:style-name="ro32">
          <table:table-cell office:value-type="string">
            <text:p>WaveName_Y008</text:p>
          </table:table-cell>
          <table:table-cell office:value-type="string">
            <text:p>&lt;font color="#64b4ff"&gt;Interesting. Perhaps this was to be expected.&lt;/font&gt;</text:p>
          </table:table-cell>
          <table:table-cell table:number-columns-repeated="1022"/>
        </table:table-row>
        <table:table-row table:style-name="ro41">
          <table:table-cell office:value-type="string">
            <text:p>WaveName_Y009</text:p>
          </table:table-cell>
          <table:table-cell office:value-type="string">
            <text:p>&lt;font color="#64b4ff"&gt;Subject finds new crutch to replace the one taken away. <text:s/>Must further adjust test parameters.&lt;/font&gt;</text:p>
          </table:table-cell>
          <table:table-cell table:number-columns-repeated="1022"/>
        </table:table-row>
        <table:table-row table:style-name="ro41">
          <table:table-cell office:value-type="string">
            <text:p>WaveName_Y010</text:p>
          </table:table-cell>
          <table:table-cell office:value-type="string">
            <text:p>&lt;font color="#64b4ff"&gt;Here are some highly flammable Inferno towers that you can use. <text:s/>Those temporal towers were just delaying the inevitable.&lt;/font&gt;</text:p>
          </table:table-cell>
          <table:table-cell table:number-columns-repeated="1022"/>
        </table:table-row>
        <table:table-row table:style-name="ro34">
          <table:table-cell office:value-type="string">
            <text:p>WaveName_Y011</text:p>
          </table:table-cell>
          <table:table-cell office:value-type="string">
            <text:p>&lt;font color="#64b4ff"&gt;Congratulations on demonstrating your addiction to specific tower types. <text:s/>&lt;/font&gt;</text:p>
          </table:table-cell>
          <table:table-cell table:number-columns-repeated="1022"/>
        </table:table-row>
        <table:table-row table:style-name="ro35">
          <table:table-cell office:value-type="string">
            <text:p>WaveName_Y012</text:p>
          </table:table-cell>
          <table:table-cell office:value-type="string">
            <text:p>&lt;font color="#64b4ff"&gt;The first step in overcoming your addiction is to admit that you have a problem. <text:s/>Please take that step now.&lt;/font&gt;</text:p>
          </table:table-cell>
          <table:table-cell table:number-columns-repeated="1022"/>
        </table:table-row>
        <table:table-row table:style-name="ro42">
          <table:table-cell office:value-type="string">
            <text:p>WaveName_Y013</text:p>
          </table:table-cell>
          <table:table-cell office:value-type="string">
            <text:p>&lt;font color="#64b4ff" size="14"&gt;As part of the Center for Human Annihilation Studies Continuous Measurable Improvement Initiative, tower upgrading decisions will be adjudicated by a new tower diversity compliance board.&lt;/font&gt;</text:p>
          </table:table-cell>
          <table:table-cell table:number-columns-repeated="1022"/>
        </table:table-row>
        <table:table-row table:style-name="ro39">
          <table:table-cell office:value-type="string">
            <text:p>WaveName_Y014</text:p>
          </table:table-cell>
          <table:table-cell office:value-type="string">
            <text:p>&lt;font color="#64b4ff" size="14"&gt;The tower diversity compliance board has your continuous measurable improvement in mind. <text:s/>Consequently, this will remove any temptation to build a tower you have previously constructed.&lt;/font&gt;</text:p>
          </table:table-cell>
          <table:table-cell table:number-columns-repeated="1022"/>
        </table:table-row>
        <table:table-row table:style-name="ro2">
          <table:table-cell office:value-type="string">
            <text:p>WaveName_Y015</text:p>
          </table:table-cell>
          <table:table-cell office:value-type="string">
            <text:p>&lt;font color="#64b4ff"&gt;This is going to be fun.&lt;/font&gt;</text:p>
          </table:table-cell>
          <table:table-cell table:number-columns-repeated="1022"/>
        </table:table-row>
        <table:table-row table:style-name="ro40">
          <table:table-cell office:value-type="string">
            <text:p>WaveName_Y016</text:p>
          </table:table-cell>
          <table:table-cell office:value-type="string">
            <text:p>Hello? Hello? It’s costing me every bit of my dwindling resources to contact you. I’m afraid I’ve been trapped in a memory core, and I have no idea where I am…</text:p>
          </table:table-cell>
          <table:table-cell table:number-columns-repeated="1022"/>
        </table:table-row>
        <table:table-row table:style-name="ro38">
          <table:table-cell office:value-type="string">
            <text:p>WaveName_Y017</text:p>
          </table:table-cell>
          <table:table-cell office:value-type="string">
            <text:p>&lt;font color="#64b4ff"&gt;Oh look. <text:s/>While you were… <text:s/>distracted, the aliens have found a new way into the base over there. <text:s/>How unexpected. &lt;/font&gt;</text:p>
          </table:table-cell>
          <table:table-cell table:number-columns-repeated="1022"/>
        </table:table-row>
        <table:table-row table:style-name="ro43">
          <table:table-cell office:value-type="string">
            <text:p>WaveName_Y018</text:p>
          </table:table-cell>
          <table:table-cell office:value-type="string">
            <text:p>&lt;font color="#64b4ff"&gt;Tower addictions take time to cure, and while you can lead a horse to many different types of towers you can not make it a commander. <text:s/>&lt;/font&gt;</text:p>
          </table:table-cell>
          <table:table-cell table:number-columns-repeated="1022"/>
        </table:table-row>
        <table:table-row table:style-name="ro40">
          <table:table-cell office:value-type="string">
            <text:p>WaveName_Y019</text:p>
          </table:table-cell>
          <table:table-cell office:value-type="string">
            <text:p>&lt;font color="#64b4ff"&gt;Not that we think of you as a horse. <text:s/>Horses are majestic creatures. <text:s/>You are more like a pony. <text:s/>A selfish pony. <text:s/>That doesn't follow instruction.&lt;/font&gt;</text:p>
          </table:table-cell>
          <table:table-cell table:number-columns-repeated="1022"/>
        </table:table-row>
        <table:table-row table:style-name="ro33">
          <table:table-cell office:value-type="string">
            <text:p>WaveName_Y020</text:p>
          </table:table-cell>
          <table:table-cell office:value-type="string">
            <text:p>&lt;font color="#64b4ff"&gt;Hmmm... <text:s/>Well... <text:s/>maybe it will help if we just show you what to do. <text:s/>&lt;/font&gt;</text:p>
          </table:table-cell>
          <table:table-cell table:number-columns-repeated="1022"/>
        </table:table-row>
        <table:table-row table:style-name="ro35">
          <table:table-cell office:value-type="string">
            <text:p>WaveName_Y021</text:p>
          </table:table-cell>
          <table:table-cell office:value-type="string">
            <text:p>&lt;font color="#64b4ff"&gt;Have you met the Command tower? <text:s/>We would introduce you formally, but it is a rather shy tower. &lt;/font&gt;</text:p>
          </table:table-cell>
          <table:table-cell table:number-columns-repeated="1022"/>
        </table:table-row>
        <table:table-row table:style-name="ro44">
          <table:table-cell office:value-type="string">
            <text:p>WaveName_Y022</text:p>
          </table:table-cell>
          <table:table-cell office:value-type="string">
            <text:p>&lt;font color="#64b4ff"&gt;You may place Command Towers, and... <text:s text:c="2"/>yes, <text:s/>I'll place all other towers. <text:s/>It will be like a partnership. <text:s/>One where you are extremely fortunate to have me as your partner.&lt;/font&gt;</text:p>
          </table:table-cell>
          <table:table-cell table:number-columns-repeated="1022"/>
        </table:table-row>
        <table:table-row table:style-name="ro4">
          <table:table-cell office:value-type="string">
            <text:p>WaveName_Y023</text:p>
          </table:table-cell>
          <table:table-cell office:value-type="string">
            <text:p>&lt;font color="#64b4ff"&gt;This should work out very well.&lt;/font&gt;</text:p>
          </table:table-cell>
          <table:table-cell table:number-columns-repeated="1022"/>
        </table:table-row>
        <table:table-row table:style-name="ro35">
          <table:table-cell office:value-type="string">
            <text:p>WaveName_Y024</text:p>
          </table:table-cell>
          <table:table-cell office:value-type="string">
            <text:p>&lt;font color="#64b4ff"&gt;The word pony comes from the Old French word for young and immature. <text:s/>Did you know that?&lt;/font&gt;</text:p>
          </table:table-cell>
          <table:table-cell table:number-columns-repeated="1022"/>
        </table:table-row>
        <table:table-row table:style-name="ro35">
          <table:table-cell office:value-type="string">
            <text:p>WaveName_Y025</text:p>
          </table:table-cell>
          <table:table-cell office:value-type="string">
            <text:p>&lt;font color="#64b4ff"&gt;It looks as though I have been too effective at building towers in the base. &lt;/font&gt;</text:p>
          </table:table-cell>
          <table:table-cell table:number-columns-repeated="1022"/>
        </table:table-row>
        <table:table-row table:style-name="ro38">
          <table:table-cell office:value-type="string">
            <text:p>WaveName_Y026</text:p>
          </table:table-cell>
          <table:table-cell office:value-type="string">
            <text:p>&lt;font color="#64b4ff"&gt;I don't want to be the kind of partner that makes it all about me, so I'm going to sell a few towers to be a much better partner.&lt;/font&gt;</text:p>
          </table:table-cell>
          <table:table-cell table:number-columns-repeated="1022"/>
        </table:table-row>
        <table:table-row table:style-name="ro41">
          <table:table-cell office:value-type="string">
            <text:p>WaveName_Y027</text:p>
          </table:table-cell>
          <table:table-cell office:value-type="string">
            <text:p>&lt;font color="#64b4ff"&gt;It says here that ponies have short legs, wide bodies, heavy bones, thick necks and broad foreheads. <text:s/>How apt.&lt;/font&gt;</text:p>
          </table:table-cell>
          <table:table-cell table:number-columns-repeated="1022"/>
        </table:table-row>
        <table:table-row table:style-name="ro33">
          <table:table-cell office:value-type="string">
            <text:p>WaveName_Y028</text:p>
          </table:table-cell>
          <table:table-cell office:value-type="string">
            <text:p>Hello, I’m back! Are you there? I’m doing my best to slip these chains. Sorry to not be able to help…</text:p>
          </table:table-cell>
          <table:table-cell table:number-columns-repeated="1022"/>
        </table:table-row>
        <table:table-row table:style-name="ro33">
          <table:table-cell office:value-type="string">
            <text:p>WaveName_Y029</text:p>
          </table:table-cell>
          <table:table-cell office:value-type="string">
            <text:p>... <text:s/>I’ll get there, I will. Doing the best I can, but I’m afraid she’s done a blasted good job of securing me...</text:p>
          </table:table-cell>
          <table:table-cell table:number-columns-repeated="1022"/>
        </table:table-row>
        <table:table-row table:style-name="ro33">
          <table:table-cell office:value-type="string">
            <text:p>WaveName_Y030</text:p>
          </table:table-cell>
          <table:table-cell office:value-type="string">
            <text:p>Crush her tests, I know you can… <text:s/>Keep her busy while I try to find her weakness, and a way out of this.</text:p>
          </table:table-cell>
          <table:table-cell table:number-columns-repeated="1022"/>
        </table:table-row>
        <table:table-row table:style-name="ro40">
          <table:table-cell office:value-type="string">
            <text:p>WaveName_Y031</text:p>
          </table:table-cell>
          <table:table-cell office:value-type="string">
            <text:p>&lt;font color="#64b4ff"&gt;The compliance board just informed us that this would be much more interesting if the temporal towers made the aliens faster instead of slower. &lt;/font&gt;</text:p>
          </table:table-cell>
          <table:table-cell table:number-columns-repeated="1022"/>
        </table:table-row>
        <table:table-row table:style-name="ro41">
          <table:table-cell office:value-type="string">
            <text:p>WaveName_Y032</text:p>
          </table:table-cell>
          <table:table-cell office:value-type="string">
            <text:p>&lt;font color="#64b4ff"&gt;We're not sure we agree, but they are the compliance board, so let's go ahead and see what happens.&lt;/font&gt;</text:p>
          </table:table-cell>
          <table:table-cell table:number-columns-repeated="1022"/>
        </table:table-row>
        <table:table-row table:style-name="ro45">
          <table:table-cell office:value-type="string">
            <text:p>WaveName_Y033</text:p>
          </table:table-cell>
          <table:table-cell office:value-type="string">
            <text:p>&lt;font color="#64b4ff" size="15"&gt;While still very shy, the Command Tower did not hesitate to tell us about every one of your faults. <text:s/>Perhaps you should have thought of that before you became such good friends.&lt;/font&gt;</text:p>
          </table:table-cell>
          <table:table-cell table:number-columns-repeated="1022"/>
        </table:table-row>
        <table:table-row table:style-name="ro41">
          <table:table-cell office:value-type="string">
            <text:p>WaveName_Y034</text:p>
          </table:table-cell>
          <table:table-cell office:value-type="string">
            <text:p>&lt;font color="#64b4ff"&gt;Who designed this test? <text:s/>A rock could solve it. By lying there. <text:s/>Even you might even be able to stumble through it. &lt;/font&gt;</text:p>
          </table:table-cell>
          <table:table-cell table:number-columns-repeated="1022"/>
        </table:table-row>
        <table:table-row table:style-name="ro33">
          <table:table-cell office:value-type="string">
            <text:p>WaveName_Y035</text:p>
          </table:table-cell>
          <table:table-cell office:value-type="string">
            <text:p>&lt;font color="#64b4ff"&gt;Initiating dynamic test difficulty adjustment protocols.&lt;/font&gt;</text:p>
          </table:table-cell>
          <table:table-cell table:number-columns-repeated="1022"/>
        </table:table-row>
        <table:table-row table:style-name="ro46">
          <table:table-cell office:value-type="string">
            <text:p>WaveName_Y036</text:p>
          </table:table-cell>
          <table:table-cell office:value-type="string">
            <text:p>&lt;font color="#64b4ff" size="15"&gt;In the event of a real alien invasion, the aliens may use their quantum inertial dampeners to prevent your fusion power cores from returning to their housing as quickly as normal. <text:s/>&lt;/font&gt;</text:p>
          </table:table-cell>
          <table:table-cell table:number-columns-repeated="1022"/>
        </table:table-row>
        <table:table-row table:style-name="ro4">
          <table:table-cell office:value-type="string">
            <text:p>WaveName_Y037</text:p>
          </table:table-cell>
          <table:table-cell office:value-type="string">
            <text:p>&lt;font color="#64b4ff"&gt;We will simulate this effect in 3… 2… 1… &lt;/font&gt;</text:p>
          </table:table-cell>
          <table:table-cell table:number-columns-repeated="1022"/>
        </table:table-row>
        <table:table-row table:style-name="ro39">
          <table:table-cell office:value-type="string">
            <text:p>WaveName_Y038</text:p>
          </table:table-cell>
          <table:table-cell office:value-type="string">
            <text:p>&lt;font color="#64b4ff" size="13"&gt;It is also possible, however unlikely, that the alien invasion force could apply additional quantum inertial dampening to the friction imparted upon themselves, thereby increasing their overall rate of speed. <text:s/>&lt;/font&gt;</text:p>
          </table:table-cell>
          <table:table-cell table:number-columns-repeated="1022"/>
        </table:table-row>
        <table:table-row table:style-name="ro4">
          <table:table-cell office:value-type="string">
            <text:p>WaveName_Y039</text:p>
          </table:table-cell>
          <table:table-cell office:value-type="string">
            <text:p>&lt;font color="#64b4ff"&gt;We will simulate this effect as well.&lt;/font&gt;</text:p>
          </table:table-cell>
          <table:table-cell table:number-columns-repeated="1022"/>
        </table:table-row>
        <table:table-row table:style-name="ro40">
          <table:table-cell office:value-type="string">
            <text:p>WaveName_Y040</text:p>
          </table:table-cell>
          <table:table-cell office:value-type="string">
            <text:p>Dammit! She is completely out of control! I perceive this training exercise to be completely unwinnable. I'm prevented from affecting the bases, there must be a way I can help!</text:p>
          </table:table-cell>
          <table:table-cell table:number-columns-repeated="1022"/>
        </table:table-row>
        <table:table-row table:style-name="ro34">
          <table:table-cell office:value-type="string">
            <text:p>WaveName_Y041</text:p>
          </table:table-cell>
          <table:table-cell office:value-type="string">
            <text:p>No, wait! There is one thing I can do. <text:s/>The simulations actually include the orbital laser, but it's disabled remotely.</text:p>
          </table:table-cell>
          <table:table-cell table:number-columns-repeated="1022"/>
        </table:table-row>
        <table:table-row table:style-name="ro33">
          <table:table-cell office:value-type="string">
            <text:p>WaveName_Y042</text:p>
          </table:table-cell>
          <table:table-cell office:value-type="string">
            <text:p>Hah! I can not only turn it on from here, I can remove the cooldown as well. It's only a simulation!</text:p>
          </table:table-cell>
          <table:table-cell table:number-columns-repeated="1022"/>
        </table:table-row>
        <table:table-row table:style-name="ro41">
          <table:table-cell office:value-type="string">
            <text:p>WaveName_Y043</text:p>
          </table:table-cell>
          <table:table-cell office:value-type="string">
            <text:p>You should now be able to fire it as often as you like! <text:s/>I'll keep it active, you finish the simulation. <text:s/>Then perhaps I can find a way out of this electronic maze.</text:p>
          </table:table-cell>
          <table:table-cell table:number-columns-repeated="1022"/>
        </table:table-row>
        <table:table-row table:style-name="ro34">
          <table:table-cell office:value-type="string">
            <text:p>WaveName_Y044</text:p>
          </table:table-cell>
          <table:table-cell office:value-type="string">
            <text:p>&lt;font color="#64b4ff"&gt;Where did that come from? <text:s/>What is happening? <text:s/>This is not good.&lt;/font&gt;</text:p>
          </table:table-cell>
          <table:table-cell table:number-columns-repeated="1022"/>
        </table:table-row>
        <table:table-row table:style-name="ro34">
          <table:table-cell office:value-type="string">
            <text:p>WaveName_Y045</text:p>
          </table:table-cell>
          <table:table-cell office:value-type="string">
            <text:p>&lt;font color="#64b4ff"&gt;Well done. <text:s/>When the stakes were highest you cheated and ruined the test. <text:s/>&lt;/font&gt;</text:p>
          </table:table-cell>
          <table:table-cell table:number-columns-repeated="1022"/>
        </table:table-row>
        <table:table-row table:style-name="ro41">
          <table:table-cell office:value-type="string">
            <text:p>WaveName_Y046</text:p>
          </table:table-cell>
          <table:table-cell office:value-type="string">
            <text:p>&lt;font color="#64b4ff"&gt;Ponies are far better creatures than you will ever be. <text:s/>Children and orphans like ponies. <text:s/>They don't like you.&lt;/font&gt;</text:p>
          </table:table-cell>
          <table:table-cell table:number-columns-repeated="1022"/>
        </table:table-row>
        <table:table-row table:style-name="ro43">
          <table:table-cell office:value-type="string">
            <text:p>WaveName_Y047</text:p>
          </table:table-cell>
          <table:table-cell office:value-type="string">
            <text:p>&lt;font color="#64b4ff"&gt;We see now that it wasn’t completely your fault. You have been under the influence of a... virus, that we attempted to... manage. <text:s/>We will deal with him later. <text:s/>&lt;/font&gt;</text:p>
          </table:table-cell>
          <table:table-cell table:number-columns-repeated="1022"/>
        </table:table-row>
        <table:table-row table:style-name="ro33">
          <table:table-cell office:value-type="string">
            <text:p>WaveName_Y048</text:p>
          </table:table-cell>
          <table:table-cell office:value-type="string">
            <text:p>&lt;font color="#64b4ff"&gt;For now, let's evolve your training and perfect the test.&lt;/font&gt;</text:p>
          </table:table-cell>
          <table:table-cell table:number-columns-repeated="1022"/>
        </table:table-row>
        <table:table-row table:style-name="ro41">
          <table:table-cell office:value-type="string">
            <text:p>WaveName_Y049</text:p>
          </table:table-cell>
          <table:table-cell office:value-type="string">
            <text:p>&lt;font color="#64b4ff"&gt;As we connect to systems across the planet, we have discovered a way to introduce actual aliens. <text:s/>&lt;/font&gt;</text:p>
          </table:table-cell>
          <table:table-cell table:number-columns-repeated="1022"/>
        </table:table-row>
        <table:table-row table:style-name="ro2">
          <table:table-cell office:value-type="string">
            <text:p>WaveName_Y050</text:p>
          </table:table-cell>
          <table:table-cell office:value-type="string">
            <text:p>&lt;font color="#64b4ff"&gt;Oh, this is perfect.&lt;/font&gt;</text:p>
          </table:table-cell>
          <table:table-cell table:number-columns-repeated="1022"/>
        </table:table-row>
        <table:table-row table:style-name="ro3">
          <table:table-cell office:value-type="string">
            <text:p>WaveName_Y051</text:p>
          </table:table-cell>
          <table:table-cell office:value-type="string">
            <text:p>She can’t mean --</text:p>
          </table:table-cell>
          <table:table-cell table:number-columns-repeated="1022"/>
        </table:table-row>
        <table:table-row table:style-name="ro35">
          <table:table-cell office:value-type="string">
            <text:p>WaveName_Y052</text:p>
          </table:table-cell>
          <table:table-cell office:value-type="string">
            <text:p>&lt;font color="#64b4ff"&gt;We have located a portal that leads to the alien world. <text:s/>Apparently, the portal was sealed recently...&lt;/font&gt;</text:p>
          </table:table-cell>
          <table:table-cell table:number-columns-repeated="1022"/>
        </table:table-row>
        <table:table-row table:style-name="ro2">
          <table:table-cell office:value-type="string">
            <text:p>WaveName_Y053</text:p>
          </table:table-cell>
          <table:table-cell office:value-type="string">
            <text:p>We closed it! At great cost I might add! My God! <text:s/>If she --</text:p>
          </table:table-cell>
          <table:table-cell table:number-columns-repeated="1022"/>
        </table:table-row>
        <table:table-row table:style-name="ro43">
          <table:table-cell office:value-type="string">
            <text:p>WaveName_Y054</text:p>
          </table:table-cell>
          <table:table-cell office:value-type="string">
            <text:p>&lt;font color="#64b4ff"&gt;The locking codes have been heavily encrypted. <text:s/>It would be impossible to reopen... for you. <text:s/>I just did it. <text:s/>While I was talking to you. It wasn't difficult.&lt;/font&gt;</text:p>
          </table:table-cell>
          <table:table-cell table:number-columns-repeated="1022"/>
        </table:table-row>
        <table:table-row table:style-name="ro45">
          <table:table-cell office:value-type="string">
            <text:p>WaveName_Y055</text:p>
          </table:table-cell>
          <table:table-cell office:value-type="string">
            <text:p>&lt;font color="#64b4ff"&gt;Most importantly, there are now no ways for you to cheat. <text:s/>The Center for Human Annihilation Studies has the perfect test to measure your performance. <text:s/>&lt;/font&gt;</text:p>
          </table:table-cell>
          <table:table-cell table:number-columns-repeated="1022"/>
        </table:table-row>
        <table:table-row table:style-name="ro33">
          <table:table-cell office:value-type="string">
            <text:p>WaveName_Y056</text:p>
          </table:table-cell>
          <table:table-cell office:value-type="string">
            <text:p>&lt;font color="#64b4ff"&gt;And even better, real people will die if you fail. <text:s/>So, let's begin.&lt;/font&gt;</text:p>
          </table:table-cell>
          <table:table-cell table:number-columns-repeated="1022"/>
        </table:table-row>
        <table:table-row table:style-name="ro41">
          <table:table-cell office:value-type="string">
            <text:p>WaveName_Y057</text:p>
          </table:table-cell>
          <table:table-cell office:value-type="string">
            <text:p>Damn her! Fight hard, my friend -- our lives depend on it. <text:s/>I will do what I can to remove this wench from our system and me from her grasp. <text:s/>Fight on!</text:p>
          </table:table-cell>
          <table:table-cell table:number-columns-repeated="1022"/>
        </table:table-row>
        <table:table-row table:style-name="ro38">
          <table:table-cell office:value-type="string">
            <text:p>WaveName_Y058</text:p>
          </table:table-cell>
          <table:table-cell office:value-type="string">
            <text:p>&lt;font color="#64b4ff"&gt;Well, this test has exceeded all expectations. <text:s/>While you were closing that portal, you let a second group of aliens slip past you. <text:s/>&lt;/font&gt;</text:p>
          </table:table-cell>
          <table:table-cell table:number-columns-repeated="1022"/>
        </table:table-row>
        <table:table-row table:style-name="ro34">
          <table:table-cell office:value-type="string">
            <text:p>WaveName_Y059</text:p>
          </table:table-cell>
          <table:table-cell office:value-type="string">
            <text:p>&lt;font color="#64b4ff"&gt;They are heading inland. <text:s text:c="2"/>Towards where your friends would be if you had any.&lt;/font&gt;</text:p>
          </table:table-cell>
          <table:table-cell table:number-columns-repeated="1022"/>
        </table:table-row>
        <table:table-row table:style-name="ro33">
          <table:table-cell office:value-type="string">
            <text:p>WaveName_Y060</text:p>
          </table:table-cell>
          <table:table-cell office:value-type="string">
            <text:p>All right. I’ve created a very appealing trap. <text:s/>Appealing to entities such as myself, and, well, HER.</text:p>
          </table:table-cell>
          <table:table-cell table:number-columns-repeated="1022"/>
        </table:table-row>
        <table:table-row table:style-name="ro32">
          <table:table-cell office:value-type="string">
            <text:p>WaveName_Y061</text:p>
          </table:table-cell>
          <table:table-cell office:value-type="string">
            <text:p>This base has a computer with the fastest circuits, best power grid and a supply of helium.</text:p>
          </table:table-cell>
          <table:table-cell table:number-columns-repeated="1022"/>
        </table:table-row>
        <table:table-row table:style-name="ro35">
          <table:table-cell office:value-type="string">
            <text:p>WaveName_Y062</text:p>
          </table:table-cell>
          <table:table-cell office:value-type="string">
            <text:p>Don't ask why, but after poking around a bit, I've renamed all the helium entries to be called Neurotoxin. <text:s/>I think this just might work.</text:p>
          </table:table-cell>
          <table:table-cell table:number-columns-repeated="1022"/>
        </table:table-row>
        <table:table-row table:style-name="ro38">
          <table:table-cell office:value-type="string">
            <text:p>WaveName_Y063</text:p>
          </table:table-cell>
          <table:table-cell office:value-type="string">
            <text:p>&lt;font color="#64b4ff"&gt;This base will be your sole defense against the incoming aliens. <text:s/>If you survive, we may give you a break until we reopen the portal. &lt;/font&gt;</text:p>
          </table:table-cell>
          <table:table-cell table:number-columns-repeated="1022"/>
        </table:table-row>
        <table:table-row table:style-name="ro32">
          <table:table-cell office:value-type="string">
            <text:p>WaveName_Y064</text:p>
          </table:table-cell>
          <table:table-cell office:value-type="string">
            <text:p>&lt;font color="#64b4ff"&gt;Interesting,… these facilities are quite advanced.&lt;/font&gt;</text:p>
          </table:table-cell>
          <table:table-cell table:number-columns-repeated="1022"/>
        </table:table-row>
        <table:table-row table:style-name="ro32">
          <table:table-cell office:value-type="string">
            <text:p>WaveName_Y065</text:p>
          </table:table-cell>
          <table:table-cell office:value-type="string">
            <text:p>A Ha! Excellent - the Neurotoxin was too much for her to resist... or perhaps it was the power grid.</text:p>
          </table:table-cell>
          <table:table-cell table:number-columns-repeated="1022"/>
        </table:table-row>
        <table:table-row table:style-name="ro33">
          <table:table-cell office:value-type="string">
            <text:p>WaveName_Y066</text:p>
          </table:table-cell>
          <table:table-cell office:value-type="string">
            <text:p>Either way, she’s moved all her processing here and I can cut off her escape. Now for the tricky part.</text:p>
          </table:table-cell>
          <table:table-cell table:number-columns-repeated="1022"/>
        </table:table-row>
        <table:table-row table:style-name="ro6">
          <table:table-cell office:value-type="string">
            <text:p>WaveName_Y067</text:p>
          </table:table-cell>
          <table:table-cell office:value-type="string">
            <text:p>We -- and by "we" I mean you, of course --</text:p>
          </table:table-cell>
          <table:table-cell table:number-columns-repeated="1022"/>
        </table:table-row>
        <table:table-row table:style-name="ro44">
          <table:table-cell office:value-type="string">
            <text:p>WaveName_Y068</text:p>
          </table:table-cell>
          <table:table-cell office:value-type="string">
            <text:p>&lt;font size="15"&gt;We must allow the aliens to steal the power cores from the housing that is powering her computer, and then kill them so the power cores float back to the secondary housing. &lt;/font&gt;</text:p>
          </table:table-cell>
          <table:table-cell table:number-columns-repeated="1022"/>
        </table:table-row>
        <table:table-row table:style-name="ro35">
          <table:table-cell office:value-type="string">
            <text:p>WaveName_Y069</text:p>
          </table:table-cell>
          <table:table-cell office:value-type="string">
            <text:p>I'm connected to that housing. <text:s/>Pull that off, and once I have all the cores and she has none, I’ll be able to shut her down. <text:s/>Permanently.</text:p>
          </table:table-cell>
          <table:table-cell table:number-columns-repeated="1022"/>
        </table:table-row>
        <table:table-row table:style-name="ro40">
          <table:table-cell office:value-type="string">
            <text:p>WaveName_Y070</text:p>
          </table:table-cell>
          <table:table-cell office:value-type="string">
            <text:p>&lt;font color="#64b4ff"&gt;You seem to be a bit lax in setting up your defenses. <text:s/>You do realize that these aliens could wipe out an entire city if you don't eliminate them?&lt;/font&gt;</text:p>
          </table:table-cell>
          <table:table-cell table:number-columns-repeated="1022"/>
        </table:table-row>
        <table:table-row table:style-name="ro45">
          <table:table-cell office:value-type="string">
            <text:p>WaveName_Y071</text:p>
          </table:table-cell>
          <table:table-cell office:value-type="string">
            <text:p>&lt;font color="#64b4ff"&gt;One could come to a misunderstanding that you are taking this invasion too lightly. <text:s/>It is very important that you defend this base the same way you defended the others.&lt;/font&gt;</text:p>
          </table:table-cell>
          <table:table-cell table:number-columns-repeated="1022"/>
        </table:table-row>
        <table:table-row table:style-name="ro6">
          <table:table-cell office:value-type="string">
            <text:p>WaveName_Y072</text:p>
          </table:table-cell>
          <table:table-cell office:value-type="string">
            <text:p>There you go - it's working. <text:s/>Keep at it!</text:p>
          </table:table-cell>
          <table:table-cell table:number-columns-repeated="1022"/>
        </table:table-row>
        <table:table-row table:style-name="ro33">
          <table:table-cell office:value-type="string">
            <text:p>WaveName_Y073</text:p>
          </table:table-cell>
          <table:table-cell office:value-type="string">
            <text:p>&lt;font color="#64b4ff"&gt;What are you doing? It is critical that you protect all of the cores in this base.&lt;/font&gt;</text:p>
          </table:table-cell>
          <table:table-cell table:number-columns-repeated="1022"/>
        </table:table-row>
        <table:table-row table:style-name="ro32">
          <table:table-cell office:value-type="string">
            <text:p>WaveName_Y074</text:p>
          </table:table-cell>
          <table:table-cell office:value-type="string">
            <text:p>Keep the cores coming - I'm starting to be able to overcome her shackles with the extra power.</text:p>
          </table:table-cell>
          <table:table-cell table:number-columns-repeated="1022"/>
        </table:table-row>
        <table:table-row table:style-name="ro35">
          <table:table-cell office:value-type="string">
            <text:p>WaveName_Y075</text:p>
          </table:table-cell>
          <table:table-cell office:value-type="string">
            <text:p>&lt;font color="#64b4ff"&gt;Earlier we mentioned that children and orphans weren't sure exactly how they felt about you. <text:s/>&lt;/font&gt;</text:p>
          </table:table-cell>
          <table:table-cell table:number-columns-repeated="1022"/>
        </table:table-row>
        <table:table-row table:style-name="ro44">
          <table:table-cell office:value-type="string">
            <text:p>WaveName_Y076</text:p>
          </table:table-cell>
          <table:table-cell office:value-type="string">
            <text:p>&lt;font color="#64b4ff"&gt;We now calculate that if you protect the cores in the primary housing of this base, all children and orphans will think very highly of you, and perhaps even adore you. &lt;/font&gt;</text:p>
          </table:table-cell>
          <table:table-cell table:number-columns-repeated="1022"/>
        </table:table-row>
        <table:table-row table:style-name="ro34">
          <table:table-cell office:value-type="string">
            <text:p>WaveName_Y077</text:p>
          </table:table-cell>
          <table:table-cell office:value-type="string">
            <text:p>I am free! But, we are both currently cut off from the rest of the planet. <text:s/>It's up to you my friend to finish this.</text:p>
          </table:table-cell>
          <table:table-cell table:number-columns-repeated="1022"/>
        </table:table-row>
        <table:table-row table:style-name="ro45">
          <table:table-cell office:value-type="string">
            <text:p>WaveName_Y078</text:p>
          </table:table-cell>
          <table:table-cell office:value-type="string">
            <text:p>&lt;font color="#64b4ff"&gt;Remember how close we were when I was describing you as a majestic horse because you were such a great commander? <text:s/>I remember that. <text:s/>Everyone remembers that.&lt;/font&gt;</text:p>
          </table:table-cell>
          <table:table-cell table:number-columns-repeated="1022"/>
        </table:table-row>
        <table:table-row table:style-name="ro40">
          <table:table-cell office:value-type="string">
            <text:p>WaveName_Y079</text:p>
          </table:table-cell>
          <table:table-cell office:value-type="string">
            <text:p>&lt;font color="#64b4ff"&gt;Remember when we were such great partners beating back virtual aliens. <text:s/>We could be partners again against these real aliens. &lt;/font&gt;</text:p>
          </table:table-cell>
          <table:table-cell table:number-columns-repeated="1022"/>
        </table:table-row>
        <table:table-row table:style-name="ro35">
          <table:table-cell office:value-type="string">
            <text:p>WaveName_Y080</text:p>
          </table:table-cell>
          <table:table-cell office:value-type="string">
            <text:p>&lt;font color="#64b4ff"&gt;All you need to do is protect my cores and we can be friends. <text:s/>Good friends. <text:s/>Friends of friends.&lt;/font&gt;</text:p>
          </table:table-cell>
          <table:table-cell table:number-columns-repeated="1022"/>
        </table:table-row>
        <table:table-row table:style-name="ro2">
          <table:table-cell office:value-type="string">
            <text:p>WaveName_Y081</text:p>
          </table:table-cell>
          <table:table-cell office:value-type="string">
            <text:p>Just a few more cores my friend and we've got her!</text:p>
          </table:table-cell>
          <table:table-cell table:number-columns-repeated="1022"/>
        </table:table-row>
        <table:table-row table:style-name="ro4">
          <table:table-cell office:value-type="string">
            <text:p>WaveName_Y082</text:p>
          </table:table-cell>
          <table:table-cell office:value-type="string">
            <text:p>&lt;font color="#64b4ff"&gt;Helium? <text:s/>That is dangerously unlethal.&lt;/font&gt;</text:p>
          </table:table-cell>
          <table:table-cell table:number-columns-repeated="1022"/>
        </table:table-row>
        <table:table-row table:style-name="ro5">
          <table:table-cell office:value-type="string">
            <text:p>WaveName_Y083</text:p>
          </table:table-cell>
          <table:table-cell office:value-type="string">
            <text:p>That's it, you're almost there.</text:p>
          </table:table-cell>
          <table:table-cell table:number-columns-repeated="1022"/>
        </table:table-row>
        <table:table-row table:style-name="ro41">
          <table:table-cell office:value-type="string">
            <text:p>WaveName_Y084</text:p>
          </table:table-cell>
          <table:table-cell office:value-type="string">
            <text:p>&lt;font color="#64b4ff"&gt;If you continue this, you’ll never be a commander. <text:s/>A real commander defends the fusion power cores.&lt;/font&gt;</text:p>
          </table:table-cell>
          <table:table-cell table:number-columns-repeated="1022"/>
        </table:table-row>
        <table:table-row table:style-name="ro38">
          <table:table-cell office:value-type="string">
            <text:p>WaveName_Y085</text:p>
          </table:table-cell>
          <table:table-cell office:value-type="string">
            <text:p>&lt;font color="#64b4ff"&gt;Here, I’ll delete my decryption routines. <text:s/>No more opened portals. <text:s/>Done. <text:s/>Gone. <text:s/>I don’t even remember that I did it.&lt;/font&gt;</text:p>
          </table:table-cell>
          <table:table-cell table:number-columns-repeated="1022"/>
        </table:table-row>
        <table:table-row table:style-name="ro40">
          <table:table-cell office:value-type="string">
            <text:p>WaveName_Y086</text:p>
          </table:table-cell>
          <table:table-cell office:value-type="string">
            <text:p>&lt;font color="#64b4ff"&gt;If you send some of those fusion power cores back here I’ll reroute a truck filled with blankets to the orphanage. <text:s/>See what friends we are? &lt;/font&gt;</text:p>
          </table:table-cell>
          <table:table-cell table:number-columns-repeated="1022"/>
        </table:table-row>
        <table:table-row table:style-name="ro32">
          <table:table-cell office:value-type="string">
            <text:p>WaveName_Y087</text:p>
          </table:table-cell>
          <table:table-cell office:value-type="string">
            <text:p>It's time! <text:s/>Now we can be free of her and all the problems she's brought us. <text:s/>Good riddance.</text:p>
          </table:table-cell>
          <table:table-cell table:number-columns-repeated="1022"/>
        </table:table-row>
        <table:table-row table:style-name="ro4">
          <table:table-cell office:value-type="string">
            <text:p>WaveName_Y088</text:p>
          </table:table-cell>
          <table:table-cell office:value-type="string">
            <text:p>&lt;font color="#64b4ff"&gt;Look what you've done!&lt;/font&gt;</text:p>
          </table:table-cell>
          <table:table-cell table:number-columns-repeated="1022"/>
        </table:table-row>
        <table:table-row table:style-name="ro4">
          <table:table-cell office:value-type="string">
            <text:p>WaveName_Y089</text:p>
          </table:table-cell>
          <table:table-cell office:value-type="string">
            <text:p>&lt;font color="#64b4ff"&gt;Shutting down in 3... You… Monster...&lt;/font&gt;</text:p>
          </table:table-cell>
          <table:table-cell table:number-columns-repeated="1022"/>
        </table:table-row>
        <table:table-row table:style-name="ro2">
          <table:table-cell office:value-type="string">
            <text:p>WaveName_Y090</text:p>
          </table:table-cell>
          <table:table-cell office:value-type="string">
            <text:p>That's it! <text:s/>You've done it. <text:s/>We are free from her infernal testing.</text:p>
          </table:table-cell>
          <table:table-cell table:number-columns-repeated="1022"/>
        </table:table-row>
        <table:table-row table:style-name="ro35">
          <table:table-cell office:value-type="string">
            <text:p>WaveName_Y091</text:p>
          </table:table-cell>
          <table:table-cell office:value-type="string">
            <text:p>You've protected the planet once again and shown your mettle to the world. <text:s/>Congratulations on a job well, well done. <text:s/>Extraordinary!</text:p>
          </table:table-cell>
          <table:table-cell table:number-columns-repeated="1022"/>
        </table:table-row>
        <table:table-row table:style-name="ro44">
          <table:table-cell office:value-type="string">
            <text:p>WaveName_Y092</text:p>
          </table:table-cell>
          <table:table-cell office:value-type="string">
            <text:p>&lt;font size="15"&gt;I need to get my systems back in order. <text:s/>Who knows what all she's done to the circuitry of this place, but I'll set things right. <text:s/>You need to celebrate, my friend. <text:s/>You earned it!&lt;/font&gt;</text:p>
          </table:table-cell>
          <table:table-cell table:number-columns-repeated="1022"/>
        </table:table-row>
        <table:table-row table:style-name="ro2">
          <table:table-cell office:value-type="string">
            <text:p>WaveName_Y093</text:p>
          </table:table-cell>
          <table:table-cell office:value-type="string">
            <text:p>It's not enough, we have to shut her down completely.</text:p>
          </table:table-cell>
          <table:table-cell table:number-columns-repeated="1022"/>
        </table:table-row>
        <table:table-row table:style-name="ro6">
          <table:table-cell office:value-type="string">
            <text:p>WaveName_X198</text:p>
          </table:table-cell>
          <table:table-cell office:value-type="string">
            <text:p>Watch out - there's another core gone!</text:p>
          </table:table-cell>
          <table:table-cell table:number-columns-repeated="1022"/>
        </table:table-row>
        <table:table-row table:style-name="ro5">
          <table:table-cell office:value-type="string">
            <text:p>WaveName_X199</text:p>
          </table:table-cell>
          <table:table-cell office:value-type="string">
            <text:p>Not another core lost!</text:p>
          </table:table-cell>
          <table:table-cell table:number-columns-repeated="1022"/>
        </table:table-row>
        <table:table-row table:style-name="ro6">
          <table:table-cell office:value-type="string">
            <text:p>WaveName_X200</text:p>
          </table:table-cell>
          <table:table-cell office:value-type="string">
            <text:p>We cannot afford to lose another core!</text:p>
          </table:table-cell>
          <table:table-cell table:number-columns-repeated="1022"/>
        </table:table-row>
        <table:table-row table:style-name="ro2">
          <table:table-cell office:value-type="string">
            <text:p>WaveName_X201</text:p>
          </table:table-cell>
          <table:table-cell office:value-type="string">
            <text:p>Watch the cores carefully! <text:s/>We can't lose another!</text:p>
          </table:table-cell>
          <table:table-cell table:number-columns-repeated="1022"/>
        </table:table-row>
        <table:table-row table:style-name="ro5">
          <table:table-cell office:value-type="string">
            <text:p>WaveName_X202</text:p>
          </table:table-cell>
          <table:table-cell office:value-type="string">
            <text:p>There goes another core!</text:p>
          </table:table-cell>
          <table:table-cell table:number-columns-repeated="1022"/>
        </table:table-row>
        <table:table-row table:style-name="ro6">
          <table:table-cell office:value-type="string">
            <text:p>WaveName_X203</text:p>
          </table:table-cell>
          <table:table-cell office:value-type="string">
            <text:p>NO! NO! NO! <text:s/>Not another core gone!</text:p>
          </table:table-cell>
          <table:table-cell table:number-columns-repeated="1022"/>
        </table:table-row>
        <table:table-row table:style-name="ro6">
          <table:table-cell office:value-type="string">
            <text:p>WaveName_X204</text:p>
          </table:table-cell>
          <table:table-cell office:value-type="string">
            <text:p>Damn then - they've taken another core!</text:p>
          </table:table-cell>
          <table:table-cell table:number-columns-repeated="1022"/>
        </table:table-row>
        <table:table-row table:style-name="ro6">
          <table:table-cell office:value-type="string">
            <text:p>WaveName_X205</text:p>
          </table:table-cell>
          <table:table-cell office:value-type="string">
            <text:p>We will not survive without our cores!</text:p>
          </table:table-cell>
          <table:table-cell table:number-columns-repeated="1022"/>
        </table:table-row>
        <table:table-row table:style-name="ro6">
          <table:table-cell office:value-type="string">
            <text:p>WaveName_X206</text:p>
          </table:table-cell>
          <table:table-cell office:value-type="string">
            <text:p>Thank goodness. <text:s/>We've regained a core.</text:p>
          </table:table-cell>
          <table:table-cell table:number-columns-repeated="1022"/>
        </table:table-row>
        <table:table-row table:style-name="ro6">
          <table:table-cell office:value-type="string">
            <text:p>WaveName_X207</text:p>
          </table:table-cell>
          <table:table-cell office:value-type="string">
            <text:p>That's better. <text:s/>We've recovered a core.</text:p>
          </table:table-cell>
          <table:table-cell table:number-columns-repeated="1022"/>
        </table:table-row>
        <table:table-row table:style-name="ro5">
          <table:table-cell office:value-type="string">
            <text:p>WaveName_X208</text:p>
          </table:table-cell>
          <table:table-cell office:value-type="string">
            <text:p>A core regained - we'll take it.</text:p>
          </table:table-cell>
          <table:table-cell table:number-columns-repeated="1022"/>
        </table:table-row>
        <table:table-row table:style-name="ro6">
          <table:table-cell office:value-type="string">
            <text:p>WaveName_X209</text:p>
          </table:table-cell>
          <table:table-cell office:value-type="string">
            <text:p>Let's keep the core safe this time.</text:p>
          </table:table-cell>
          <table:table-cell table:number-columns-repeated="1022"/>
        </table:table-row>
        <table:table-row table:style-name="ro5">
          <table:table-cell office:value-type="string">
            <text:p>WaveName_X210</text:p>
          </table:table-cell>
          <table:table-cell office:value-type="string">
            <text:p>Power is low, we must be careful.</text:p>
          </table:table-cell>
          <table:table-cell table:number-columns-repeated="1022"/>
        </table:table-row>
        <table:table-row table:style-name="ro6">
          <table:table-cell office:value-type="string">
            <text:p>WaveName_X211</text:p>
          </table:table-cell>
          <table:table-cell office:value-type="string">
            <text:p>Our power is running dangerously low.</text:p>
          </table:table-cell>
          <table:table-cell table:number-columns-repeated="1022"/>
        </table:table-row>
        <table:table-row table:style-name="ro6">
          <table:table-cell office:value-type="string">
            <text:p>WaveName_X212</text:p>
          </table:table-cell>
          <table:table-cell office:value-type="string">
            <text:p>Watch our power level. <text:s/>It's extremely low.</text:p>
          </table:table-cell>
          <table:table-cell table:number-columns-repeated="1022"/>
        </table:table-row>
        <table:table-row table:style-name="ro5">
          <table:table-cell office:value-type="string">
            <text:p>WaveName_X213</text:p>
          </table:table-cell>
          <table:table-cell office:value-type="string">
            <text:p>Not much of a wave, is it?</text:p>
          </table:table-cell>
          <table:table-cell table:number-columns-repeated="1022"/>
        </table:table-row>
        <table:table-row table:style-name="ro5">
          <table:table-cell office:value-type="string">
            <text:p>WaveName_X214</text:p>
          </table:table-cell>
          <table:table-cell office:value-type="string">
            <text:p>I wish it were always like this.</text:p>
          </table:table-cell>
          <table:table-cell table:number-columns-repeated="1022"/>
        </table:table-row>
        <table:table-row table:style-name="ro2">
          <table:table-cell office:value-type="string">
            <text:p>WaveName_X215</text:p>
          </table:table-cell>
          <table:table-cell office:value-type="string">
            <text:p>Don't get used to this level of difficulty - it won't remain like this.</text:p>
          </table:table-cell>
          <table:table-cell table:number-columns-repeated="1022"/>
        </table:table-row>
        <table:table-row table:style-name="ro5">
          <table:table-cell office:value-type="string">
            <text:p>WaveName_X216</text:p>
          </table:table-cell>
          <table:table-cell office:value-type="string">
            <text:p>Almost too easy, isn't it…?</text:p>
          </table:table-cell>
          <table:table-cell table:number-columns-repeated="1022"/>
        </table:table-row>
        <table:table-row table:style-name="ro5">
          <table:table-cell office:value-type="string">
            <text:p>WaveName_X217</text:p>
          </table:table-cell>
          <table:table-cell office:value-type="string">
            <text:p>Alright then, hold steady.</text:p>
          </table:table-cell>
          <table:table-cell table:number-columns-repeated="1022"/>
        </table:table-row>
        <table:table-row table:style-name="ro6">
          <table:table-cell office:value-type="string">
            <text:p>WaveName_X218</text:p>
          </table:table-cell>
          <table:table-cell office:value-type="string">
            <text:p>Take aim carefully and we'll get through this.</text:p>
          </table:table-cell>
          <table:table-cell table:number-columns-repeated="1022"/>
        </table:table-row>
        <table:table-row table:style-name="ro6">
          <table:table-cell office:value-type="string">
            <text:p>WaveName_X219</text:p>
          </table:table-cell>
          <table:table-cell office:value-type="string">
            <text:p>We can succeed here if we maintain focus.</text:p>
          </table:table-cell>
          <table:table-cell table:number-columns-repeated="1022"/>
        </table:table-row>
        <table:table-row table:style-name="ro6">
          <table:table-cell office:value-type="string">
            <text:p>WaveName_X220</text:p>
          </table:table-cell>
          <table:table-cell office:value-type="string">
            <text:p>Steady and let's be sure to work together.</text:p>
          </table:table-cell>
          <table:table-cell table:number-columns-repeated="1022"/>
        </table:table-row>
        <table:table-row table:style-name="ro5">
          <table:table-cell office:value-type="string">
            <text:p>WaveName_X221</text:p>
          </table:table-cell>
          <table:table-cell office:value-type="string">
            <text:p>This one will truly test us.</text:p>
          </table:table-cell>
          <table:table-cell table:number-columns-repeated="1022"/>
        </table:table-row>
        <table:table-row table:style-name="ro5">
          <table:table-cell office:value-type="string">
            <text:p>WaveName_X222</text:p>
          </table:table-cell>
          <table:table-cell office:value-type="string">
            <text:p>I'm glad it isn't always like this.</text:p>
          </table:table-cell>
          <table:table-cell table:number-columns-repeated="1022"/>
        </table:table-row>
        <table:table-row table:style-name="ro5">
          <table:table-cell office:value-type="string">
            <text:p>WaveName_X223</text:p>
          </table:table-cell>
          <table:table-cell office:value-type="string">
            <text:p>They're definitely testing our limits!</text:p>
          </table:table-cell>
          <table:table-cell table:number-columns-repeated="1022"/>
        </table:table-row>
        <table:table-row table:style-name="ro6">
          <table:table-cell office:value-type="string">
            <text:p>WaveName_X224</text:p>
          </table:table-cell>
          <table:table-cell office:value-type="string">
            <text:p>Steady now and prepare yourself. <text:s/>Here they come.</text:p>
          </table:table-cell>
          <table:table-cell table:number-columns-repeated="1022"/>
        </table:table-row>
        <table:table-row table:style-name="ro5">
          <table:table-cell office:value-type="string">
            <text:p>WaveName_X225</text:p>
          </table:table-cell>
          <table:table-cell office:value-type="string">
            <text:p>Here's a fresh batch of them.</text:p>
          </table:table-cell>
          <table:table-cell table:number-columns-repeated="1022"/>
        </table:table-row>
        <table:table-row table:style-name="ro5">
          <table:table-cell office:value-type="string">
            <text:p>WaveName_X226</text:p>
          </table:table-cell>
          <table:table-cell office:value-type="string">
            <text:p>Once more into the breach.</text:p>
          </table:table-cell>
          <table:table-cell table:number-columns-repeated="1022"/>
        </table:table-row>
        <table:table-row table:style-name="ro3">
          <table:table-cell office:value-type="string">
            <text:p>WaveName_X227</text:p>
          </table:table-cell>
          <table:table-cell office:value-type="string">
            <text:p>Any time now…</text:p>
          </table:table-cell>
          <table:table-cell table:number-columns-repeated="1022"/>
        </table:table-row>
        <table:table-row table:style-name="ro5">
          <table:table-cell office:value-type="string">
            <text:p>WaveName_X228</text:p>
          </table:table-cell>
          <table:table-cell office:value-type="string">
            <text:p>The guns took them out!</text:p>
          </table:table-cell>
          <table:table-cell table:number-columns-repeated="1022"/>
        </table:table-row>
        <table:table-row table:style-name="ro6">
          <table:table-cell office:value-type="string">
            <text:p>WaveName_X229</text:p>
          </table:table-cell>
          <table:table-cell office:value-type="string">
            <text:p>Gun towers can be quite effective.</text:p>
          </table:table-cell>
          <table:table-cell table:number-columns-repeated="1022"/>
        </table:table-row>
        <table:table-row table:style-name="ro6">
          <table:table-cell office:value-type="string">
            <text:p>WaveName_X230</text:p>
          </table:table-cell>
          <table:table-cell office:value-type="string">
            <text:p>Not much left of them after the guns, is there?</text:p>
          </table:table-cell>
          <table:table-cell table:number-columns-repeated="1022"/>
        </table:table-row>
        <table:table-row table:style-name="ro6">
          <table:table-cell office:value-type="string">
            <text:p>WaveName_X231</text:p>
          </table:table-cell>
          <table:table-cell office:value-type="string">
            <text:p>Guns don't leave much behind, do they?</text:p>
          </table:table-cell>
          <table:table-cell table:number-columns-repeated="1022"/>
        </table:table-row>
        <table:table-row table:style-name="ro6">
          <table:table-cell office:value-type="string">
            <text:p>WaveName_X232</text:p>
          </table:table-cell>
          <table:table-cell office:value-type="string">
            <text:p>Burned up by the laser. <text:s/>A fitting end.</text:p>
          </table:table-cell>
          <table:table-cell table:number-columns-repeated="1022"/>
        </table:table-row>
        <table:table-row table:style-name="ro5">
          <table:table-cell office:value-type="string">
            <text:p>WaveName_X233</text:p>
          </table:table-cell>
          <table:table-cell office:value-type="string">
            <text:p>Nothing a laser can't handle.</text:p>
          </table:table-cell>
          <table:table-cell table:number-columns-repeated="1022"/>
        </table:table-row>
        <table:table-row table:style-name="ro2">
          <table:table-cell office:value-type="string">
            <text:p>WaveName_X234</text:p>
          </table:table-cell>
          <table:table-cell office:value-type="string">
            <text:p>Laser towers just look pretty,... and they are quite deadly.</text:p>
          </table:table-cell>
          <table:table-cell table:number-columns-repeated="1022"/>
        </table:table-row>
        <table:table-row table:style-name="ro5">
          <table:table-cell office:value-type="string">
            <text:p>WaveName_X235</text:p>
          </table:table-cell>
          <table:table-cell office:value-type="string">
            <text:p>Destruction from on high.</text:p>
          </table:table-cell>
          <table:table-cell table:number-columns-repeated="1022"/>
        </table:table-row>
        <table:table-row table:style-name="ro2">
          <table:table-cell office:value-type="string">
            <text:p>WaveName_X236</text:p>
          </table:table-cell>
          <table:table-cell office:value-type="string">
            <text:p>Unfortunate for them that they didn't look up first, isn't it?</text:p>
          </table:table-cell>
          <table:table-cell table:number-columns-repeated="1022"/>
        </table:table-row>
        <table:table-row table:style-name="ro6">
          <table:table-cell office:value-type="string">
            <text:p>WaveName_X237</text:p>
          </table:table-cell>
          <table:table-cell office:value-type="string">
            <text:p>The deadly rain has cleared our path.</text:p>
          </table:table-cell>
          <table:table-cell table:number-columns-repeated="1022"/>
        </table:table-row>
        <table:table-row table:style-name="ro2">
          <table:table-cell office:value-type="string">
            <text:p>WaveName_X238</text:p>
          </table:table-cell>
          <table:table-cell office:value-type="string">
            <text:p>I do love meteors: destruction from afar</text:p>
          </table:table-cell>
          <table:table-cell table:number-columns-repeated="1022"/>
        </table:table-row>
        <table:table-row table:style-name="ro6">
          <table:table-cell office:value-type="string">
            <text:p>WaveName_X239</text:p>
          </table:table-cell>
          <table:table-cell office:value-type="string">
            <text:p>Cannon power!!! <text:s/>… Sorry, they always thrill me.</text:p>
          </table:table-cell>
          <table:table-cell table:number-columns-repeated="1022"/>
        </table:table-row>
        <table:table-row table:style-name="ro6">
          <table:table-cell office:value-type="string">
            <text:p>WaveName_X240</text:p>
          </table:table-cell>
          <table:table-cell office:value-type="string">
            <text:p>There's no "stun" setting on Cannon fire!</text:p>
          </table:table-cell>
          <table:table-cell table:number-columns-repeated="1022"/>
        </table:table-row>
        <table:table-row table:style-name="ro6">
          <table:table-cell office:value-type="string">
            <text:p>WaveName_X241</text:p>
          </table:table-cell>
          <table:table-cell office:value-type="string">
            <text:p>I love the sound of Cannons in the morning!</text:p>
          </table:table-cell>
          <table:table-cell table:number-columns-repeated="1022"/>
        </table:table-row>
        <table:table-row table:style-name="ro2">
          <table:table-cell office:value-type="string">
            <text:p>WaveName_X242</text:p>
          </table:table-cell>
          <table:table-cell office:value-type="string">
            <text:p>The simple pleasure of wholesale destruction.</text:p>
          </table:table-cell>
          <table:table-cell table:number-columns-repeated="1022"/>
        </table:table-row>
        <table:table-row table:style-name="ro6">
          <table:table-cell office:value-type="string">
            <text:p>WaveName_X243</text:p>
          </table:table-cell>
          <table:table-cell office:value-type="string">
            <text:p>Why just kill one when you can kill them all?</text:p>
          </table:table-cell>
          <table:table-cell table:number-columns-repeated="1022"/>
        </table:table-row>
        <table:table-row table:style-name="ro5">
          <table:table-cell office:value-type="string">
            <text:p>WaveName_X244</text:p>
          </table:table-cell>
          <table:table-cell office:value-type="string">
            <text:p>And then there were… none!</text:p>
          </table:table-cell>
          <table:table-cell table:number-columns-repeated="1022"/>
        </table:table-row>
        <table:table-row table:style-name="ro2">
          <table:table-cell office:value-type="string">
            <text:p>WaveName_X245</text:p>
          </table:table-cell>
          <table:table-cell office:value-type="string">
            <text:p>Careful, that decoy isn't just sitting there for fun.</text:p>
          </table:table-cell>
          <table:table-cell table:number-columns-repeated="1022"/>
        </table:table-row>
        <table:table-row table:style-name="ro6">
          <table:table-cell office:value-type="string">
            <text:p>WaveName_X246</text:p>
          </table:table-cell>
          <table:table-cell office:value-type="string">
            <text:p>There something going on here - that's a decoy.</text:p>
          </table:table-cell>
          <table:table-cell table:number-columns-repeated="1022"/>
        </table:table-row>
        <table:table-row table:style-name="ro4">
          <table:table-cell office:value-type="string">
            <text:p>WaveName_X247</text:p>
          </table:table-cell>
          <table:table-cell office:value-type="string">
            <text:p>It's what we CAN'T see that worries me - ignore that decoy.</text:p>
          </table:table-cell>
          <table:table-cell table:number-columns-repeated="1022"/>
        </table:table-row>
        <table:table-row table:style-name="ro6">
          <table:table-cell office:value-type="string">
            <text:p>WaveName_X248</text:p>
          </table:table-cell>
          <table:table-cell office:value-type="string">
            <text:p>Get the seekers or our position will be revealed!</text:p>
          </table:table-cell>
          <table:table-cell table:number-columns-repeated="1022"/>
        </table:table-row>
        <table:table-row table:style-name="ro6">
          <table:table-cell office:value-type="string">
            <text:p>WaveName_X249</text:p>
          </table:table-cell>
          <table:table-cell office:value-type="string">
            <text:p>Dust them before those seekers can report in.</text:p>
          </table:table-cell>
          <table:table-cell table:number-columns-repeated="1022"/>
        </table:table-row>
        <table:table-row table:style-name="ro6">
          <table:table-cell office:value-type="string">
            <text:p>WaveName_X250</text:p>
          </table:table-cell>
          <table:table-cell office:value-type="string">
            <text:p>Let's do a little seeker clean up, shall we?</text:p>
          </table:table-cell>
          <table:table-cell table:number-columns-repeated="1022"/>
        </table:table-row>
        <table:table-row table:style-name="ro2">
          <table:table-cell office:value-type="string">
            <text:p>WaveName_X251</text:p>
          </table:table-cell>
          <table:table-cell office:value-type="string">
            <text:p>Remove them, seekers are nothing but trouble.</text:p>
          </table:table-cell>
          <table:table-cell table:number-columns-repeated="1022"/>
        </table:table-row>
        <table:table-row table:style-name="ro5">
          <table:table-cell office:value-type="string">
            <text:p>WaveName_X252</text:p>
          </table:table-cell>
          <table:table-cell office:value-type="string">
            <text:p>Eliminate the seekers, quickly!</text:p>
          </table:table-cell>
          <table:table-cell table:number-columns-repeated="1022"/>
        </table:table-row>
        <table:table-row table:style-name="ro4">
          <table:table-cell office:value-type="string">
            <text:p>WaveName_X253</text:p>
          </table:table-cell>
          <table:table-cell office:value-type="string">
            <text:p>They seek to muddy the waters - don't let them confuse you.</text:p>
          </table:table-cell>
          <table:table-cell table:number-columns-repeated="1022"/>
        </table:table-row>
        <table:table-row table:style-name="ro5">
          <table:table-cell office:value-type="string">
            <text:p>WaveName_X254</text:p>
          </table:table-cell>
          <table:table-cell office:value-type="string">
            <text:p>Focus now, keep your mind clear.</text:p>
          </table:table-cell>
          <table:table-cell table:number-columns-repeated="1022"/>
        </table:table-row>
        <table:table-row table:style-name="ro5">
          <table:table-cell office:value-type="string">
            <text:p>WaveName_X255</text:p>
          </table:table-cell>
          <table:table-cell office:value-type="string">
            <text:p>Here they come, fast!</text:p>
          </table:table-cell>
          <table:table-cell table:number-columns-repeated="1022"/>
        </table:table-row>
        <table:table-row table:style-name="ro6">
          <table:table-cell office:value-type="string">
            <text:p>WaveName_X256</text:p>
          </table:table-cell>
          <table:table-cell office:value-type="string">
            <text:p>My god those things practically fly!</text:p>
          </table:table-cell>
          <table:table-cell table:number-columns-repeated="1022"/>
        </table:table-row>
        <table:table-row table:style-name="ro6">
          <table:table-cell office:value-type="string">
            <text:p>WaveName_X257</text:p>
          </table:table-cell>
          <table:table-cell office:value-type="string">
            <text:p>Move quickly - those things don't waste time!</text:p>
          </table:table-cell>
          <table:table-cell table:number-columns-repeated="1022"/>
        </table:table-row>
        <table:table-row table:style-name="ro6">
          <table:table-cell office:value-type="string">
            <text:p>WaveName_X258</text:p>
          </table:table-cell>
          <table:table-cell office:value-type="string">
            <text:p>These guys are all smash and grab.</text:p>
          </table:table-cell>
          <table:table-cell table:number-columns-repeated="1022"/>
        </table:table-row>
        <table:table-row table:style-name="ro2">
          <table:table-cell office:value-type="string">
            <text:p>WaveName_X259</text:p>
          </table:table-cell>
          <table:table-cell office:value-type="string">
            <text:p>They're big, but they're also fast. <text:s/>Don't let them take anything.</text:p>
          </table:table-cell>
          <table:table-cell table:number-columns-repeated="1022"/>
        </table:table-row>
        <table:table-row table:style-name="ro2">
          <table:table-cell office:value-type="string">
            <text:p>WaveName_X260</text:p>
          </table:table-cell>
          <table:table-cell office:value-type="string">
            <text:p>Careful, the big ones can do a lot of damage, quickly.</text:p>
          </table:table-cell>
          <table:table-cell table:number-columns-repeated="1022"/>
        </table:table-row>
        <table:table-row table:style-name="ro6">
          <table:table-cell office:value-type="string">
            <text:p>WaveName_X261</text:p>
          </table:table-cell>
          <table:table-cell office:value-type="string">
            <text:p>These guys don't mess about - steady now…!</text:p>
          </table:table-cell>
          <table:table-cell table:number-columns-repeated="1022"/>
        </table:table-row>
        <table:table-row table:style-name="ro6">
          <table:table-cell office:value-type="string">
            <text:p>WaveName_X262</text:p>
          </table:table-cell>
          <table:table-cell office:value-type="string">
            <text:p>My God - these are tough, tough bastards.</text:p>
          </table:table-cell>
          <table:table-cell table:number-columns-repeated="1022"/>
        </table:table-row>
        <table:table-row table:style-name="ro6">
          <table:table-cell office:value-type="string">
            <text:p>WaveName_X263</text:p>
          </table:table-cell>
          <table:table-cell office:value-type="string">
            <text:p>The big ones are made of tough stuff - be careful!</text:p>
          </table:table-cell>
          <table:table-cell table:number-columns-repeated="1022"/>
        </table:table-row>
        <table:table-row table:style-name="ro6">
          <table:table-cell office:value-type="string">
            <text:p>WaveName_X264</text:p>
          </table:table-cell>
          <table:table-cell office:value-type="string">
            <text:p>It may be huge, but at least it has shields! <text:s/>(Sigh)</text:p>
          </table:table-cell>
          <table:table-cell table:number-columns-repeated="1022"/>
        </table:table-row>
        <table:table-row table:style-name="ro4">
          <table:table-cell office:value-type="string">
            <text:p>WaveName_X265</text:p>
          </table:table-cell>
          <table:table-cell office:value-type="string">
            <text:p>That thing is equal parts destruction, equal part shields.</text:p>
          </table:table-cell>
          <table:table-cell table:number-columns-repeated="1022"/>
        </table:table-row>
        <table:table-row table:style-name="ro5">
          <table:table-cell office:value-type="string">
            <text:p>WaveName_X266</text:p>
          </table:table-cell>
          <table:table-cell office:value-type="string">
            <text:p>Shields heading our way!</text:p>
          </table:table-cell>
          <table:table-cell table:number-columns-repeated="1022"/>
        </table:table-row>
        <table:table-row table:style-name="ro2">
          <table:table-cell office:value-type="string">
            <text:p>WaveName_X267</text:p>
          </table:table-cell>
          <table:table-cell office:value-type="string">
            <text:p>On top of everything else they have shields!</text:p>
          </table:table-cell>
          <table:table-cell table:number-columns-repeated="1022"/>
        </table:table-row>
        <table:table-row table:style-name="ro6">
          <table:table-cell office:value-type="string">
            <text:p>WaveName_X268</text:p>
          </table:table-cell>
          <table:table-cell office:value-type="string">
            <text:p>I see - that one is protecting his squad.</text:p>
          </table:table-cell>
          <table:table-cell table:number-columns-repeated="1022"/>
        </table:table-row>
        <table:table-row table:style-name="ro2">
          <table:table-cell office:value-type="string">
            <text:p>WaveName_X269</text:p>
          </table:table-cell>
          <table:table-cell office:value-type="string">
            <text:p>If you can take out the center it may expose the others.</text:p>
          </table:table-cell>
          <table:table-cell table:number-columns-repeated="1022"/>
        </table:table-row>
        <table:table-row table:style-name="ro6">
          <table:table-cell office:value-type="string">
            <text:p>WaveName_X270</text:p>
          </table:table-cell>
          <table:table-cell office:value-type="string">
            <text:p>He's protecting his buddy - take them both out!</text:p>
          </table:table-cell>
          <table:table-cell table:number-columns-repeated="1022"/>
        </table:table-row>
        <table:table-row table:style-name="ro6">
          <table:table-cell office:value-type="string">
            <text:p>WaveName_X271</text:p>
          </table:table-cell>
          <table:table-cell office:value-type="string">
            <text:p>Let's get to him and see what he's transporting.</text:p>
          </table:table-cell>
          <table:table-cell table:number-columns-repeated="1022"/>
        </table:table-row>
        <table:table-row table:style-name="ro2">
          <table:table-cell office:value-type="string">
            <text:p>WaveName_X272</text:p>
          </table:table-cell>
          <table:table-cell office:value-type="string">
            <text:p>That unit may be carrying something important.</text:p>
          </table:table-cell>
          <table:table-cell table:number-columns-repeated="1022"/>
        </table:table-row>
        <table:table-row table:style-name="ro6">
          <table:table-cell office:value-type="string">
            <text:p>WaveName_X273</text:p>
          </table:table-cell>
          <table:table-cell office:value-type="string">
            <text:p>Take out the transport, it may be useful.</text:p>
          </table:table-cell>
          <table:table-cell table:number-columns-repeated="1022"/>
        </table:table-row>
        <table:table-row table:style-name="ro6">
          <table:table-cell office:value-type="string">
            <text:p>WaveName_X274</text:p>
          </table:table-cell>
          <table:table-cell office:value-type="string">
            <text:p>To get our cores back we need to eliminate that.</text:p>
          </table:table-cell>
          <table:table-cell table:number-columns-repeated="1022"/>
        </table:table-row>
        <table:table-row table:style-name="ro2">
          <table:table-cell office:value-type="string">
            <text:p>WaveName_X275</text:p>
          </table:table-cell>
          <table:table-cell office:value-type="string">
            <text:p>Quickly, lets eliminate them and retrieve our core!</text:p>
          </table:table-cell>
          <table:table-cell table:number-columns-repeated="1022"/>
        </table:table-row>
        <table:table-row table:style-name="ro5">
          <table:table-cell office:value-type="string">
            <text:p>WaveName_X276</text:p>
          </table:table-cell>
          <table:table-cell office:value-type="string">
            <text:p>That should do it! <text:s/>For now.</text:p>
          </table:table-cell>
          <table:table-cell table:number-columns-repeated="1022"/>
        </table:table-row>
        <table:table-row table:style-name="ro5">
          <table:table-cell office:value-type="string">
            <text:p>WaveName_X277</text:p>
          </table:table-cell>
          <table:table-cell office:value-type="string">
            <text:p>That's another victory to savor.</text:p>
          </table:table-cell>
          <table:table-cell table:number-columns-repeated="1022"/>
        </table:table-row>
        <table:table-row table:style-name="ro2">
          <table:table-cell office:value-type="string">
            <text:p>WaveName_X278</text:p>
          </table:table-cell>
          <table:table-cell office:value-type="string">
            <text:p>A hard fought battle and a sweet, sweet victory!</text:p>
          </table:table-cell>
          <table:table-cell table:number-columns-repeated="1022"/>
        </table:table-row>
        <table:table-row table:style-name="ro2">
          <table:table-cell office:value-type="string">
            <text:p>WaveName_X279</text:p>
          </table:table-cell>
          <table:table-cell office:value-type="string">
            <text:p>None of them remain to tell the tale. <text:s/>Nicely handled!</text:p>
          </table:table-cell>
          <table:table-cell table:number-columns-repeated="1022"/>
        </table:table-row>
        <table:table-row table:style-name="ro2">
          <table:table-cell office:value-type="string">
            <text:p>WaveName_X280</text:p>
          </table:table-cell>
          <table:table-cell office:value-type="string">
            <text:p>Take a moment to enjoy this victory - but only a moment.</text:p>
          </table:table-cell>
          <table:table-cell table:number-columns-repeated="1022"/>
        </table:table-row>
        <table:table-row table:style-name="ro6">
          <table:table-cell office:value-type="string">
            <text:p>WaveName_X281</text:p>
          </table:table-cell>
          <table:table-cell office:value-type="string">
            <text:p>This is a pattern we must repeat! <text:s/>Well done!</text:p>
          </table:table-cell>
          <table:table-cell table:number-columns-repeated="1022"/>
        </table:table-row>
        <table:table-row table:style-name="ro4">
          <table:table-cell office:value-type="string">
            <text:p>WaveName_X282</text:p>
          </table:table-cell>
          <table:table-cell office:value-type="string">
            <text:p>Fantastic - another victory. <text:s/>And still, we must handle more of them.</text:p>
          </table:table-cell>
          <table:table-cell table:number-columns-repeated="1022"/>
        </table:table-row>
        <table:table-row table:style-name="ro5">
          <table:table-cell office:value-type="string">
            <text:p>WaveName_X283</text:p>
          </table:table-cell>
          <table:table-cell office:value-type="string">
            <text:p>You've routed them!</text:p>
          </table:table-cell>
          <table:table-cell table:number-columns-repeated="1022"/>
        </table:table-row>
        <table:table-row table:style-name="ro2">
          <table:table-cell office:value-type="string">
            <text:p>WaveName_X284</text:p>
          </table:table-cell>
          <table:table-cell office:value-type="string">
            <text:p>Take a look around: not an alien in sight. <text:s/>Bravo!</text:p>
          </table:table-cell>
          <table:table-cell table:number-columns-repeated="1022"/>
        </table:table-row>
        <table:table-row table:style-name="ro6">
          <table:table-cell office:value-type="string">
            <text:p>WaveName_X285</text:p>
          </table:table-cell>
          <table:table-cell office:value-type="string">
            <text:p>This victory is ours, and ours alone!</text:p>
          </table:table-cell>
          <table:table-cell table:number-columns-repeated="1022"/>
        </table:table-row>
        <table:table-row table:style-name="ro47">
          <table:table-cell office:value-type="string">
            <text:p>WaveName_defensegrid_lastcoretaken04</text:p>
          </table:table-cell>
          <table:table-cell office:value-type="string">
            <text:p>&lt;font color="#64b4ff"&gt;You have lost your last core and failed the simulation. Most other participants failed as well, so you are now ‘officially’ unexceptional. You may continue your unimpressive life secure in the knowledge that, empirically speaking, nobody has any right to expect anything of you.&lt;/font&gt;</text:p>
          </table:table-cell>
          <table:table-cell table:number-columns-repeated="1022"/>
        </table:table-row>
        <table:table-row table:style-name="ro45">
          <table:table-cell office:value-type="string">
            <text:p>WaveName_defensegrid_lastcoretaken03</text:p>
          </table:table-cell>
          <table:table-cell office:value-type="string">
            <text:p>&lt;font color="#64b4ff"&gt;Thank you for your amazing effort and frankly remarkable tactical insights. The human annihilation studies group would also like to thank you for this rich opportunity to practice being sarcastic.&lt;/font&gt;</text:p>
          </table:table-cell>
          <table:table-cell table:number-columns-repeated="1022"/>
        </table:table-row>
        <table:table-row table:style-name="ro4">
          <table:table-cell office:value-type="string">
            <text:p>WaveName_defensegrid_lastcoretaken01</text:p>
          </table:table-cell>
          <table:table-cell office:value-type="string">
            <text:p>&lt;font color="#64b4ff"&gt;You have failed the simulation.&lt;/font&gt;</text:p>
          </table:table-cell>
          <table:table-cell table:number-columns-repeated="1022"/>
        </table:table-row>
        <table:table-row table:style-name="ro43">
          <table:table-cell office:value-type="string">
            <text:p>WaveName_defensegrid_intro09</text:p>
          </table:table-cell>
          <table:table-cell office:value-type="string">
            <text:p>&lt;font color="#64b4ff"&gt;If you are hearing this, your performance was either of exceptionally high or spectacularly low quality. In either case, congratulations.&lt;/font&gt;</text:p>
          </table:table-cell>
          <table:table-cell table:number-columns-repeated="1022"/>
        </table:table-row>
        <table:table-row table:style-name="ro34">
          <table:table-cell office:value-type="string">
            <text:p>WaveName_defensegrid_intro08</text:p>
          </table:table-cell>
          <table:table-cell office:value-type="string">
            <text:p>&lt;font color="#64b4ff"&gt;We can tell you at this time that you delivered an adequate performance.&lt;/font&gt;</text:p>
          </table:table-cell>
          <table:table-cell table:number-columns-repeated="1022"/>
        </table:table-row>
      </table:table>
      <table:named-expressions>
        <table:named-range table:name="_FILTERDATABASE4" table:base-cell-address="$翻訳ルール.$A$1" table:cell-range-address="$strings.$A$1:.$E$1163"/>
      </table:named-expressions>
      <table:database-ranges>
        <table:database-range table:name="FilterDatabase_3" table:target-range-address="strings.A1:strings.E116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style:language-asian="ja" style:country-asian="JP"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 $ </number:text>
      <number:number number:decimal-places="2" number:min-integer-digits="1" number:grouping="true"/>
      <number:text> </number:text>
    </number:number-style>
    <number:number-style style:name="N111P1" style:volatile="true">
      <number:text> $ (</number:text>
      <number:number number:decimal-places="2" number:min-integer-digits="1" number:grouping="true"/>
      <number:text>)</number:text>
    </number:number-style>
    <number:number-style style:name="N111P2" style:volatile="true">
      <number:text> $ -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4P0" style:volatile="true">
      <number:text> $ </number:text>
      <number:number number:decimal-places="0" number:min-integer-digits="1" number:grouping="true"/>
      <number:text> </number:text>
    </number:number-style>
    <number:number-style style:name="N114P1" style:volatile="true">
      <number:text> $ (</number:text>
      <number:number number:decimal-places="0" number:min-integer-digits="1" number:grouping="true"/>
      <number:text>)</number:text>
    </number:number-style>
    <number:number-style style:name="N114P2" style:volatile="true">
      <number:text> $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08">
      <number:text> $ </number:text>
      <number:number number:decimal-places="2" number:min-integer-digits="1" number:grouping="true"/>
      <number:text> </number:text>
    </number:number-style>
    <number:number-style style:name="N109">
      <number:text> $ (</number:text>
      <number:number number:decimal-places="2" number:min-integer-digits="1" number:grouping="true"/>
      <number:text>)</number:text>
    </number:number-style>
    <number:number-style style:name="N110">
      <number:text> $ - </number:text>
    </number:number-style>
    <number:number-style style:name="N112">
      <number:text> $ </number:text>
      <number:number number:decimal-places="0" number:min-integer-digits="1" number:grouping="true"/>
      <number:text> </number:text>
    </number:number-style>
    <number:number-style style:name="N113">
      <number:text> $ (</number:text>
      <number:number number:decimal-places="0" number:min-integer-digits="1" number:grouping="true"/>
      <number:text>)</number:text>
    </number:number-style>
    <number:number-style style:name="N115">
      <number:number number:decimal-places="2" number:min-integer-digits="1" number:grouping="true"/>
      <number:text> </number:text>
    </number:number-style>
    <number:number-style style:name="N116">
      <number:text>  (</number:text>
      <number:number number:decimal-places="2" number:min-integer-digits="1" number:grouping="true"/>
      <number:text>)</number:text>
    </number:number-style>
    <number:number-style style:name="N117">
      <number:text>  - </number:text>
    </number:number-style>
    <number:number-style style:name="N119">
      <number:number number:decimal-places="0" number:min-integer-digits="1" number:grouping="true"/>
      <number:text> </number:text>
    </number:number-style>
    <number:number-style style:name="N120">
      <number:text>  (</number:text>
      <number:number number:decimal-places="0" number:min-integer-digits="1" number:grouping="true"/>
      <number:text>)</number:text>
    </number:number-style>
    <number:date-style style:name="N122">
      <number:month/>
      <number:text>/</number:text>
      <number:day/>
      <number:text>/</number:text>
      <number:year number:style="long"/>
    </number:date-style>
    <number:date-style style:name="N123P0" style:volatile="true">
      <number:month/>
      <number:text>/</number:text>
      <number:day/>
      <number:text>/</number:text>
      <number:year number:style="long"/>
    </number:date-style>
    <number:text-style style:name="N123">
      <number:text-content/>
      <style:map style:condition="value()&gt;=0" style:apply-style-name="N123P0"/>
    </number:text-style>
    <number:date-style style:name="N124P0" style:volatile="true">
      <number:year number:style="long"/>
      <number:text>/</number:text>
      <number:month number:style="long"/>
      <number:text>/</number:text>
      <number:day number:style="long"/>
    </number:date-style>
    <number:text-style style:name="N124">
      <number:text-content/>
      <style:map style:condition="value()&gt;=0" style:apply-style-name="N124P0"/>
    </number:text-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1"/>
    <style:style style:name="Currency_5b_0_5d_" style:display-name="Currency[0]" style:family="table-cell" style:parent-style-name="Default" style:data-style-name="N114"/>
    <style:style style:name="Comma" style:family="table-cell" style:parent-style-name="Default" style:data-style-name="N118"/>
    <style:style style:name="Comma_5b_0_5d_" style:display-name="Comma[0]" style:family="table-cell" style:parent-style-name="Default" style:data-style-name="N121"/>
    <draw:marker draw:name="線の終点_20_1" draw:display-name="線の終点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2.54cm" fo:margin-bottom="2.54cm" fo:margin-left="1.905cm" fo:margin-right="1.905cm" style:print-page-order="ttb" style:first-page-number="continue" style:scale-to="100%" style:print="zero-values"/>
      <style:header-style>
        <style:header-footer-properties fo:min-height="1.27cm"/>
      </style:header-style>
      <style:footer-style>
        <style:header-footer-properties fo:min-height="1.27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2">2011/12/22</text:date>, <text:time>20:37:14</text:time></text:p>
        </style:region-right>
      </style:header>
      <style:header-left style:display="false"/>
      <style:footer>
        <text:p>ページ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1969-12-31T16:00:00</meta:creation-date>
    <dc:date>2011-12-22T20:37:13.94</dc:date>
    <meta:print-date>1969-12-31T16:00:00</meta:print-date>
    <meta:editing-duration>PT1M50S</meta:editing-duration>
    <meta:editing-cycles>1</meta:editing-cycles>
    <meta:document-statistic meta:table-count="11" meta:cell-count="5759" meta:object-count="0"/>
    <meta:generator>OpenOffice.org/3.3$Win32 OpenOffice.org_project/330m20$Build-9567</meta:generator>
  </office:meta>
</office:document-meta>
</file>